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6-11</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English</text:span>
</text:h>
      <text:h text:style-name="P10" text:outline-level="1">
<text:span text:style-name="T4">
The US gives Ukraine a new military assistance package of $ 2.1 billion</text:span>
</text:h>
      <text:p text:style-name="P4">
Author: ['АРМІЯINFORM']</text:p>
      <text:p text:style-name="P4">
Time: 2023-06-10T42:00:00-04:00</text:p>
      <text:p text:style-name="P4">
Description: The Mini Construction of the defense of the states of the states at P'yatnitsky was stirring about the Vidіlennnya of Ukrainian New ... War with Ukraine 2022, the war with Ukraine Latest news today, News War with Ukraine 2022 Last for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6/ilyustratyvne-foto_large.jpg" text:style-name="Internet_20_link" text:visited-style-name="Visited_20_Internet_20_Link">
ilyustratyvne-foto_large.jpg</text:a>
']</text:p>
      <text:p text:style-name="P4">
Tags: []</text:p>
      <text:p text:style-name="P4">
Category: News</text:p>
      <!--METADATA-->
      <text:p text:style-name="P4">
<draw:frame draw:style-name="fr1" draw:name="Image2" text:anchor-type="as-char" svg:width="6.9236in" svg:height="4.395937in" draw:z-index="0">
<draw:image xlink:href="../Images/AРМІЯINFORM/2023-06-10T42-00-00-04-00/ilyustratyvne-foto_large.jpg" xlink:type="simple" xlink:show="embed" xlink:actuate="onLoad" draw:mime-type="image/jpeg"/>
</draw:frame>
On Friday, the United States Ministry of Defense announced the allocation of a new military aid package with a total value of 2.1 billionadolar. About this <text:a xlink:type="simple" xlink:href="https://www.defense.gov/News/Releases/Release/Article/3422822/biden-administration-announces-additional-security-assistance-for-ukraine/" text:style-name="Internet_20_link" text:visited-style-name="Visited_20_Internet_20_Link">
reported</text:a>
On the site.</text:p>
      <text:p text:style-name="P4">
The new US military assistance package is provided as limits to assist Ukraine in the security industry(After), which provides for the conclusion of long-term contracts with industry or partner countries, so the equipment will not be provided to Ukraine in the near future.</text:p>
      <text:p text:style-name="P4">
Among the help contained in the package-additional ammunition for Patriot system defense, air defense and rockethawk, 105-mm and 203-mm artillery shell Maintenance and maintenance of equipment.</text:p>
      <text:p text:style-name="P4">
News Source: <text:a xlink:type="simple" xlink:href="https://armyinform.com.ua/2023/06/10/ssha-dayut-ukrayini-novyj-paket-vijskovoyi-dopomogy-na-21-mlrd/" text:style-name="Internet_20_link" text:visited-style-name="Visited_20_Internet_20_Link">
https://armyinform.com.ua/2023/06/10/ssha-dayut-ukrayini-novyj-paket-vijskovoyi-dopomogy-na-21-mlrd/</text:a>
</text:p>
      <!--NEWS-->
      <text:h text:style-name="P10" text:outline-level="1">
<text:span text:style-name="T4">
The assets of the agro -enterprise of the Russian deputy of Belgorod region were arrested</text:span>
</text:h>
      <text:p text:style-name="P4">
Author: ['АРМІЯINFORM']</text:p>
      <text:p text:style-name="P4">
Time: 2023-06-10T44:00:00-04:00</text:p>
      <text:p text:style-name="P4">
Description: Behind the clopanni prosecutors of the Dnipropetrovsk prosecutor’s office, the court of the Highlands is a court ... War with Ukraine 2022, the war with Ukraine Latest news today, News War with Ukraine 2022 Last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6/665257ea39133d511bebc0bb80fea0b5.png" text:style-name="Internet_20_link" text:visited-style-name="Visited_20_Internet_20_Link">
665257ea39133d511bebc0bb80fea0b5.png</text:a>
']</text:p>
      <text:p text:style-name="P4">
Tags: ['STOPRUSSIA', 'АГРЕСІЯ РФ', 'ВТОРГНЕННЯ РФ', 'ОФІС ГЕНЕРАЛЬНОГО ПРОКУРОРА УКРАЇНИ']</text:p>
      <text:p text:style-name="P4">
Category: News</text:p>
      <!--METADATA-->
      <text:p text:style-name="P4">
<draw:frame draw:style-name="fr1" draw:name="Image3" text:anchor-type="as-char" svg:width="6.9236in" svg:height="4.217626in" draw:z-index="0">
<draw:image xlink:href="../Images/AРМІЯINFORM/2023-06-10T44-00-00-04-00/665257ea39133d511bebc0bb80fea0b5.png" xlink:type="simple" xlink:show="embed" xlink:actuate="onLoad" draw:mime-type="image/png"/>
</draw:frame>
At the request of the prosecutors of the Dnipropetrovsk Regional Prosecutor's Office, the court imposed a corporate rights and property of the agro -industrial enterprise for more than UAH 180 million in the territory of Dnipropetrovsk and Kherson regions.</text:p>
      <text:p text:style-name="P4">
About it <text:a xlink:type="simple" xlink:href="https://t.me/pgo_gov_ua/13136" text:style-name="Internet_20_link" text:visited-style-name="Visited_20_Internet_20_Link">
reports</text:a>
General Prosecutor's Office.</text:p>
      <text:p text:style-name="P4">
-These are production, storage facilities of 13 thousand m. Kv, 16 transport means and funds in the bank accounts of the enterprise, controlled by the deputy head of the Belgorod Regional Duma of the Russian Federation, which is suspected of financing the actions of the aggressor country,-the message reads.</text:p>
      <text:p text:style-name="P4">
In March-April 2022, a citizen of the Russian Federation, being the owner of the Russian agro-holding "Agro-Bilogir", repeatedly organized the collection of products of storage, military uniforms for the transfer of occupation troops, which re-interpret in the territory of Ukraine.</text:p>
      <text:p text:style-name="P4">
As it is noted, information about the assistance provided by the army of the Russian Federation was systematically demanded on its own pages on the social network "VKontakte", Telegram-channel, emphasizing that the bulk of products are transferred from the enterprises of its holding.</text:p>
      <text:p text:style-name="P4">
The issue of announcing the suspect is currently being resolved.</text:p>
      <text:p text:style-name="P4">
News Source: <text:a xlink:type="simple" xlink:href="https://armyinform.com.ua/2023/06/10/areshtovano-aktyvy-agropidpryyemstva-rosijskogo-deputata-byelgorodskoyi-oblasti/" text:style-name="Internet_20_link" text:visited-style-name="Visited_20_Internet_20_Link">
https://armyinform.com.ua/2023/06/10/areshtovano-aktyvy-agropidpryyemstva-rosijskogo-deputata-byelgorodskoyi-oblasti/</text:a>
</text:p>
      <!--NEWS-->
      <text:h text:style-name="P10" text:outline-level="1">
<text:span text:style-name="T4">
Ukraine has agreed with the World Bank on a quick assessment</text:span>
</text:h>
      <text:p text:style-name="P4">
Author: ['АРМІЯINFORM']</text:p>
      <text:p text:style-name="P4">
Time: 2023-06-10T46:00:00-04:00</text:p>
      <text:p text:style-name="P4">
Description: Days of Ukraine Housing the Zi Svitovi Bank about Shvidka Khvitkiv VID Disastrophy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6/thumb_204504_820_360_0_0_auto-1.jpg" text:style-name="Internet_20_link" text:visited-style-name="Visited_20_Internet_20_Link">
thumb_204504_820_360_0_0_auto-1.jpg</text:a>
']</text:p>
      <text:p text:style-name="P4">
Tags: ['КАХОВСЬКА ГЕС', 'КАХОВСЬКА ГЕС/ШТАБ INFO']</text:p>
      <text:p text:style-name="P4">
Category: News</text:p>
      <!--METADATA-->
      <text:p text:style-name="P4">
<draw:frame draw:style-name="fr1" draw:name="Image4" text:anchor-type="as-char" svg:width="6.9236in" svg:height="4.610104in" draw:z-index="0">
<draw:image xlink:href="../Images/AРМІЯINFORM/2023-06-10T46-00-00-04-00/thumb_204504_820_360_0_0_auto-1.jpg" xlink:type="simple" xlink:show="embed" xlink:actuate="onLoad" draw:mime-type="image/jpeg"/>
</draw:frame>
The other day, Ukraine has agreed with the World Bank to rapidly evaluate the losses of rollbacks together with international partners. The assessment will be conducted by analogue with a quick assessment of the damage caused and recovery needs(RDNA).Про це <text:a xlink:type="simple" xlink:href="https://www.kmu.gov.ua/news/ukraina-domovylasia-zi-svitovym-bankom-pro-shvydku-otsinku-zbytkiv-vid-katastrofy-na-kakhovskii-hes-premier-ministr" text:style-name="Internet_20_link" text:visited-style-name="Visited_20_Internet_20_Link">
зазначив</text:a>
Prime Minister Denis Shmigal during a government meeting on June 9.</text:p>
      <text:p text:style-name="P4">
According to him, undermining the Kakhovka hydroelectric power station will have long -term consequences. According to Mindovquil, environmental losses are calculated in the amount of UAH 55 billion.</text:p>
      <text:p text:style-name="P4">
“Huge arrays of agricultural land are also flooded. Under the Agrarian Policy Ministry, 10 thousand hectares are only on the Right Bank. After the ascent of water, soils and more than 30 irrigation systems should be restored.</text:p>
      <text:p text:style-name="P4">
Only the restoration of hydroelectric power plants, according to preliminary data of Ukrhydroenergo, costs 1 billion euros. Other related work will be the same.</text:p>
      <text:p text:style-name="P4">
“These are the challenges to which Ukraine and partners should respond synchronously. We will not be about the loss of Ukraine, we are talking about the loss of Europe. The echoes of the therum on the Kakhovskaya hydroelectric power station will be reached to all corners of the continent. Therefore, common-ages need joint action, ”the Prime Minister stressed.</text:p>
      <text:p text:style-name="P4">
News Source: <text:a xlink:type="simple" xlink:href="https://armyinform.com.ua/2023/06/10/ukrayina-domovylasya-zi-svitovym-bankom-pro-shvydku-oczinku-zbytkiv-vid-katastrofy-na-kahovskij-ges-premyer-ministr-2/" text:style-name="Internet_20_link" text:visited-style-name="Visited_20_Internet_20_Link">
https://armyinform.com.ua/2023/06/10/ukrayina-domovylasya-zi-svitovym-bankom-pro-shvydku-oczinku-zbytkiv-vid-katastrofy-na-kahovskij-ges-premyer-ministr-2/</text:a>
</text:p>
      <!--NEWS-->
      <text:h text:style-name="P10" text:outline-level="1">
<text:span text:style-name="T4">
NSU is evacuating the victims who found themselves in a water trap in Kherson region</text:span>
</text:h>
      <text:p text:style-name="P4">
Author: ['Володимир Поліщук']</text:p>
      <text:p text:style-name="P4">
Time: 2023-06-10T48:00:00-04:00</text:p>
      <text:p text:style-name="P4">
Description: The special warehouse of the National Guard of Ukraine is mutual for the sovereign of the Hold Service ... the war with Ukraine 2022, the war with Ukraine is the latest news today, the war with Ukraine 2022 is the last today, whether there will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6/photo_5194903351744122007_w.jpg" text:style-name="Internet_20_link" text:visited-style-name="Visited_20_Internet_20_Link">
photo_5194903351744122007_w.jpg</text:a>
']</text:p>
      <text:p text:style-name="P4">
Tags: ['НГУ']</text:p>
      <text:p text:style-name="P4">
Category: News</text:p>
      <!--METADATA-->
      <text:p text:style-name="P4">
<draw:frame draw:style-name="fr1" draw:name="Image5" text:anchor-type="as-char" svg:width="6.9236in" svg:height="4.615733in" draw:z-index="0">
<draw:image xlink:href="../Images/AРМІЯINFORM/2023-06-10T48-00-00-04-00/photo_5194903351744122007_w.jpg" xlink:type="simple" xlink:show="embed" xlink:actuate="onLoad" draw:mime-type="image/jpeg"/>
</draw:frame>
The personnel of the National Guard of Ukraine in cooperation with units of the State Emergency Service and the National Police provide a public order and evacuate the victims, which were infused in a water trap after the settlements were flooded by the occupants of the Kakhovka Hydroelectric Power Plant.</text:p>
      <text:p text:style-name="P4">
Colonel Mykola Urshalovych told the Deputy Director of the Planning Department of the NSU Main Department of NSU Correspondent.</text:p>
      <text:p text:style-name="P4">
<text:span text:style-name="T4">
-</text:span>
 from the 11th Brigade and the 16th Separate Battalion of the National Guard Protection to eliminate the consequences of flooding evacuation groups with appropriate vessels, automotive and engineering equipment were formed,-said Colonel Mykola Urshalovich. - As of today, measures are ongoing with the forces and means of the National Guard of the Civil Population of the Schumen and Ship District of Kherson, as well as from the settlement of Kherson region.</text:p>
      <text:p text:style-name="P4">
In addition to the evacuation of civilians, the National Guards provide dudic and medical assistance to the injured citizens as needed. It was used by more than 300 citizens.</text:p>
      <text:p text:style-name="P4">
Mykola Urshalovich stressed that NSU continues to participate in the rescue operation.</text:p>
      <text:p text:style-name="P4">
News Source: <text:a xlink:type="simple" xlink:href="https://armyinform.com.ua/2023/06/10/ngu-zdijsnyuye-evakuacziyu-postrazhdalyh-yaki-opynylysya-u-vodyanij-pastczi-na-hersonshhyni/" text:style-name="Internet_20_link" text:visited-style-name="Visited_20_Internet_20_Link">
https://armyinform.com.ua/2023/06/10/ngu-zdijsnyuye-evakuacziyu-postrazhdalyh-yaki-opynylysya-u-vodyanij-pastczi-na-hersonshhyni/</text:a>
</text:p>
      <!--NEWS-->
      <text:h text:style-name="P10" text:outline-level="1">
<text:span text:style-name="T4">
The Cabinet has approved changes that will contribute to the development of catastrophe medicine by world standards</text:span>
</text:h>
      <text:p text:style-name="P4">
Author: ['АРМІЯINFORM']</text:p>
      <text:p text:style-name="P4">
Time: 2023-06-10T50:00:00-04:00</text:p>
      <text:p text:style-name="P4">
Description: Kabіnet Minstriv Ukrainian Praise the production “Acts Pannnya Vikonnnya Medicine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2b4e9b2-0.jpg" text:style-name="Internet_20_link" text:visited-style-name="Visited_20_Internet_20_Link">
2b4e9b2-0.jpg</text:a>
']</text:p>
      <text:p text:style-name="P4">
Tags: ['STOPRUSSIA', 'АГРЕСІЯ РФ', 'ВТОРГНЕННЯ РФ']</text:p>
      <text:p text:style-name="P4">
Category: News</text:p>
      <!--METADATA-->
      <text:p text:style-name="P4">
<draw:frame draw:style-name="fr1" draw:name="Image6" text:anchor-type="as-char" svg:width="6.9236in" svg:height="4.268364in" draw:z-index="0">
<draw:image xlink:href="../Images/AРМІЯINFORM/2023-06-10T50-00-00-04-00/2b4e9b2-0.jpg" xlink:type="simple" xlink:show="embed" xlink:actuate="onLoad" draw:mime-type="image/jpeg"/>
</draw:frame>
The Cabinet of Ministers of Ukraine adopted a resolution "Some issues of the functioning of the system of catastrophe", which determines the priorities of the development of catastrophe medicine services. The most important thing is that the document clearly defines the distribution and interaction of all units of catastrophe medicine, which gives new possibleness to change and improve work in wartime and in case of extraordinary situations.</text:p>
      <text:p text:style-name="P4">
About it <text:a xlink:type="simple" xlink:href="https://www.kmu.gov.ua/news/kabinet-ministriv-zatverdyv-zminy-iaki-spryiatymut-rozvytku-medytsyny-katastrof-za-svitovymy-standartamy" text:style-name="Internet_20_link" text:visited-style-name="Visited_20_Internet_20_Link">
reports</text:a>
Government portal.</text:p>
      <ul>
        <li>
During the drafting of the resolution, the best practices of the Tann worked out practices during 2022 were taken into account by the experience of the emergency medical aid system. The resolution is the first step towards comprehensive reform of medicine crash, - the message reads.</li>
      </ul>
      <text:p text:style-name="P4">
The resolution stipulates that emergency medical services and medical crash at the national level will be coordinated by the Ministry of Health, and at the regional - regional centers of emergency medical care and disaster medicine.</text:p>
      <text:p text:style-name="P4">
“We have received a very important document that will give our teams a substance for further development in accordance with the latest standards and taking into account the complicated challenges of the full -scale war. I am sure that such changes will allow heroic doctors to work even more efficiently and rescue more life, ”the Minister of Health Viktor Lyashko emphasized.</text:p>
      <text:p text:style-name="P4">
In addition, the resolution describes the new concept of "catastrophe medical team" in accordance with the international classification of WHO and a group of doctors of different specialties, which are involved in providing various types of medical care as a result of emergencies, including hostilities, as well as allowing to use modern telemedicine technologies.</text:p>
      <text:p text:style-name="P4">
In particular, catastrophe medicine teams will be divided into 3 types. Mobile teams of type will provide medical assistance to the victims at the scene of Taevakuya to medical institutions. Type II mobile commands will be a medical assistance to the place of residence or residence. In turn, type III mobile teams will be able to assist the victims at the place of stay using tents or stationary buildings.</text:p>
      <text:p text:style-name="P4">
The aforementioned changes will allow you to immediately make a mobile team of the desired type, depending on the difficulty of the case.</text:p>
      <text:p text:style-name="P4">
News Source: <text:a xlink:type="simple" xlink:href="https://armyinform.com.ua/2023/06/10/kabmin-zatverdyv-zminy-yaki-spryyatymut-rozvytku-medyczyny-katastrof-za-svitovymy-standartamy/" text:style-name="Internet_20_link" text:visited-style-name="Visited_20_Internet_20_Link">
https://armyinform.com.ua/2023/06/10/kabmin-zatverdyv-zminy-yaki-spryyatymut-rozvytku-medyczyny-katastrof-za-svitovymy-standartamy/</text:a>
</text:p>
      <!--NEWS-->
      <text:h text:style-name="P10" text:outline-level="1">
<text:span text:style-name="T4">
Our aviation over the past day has struck 19 beats by the enemy's concentration areas</text:span>
</text:h>
      <text:p text:style-name="P4">
Author: ['АРМІЯINFORM']</text:p>
      <text:p text:style-name="P4">
Time: 2023-06-10T52:00:00-04:00</text:p>
      <text:p text:style-name="P4">
Description: About the General Headquarters of the Zbroyshany forces of Ukraine. - Avіiaziya defense forces ... War with Ukraine 2022, war with Ukraine latest news today, news war with Ukraine 2022 The last for today, will there be a war between Ukraine and Russia and when, the war with Ukraine in 2022 will be or not, will there be The war with Ukraine in the near future says, the war with Ukraine, Ukrainian news today, Ukrainian news in Ukrainian media in Russian</text:p>
      <text:p text:style-name="P4">
Images: ['<text:a xlink:type="simple" xlink:href="https://armyinform.com.ua/wp-content/uploads/2022/10/ukrayinska-aviacziya.jpg" text:style-name="Internet_20_link" text:visited-style-name="Visited_20_Internet_20_Link">
ukrayinska-aviacziya.jpg</text:a>
']</text:p>
      <text:p text:style-name="P4">
Tags: ['STOPRUSSIA', 'ВТОРГНЕННЯ РФ', 'ОБОРОНА УКРАЇНИ', 'ХРОНІКА ОБОРОНИ', 'ХРОНІКА ОБОРОНИ УКРАЇНИ']</text:p>
      <text:p text:style-name="P4">
Category: News</text:p>
      <!--METADATA-->
      <text:p text:style-name="P4">
<draw:frame draw:style-name="fr1" draw:name="Image7" text:anchor-type="as-char" svg:width="6.9236in" svg:height="5.185007in" draw:z-index="0">
<draw:image xlink:href="../Images/AРМІЯINFORM/2023-06-10T52-00-00-04-00/ukrayinska-aviacziya.jpg" xlink:type="simple" xlink:show="embed" xlink:actuate="onLoad" draw:mime-type="image/jpeg"/>
</draw:frame>
Illustrative photo</text:p>
      <text:p text:style-name="P4">
<text:span text:style-name="T4">
 🔥 Situation on Russian invasion </text:span>
</text:p>
      <text:p text:style-name="P4">
About it <text:a xlink:type="simple" xlink:href="https://www.facebook.com/GeneralStaff.ua/posts/pfbid02c9Tn8ttwnC5UfDWnXeLsh27TXhQZABWoAUvF9owAW9GLwUP6wx2J2qDnoFk4wcNNl" text:style-name="Internet_20_link" text:visited-style-name="Visited_20_Internet_20_Link">
reports</text:a>
General Staff of the Armed Forces of Ukraine.</text:p>
      <text:p text:style-name="P4">
-Aviation of defense forces over the past 24 hours made 19 beats in the areas of concentration of the personal staff and 2-on the anti-aircraft missile complexes of the enemy,-the introduction reads.</text:p>
      <text:p text:style-name="P4">
At the same time, the departments of missile troops and artillery during the last day were struck by 4 points of management, 6 areas of concentration of live power, weapons of Tavi equipment, 3 ammunition warehouses and 5 artillery units at fire positions.</text:p>
      <text:p text:style-name="P4">
News Source: <text:a xlink:type="simple" xlink:href="https://armyinform.com.ua/2023/06/10/nasha-aviacziya-za-mynulu-dobu-zavdala-19-udariv-po-rajonah-zoseredzhennya-voroga/" text:style-name="Internet_20_link" text:visited-style-name="Visited_20_Internet_20_Link">
https://armyinform.com.ua/2023/06/10/nasha-aviacziya-za-mynulu-dobu-zavdala-19-udariv-po-rajonah-zoseredzhennya-voroga/</text:a>
</text:p>
      <!--NEWS-->
      <text:h text:style-name="P10" text:outline-level="1">
<text:span text:style-name="T4">
Over the past day, the enemy has inflicted 8 rocket launchers and 74 aircraft</text:span>
</text:h>
      <text:p text:style-name="P4">
Author: ['АРМІЯINFORM']</text:p>
      <text:p text:style-name="P4">
Time: 2023-06-10T54:00:00-04:00</text:p>
      <text:p text:style-name="P4">
Description: Yak General Headquarters of the ZS Ukrainian, who had been the enemy’s departure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6/647e01cd90b96.jpeg" text:style-name="Internet_20_link" text:visited-style-name="Visited_20_Internet_20_Link">
647e01cd90b96.jpeg</text:a>
']</text:p>
      <text:p text:style-name="P4">
Tags: ['STOPRUSSIA', 'АГРЕСІЯ РФ', 'ВТОРГНЕННЯ РФ', 'ГШ ЗСУ']</text:p>
      <text:p text:style-name="P4">
Category: News</text:p>
      <!--METADATA-->
      <text:p text:style-name="P4">
<draw:frame draw:style-name="fr1" draw:name="Image8" text:anchor-type="as-char" svg:width="6.9236in" svg:height="4.32725in" draw:z-index="0">
<draw:image xlink:href="../Images/AРМІЯINFORM/2023-06-10T54-00-00-04-00/647e01cd90b96.jpeg" xlink:type="simple" xlink:show="embed" xlink:actuate="onLoad" draw:mime-type="image/jpeg"/>
</draw:frame>
Photo illustrative</text:p>
      <text:p text:style-name="P4">
<text:span text:style-name="T4">
 🔥 Situation on Russian invasion </text:span>
</text:p>
      <text:p text:style-name="P4">
As <text:a xlink:type="simple" xlink:href="https://www.facebook.com/GeneralStaff.ua/posts/pfbid02c9Tn8ttwnC5UfDWnXeLsh27TXhQZABWoAUvF9owAW9GLwUP6wx2J2qDnoFk4wcNNl" text:style-name="Internet_20_link" text:visited-style-name="Visited_20_Internet_20_Link">
notes</text:a>
The General Staff of the Armed Forces of Ukraine, during the last day the enemy caused 8 rocket launchers and 74 aviation strikes, carried out 62 shelling from the jet systems of the hallway at the positions of our troops and settlements.</text:p>
      <ul>
        <li>
Unfortunately, there were killed and wounded among civilians, the hospital in Gulyaypole, private residential homes Zvyagel of Zhytomyr region, was destroyed and damaged, the House of Culture in the Ochakovimikolaiv region and other civilian infrastructure in the Odessa region were damaged.</li>
      </ul>
      <text:p text:style-name="P4">
The likelihood of rocket and aviation strikes throughout Ukraine is still high.</text:p>
      <text:p text:style-name="P4">
News Source: <text:a xlink:type="simple" xlink:href="https://armyinform.com.ua/2023/06/10/za-mynulu-dobu-vorog-zavdav-8-raketnyh-ta-74-aviaudariv/" text:style-name="Internet_20_link" text:visited-style-name="Visited_20_Internet_20_Link">
https://armyinform.com.ua/2023/06/10/za-mynulu-dobu-vorog-zavdav-8-raketnyh-ta-74-aviaudariv/</text:a>
</text:p>
      <!--NEWS-->
      <text:h text:style-name="P10" text:outline-level="1">
<text:span text:style-name="T4">
In Kherson region, the occupiers allow evacuation to people with Russian passports</text:span>
</text:h>
      <text:p text:style-name="P4">
Author: ['АРМІЯINFORM']</text:p>
      <text:p text:style-name="P4">
Time: 2023-06-10T56:00:00-04:00</text:p>
      <text:p text:style-name="P4">
Description: At the settlements of Timchasovo, Partniy Khersonskoye, Rosіyskіki Porphaty ... War with Ukraine 2022, War with Ukraine Latest News Today,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6/327e3058-d969-457d-8003-1cdd56451681_w1080_h608.jpg" text:style-name="Internet_20_link" text:visited-style-name="Visited_20_Internet_20_Link">
327e3058-d969-457d-8003-1cdd56451681_w1080_h608.jpg</text:a>
']</text:p>
      <text:p text:style-name="P4">
Tags: ['STOPRUSSIA', 'АГРЕСІЯ РФ', 'ВТОРГНЕННЯ РФ', 'ГШ ЗСУ']</text:p>
      <text:p text:style-name="P4">
Category: News</text:p>
      <!--METADATA-->
      <text:p text:style-name="P4">
<draw:frame draw:style-name="fr1" draw:name="Image9" text:anchor-type="as-char" svg:width="6.9236in" svg:height="3.89773in" draw:z-index="0">
<draw:image xlink:href="../Images/AРМІЯINFORM/2023-06-10T56-00-00-04-00/327e3058-d969-457d-8003-1cdd56451681_w1080_h608.jpg" xlink:type="simple" xlink:show="embed" xlink:actuate="onLoad" draw:mime-type="image/jpeg"/>
</draw:frame>
Photo illustrative</text:p>
      <text:p text:style-name="P4">
<text:span text:style-name="T4">
 🔥 Situation on Russian invasion </text:span>
</text:p>
      <text:p text:style-name="P4">
In the settlements of the temporarily captured part of the Kherson region, Russian owners continue to use the consequences of their crime in their city.</text:p>
      <text:p text:style-name="P4">
About it <text:a xlink:type="simple" xlink:href="https://www.facebook.com/GeneralStaff.ua/posts/pfbid02c9Tn8ttwnC5UfDWnXeLsh27TXhQZABWoAUvF9owAW9GLwUP6wx2J2qDnoFk4wcNNl" text:style-name="Internet_20_link" text:visited-style-name="Visited_20_Internet_20_Link">
reports</text:a>
General Staff of the Armed Forces of Ukraine.</text:p>
      <ul>
        <li>
Allow evacuation from flooded settlements only to people with irrigation passports. Also, the invaders of force are expelled from their own survivors of civilians for the purpose of placing in them by military personnel of Russian occupation troops, - the message said.</li>
      </ul>
      <text:p text:style-name="P4">
News Source: <text:a xlink:type="simple" xlink:href="https://armyinform.com.ua/2023/06/10/na-hersonshhyni-okupanty-dozvolyayut-evakuacziyu-lyshe-lyudyam-z-rosijskymy-pasportamy/" text:style-name="Internet_20_link" text:visited-style-name="Visited_20_Internet_20_Link">
https://armyinform.com.ua/2023/06/10/na-hersonshhyni-okupanty-dozvolyayut-evakuacziyu-lyshe-lyudyam-z-rosijskymy-pasportamy/</text:a>
</text:p>
      <!--NEWS-->
      <text:h text:style-name="P10" text:outline-level="1">
<text:span text:style-name="T4">
Ukraine at the Vilnius Summit will receive an algorithm of joining NATO - Vladimir Gavrilov</text:span>
</text:h>
      <text:p text:style-name="P4">
Author: ['АРМІЯINFORM']</text:p>
      <text:p text:style-name="P4">
Time: 2023-06-10T58:00:00-04:00</text:p>
      <text:p text:style-name="P4">
Description: In Komenteri Volodymyr Gavrilov, he was attached, at Samiti at the Lipni Country of NATO “WIIDU ... War with Ukraine 2022, War with Ukraine Latest News Today, News War with Ukraine 2022 Last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6/photo_2023-06-10_07-52-20.jpg" text:style-name="Internet_20_link" text:visited-style-name="Visited_20_Internet_20_Link">
photo_2023-06-10_07-52-20.jpg</text:a>
']</text:p>
      <text:p text:style-name="P4">
Tags: ['ВОЛОДИМИР ГАВРИЛОВ']</text:p>
      <text:p text:style-name="P4">
Category: News</text:p>
      <!--METADATA-->
      <text:p text:style-name="P4">
<draw:frame draw:style-name="fr1" draw:name="Image10" text:anchor-type="as-char" svg:width="6.9236in" svg:height="4.649744in" draw:z-index="0">
<draw:image xlink:href="../Images/AРМІЯINFORM/2023-06-10T58-00-00-04-00/photo_2023-06-10_07-52-20.jpg" xlink:type="simple" xlink:show="embed" xlink:actuate="onLoad" draw:mime-type="image/jpeg"/>
</draw:frame>
In a comment, Vladimir Gavrilov noted that at the summit in July NATO countries "will go to a certain order of our introduction, which will be recorded." About it <text:a xlink:type="simple" xlink:href="https://t.me/ministry_of_defense_ua/7676" text:style-name="Internet_20_link" text:visited-style-name="Visited_20_Internet_20_Link">
reports</text:a>
Ministry of Defence Ukraine.</text:p>
      <text:p text:style-name="P4">
He added that despite the consensus decision-making mechanism and the veto of the Alliance Member States, "I do not think there will be big problems" with the decision of Ukraine's decisions.</text:p>
      <text:p text:style-name="P4">
"There are all the signs that Ukraine will receive what he wants in a certain format," said Vladimir Gavrilov.</text:p>
      <text:p text:style-name="P4">
"Already at a summit in Vilnius, Ukraine should clearly understand that after the war, say, during a year or two, after conducting certain procedural items, we will be we will be members of NATO," the Deputy Minister added.</text:p>
      <text:p text:style-name="P4">
News Source: <text:a xlink:type="simple" xlink:href="https://armyinform.com.ua/2023/06/10/ukrayina-na-vilnyuskomu-samiti-otrymaye-algorytm-vstupu-do-nato-zastupnyk-ministra-oborony-gavrylov/" text:style-name="Internet_20_link" text:visited-style-name="Visited_20_Internet_20_Link">
https://armyinform.com.ua/2023/06/10/ukrayina-na-vilnyuskomu-samiti-otrymaye-algorytm-vstupu-do-nato-zastupnyk-ministra-oborony-gavrylov/</text:a>
</text:p>
      <!--NEWS-->
      <text:h text:style-name="P10" text:outline-level="1">
<text:span text:style-name="T4">
The racists escaped from combat positions in Luhansk region</text:span>
</text:h>
      <text:p text:style-name="P4">
Author: ['АРМІЯINFORM']</text:p>
      <text:p text:style-name="P4">
Time: 2023-06-10T71:00:00-04:00</text:p>
      <text:p text:style-name="P4">
Description: About the General Headquarters of the ZS Ukrainian at Vechirnyom Zvedenni. - in ArapIvtsi ... War with Ukraine 2022, the war with Ukraine is the latest news today, the news war with Ukraine 2022 last today, will there be a war between Ukraine and Russia and when, the war with Ukraine in 2022 will be or not, will there be war With Ukraine, in the near future, they say, the war with Ukraine, Ukrainian news today, Ukrainian news in Ukrainian media in Russian</text:p>
      <text:p text:style-name="P4">
Images: ['<text:a xlink:type="simple" xlink:href="https://armyinform.com.ua/wp-content/uploads/2023/01/original-4-1.jpg" text:style-name="Internet_20_link" text:visited-style-name="Visited_20_Internet_20_Link">
original-4-1.jpg</text:a>
']</text:p>
      <text:p text:style-name="P4">
Tags: ['STOPRUSSIA', 'АГРЕСІЯ РФ', 'ВТОРГНЕННЯ РФ', 'ГШ ЗСУ']</text:p>
      <text:p text:style-name="P4">
Category: News</text:p>
      <!--METADATA-->
      <text:p text:style-name="P4">
<draw:frame draw:style-name="fr1" draw:name="Image11" text:anchor-type="as-char" svg:width="6.9236in" svg:height="4.881138in" draw:z-index="0">
<draw:image xlink:href="../Images/AРМІЯINFORM/2023-06-10T71-00-00-04-00/original-4-1.jpg" xlink:type="simple" xlink:show="embed" xlink:actuate="onLoad" draw:mime-type="image/jpeg"/>
</draw:frame>
Illustrative photo</text:p>
      <text:p text:style-name="P4">
<text:span text:style-name="T4">
 🔥 Situation on Russian invasion </text:span>
</text:p>
      <text:p text:style-name="P4">
About it <text:a xlink:type="simple" xlink:href="https://www.facebook.com/GeneralStaff.ua/posts/pfbid02CqmXjEuHWU888kAG5DbwLTBQdYfoWrgQV3tv93BMoDcooGtMGD3HoGN9fPgErpotl" text:style-name="Internet_20_link" text:visited-style-name="Visited_20_Internet_20_Link">
reports</text:a>
The General Staff of the Armed Forces of Ukraine in the evening.</text:p>
      <ul>
        <li>
About 90 servicemen of the occupying troops, who left the combat positions, were deserted in the Luhansk region in the Luhansk region, - he will be in the message.</li>
      </ul>
      <text:p text:style-name="P4">
News Source: <text:a xlink:type="simple" xlink:href="https://armyinform.com.ua/2023/06/10/rashysty-povtikaly-z-bojovyh-pozyczij-na-luganshhyni-2/" text:style-name="Internet_20_link" text:visited-style-name="Visited_20_Internet_20_Link">
https://armyinform.com.ua/2023/06/10/rashysty-povtikaly-z-bojovyh-pozyczij-na-luganshhyni-2/</text:a>
</text:p>
      <!--NEWS-->
      <text:h text:style-name="P10" text:outline-level="1">
<text:span text:style-name="T4">
Discovered the fish of the fish - inform the State Fisheries Agency</text:span>
</text:h>
      <text:p text:style-name="P4">
Author: ['АРМІЯINFORM']</text:p>
      <text:p text:style-name="P4">
Time: 2023-06-10T73:00:00-04:00</text:p>
      <text:p text:style-name="P4">
Description: PISLAY TNSHSHENNE KAKHOVSKO GES FILCH VIPARES OF MASSOVILA RIBI. Derzhribagentism ... War with Ukraine 2022, War with Ukraine Latest News Today, News War with Ukraine 2022 The last for today, whether the war between Ukraine and Russia will be and when, the war with Ukraine in 2022 will be or not, will there be a war with Ukraine In the near future they say, the war with Ukraine, Ukraine’s news today, Ukrainian news in Ukrainian media in Russian</text:p>
      <text:p text:style-name="P4">
Images: ['<text:a xlink:type="simple" xlink:href="https://armyinform.com.ua/wp-content/uploads/2023/06/78_news_big-v1686165737.webp" text:style-name="Internet_20_link" text:visited-style-name="Visited_20_Internet_20_Link">
78_news_big-v1686165737.webp</text:a>
']</text:p>
      <text:p text:style-name="P4">
Tags: []</text:p>
      <text:p text:style-name="P4">
Category: News</text:p>
      <!--METADATA-->
      <text:p text:style-name="P4">
<draw:frame draw:style-name="fr1" draw:name="Image12" text:anchor-type="as-char" svg:width="6.9236in" svg:height="3.615658in" draw:z-index="0">
<draw:image xlink:href="../ConvertedIMGs/AРМІЯINFORM/2023-06-10T73-00-00-04-00/78_news_big-v1686165737.png" xlink:type="simple" xlink:show="embed" xlink:actuate="onLoad" draw:mime-type="image/png"/>
</draw:frame>
Photo illustrative</text:p>
      <text:p text:style-name="P4">
After the destruction of the Kakhovka hydroelectric power station, cases of mass death of fish are recorded. State -state <text:a xlink:type="simple" xlink:href="https://t.me/shtab_kakhovska_hes/338" text:style-name="Internet_20_link" text:visited-style-name="Visited_20_Internet_20_Link">
calls</text:a>
Ukrainians to report the places of detection of the fish. Call on:</text:p>
      <text:p text:style-name="P4">
<text:span text:style-name="T4">
<text:span text:style-name="T5">
 A free hotline of the State Fisheries Firpore Agency: </text:span>
* 0(800)50-52-50; </text:span>
<text:span text:style-name="T5">
 The Zaporizhzhya Fish Patrol Hotline: </text:span>
<text:span text:style-name="T5">
(067)622-04-66; </text:span>
<text:span text:style-name="T4">
 Dnipropetrovsk Fisheries Patrol Hotline: </text:span>
(096)400-02-50; <text:span text:style-name="T4">
<text:span text:style-name="T5">
 Kherson Fish Patrol Hotline: </text:span>
*(050)012-35-73; </text:span>
<text:span text:style-name="T5">
 Kherson Ova Colcentric: </text:span>
* 0(800)10-11-02;</text:p>
      <text:p text:style-name="P4">
<text:span text:style-name="T4">
 To accelerate the identification of the place of death of fish and promptly respond to messages, requests, if possible, provide information with the survey of geolocation on the map, with photos or videos of indicative quantities of fishing fish. </text:span>
 **</text:p>
      <text:p text:style-name="P4">
News Source: <text:a xlink:type="simple" xlink:href="https://armyinform.com.ua/2023/06/10/vyyavyly-mor-ryby-povidomte-derzhrybagentstvo/" text:style-name="Internet_20_link" text:visited-style-name="Visited_20_Internet_20_Link">
https://armyinform.com.ua/2023/06/10/vyyavyly-mor-ryby-povidomte-derzhrybagentstvo/</text:a>
</text:p>
      <!--NEWS-->
      <text:h text:style-name="P10" text:outline-level="1">
<text:span text:style-name="T4">
Discovered the fish of the fish - inform the State Fisheries Agency</text:span>
</text:h>
      <text:p text:style-name="P4">
Author: ['АРМІЯINFORM']</text:p>
      <text:p text:style-name="P4">
Time: 2023-06-10T73:00:00-04:00</text:p>
      <text:p text:style-name="P4">
Description: PISLAY TNSHSHENNE KAKHOVSKO GES FILCH VIPARES OF MASSOVILA RIBI. Derzhribagentism ... War with Ukraine 2022, War with Ukraine Latest News Today, News War with Ukraine 2022 The last for today, whether the war between Ukraine and Russia will be and when, the war with Ukraine in 2022 will be or not, will there be a war with Ukraine In the near future they say, the war with Ukraine, Ukraine’s news today, Ukrainian news in Ukrainian media in Russian</text:p>
      <text:p text:style-name="P4">
Images: ['<text:a xlink:type="simple" xlink:href="https://armyinform.com.ua/wp-content/uploads/2023/06/78_news_big-v1686165737.webp" text:style-name="Internet_20_link" text:visited-style-name="Visited_20_Internet_20_Link">
78_news_big-v1686165737.webp</text:a>
']</text:p>
      <text:p text:style-name="P4">
Tags: []</text:p>
      <text:p text:style-name="P4">
Category: News</text:p>
      <!--METADATA-->
      <text:p text:style-name="P4">
<draw:frame draw:style-name="fr1" draw:name="Image13" text:anchor-type="as-char" svg:width="6.9236in" svg:height="3.615658in" draw:z-index="0">
<draw:image xlink:href="../ConvertedIMGs/AРМІЯINFORM/2023-06-10T73-00-00-04-00/78_news_big-v1686165737.png" xlink:type="simple" xlink:show="embed" xlink:actuate="onLoad" draw:mime-type="image/png"/>
</draw:frame>
Photo illustrative</text:p>
      <text:p text:style-name="P4">
After the destruction of the Kakhovka hydroelectric power station, cases of mass death of fish are recorded. State -state <text:a xlink:type="simple" xlink:href="https://t.me/shtab_kakhovska_hes/338" text:style-name="Internet_20_link" text:visited-style-name="Visited_20_Internet_20_Link">
calls</text:a>
Ukrainians to report the places of detection of the fish. Call on:</text:p>
      <text:p text:style-name="P4">
<text:span text:style-name="T4">
<text:span text:style-name="T5">
 A free hotline of the State Fisheries Firpore Agency: </text:span>
* 0(800)50-52-50; </text:span>
<text:span text:style-name="T5">
 The Zaporizhzhya Fish Patrol Hotline: </text:span>
<text:span text:style-name="T5">
(067)622-04-66; </text:span>
<text:span text:style-name="T4">
 Dnipropetrovsk Fisheries Patrol Hotline: </text:span>
(096)400-02-50; <text:span text:style-name="T4">
<text:span text:style-name="T5">
 Kherson Fish Patrol Hotline: </text:span>
*(050)012-35-73; </text:span>
<text:span text:style-name="T5">
 Kherson Ova Colcentric: </text:span>
* 0(800)10-11-02;</text:p>
      <text:p text:style-name="P4">
<text:span text:style-name="T4">
 To accelerate the identification of the place of death of fish and promptly respond to messages, requests, if possible, provide information with the survey of geolocation on the map, with photos or videos of indicative quantities of fishing fish. </text:span>
 **</text:p>
      <text:p text:style-name="P4">
News Source: <text:a xlink:type="simple" xlink:href="https://armyinform.com.ua/2023/06/10/vyyavyly-mor-ryby-povidomte-derzhrybagentstvo/" text:style-name="Internet_20_link" text:visited-style-name="Visited_20_Internet_20_Link">
https://armyinform.com.ua/2023/06/10/vyyavyly-mor-ryby-povidomte-derzhrybagentstvo/</text:a>
</text:p>
      <!--NEWS-->
      <text:h text:style-name="P10" text:outline-level="1">
<text:span text:style-name="T4">
Police continues to deliver humanitarian aid to the residents of flooded territories</text:span>
</text:h>
      <text:p text:style-name="P4">
Author: ['АРМІЯINFORM']</text:p>
      <text:p text:style-name="P4">
Time: 2023-06-10T75:00:00-04:00</text:p>
      <text:p text:style-name="P4">
Description: PISLAL EVAKUATSIAI, Shipyn Bagato Rodin, flooded by Macro -Rayon, EVERYTHING IS EVERYTHING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6/photo_2023-06-09_18-35-27.jpg" text:style-name="Internet_20_link" text:visited-style-name="Visited_20_Internet_20_Link">
photo_2023-06-09_18-35-27.jpg</text:a>
', '<text:a xlink:type="simple" xlink:href="https://armyinform.com.ua/wp-content/uploads/2023/06/photo_2023-06-09_20-08-23-150x150.jpg" text:style-name="Internet_20_link" text:visited-style-name="Visited_20_Internet_20_Link">
photo_2023-06-09_20-08-23-150x150.jpg</text:a>
', '<text:a xlink:type="simple" xlink:href="https://armyinform.com.ua/wp-content/uploads/2023/06/photo_2023-06-09_20-08-20-150x150.jpg" text:style-name="Internet_20_link" text:visited-style-name="Visited_20_Internet_20_Link">
photo_2023-06-09_20-08-20-150x150.jpg</text:a>
', '<text:a xlink:type="simple" xlink:href="https://armyinform.com.ua/wp-content/uploads/2023/06/photo_2023-06-09_20-08-17-150x150.jpg" text:style-name="Internet_20_link" text:visited-style-name="Visited_20_Internet_20_Link">
photo_2023-06-09_20-08-17-150x150.jpg</text:a>
', '<text:a xlink:type="simple" xlink:href="https://armyinform.com.ua/wp-content/uploads/2023/06/photo_2023-06-09_20-08-28-150x150.jpg" text:style-name="Internet_20_link" text:visited-style-name="Visited_20_Internet_20_Link">
photo_2023-06-09_20-08-28-150x150.jpg</text:a>
']</text:p>
      <text:p text:style-name="P4">
Tags: ['КАХОВСЬКА ГЕС', 'КАХОВСЬКА ГЕС/ШТАБ INFO']</text:p>
      <text:p text:style-name="P4">
Category: News</text:p>
      <!--METADATA-->
      <text:p text:style-name="P4">
<draw:frame draw:style-name="fr1" draw:name="Image14" text:anchor-type="as-char" svg:width="6.9236in" svg:height="5.01961in" draw:z-index="0">
<draw:image xlink:href="../Images/AРМІЯINFORM/2023-06-10T75-00-00-04-00/photo_2023-06-09_18-35-27.jpg" xlink:type="simple" xlink:show="embed" xlink:actuate="onLoad" draw:mime-type="image/jpeg"/>
</draw:frame>
After evacuating from the flooded neighborhood, many families have been hearded all property with children, now they without any means of existence. About it <text:a xlink:type="simple" xlink:href="https://t.me/shtab_kakhovska_hes/331" text:style-name="Internet_20_link" text:visited-style-name="Visited_20_Internet_20_Link">
reports</text:a>
The headquarters of the consequences of the Kakhovskaya hydroelectric power station by Russian terrorists.</text:p>
      <text:p text:style-name="P4">
Their homes and apartments are flooded with water, so they are not suitable for living.</text:p>
      <text:p text:style-name="P4">
Everything that people worked for years have been destroyed. Russia has left these people with no.</text:p>
      <text:p text:style-name="P4">
The victims could not bring many things or heavy -duty to the evacuation boats, so most only took documents.</text:p>
      <text:p text:style-name="P4">
<text:a xlink:type="simple" xlink:href="https://armyinform.com.ua/wp-content/uploads/2023/06/photo_2023-06-09_20-08-23.jpg" text:style-name="Internet_20_link" text:visited-style-name="Visited_20_Internet_20_Link">
!(Images/AРМІЯINFORM/2023-06-10T75-00-00-04-00/photo_2023-06-09_20-08-23-150x150.jpg)</text:a>
</text:p>
      <text:p text:style-name="P4">
<text:a xlink:type="simple" xlink:href="https://armyinform.com.ua/wp-content/uploads/2023/06/photo_2023-06-09_20-08-20.jpg" text:style-name="Internet_20_link" text:visited-style-name="Visited_20_Internet_20_Link">
<draw:frame draw:style-name="fr1" draw:name="Image15" text:anchor-type="as-char" svg:width="6.9236in" svg:height="6.9236in" draw:z-index="0">
<draw:image xlink:href="../Images/AРМІЯINFORM/2023-06-10T75-00-00-04-00/photo_2023-06-09_20-08-20-150x150.jpg" xlink:type="simple" xlink:show="embed" xlink:actuate="onLoad" draw:mime-type="image/jpeg"/>
</draw:frame>
</text:a>
</text:p>
      <text:p text:style-name="P4">
<text:a xlink:type="simple" xlink:href="https://armyinform.com.ua/wp-content/uploads/2023/06/photo_2023-06-09_20-08-17.jpg" text:style-name="Internet_20_link" text:visited-style-name="Visited_20_Internet_20_Link">
<draw:frame draw:style-name="fr1" draw:name="Image16" text:anchor-type="as-char" svg:width="6.9236in" svg:height="6.9236in" draw:z-index="0">
<draw:image xlink:href="../Images/AРМІЯINFORM/2023-06-10T75-00-00-04-00/photo_2023-06-09_20-08-17-150x150.jpg" xlink:type="simple" xlink:show="embed" xlink:actuate="onLoad" draw:mime-type="image/jpeg"/>
</draw:frame>
</text:a>
</text:p>
      <text:p text:style-name="P4">
<text:a xlink:type="simple" xlink:href="https://armyinform.com.ua/wp-content/uploads/2023/06/photo_2023-06-09_20-08-28.jpg" text:style-name="Internet_20_link" text:visited-style-name="Visited_20_Internet_20_Link">
<draw:frame draw:style-name="fr1" draw:name="Image17" text:anchor-type="as-char" svg:width="6.9236in" svg:height="6.9236in" draw:z-index="0">
<draw:image xlink:href="../Images/AРМІЯINFORM/2023-06-10T75-00-00-04-00/photo_2023-06-09_20-08-28-150x150.jpg" xlink:type="simple" xlink:show="embed" xlink:actuate="onLoad" draw:mime-type="image/jpeg"/>
</draw:frame>
</text:a>
Now these families are in relative safety, but need more necessary: clothing, food, including baby, diapers for the smallest, bedding, medicines and more.</text:p>
      <text:p text:style-name="P4">
Thanks to volunteer organizations and indifferent citizens from all over the country, Vherson receives assistance that the workers of juvenile prevention are transferred to the resort.</text:p>
      <text:p text:style-name="P4">
Today, the targets were taken away by the families with the children with the necessary help.</text:p>
      <text:p text:style-name="P4">
Currently, police officers collect information for each family about their needs, in order to further convey exactly what people need at some point.</text:p>
      <text:p text:style-name="P4">
News Source: <text:a xlink:type="simple" xlink:href="https://armyinform.com.ua/2023/06/10/policziya-prodovzhuye-dostavlyaty-meshkanczyam-pidtoplenyh-terytorij-gumanitarnu-dopomogu/" text:style-name="Internet_20_link" text:visited-style-name="Visited_20_Internet_20_Link">
https://armyinform.com.ua/2023/06/10/policziya-prodovzhuye-dostavlyaty-meshkanczyam-pidtoplenyh-terytorij-gumanitarnu-dopomogu/</text:a>
</text:p>
      <!--NEWS-->
      <text:h text:style-name="P10" text:outline-level="1">
<text:span text:style-name="T4">
Asia countries are increasingly leaning to Ukraine's support - Deputy Minister of Defense of Ukraine Volodymyr Gavrilov</text:span>
</text:h>
      <text:p text:style-name="P4">
Author: ['АРМІЯINFORM']</text:p>
      <text:p text:style-name="P4">
Time: 2023-06-10T77:00:00-04:00</text:p>
      <text:p text:style-name="P4">
Description: In the commentary Military Media Center Volodymyr Gavrilov is embedded, for the remaining Mysyatsi ... War with Ukraine 2022, war with Ukraine Latest news today, News War with Ukraine 2022 Last for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6/photo_2023-06-10_07-39-07.jpg" text:style-name="Internet_20_link" text:visited-style-name="Visited_20_Internet_20_Link">
photo_2023-06-10_07-39-07.jpg</text:a>
']</text:p>
      <text:p text:style-name="P4">
Tags: ['ВОЛОДИМИР ГАВРИЛОВ']</text:p>
      <text:p text:style-name="P4">
Category: News</text:p>
      <!--METADATA-->
      <text:p text:style-name="P4">
<draw:frame draw:style-name="fr1" draw:name="Image18" text:anchor-type="as-char" svg:width="6.9236in" svg:height="5.34329in" draw:z-index="0">
<draw:image xlink:href="../Images/AРМІЯINFORM/2023-06-10T77-00-00-04-00/photo_2023-06-10_07-39-07.jpg" xlink:type="simple" xlink:show="embed" xlink:actuate="onLoad" draw:mime-type="image/jpeg"/>
</draw:frame>
In a comment to Military Media Center Vladimir Gavrilov <text:a xlink:type="simple" xlink:href="https://t.me/militarymediacenter/2189" text:style-name="Internet_20_link" text:visited-style-name="Visited_20_Internet_20_Link">
noted</text:a>
that in the last months of the mood in this region "is very positive in our favor."</text:p>
      <text:p text:style-name="P4">
"This applies to Japan first and foremost, it was very open to us," said Volodymyr Gavrilov. According to him, South Korea also becomes more prone to Ukraine.</text:p>
      <text:p text:style-name="P4">
"Countries such as Vietnam, Malaysia, they are already looking more boldly to communicate with us," the Deputy Minister added.</text:p>
      <text:p text:style-name="P4">
“Everyone understands that aggression has taken place. But in that region the influence of the Soviet Union, and later Russia, is traditionally great. ”</text:p>
      <text:p text:style-name="P4">
"But Russia is simply incapable of keeping some filters in conditions where there are many negatives around the world," Vladimirgavrilov said.</text:p>
      <text:p text:style-name="P4">
News Source: <text:a xlink:type="simple" xlink:href="https://armyinform.com.ua/2023/06/10/krayiny-aziyi-vse-bilshe-shylyayutsya-do-pidtrymky-ukrayiny-zastupnyk-ministra-oborony-ukrayiny-volodymyrgavrylov/" text:style-name="Internet_20_link" text:visited-style-name="Visited_20_Internet_20_Link">
https://armyinform.com.ua/2023/06/10/krayiny-aziyi-vse-bilshe-shylyayutsya-do-pidtrymky-ukrayiny-zastupnyk-ministra-oborony-ukrayiny-volodymyrgavrylov/</text:a>
</text:p>
      <!--NEWS-->
      <text:h text:style-name="P10" text:outline-level="1">
<text:span text:style-name="T4">
Enemy Loss per day: Almost 900 invaders were eliminated, 15 artisystems and 8 tanks were destroyed</text:span>
</text:h>
      <text:p text:style-name="P4">
Author: ['АРМІЯINFORM']</text:p>
      <text:p text:style-name="P4">
Time: 2023-06-10T79:00:00-04:00</text:p>
      <text:p text:style-name="P4">
Description: Zagalni Boyov, Find the enemy on 02/24/22 to 10.06.23 Orintovo to become: ... War with Ukraine 2022, War with Ukraine Latest News today, News War with Ukraine 2022 Last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6/10.06.2023_vtraty-scaled.jpg" text:style-name="Internet_20_link" text:visited-style-name="Visited_20_Internet_20_Link">
10.06.2023_vtraty-scaled.jpg</text:a>
']</text:p>
      <text:p text:style-name="P4">
Tags: ['STOPRUSSIA', 'АГРЕСІЯ РФ', 'БОЙОВІ ВТРАТИ', 'ВТОРГНЕННЯ РФ', 'ГШ ЗСУ']</text:p>
      <text:p text:style-name="P4">
Category: News</text:p>
      <!--METADATA-->
      <text:p text:style-name="P4">
<draw:frame draw:style-name="fr1" draw:name="Image19" text:anchor-type="as-char" svg:width="6.9236in" svg:height="7.010145in" draw:z-index="0">
<draw:image xlink:href="../Images/AРМІЯINFORM/2023-06-10T79-00-00-04-00/10.06.2023_vtraty-scaled.jpg" xlink:type="simple" xlink:show="embed" xlink:actuate="onLoad" draw:mime-type="image/jpeg"/>
</draw:frame>
The total fighting loss of the enemy from 24.02.22 to 10.06.23 will be orientated:</text:p>
      <text:p text:style-name="P4">
<text:span text:style-name="T4">
<text:span text:style-name="T5">
 Personnel - </text:span>
* 214660(+890)persons eliminated</text:span>
<text:span text:style-name="T5">
 tanks - </text:span>
<text:span text:style-name="T5">
 3909(+8)</text:span>
<text:span text:style-name="T4">
 combat armored vehicles - </text:span>
 7607(+7)<text:span text:style-name="T4">
<text:span text:style-name="T5">
 Artillery systems - </text:span>
<text:span text:style-name="T5">
 3717(+15)</text:span>
 </text:span>
 RSZV - <text:span text:style-name="T4">
 600(+1)</text:span>
<text:span text:style-name="T5">
 air defense means - </text:span>
<text:span text:style-name="T5">
 362(+3)</text:span>
<text:span text:style-name="T4">
 aircraft - </text:span>
 314(0)<text:span text:style-name="T4">
<text:span text:style-name="T5">
 helicopters - </text:span>
* 299(0)</text:span>
<text:span text:style-name="T5">
 UAV Operative Tactical Level-</text:span>
<text:span text:style-name="T5">
 3263(+16)</text:span>
<text:span text:style-name="T4">
 Winged missiles - </text:span>
 1176(+5)<text:span text:style-name="T4">
<text:span text:style-name="T5">
 ships / boats - </text:span>
* 18(0)</text:span>
<text:span text:style-name="T5">
 Automobile equipment and tanks - </text:span>
<text:span text:style-name="T5">
 6428(+18)</text:span>
<text:span text:style-name="T4">
 Special Technique - </text:span>
 507(+5)The data is specified ...</text:p>
      <text:p text:style-name="P4">
Beat the occupier!Let's win together!Our strength is in truth!</text:p>
      <text:p text:style-name="P4">
<text:span text:style-name="T4">
 Source: </text:span>
 <text:a xlink:type="simple" xlink:href="https://www.facebook.com/GeneralStaff.ua/posts/pfbid0B8cCUunHfTYPt5W1zA2KBXfafj8btdkk8RdxhbMK345Y556W9Kb12cGvroGRgKoMl" text:style-name="Internet_20_link" text:visited-style-name="Visited_20_Internet_20_Link">
General Staff of Armed Forces</text:a>
As of 10.06.23.</text:p>
      <text:p text:style-name="P4">
News Source: <text:a xlink:type="simple" xlink:href="https://armyinform.com.ua/2023/06/10/vtraty-voroga-za-dobu-likvidovano-majzhe-900-okupantiv-znyshheno-15-artsystemy-ta-8-tankiv/" text:style-name="Internet_20_link" text:visited-style-name="Visited_20_Internet_20_Link">
https://armyinform.com.ua/2023/06/10/vtraty-voroga-za-dobu-likvidovano-majzhe-900-okupantiv-znyshheno-15-artsystemy-ta-8-tankiv/</text:a>
</text:p>
      <!--NEWS-->
      <text:h text:style-name="P10" text:outline-level="1">
<text:span text:style-name="T4">
Ukrainian meaning for international relations is that we must take care of each other - Volodymyr Zelenskyy</text:span>
</text:h>
      <text:p text:style-name="P4">
Author: ['АРМІЯINFORM']</text:p>
      <text:p text:style-name="P4">
Time: 2023-06-10T90:00:00-04:00</text:p>
      <text:p text:style-name="P4">
Description: I am healthy, Shanovna Ukrainian!Zvit for a day. Pershe - negotiations ... War with Ukraine 2022, War with Ukraine Latest News Today, News War with Ukraine 2022 Last for today, will there be a war between Ukraine and Russia and when, the war with Ukraine in 2022 will be or not, will there be war With Ukraine, in the near future, they say, the war with Ukraine, Ukrainian news today, Ukrainian news in Ukrainian media in Russian</text:p>
      <text:p text:style-name="P4">
Images: ['<text:a xlink:type="simple" xlink:href="https://armyinform.com.ua/wp-content/uploads/2023/06/64541ce66192ab9a53543771429d5f27_1686412247_extra_large.jpeg" text:style-name="Internet_20_link" text:visited-style-name="Visited_20_Internet_20_Link">
64541ce66192ab9a53543771429d5f27_1686412247_extra_large.jpeg</text:a>
']</text:p>
      <text:p text:style-name="P4">
Tags: ['STOPRUSSIA', 'ВОЛОДИМИР ЗЕЛЕНСЬКИЙ']</text:p>
      <text:p text:style-name="P4">
Category: News</text:p>
      <!--METADATA-->
      <text:p text:style-name="P4">
<draw:frame draw:style-name="fr1" draw:name="Image20" text:anchor-type="as-char" svg:width="6.9236in" svg:height="3.894525in" draw:z-index="0">
<draw:image xlink:href="../Images/AРМІЯINFORM/2023-06-10T90-00-00-04-00/64541ce66192ab9a53543771429d5f27_1686412247_extra_large.jpeg" xlink:type="simple" xlink:show="embed" xlink:actuate="onLoad" draw:mime-type="image/jpeg"/>
</draw:frame>
<text:span text:style-name="T5">
 <text:span text:style-name="T4">
 I wish health </text:span>
 _ </text:span>
 <text:span text:style-name="T4">
 ʼ </text:span>
 _ <text:span text:style-name="T5">
 <text:span text:style-name="T4">
 i </text:span>
 _ </text:span>
 <text:span text:style-name="T4">
, </text:span>
 _ <text:span text:style-name="T5">
 <text:span text:style-name="T4">
 dear </text:span>
 _ </text:span>
 <text:span text:style-name="T4">
 Ukrainians </text:span>
 _ _ <text:span text:style-name="T4">
!</text:span>
 _</text:p>
      <text:p text:style-name="P4">
Report for this day. The first is negotiations with Canada Prime Minister Justinomtudo.</text:p>
      <text:p text:style-name="P4">
Weapons and shells. There is a defensive package, including the 155th caliber. Coalition of modern fighters and training of our pilots is obvious progress. Unato Movement - There is also a result today.</text:p>
      <text:p text:style-name="P4">
I am grateful and personally to Mr. Prime Minister, and all Canadians for the constant iodine support for our freedom.</text:p>
      <text:p text:style-name="P4">
The consequences of the Russian terrorist attack on the Kakhovsky hydroelectric power station were discussed in detail. Canadas who can help us recover from this disaster. We understand one in the steps they need. And it is necessary very promptly.</text:p>
      <text:p text:style-name="P4">
Of course, we will not stay away and the element through which the canada now passes.</text:p>
      <text:p text:style-name="P4">
Large -scale forest fires, tremendous natural losses and threat to people ... Ukraine preparation to help with fire extinguishing if Canada requires such international assistance.</text:p>
      <text:p text:style-name="P4">
Our Ukrainian meaning for international relations is that we should always be able to can be about each other when support is needed. And really help.</text:p>
      <text:p text:style-name="P4">
I am sure it will become global principles. Mutual action, mutual support, mutual force.</text:p>
      <text:p text:style-name="P4">
Now, unfortunately, we see that at some levels in the world there is simply a shadebnabisage for ecocide and human tragedy caused by the Russian terrorist attack of the Nakakhovsky Hydroelectric Power Plant.</text:p>
      <text:p text:style-name="P4">
When international organizations that should protect life on a global scale, even a week do not have time to form and send a rescue mission to a nailed territory when some world entities do not dare to get out even with clear and strong statements that would condemn this next Russian war, terrorists simply terrorists They are fueled by this weakness of the world, with this carelessness - it encourages them. And we have to overcome it. And we will overcome.</text:p>
      <text:p text:style-name="P4">
We click and encourage that international organizations, international support in the part of Kherson, where occupiers are now.</text:p>
      <text:p text:style-name="P4">
As of this time, more than 3,000 people have already been eachamed in the Kherson and Mykolaiv region. But again, it is only free-controlled, controlled by us.All this should be a separate fair and rigid responsibility of the Russian state and the Russian leadership.</text:p>
      <text:p text:style-name="P4">
And international organizations must work where we have not yet deduced our territories. Every life is important - all of Kherson, all south. Every city is Yelselo. We will do our best and impossible to help all people.</text:p>
      <text:p text:style-name="P4">
I thank each of our rescuer, military and police, local communities and international organizations that are currently operating in the Kherson region of Tamikolaevshchina, all our volunteers - everyone who helps to save the catastrophe zone and animals, animals and life in general ... and tell the world of the people who suffered.</text:p>
      <text:p text:style-name="P4">
I thank everyone who helps people after the strikes of Russian rockets and Iranian Shahaneda. Odesa… My condolences to the native those whose lives were taken last by Russian terror… More than 20 wounded. Everyone is assisted.</text:p>
      <text:p text:style-name="P4">
Like every day, gratitude is our soldiers. Everyone and everyone who is in front of the forefront, at combat posts and combat missions. Who destroys the enemy on the earth protects our sky. Thank you all who hold the position and who moves forward. "Khortytsia", "Tavriya" - thank you to each of our hero!</text:p>
      <text:p text:style-name="P4">
Maximum efforts to return peace to our country, every city, every village, every corner of Ukraine.</text:p>
      <text:p text:style-name="P4">
<text:span text:style-name="T5">
<text:span text:style-name="T4">
Glory to Ukraine!</text:span>
</text:span>
</text:p>
      <text:p text:style-name="P4">
Source: <text:a xlink:type="simple" xlink:href="https://www.president.gov.ua/news/ukrayinskij-sens-dlya-mizhnarodnih-vidnosin-polyagaye-v-tomu-83525" text:style-name="Internet_20_link" text:visited-style-name="Visited_20_Internet_20_Link">
official website of the President of Ukraine</text:a>
</text:p>
      <text:p text:style-name="P4">
News Source: <text:a xlink:type="simple" xlink:href="https://armyinform.com.ua/2023/06/10/ukrayinskyj-sens-dlya-mizhnarodnyh-vidnosyn-polyagaye-v-tomu-shho-my-mayemo-dbaty-odne-pro-odnogo-zavzhdy-volodymyr-zelenskyj/" text:style-name="Internet_20_link" text:visited-style-name="Visited_20_Internet_20_Link">
https://armyinform.com.ua/2023/06/10/ukrayinskyj-sens-dlya-mizhnarodnyh-vidnosyn-polyagaye-v-tomu-shho-my-mayemo-dbaty-odne-pro-odnogo-zavzhdy-volodymyr-zelenskyj/</text:a>
</text:p>
      <!--NEWS-->
      <text:h text:style-name="P10" text:outline-level="1">
<text:span text:style-name="T4">
The Crimean Korolactrician blogger has spoken about the preparation of the Russians of the Kakhovskaya Hydroelectric Power Plant</text:span>
</text:h>
      <text:p text:style-name="P4">
Author: ['АРМІЯINFORM']</text:p>
      <text:p text:style-name="P4">
Time: 2023-06-10T96:00:00-04:00</text:p>
      <text:p text:style-name="P4">
Description: The Crimson Blogger-Claborator Oleksandr Talіpov at the Voddomalenni at his telegram-channel ... War with Ukraine 2022, War with Ukraine Latest News today, News War with Ukraine 2022 Last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6/kahovska_damba.jpg" text:style-name="Internet_20_link" text:visited-style-name="Visited_20_Internet_20_Link">
kahovska_damba.jpg</text:a>
']</text:p>
      <text:p text:style-name="P4">
Tags: ['STOPRUSSIA', 'АГРЕСІЯ РФ', 'ВТОРГНЕННЯ РФ', 'ГУР МІНОБОРОНИ УКРАЇНИ']</text:p>
      <text:p text:style-name="P4">
Category: News</text:p>
      <!--METADATA-->
      <text:p text:style-name="P4">
<draw:frame draw:style-name="fr1" draw:name="Image21" text:anchor-type="as-char" svg:width="6.9236in" svg:height="3.894525in" draw:z-index="0">
<draw:image xlink:href="../Images/AРМІЯINFORM/2023-06-10T96-00-00-04-00/kahovska_damba.jpg" xlink:type="simple" xlink:show="embed" xlink:actuate="onLoad" draw:mime-type="image/jpeg"/>
</draw:frame>
The Crimean Korolator blogger Oleksandr Talipov revealed details of the preparation by the occupiers of Kakhovskaya HEPs in his telegram.</text:p>
      <text:p text:style-name="P4">
About it <text:a xlink:type="simple" xlink:href="https://gur.gov.ua/content/krymskyi-bloher-kolaborant-u-svoiemu-dopysi-prohovoryvsia-pro-pidhotovku-rosiianamy-pidryvu-kakhovskoi-hes.html" text:style-name="Internet_20_link" text:visited-style-name="Visited_20_Internet_20_Link">
reports</text:a>
MOV Intelligence Directorate.</text:p>
      <text:p text:style-name="P4">
In particular, Talipov was indignant with the posts of so -called Russian military bloggers who reported that the personnel of the invaders were thrown on the islands and they were "not on trees on trees". In fact, as Talipov explained, this is a fake: “I contacted our boys. Everyone came out of the islands. At the third night there was no one. There are no losses. Therefore, all the information that is published in this keys is a brazen lie. "</text:p>
      <text:p text:style-name="P4">
This is a direct evidence that the Russian military knew about the future terrorist attack pasuvatly declared evacuation.</text:p>
      <text:p text:style-name="P4">
There is a high likelihood that after the wide publicity of this information, they will try to declare the "enemy of the people" or "agent of the Ukrainian Special services". However, the number of such evidence is increasing. They will all become an additional evidence in the future tribunal.</text:p>
      <text:p text:style-name="P4">
Alexander Talipov: Crimean Z-Blogger. The founder and author of the Crimean Submit resource, which is pursued by pro -Ukrainian residents.</text:p>
      <text:p text:style-name="P4">
News Source: <text:a xlink:type="simple" xlink:href="https://armyinform.com.ua/2023/06/10/krymskyj-bloger-kolaborant-progovoryvsya-pro-pidgotovku-rosiyanamy-pidryvu-kahovskoyi-ges/" text:style-name="Internet_20_link" text:visited-style-name="Visited_20_Internet_20_Link">
https://armyinform.com.ua/2023/06/10/krymskyj-bloger-kolaborant-progovoryvsya-pro-pidgotovku-rosiyanamy-pidryvu-kahovskoyi-ges/</text:a>
</text:p>
      <!--NEWS-->
      <text:h text:style-name="P10" text:outline-level="1">
<text:span text:style-name="T4">
In Nikopol as a result of hostile shelling damaged medical facility</text:span>
</text:h>
      <text:p text:style-name="P4">
Authors: Ukrinform (Person)</text:p>
      <text:p text:style-name="P4">
Publisher: Укринформ (Organization)</text:p>
      <text:p text:style-name="P4">
Published Time: 2023-06-11T-10:18:48+03:00</text:p>
      <text:p text:style-name="P4">
Modified Time: 2023-06-11T20:18:48+03:00</text:p>
      <text:p text:style-name="P4">
Description: In Nikopol, a medical facility was damaged as a result of artillery shelling. - Ukrinform.</text:p>
      <text:p text:style-name="P4">
Images: ['<text:a xlink:type="simple" xlink:href="https://static.ukrinform.com/photos/2023_06/thumb_files/630_360_1686503797-639.jpg" text:style-name="Internet_20_link" text:visited-style-name="Visited_20_Internet_20_Link">
630_360_16865...</text:a>
']</text:p>
      <text:p text:style-name="P4">
Tags: ['Нікополь', 'Обстріл', 'Війна з Росією']</text:p>
      <text:p text:style-name="P4">
Type: Article</text:p>
      <!--METADATA-->
      <text:p text:style-name="P4">
<draw:frame draw:style-name="fr1" draw:name="Image22" text:anchor-type="as-char" svg:width="6.9236in" svg:height="3.956343in" draw:z-index="0">
<draw:image xlink:href="../Images/yкринформ/2023-06-11T-10-18-48-03-00/630_360_1686503797-639.jpg" xlink:type="simple" xlink:show="embed" xlink:actuate="onLoad" draw:mime-type="image/jpeg"/>
</draw:frame>
The UNikopol damaged the medical facility as a result of artillery shelling.</text:p>
      <text:p text:style-name="P4">
About it in <text:a xlink:type="simple" xlink:href="http://t.me/mykola_lukashuk/5018" text:style-name="Internet_20_link" text:visited-style-name="Visited_20_Internet_20_Link">
telegram</text:a>
The head of the Dnipropetrovsk Regional Council Mykola Lukashuk reports, Ukrinform reports.</text:p>
      <text:p text:style-name="P4">
"Nikopol has undergone another terrorist act by Russian occupation Yvsk. As a result of artillery <text:a xlink:type="simple" xlink:href="https://www.ukrinform.ua/tag-obstril" text:style-name="Internet_20_link" text:visited-style-name="Visited_20_Internet_20_Link">
shelling</text:a>
The medical institution was damaged, "the post reads.</text:p>
      <text:p text:style-name="P4">
The dormitory, three private dwellings and lines of electric programs were also injured.</text:p>
      <text:p text:style-name="P4">
According to the chairman <text:a xlink:type="simple" xlink:href="https://t.me/dnipropetrovskaODA/5246" text:style-name="Internet_20_link" text:visited-style-name="Visited_20_Internet_20_Link">
Dnepropetrovsk Ova</text:a>
Sergiy Lisak, displaced persons were in the dormitory.</text:p>
      <text:p text:style-name="P4">
Fortunately, there are no casualties and victims among the population.</text:p>
      <text:p text:style-name="P4">
<text:span text:style-name="T4">
 Read also: </text:span>
 <text:a xlink:type="simple" xlink:href="https://www.ukrinform.ua/rubric-regions/3721462-pid-cas-evakuacii-na-hersonsini-popri-obstril-vratuvali-21-ludinu.html" text:style-name="Internet_20_link" text:visited-style-name="Visited_20_Internet_20_Link">
during <text:span text:style-name="T4">
 evacuation </text:span>
 in Kherson region, despite the firing, saved 21 people</text:a>
Russian troops regularly fire Dnipropetrovsk, including Nikopol.</text:p>
      <text:p text:style-name="P4">
News Source: <text:a xlink:type="simple" xlink:href="https://www.ukrinform.ua/rubric-ato/3721478-u-nikopoli-vnaslidok-vorozogo-obstrilu-poskodzenij-medzaklad.html" text:style-name="Internet_20_link" text:visited-style-name="Visited_20_Internet_20_Link">
https://www.ukrinform.ua/rubric-ato/3721478-u-nikopoli-vnaslidok-vorozogo-obstrilu-poskodzenij-medzaklad.html</text:a>
</text:p>
      <!--NEWS-->
      <text:h text:style-name="P10" text:outline-level="1">
<text:span text:style-name="T4">
The Czech President met with a Ukrainian schoolgirl who was harassed by classmates</text:span>
</text:h>
      <text:p text:style-name="P4">
Authors: Ukrinform (Person)</text:p>
      <text:p text:style-name="P4">
Publisher: Укринформ (Organization)</text:p>
      <text:p text:style-name="P4">
Published Time: 2023-06-11T-18:44:00+03:00</text:p>
      <text:p text:style-name="P4">
Modified Time: 2023-06-11T13:44:00+03:00</text:p>
      <text:p text:style-name="P4">
Description: Czech President Peter Pavel invited a girl from Ukraine to his residence in the Prague City, which was offended by Czech classmates. - Ukrinform.</text:p>
      <text:p text:style-name="P4">
Images: ['<text:a xlink:type="simple" xlink:href="https://static.ukrinform.com/photos/2023_06/thumb_files/630_360_1686480108-500.jpg" text:style-name="Internet_20_link" text:visited-style-name="Visited_20_Internet_20_Link">
630_360_16864...</text:a>
']</text:p>
      <text:p text:style-name="P4">
Tags: ['Чехія', 'Діти', 'Україна', 'Біженці', 'Петр Павел']</text:p>
      <text:p text:style-name="P4">
Type: Article</text:p>
      <!--METADATA-->
      <text:p text:style-name="P4">
<draw:frame draw:style-name="fr1" draw:name="Image23" text:anchor-type="as-char" svg:width="6.9236in" svg:height="3.956343in" draw:z-index="0">
<draw:image xlink:href="../Images/yкринформ/2023-06-11T-18-44-00-03-00/630_360_1686480108-500.jpg" xlink:type="simple" xlink:show="embed" xlink:actuate="onLoad" draw:mime-type="image/jpeg"/>
</draw:frame>
Presidential, Peter Paul invited to his residence in the Prague Grade a girl of Zamzkraine, who was offended by Czech classmates.</text:p>
      <text:p text:style-name="P4">
About it reports <text:a xlink:type="simple" xlink:href="https://ruski.radio.cz/prezident-chehii-petr-pavel-vstretilsya-s-ukrainskoy-shkolnicey-kotoruyu-8785645" text:style-name="Internet_20_link" text:visited-style-name="Visited_20_Internet_20_Link">
Radio Prague</text:a>
, reports Ukrinform.</text:p>
      <text:p text:style-name="P4">
“I generally condemn the abuse, humiliation and violence in schools. And in the case of a punch, which was forced to leave his country and friends and whom the shelter was passionate about the war, it is especially shameful. I appreciate the Tabatkov School's reaction, as well as what they apologized before. But the scars will remain in the soul, ”he wrote in <text:a xlink:type="simple" xlink:href="https://twitter.com/prezidentpavel/status/1667564656020316167" text:style-name="Internet_20_link" text:visited-style-name="Visited_20_Internet_20_Link">
Twitter</text:a>
Peter Paul.</text:p>
      <text:p text:style-name="P4">
Recently, a video appeared on social networks, which recorded how during the school excursion, Czech students insult a girl from Ukraine, even spit in the face, accompanying it with exclamations about "good Russia" and "Bad Ukraine".</text:p>
      <text:p text:style-name="P4">
According to the media, the incident occurred during a school excursion organized by elementary school students. Eva Alexanderov's school director said the media that <text:a xlink:type="simple" xlink:href="https://www.ukrinform.ua/tag-skola" text:style-name="Internet_20_link" text:visited-style-name="Visited_20_Internet_20_Link">
school</text:a>
It will solve this problem with coincidences and categorically disagrees with such behavior.</text:p>
      <text:p text:style-name="P4">
<text:span text:style-name="T5">
Foto: Peter Paul, Twitter</text:span>
</text:p>
      <text:p text:style-name="P4">
<text:span text:style-name="T4">
 Read also: </text:span>
 <text:a xlink:type="simple" xlink:href="https://www.ukrinform.ua/rubric-society/3716987-u-cehii-zapracue-persij-centr-dopomogi-vratovanim-za-kordonom.html" text:style-name="Internet_20_link" text:visited-style-name="Visited_20_Internet_20_Link">
in <text:span text:style-name="T4">
 Czech </text:span>
 <text:span text:style-name="T4">
 </text:span>
 Operates <text:span text:style-name="T4">
 </text:span>
 first <text:span text:style-name="T4">
 </text:span>
 <text:span text:style-name="T4">
 Center </text:span>
<text:span text:style-name="T4">
 Help </text:span>
 <text:span text:style-name="T4">
 Rescued </text:span>
 by <text:span text:style-name="T4">
 border </text:span>
</text:a>
Education Minister Mikulala Beck reacted to the video, saying that "intimidation of any form is absolutely unacceptable."</text:p>
      <text:p text:style-name="P4">
The Interior Minister of Vita Rakushan called "spit in the face of the child with the spit of the wool of all our civilization."</text:p>
      <text:p text:style-name="P4">
“Kids just take over our behavior. And they clearly show how much these models are sometimes and stupid, ”he said.</text:p>
      <text:p text:style-name="P4">
News Source: <text:a xlink:type="simple" xlink:href="https://www.ukrinform.ua/rubric-society/3721330-prezident-cehii-zustrivsa-z-ukrainskou-skolarkou-aku-ckuvali-odnoklasniki.html" text:style-name="Internet_20_link" text:visited-style-name="Visited_20_Internet_20_Link">
https://www.ukrinform.ua/rubric-society/3721330-prezident-cehii-zustrivsa-z-ukrainskou-skolarkou-aku-ckuvali-odnoklasniki.html</text:a>
</text:p>
      <!--NEWS-->
      <text:h text:style-name="P10" text:outline-level="1">
<text:span text:style-name="T4">
Khohovskaya hydroelectric power station: ArcelorMittal Kryvyi Rih plant will continue to work remotely</text:span>
</text:h>
      <text:p text:style-name="P4">
Authors: Ukrinform (Person)</text:p>
      <text:p text:style-name="P4">
Publisher: Укринформ (Organization)</text:p>
      <text:p text:style-name="P4">
Published Time: 2023-06-11T-1:17:00+03:00</text:p>
      <text:p text:style-name="P4">
Modified Time: 2023-06-11T21:17:00+03:00</text:p>
      <text:p text:style-name="P4">
Description: From Monday, ArcelorMittal Kryvyi Rih plant will work in remote mode. - Ukrinform.</text:p>
      <text:p text:style-name="P4">
Images: ['<text:a xlink:type="simple" xlink:href="https://static.ukrinform.com/photos/2019_07/thumb_files/630_360_1563643973-422.jpg" text:style-name="Internet_20_link" text:visited-style-name="Visited_20_Internet_20_Link">
630_360_15636...</text:a>
']</text:p>
      <text:p text:style-name="P4">
Tags: ['Каховська ГЕС', 'АрселорМіттал Кривий Ріг', 'Віддалена робота']</text:p>
      <text:p text:style-name="P4">
Type: Article</text:p>
      <!--METADATA-->
      <text:p text:style-name="P4">
<draw:frame draw:style-name="fr1" draw:name="Image24" text:anchor-type="as-char" svg:width="6.9236in" svg:height="3.956343in" draw:z-index="0">
<draw:image xlink:href="../Images/yкринформ/2023-06-11T-1-17-00-03-00/630_360_1563643973-422.jpg" xlink:type="simple" xlink:show="embed" xlink:actuate="onLoad" draw:mime-type="image/jpeg"/>
</draw:frame>
ArcelorMittal Kryvyi Rih will work in the permanent mode.</text:p>
      <text:p text:style-name="P4">
About it <text:a xlink:type="simple" xlink:href="https://t.me/ArcelorMittal_Ua/1677" text:style-name="Internet_20_link" text:visited-style-name="Visited_20_Internet_20_Link">
reports</text:a>
The company press service, Ukrinform reports.</text:p>
      <text:p text:style-name="P4">
"Dear colleagues, due to limited water supply in the factory, tomorrow, June 12, for its employees the same schedule of distant robots is stored as on that week," - the message reads.</text:p>
      <text:p text:style-name="P4">
<text:span text:style-name="T4">
 Read also: </text:span>
 <text:span text:style-name="T4">
 <text:a xlink:type="simple" xlink:href="https://www.ukrinform.ua/rubric-economy/3719192-arselormittal-krivij-rig-prizupiniv-virobnictvo-stali-sob-zmensiti-spozivanna-vodi.html" text:style-name="Internet_20_link" text:visited-style-name="Visited_20_Internet_20_Link">
"ArcelorMitthal Kryvyi Rih" suspended production of Stales to reduce water consumption</text:a>
</text:span>
</text:p>
      <text:p text:style-name="P4">
It is emphasized that the staff of the plant management may use the following options in agreement with the consent of the head: remote work, vacation, leave without salary, simple.</text:p>
      <text:p text:style-name="P4">
The company emphasizes that these are forced measures aimed at saving water resources at the enterprise.</text:p>
      <text:p text:style-name="P4">
<text:span text:style-name="T4">
 Read also: </text:span>
 <text:span text:style-name="T4">
 <text:a xlink:type="simple" xlink:href="https://www.ukrinform.ua/rubric-economy/3718915-pracivnikiv-arselormittal-krivij-rig-perevodat-na-viddalenij-rezim-roboti.html" text:style-name="Internet_20_link" text:visited-style-name="Visited_20_Internet_20_Link">
ArcelorMittal Kryvyi Rih employees translate the work mode</text:a>
</text:span>
</text:p>
      <text:p text:style-name="P4">
As it was reported, due to the blasting and destruction of the Kakhovka hydroelectric power station, the aggressor enterprise <text:span text:style-name="T4">
 <text:a xlink:type="simple" xlink:href="https://www.ukrinform.ua/tag-arselormittal-krivij-rig" text:style-name="Internet_20_link" text:visited-style-name="Visited_20_Internet_20_Link">
"ArcelorMittal Kryvyi Rih"</text:a>
</text:span>
 Restricted water consumption and has already put a number of metallurgical production processes. In particular, the steel is stopped, as well as the production of rolled. The work of coke production, as well as GOK, remains in the work.</text:p>
      <text:p text:style-name="P4">
News Source: <text:a xlink:type="simple" xlink:href="https://www.ukrinform.ua/rubric-economy/3721500-pidriv-kahovskoi-ges-zavodoupravlinna-arselormittal-krivij-rig-prodovzit-pracuvati-viddaleno.html" text:style-name="Internet_20_link" text:visited-style-name="Visited_20_Internet_20_Link">
https://www.ukrinform.ua/rubric-economy/3721500-pidriv-kahovskoi-ges-zavodoupravlinna-arselormittal-krivij-rig-prodovzit-pracuvati-viddaleno.html</text:a>
</text:p>
      <!--NEWS-->
      <text:h text:style-name="P10" text:outline-level="1">
<text:span text:style-name="T4">
In Prague, they held an action to draw attention to the Russian terrorist attack on the Kakhovskaya hydroelectric power station</text:span>
</text:h>
      <text:p text:style-name="P4">
Authors: Ukrinform (Person)</text:p>
      <text:p text:style-name="P4">
Publisher: Укринформ (Organization)</text:p>
      <text:p text:style-name="P4">
Published Time: 2023-06-11T-21:45:17+03:00</text:p>
      <text:p text:style-name="P4">
Modified Time: 2023-06-11T11:45:17+03:00</text:p>
      <text:p text:style-name="P4">
Description: In the Czech capital of Prague there was a rally-perfomance, which aimed at attracting the attention of the world to the tragedy, which is experiencing the south of Ukraine through the terrorist attack of Russia. - Ukrinform.</text:p>
      <text:p text:style-name="P4">
Images: ['<text:a xlink:type="simple" xlink:href="https://static.ukrinform.com/photos/2023_06/thumb_files/630_360_1686472810-9056.jpeg" text:style-name="Internet_20_link" text:visited-style-name="Visited_20_Internet_20_Link">
630_360_16864...</text:a>
']</text:p>
      <text:p text:style-name="P4">
Tags: ['Чехія', 'Акція', 'Каховська ГЕС']</text:p>
      <text:p text:style-name="P4">
Type: Article</text:p>
      <!--METADATA-->
      <text:p text:style-name="P4">
<draw:frame draw:style-name="fr1" draw:name="Image25" text:anchor-type="as-char" svg:width="6.9236in" svg:height="3.956343in" draw:z-index="0">
<draw:image xlink:href="../Images/yкринформ/2023-06-11T-21-45-17-03-00/630_360_1686472810-9056.jpeg" xlink:type="simple" xlink:show="embed" xlink:actuate="onLoad" draw:mime-type="image/jpeg"/>
</draw:frame>
The Prague Capital Capital took place a rally-perfomance, which was aimed at attracting the world to the tragedy, which is undergoing south of Ukraine through terrolactroia.</text:p>
      <text:p text:style-name="P4">
According to Ukrinform, about it on <text:a xlink:type="simple" xlink:href="http://www.facebook.com/UkraineEmbassyinCzechia/posts/pfbid0uFdwpbChHjC7DUeKHRXxqVShjnXBHjoDSQjbehC1a2ax4kKsF59VdT384ygvcGt9l" text:style-name="Internet_20_link" text:visited-style-name="Visited_20_Internet_20_Link">
Facebook</text:a>
The Embassy of Ukraine in the Czech Republic reports.</text:p>
      <text:p text:style-name="P4">
"A rally -perfomance was held in Prague, which aimed at drawing the attention of the world to the tragedy, which is experiencing the south of Ukraine," the diploma said in the diploma.</text:p>
      <text:p text:style-name="P4">
</text:p>
      <text:p text:style-name="P4">
It is noted that thousands of people have lost their homes and are in a permanent security as a result(https://www.ukrinform.ua/tag-kahovska-ges)- a terrorist attack that the Russians have opposed the civilian population of Ukraine.</text:p>
      <text:p text:style-name="P4">
"The world has to respond decisively to the largest ecological catastrophe," the embassy post reads.</text:p>
      <text:p text:style-name="P4">
*!(https://www.ukrinform.ua/rubric-regions/3721177-oon-pidriv-kahovskoi-ges-zalisiv-700-tisac-ludej-bez-naleznogo-dostupu-do-pitnoi-vodi.html)As it was reported, Russian troops on the night against June 6 <text:a xlink:type="simple" xlink:href="https://www.ukrinform.ua/rubric-other_news/3720776-pidriv-rosianami-kahovskoi-ges-usi-novini.html" text:style-name="Internet_20_link" text:visited-style-name="Visited_20_Internet_20_Link">
carried out underwriting hydroelectric power station</text:a>
. The evacuation of the population of flooding is ongoing.</text:p>
      <text:p text:style-name="P4">
The investigation under the article "Ecocide" has been started.</text:p>
      <text:p text:style-name="P4">
The Minister of Protection of the Environment and Natural Resources of Ukraine Ruslan Striple stated that the estimated amount of losses to the environment due to the undermining of the Kakhovka hydroelectric power station already exceeds UAH 55 billion.</text:p>
      <text:p text:style-name="P4">
News Source: <text:a xlink:type="simple" xlink:href="https://www.ukrinform.ua/rubric-society/3721281-u-prazi-proveli-akciu-sob-privernuti-uvagu-do-teraktu-rosian-na-kahovskij-ges.html" text:style-name="Internet_20_link" text:visited-style-name="Visited_20_Internet_20_Link">
https://www.ukrinform.ua/rubric-society/3721281-u-prazi-proveli-akciu-sob-privernuti-uvagu-do-teraktu-rosian-na-kahovskij-ges.html</text:a>
</text:p>
      <!--NEWS-->
      <text:h text:style-name="P10" text:outline-level="1">
<text:span text:style-name="T4">
In Prague, they held an action to draw attention to the Russian terrorist attack on the Kakhovskaya hydroelectric power station</text:span>
</text:h>
      <text:p text:style-name="P4">
Authors: Ukrinform (Person)</text:p>
      <text:p text:style-name="P4">
Publisher: Укринформ (Organization)</text:p>
      <text:p text:style-name="P4">
Published Time: 2023-06-11T-21:45:17+03:00</text:p>
      <text:p text:style-name="P4">
Modified Time: 2023-06-11T11:45:17+03:00</text:p>
      <text:p text:style-name="P4">
Description: In the Czech capital of Prague there was a rally-perfomance, which aimed at attracting the attention of the world to the tragedy, which is experiencing the south of Ukraine through the terrorist attack of Russia. - Ukrinform.</text:p>
      <text:p text:style-name="P4">
Images: ['<text:a xlink:type="simple" xlink:href="https://static.ukrinform.com/photos/2023_06/thumb_files/630_360_1686472810-9056.jpeg" text:style-name="Internet_20_link" text:visited-style-name="Visited_20_Internet_20_Link">
630_360_16864...</text:a>
']</text:p>
      <text:p text:style-name="P4">
Tags: ['Чехія', 'Акція', 'Каховська ГЕС']</text:p>
      <text:p text:style-name="P4">
Type: Article</text:p>
      <!--METADATA-->
      <text:p text:style-name="P4">
<draw:frame draw:style-name="fr1" draw:name="Image27" text:anchor-type="as-char" svg:width="6.9236in" svg:height="3.956343in" draw:z-index="0">
<draw:image xlink:href="../Images/yкринформ/2023-06-11T-21-45-17-03-00/630_360_1686472810-9056.jpeg" xlink:type="simple" xlink:show="embed" xlink:actuate="onLoad" draw:mime-type="image/jpeg"/>
</draw:frame>
The Prague Capital Capital took place a rally-perfomance, which was aimed at attracting the world to the tragedy, which is undergoing south of Ukraine through terrolactroia.</text:p>
      <text:p text:style-name="P4">
According to Ukrinform, about it on <text:a xlink:type="simple" xlink:href="http://www.facebook.com/UkraineEmbassyinCzechia/posts/pfbid0uFdwpbChHjC7DUeKHRXxqVShjnXBHjoDSQjbehC1a2ax4kKsF59VdT384ygvcGt9l" text:style-name="Internet_20_link" text:visited-style-name="Visited_20_Internet_20_Link">
Facebook</text:a>
The Embassy of Ukraine in the Czech Republic reports.</text:p>
      <text:p text:style-name="P4">
"A rally -perfomance was held in Prague, which aimed at drawing the attention of the world to the tragedy, which is experiencing the south of Ukraine," the diploma said in the diploma.</text:p>
      <text:p text:style-name="P4">
</text:p>
      <text:p text:style-name="P4">
It is noted that thousands of people have lost their homes and are in a permanent security as a result(https://www.ukrinform.ua/tag-kahovska-ges)- a terrorist attack that the Russians have opposed the civilian population of Ukraine.</text:p>
      <text:p text:style-name="P4">
"The world has to respond decisively to the largest ecological catastrophe," the embassy post reads.</text:p>
      <text:p text:style-name="P4">
*!(https://www.ukrinform.ua/rubric-regions/3721177-oon-pidriv-kahovskoi-ges-zalisiv-700-tisac-ludej-bez-naleznogo-dostupu-do-pitnoi-vodi.html)As it was reported, Russian troops on the night against June 6 <text:a xlink:type="simple" xlink:href="https://www.ukrinform.ua/rubric-other_news/3720776-pidriv-rosianami-kahovskoi-ges-usi-novini.html" text:style-name="Internet_20_link" text:visited-style-name="Visited_20_Internet_20_Link">
carried out underwriting hydroelectric power station</text:a>
. The evacuation of the population of flooding is ongoing.</text:p>
      <text:p text:style-name="P4">
The investigation under the article "Ecocide" has been started.</text:p>
      <text:p text:style-name="P4">
The Minister of Protection of the Environment and Natural Resources of Ukraine Ruslan Striple stated that the estimated amount of losses to the environment due to the undermining of the Kakhovka hydroelectric power station already exceeds UAH 55 billion.</text:p>
      <text:p text:style-name="P4">
News Source: <text:a xlink:type="simple" xlink:href="https://www.ukrinform.ua/rubric-society/3721281-u-prazi-proveli-akciu-sob-privernuti-uvagu-do-teraktu-rosian-na-kahovskij-ges.html" text:style-name="Internet_20_link" text:visited-style-name="Visited_20_Internet_20_Link">
https://www.ukrinform.ua/rubric-society/3721281-u-prazi-proveli-akciu-sob-privernuti-uvagu-do-teraktu-rosian-na-kahovskij-ges.html</text:a>
</text:p>
      <!--NEWS-->
      <text:h text:style-name="P10" text:outline-level="1">
<text:span text:style-name="T4">
From the Left Bank of Kherson region managed to evacuate 112 people</text:span>
</text:h>
      <text:p text:style-name="P4">
Authors: Ukrinform (Person)</text:p>
      <text:p text:style-name="P4">
Publisher: Укринформ (Organization)</text:p>
      <text:p text:style-name="P4">
Published Time: 2023-06-11T-2:02:22+03:00</text:p>
      <text:p text:style-name="P4">
Modified Time: 2023-06-11T21:02:22+03:00</text:p>
      <text:p text:style-name="P4">
Description: From the temporarily occupied Left Bank of Kherson region, 112 people were evacuated, 54 of them and seven children. - Ukrinform.</text:p>
      <text:p text:style-name="P4">
Images: ['<text:a xlink:type="simple" xlink:href="https://static.ukrinform.com/photos/2023_06/thumb_files/630_360_1686506334-241.jpg" text:style-name="Internet_20_link" text:visited-style-name="Visited_20_Internet_20_Link">
630_360_16865...</text:a>
']</text:p>
      <text:p text:style-name="P4">
Tags: ['Евакуація', 'Херсонщина', 'Росія', 'Каховська ГЕС']</text:p>
      <text:p text:style-name="P4">
Type: Article</text:p>
      <!--METADATA-->
      <text:p text:style-name="P4">
<draw:frame draw:style-name="fr1" draw:name="Image29" text:anchor-type="as-char" svg:width="6.9236in" svg:height="3.956343in" draw:z-index="0">
<draw:image xlink:href="../Images/yкринформ/2023-06-11T-2-02-22-03-00/630_360_1686506334-241.jpg" xlink:type="simple" xlink:show="embed" xlink:actuate="onLoad" draw:mime-type="image/jpeg"/>
</draw:frame>
The Occupied Left Bank of Kherson region managed to evacuate 112 people, 54 women and seven children.</text:p>
      <text:p text:style-name="P4">
The Chief of Kherson Ovaoleksandr Proudin reported this on the air of the Tele scale "The only news", Ukrinform reports.</text:p>
      <text:p text:style-name="P4">
"I cannot open all the details, but today it has been able to pull out 112 of our people from the Left Bank, of whom 54 women and seven children," said Proprokudin.</text:p>
      <text:p text:style-name="P4">
In particular, he said that on Sunday on the Left Bank, two men were found, which was lit. They have now been hospitalized by reconciliation and provide all the necessary help.</text:p>
      <text:p text:style-name="P4">
<text:span text:style-name="T4">
 Read also: </text:span>
 <text:a xlink:type="simple" xlink:href="https://www.ukrinform.ua/rubric-regions/3721344-na-hersonsini-vnaslidok-pidtoplenna-zaginuli-patero-ludej-35-znikli-bezvisti.html" text:style-name="Internet_20_link" text:visited-style-name="Visited_20_Internet_20_Link">
because of the Russian terrorist attack on the Kakhovskaya hydroelectric power station six were killed, 10 more were injured</text:a>
As reported by Ukrinform, on June 11, the Russians fired three evacuation boats that were taken out of the flooded Left Bank. [Three people were killed, 23(https://www.ukrinform.ua/rubric-regions/3721479-obstril-pid-cas-evakuacii-kilkist-poranenih-na-hersonsini-zrosla-do-23.html), among them -two police officers.</text:p>
      <text:p text:style-name="P4">
In general, <text:a xlink:type="simple" xlink:href="https://www.ukrinform.ua/rubric-regions/3721463-postrazdali-vnaslidok-pidrivu-kahovskoi-ges-otrimaut-kompensacii-smigal.html" text:style-name="Internet_20_link" text:visited-style-name="Visited_20_Internet_20_Link">
according to Prime Minister Denis Shmigal</text:a>
, as of now, more than 2.7 thousand people have been married, 13 evacuation points have been launched, and 2,000 rescuers are involved.</text:p>
      <text:p text:style-name="P4">
<text:span text:style-name="T5">
Foto: Igor Klimenko, Facebook</text:span>
</text:p>
      <text:p text:style-name="P4">
News Source: <text:a xlink:type="simple" xlink:href="https://www.ukrinform.ua/rubric-regions/3721491-z-livoberezza-hersonsini-vdalosa-evakuuvati-112-ludej.html" text:style-name="Internet_20_link" text:visited-style-name="Visited_20_Internet_20_Link">
https://www.ukrinform.ua/rubric-regions/3721491-z-livoberezza-hersonsini-vdalosa-evakuuvati-112-ludej.html</text:a>
</text:p>
      <!--NEWS-->
      <text:h text:style-name="P10" text:outline-level="1">
<text:span text:style-name="T4">
The Ukrainian military liberated another settlement in Donetsk - Makarivka</text:span>
</text:h>
      <text:p text:style-name="P4">
Authors: Ukrinform (Person)</text:p>
      <text:p text:style-name="P4">
Publisher: Укринформ (Organization)</text:p>
      <text:p text:style-name="P4">
Published Time: 2023-06-11T-4:55:00+03:00</text:p>
      <text:p text:style-name="P4">
Modified Time: 2023-06-11T20:55:00+03:00</text:p>
      <text:p text:style-name="P4">
Description: The forces of Ukraine's defense released the village of Makarivka from the Russian invaders and advanced in several directions, including Bakhmutsky. - Ukrinform.</text:p>
      <text:p text:style-name="P4">
Images: ['<text:a xlink:type="simple" xlink:href="https://static.ukrinform.com/photos/2023_06/thumb_files/630_360_1686291713-528.jpg" text:style-name="Internet_20_link" text:visited-style-name="Visited_20_Internet_20_Link">
630_360_16862...</text:a>
']</text:p>
      <text:p text:style-name="P4">
Tags: ['Донеччина', 'Міноборони', 'ЗСУ', 'Війна з Росією', '#stoprussia']</text:p>
      <text:p text:style-name="P4">
Type: Article</text:p>
      <!--METADATA-->
      <text:p text:style-name="P4">
<draw:frame draw:style-name="fr1" draw:name="Image30" text:anchor-type="as-char" svg:width="6.9236in" svg:height="3.956343in" draw:z-index="0">
<draw:image xlink:href="../Images/yкринформ/2023-06-11T-4-55-00-03-00/630_360_1686291713-528.jpg" xlink:type="simple" xlink:show="embed" xlink:actuate="onLoad" draw:mime-type="image/jpeg"/>
</draw:frame>
Ukraine's forces of Ukraine released from the Russian invaders the village of Makarivka and proceeded in several directions, in particular in Bakhmutsky.</text:p>
      <text:p text:style-name="P4">
According to Ukrinform, the Deputy Minister of Defense Anna Malyar reported in <text:a xlink:type="simple" xlink:href="https://t.me/annamaliar/840" text:style-name="Internet_20_link" text:visited-style-name="Visited_20_Internet_20_Link">
telegram</text:a>
Speaking in the directions where the offensive is carried out.</text:p>
      <text:p text:style-name="P4">
"The Blessed and Makarivka settlements are deocal," she said.</text:p>
      <text:p text:style-name="P4">
In the Bakhmut direction, the painter said, our troops continue the assault: "There is a success in the area of the Berch reservoir. They advanced by 250 m".</text:p>
      <text:p text:style-name="P4">
<text:span text:style-name="T4">
 Read also: </text:span>
 [in defense forces told about liberation <text:span text:style-name="T4">
 fertile </text:span>
(https://www.ukrinform.ua/rubric-ato/3721406-u-silah-oboroni-rozpovili-pro-vizvolenna-blagodatnogo.html)In the south, according to the Ministry of Defense, there are two directions at a distance of 300 to 1500 meters.</text:p>
      <text:p text:style-name="P4">
"In the areas where our troops are in defense, no position is lost," the Deputy Minister added.</text:p>
      <text:p text:style-name="P4">
<text:span text:style-name="T4">
 Read also: </text:span>
 [the Armed Forces moved the front line, taking over the enemy position(https://www.ukrinform.ua/rubric-ato/3721465-zsu-posunuli-liniu-frontu-zahopivsi-vorozu-poziciu-na-avdiivskomu-napramku.html)As reported by Ukrinform, the forces of defense of Ukraine in Donetsk region <text:a xlink:type="simple" xlink:href="https://www.ukrinform.ua/rubric-ato/3721286-zsu-zvilnili-blagodatne.html" text:style-name="Internet_20_link" text:visited-style-name="Visited_20_Internet_20_Link">
liberated the Russian invaders village of Blessed village</text:a>
and <text:a xlink:type="simple" xlink:href="https://www.ukrinform.ua/rubric-ato/3721444-zsu-zvilnili-neskucne-u-doneckij-oblasti.html" text:style-name="Internet_20_link" text:visited-style-name="Visited_20_Internet_20_Link">
the village of Neskuchkchu</text:a>
 .</text:p>
      <text:p text:style-name="P4">
News Source: <text:a xlink:type="simple" xlink:href="https://www.ukrinform.ua/rubric-ato/3721490-ukrainski-vijskovi-zvilnili-se-odin-naselenij-punkt-na-doneccini-makarivku.html" text:style-name="Internet_20_link" text:visited-style-name="Visited_20_Internet_20_Link">
https://www.ukrinform.ua/rubric-ato/3721490-ukrainski-vijskovi-zvilnili-se-odin-naselenij-punkt-na-doneccini-makarivku.html</text:a>
</text:p>
      <!--NEWS-->
      <text:h text:style-name="P10" text:outline-level="1">
<text:span text:style-name="T4">
In Kharkiv, a man exploded while mowing grass</text:span>
</text:h>
      <text:p text:style-name="P4">
Authors: Ukrinform (Person)</text:p>
      <text:p text:style-name="P4">
Publisher: Укринформ (Organization)</text:p>
      <text:p text:style-name="P4">
Published Time: 2023-06-11T-5:44:56+03:00</text:p>
      <text:p text:style-name="P4">
Modified Time: 2023-06-11T20:44:56+03:00</text:p>
      <text:p text:style-name="P4">
Description: In the village of Nova Gusarivka, the Izyum district of Kharkiv region, a 55-year-old man, mowing the grass, exploded on an unknown explosive object. - Ukrinform.</text:p>
      <text:p text:style-name="P4">
Images: ['<text:a xlink:type="simple" xlink:href="https://static.ukrinform.com/photos/2023_06/thumb_files/630_360_1685868348-538.jpg" text:style-name="Internet_20_link" text:visited-style-name="Visited_20_Internet_20_Link">
630_360_16858...</text:a>
']</text:p>
      <text:p text:style-name="P4">
Tags: ['Поранені', 'Вибухівка', 'Харківщина']</text:p>
      <text:p text:style-name="P4">
Type: Article</text:p>
      <!--METADATA-->
      <text:p text:style-name="P4">
<draw:frame draw:style-name="fr1" draw:name="Image31" text:anchor-type="as-char" svg:width="6.9236in" svg:height="3.956343in" draw:z-index="0">
<draw:image xlink:href="../Images/yкринформ/2023-06-11T-5-44-56-03-00/630_360_1685868348-538.jpg" xlink:type="simple" xlink:show="embed" xlink:actuate="onLoad" draw:mime-type="image/jpeg"/>
</draw:frame>
In Selynova Gusarivka, Izium district of Kharkiv region, a 55-year-old man, mowing the grass, exploded on an unknown explosive object.</text:p>
      <text:p text:style-name="P4">
About it reports in <text:a xlink:type="simple" xlink:href="https://t.me/DSNS_Kharkiv/3773" text:style-name="Internet_20_link" text:visited-style-name="Visited_20_Internet_20_Link">
telegram</text:a>
The SES of the SES of Ukraine in Kharkiv region, Ukrinform reports.</text:p>
      <text:p text:style-name="P4">
"On June 11, in the village of Nova Gusarivka, the Izyum district, during mowing of grass, an innovative explosive object was blown up in 1968. As a result, he suffered bodily harm," - the presentation reads.</text:p>
      <text:p text:style-name="P4">
The victim was hospitalized at the city's medical institution <text:a xlink:type="simple" xlink:href="https://www.ukrinform.ua/tag-harkiv" text:style-name="Internet_20_link" text:visited-style-name="Visited_20_Internet_20_Link">
Kharkiv</text:a>
.</text:p>
      <text:p text:style-name="P4">
<text:span text:style-name="T4">
 Read also: </text:span>
 [in Nikopol as a result of hostile <text:span text:style-name="T4">
 fire </text:span>
 In damaged Medical(https://www.ukrinform.ua/rubric-ato/3721478-u-nikopoli-vnaslidok-vorozogo-obstrilu-poskodzenij-medzaklad.html)As reported by Ukrinform, today the Russians <text:a xlink:type="simple" xlink:href="https://www.ukrinform.ua/rubric-ato/3721396-rosiani-obstriluut-harkivsinu.html" text:style-name="Internet_20_link" text:visited-style-name="Visited_20_Internet_20_Link">
fired the village of Tsirkuni</text:a>
in Kharkiv region with Hurricane RSSV.</text:p>
      <text:p text:style-name="P4">
News Source: <text:a xlink:type="simple" xlink:href="https://www.ukrinform.ua/rubric-regions/3721488-na-harkivsini-colovik-pidirvavsa-pid-cas-skosuvanna-travi.html" text:style-name="Internet_20_link" text:visited-style-name="Visited_20_Internet_20_Link">
https://www.ukrinform.ua/rubric-regions/3721488-na-harkivsini-colovik-pidirvavsa-pid-cas-skosuvanna-travi.html</text:a>
</text:p>
      <!--NEWS-->
      <text:h text:style-name="P10" text:outline-level="1">
<text:span text:style-name="T4">
The water level in the flooded Kherson region is already less than four meters</text:span>
</text:h>
      <text:p text:style-name="P4">
Authors: Ukrinform (Person)</text:p>
      <text:p text:style-name="P4">
Publisher: Укринформ (Organization)</text:p>
      <text:p text:style-name="P4">
Published Time: 2023-06-11T-6:33:00+03:00</text:p>
      <text:p text:style-name="P4">
Modified Time: 2023-06-11T20:33:00+03:00</text:p>
      <text:p text:style-name="P4">
Description: The water level in the Kherson region, which is suffering due to flooding as a result of the blast by the Russian aggressor of the Kakhovka hydroelectric power station, decreased to 3.93 m - Ukrinform as of June 11 in the evening.</text:p>
      <text:p text:style-name="P4">
Images: ['<text:a xlink:type="simple" xlink:href="https://static.ukrinform.com/photos/2023_06/thumb_files/630_360_1686037967-675.jpg" text:style-name="Internet_20_link" text:visited-style-name="Visited_20_Internet_20_Link">
630_360_16860...</text:a>
']</text:p>
      <text:p text:style-name="P4">
Tags: ['Херсонщина', 'Вода', 'Єдині новини', 'Затоплення']</text:p>
      <text:p text:style-name="P4">
Type: Article</text:p>
      <!--METADATA-->
      <text:p text:style-name="P4">
<draw:frame draw:style-name="fr1" draw:name="Image32" text:anchor-type="as-char" svg:width="6.9236in" svg:height="3.956343in" draw:z-index="0">
<draw:image xlink:href="../Images/yкринформ/2023-06-11T-6-33-00-03-00/630_360_1686037967-675.jpg" xlink:type="simple" xlink:show="embed" xlink:actuate="onLoad" draw:mime-type="image/jpeg"/>
</draw:frame>
The level in the Kherson region, which is suffering due to flooding as a result of the blasting by the Russian Insor of the Kakhovka Hydroelectric Power Plant, as of June 11, decreased to 3.93 m on the evening of June 11.</text:p>
      <text:p text:style-name="P4">
The Chief of Kherson Ovaoleksandr Proudin reported this on the air of the Tele scale "The only news", Ukrinform reports.</text:p>
      <text:p text:style-name="P4">
"The flooded area has halved almost twice, it is 77.71 sq. Km. Medium level <text:a xlink:type="simple" xlink:href="https://www.ukrinform.ua/tag-voda" text:style-name="Internet_20_link" text:visited-style-name="Visited_20_Internet_20_Link">
water</text:a>
It is less than 4 m - 3.93 m at this time, and this figure continues to decrease, " - said Propkudin.</text:p>
      <text:p text:style-name="P4">
He informed that 46 settlements remain flooded, of which 32 are the right bank and 14 - on the Left Bank of Kherson region. Almost 3,800 residential buildings remain under water.</text:p>
      <text:p text:style-name="P4">
The chief of Ova said that in three settlements the water had already come down. Explosives come in the first time, as the flood could be brought there and other explosive objects. After that, law enforcement, environmentalists and then - public utilities. Only then can evacuated local residents come to their homes.</text:p>
      <text:p text:style-name="P4">
<text:span text:style-name="T4">
 Read also: </text:span>
 <text:a xlink:type="simple" xlink:href="https://www.ukrinform.ua/rubric-regions/3721348-na-hersonsini-plosa-pidtoplenna-zmensilasa-majze-vdvici.html" text:style-name="Internet_20_link" text:visited-style-name="Visited_20_Internet_20_Link">
in Kherson region the flood area has almost doubled</text:a>
As reported by Ukrinform, in the morning of June 11, the level of flooding was 4.07 in the city of yesterday, water departed from three villages of Beryslav district - Nikolaevka, Lviv and Olgivka.</text:p>
      <text:p text:style-name="P4">
News Source: <text:a xlink:type="simple" xlink:href="https://www.ukrinform.ua/rubric-regions/3721486-riven-vodi-na-zatoplenij-hersonsini-vze-stanovit-mens-ak-cotiri-metri.html" text:style-name="Internet_20_link" text:visited-style-name="Visited_20_Internet_20_Link">
https://www.ukrinform.ua/rubric-regions/3721486-riven-vodi-na-zatoplenij-hersonsini-vze-stanovit-mens-ak-cotiri-metri.html</text:a>
</text:p>
      <!--NEWS-->
      <text:h text:style-name="P10" text:outline-level="1">
<text:span text:style-name="T4">
The Ukrainian Basketball Team 3x3 gave way to Germany in a decisive match</text:span>
</text:h>
      <text:p text:style-name="P4">
Authors: Ukrinform (Person)</text:p>
      <text:p text:style-name="P4">
Publisher: Укринформ (Organization)</text:p>
      <text:p text:style-name="P4">
Published Time: 2023-06-11T-7:31:33+03:00</text:p>
      <text:p text:style-name="P4">
Modified Time: 2023-06-11T20:31:33+03:00</text:p>
      <text:p text:style-name="P4">
Description: The Ukrainians lost their chance to enter Euro 2023. - Ukrinform.</text:p>
      <text:p text:style-name="P4">
Images: ['<text:a xlink:type="simple" xlink:href="https://static.ukrinform.com/photos/2023_06/thumb_files/630_360_1686504505-769.jpg" text:style-name="Internet_20_link" text:visited-style-name="Visited_20_Internet_20_Link">
630_360_16865...</text:a>
']</text:p>
      <text:p text:style-name="P4">
Tags: ['Баскетбол']</text:p>
      <text:p text:style-name="P4">
Type: Article</text:p>
      <!--METADATA-->
      <text:p text:style-name="P4">
<draw:frame draw:style-name="fr1" draw:name="Image33" text:anchor-type="as-char" svg:width="6.9236in" svg:height="3.956343in" draw:z-index="0">
<draw:image xlink:href="../Images/yкринформ/2023-06-11T-7-31-33-03-00/630_360_1686504505-769.jpg" xlink:type="simple" xlink:show="embed" xlink:actuate="onLoad" draw:mime-type="image/jpeg"/>
</draw:frame>
The Ukrainians were worse to enter Euro 2023.</text:p>
      <text:p text:style-name="P4">
The 3x3 Basketball Basketball Team lost in the match for the third location of the European Championship, Ukrinform reports.</text:p>
      <text:p text:style-name="P4">
Ukraine conceded with a score of 11:12 and did not go out.</text:p>
      <text:p text:style-name="P4">
In the previous match, Ukrainians gave way to Croatia - 11:12.</text:p>
      <text:p text:style-name="P4">
Ukraine was introduced by Oleg Bondarenko, Vladimir Konev, Maxim Zakurdaev, Maximnikitin.</text:p>
      <text:p text:style-name="P4">
*!(https://www.ukrinform.ua/rubric-sports/3694223-basketbol-konev-uvijsov-do-top10-istoricnogo-rejtingu-skoreriv-superligi.html)As reported by Ukrinform, Konev is MVP Super Leagues of the 2022/23 season, Zakurdayev - the best defender.</text:p>
      <text:p text:style-name="P4">
Photo: fbu.ua</text:p>
      <text:p text:style-name="P4">
News Source: <text:a xlink:type="simple" xlink:href="https://www.ukrinform.ua/rubric-sports/3721485-zbirna-ukraini-z-basketbolu-3h3-postupilas-nimeccini-u-virisalnomu-matci-za-vihid-na-ce.html" text:style-name="Internet_20_link" text:visited-style-name="Visited_20_Internet_20_Link">
https://www.ukrinform.ua/rubric-sports/3721485-zbirna-ukraini-z-basketbolu-3h3-postupilas-nimeccini-u-virisalnomu-matci-za-vihid-na-ce.html</text:a>
</text:p>
      <!--NEWS-->
      <text:h text:style-name="P10" text:outline-level="1">
<text:span text:style-name="T4">
In Kherson under the rubble of the house found the deceased</text:span>
</text:h>
      <text:p text:style-name="P4">
Authors: Ukrinform (Person)</text:p>
      <text:p text:style-name="P4">
Publisher: Укринформ (Organization)</text:p>
      <text:p text:style-name="P4">
Published Time: 2023-06-11T-8:27:00+03:00</text:p>
      <text:p text:style-name="P4">
Modified Time: 2023-06-11T20:27:00+03:00</text:p>
      <text:p text:style-name="P4">
Description: In Kherson, when parsing the blockages of the Russians fired at the house found the body of a dead man. - Ukrinform.</text:p>
      <text:p text:style-name="P4">
Images: ['<text:a xlink:type="simple" xlink:href="https://static.ukrinform.com/photos/2018_10/thumb_files/630_360_1538997483-946.jpg" text:style-name="Internet_20_link" text:visited-style-name="Visited_20_Internet_20_Link">
630_360_15389...</text:a>
']</text:p>
      <text:p text:style-name="P4">
Tags: ['ДСНС', 'Херсон', 'Обстріл', 'Загибель']</text:p>
      <text:p text:style-name="P4">
Type: Article</text:p>
      <!--METADATA-->
      <text:p text:style-name="P4">
<draw:frame draw:style-name="fr1" draw:name="Image34" text:anchor-type="as-char" svg:width="6.9236in" svg:height="3.956343in" draw:z-index="0">
<draw:image xlink:href="../Images/yкринформ/2023-06-11T-8-27-00-03-00/630_360_1538997483-946.jpg" xlink:type="simple" xlink:show="embed" xlink:actuate="onLoad" draw:mime-type="image/jpeg"/>
</draw:frame>
In Kherson, the parsing of the gaps of the Russians fired at the house found the body of the deceased.</text:p>
      <text:p text:style-name="P4">
This was reported in <text:a xlink:type="simple" xlink:href="https://t.me/roman_mrochko/1158" text:style-name="Internet_20_link" text:visited-style-name="Visited_20_Internet_20_Link">
telegram</text:a>
Roman Mrochko, the head of the Church, reports.</text:p>
      <text:p text:style-name="P4">
"On behalf of the military administration, the SESA forces of the SES conducted a removal of the house on Vazova, 5 damaged as a result of <text:a xlink:type="simple" xlink:href="https://www.ukrinform.ua/tag-obstril" text:style-name="Internet_20_link" text:visited-style-name="Visited_20_Internet_20_Link">
shelling</text:a>
Russians. Unfortunately, a person was found in place, "the message said.</text:p>
      <text:p text:style-name="P4">
Currently, parsing and search work is completed, the MBA chief said.</text:p>
      <text:p text:style-name="P4">
<text:span text:style-name="T4">
 Read also: </text:span>
 <text:a xlink:type="simple" xlink:href="https://www.ukrinform.ua/rubric-regions/3721462-pid-cas-evakuacii-na-hersonsini-popri-obstril-vratuvali-21-ludinu.html" text:style-name="Internet_20_link" text:visited-style-name="Visited_20_Internet_20_Link">
during evacuation in Kherson region, despite the shelling, saved21 people</text:a>
As reported <text:a xlink:type="simple" xlink:href="https://www.ukrinform.ua/rubric-regions/3721418-rosiani-obstrilali-coven-z-civilnimi-aki-evakuuvalisa-z-livoberezza-hersonsini-e-poraneni.html" text:style-name="Internet_20_link" text:visited-style-name="Visited_20_Internet_20_Link">
Ukrinform</text:a>
, today, on June 11, the Russian boat, which was exported from the flood zone. Three people, 23 people, including two police officers, were injured in the shelling.</text:p>
      <text:p text:style-name="P4">
News Source: <text:a xlink:type="simple" xlink:href="https://www.ukrinform.ua/rubric-regions/3721483-u-hersoni-pid-zavalami-budinku-znajsli-zagiblogo.html" text:style-name="Internet_20_link" text:visited-style-name="Visited_20_Internet_20_Link">
https://www.ukrinform.ua/rubric-regions/3721483-u-hersoni-pid-zavalami-budinku-znajsli-zagiblogo.html</text:a>
</text:p>
      <!--NEWS-->
      <text:h text:style-name="P10" text:outline-level="1">
<text:span text:style-name="T4">
Evacuation fire: The number of wounded in Kherson region has increased to 23</text:span>
</text:h>
      <text:p text:style-name="P4">
Authors: Ukrinform (Person)</text:p>
      <text:p text:style-name="P4">
Publisher: Укринформ (Organization)</text:p>
      <text:p text:style-name="P4">
Published Time: 2023-06-11T-9:20:00+03:00</text:p>
      <text:p text:style-name="P4">
Modified Time: 2023-06-11T20:20:00+03:00</text:p>
      <text:p text:style-name="P4">
Description: During the evacuation from the Left Bank of the Kherson region, at least 23 people were injured by enemy fire, three dead. - Ukrinform.</text:p>
      <text:p text:style-name="P4">
Images: ['<text:a xlink:type="simple" xlink:href="https://static.ukrinform.com/photos/2023_06/thumb_files/630_360_1686503613-570.jpg" text:style-name="Internet_20_link" text:visited-style-name="Visited_20_Internet_20_Link">
630_360_16865...</text:a>
']</text:p>
      <text:p text:style-name="P4">
Tags: ['Евакуація', 'Херсонщина', 'Обстріл', 'Війна з Росією']</text:p>
      <text:p text:style-name="P4">
Type: Article</text:p>
      <!--METADATA-->
      <text:p text:style-name="P4">
<draw:frame draw:style-name="fr1" draw:name="Image35" text:anchor-type="as-char" svg:width="6.9236in" svg:height="3.956343in" draw:z-index="0">
<draw:image xlink:href="../Images/yкринформ/2023-06-11T-9-20-00-03-00/630_360_1686503613-570.jpg" xlink:type="simple" xlink:show="embed" xlink:actuate="onLoad" draw:mime-type="image/jpeg"/>
</draw:frame>
At least 23 people were injured in the Left Bank of the Kherson region, three dead.</text:p>
      <text:p text:style-name="P4">
According to Ukrinform, the prosecutor General's office reported in <text:a xlink:type="simple" xlink:href="https://t.me/pgo_gov_ua/13219" text:style-name="Internet_20_link" text:visited-style-name="Visited_20_Internet_20_Link">
telegram</text:a>
.</text:p>
      <text:p text:style-name="P4">
On the violation of the laws and customs of war combined with premeditated murder(Part 2 of Art. 438 of the Criminal Code of Ukraine), law enforcement officers started pre -trial investigation.</text:p>
      <text:p text:style-name="P4">
The investigation found that on June 11, the Russian military once again <text:a xlink:type="simple" xlink:href="https://www.ukrinform.ua/tag-obstril" text:style-name="Internet_20_link" text:visited-style-name="Visited_20_Internet_20_Link">
fired</text:a>
Civilian population during the existence of evaporation measures from the flooded settlements of the temporarily captured -by -bank part of the Kherson region.</text:p>
      <text:p text:style-name="P4">
<text:span text:style-name="T4">
 Read also: </text:span>
 <text:a xlink:type="simple" xlink:href="https://www.ukrinform.ua/rubric-regions/3721344-na-hersonsini-vnaslidok-pidtoplenna-zaginuli-patero-ludej-35-znikli-bezvisti.html" text:style-name="Internet_20_link" text:visited-style-name="Visited_20_Internet_20_Link">
because of the Russian terrorist attack on the Kakhovskaya hydroelectric power station six were killed, 10 more were injured</text:a>
"As a result of <text:a xlink:type="simple" xlink:href="https://www.ukrinform.ua/rubric-ato/3721442-obstril-evakuacijnogo-covna-na-hersonsini-troe-zagiblih-desatero-poranenih.html" text:style-name="Internet_20_link" text:visited-style-name="Visited_20_Internet_20_Link">
three people died</text:a>
. At least 23 people are injured. The data is clarified, " - said in OGP.</text:p>
      <text:p text:style-name="P4">
As reported by Ukrinform, on Sunday, June 11, the Russian army attacked the boat with peaceful inhabitants who were evacuated from the Left Bank of Kherson region.</text:p>
      <text:p text:style-name="P4">
Despite the heavy fire on the part of the Russians <text:a xlink:type="simple" xlink:href="https://www.ukrinform.ua/rubric-regions/3721462-pid-cas-evakuacii-na-hersonsini-popri-obstril-vratuvali-21-ludinu.html" text:style-name="Internet_20_link" text:visited-style-name="Visited_20_Internet_20_Link">
21 people were saved</text:a>
.</text:p>
      <text:p text:style-name="P4">
<text:span text:style-name="T5">
Foto: Igor Klimenko, Facebook</text:span>
</text:p>
      <text:p text:style-name="P4">
News Source: <text:a xlink:type="simple" xlink:href="https://www.ukrinform.ua/rubric-regions/3721479-obstril-pid-cas-evakuacii-kilkist-poranenih-na-hersonsini-zrosla-do-23.html" text:style-name="Internet_20_link" text:visited-style-name="Visited_20_Internet_20_Link">
https://www.ukrinform.ua/rubric-regions/3721479-obstril-pid-cas-evakuacii-kilkist-poranenih-na-hersonsini-zrosla-do-23.html</text:a>
</text:p>
      <!--NEWS-->
      <text:h text:style-name="P10" text:outline-level="1">
<text:span text:style-name="T4">
Zelensky and Trudeau turned to the world media</text:span>
</text:h>
      <text:p text:style-name="P4">
Authors: Ukrinform (Person)</text:p>
      <text:p text:style-name="P4">
Publisher: Укринформ (Organization)</text:p>
      <text:p text:style-name="P4">
Published Time: 2023-06-11T0:19:00+03:00</text:p>
      <text:p text:style-name="P4">
Modified Time: 2023-06-11T21:19:00+03:00</text:p>
      <text:p text:style-name="P4">
Description: President of Ukraine Volodymyr Zelensky, together with the head of the Government of Canada, Justin Trudeau, appealed to journalists within the Press Gallery Dinner event. - Ukrinform.</text:p>
      <text:p text:style-name="P4">
Images: ['<text:a xlink:type="simple" xlink:href="https://static.ukrinform.com/photos/2023_06/thumb_files/630_360_1686406417-407.jpg" text:style-name="Internet_20_link" text:visited-style-name="Visited_20_Internet_20_Link">
630_360_16864...</text:a>
']</text:p>
      <text:p text:style-name="P4">
Tags: ['Канада', 'Трюдо', 'ЗМІ', 'Зеленський']</text:p>
      <text:p text:style-name="P4">
Type: Article</text:p>
      <!--METADATA-->
      <text:p text:style-name="P4">
<draw:frame draw:style-name="fr1" draw:name="Image36" text:anchor-type="as-char" svg:width="6.9236in" svg:height="3.956343in" draw:z-index="0">
<draw:image xlink:href="../Images/yкринформ/2023-06-11T0-19-00-03-00/630_360_1686406417-407.jpg" xlink:type="simple" xlink:show="embed" xlink:actuate="onLoad" draw:mime-type="image/jpeg"/>
</draw:frame>
President of Ukraine Volodymyr Zelensky, together with the head of the Government of Canada, Justin Trudea, has been converted to journalists within the Press Gallery Dinner event.</text:p>
      <text:p text:style-name="P4">
According to Ukrinform, the President's Office in [Telegram] reports it(https://t.me/OP_UA/9708).</text:p>
      <text:p text:style-name="P4">
This organization includes well -known Canadian and world media, including: Politico, CNN, Wall Street Journal, Reuters, Bloomberg News, CBC News.</text:p>
      <text:p text:style-name="P4">
<text:span text:style-name="T5">
Viso: <text:a xlink:type="simple" xlink:href="https://t.me/OP_UA/9708" text:style-name="Internet_20_link" text:visited-style-name="Visited_20_Internet_20_Link">
op</text:a>
</text:span>
</text:p>
      <text:p text:style-name="P4">
“It happens - and with journalists especially - when life puts a preying choice: to become a hero? It happens that it is much easier to bypass such a selection and stay somewhere in the gray area between good and evil - in the zinosajuneutrality. But anyone who does not bypass him and confronts evil, who who misses things by his name and spreads the truth - can be a hero not only for a day. We live at a time when our freedom depends on all of us, when the world has to know the full truth about every crime against freedom in one world so that freedom is preserved everywhere. Evil now claims not only the country or another country, but on values. Our values with you. To be cut. And I thank you - and all <text:a xlink:type="simple" xlink:href="https://www.ukrinform.ua/tag-kanada" text:style-name="Internet_20_link" text:visited-style-name="Visited_20_Internet_20_Link">
Canada</text:a>
"For you are not kidding with evil," Zelensky said.</text:p>
      <text:p text:style-name="P4">
The head of the Ukrainian state thanked for the support of our struggle for freedom. "Thank you for telling the world about every military crime of Russia. I see you for giving people understanding what is happening!"</text:p>
      <text:p text:style-name="P4">
*!(https://www.ukrinform.ua/rubric-society/3721318-zelenska-zaprosila-trudo-vzati-ucast-u-proekti-z-reabilitacii-veteraniv.html)As reported by Ukrinform, Canada has become a 20th country that has signed a declaration of drinking Ukraine's membership in NATO. The joint declaration, signed by Volodymyrzelensky and Justin Trudeau, contains the strongest formulation of the support of Ukrainians among the G7 countries and for the first time publicly fixing the creation of the Ukraine-NATO Council.</text:p>
      <text:p text:style-name="P4">
<text:span text:style-name="T5">
Foto: op</text:span>
</text:p>
      <text:p text:style-name="P4">
News Source: <text:a xlink:type="simple" xlink:href="https://www.ukrinform.ua/rubric-polytics/3721495-zelenskij-i-trudo-zvernulisa-do-svitovih-zmi.html" text:style-name="Internet_20_link" text:visited-style-name="Visited_20_Internet_20_Link">
https://www.ukrinform.ua/rubric-polytics/3721495-zelenskij-i-trudo-zvernulisa-do-svitovih-zmi.html</text:a>
</text:p>
      <!--NEWS-->
      <text:h text:style-name="P10" text:outline-level="1">
<text:span text:style-name="T4">
During the day the water level in the water area of Nikolaev decreased by another eight centimeters</text:span>
</text:h>
      <text:p text:style-name="P4">
Authors: Ukrinform (Person)</text:p>
      <text:p text:style-name="P4">
Publisher: Укринформ (Organization)</text:p>
      <text:p text:style-name="P4">
Published Time: 2023-06-11T10:23:00+03:00</text:p>
      <text:p text:style-name="P4">
Modified Time: 2023-06-11T22:23:00+03:00</text:p>
      <text:p text:style-name="P4">
Description: From morning till evening on June 11, the water level in the water area of Nikolaev decreased by another eight centimeters and is currently 61 centimeters. - Ukrinform.</text:p>
      <text:p text:style-name="P4">
Images: ['<text:a xlink:type="simple" xlink:href="https://static.ukrinform.com/photos/2023_06/thumb_files/630_360_1686509990-660.jpg" text:style-name="Internet_20_link" text:visited-style-name="Visited_20_Internet_20_Link">
630_360_16865...</text:a>
']</text:p>
      <text:p text:style-name="P4">
Tags: ['Миколаїв', 'Вода', 'Каховська ГЕС', 'Затоплення']</text:p>
      <text:p text:style-name="P4">
Type: Article</text:p>
      <!--METADATA-->
      <text:p text:style-name="P4">
<draw:frame draw:style-name="fr1" draw:name="Image37" text:anchor-type="as-char" svg:width="6.9236in" svg:height="3.956343in" draw:z-index="0">
<draw:image xlink:href="../Images/yкринформ/2023-06-11T10-23-00-03-00/630_360_1686509990-660.jpg" xlink:type="simple" xlink:show="embed" xlink:actuate="onLoad" draw:mime-type="image/jpeg"/>
</draw:frame>
In the morning of June 11, the water level in the water area of Nikolaev decreased by another eight -centimeters and is currently 61 centimeters.</text:p>
      <text:p text:style-name="P4">
This was reported in <text:a xlink:type="simple" xlink:href="https://t.me/senkevichonline/4688" text:style-name="Internet_20_link" text:visited-style-name="Visited_20_Internet_20_Link">
telegram</text:a>
Nikolaev city chairman Alexander Senkevich, reports Ukrinform.</text:p>
      <text:p text:style-name="P4">
"Another day -8 cm. At 21:00 Level <text:span text:style-name="T4">
 <text:a xlink:type="simple" xlink:href="https://www.ukrinform.ua/tag-voda" text:style-name="Internet_20_link" text:visited-style-name="Visited_20_Internet_20_Link">
water</text:a>
</text:span>
 in the water area of Nikolaev +61 cm ", - the message reads.</text:p>
      <text:p text:style-name="P4">
<text:span text:style-name="T4">
 Read also: </text:span>
 <text:span text:style-name="T4">
 <text:a xlink:type="simple" xlink:href="https://www.ukrinform.ua/rubric-regions/3721501-u-hersoni-riven-vodi-u-dnipri-znizivsa-do-36-metra.html" text:style-name="Internet_20_link" text:visited-style-name="Visited_20_Internet_20_Link">
in Kherson water level in the Dnieper decreased to 3.6 meters</text:a>
</text:span>
</text:p>
      <text:p text:style-name="P4">
As reported _ <text:span text:style-name="T4">
 <text:a xlink:type="simple" xlink:href="https://www.ukrinform.ua/rubric-other_news/3720776-pidriv-rosianami-kahovskoi-ges-usi-novini.html" text:style-name="Internet_20_link" text:visited-style-name="Visited_20_Internet_20_Link">
Ukrinform</text:a>
</text:span>
 _, Unich against June 6, the Russian army undermined the dam of Kakhovka Vacavatories of Nikolaev as a result of the blasting of Kakhovka hydroelectric power plant level of water. The city has flooded beaches, shuttles, tarens yacht club on the banks of the Dnieper-Buzi estuary.</text:p>
      <text:p text:style-name="P4">
News Source: <text:a xlink:type="simple" xlink:href="https://www.ukrinform.ua/rubric-regions/3721512-za-den-riven-vodi-v-akvatorii-mikolaeva-znizivsa-se-na-visim-santimetriv.html" text:style-name="Internet_20_link" text:visited-style-name="Visited_20_Internet_20_Link">
https://www.ukrinform.ua/rubric-regions/3721512-za-den-riven-vodi-v-akvatorii-mikolaeva-znizivsa-se-na-visim-santimetriv.html</text:a>
</text:p>
      <!--NEWS-->
      <text:h text:style-name="P10" text:outline-level="1">
<text:span text:style-name="T4">
Ukraine is a silver medalist of the World Cup on Jesky</text:span>
</text:h>
      <text:p text:style-name="P4">
Authors: Ukrinform (Person)</text:p>
      <text:p text:style-name="P4">
Publisher: Укринформ (Organization)</text:p>
      <text:p text:style-name="P4">
Published Time: 2023-06-11T11:27:00+03:00</text:p>
      <text:p text:style-name="P4">
Modified Time: 2023-06-11T22:27:00+03:00</text:p>
      <text:p text:style-name="P4">
Description: In the finals, Ukrainians gave way to Kazakhstan in the Bulite series. - Ukrinform.</text:p>
      <text:p text:style-name="P4">
Images: ['<text:a xlink:type="simple" xlink:href="https://static.ukrinform.com/photos/2023_06/thumb_files/630_360_1686511607-405.jpg" text:style-name="Internet_20_link" text:visited-style-name="Visited_20_Internet_20_Link">
630_360_16865...</text:a>
']</text:p>
      <text:p text:style-name="P4">
Tags: ['Футбол']</text:p>
      <text:p text:style-name="P4">
Type: Article</text:p>
      <!--METADATA-->
      <text:p text:style-name="P4">
<draw:frame draw:style-name="fr1" draw:name="Image38" text:anchor-type="as-char" svg:width="6.9236in" svg:height="3.956343in" draw:z-index="0">
<draw:image xlink:href="../Images/yкринформ/2023-06-11T11-27-00-03-00/630_360_1686511607-405.jpg" xlink:type="simple" xlink:show="embed" xlink:actuate="onLoad" draw:mime-type="image/jpeg"/>
</draw:frame>
In the finals, Kazakhstan conceded in a series of Bulites.</text:p>
      <text:p text:style-name="P4">
Ukraine-Vice-Camel of World-2023 from Sokka, Kazakhstan in the Bulite series 2: 2 in the final match of Ukraine.(1: 2 Behind the shootout), reports Ukrinform.</text:p>
      <text:p text:style-name="P4">
Within five minutes inside the first half, Kazakhstan scored twice-the seat of the 10th minute after serving from the corner ball flew into the goal of Ukraine, and Todin 14 minutes-Kazakhs fed the advantage after counterattack, 2-0 to their use.</text:p>
      <text:p text:style-name="P4">
In the 18th minute, Ukraine reduced the lag-Melnyk was distinguished. At the 37th minute, Ukraine managed to compare the score: Andrey Melnyk issued a double.</text:p>
      <text:p text:style-name="P4">
The main time of the match ended with a score of 2: 2, the winner determined the series. Bulite series: the first blows - both unrealized, the second beats - Ukraine scored, the third strikes - Kazakhstan scored, the fourth strokes - Kazakhstanabiva.</text:p>
      <text:p text:style-name="P4">
For Ukraine, this is the first release to the final of the World Cup from Juce, and Kazakhstanv's consecutively played at this stage(In 2022 defeat from Brazil).</text:p>
      <text:p text:style-name="P4">
<text:span text:style-name="T4">
Читайте також:</text:span>
 <text:a xlink:type="simple" xlink:href="https://www.ukrinform.ua/rubric-sports/3721432-rebrov-mi-tut-pokazuemo-so-ukraina-ziva-mi-graemo-u-futbol.html" text:style-name="Internet_20_link" text:visited-style-name="Visited_20_Internet_20_Link">
 Ребров: Ми тут – показуємо, що Україна жива, ми граємо у<text:span text:style-name="T4">
футбол</text:span>
 </text:a>
For the first time in history, Kazakhstan became a champion of the World in Jesky, "Silver" won Ukrainian, and "bronze" - Mexico.</text:p>
      <text:p text:style-name="P4">
Photo: Soccafederation.com</text:p>
      <text:p text:style-name="P4">
News Source: <text:a xlink:type="simple" xlink:href="https://www.ukrinform.ua/rubric-sports/3721520-ukraina-sribnij-prizer-cempionatu-svitu-z-sokki.html" text:style-name="Internet_20_link" text:visited-style-name="Visited_20_Internet_20_Link">
https://www.ukrinform.ua/rubric-sports/3721520-ukraina-sribnij-prizer-cempionatu-svitu-z-sokki.html</text:a>
</text:p>
      <!--NEWS-->
      <text:h text:style-name="P10" text:outline-level="1">
<text:span text:style-name="T4">
Infectoryist recommends giving up fish products because of the threat of botulism</text:span>
</text:h>
      <text:p text:style-name="P4">
Authors: Ukrinform (Person)</text:p>
      <text:p text:style-name="P4">
Publisher: Укринформ (Organization)</text:p>
      <text:p text:style-name="P4">
Published Time: 2023-06-11T11:36:00+03:00</text:p>
      <text:p text:style-name="P4">
Modified Time: 2023-06-11T11:36:00+03:00</text:p>
      <text:p text:style-name="P4">
Description: As a result of Kakhovka hydroelectric power plant, mass death of fish is observed, so now it is necessary to give up the consumption of river fish and products from it in order to prevent botulism. - Ukrinform.</text:p>
      <text:p text:style-name="P4">
Images: ['<text:a xlink:type="simple" xlink:href="https://static.ukrinform.com/photos/2021_08/thumb_files/630_360_1629512058-968.jpg" text:style-name="Internet_20_link" text:visited-style-name="Visited_20_Internet_20_Link">
630_360_16295...</text:a>
']</text:p>
      <text:p text:style-name="P4">
Tags: ['Ботулізм', 'Теракт', 'Риба', "Здоров'я", 'Каховська ГЕС']</text:p>
      <text:p text:style-name="P4">
Type: Article</text:p>
      <!--METADATA-->
      <text:p text:style-name="P4">
<draw:frame draw:style-name="fr1" draw:name="Image39" text:anchor-type="as-char" svg:width="6.9236in" svg:height="3.956343in" draw:z-index="0">
<draw:image xlink:href="../Images/yкринформ/2023-06-11T11-36-00-03-00/630_360_1629512058-968.jpg" xlink:type="simple" xlink:show="embed" xlink:actuate="onLoad" draw:mime-type="image/jpeg"/>
</draw:frame>
As a result of Kakhovskaya hydroelectric power plant, mass death of fish is observed, so it is worthwhile to get rid of river fish and products from it now to prevent botulism.</text:p>
      <text:p text:style-name="P4">
This was emphasized in an interview with Ukrinform by infectious disease doctor Yevgeny Dubrovsky.</text:p>
      <text:p text:style-name="P4">
“We all know about the total morta of fish, especially in the territories where the water is frozen - the fish remained there and died. And it is likely that some grief-businessmen, or ordinary people who see that big carp and thick-headed fall, they want to do something with them quickly. It is very dangerous, ”he said.</text:p>
      <text:p text:style-name="P4">
<text:span text:style-name="T4">
 Read also: </text:span>
 <text:a xlink:type="simple" xlink:href="https://www.ukrinform.ua/rubric-society/3719668-ukraina-gotova-svidko-reaguvati-na-spalahi-holeri-kuzin.html" text:style-name="Internet_20_link" text:visited-style-name="Visited_20_Internet_20_Link">
Ukraine is ready to respond quickly to outbreaks <text:span text:style-name="T4">
 cholera </text:span>
 \ -kuzin</text:a>
The doctor explained that the bacterium Clostridium botulinum, which causes botulism, lived the soil, but it is not dangerous not by itself, but the toxin it can produce. The gastrointestinal tract of fish, where there are residues of silt, usually there is also this bacterium. When the fish begins to rot, Clostridium spreads lightly from its intestinal and gastrointestinal tract further into all muscles.</text:p>
      <text:p text:style-name="P4">
“This is one of the worst poisons in the world!Botulism requires specific storage treatment - serum. It is necessary to refrain from fish products at all. Even if someone says: it can be treated with industrial power - you can not risk it. It's very dangerous!” - Observed infectionist.</text:p>
      <text:p text:style-name="P4">
The full interview text will soon be posted on <text:a xlink:type="simple" xlink:href="https://www.ukrinform.ua/block-interview" text:style-name="Internet_20_link" text:visited-style-name="Visited_20_Internet_20_Link">
Ukrinform site</text:a>
.</text:p>
      <text:p text:style-name="P4">
<text:span text:style-name="T4">
 Read also: </text:span>
 [Kakhovsky reservoir will not disappear, but will turn a sham(https://www.ukrinform.ua/rubric-economy/3720654-kahovske-vodoshovise-ne-znikne-ale-peretvoritsa-na-boloto.html)As reported by Ukrinform, the Russian troops of the Russian(https://www.ukrinform.ua/rubric-other_news/3720776-pidriv-rosianami-kahovskoi-ges-usi-novini.html). The station is not recoverable. Narerson region continues rescue work and evacuation of the population.</text:p>
      <text:p text:style-name="P4">
After the destruction of the Kakhovka hydroelectric power station, cases of mass death of fish are recorded.</text:p>
      <text:p text:style-name="P4">
_ Photo illustrative_</text:p>
      <text:p text:style-name="P4">
News Source: <text:a xlink:type="simple" xlink:href="https://www.ukrinform.ua/rubric-society/3721276-infekcionist-rekomendue-vidmovitisa-vid-ribnih-produktiv-cerez-zagrozu-botulizmu.html" text:style-name="Internet_20_link" text:visited-style-name="Visited_20_Internet_20_Link">
https://www.ukrinform.ua/rubric-society/3721276-infekcionist-rekomendue-vidmovitisa-vid-ribnih-produktiv-cerez-zagrozu-botulizmu.html</text:a>
</text:p>
      <!--NEWS-->
      <text:h text:style-name="P10" text:outline-level="1">
<text:span text:style-name="T4">
672 people have been rescued from the flood zone in Kherson region - SES</text:span>
</text:h>
      <text:p text:style-name="P4">
Authors: Ukrinform (Person)</text:p>
      <text:p text:style-name="P4">
Publisher: Укринформ (Organization)</text:p>
      <text:p text:style-name="P4">
Published Time: 2023-06-11T11:38:00+03:00</text:p>
      <text:p text:style-name="P4">
Modified Time: 2023-06-11T11:38:00+03:00</text:p>
      <text:p text:style-name="P4">
Description: In the Kherson region, 672 people were saved from the flood area of the State Emergency Service, including 30 children and 40 low -mobility. - Ukrinform.</text:p>
      <text:p text:style-name="P4">
Images: ['<text:a xlink:type="simple" xlink:href="https://static.ukrinform.com/photos/2023_06/thumb_files/630_360_1686472175-684.jpeg" text:style-name="Internet_20_link" text:visited-style-name="Visited_20_Internet_20_Link">
630_360_16864...</text:a>
']</text:p>
      <text:p text:style-name="P4">
Tags: ['ДСНС', 'Херсонщина', 'Каховська ГЕС', 'Підтоплення']</text:p>
      <text:p text:style-name="P4">
Type: Article</text:p>
      <!--METADATA-->
      <text:p text:style-name="P4">
<draw:frame draw:style-name="fr1" draw:name="Image40" text:anchor-type="as-char" svg:width="6.9236in" svg:height="3.956343in" draw:z-index="0">
<draw:image xlink:href="../Images/yкринформ/2023-06-11T11-38-00-03-00/630_360_1686472175-684.jpeg" xlink:type="simple" xlink:show="embed" xlink:actuate="onLoad" draw:mime-type="image/jpeg"/>
</draw:frame>
Ucherson region units of the State Emergency Service of Szidna were rescued by 672 people, including 30 children and 40 low -monster.</text:p>
      <text:p text:style-name="P4">
According to Ukrinform, it reports <text:a xlink:type="simple" xlink:href="https://dsns.gov.ua/uk/news/nadzvicaini-podiyi/xersonska-oblast-operativna-situaciia-shhodo-likvidaciyi-naslidkiv-pidrivu-kaxovskoyi-ges-1" text:style-name="Internet_20_link" text:visited-style-name="Visited_20_Internet_20_Link">
SES press service</text:a>
.</text:p>
      <text:p text:style-name="P4">
“The SES units carried out work on the evacuation of the population, alerting loudspeakers, and obstruction. 672 people were rescued(incl. 30 children and 40 low -mobility persons). Надано психологічну допомогу 329 особам. Зпочатку робіт по лінії 101 та 112 надійшло 994 звернення громадян, з яких всівиконані”, - ідеться в повідомленні.</text:p>
      <text:p text:style-name="P4">
As noted in the SES, “as of 07:00 on the Dnieper River in the setting of Kherson post there is a gradual decrease in water level and is at 3.92 m(reduced by 70 cm from the beginning of the next day; reduced from a maximum level of 148cm). На Каховському водосховищі у створі поста "Нікополь" відмічаєтьсязниження рівня води (since the accident)7.35 m ”.</text:p>
      <text:p text:style-name="P4">
32 settlements remain in the area of flooded(3 784 houses)to the right bank of the Dnieper River and 14 settlements(are in a temporarily captured territory).</text:p>
      <text:p text:style-name="P4">
<text:span text:style-name="T4">
Читайте також:</text:span>
 <text:a xlink:type="simple" xlink:href="https://www.ukrinform.ua/rubric-regions/3721049-na-hersonsini-volonteriv-zaklikaut-ne-vihoditi-na-vodu-pid-cas-buri-ta-zliv.html" text:style-name="Internet_20_link" text:visited-style-name="Visited_20_Internet_20_Link">
 На <text:span text:style-name="T4">
Херсонщині</text:span>
 волонтерів закликають не виходити наводу під час бурі та злив </text:a>
About 1 thousand 400 people and more than 345 units of equipment have been involved in elimination of consequences(Of these, 382 persons from the National Police, from the local authorities and charitable organizations, 237 persons and 111 units).</text:p>
      <text:p text:style-name="P4">
760 people and 174 vehicles were attracted from the SES, 47 of which(In particular, five consolidated SES units). У Херсоні знаходиться мобільнаоперативна група апарату ДСНС та техніка підвищеної прохідності (Bohun's five).</text:p>
      <text:p text:style-name="P4">
<text:span text:style-name="T4">
Читайте також:</text:span>
 <text:a xlink:type="simple" xlink:href="https://www.ukrinform.ua/rubric-regions/3721234-za-nic-riven-vodi-na-hersonsini-znizivsa-na-26-santimetriv.html" text:style-name="Internet_20_link" text:visited-style-name="Visited_20_Internet_20_Link">
 За ніч рівень води на <text:span text:style-name="T4">
Херсонщині</text:span>
 знизився на 26сантиметрів </text:a>
</text:p>
      <text:p text:style-name="P4">
<text:a xlink:type="simple" xlink:href="https://t.me/UA_National_Police/12291" text:style-name="Internet_20_link" text:visited-style-name="Visited_20_Internet_20_Link">
According to the National Police</text:a>
, as of 10:00 Sunday, 2720 persons were evacuated from the flood zone, of which 2017 - from the ship "Ship" in Kherson.</text:p>
      <text:p text:style-name="P4">
As reported by Ukrinform, the Russian troops of the Russian(https://www.ukrinform.ua/rubric-other_news/3720776-pidriv-rosianami-kahovskoi-ges-usi-novini.html)S. Rescue work and evacuation of the population from the flood sites are ongoing in the Kherson region. Particularly difficult is the situation -on the temporarily captured territories, where the invaders left people without any help.</text:p>
      <text:p text:style-name="P4">
<text:span text:style-name="T5">
Foto: SNNS</text:span>
</text:p>
      <text:p text:style-name="P4">
News Source: <text:a xlink:type="simple" xlink:href="https://www.ukrinform.ua/rubric-regions/3721277-iz-zoni-pidtoplenna-na-hersonsini-vratuvali-vze-672-ludini-dsns.html" text:style-name="Internet_20_link" text:visited-style-name="Visited_20_Internet_20_Link">
https://www.ukrinform.ua/rubric-regions/3721277-iz-zoni-pidtoplenna-na-hersonsini-vratuvali-vze-672-ludini-dsns.html</text:a>
</text:p>
      <!--NEWS-->
      <text:h text:style-name="P10" text:outline-level="1">
<text:span text:style-name="T4">
In Prague, they held an action to draw attention to the Russian terrorist attack on the Kakhovskaya hydroelectric power station</text:span>
</text:h>
      <text:p text:style-name="P4">
Authors: Ukrinform (Person)</text:p>
      <text:p text:style-name="P4">
Publisher: Укринформ (Organization)</text:p>
      <text:p text:style-name="P4">
Published Time: 2023-06-11T11:45:17+03:00</text:p>
      <text:p text:style-name="P4">
Modified Time: 2023-06-11T11:45:17+03:00</text:p>
      <text:p text:style-name="P4">
Description: In the Czech capital of Prague there was a rally-perfomance, which aimed at attracting the attention of the world to the tragedy, which is experiencing the south of Ukraine through the terrorist attack of Russia. - Ukrinform.</text:p>
      <text:p text:style-name="P4">
Images: ['<text:a xlink:type="simple" xlink:href="https://static.ukrinform.com/photos/2023_06/thumb_files/630_360_1686472810-9056.jpeg" text:style-name="Internet_20_link" text:visited-style-name="Visited_20_Internet_20_Link">
630_360_16864...</text:a>
']</text:p>
      <text:p text:style-name="P4">
Tags: ['Чехія', 'Акція', 'Каховська ГЕС']</text:p>
      <text:p text:style-name="P4">
Type: Article</text:p>
      <!--METADATA-->
      <text:p text:style-name="P4">
<draw:frame draw:style-name="fr1" draw:name="Image44" text:anchor-type="as-char" svg:width="6.9236in" svg:height="3.956343in" draw:z-index="0">
<draw:image xlink:href="../Images/yкринформ/2023-06-11T11-45-17-03-00/630_360_1686472810-9056.jpeg" xlink:type="simple" xlink:show="embed" xlink:actuate="onLoad" draw:mime-type="image/jpeg"/>
</draw:frame>
The Prague Capital Capital took place a rally-perfomance, which was aimed at attracting the world to the tragedy, which is undergoing south of Ukraine through terrolactroia.</text:p>
      <text:p text:style-name="P4">
According to Ukrinform, about it on <text:a xlink:type="simple" xlink:href="http://www.facebook.com/UkraineEmbassyinCzechia/posts/pfbid0uFdwpbChHjC7DUeKHRXxqVShjnXBHjoDSQjbehC1a2ax4kKsF59VdT384ygvcGt9l" text:style-name="Internet_20_link" text:visited-style-name="Visited_20_Internet_20_Link">
Facebook</text:a>
The Embassy of Ukraine in the Czech Republic reports.</text:p>
      <text:p text:style-name="P4">
"A rally -perfomance was held in Prague, which aimed at drawing the attention of the world to the tragedy, which is experiencing the south of Ukraine," the diploma said in the diploma.</text:p>
      <text:p text:style-name="P4">
</text:p>
      <text:p text:style-name="P4">
It is noted that thousands of people have lost their homes and are in a permanent security as a result(https://www.ukrinform.ua/tag-kahovska-ges)- a terrorist attack that the Russians have opposed the civilian population of Ukraine.</text:p>
      <text:p text:style-name="P4">
"The world has to respond decisively to the largest ecological catastrophe," the embassy post reads.</text:p>
      <text:p text:style-name="P4">
*!(https://www.ukrinform.ua/rubric-regions/3721177-oon-pidriv-kahovskoi-ges-zalisiv-700-tisac-ludej-bez-naleznogo-dostupu-do-pitnoi-vodi.html)As it was reported, Russian troops on the night against June 6 <text:a xlink:type="simple" xlink:href="https://www.ukrinform.ua/rubric-other_news/3720776-pidriv-rosianami-kahovskoi-ges-usi-novini.html" text:style-name="Internet_20_link" text:visited-style-name="Visited_20_Internet_20_Link">
carried out underwriting hydroelectric power station</text:a>
. The evacuation of the population of flooding is ongoing.</text:p>
      <text:p text:style-name="P4">
The investigation under the article "Ecocide" has been started.</text:p>
      <text:p text:style-name="P4">
The Minister of Protection of the Environment and Natural Resources of Ukraine Ruslan Striple stated that the estimated amount of losses to the environment due to the undermining of the Kakhovka hydroelectric power station already exceeds UAH 55 billion.</text:p>
      <text:p text:style-name="P4">
News Source: <text:a xlink:type="simple" xlink:href="https://www.ukrinform.ua/rubric-society/3721281-u-prazi-proveli-akciu-sob-privernuti-uvagu-do-teraktu-rosian-na-kahovskij-ges.html" text:style-name="Internet_20_link" text:visited-style-name="Visited_20_Internet_20_Link">
https://www.ukrinform.ua/rubric-society/3721281-u-prazi-proveli-akciu-sob-privernuti-uvagu-do-teraktu-rosian-na-kahovskij-ges.html</text:a>
</text:p>
      <!--NEWS-->
      <text:h text:style-name="P10" text:outline-level="1">
<text:span text:style-name="T4">
Russia can produce rockets bypassing sanctions - Ignati</text:span>
</text:h>
      <text:p text:style-name="P4">
Authors: Ukrinform (Person)</text:p>
      <text:p text:style-name="P4">
Publisher: Укринформ (Organization)</text:p>
      <text:p text:style-name="P4">
Published Time: 2023-06-11T11:50:00+03:00</text:p>
      <text:p text:style-name="P4">
Modified Time: 2023-06-11T11:50:00+03:00</text:p>
      <text:p text:style-name="P4">
Description: The Russian Federation continues to receive accessories through the bypass of international sanctions and produces new missiles. - Ukrinform.</text:p>
      <text:p text:style-name="P4">
Images: ['<text:a xlink:type="simple" xlink:href="https://static.ukrinform.com/photos/2023_04/thumb_files/630_360_1681053650-211.jpg" text:style-name="Internet_20_link" text:visited-style-name="Visited_20_Internet_20_Link">
630_360_16810...</text:a>
']</text:p>
      <text:p text:style-name="P4">
Tags: ['Ракета', 'Санкції', 'Повітряні сили ЗСУ', 'Виробництво', 'Юрій Ігнат']</text:p>
      <text:p text:style-name="P4">
Type: Article</text:p>
      <!--METADATA-->
      <text:p text:style-name="P4">
<draw:frame draw:style-name="fr1" draw:name="Image46" text:anchor-type="as-char" svg:width="6.9236in" svg:height="3.956343in" draw:z-index="0">
<draw:image xlink:href="../Images/yкринформ/2023-06-11T11-50-00-03-00/630_360_1681053650-211.jpg" xlink:type="simple" xlink:show="embed" xlink:actuate="onLoad" draw:mime-type="image/jpeg"/>
</draw:frame>
Russian Federation continues to receive accessories through the bypass of international sanctions produces new missiles.</text:p>
      <text:p text:style-name="P4">
This was stated by a spokesman for the Air Force Command Yuri Ignat in an interview with the publication <text:a xlink:type="simple" xlink:href="https://www.pravda.com.ua/articles/2023/06/11/7406309/" text:style-name="Internet_20_link" text:visited-style-name="Visited_20_Internet_20_Link">
"Ukrainian Truth"</text:a>
, reports Ukrinform.</text:p>
      <text:p text:style-name="P4">
"Unfortunately, Russia receives components. Unfortunately, it continues production. The rocket of high-precision, long-range-X-101," Iskander-M "," Iskander-K "," Caliber "," Dagger "that can get far inside the country and beat, the enemy was not enough. When he attacked our critical infrastructure, he actually used all his potential of this strategic arms. But in the spring there was a small pause when the opponent of growth. "Calibers," Ignati said.</text:p>
      <text:p text:style-name="P4">
<text:span text:style-name="T4">
 Read also: </text:span>
 <text:a xlink:type="simple" xlink:href="https://www.ukrinform.ua/rubric-ato/3712539-ignat-pro-f16-dostatno-mati-zasobi-abi-vorozi-litaki-ne-nablizalisa-do-kordoniv-ukraini.html" text:style-name="Internet_20_link" text:visited-style-name="Visited_20_Internet_20_Link">
<text:span text:style-name="T4">
 Ignatius </text:span>
-About F-16: It is enough to have a means that the hostile do not approach the borders of Ukraine</text:a>
In his opinion, obviously <text:a xlink:type="simple" xlink:href="https://www.ukrinform.ua/tag-rosia" text:style-name="Internet_20_link" text:visited-style-name="Visited_20_Internet_20_Link">
Russia</text:a>
Finding sanctions at the expense of individual countries that cooperate with it, and receives what she cannot make: boards, chips, semiconductors.</text:p>
      <text:p text:style-name="P4">
"Therefore, I hope that Russia will be sustained with sanctions. If the sanctions will work comprehensively and are controlled, then Russia can be put in place," the spokesman emphasized.</text:p>
      <text:p text:style-name="P4">
<text:span text:style-name="T4">
 Read also: </text:span>
 <text:a xlink:type="simple" xlink:href="https://www.ukrinform.ua/rubric-polytics/3718252-ukraina-razom-iz-partnerami-mae-zakriti-mozlivosti-dla-obhodu-sankcij-z-boku-rf-zelenskij.html" text:style-name="Internet_20_link" text:visited-style-name="Visited_20_Internet_20_Link">
Ukraine, together with partners, should close the opportunities for compression <text:span text:style-name="T4">
 sanctions </text:span>
 from the Russian Federation - Zelensky</text:a>
As it was reported, in May over Kiev the power of air defense <text:a xlink:type="simple" xlink:href="https://www.ukrinform.ua/rubric-kyiv/3718522-u-travni-nad-kievom-sili-ppo-znisili-ponad-250-vorozih-cilej.html" text:style-name="Internet_20_link" text:visited-style-name="Visited_20_Internet_20_Link">
destroyed</text:a>
7 Aerobalist missiles "Dagger", 13 Balismic missiles "Iskander", 65 winged missiles and 169 UAVs.</text:p>
      <text:p text:style-name="P4">
News Source: <text:a xlink:type="simple" xlink:href="https://www.ukrinform.ua/rubric-ato/3721283-rosia-moze-viroblati-raketi-zavdaki-obhodu-sankcij-ignat.html" text:style-name="Internet_20_link" text:visited-style-name="Visited_20_Internet_20_Link">
https://www.ukrinform.ua/rubric-ato/3721283-rosia-moze-viroblati-raketi-zavdaki-obhodu-sankcij-ignat.html</text:a>
</text:p>
      <!--NEWS-->
      <text:h text:style-name="P10" text:outline-level="1">
<text:span text:style-name="T4">
The Armed Forces were released by the fertile in the Donetsk region</text:span>
</text:h>
      <text:p text:style-name="P4">
Authors: Ukrinform (Person)</text:p>
      <text:p text:style-name="P4">
Publisher: Укринформ (Organization)</text:p>
      <text:p text:style-name="P4">
Published Time: 2023-06-11T12:00:00+03:00</text:p>
      <text:p text:style-name="P4">
Modified Time: 2023-06-11T12:00:00+03:00</text:p>
      <text:p text:style-name="P4">
Description: Ukrainian soldiers liberated the village of Blessed in the Donetsk region from the Russian invaders. - Ukrinform.</text:p>
      <text:p text:style-name="P4">
Images: ['<text:a xlink:type="simple" xlink:href="https://static.ukrinform.com/photos/2018_04/thumb_files/630_360_1522694239-9529.jpg" text:style-name="Internet_20_link" text:visited-style-name="Visited_20_Internet_20_Link">
630_360_15226...</text:a>
']</text:p>
      <text:p text:style-name="P4">
Tags: ['Деокупація', 'ЗСУ', 'Війна з Росією']</text:p>
      <text:p text:style-name="P4">
Type: Article</text:p>
      <!--METADATA-->
      <text:p text:style-name="P4">
<draw:frame draw:style-name="fr1" draw:name="Image47" text:anchor-type="as-char" svg:width="6.9236in" svg:height="3.956343in" draw:z-index="0">
<draw:image xlink:href="../Images/yкринформ/2023-06-11T12-00-00-03-00/630_360_1522694239-9529.jpg" xlink:type="simple" xlink:show="embed" xlink:actuate="onLoad" draw:mime-type="image/jpeg"/>
</draw:frame>
Ukrainian soldiers liberated the village of Blessed by Russian invaders from the Russian invaders.</text:p>
      <text:p text:style-name="P4">
Reports 68 Separate Eger Brigade. Oleksa Dovbush in <text:a xlink:type="simple" xlink:href="https://www.facebook.com/68brigade/videos/1939254996411745/" text:style-name="Internet_20_link" text:visited-style-name="Visited_20_Internet_20_Link">
Facebook</text:a>
, reports Ukrinform.</text:p>
      <text:p text:style-name="P4">
Source: <text:a xlink:type="simple" xlink:href="https://www.facebook.com/watch/" text:style-name="Internet_20_link" text:visited-style-name="Visited_20_Internet_20_Link">
Facebook-page 68 of the Separate Eger Brigade. Oleksa Dovbush</text:a>
"The glorious warriors of the 68 Separate Eger Brigade named after Oleksa Dovbush in the interaction of the neighboring units of the Defense Forces of Ukraine released the settlement.</text:p>
      <text:p text:style-name="P4">
During the operation, the Russian military was captured. "The information obtained from them will help in the further de -occupation of Ukrainian land," - emphasized by the Brigade.</text:p>
      <text:p text:style-name="P4">
*!(https://www.ukrinform.ua/rubric-ato/3721041-v-ukraini-vidbuvautsa-kontrnastupalni-dii-zelenskij.html)As it was reported, the village of Blessed is in the north of Bakhmut, which remains the most gorgeous point on the front. In January, Russian invaders stated that they had grabbed the fertile.</text:p>
      <text:p text:style-name="P4">
Also in the west <text:a xlink:type="simple" xlink:href="https://www.ukrinform.ua/tag-doneccina" text:style-name="Internet_20_link" text:visited-style-name="Visited_20_Internet_20_Link">
Donetsk region</text:a>
There is a Blessed village. It is located not far from the administer with the Zaporizhzhya region, south of the village of Veliky Novosilka Volnovakha district.</text:p>
      <text:p text:style-name="P4">
Defense forces of Ukraine from February 24, 2022 to June 11, 2023 were liquidated 215 thousand 640 Russian invaders.</text:p>
      <text:p text:style-name="P4">
News Source: <text:a xlink:type="simple" xlink:href="https://www.ukrinform.ua/rubric-ato/3721286-zsu-zvilnili-blagodatne.html" text:style-name="Internet_20_link" text:visited-style-name="Visited_20_Internet_20_Link">
https://www.ukrinform.ua/rubric-ato/3721286-zsu-zvilnili-blagodatne.html</text:a>
</text:p>
      <!--NEWS-->
      <text:h text:style-name="P10" text:outline-level="1">
<text:span text:style-name="T4">
In Melitopol at night there was a shootout - the mayor</text:span>
</text:h>
      <text:p text:style-name="P4">
Authors: Ukrinform (Person)</text:p>
      <text:p text:style-name="P4">
Publisher: Укринформ (Organization)</text:p>
      <text:p text:style-name="P4">
Published Time: 2023-06-11T12:04:26+03:00</text:p>
      <text:p text:style-name="P4">
Modified Time: 2023-06-11T12:04:26+03:00</text:p>
      <text:p text:style-name="P4">
Description: At night, a shooting was heard in the temporarily captured Russian troops, and then a car was lit at the headquarters of the invaders. - Ukrinform.</text:p>
      <text:p text:style-name="P4">
Images: ['<text:a xlink:type="simple" xlink:href="https://static.ukrinform.com/photos/2019_03/thumb_files/630_360_1552330156-348.jpg" text:style-name="Internet_20_link" text:visited-style-name="Visited_20_Internet_20_Link">
630_360_15523...</text:a>
']</text:p>
      <text:p text:style-name="P4">
Tags: ['Автомобіль', 'Мелітополь', 'Пожежа', 'Стрілянина']</text:p>
      <text:p text:style-name="P4">
Type: Article</text:p>
      <!--METADATA-->
      <text:p text:style-name="P4">
<draw:frame draw:style-name="fr1" draw:name="Image48" text:anchor-type="as-char" svg:width="6.9236in" svg:height="3.956343in" draw:z-index="0">
<draw:image xlink:href="../Images/yкринформ/2023-06-11T12-04-26-03-00/630_360_1552330156-348.jpg" xlink:type="simple" xlink:show="embed" xlink:actuate="onLoad" draw:mime-type="image/jpeg"/>
</draw:frame>
At night, the car was heard by the Russian troops of Melitopol, an apotmy at the headquarters of the invaders lit a car.</text:p>
      <text:p text:style-name="P4">
Melitopol Ivan Fedorov said about it on the nationwide TELERAFON "Single News" "One News", Ukrinform correspondent reports.</text:p>
      <text:p text:style-name="P4">
"The last day the situation has intensified and the enemies have begun to strive into the homes in search , - Fedorov said.</text:p>
      <text:p text:style-name="P4">
<text:a xlink:type="simple" xlink:href="https://www.ukrinform.ua/tag-pozeza" text:style-name="Internet_20_link" text:visited-style-name="Visited_20_Internet_20_Link">
Fire</text:a>
It happened near the passionate and converted to the occupation headquarters of Palladium. Regarding the shooting, she won about 20 minutes. According to the mayor, it was well heard by residents of the city's three -districts.</text:p>
      <text:p text:style-name="P4">
In addition, Fedorov added, this week "Cotton Blossom" in the territory ofmelitopol, Berdyansk, Molochansk, Tokmak, Mikhailivka almost daily. The All -Treasury of Russian invaders are crowded, the enemy was captured by the morgue of Uberdyansk, who surrounded the military.</text:p>
      <text:p text:style-name="P4">
Fedorov also noted that in the village of Chkalovo in one of the private homes were found killed Russian soldiers and there was an inscription on the wall. He added that the residents are waiting for the de -occupation.</text:p>
      <text:p text:style-name="P4">
<text:span text:style-name="T4">
 Read also: </text:span>
 <text:a xlink:type="simple" xlink:href="https://www.ukrinform.ua/rubric-regions/3718431-fsb-zavezla-v-melitopol-zagoni-navcenih-spiguniv-mer.html" text:style-name="Internet_20_link" text:visited-style-name="Visited_20_Internet_20_Link">
FSB brought to Melitopol detachments of trained spies - mayor</text:a>
Melitopol has been reported to have been reported since the end of February 2022.</text:p>
      <text:p text:style-name="P4">
<text:span text:style-name="T5">
Foto: wikipedia</text:span>
</text:p>
      <text:p text:style-name="P4">
News Source: <text:a xlink:type="simple" xlink:href="https://www.ukrinform.ua/rubric-ato/3721289-u-melitopoli-vnoci-stalasa-perestrilka-mer.html" text:style-name="Internet_20_link" text:visited-style-name="Visited_20_Internet_20_Link">
https://www.ukrinform.ua/rubric-ato/3721289-u-melitopoli-vnoci-stalasa-perestrilka-mer.html</text:a>
</text:p>
      <!--NEWS-->
      <text:h text:style-name="P10" text:outline-level="1">
<text:span text:style-name="T4">
Infectoryist warns of the threat of leptospirosis, in the risk zone - rescuers</text:span>
</text:h>
      <text:p text:style-name="P4">
Authors: Ukrinform (Person)</text:p>
      <text:p text:style-name="P4">
Publisher: Укринформ (Organization)</text:p>
      <text:p text:style-name="P4">
Published Time: 2023-06-11T12:14:00+03:00</text:p>
      <text:p text:style-name="P4">
Modified Time: 2023-06-11T12:14:00+03:00</text:p>
      <text:p text:style-name="P4">
Description: During floods or man -made catastrophes, the threat of leptospirosis is particularly relevant, and rescuers are primarily at risk. - Ukrinform.</text:p>
      <text:p text:style-name="P4">
Images: ['<text:a xlink:type="simple" xlink:href="https://static.ukrinform.com/photos/2023_06/thumb_files/630_360_1686472175-868.jpeg" text:style-name="Internet_20_link" text:visited-style-name="Visited_20_Internet_20_Link">
630_360_16864...</text:a>
']</text:p>
      <text:p text:style-name="P4">
Tags: ["Здоров'я", 'Каховська ГЕС', 'Інфекційні хвороби', 'Рятувальники']</text:p>
      <text:p text:style-name="P4">
Type: Article</text:p>
      <!--METADATA-->
      <text:p text:style-name="P4">
<draw:frame draw:style-name="fr1" draw:name="Image49" text:anchor-type="as-char" svg:width="6.9236in" svg:height="3.956343in" draw:z-index="0">
<draw:image xlink:href="../Images/yкринформ/2023-06-11T12-14-00-03-00/630_360_1686472175-868.jpeg" xlink:type="simple" xlink:show="embed" xlink:actuate="onLoad" draw:mime-type="image/jpeg"/>
</draw:frame>
The threat of infection with lippsypirosis becomes especially relevant during the time or man -made disasters, and rescuers are first and foremost at risk.</text:p>
      <text:p text:style-name="P4">
This was emphasized in an interview with Ukrinform by infectious disease doctor Yevgeny Dubrovsky.</text:p>
      <text:p text:style-name="P4">
He recalled that leptospirosis is a dangerous disease, a source of contamination of any rodents: mice, rats, rats, etc. However, infection requires several conditions: standing water in which a rodent lives, and a person who causes this water should have damage to the skin - scratches, cuts.</text:p>
      <text:p text:style-name="P4">
"If you look critically at all these conditions, then it is really possible, especially with rescuers who get people from hard -to -reach places. It is just a private sector where water can be infected - some standing places, smooth, bay . And rescuers, of course, have scratches, injuries, because their work is difficult and dangerous, they may become infected, " - said the expert.</text:p>
      <text:p text:style-name="P4">
<text:span text:style-name="T4">
 Read also: </text:span>
 <text:a xlink:type="simple" xlink:href="https://www.ukrinform.ua/rubric-society/3719668-ukraina-gotova-svidko-reaguvati-na-spalahi-holeri-kuzin.html" text:style-name="Internet_20_link" text:visited-style-name="Visited_20_Internet_20_Link">
Ukraine is ready to respond quickly to outbreaks <text:span text:style-name="T4">
 cholera </text:span>
 \ -kuzin</text:a>
At the same time, he emphasized that leptospirosis is well treated, because the factor is very sensitive to antibacterial drugs, most importantly - to quickly determine the disease.</text:p>
      <text:p text:style-name="P4">
"He(Leptospirosis - ed.)There are two symptoms that not all sometimes combine. This is a pronounced weakness, fatigue and very high temperature - 39-40. But you can think that a person swims in the water and simply becomes difficult ... The second symptom is muscle pain, especially in the calf or steps. And you can also think that the rescuer pulled something, carried out, tired, overloaded ... Therefore, these two symptoms should be combined. And if a rapist without cough, without a runny nose, without any catarrhal phenomena(occur)High -fueling and muscle pain cannot be delayed. Literally 4-6 days - and can be late, " - warned the infectious disease specialist.</text:p>
      <text:p text:style-name="P4">
He added that timely administration of antibacterial drugs instantly reduces the risk of severe disease.</text:p>
      <text:p text:style-name="P4">
The expert also specified that leptospirosis is not transmitted from humans to humans, so the epidemic of the disease will not cause.</text:p>
      <text:p text:style-name="P4">
The full interview text will soon be posted on <text:a xlink:type="simple" xlink:href="https://www.ukrinform.ua/block-publications" text:style-name="Internet_20_link" text:visited-style-name="Visited_20_Internet_20_Link">
Ukrinform site</text:a>
 .</text:p>
      <text:p text:style-name="P4">
As reported by Ukrinform, in the victims of flooding and adjacent to them <text:a xlink:type="simple" xlink:href="https://www.ukrinform.ua/tag-hersonsina" text:style-name="Internet_20_link" text:visited-style-name="Visited_20_Internet_20_Link">
Kherson region</text:a>
Enhanced epidemiological supervision is carried out.</text:p>
      <text:p text:style-name="P4">
<text:span text:style-name="T5">
Foto: SNNS</text:span>
</text:p>
      <text:p text:style-name="P4">
News Source: <text:a xlink:type="simple" xlink:href="https://www.ukrinform.ua/rubric-society/3721295-infekcionist-poperedzae-pro-zagrozu-leptospirozu-u-zoni-riziku-ratuvalniki.html" text:style-name="Internet_20_link" text:visited-style-name="Visited_20_Internet_20_Link">
https://www.ukrinform.ua/rubric-society/3721295-infekcionist-poperedzae-pro-zagrozu-leptospirozu-u-zoni-riziku-ratuvalniki.html</text:a>
</text:p>
      <!--NEWS-->
      <text:h text:style-name="P10" text:outline-level="1">
<text:span text:style-name="T4">
States plan to return to UNESCO - media</text:span>
</text:h>
      <text:p text:style-name="P4">
Authors: Ukrinform (Person)</text:p>
      <text:p text:style-name="P4">
Publisher: Укринформ (Organization)</text:p>
      <text:p text:style-name="P4">
Published Time: 2023-06-11T12:14:17+03:00</text:p>
      <text:p text:style-name="P4">
Modified Time: 2023-06-11T12:14:17+03:00</text:p>
      <text:p text:style-name="P4">
Description: The United States intends to return to the United Nations Education, Science and Culture (UNESCO), from which the country came out five years ago. - Ukrinform.</text:p>
      <text:p text:style-name="P4">
Images: ['<text:a xlink:type="simple" xlink:href="https://static.ukrinform.com/photos/2017_12/thumb_files/630_360_1514393410-1762-unesko.jpg" text:style-name="Internet_20_link" text:visited-style-name="Visited_20_Internet_20_Link">
630_360_15143...</text:a>
']</text:p>
      <text:p text:style-name="P4">
Tags: ['США', 'ЮНЕСКО', 'ЗМІ']</text:p>
      <text:p text:style-name="P4">
Type: Article</text:p>
      <!--METADATA-->
      <text:p text:style-name="P4">
<draw:frame draw:style-name="fr1" draw:name="Image50" text:anchor-type="as-char" svg:width="6.9236in" svg:height="3.956343in" draw:z-index="0">
<draw:image xlink:href="../Images/yкринформ/2023-06-11T12-14-17-03-00/630_360_1514393410-1762-unesko.jpg" xlink:type="simple" xlink:show="embed" xlink:actuate="onLoad" draw:mime-type="image/jpeg"/>
</draw:frame>
US intends to return to the United Nations Nations, Science and Culture(UNESCO)from which the country came out five years ago.</text:p>
      <text:p text:style-name="P4">
About it reports <text:a xlink:type="simple" xlink:href="http://www3.nhk.or.jp/nhkworld/ru/news/430102/" text:style-name="Internet_20_link" text:visited-style-name="Visited_20_Internet_20_Link">
NHK</text:a>
Realizing to sources, Ukrinform reports.</text:p>
      <text:p text:style-name="P4">
The US State Department representative informed the Japanese publication that on June 8, a letter was sent to UNESCO with the report of US plans to return the organization.</text:p>
      <text:p text:style-name="P4">
According to the publication, on Monday at UNESCO headquarters in Paris, an extraordinary meeting of the messengers is planned to officially inform them.</text:p>
      <text:p text:style-name="P4">
It is noted that the Secretariat <text:a xlink:type="simple" xlink:href="https://www.ukrinform.ua/tag-unesko" text:style-name="Internet_20_link" text:visited-style-name="Visited_20_Internet_20_Link">
UNESCO</text:a>
Usually informs the member states of the daytime meeting before opening it. But this time, according to the source, unusual steps were taken and such preliminary information is not provided.</text:p>
      <text:p text:style-name="P4">
<text:span text:style-name="T4">
 Read also: </text:span>
 [Case of Secret Documents: <text:span text:style-name="T4">
 Trump </text:span>
 on seven points(https://www.ukrinform.ua/rubric-world/3720450-sprava-sekretnih-dokumentiv-trampu-visunuli-zvinuvacenna-za-simoma-punktami.html)As <text:a xlink:type="simple" xlink:href="https://www.ukrinform.ua/rubric-world/2611361-ssa-oficijno-vijsli-z-unesko.html" text:style-name="Internet_20_link" text:visited-style-name="Visited_20_Internet_20_Link">
reported</text:a>
Ukrinform, the United States officially left UNESCO in 2018. US President Donald Trump made such a decision on the basis of the fact that the organization continues the "anti -Israeli position".</text:p>
      <text:p text:style-name="P4">
News Source: <text:a xlink:type="simple" xlink:href="https://www.ukrinform.ua/rubric-world/3721296-stati-planuut-povernutisa-do-unesko-zmi.html" text:style-name="Internet_20_link" text:visited-style-name="Visited_20_Internet_20_Link">
https://www.ukrinform.ua/rubric-world/3721296-stati-planuut-povernutisa-do-unesko-zmi.html</text:a>
</text:p>
      <!--NEWS-->
      <text:h text:style-name="P10" text:outline-level="1">
<text:span text:style-name="T4">
The Russians spread fakes about the loss of Ukraine in the Zaporozhye direction - GeoconFirMed</text:span>
</text:h>
      <text:p text:style-name="P4">
Authors: Ukrinform (Person)</text:p>
      <text:p text:style-name="P4">
Publisher: Укринформ (Organization)</text:p>
      <text:p text:style-name="P4">
Published Time: 2023-06-11T12:18:00+03:00</text:p>
      <text:p text:style-name="P4">
Modified Time: 2023-06-11T12:18:00+03:00</text:p>
      <text:p text:style-name="P4">
Description: The Russians spread false information about the number of losses of the Armed Forces of Ukraine in the Zaporozhye direction. - Ukrinform.</text:p>
      <text:p text:style-name="P4">
Images: ['<text:a xlink:type="simple" xlink:href="https://static.ukrinform.com/photos/2019_11/thumb_files/630_360_1572860754-412.jpg" text:style-name="Internet_20_link" text:visited-style-name="Visited_20_Internet_20_Link">
630_360_15728...</text:a>
']</text:p>
      <text:p text:style-name="P4">
Tags: ['Фейк', 'ЗСУ', 'Запоріжжя', 'Війна з Росією']</text:p>
      <text:p text:style-name="P4">
Type: Article</text:p>
      <!--METADATA-->
      <text:p text:style-name="P4">
<draw:frame draw:style-name="fr1" draw:name="Image51" text:anchor-type="as-char" svg:width="6.9236in" svg:height="3.956343in" draw:z-index="0">
<draw:image xlink:href="../Images/yкринформ/2023-06-11T12-18-00-03-00/630_360_1572860754-412.jpg" xlink:type="simple" xlink:show="embed" xlink:actuate="onLoad" draw:mime-type="image/jpeg"/>
</draw:frame>
The Russians increase false information about the number of losses of the Armed Forces of Ukraine to the Nazapochi direction.</text:p>
      <text:p text:style-name="P4">
According to Ukrinform, GeoconfirMed - the GEOCONFIRMED - the global geolocation platform, focused on the war in Ukraine, which is quoted [Stratko of the Armed Forces] in its analysis.(https://t.me/AFUStratCom/18387).</text:p>
      <text:p text:style-name="P4">
As stated in the message <text:a xlink:type="simple" xlink:href="https://twitter.com/GeoConfirmed/status/1667309514654195714" text:style-name="Internet_20_link" text:visited-style-name="Visited_20_Internet_20_Link">
GeoconfirMed</text:a>
, for the third night in a row, Russian chats are spreading about the restoration of the offensive of Ukrainians at night in the Zaporozhye direction.</text:p>
      <text:p text:style-name="P4">
However, the platform notes, "almost all footage spread Russian sources that are, of course, focused on Ukrainian losses. Most losses have been a few days or some are already known losses, demonstrated from a different point It was tempted. Where the audience see one damaged car, they were more and who were not injured ... ".</text:p>
      <text:p text:style-name="P4">
The report also states that on June 10, Ukraine has published several quadrans from both southern directions: in the last 3 days, Ukraine has been able to destroy the two tons-1A, one in the Great Novosilka and one in the Bakhmut direction. There was no more than this war. It helps to determine that Ukrainians are tingling about OPPEC(Publication of materials in view of the safety of military operations), but those infrequent footage that have been published show that "something is happening."</text:p>
      <text:p text:style-name="P4">
Regarding the number of geoconfirMed destroyed cars, Ukraine has more than a thousand units for new units for new Brigades.</text:p>
      <text:p text:style-name="P4">
This is a war against echelorated defense. The Armed Forces will lose a lot of equipment. It is a part of the state. The numbers that the Russians show, nothing compared to volumes(techniques -ed.)What Ukraine has an offensive for this.</text:p>
      <text:p text:style-name="P4">
Analysts also point out that "most destroyed vehicles are most likely destroyed by mines. The naked eye shows that the hatches are open, there is no blood, therefore there were no machines. To replace, people are not.</text:p>
      <text:p text:style-name="P4">
*!(https://www.ukrinform.ua/rubric-ato/3718680-na-zaporizkomu-napramku-e-pevni-uspihi-minoboroni.html)</text:p>
      <text:p text:style-name="P4">
GeoconfirMed platform was created on the first day of a full -scale invasion of Russia(February 24 2022)by the efforts of volunteers. Its main goal is to give a scientific level of analysis of geolocation data, which can be used for situational awareness, investigations, counteraction to misinformation and other targets.</text:p>
      <text:p text:style-name="P4">
News Source: <text:a xlink:type="simple" xlink:href="https://www.ukrinform.ua/rubric-ato/3721297-rosiani-posiruut-fejki-pro-vtrati-ukraini-na-zaporizkomu-napramku-geoconfirmed.html" text:style-name="Internet_20_link" text:visited-style-name="Visited_20_Internet_20_Link">
https://www.ukrinform.ua/rubric-ato/3721297-rosiani-posiruut-fejki-pro-vtrati-ukraini-na-zaporizkomu-napramku-geoconfirmed.html</text:a>
</text:p>
      <!--NEWS-->
      <text:h text:style-name="P10" text:outline-level="1">
<text:span text:style-name="T4">
Zelensky introduced the NSDC decision on sanctions against 178 people</text:span>
</text:h>
      <text:p text:style-name="P4">
Authors: Ukrinform (Person)</text:p>
      <text:p text:style-name="P4">
Publisher: Укринформ (Organization)</text:p>
      <text:p text:style-name="P4">
Published Time: 2023-06-11T12:20:00+03:00</text:p>
      <text:p text:style-name="P4">
Modified Time: 2023-06-11T12:20:00+03:00</text:p>
      <text:p text:style-name="P4">
Description: President Volodymyr Zelensky entered into force the decision of the National Security and Defense Council on the application of personal sanctions against 178 people. - Ukrinform.</text:p>
      <text:p text:style-name="P4">
Images: ['<text:a xlink:type="simple" xlink:href="https://static.ukrinform.com/photos/2022_12/thumb_files/630_360_1671115306-366.jpeg" text:style-name="Internet_20_link" text:visited-style-name="Visited_20_Internet_20_Link">
630_360_16711...</text:a>
']</text:p>
      <text:p text:style-name="P4">
Tags: ['РНБО', 'Санкції', 'Зеленський']</text:p>
      <text:p text:style-name="P4">
Type: Article</text:p>
      <!--METADATA-->
      <text:p text:style-name="P4">
<draw:frame draw:style-name="fr1" draw:name="Image52" text:anchor-type="as-char" svg:width="6.9236in" svg:height="3.956343in" draw:z-index="0">
<draw:image xlink:href="../Images/yкринформ/2023-06-11T12-20-00-03-00/630_360_1671115306-366.jpeg" xlink:type="simple" xlink:show="embed" xlink:actuate="onLoad" draw:mime-type="image/jpeg"/>
</draw:frame>
The Presidential Lordir Zelensky has put into operation a decision of the National Security Council and Defense of Personal Sanctions against 178 people.</text:p>
      <text:p text:style-name="P4">
Corresponding <text:a xlink:type="simple" xlink:href="http://www.president.gov.ua/documents/3212023-47001" text:style-name="Internet_20_link" text:visited-style-name="Visited_20_Internet_20_Link">
Decree No. 321/2023</text:a>
Posted on the state site, Ukrinform reports.</text:p>
      <text:p text:style-name="P4">
"To put into effect the decision of the National Security and Defense Council of Ukraine dated 11 June 2023" On the application and amendments to personal specialized economic and other restrictive measures(sanctions)", - it is said.</text:p>
      <text:p text:style-name="P4">
In the decision <text:a xlink:type="simple" xlink:href="https://www.ukrinform.ua/tag-rnbo" text:style-name="Internet_20_link" text:visited-style-name="Visited_20_Internet_20_Link">
NSDC</text:a>
It is noted that the sanctions proposals were submitted by the Security Service.</text:p>
      <text:p text:style-name="P4">
The restriction has been introduced for five years.</text:p>
      <text:p text:style-name="P4">
Sanctions have been applied against 178 citizens of the Russian Federation, but 81 are personally citizenship of Ukraine.</text:p>
      <text:p text:style-name="P4">
<text:span text:style-name="T4">
 Read also: </text:span>
 <text:a xlink:type="simple" xlink:href="https://www.ukrinform.ua/rubric-polytics/3721161-kanada-zaprovadila-sankcii-proti-anukovica-ta-insih-rosijskih-kolaborantiv.html" text:style-name="Internet_20_link" text:visited-style-name="Visited_20_Internet_20_Link">
Canada has introduced <text:span text:style-name="T4">
 sanctions </text:span>
 against Yanukovych and other Russian collaborators</text:a>
As it was reported, on May 27, Zelensky entered into force the NSDC decision to provoke sanctions on <text:a xlink:type="simple" xlink:href="https://www.ukrinform.ua/rubric-polytics/3714883-zelenskij-vviv-u-diu-risenna-rnbo-pro-sankcii-proti-51-fizicnoi-ta-220-uridicnih-osib.html" text:style-name="Internet_20_link" text:visited-style-name="Visited_20_Internet_20_Link">
51 individuals and 220 companies</text:a>
related to Russia's war against Ukraine.</text:p>
      <text:p text:style-name="P4">
<text:span text:style-name="T5">
Foto: op</text:span>
</text:p>
      <text:p text:style-name="P4">
News Source: <text:a xlink:type="simple" xlink:href="https://www.ukrinform.ua/rubric-polytics/3721299-zelenskij-uviv-u-diu-risenna-rnbo-sodo-sankcij-proti-178-osib.html" text:style-name="Internet_20_link" text:visited-style-name="Visited_20_Internet_20_Link">
https://www.ukrinform.ua/rubric-polytics/3721299-zelenskij-uviv-u-diu-risenna-rnbo-sodo-sankcij-proti-178-osib.html</text:a>
</text:p>
      <!--NEWS-->
      <text:h text:style-name="P10" text:outline-level="1">
<text:span text:style-name="T4">
Ignatu on F -16 Tuition: Ukrainian Pilots - At a Low Start</text:span>
</text:h>
      <text:p text:style-name="P4">
Authors: Ukrinform (Person)</text:p>
      <text:p text:style-name="P4">
Publisher: Укринформ (Organization)</text:p>
      <text:p text:style-name="P4">
Published Time: 2023-06-11T12:33:00+03:00</text:p>
      <text:p text:style-name="P4">
Modified Time: 2023-06-11T12:33:00+03:00</text:p>
      <text:p text:style-name="P4">
Description: The training of Ukrainian pilots on F-16 fighter jets is not happening, and the first group of the best pilots will be selected, the best of the best. - Ukrinform.</text:p>
      <text:p text:style-name="P4">
Images: ['<text:a xlink:type="simple" xlink:href="https://static.ukrinform.com/photos/2023_03/thumb_files/630_360_1678116073-288.jpg" text:style-name="Internet_20_link" text:visited-style-name="Visited_20_Internet_20_Link">
630_360_16781...</text:a>
']</text:p>
      <text:p text:style-name="P4">
Tags: ['Військові навчання', 'Повітряні сили ЗСУ', 'Юрій Ігнат', 'F-16']</text:p>
      <text:p text:style-name="P4">
Type: Article</text:p>
      <!--METADATA-->
      <text:p text:style-name="P4">
<draw:frame draw:style-name="fr1" draw:name="Image53" text:anchor-type="as-char" svg:width="6.9236in" svg:height="3.956343in" draw:z-index="0">
<draw:image xlink:href="../Images/yкринформ/2023-06-11T12-33-00-03-00/630_360_1678116073-288.jpg" xlink:type="simple" xlink:show="embed" xlink:actuate="onLoad" draw:mime-type="image/jpeg"/>
</draw:frame>
The training of Ukrainian pilots on F-16 fighter jets is not happening yet, and the first group of the best pilots will be selected, the best of the best.</text:p>
      <text:p text:style-name="P4">
Air Force Command Yuriy Ignat's Command in Interviewing "[Ukrainian Truth] told about it.(https://www.pravda.com.ua/articles/2023/06/11/7406309/)", reports Ukrinform.</text:p>
      <text:p text:style-name="P4">
"No, so far. Pilots, as they say, at a low start. The first group of the best pilots is selected - who have combat experiences that have hundreds of hours of raids, have English that have a young age. The list is updated, even died in the house. But you need to to understand that the first will go the best of the Destructed ones. We are already expecting, "he answered the question if <text:a xlink:type="simple" xlink:href="https://www.ukrinform.ua/tag-vijskovi-navcanna" text:style-name="Internet_20_link" text:visited-style-name="Visited_20_Internet_20_Link">
training</text:a>
on F-16.</text:p>
      <text:p text:style-name="P4">
According to him, he will need Ukrainian pilots up to half a year to master the heater.</text:p>
      <text:p text:style-name="P4">
As <text:a xlink:type="simple" xlink:href="https://www.ukrinform.ua/rubric-ato/3719200-partneri-gotovi-nadati-f16-ale-dla-cogo-potribna-infrastruktura-zelenskij.html" text:style-name="Internet_20_link" text:visited-style-name="Visited_20_Internet_20_Link">
reported</text:a>
Earlier, President Volodymyr Zelenskyy stated that international partners are ready to finish Ukraine F-16, but it is necessary to create adequate infrastructure.</text:p>
      <text:p text:style-name="P4">
News Source: <text:a xlink:type="simple" xlink:href="https://www.ukrinform.ua/rubric-ato/3721306-ignat-pro-navcanna-na-f16-ukrainski-piloti-na-nizkomu-starti.html" text:style-name="Internet_20_link" text:visited-style-name="Visited_20_Internet_20_Link">
https://www.ukrinform.ua/rubric-ato/3721306-ignat-pro-navcanna-na-f16-ukrainski-piloti-na-nizkomu-starti.html</text:a>
</text:p>
      <!--NEWS-->
      <text:h text:style-name="P10" text:outline-level="1">
<text:span text:style-name="T4">
Ukraine's men's national team came to the finals of four golden volleyball Eurolete</text:span>
</text:h>
      <text:p text:style-name="P4">
Authors: Ukrinform (Person)</text:p>
      <text:p text:style-name="P4">
Publisher: Укринформ (Organization)</text:p>
      <text:p text:style-name="P4">
Published Time: 2023-06-11T12:35:00+03:00</text:p>
      <text:p text:style-name="P4">
Modified Time: 2023-06-11T22:35:00+03:00</text:p>
      <text:p text:style-name="P4">
Description: The Ukrainians defeated Croatia in the fourth round. - Ukrinform.</text:p>
      <text:p text:style-name="P4">
Images: ['<text:a xlink:type="simple" xlink:href="https://static.ukrinform.com/photos/2023_06/thumb_files/630_360_1686512048-411.jpg" text:style-name="Internet_20_link" text:visited-style-name="Visited_20_Internet_20_Link">
630_360_16865...</text:a>
']</text:p>
      <text:p text:style-name="P4">
Tags: ['Євроліга', 'Волейбол']</text:p>
      <text:p text:style-name="P4">
Type: Article</text:p>
      <!--METADATA-->
      <text:p text:style-name="P4">
<draw:frame draw:style-name="fr1" draw:name="Image54" text:anchor-type="as-char" svg:width="6.9236in" svg:height="3.956343in" draw:z-index="0">
<draw:image xlink:href="../Images/yкринформ/2023-06-11T12-35-00-03-00/630_360_1686512048-411.jpg" xlink:type="simple" xlink:show="embed" xlink:actuate="onLoad" draw:mime-type="image/jpeg"/>
</draw:frame>
The Ukrainians roaled Croatia in the fourth round.</text:p>
      <text:p text:style-name="P4">
The men's volleyball national team was released into the finals of four Goldenourovroliga ahead of time, this was due to the devastating victory in the fourth round of Croatia - 25:17, 25:21, 25:22, Ukrinform reports.</text:p>
      <text:p text:style-name="P4">
In the previous three rounds of the Golden Volleyball European Light, Ukraine won the tri -permagon in matches against Northern Macedonia, Croatia and Belgium.</text:p>
      <text:p text:style-name="P4">
In the fourth round, the Ukrainians were opposed by the Croatian national team. The first set ended with the victory of the volleyball players of Ukraine, who beat the opponent in 22 minutes with a difference of eight points - 25:17. At the beginning of the second Blue and Yellow Party, they won four points and led Seth to victory 21:25. Urreth Seti Ukraine also went forward at the beginning, but allowed to be compared to 8: 8. Until the end of the decisive party, she was granted without the advantage of one of the teams, but at the end of the third set, Ukrainianabula was more successful - 22:25.</text:p>
      <text:p text:style-name="P4">
Thanks to this victory, Ukraine reached the finals of four goldenurola.</text:p>
      <text:p text:style-name="P4">
*!(https://www.ukrinform.ua/rubric-sports/3717945-colovica-zbirna-ukraini-peremogla-belgiu-u-matci-zolotoi-evroligi-z-volejbolu.html)The men's national team of Ukraine took part in the finale of the four golden European libra. In 2017, Ukrainian volleyball players won the tournament.</text:p>
      <text:p text:style-name="P4">
Photo: cev.eu</text:p>
      <text:p text:style-name="P4">
News Source: <text:a xlink:type="simple" xlink:href="https://www.ukrinform.ua/rubric-sports/3721521-colovica-zbirna-ukraini-dostrokovo-vijsla-u-final-cotiroh-zolotoi-evroligi-z-volejbolu.html" text:style-name="Internet_20_link" text:visited-style-name="Visited_20_Internet_20_Link">
https://www.ukrinform.ua/rubric-sports/3721521-colovica-zbirna-ukraini-dostrokovo-vijsla-u-final-cotiroh-zolotoi-evroligi-z-volejbolu.html</text:a>
</text:p>
      <!--NEWS-->
      <text:h text:style-name="P10" text:outline-level="1">
<text:span text:style-name="T4">
The Black Sea as a result of the exploration</text:span>
</text:h>
      <text:p text:style-name="P4">
Authors: Ukrinform (Person)</text:p>
      <text:p text:style-name="P4">
Publisher: Укринформ (Organization)</text:p>
      <text:p text:style-name="P4">
Published Time: 2023-06-11T12:37:49+03:00</text:p>
      <text:p text:style-name="P4">
Modified Time: 2023-06-11T12:37:49+03:00</text:p>
      <text:p text:style-name="P4">
Description: The Black Sea, as a result of the blasting of the Russian troops of the Kakhovskaya Hydroelectric Power Plant, began to desalinate, the salinity of water near Odessa is almost three times below. - Ukrinform.</text:p>
      <text:p text:style-name="P4">
Images: ['<text:a xlink:type="simple" xlink:href="https://static.ukrinform.com/photos/2023_06/thumb_files/630_360_1686476203-217.jpg" text:style-name="Internet_20_link" text:visited-style-name="Visited_20_Internet_20_Link">
630_360_16864...</text:a>
']</text:p>
      <text:p text:style-name="P4">
Tags: None</text:p>
      <text:p text:style-name="P4">
Type: Article</text:p>
      <!--METADATA-->
      <text:p text:style-name="P4">
<draw:frame draw:style-name="fr1" draw:name="Image55" text:anchor-type="as-char" svg:width="6.9236in" svg:height="3.956343in" draw:z-index="0">
<draw:image xlink:href="../Images/yкринформ/2023-06-11T12-37-49-03-00/630_360_1686476203-217.jpg" xlink:type="simple" xlink:show="embed" xlink:actuate="onLoad" draw:mime-type="image/jpeg"/>
</draw:frame>
The black sea consumption of the Russian troops of the Kakhovsky hydroelectric power plant to begin to start, the salinity of water near Odessa is almost three times below.</text:p>
      <text:p text:style-name="P4">
According to Ukrinform, the State Environmental Inspectorate of the Southwestern Overture reports in <text:a xlink:type="simple" xlink:href="http://www.facebook.com/sw.dei/posts/pfbid0rCdpXJGxjMjt7AeYLea6xrE7bGQUod3Q8Veg8R4yC6sDRW3QbdkQ5udjqkh1rt1l" text:style-name="Internet_20_link" text:visited-style-name="Visited_20_Internet_20_Link">
Facebook</text:a>
.</text:p>
      <text:p text:style-name="P4">
Фахівці інспекції 10 червня відібрали проби морської води в Одесі у трьохмісцях: Новій Дофінівці (Pier 243), on the Langeron beach and 16 stations of the fountain.</text:p>
      <text:p text:style-name="P4">
According to the results of laboratory research in the new doophinivka(243 pier)The exceeding of the suspended substances is 1.6 times, the total iron is 9 times. Salinty below the norm by 2.7 times.</text:p>
      <text:p text:style-name="P4">
Langeron has an exceeding of the total iron by 5.2 times. The saline is below the norm by 2.9 times.</text:p>
      <text:p text:style-name="P4">
At 16 stations of the large fountain, an excess of suspended substances was found in 1.1 times, the total iron - 3.4 times. Salinty below the norm by 2.9 times.</text:p>
      <text:p text:style-name="P4">
<text:span text:style-name="T4">
 Read also: </text:span>
 <text:a xlink:type="simple" xlink:href="https://www.ukrinform.ua/rubric-society/3721276-infekcionist-rekomendue-vidmovitisa-vid-ribnih-produktiv-cerez-zagrozu-botulizmu.html" text:style-name="Internet_20_link" text:visited-style-name="Visited_20_Internet_20_Link">
infectious specialist recommends giving up fish products the threat of botulism</text:a>
As reported by Ukrinform, on the night of June 6 <text:a xlink:type="simple" xlink:href="https://www.ukrinform.ua/rubric-other_news/3718791-pidriv-rosianami-kahovskoi-ges-vsi-novini.html" text:style-name="Internet_20_link" text:visited-style-name="Visited_20_Internet_20_Link">
Russian troops were blown up by the Greblyukakhov hydroelectric power station</text:a>
Having caused the flooding of part of the Serson and Mykolaiv regions and at the same time - critical grinding of the water reservoir.</text:p>
      <text:p text:style-name="P4">
News Source: <text:a xlink:type="simple" xlink:href="https://www.ukrinform.ua/rubric-regions/3721307-corne-more-vnaslidok-pidrivu-rosianami-kahovskoi-ges-pocalo-oprisnuvatis-ekologi.html" text:style-name="Internet_20_link" text:visited-style-name="Visited_20_Internet_20_Link">
https://www.ukrinform.ua/rubric-regions/3721307-corne-more-vnaslidok-pidrivu-rosianami-kahovskoi-ges-pocalo-oprisnuvatis-ekologi.html</text:a>
</text:p>
      <!--NEWS-->
      <text:h text:style-name="P10" text:outline-level="1">
<text:span text:style-name="T4">
The enemy from the beginning of the day fired at Sumy region four times - 43 explosions were heard</text:span>
</text:h>
      <text:p text:style-name="P4">
Authors: Ukrinform (Person)</text:p>
      <text:p text:style-name="P4">
Publisher: Укринформ (Organization)</text:p>
      <text:p text:style-name="P4">
Published Time: 2023-06-11T12:38:00+03:00</text:p>
      <text:p text:style-name="P4">
Modified Time: 2023-06-11T12:38:00+03:00</text:p>
      <text:p text:style-name="P4">
Description: From the beginning of the day, the Russian army fired at the border regions of Sumy region four times, 43 explosions occurred. - Ukrinform.</text:p>
      <text:p text:style-name="P4">
Images: ['<text:a xlink:type="simple" xlink:href="https://static.ukrinform.com/photos/2022_12/thumb_files/630_360_1669987737-966.jpg" text:style-name="Internet_20_link" text:visited-style-name="Visited_20_Internet_20_Link">
630_360_16699...</text:a>
']</text:p>
      <text:p text:style-name="P4">
Tags: ['Обстріл', 'Сумщина', 'Вибух', 'Війна з Росією']</text:p>
      <text:p text:style-name="P4">
Type: Article</text:p>
      <!--METADATA-->
      <text:p text:style-name="P4">
<draw:frame draw:style-name="fr1" draw:name="Image56" text:anchor-type="as-char" svg:width="6.9236in" svg:height="3.956343in" draw:z-index="0">
<draw:image xlink:href="../Images/yкринформ/2023-06-11T12-38-00-03-00/630_360_1669987737-966.jpg" xlink:type="simple" xlink:show="embed" xlink:actuate="onLoad" draw:mime-type="image/jpeg"/>
</draw:frame>
From the beginning of the day, the Russian army fired at the border areas of the Sumy region four times, 43 explosions were heard.</text:p>
      <text:p text:style-name="P4">
According to Ukrinform, the North Operational Command reports in <text:a xlink:type="simple" xlink:href="https://t.me/ok_pivnich1/3140" text:style-name="Internet_20_link" text:visited-style-name="Visited_20_Internet_20_Link">
telegram</text:a>
.</text:p>
      <text:p text:style-name="P4">
From 00:40 to 01:10 12 [beats] recorded(https://www.ukrinform.ua/tag-obstril), probably, from the artillery, in the area of the settlement of the Ponperega-Buda.</text:p>
      <text:p text:style-name="P4">
From 02:00 to 02:15 4 beats were recorded, and from 02:25 to 03:00 11 strokes, probably from a 120 mm mortar, in the photovizh area.</text:p>
      <text:p text:style-name="P4">
From 04:20 to 04:30 16 strokes were recorded, probably from an 82-mm mortar, in the city of the city of mid-city-Buda.</text:p>
      <text:p text:style-name="P4">
*!(https://www.ukrinform.ua/rubric-regions/3721196-zagarbniki-vnoci-obstrilali-gromadu-na-dnipropetrovsini-z-artilerii.html)Information is consumed about the loss of the population or damage to civilian infrastructure.</text:p>
      <text:p text:style-name="P4">
As reported <text:a xlink:type="simple" xlink:href="https://www.ukrinform.ua/rubric-ato/3721157-rosiani-znovu-obstrilali-z-minometiv-i-artilerii-prikordonna-sumsini.html" text:style-name="Internet_20_link" text:visited-style-name="Visited_20_Internet_20_Link">
Ukrinform</text:a>
, On June 10, Russian invaders fired at the border of the Sumy region, causing 29 explosions in Sosnivka, Chuikivka, Novovasilivka and Missis in the Buddha.</text:p>
      <text:p text:style-name="P4">
News Source: <text:a xlink:type="simple" xlink:href="https://www.ukrinform.ua/rubric-ato/3721309-vorog-vid-pocatku-dobi-cotiri-razi-obstrilav-prikordonna-sumsini-prolunali-43-vibuhi.html" text:style-name="Internet_20_link" text:visited-style-name="Visited_20_Internet_20_Link">
https://www.ukrinform.ua/rubric-ato/3721309-vorog-vid-pocatku-dobi-cotiri-razi-obstrilav-prikordonna-sumsini-prolunali-43-vibuhi.html</text:a>
</text:p>
      <!--NEWS-->
      <text:h text:style-name="P10" text:outline-level="1">
<text:span text:style-name="T4">
In the Lavra, the first prayer was held for Ivan Mazepa</text:span>
</text:h>
      <text:p text:style-name="P4">
Authors: Ukrinform (Person)</text:p>
      <text:p text:style-name="P4">
Publisher: Укринформ (Organization)</text:p>
      <text:p text:style-name="P4">
Published Time: 2023-06-11T13:00:00+03:00</text:p>
      <text:p text:style-name="P4">
Modified Time: 2023-06-11T13:00:00+03:00</text:p>
      <text:p text:style-name="P4">
Description: A prayer service was held at all the Holy Church in the Kiev-Pechersk Lavra on the occasion of the 325th anniversary of the consecration, under Hetman Ivan Mazepa, which was built by a temple. - Ukrinform.</text:p>
      <text:p text:style-name="P4">
Images: ['<text:a xlink:type="simple" xlink:href="https://static.ukrinform.com/photos/2023_06/thumb_files/630_360_1686477627-8415.jpeg" text:style-name="Internet_20_link" text:visited-style-name="Visited_20_Internet_20_Link">
630_360_16864...</text:a>
', '<text:a xlink:type="simple" xlink:href="https://static.ukrinform.com/photos/2023_06/1686477629-2427.jpeg" text:style-name="Internet_20_link" text:visited-style-name="Visited_20_Internet_20_Link">
1686477629-24...</text:a>
', '<text:a xlink:type="simple" xlink:href="https://static.ukrinform.com/photos/2023_06/1686483503-856.jpg" text:style-name="Internet_20_link" text:visited-style-name="Visited_20_Internet_20_Link">
1686483503-85...</text:a>
', '<text:a xlink:type="simple" xlink:href="https://static.ukrinform.com/photos/2023_06/1686477497-394.jpg" text:style-name="Internet_20_link" text:visited-style-name="Visited_20_Internet_20_Link">
1686477497-39...</text:a>
', '<text:a xlink:type="simple" xlink:href="https://static.ukrinform.com/photos/2023_06/1686483660-206.jpg" text:style-name="Internet_20_link" text:visited-style-name="Visited_20_Internet_20_Link">
1686483660-20...</text:a>
']</text:p>
      <text:p text:style-name="P4">
Tags: ['Мазепа', 'Київська Лавра', 'Панахида']</text:p>
      <text:p text:style-name="P4">
Type: Article</text:p>
      <!--METADATA-->
      <text:p text:style-name="P4">
<draw:frame draw:style-name="fr1" draw:name="Image57" text:anchor-type="as-char" svg:width="6.9236in" svg:height="3.956343in" draw:z-index="0">
<draw:image xlink:href="../Images/yкринформ/2023-06-11T13-00-00-03-00/630_360_1686477627-8415.jpeg" xlink:type="simple" xlink:show="embed" xlink:actuate="onLoad" draw:mime-type="image/jpeg"/>
</draw:frame>
The Susiers of the Holy Church in the Kiev-Pechersk Lavra on the occasion of the 325th anniversary of the consecration of the prayer service for Hetman Ivan Mazepa, which was built by the temple.</text:p>
      <text:p text:style-name="P4">
This was reported by Ukrinform correspondent.</text:p>
      <text:p text:style-name="P4">
Father Georgy Kovalenko recalled that the Church of All Saints was built in 1698. And in 1708, the Russian Church imposed anathema on Hetman Mazepa. However, no one recognized the church curse.</text:p>
      <text:p text:style-name="P4">
<draw:frame draw:style-name="fr1" draw:name="Image58" text:anchor-type="as-char" svg:width="6.9236in" svg:height="4.615733in" draw:z-index="0">
<draw:image xlink:href="../Images/yкринформ/2023-06-11T13-00-00-03-00/1686477629-2427.jpeg" xlink:type="simple" xlink:show="embed" xlink:actuate="onLoad" draw:mime-type="image/jpeg"/>
</draw:frame>
"Mazepa sang priests of Constantinople Church in Bender(Moldova - order.)where he was buried. Ukrainians prayed for Mazepa in the early 20th century. In particular, the memory of the hetman was honored at Sofia Square. Mazepa's commemoration took place to the independence of Ukraine - when the Ukrainian Autocephalous Orthodox Church was revived, and then, during independence, "the priest said.</text:p>
      <text:p text:style-name="P4">
<draw:frame draw:style-name="fr1" draw:name="Image59" text:anchor-type="as-char" svg:width="6.9236in" svg:height="4.615733in" draw:z-index="0">
<draw:image xlink:href="../Images/yкринформ/2023-06-11T13-00-00-03-00/1686483503-856.jpg" xlink:type="simple" xlink:show="embed" xlink:actuate="onLoad" draw:mime-type="image/jpeg"/>
</draw:frame>
Acting Viceroy of the Holy Dormition Kyiv-Pechersk Lavryarchimandrite Abrahamii emphasized that the prayer for Mazepa is historical for Lavripodia.</text:p>
      <text:p text:style-name="P4">
"Due to the restoration of historical justice in the walls of the Holy Dormition of the Kiev-Pechersk Lavra with the blessing of our Primate, Metropolitan of Kiev and All Ukraine Epiphany, a prayer for the compassionate Ktitor-Hetman Ivan Mazepa will sound. The laurels were being erected, ”he said.</text:p>
      <text:p text:style-name="P4">
<draw:frame draw:style-name="fr1" draw:name="Image60" text:anchor-type="as-char" svg:width="6.9236in" svg:height="4.615733in" draw:z-index="0">
<draw:image xlink:href="../Images/yкринформ/2023-06-11T13-00-00-03-00/1686477497-394.jpg" xlink:type="simple" xlink:show="embed" xlink:actuate="onLoad" draw:mime-type="image/jpeg"/>
</draw:frame>
In his turn, the Minister of Culture and Information Policy Alexander Tkachenkota also emphasized the importance of preserving the memory of a historical figure, as a lot not only for the Lavra but also for the Sophia Cathedral.</text:p>
      <text:p text:style-name="P4">
"And in my opinion, honoring the memory of a person who has kept the Ukrainian heritage is surprisingly important," said the MKIP head.</text:p>
      <text:p text:style-name="P4">
<draw:frame draw:style-name="fr1" draw:name="Image61" text:anchor-type="as-char" svg:width="6.9236in" svg:height="4.615733in" draw:z-index="0">
<draw:image xlink:href="../Images/yкринформ/2023-06-11T13-00-00-03-00/1686483660-206.jpg" xlink:type="simple" xlink:show="embed" xlink:actuate="onLoad" draw:mime-type="image/jpeg"/>
</draw:frame>
</text:p>
      <text:p text:style-name="P4">
<text:span text:style-name="T4">
 Read also: </text:span>
 <text:a xlink:type="simple" xlink:href="https://www.ukrinform.ua/rubric-culture/3685114-rosijska-nauka-namagalas-vsilako-prinizuvati-vnesok-mazepi-v-istoriu-tkacenko.html" text:style-name="Internet_20_link" text:visited-style-name="Visited_20_Internet_20_Link">
<text:span text:style-name="T4">
 Russian </text:span>
 <text:span text:style-name="T4">
 Science </text:span>
 <text:span text:style-name="T4">
 </text:span>
 tried <text:span text:style-name="T4">
 </text:span>
 <text:span text:style-name="T4">
 in every possible way </text:span>
<text:span text:style-name="T4">
 humiliate </text:span>
 <text:span text:style-name="T4">
 </text:span>
 <text:span text:style-name="T4">
 Tkachenko </text:span>
</text:a>
Mazepa sought to expand the autonomy of the Hetmanate. During the Northern War, Vinuklav an agreement with the Swedish King Charles XII, which Sweden was to ensure the release of Ukraine from Moscow's power for the help of Ukrainians in the war of antimacovists. After the defeat in the Battle of Poltava in June 1709, Mazepavavvka, who died on the night of September 22 of that year.</text:p>
      <text:p text:style-name="P4">
</text:p>
      <text:p text:style-name="P4">
At the order of Tsar Peter I, the Russian Orthodox Church declared anathema Mazepa.</text:p>
      <text:p text:style-name="P4">
As reported by Ukrinform, the Commission of the Ministry of Culture and Information Policy on acceptance-transfer of state property completed the work and signed the National Reserve "Kyiv-Pechersk Lavra" by the act, which confirmed <text:a xlink:type="simple" xlink:href="https://www.ukrinform.ua/rubric-culture/3718942-komisia-mkip-pidpisala-akt-peredaci-majna-zapovidnika-kievopecerska-lavra.html" text:style-name="Internet_20_link" text:visited-style-name="Visited_20_Internet_20_Link">
transfer of state property to the reserve.</text:a>
The National Reserve "Kyiv-Pechersk Lavra" announced the termination of a man of lease with the Ukrainian Orthodox Church of the Moscow Patriarchate from March 29, 2023, but for a long time unknown persons closed the laurel from the inside and impeded the beginning of the activity of the commission.</text:p>
      <text:p text:style-name="P4">
News Source: <text:a xlink:type="simple" xlink:href="https://www.ukrinform.ua/rubric-society/3721212-u-kievopecerskij-lavri-vperse-pomolilisa-za-upokij-ivana-mazepi.html" text:style-name="Internet_20_link" text:visited-style-name="Visited_20_Internet_20_Link">
https://www.ukrinform.ua/rubric-society/3721212-u-kievopecerskij-lavri-vperse-pomolilisa-za-upokij-ivana-mazepi.html</text:a>
</text:p>
      <!--NEWS-->
      <text:h text:style-name="P10" text:outline-level="1">
<text:span text:style-name="T4">
The players of the national team of Ukraine came to the finals of the World Cup 2023 with SOCCA, beating Croatia</text:span>
</text:h>
      <text:p text:style-name="P4">
Authors: Ukrinform (Person)</text:p>
      <text:p text:style-name="P4">
Publisher: Укринформ (Organization)</text:p>
      <text:p text:style-name="P4">
Published Time: 2023-06-11T13:02:35+03:00</text:p>
      <text:p text:style-name="P4">
Modified Time: 2023-06-11T13:02:35+03:00</text:p>
      <text:p text:style-name="P4">
Description: Ukrainian football players became participants of the SOCCA World Cup in German Essen. - Ukrinform.</text:p>
      <text:p text:style-name="P4">
Images: ['<text:a xlink:type="simple" xlink:href="https://static.ukrinform.com/photos/2023_06/thumb_files/630_360_1686477748-770.jpg" text:style-name="Internet_20_link" text:visited-style-name="Visited_20_Internet_20_Link">
630_360_16864...</text:a>
']</text:p>
      <text:p text:style-name="P4">
Tags: ['Футбол']</text:p>
      <text:p text:style-name="P4">
Type: Article</text:p>
      <!--METADATA-->
      <text:p text:style-name="P4">
<draw:frame draw:style-name="fr1" draw:name="Image63" text:anchor-type="as-char" svg:width="6.9236in" svg:height="3.956343in" draw:z-index="0">
<draw:image xlink:href="../Images/yкринформ/2023-06-11T13-02-35-03-00/630_360_1686477748-770.jpg" xlink:type="simple" xlink:show="embed" xlink:actuate="onLoad" draw:mime-type="image/jpeg"/>
</draw:frame>
Ukrainian phuthorists became participants of the decisive match of the World Cup with SOCCA to the UNC Essen.</text:p>
      <text:p text:style-name="P4">
In the semifinals, "Blue and yellow" with a score of 1: 0 beat the Croatian team, reports Ukrinform.</text:p>
      <text:p text:style-name="P4">
Mykola Kodatsky scored the winning ball in the 20th minute.</text:p>
      <text:p text:style-name="P4">
In the finals, the national team of Ukraine will meet with the winner of the match of Mexico -Kazakhstan.</text:p>
      <text:p text:style-name="P4">
<text:span text:style-name="T4">
 Read also: </text:span>
 <text:a xlink:type="simple" xlink:href="https://www.ukrinform.ua/rubric-sports/3721130-futbolisti-zbirnoi-ukraini-obigrali-braziliu-i-vijsli-do-pivfinalu-cs2023-iz-socca.html" text:style-name="Internet_20_link" text:visited-style-name="Visited_20_Internet_20_Link">
<text:span text:style-name="T4">
 Football </text:span>
 The truths of the national team of Ukraine beat Brazil and Ivil to the semifinals of the World Cup 2023 with Socca</text:a>
It should be noted that SOCCA is a kind of mini-football, differing in the number of players and the size of the field. The matches are held in 6 by 6 players, two halves for 20 minutes.</text:p>
      <text:p text:style-name="P4">
Photo: Socca World Cup.</text:p>
      <text:p text:style-name="P4">
News Source: <text:a xlink:type="simple" xlink:href="https://www.ukrinform.ua/rubric-sports/3721315-futbolisti-zbirnoi-ukraini-vijsli-u-final-cs2023-iz-socca-obigravsi-horvatiu.html" text:style-name="Internet_20_link" text:visited-style-name="Visited_20_Internet_20_Link">
https://www.ukrinform.ua/rubric-sports/3721315-futbolisti-zbirnoi-ukraini-vijsli-u-final-cs2023-iz-socca-obigravsi-horvatiu.html</text:a>
</text:p>
      <!--NEWS-->
      <text:h text:style-name="P10" text:outline-level="1">
<text:span text:style-name="T4">
Zelenski invited Trudeau to take part in a test on veterans rehabilitation</text:span>
</text:h>
      <text:p text:style-name="P4">
Authors: Ukrinform (Person)</text:p>
      <text:p text:style-name="P4">
Publisher: Укринформ (Organization)</text:p>
      <text:p text:style-name="P4">
Published Time: 2023-06-11T13:11:00+03:00</text:p>
      <text:p text:style-name="P4">
Modified Time: 2023-06-11T13:11:00+03:00</text:p>
      <text:p text:style-name="P4">
Description: President's wife, Elena Zelenskaya, suggested that Canada Justin Trudeau support the All -Ukrainian Mental Health Program. - Ukrinform.</text:p>
      <text:p text:style-name="P4">
Images: ['<text:a xlink:type="simple" xlink:href="https://static.ukrinform.com/photos/2023_06/thumb_files/630_360_1686478148-108.jpg" text:style-name="Internet_20_link" text:visited-style-name="Visited_20_Internet_20_Link">
630_360_16864...</text:a>
']</text:p>
      <text:p text:style-name="P4">
Tags: ['Реабілітація', 'Трюдо', 'Ветерани війни', 'Олена Зеленська']</text:p>
      <text:p text:style-name="P4">
Type: Article</text:p>
      <!--METADATA-->
      <text:p text:style-name="P4">
<draw:frame draw:style-name="fr1" draw:name="Image64" text:anchor-type="as-char" svg:width="6.9236in" svg:height="3.956343in" draw:z-index="0">
<draw:image xlink:href="../Images/yкринформ/2023-06-11T13-11-00-03-00/630_360_1686478148-108.jpg" xlink:type="simple" xlink:show="embed" xlink:actuate="onLoad" draw:mime-type="image/jpeg"/>
</draw:frame>
The president's wife, Olena Zelenskaya, suggested that Canada Justin Trudeaurus support the All -Ukrainian Mental Health Program.</text:p>
      <text:p text:style-name="P4">
According to Ukrinform, the first lady reported in <text:a xlink:type="simple" xlink:href="https://t.me/FirstLadyOfUkraine/3354" text:style-name="Internet_20_link" text:visited-style-name="Visited_20_Internet_20_Link">
telegram</text:a>
.</text:p>
      <text:p text:style-name="P4">
“She visited the Forest Polyana yesterday with Canada Prime Minister <text:a xlink:type="simple" xlink:href="https://www.ukrinform.ua/tag-trudo" text:style-name="Internet_20_link" text:visited-style-name="Visited_20_Internet_20_Link">
Justinomtudo</text:a>
. Help from his country is not evaluated: from the adoption of 200,000 of our forced displaced persons to the funds, the protection of the Ukrainian power system, and the demining, ”she said.</text:p>
      <text:p text:style-name="P4">
According to Zelenskaya, "psychologists are more important than ever. We see this directly contagious example of Kherson: psychological assistance experts - the first to speak to Zgodami about their trouble. This is urgent psychological help, no less important than urgent medical. Many specialists have already passed Increasing qualification abroad, within the All -Ukrainian Mental Program. ”</text:p>
      <text:p text:style-name="P4">
<text:span text:style-name="T5">
Video: op</text:span>
</text:p>
      <text:p text:style-name="P4">
As the President's wife noted, “we often talk about Ukraine's sustainability. The world is admired by her. But we need to understand that this stability is not Enevic. Ukrainian sustainability is needed support - both urgent, so wrapped, embodied in a powerful network of centers with specialists who are able to work with injured mentally and physically military and civilians. Narzhta institution is the Forest Polyana in the Kyiv region. Thousands are rehabilitated here for the year. But the needs, apparently, are much larger. ”</text:p>
      <text:p text:style-name="P4">
“While our warriors protect us, our task is to protect them. And this means to build a system of help, to some extent unique, because this is the experience of Ukraine in this war, but to the best international standards. To restore people at the same time physically and mentally, because one is impossible without the other, ” - emphasized the first lady.</text:p>
      <text:p text:style-name="P4">
*!(https://www.ukrinform.ua/rubric-vidbudova/3721136-smigal-obgovoriv-iz-trudo-ucast-kanadi-u-vidbudovi-ukraini.html)The president's wife reported that it is the mental health that is dedicated to the third ladies and gentlemen, as the war was not only resolved by Russia.</text:p>
      <text:p text:style-name="P4">
“She has already sent a prime minister's invitation to him, Mrs. Greguar-Trudo. So, we are waiting for new meetings and new cooperation, ”she said."To see with your own eyes how physical and psychological rehabilitation of Ukrainian soldiers and civilians, to shake your hand to every fighter and physician, they defend each front, and hear the assurances of further support of Canada," the first lady wrote.</text:p>
      <text:p text:style-name="P4">
As reported <text:a xlink:type="simple" xlink:href="https://www.ukrinform.ua/rubric-society/3721165-kanada-pidtrimae-sistemu-psihologicnoi-dopomogi-ukraincam.html" text:style-name="Internet_20_link" text:visited-style-name="Visited_20_Internet_20_Link">
Ukrinform</text:a>
, Canada is ready to finance several projects from providing psychological assistance to Ukrainian Ukrainians.</text:p>
      <text:p text:style-name="P4">
<text:span text:style-name="T5">
Foto: Elena Zelenska</text:span>
</text:p>
      <text:p text:style-name="P4">
News Source: <text:a xlink:type="simple" xlink:href="https://www.ukrinform.ua/rubric-society/3721318-zelenska-zaprosila-trudo-vzati-ucast-u-proekti-z-reabilitacii-veteraniv.html" text:style-name="Internet_20_link" text:visited-style-name="Visited_20_Internet_20_Link">
https://www.ukrinform.ua/rubric-society/3721318-zelenska-zaprosila-trudo-vzati-ucast-u-proekti-z-reabilitacii-veteraniv.html</text:a>
</text:p>
      <!--NEWS-->
      <text:h text:style-name="P10" text:outline-level="1">
<text:span text:style-name="T4">
Almost five mouths of the Russians were destroyed in the Taurian direction per day</text:span>
</text:h>
      <text:p text:style-name="P4">
Authors: Ukrinform (Person)</text:p>
      <text:p text:style-name="P4">
Publisher: Укринформ (Organization)</text:p>
      <text:p text:style-name="P4">
Published Time: 2023-06-11T13:11:42+03:00</text:p>
      <text:p text:style-name="P4">
Modified Time: 2023-06-11T13:11:42+03:00</text:p>
      <text:p text:style-name="P4">
Description: In the Tavriysk direction, Russian troops lost almost five mouths killed and wounded. - Ukrinform.</text:p>
      <text:p text:style-name="P4">
Images: ['<text:a xlink:type="simple" xlink:href="https://static.ukrinform.com/photos/2023_04/thumb_files/630_360_1680422407-224.png" text:style-name="Internet_20_link" text:visited-style-name="Visited_20_Internet_20_Link">
630_360_16804...</text:a>
']</text:p>
      <text:p text:style-name="P4">
Tags: ['ЗСУ', 'Російські військові', 'Війна з Росією']</text:p>
      <text:p text:style-name="P4">
Type: Article</text:p>
      <!--METADATA-->
      <text:p text:style-name="P4">
<draw:frame draw:style-name="fr1" draw:name="Image65" text:anchor-type="as-char" svg:width="6.9236in" svg:height="3.956343in" draw:z-index="0">
<draw:image xlink:href="../Images/yкринформ/2023-06-11T13-11-42-03-00/630_360_1680422407-224.png" xlink:type="simple" xlink:show="embed" xlink:actuate="onLoad" draw:mime-type="image/png"/>
</draw:frame>
The Russian troops lost five mouths killed and wounded in the day.</text:p>
      <text:p text:style-name="P4">
According to Ukrinform, the commander of the operational-strategic group "Tavriya" General Alexander Tarnavsky reported in <text:a xlink:type="simple" xlink:href="http://t.me/otarnavskiy/114" text:style-name="Internet_20_link" text:visited-style-name="Visited_20_Internet_20_Link">
telegram</text:a>
.</text:p>
      <text:p text:style-name="P4">
"The defenders of the Tavriya direction are confidently keeping the defense and continuing to nurture the enemy," he said.</text:p>
      <text:p text:style-name="P4">
According to Tarnavsky, during the last day the enemy has attacked Ukrainian positions 22 times.</text:p>
      <text:p text:style-name="P4">
He noted that the units of missile troops and artillery of the Defense Forces of the Defense Twaries have completed 1520 fire tasks during the day. It is a counter -banking struggle and work for planned purposes identified earlier.</text:p>
      <text:p text:style-name="P4">
"The loss of the enemy killed and wounded was almost five mouths," - said.</text:p>
      <text:p text:style-name="P4">
He noted that 68 units of military equipment of the Russians, including 5 tanks, 13 units of BMP, 4 BBM, APC, 2 MTLB, howitzer 2C19 "MSTA-C", 4-wing artillery installations "Acacia", [UABLA] were destroyed and damaged.(https://www.ukrinform.ua/tag-bezpilotnik)"Orlan-10", UAV "SuperCam", 4 Hyacinth-B gates, Reb "resident".</text:p>
      <text:p text:style-name="P4">
Three warehouses with enemy ammunition were also destroyed.</text:p>
      <text:p text:style-name="P4">
<text:span text:style-name="T4">
 Read also: </text:span>
 <text:a xlink:type="simple" xlink:href="https://www.ukrinform.ua/rubric-ato/3721228-vnoci-sili-ppo-znisili-sist-sahediv.html" text:style-name="Internet_20_link" text:visited-style-name="Visited_20_Internet_20_Link">
at night the air defense forces <text:span text:style-name="T4">
 destroyed </text:span>
 six "shahas"</text:a>
As reported by Ukrinform, on June 10, President Volodymyr Zelenskyy stated that in Ukraine are taking place <text:a xlink:type="simple" xlink:href="https://www.ukrinform.ua/rubric-ato/3721041-v-ukraini-vidbuvautsa-kontrnastupalni-dii-zelenskij.html" text:style-name="Internet_20_link" text:visited-style-name="Visited_20_Internet_20_Link">
certain counter -offensive and defense actions</text:a>
<text:span text:style-name="T5">
.</text:span>
</text:p>
      <text:p text:style-name="P4">
Photo: RFE</text:p>
      <text:p text:style-name="P4">
News Source: <text:a xlink:type="simple" xlink:href="https://www.ukrinform.ua/rubric-ato/3721317-na-tavrijskomu-napramku-za-dobu-znisili-majze-pat-rot-rosian.html" text:style-name="Internet_20_link" text:visited-style-name="Visited_20_Internet_20_Link">
https://www.ukrinform.ua/rubric-ato/3721317-na-tavrijskomu-napramku-za-dobu-znisili-majze-pat-rot-rosian.html</text:a>
</text:p>
      <!--NEWS-->
      <text:h text:style-name="P10" text:outline-level="1">
<text:span text:style-name="T4">
The military administration declares a critical situation in the occupied Golopristan community</text:span>
</text:h>
      <text:p text:style-name="P4">
Authors: Ukrinform (Person)</text:p>
      <text:p text:style-name="P4">
Publisher: Укринформ (Organization)</text:p>
      <text:p text:style-name="P4">
Published Time: 2023-06-11T13:20:28+03:00</text:p>
      <text:p text:style-name="P4">
Modified Time: 2023-06-11T13:20:28+03:00</text:p>
      <text:p text:style-name="P4">
Description: Population of the village. The Kardashinka of the occupied Holopristan community in Kherson needs food, drinking water, medicines. - Ukrinform.</text:p>
      <text:p text:style-name="P4">
Images: ['<text:a xlink:type="simple" xlink:href="https://static.ukrinform.com/photos/2023_06/thumb_files/630_360_1686478695-103.jpg" text:style-name="Internet_20_link" text:visited-style-name="Visited_20_Internet_20_Link">
630_360_16864...</text:a>
']</text:p>
      <text:p text:style-name="P4">
Tags: ['Херсонщина', 'Каховська ГЕС', 'Підтоплення']</text:p>
      <text:p text:style-name="P4">
Type: Article</text:p>
      <!--METADATA-->
      <text:p text:style-name="P4">
<draw:frame draw:style-name="fr1" draw:name="Image66" text:anchor-type="as-char" svg:width="6.9236in" svg:height="3.956343in" draw:z-index="0">
<draw:image xlink:href="../Images/yкринформ/2023-06-11T13-20-28-03-00/630_360_1686478695-103.jpg" xlink:type="simple" xlink:show="embed" xlink:actuate="onLoad" draw:mime-type="image/jpeg"/>
</draw:frame>
Population. Kardashinka of the occupied Holopristan community in Kherson needs food, drinking water, medicines.</text:p>
      <text:p text:style-name="P4">
This was reported in <text:a xlink:type="simple" xlink:href="https://t.me/golopristanskaMVA/959" text:style-name="Internet_20_link" text:visited-style-name="Visited_20_Internet_20_Link">
telegram</text:a>
Golopristan city military administration, Ukrinform reports.</text:p>
      <text:p text:style-name="P4">
“Assistance reports are coming constantly. There is almost no connection. Critical sensation remains with the population that is in the open area in the Selardashinka area. They need food, drinking water, medicines, ”the question reads.</text:p>
      <text:p text:style-name="P4">
It is noted that in the villages of large and small cardashinka the population of evacuations of the inhabitants of these villages on land.</text:p>
      <text:p text:style-name="P4">
It is specified that in the Holopristan community outflow <text:a xlink:type="simple" xlink:href="https://www.ukrinform.ua/tag-voda" text:style-name="Internet_20_link" text:visited-style-name="Visited_20_Internet_20_Link">
water</text:a>
He reached 30-40 cm during the night. In the area of many houses, the naked pier of the population has the opportunity to overcome independently, in some places the road P57 route is already visible.</text:p>
      <text:p text:style-name="P4">
<text:span text:style-name="T4">
 Read also: </text:span>
 <text:a xlink:type="simple" xlink:href="https://www.ukrinform.ua/rubric-regions/3720476-u-zatoplenih-oleskah-vidsutnij-zvazok-dola-soten-ludej-nevidoma.html" text:style-name="Internet_20_link" text:visited-style-name="Visited_20_Internet_20_Link">
in flooded oles there is no connection, the fate of hundreds is human known</text:a>
“In the village of Stara Zburivka, the water level falls. During the night it decreased to 20 cm. Volunteers and volunteers of our community continued to provide humanitarian aid and evacuation of people until late night, ”Vova said.</text:p>
      <text:p text:style-name="P4">
As reported by Ukrinform, <text:a xlink:type="simple" xlink:href="https://www.ukrinform.ua/rubric-other_news/3718791-pidriv-rosianami-kahovskoi-ges-vsi-novini.html" text:style-name="Internet_20_link" text:visited-style-name="Visited_20_Internet_20_Link">
on the night against June 6, Russian troops of the underground hydroelectric power station</text:a>
. Part of Kherson was flooded and another 80 -painted points were flooded. On the Right Bank of the region, evacuation of people of anesthetics is organized.</text:p>
      <text:p text:style-name="P4">
Photo: Svetlana Linnik, telegram</text:p>
      <text:p text:style-name="P4">
News Source: <text:a xlink:type="simple" xlink:href="https://www.ukrinform.ua/rubric-regions/3721322-vijskova-administracia-zaavlae-pro-kriticnu-situaciu-v-okupovanij-golopristanskij-gromadi.html" text:style-name="Internet_20_link" text:visited-style-name="Visited_20_Internet_20_Link">
https://www.ukrinform.ua/rubric-regions/3721322-vijskova-administracia-zaavlae-pro-kriticnu-situaciu-v-okupovanij-golopristanskij-gromadi.html</text:a>
</text:p>
      <!--NEWS-->
      <text:h text:style-name="P10" text:outline-level="1">
<text:span text:style-name="T4">
The President's office was discussed with the UAE delegation problem by Russia's bypassing international sanctions</text:span>
</text:h>
      <text:p text:style-name="P4">
Authors: Ukrinform (Person)</text:p>
      <text:p text:style-name="P4">
Publisher: Укринформ (Organization)</text:p>
      <text:p text:style-name="P4">
Published Time: 2023-06-11T13:35:24+03:00</text:p>
      <text:p text:style-name="P4">
Modified Time: 2023-06-11T13:35:24+03:00</text:p>
      <text:p text:style-name="P4">
Description: The Presidential Office discussed the problem of united Arab Emirates with the problem of Russia bypassing international sanctions. - Ukrinform.</text:p>
      <text:p text:style-name="P4">
Images: ['<text:a xlink:type="simple" xlink:href="https://static.ukrinform.com/photos/2023_06/thumb_files/630_360_1686479626-358.jpeg" text:style-name="Internet_20_link" text:visited-style-name="Visited_20_Internet_20_Link">
630_360_16864...</text:a>
']</text:p>
      <text:p text:style-name="P4">
Tags: ['ОАЕ', 'Санкції', 'Росія', 'Офіс Президента']</text:p>
      <text:p text:style-name="P4">
Type: Article</text:p>
      <!--METADATA-->
      <text:p text:style-name="P4">
<draw:frame draw:style-name="fr1" draw:name="Image67" text:anchor-type="as-char" svg:width="6.9236in" svg:height="3.956343in" draw:z-index="0">
<draw:image xlink:href="../Images/yкринформ/2023-06-11T13-35-24-03-00/630_360_1686479626-358.jpeg" xlink:type="simple" xlink:show="embed" xlink:actuate="onLoad" draw:mime-type="image/jpeg"/>
</draw:frame>
The office was discussed with the delegation of the United Arab Emirates of the Problems of Russia's Problems of International Sanctions.</text:p>
      <text:p text:style-name="P4">
According to Ukrinform, it reports <text:a xlink:type="simple" xlink:href="http://president.gov.ua/news/v-ofisi-prezidenta-vidbuvsya-brifing-dlya-delegaciyi-oae-sho-83537" text:style-name="Internet_20_link" text:visited-style-name="Visited_20_Internet_20_Link">
Presidential Office</text:a>
.</text:p>
      <text:p text:style-name="P4">
On behalf of the head of state and the head of the OP OP, the deputy head of the office of the president Roman Mashovets met with the delegation <text:a xlink:type="simple" xlink:href="https://www.ukrinform.ua/tag-oae" text:style-name="Internet_20_link" text:visited-style-name="Visited_20_Internet_20_Link">
united Arab emirates</text:a>
led by the Minister for Climate and Environment of the United Arab Emirates, the head of the International Affairs Office under the UAE President Mariam Almhayry.</text:p>
      <text:p text:style-name="P4">
Mashovets informed the Emirate side about the situation on the forefront and general safe situation in Ukraine, in particular about the continuation of the strikes of Tairan drones throughout Ukraine. Also, almhayry and delegation were introduced to the consequences of the exclusion by Russian invaders of the Damshovsky Hydroelectric Power Plant.</text:p>
      <text:p text:style-name="P4">
The UAE delegation was informed of the needs of the Ukrainian energy system to restore after Russian rocket strokes and preparation for the autumn and winter period.</text:p>
      <text:p text:style-name="P4">
Separately during the meeting it was emphasized that the military-industrial complex of RFPPPE is to produce high-precision means of damage, which is facilitated by the fact that international students do not work as necessary. Sanctions should be extended to the abyssal capabilities of Russia's MFC, in particular, it concerns the sale of children's products.</text:p>
      <text:p text:style-name="P4">
The adviser to the head of the OP Vladislav Vlasyuk shared with the Emirate side of information on bypassing Russia with international sanctions. In particular, it is about companies that supply microelectronics to Russia, contribute to financial transactions, carry oil in violation of the entered print -ownership.</text:p>
      <text:p text:style-name="P4">
“Russia's assistance to avoid sanctions will not help restore peace. To circumvent sanctions - is to be at risk, and at least 10 companies with the UAE have been aged because of it. We ask us to study the information that worries us and take the right measures, ”Vlasyuk stressed.</text:p>
      <text:p text:style-name="P4">
The Verkhovna Rada Commissioner for Human Rights Dmitry Lubinets stressed that a total number of Ukrainians was forced to go abroad, as well as many internally displaced persons.</text:p>
      <text:p text:style-name="P4">
According to him, the situation of human rights is very difficult to protect the territories, so only the liberation of all Ukrainian territories will protect the people who live there.The representative of the coordination headquarters on the management of military -war Ustiv informed about the process of exchange of prisoners of war and problems that arise on this path through the position of the Russian Federation. He also expressed gratitude to the Oaez their role in individual exchanges.</text:p>
      <text:p text:style-name="P4">
<text:span text:style-name="T4">
 Read also: </text:span>
 <text:a xlink:type="simple" xlink:href="https://www.ukrinform.ua/rubric-polytics/3721271-smigal-i-ministr-oae-z-pitan-klimatu-obgovorili-rozminuvanna-ta-iniciativu-grain-from-ukraine.html" text:style-name="Internet_20_link" text:visited-style-name="Visited_20_Internet_20_Link">
Shmigal and Minister <text:span text:style-name="T4">
 UAE </text:span>
 On Climate Discussion and initiative Grain from Ukraine</text:a>
As reported by Ukrinform, President Volodymyr Zelenskyy <text:a xlink:type="simple" xlink:href="https://www.ukrinform.ua/rubric-polytics/3721244-zelenskij-zustrivsa-z-ministrom-oae-z-pitan-klimatu-j-dovkilla.html" text:style-name="Internet_20_link" text:visited-style-name="Visited_20_Internet_20_Link">
discussed</text:a>
With the Minister for Changes and Environment of the United Arab Emirates, the Head of the International Executive Office under the UAE President Mariam Almhayri, the consequences of Russian environmental rates in Ukraine.</text:p>
      <text:p text:style-name="P4">
<text:span text:style-name="T5">
Foto: op</text:span>
</text:p>
      <text:p text:style-name="P4">
News Source: <text:a xlink:type="simple" xlink:href="https://www.ukrinform.ua/rubric-polytics/3721324-v-ofisi-prezidenta-obgovorili-z-delegacieu-oae-problemu-obhodu-rosieu-miznarodnih-sankcij.html" text:style-name="Internet_20_link" text:visited-style-name="Visited_20_Internet_20_Link">
https://www.ukrinform.ua/rubric-polytics/3721324-v-ofisi-prezidenta-obgovorili-z-delegacieu-oae-problemu-obhodu-rosieu-miznarodnih-sankcij.html</text:a>
</text:p>
      <!--NEWS-->
      <text:h text:style-name="P10" text:outline-level="1">
<text:span text:style-name="T4">
The enemy per day fired at Sumy region border, there is damage</text:span>
</text:h>
      <text:p text:style-name="P4">
Authors: Ukrinform (Person)</text:p>
      <text:p text:style-name="P4">
Publisher: Укринформ (Organization)</text:p>
      <text:p text:style-name="P4">
Published Time: 2023-06-11T13:37:00+03:00</text:p>
      <text:p text:style-name="P4">
Modified Time: 2023-06-11T22:37:00+03:00</text:p>
      <text:p text:style-name="P4">
Description: Russian troops attacked the artillery and mortars during the day by the border communities of Sumy region, in one of the cities of hostile fire, multi -storey residential buildings and power lines were damaged. - Ukrinform.</text:p>
      <text:p text:style-name="P4">
Images: ['<text:a xlink:type="simple" xlink:href="https://static.ukrinform.com/photos/2022_10/thumb_files/630_360_1667124180-530.jpg" text:style-name="Internet_20_link" text:visited-style-name="Visited_20_Internet_20_Link">
630_360_16671...</text:a>
']</text:p>
      <text:p text:style-name="P4">
Tags: ['Обстріл', 'Сумщина', 'Війна з Росією']</text:p>
      <text:p text:style-name="P4">
Type: Article</text:p>
      <!--METADATA-->
      <text:p text:style-name="P4">
<draw:frame draw:style-name="fr1" draw:name="Image68" text:anchor-type="as-char" svg:width="6.9236in" svg:height="3.956343in" draw:z-index="0">
<draw:image xlink:href="../Images/yкринформ/2023-06-11T13-37-00-03-00/630_360_1667124180-530.jpg" xlink:type="simple" xlink:show="embed" xlink:actuate="onLoad" draw:mime-type="image/jpeg"/>
</draw:frame>
Ruskivskaya was attacked five times from artillery and mortars of the borderline of Sumy region during the day, in one of the cities hostile fire was damaged by multi -storey residential buildings and a power line.</text:p>
      <text:p text:style-name="P4">
According to Ukrinform, the Sumy Regional Military Administration reported in <text:a xlink:type="simple" xlink:href="https://t.me/Sumy_news_ODA/16863" text:style-name="Internet_20_link" text:visited-style-name="Visited_20_Internet_20_Link">
telegram</text:a>
.</text:p>
      <text:p text:style-name="P4">
In total, 30 explosions were recorded in the border region per day. Five of them were fired in the Belopilian community.</text:p>
      <text:p text:style-name="P4">
Yes, in Bilopillya as a result of hostile <text:span text:style-name="T4">
 <text:a xlink:type="simple" xlink:href="https://www.ukrinform.ua/tag-obstril" text:style-name="Internet_20_link" text:visited-style-name="Visited_20_Internet_20_Link">
shelling</text:a>
</text:span>
 Four private ownership, two high -rise buildings, power lines and six private garages. For the blows, the invaders used a barrel artillery.</text:p>
      <text:p text:style-name="P4">
The Russian community was fired by the immune -artillery from the Treasury - six and eight explosions were heard respectively.</text:p>
      <text:p text:style-name="P4">
<text:span text:style-name="T4">
 Read also: </text:span>
 <text:span text:style-name="T4">
 <text:a xlink:type="simple" xlink:href="https://www.ukrinform.ua/rubric-ato/3721478-u-nikopoli-vnaslidok-vorozogo-obstrilu-poskodzenij-medzaklad.html" text:style-name="Internet_20_link" text:visited-style-name="Visited_20_Internet_20_Link">
in Nikopol as a result of hostile shelling damaged Mediclas</text:a>
</text:span>
</text:p>
      <text:p text:style-name="P4">
The Novoslobid community was also attacked by Russian troops from the barrel artillery and mortars - nine and two explosions took place.</text:p>
      <text:p text:style-name="P4">
As reported by Ukrinform, on June 10, the Russian army fired at the borderline region 23 times. Under the enemy fire were Belopilsk, Krasnopil, Esman, Seredi-Budsk, Shalyginsk, Znob-Novgorod, Druzhbivska, Putivl and Velikopisarevsky communities.</text:p>
      <text:p text:style-name="P4">
News Source: <text:a xlink:type="simple" xlink:href="https://www.ukrinform.ua/rubric-ato/3721515-vorog-za-den-pat-raziv-obstrilav-prikordonna-sumsini-e-poskodzenna.html" text:style-name="Internet_20_link" text:visited-style-name="Visited_20_Internet_20_Link">
https://www.ukrinform.ua/rubric-ato/3721515-vorog-za-den-pat-raziv-obstrilav-prikordonna-sumsini-e-poskodzenna.html</text:a>
</text:p>
      <!--NEWS-->
      <text:h text:style-name="P10" text:outline-level="1">
<text:span text:style-name="T4">
In the flood zone, there are no cases of infectious diseases - Lyashko</text:span>
</text:h>
      <text:p text:style-name="P4">
Authors: Ukrinform (Person)</text:p>
      <text:p text:style-name="P4">
Publisher: Укринформ (Organization)</text:p>
      <text:p text:style-name="P4">
Published Time: 2023-06-11T13:39:00+03:00</text:p>
      <text:p text:style-name="P4">
Modified Time: 2023-06-11T13:39:00+03:00</text:p>
      <text:p text:style-name="P4">
Description: The epidemiological situation in the zone of danger due to the undermining of the Russians of the Kakhovskaya hydroelectric power station is controlled and stable, cases of infectious diseases have not been reported. - Ukrinform.</text:p>
      <text:p text:style-name="P4">
Images: ['<text:a xlink:type="simple" xlink:href="https://static.ukrinform.com/photos/2023_03/thumb_files/630_360_1677948359-279.jpg" text:style-name="Internet_20_link" text:visited-style-name="Visited_20_Internet_20_Link">
630_360_16779...</text:a>
']</text:p>
      <text:p text:style-name="P4">
Tags: ['Каховська ГЕС', 'Віктор Ляшко', 'Інфекційні хвороби', 'Єдині новини']</text:p>
      <text:p text:style-name="P4">
Type: Article</text:p>
      <!--METADATA-->
      <text:p text:style-name="P4">
<draw:frame draw:style-name="fr1" draw:name="Image69" text:anchor-type="as-char" svg:width="6.9236in" svg:height="3.956343in" draw:z-index="0">
<draw:image xlink:href="../Images/yкринформ/2023-06-11T13-39-00-03-00/630_360_1677948359-279.jpg" xlink:type="simple" xlink:show="embed" xlink:actuate="onLoad" draw:mime-type="image/jpeg"/>
</draw:frame>
The epidemiological situation in the danger zone due to the blasting of the Kakhovskaya HPPs is controlled and stable, cases of infectious diseases are currently not fixed.</text:p>
      <text:p text:style-name="P4">
This was reported by the Minister of Health Viktor Lyashko on the air of the Teleterna "One News", Ukrinform correspondent reports.</text:p>
      <text:p text:style-name="P4">
"Today we do not have cases of infectious diseases associated with the consequences of underwatering. There were several cases of gastroenterocolitis, but they are not even a large area that has fallen into the flooding zone. The epideration is today controlled, stable but tense," - said the head [MOH].(https://www.ukrinform.ua/tag-moz).</text:p>
      <text:p text:style-name="P4">
According to him, in the flood zone, water monitoring, preparation of hospitals for potential outbreaks of infectious diseases is constantly carried out.</text:p>
      <text:p text:style-name="P4">
Lyashko informed that together with the head of the NSAs he was in Kherson region, deposits the hospital base, her readiness for receiving patients.</text:p>
      <text:p text:style-name="P4">
<text:span text:style-name="T4">
 Read also: </text:span>
 <text:a xlink:type="simple" xlink:href="https://www.ukrinform.ua/rubric-society/3721295-infekcionist-poperedzae-pro-zagrozu-leptospirozu-u-zoni-riziku-ratuvalniki.html" text:style-name="Internet_20_link" text:visited-style-name="Visited_20_Internet_20_Link">
<text:span text:style-name="T4">
 infectious </text:span>
 ionist warns of threat of leptospirosis, risk patterns - rescuers</text:a>
According to him, given the likelihood of outbreaks of intestinal infection, the region is conducted daily with water research from centralized source and from the places of mass administration of drinking water, as well as ovodoym.</text:p>
      <text:p text:style-name="P4">
"Today I can confidently say that water in the centralized water supply network complies with sanitary standards and regulations and safe for use. If it is continued as it is, then potentially outbreaks .</text:p>
      <text:p text:style-name="P4">
He assured that all the drinking water that was brought in meet the requirements.</text:p>
      <text:p text:style-name="P4">
<text:span text:style-name="T4">
 Read also: </text:span>
 [<text:span text:style-name="T4">
 Infection </text:span>
 Tsionist recommends giving up fish products because(https://www.ukrinform.ua/rubric-society/3721276-infekcionist-rekomendue-vidmovitisa-vid-ribnih-produktiv-cerez-zagrozu-botulizmu.html)At the same time, the surface reservoirs record a significant excess of microbiological shows, which indicates a significant so -called fecal contamination. Leshkovklkovklskid people not to use surface reservoirs for bathing, not to eat fish in any form - boiled, salted, fried, not to buy anything shot markets near the reservoirs.</text:p>
      <text:p text:style-name="P4">
News Source: <text:a xlink:type="simple" xlink:href="https://www.ukrinform.ua/rubric-society/3721326-u-zoni-pidtoplen-narazi-ne-zafiksuvali-vipadkiv-infekcijnih-hvorob-lasko.html" text:style-name="Internet_20_link" text:visited-style-name="Visited_20_Internet_20_Link">
https://www.ukrinform.ua/rubric-society/3721326-u-zoni-pidtoplen-narazi-ne-zafiksuvali-vipadkiv-infekcijnih-hvorob-lasko.html</text:a>
</text:p>
      <!--NEWS-->
      <text:h text:style-name="P10" text:outline-level="1">
<text:span text:style-name="T4">
The Czech President met with a Ukrainian schoolgirl who was harassed by classmates</text:span>
</text:h>
      <text:p text:style-name="P4">
Authors: Ukrinform (Person)</text:p>
      <text:p text:style-name="P4">
Publisher: Укринформ (Organization)</text:p>
      <text:p text:style-name="P4">
Published Time: 2023-06-11T13:44:00+03:00</text:p>
      <text:p text:style-name="P4">
Modified Time: 2023-06-11T13:44:00+03:00</text:p>
      <text:p text:style-name="P4">
Description: Czech President Peter Pavel invited a girl from Ukraine to his residence in the Prague City, which was offended by Czech classmates. - Ukrinform.</text:p>
      <text:p text:style-name="P4">
Images: ['<text:a xlink:type="simple" xlink:href="https://static.ukrinform.com/photos/2023_06/thumb_files/630_360_1686480108-500.jpg" text:style-name="Internet_20_link" text:visited-style-name="Visited_20_Internet_20_Link">
630_360_16864...</text:a>
']</text:p>
      <text:p text:style-name="P4">
Tags: ['Чехія', 'Діти', 'Україна', 'Біженці', 'Петр Павел']</text:p>
      <text:p text:style-name="P4">
Type: Article</text:p>
      <!--METADATA-->
      <text:p text:style-name="P4">
<draw:frame draw:style-name="fr1" draw:name="Image70" text:anchor-type="as-char" svg:width="6.9236in" svg:height="3.956343in" draw:z-index="0">
<draw:image xlink:href="../Images/yкринформ/2023-06-11T13-44-00-03-00/630_360_1686480108-500.jpg" xlink:type="simple" xlink:show="embed" xlink:actuate="onLoad" draw:mime-type="image/jpeg"/>
</draw:frame>
Presidential, Peter Paul invited to his residence in the Prague Grade a girl of Zamzkraine, who was offended by Czech classmates.</text:p>
      <text:p text:style-name="P4">
About it reports <text:a xlink:type="simple" xlink:href="https://ruski.radio.cz/prezident-chehii-petr-pavel-vstretilsya-s-ukrainskoy-shkolnicey-kotoruyu-8785645" text:style-name="Internet_20_link" text:visited-style-name="Visited_20_Internet_20_Link">
Radio Prague</text:a>
, reports Ukrinform.</text:p>
      <text:p text:style-name="P4">
“I generally condemn the abuse, humiliation and violence in schools. And in the case of a punch, which was forced to leave his country and friends and whom the shelter was passionate about the war, it is especially shameful. I appreciate the Tabatkov School's reaction, as well as what they apologized before. But the scars will remain in the soul, ”he wrote in <text:a xlink:type="simple" xlink:href="https://twitter.com/prezidentpavel/status/1667564656020316167" text:style-name="Internet_20_link" text:visited-style-name="Visited_20_Internet_20_Link">
Twitter</text:a>
Peter Paul.</text:p>
      <text:p text:style-name="P4">
Recently, a video appeared on social networks, which recorded how during the school excursion, Czech students insult a girl from Ukraine, even spit in the face, accompanying it with exclamations about "good Russia" and "Bad Ukraine".</text:p>
      <text:p text:style-name="P4">
According to the media, the incident occurred during a school excursion organized by elementary school students. Eva Alexanderov's school director said the media that <text:a xlink:type="simple" xlink:href="https://www.ukrinform.ua/tag-skola" text:style-name="Internet_20_link" text:visited-style-name="Visited_20_Internet_20_Link">
school</text:a>
It will solve this problem with coincidences and categorically disagrees with such behavior.</text:p>
      <text:p text:style-name="P4">
<text:span text:style-name="T5">
Foto: Peter Paul, Twitter</text:span>
</text:p>
      <text:p text:style-name="P4">
<text:span text:style-name="T4">
 Read also: </text:span>
 <text:a xlink:type="simple" xlink:href="https://www.ukrinform.ua/rubric-society/3716987-u-cehii-zapracue-persij-centr-dopomogi-vratovanim-za-kordonom.html" text:style-name="Internet_20_link" text:visited-style-name="Visited_20_Internet_20_Link">
in <text:span text:style-name="T4">
 Czech </text:span>
 <text:span text:style-name="T4">
 </text:span>
 Operates <text:span text:style-name="T4">
 </text:span>
 first <text:span text:style-name="T4">
 </text:span>
 <text:span text:style-name="T4">
 Center </text:span>
<text:span text:style-name="T4">
 Help </text:span>
 <text:span text:style-name="T4">
 Rescued </text:span>
 by <text:span text:style-name="T4">
 border </text:span>
</text:a>
Education Minister Mikulala Beck reacted to the video, saying that "intimidation of any form is absolutely unacceptable."</text:p>
      <text:p text:style-name="P4">
The Interior Minister of Vita Rakushan called "spit in the face of the child with the spit of the wool of all our civilization."</text:p>
      <text:p text:style-name="P4">
“Kids just take over our behavior. And they clearly show how much these models are sometimes and stupid, ”he said.</text:p>
      <text:p text:style-name="P4">
News Source: <text:a xlink:type="simple" xlink:href="https://www.ukrinform.ua/rubric-society/3721330-prezident-cehii-zustrivsa-z-ukrainskou-skolarkou-aku-ckuvali-odnoklasniki.html" text:style-name="Internet_20_link" text:visited-style-name="Visited_20_Internet_20_Link">
https://www.ukrinform.ua/rubric-society/3721330-prezident-cehii-zustrivsa-z-ukrainskou-skolarkou-aku-ckuvali-odnoklasniki.html</text:a>
</text:p>
      <!--NEWS-->
      <text:h text:style-name="P10" text:outline-level="1">
<text:span text:style-name="T4">
Kostin and representatives of the ISS visited Kherson region</text:span>
</text:h>
      <text:p text:style-name="P4">
Authors: Ukrinform (Person)</text:p>
      <text:p text:style-name="P4">
Publisher: Укринформ (Organization)</text:p>
      <text:p text:style-name="P4">
Published Time: 2023-06-11T13:47:42+03:00</text:p>
      <text:p text:style-name="P4">
Modified Time: 2023-06-11T13:47:42+03:00</text:p>
      <text:p text:style-name="P4">
Description: Prosecutor General Andriy Kostin and representatives of the International Criminal Court visited the victims as a result of the exclusion of the Russian troops of the Kakhovskaya Hydroe Public Hydroelectric Territory of the Kherson region. - Ukrinform.</text:p>
      <text:p text:style-name="P4">
Images: ['<text:a xlink:type="simple" xlink:href="https://static.ukrinform.com/photos/2023_06/thumb_files/630_360_1686480221-542.jpg" text:style-name="Internet_20_link" text:visited-style-name="Visited_20_Internet_20_Link">
630_360_16864...</text:a>
']</text:p>
      <text:p text:style-name="P4">
Tags: ['Херсонщина', 'Міжнародний кримінальний суд', 'Андрій Костін']</text:p>
      <text:p text:style-name="P4">
Type: Article</text:p>
      <!--METADATA-->
      <text:p text:style-name="P4">
<draw:frame draw:style-name="fr1" draw:name="Image71" text:anchor-type="as-char" svg:width="6.9236in" svg:height="3.956343in" draw:z-index="0">
<draw:image xlink:href="../Images/yкринформ/2023-06-11T13-47-42-03-00/630_360_1686480221-542.jpg" xlink:type="simple" xlink:show="embed" xlink:actuate="onLoad" draw:mime-type="image/jpeg"/>
</draw:frame>
Prosecutor General Andriy Kostin and representatives of the International Criminal Court visited the victims as a result of the exploration of the Russian troops by the Greblykakhov HPP territory of the Kherson region.</text:p>
      <text:p text:style-name="P4">
As Ukrinform reports, it reports in <text:a xlink:type="simple" xlink:href="http://t.me/pgo_gov_ua/13199" text:style-name="Internet_20_link" text:visited-style-name="Visited_20_Internet_20_Link">
telegram</text:a>
General Prosecutor's Office.</text:p>
      <text:p text:style-name="P4">
In the flooded as a result of Kakhovskaya hydroelectric power station, the Prosecutor General examined the place of the actual crime that he committed <text:a xlink:type="simple" xlink:href="https://www.ukrinform.ua/tag-rosia" text:style-name="Internet_20_link" text:visited-style-name="Visited_20_Internet_20_Link">
RF</text:a>
.</text:p>
      <text:p text:style-name="P4">
According to Kostin, "it is the greatest environmental catastrophe since Chernobyl, so we have been investigating not only a military crime, but also an ecocid."</text:p>
      <text:p text:style-name="P4">
“The situation is very difficult: a number of hazardous sites have been flooded underwater. Among them are at least 3 cemeteries, storage terminals of petroleum products, landfills. 450 tons of turbine lubricants got into the waters of the Dnieper and the Black Sea rivers, ” - said Prosecutor.</text:p>
      <text:p text:style-name="P4">
In Kherson, Kostin visited the flooded areas of the city, where despite the shelling, the victims and evacuation continued.</text:p>
      <text:p text:style-name="P4">
“We are convinced that all this is done by the aggressor intentionally. Everyone remembers that the Russians used to use the winter as a weapon of war, creating impossible conditions for the living conditions for mirrored Ukrainians. She now uses the destructive power of water as a weapon of the crop and all living things, ”he emphasized.</text:p>
      <text:p text:style-name="P4">
The Prosecutor General held a meeting with the management of the profile units of OGP, regional prosecutors, the management of the central apparatus of the regional departments of the SBU of Tanaz police.</text:p>
      <text:p text:style-name="P4">
Given the complexity of the situation, the Prosecutor General has created an unprecedented group of prosecutors. Which included 172 prosecutors of four -year prosecutors, the Specialized Environmental Prosecutor's Office and the War Department.</text:p>
      <text:p text:style-name="P4">
"We coordinate efforts, consolidate the evidence that is already in different units. We specify what happened that night when the Kakhovsk hydroelectric power station was blown up," Kostin said.</text:p>
      <text:p text:style-name="P4">
News Source: <text:a xlink:type="simple" xlink:href="https://www.ukrinform.ua/rubric-regions/3721333-kostin-i-predstavniki-mks-vidvidali-hersonsinu.html" text:style-name="Internet_20_link" text:visited-style-name="Visited_20_Internet_20_Link">
https://www.ukrinform.ua/rubric-regions/3721333-kostin-i-predstavniki-mks-vidvidali-hersonsinu.html</text:a>
</text:p>
      <!--NEWS-->
      <text:h text:style-name="P10" text:outline-level="1">
<text:span text:style-name="T4">
Kostin and representatives of the ISS visited Kherson region</text:span>
</text:h>
      <text:p text:style-name="P4">
Authors: Ukrinform (Person)</text:p>
      <text:p text:style-name="P4">
Publisher: Укринформ (Organization)</text:p>
      <text:p text:style-name="P4">
Published Time: 2023-06-11T13:47:42+03:00</text:p>
      <text:p text:style-name="P4">
Modified Time: 2023-06-11T13:47:42+03:00</text:p>
      <text:p text:style-name="P4">
Description: Prosecutor General Andriy Kostin and representatives of the International Criminal Court visited the victims as a result of the exclusion of the Russian troops of the Kakhovskaya Hydroe Public Hydroelectric Territory of the Kherson region. - Ukrinform.</text:p>
      <text:p text:style-name="P4">
Images: ['<text:a xlink:type="simple" xlink:href="https://static.ukrinform.com/photos/2023_06/thumb_files/630_360_1686480221-542.jpg" text:style-name="Internet_20_link" text:visited-style-name="Visited_20_Internet_20_Link">
630_360_16864...</text:a>
']</text:p>
      <text:p text:style-name="P4">
Tags: ['Херсонщина', 'Міжнародний кримінальний суд', 'Андрій Костін']</text:p>
      <text:p text:style-name="P4">
Type: Article</text:p>
      <!--METADATA-->
      <text:p text:style-name="P4">
<draw:frame draw:style-name="fr1" draw:name="Image72" text:anchor-type="as-char" svg:width="6.9236in" svg:height="3.956343in" draw:z-index="0">
<draw:image xlink:href="../Images/yкринформ/2023-06-11T13-47-42-03-00/630_360_1686480221-542.jpg" xlink:type="simple" xlink:show="embed" xlink:actuate="onLoad" draw:mime-type="image/jpeg"/>
</draw:frame>
Prosecutor General Andriy Kostin and representatives of the International Criminal Court visited the victims as a result of the exploration of the Russian troops by the Greblykakhov HPP territory of the Kherson region.</text:p>
      <text:p text:style-name="P4">
As Ukrinform reports, it reports in <text:a xlink:type="simple" xlink:href="http://t.me/pgo_gov_ua/13199" text:style-name="Internet_20_link" text:visited-style-name="Visited_20_Internet_20_Link">
telegram</text:a>
General Prosecutor's Office.</text:p>
      <text:p text:style-name="P4">
In the flooded as a result of Kakhovskaya hydroelectric power station, the Prosecutor General examined the place of the actual crime that he committed <text:a xlink:type="simple" xlink:href="https://www.ukrinform.ua/tag-rosia" text:style-name="Internet_20_link" text:visited-style-name="Visited_20_Internet_20_Link">
RF</text:a>
.</text:p>
      <text:p text:style-name="P4">
According to Kostin, "it is the greatest environmental catastrophe since Chernobyl, so we have been investigating not only a military crime, but also an ecocid."</text:p>
      <text:p text:style-name="P4">
“The situation is very difficult: a number of hazardous sites have been flooded underwater. Among them are at least 3 cemeteries, storage terminals of petroleum products, landfills. 450 tons of turbine lubricants got into the waters of the Dnieper and the Black Sea rivers, ” - said Prosecutor.</text:p>
      <text:p text:style-name="P4">
In Kherson, Kostin visited the flooded areas of the city, where despite the shelling, the victims and evacuation continued.</text:p>
      <text:p text:style-name="P4">
“We are convinced that all this is done by the aggressor intentionally. Everyone remembers that the Russians used to use the winter as a weapon of war, creating impossible conditions for the living conditions for mirrored Ukrainians. She now uses the destructive power of water as a weapon of the crop and all living things, ”he emphasized.</text:p>
      <text:p text:style-name="P4">
The Prosecutor General held a meeting with the management of the profile units of OGP, regional prosecutors, the management of the central apparatus of the regional departments of the SBU of Tanaz police.</text:p>
      <text:p text:style-name="P4">
Given the complexity of the situation, the Prosecutor General has created an unprecedented group of prosecutors. Which included 172 prosecutors of four -year prosecutors, the Specialized Environmental Prosecutor's Office and the War Department.</text:p>
      <text:p text:style-name="P4">
"We coordinate efforts, consolidate the evidence that is already in different units. We specify what happened that night when the Kakhovsk hydroelectric power station was blown up," Kostin said.</text:p>
      <text:p text:style-name="P4">
News Source: <text:a xlink:type="simple" xlink:href="https://www.ukrinform.ua/rubric-regions/3721333-kostin-i-predstavniki-mks-vidvidali-hersonsinu.html" text:style-name="Internet_20_link" text:visited-style-name="Visited_20_Internet_20_Link">
https://www.ukrinform.ua/rubric-regions/3721333-kostin-i-predstavniki-mks-vidvidali-hersonsinu.html</text:a>
</text:p>
      <!--NEWS-->
      <text:h text:style-name="P10" text:outline-level="1">
<text:span text:style-name="T4">
Water level in the Nikopol area decreased by another 18 centimeters</text:span>
</text:h>
      <text:p text:style-name="P4">
Authors: Ukrinform (Person)</text:p>
      <text:p text:style-name="P4">
Publisher: Укринформ (Organization)</text:p>
      <text:p text:style-name="P4">
Published Time: 2023-06-11T13:48:49+03:00</text:p>
      <text:p text:style-name="P4">
Modified Time: 2023-06-11T13:48:49+03:00</text:p>
      <text:p text:style-name="P4">
Description: The water level in the Kakhovka reservoir in the Nikopol area as of 12:00 on June 11 from 8:00 decreased by 18 cm and is 9.17 m - Ukrinform.</text:p>
      <text:p text:style-name="P4">
Images: ['<text:a xlink:type="simple" xlink:href="https://static.ukrinform.com/photos/2023_06/thumb_files/630_360_1686480506-581.jpg" text:style-name="Internet_20_link" text:visited-style-name="Visited_20_Internet_20_Link">
630_360_16864...</text:a>
']</text:p>
      <text:p text:style-name="P4">
Tags: ['Нікополь', 'Вода', 'Каховська ГЕС']</text:p>
      <text:p text:style-name="P4">
Type: Article</text:p>
      <!--METADATA-->
      <text:p text:style-name="P4">
<draw:frame draw:style-name="fr1" draw:name="Image73" text:anchor-type="as-char" svg:width="6.9236in" svg:height="3.956343in" draw:z-index="0">
<draw:image xlink:href="../Images/yкринформ/2023-06-11T13-48-49-03-00/630_360_1686480506-581.jpg" xlink:type="simple" xlink:show="embed" xlink:actuate="onLoad" draw:mime-type="image/jpeg"/>
</draw:frame>
The level of water in the Kakhovka reservoir in the Nikopol area as of 12:00 on June 11 from 8:00 decreased by 18 cm and is 9.17 m.</text:p>
      <text:p text:style-name="P4">
As Ukrinform reports, about it in <text:a xlink:type="simple" xlink:href="http://t.me/ukrhydroenergo/3688" text:style-name="Internet_20_link" text:visited-style-name="Visited_20_Internet_20_Link">
telegram</text:a>
reports Ukrhydroenergo.</text:p>
      <text:p text:style-name="P4">
The undermining of the Kakhovka hydroelectric power station did not affect the modes of operation of the Kiev hydroelectric power station and hydroelectric power station, Kaniv, Kremenchug and Middle Dnieper hydroelectric power plants, the Uchhydroenergo assured.</text:p>
      <text:p text:style-name="P4">
At the same time, "due to a sharp decrease in water levels in the Lower Bieter Hydroelectric Power Plant, the station's hydraulic units work with a restriction," it is a testament.</text:p>
      <text:p text:style-name="P4">
<text:span text:style-name="T4">
 Read also: </text:span>
 [In the flood zone, not currently recorded cases(https://www.ukrinform.ua/rubric-society/3721326-u-zoni-pidtoplen-narazi-ne-zafiksuvali-vipadkiv-infekcijnih-hvorob-lasko.html)As reported by Ukrinform, on the night of June 6 <text:a xlink:type="simple" xlink:href="https://www.ukrinform.ua/rubric-other_news/3718791-pidriv-rosianami-kahovskoi-ges-vsi-novini.html" text:style-name="Internet_20_link" text:visited-style-name="Visited_20_Internet_20_Link">
Russian troops were blown up by the Greblyukakhov hydroelectric power station</text:a>
Having caused the flooding of part of the Serson and Mykolaiv regions and at the same time - critical grinding of the water reservoir.</text:p>
      <text:p text:style-name="P4">
<text:span text:style-name="T5">
Foto: Public Dnipro</text:span>
</text:p>
      <text:p text:style-name="P4">
News Source: <text:a xlink:type="simple" xlink:href="https://www.ukrinform.ua/rubric-regions/3721334-riven-vodi-u-rajoni-nikopola-znizivsa-se-na-18-santimetriv.html" text:style-name="Internet_20_link" text:visited-style-name="Visited_20_Internet_20_Link">
https://www.ukrinform.ua/rubric-regions/3721334-riven-vodi-u-rajoni-nikopola-znizivsa-se-na-18-santimetriv.html</text:a>
</text:p>
      <!--NEWS-->
      <text:h text:style-name="P10" text:outline-level="1">
<text:span text:style-name="T4">
Water level in the Nikopol area decreased by another 18 centimeters</text:span>
</text:h>
      <text:p text:style-name="P4">
Authors: Ukrinform (Person)</text:p>
      <text:p text:style-name="P4">
Publisher: Укринформ (Organization)</text:p>
      <text:p text:style-name="P4">
Published Time: 2023-06-11T13:48:49+03:00</text:p>
      <text:p text:style-name="P4">
Modified Time: 2023-06-11T13:48:49+03:00</text:p>
      <text:p text:style-name="P4">
Description: The water level in the Kakhovka reservoir in the Nikopol area as of 12:00 on June 11 from 8:00 decreased by 18 cm and is 9.17 m - Ukrinform.</text:p>
      <text:p text:style-name="P4">
Images: ['<text:a xlink:type="simple" xlink:href="https://static.ukrinform.com/photos/2023_06/thumb_files/630_360_1686480506-581.jpg" text:style-name="Internet_20_link" text:visited-style-name="Visited_20_Internet_20_Link">
630_360_16864...</text:a>
']</text:p>
      <text:p text:style-name="P4">
Tags: ['Нікополь', 'Вода', 'Каховська ГЕС']</text:p>
      <text:p text:style-name="P4">
Type: Article</text:p>
      <!--METADATA-->
      <text:p text:style-name="P4">
<draw:frame draw:style-name="fr1" draw:name="Image74" text:anchor-type="as-char" svg:width="6.9236in" svg:height="3.956343in" draw:z-index="0">
<draw:image xlink:href="../Images/yкринформ/2023-06-11T13-48-49-03-00/630_360_1686480506-581.jpg" xlink:type="simple" xlink:show="embed" xlink:actuate="onLoad" draw:mime-type="image/jpeg"/>
</draw:frame>
The level of water in the Kakhovka reservoir in the Nikopol area as of 12:00 on June 11 from 8:00 decreased by 18 cm and is 9.17 m.</text:p>
      <text:p text:style-name="P4">
As Ukrinform reports, about it in <text:a xlink:type="simple" xlink:href="http://t.me/ukrhydroenergo/3688" text:style-name="Internet_20_link" text:visited-style-name="Visited_20_Internet_20_Link">
telegram</text:a>
reports Ukrhydroenergo.</text:p>
      <text:p text:style-name="P4">
The undermining of the Kakhovka hydroelectric power station did not affect the modes of operation of the Kiev hydroelectric power station and hydroelectric power station, Kaniv, Kremenchug and Middle Dnieper hydroelectric power plants, the Uchhydroenergo assured.</text:p>
      <text:p text:style-name="P4">
At the same time, "due to a sharp decrease in water levels in the Lower Bieter Hydroelectric Power Plant, the station's hydraulic units work with a restriction," it is a testament.</text:p>
      <text:p text:style-name="P4">
<text:span text:style-name="T4">
 Read also: </text:span>
 [In the flood zone, not currently recorded cases(https://www.ukrinform.ua/rubric-society/3721326-u-zoni-pidtoplen-narazi-ne-zafiksuvali-vipadkiv-infekcijnih-hvorob-lasko.html)As reported by Ukrinform, on the night of June 6 <text:a xlink:type="simple" xlink:href="https://www.ukrinform.ua/rubric-other_news/3718791-pidriv-rosianami-kahovskoi-ges-vsi-novini.html" text:style-name="Internet_20_link" text:visited-style-name="Visited_20_Internet_20_Link">
Russian troops were blown up by the Greblyukakhov hydroelectric power station</text:a>
Having caused the flooding of part of the Serson and Mykolaiv regions and at the same time - critical grinding of the water reservoir.</text:p>
      <text:p text:style-name="P4">
<text:span text:style-name="T5">
Foto: Public Dnipro</text:span>
</text:p>
      <text:p text:style-name="P4">
News Source: <text:a xlink:type="simple" xlink:href="https://www.ukrinform.ua/rubric-regions/3721334-riven-vodi-u-rajoni-nikopola-znizivsa-se-na-18-santimetriv.html" text:style-name="Internet_20_link" text:visited-style-name="Visited_20_Internet_20_Link">
https://www.ukrinform.ua/rubric-regions/3721334-riven-vodi-u-rajoni-nikopola-znizivsa-se-na-18-santimetriv.html</text:a>
</text:p>
      <!--NEWS-->
      <text:h text:style-name="P10" text:outline-level="1">
<text:span text:style-name="T4">
In the flooded Kherson found an oil spot</text:span>
</text:h>
      <text:p text:style-name="P4">
Authors: Ukrinform (Person)</text:p>
      <text:p text:style-name="P4">
Publisher: Укринформ (Organization)</text:p>
      <text:p text:style-name="P4">
Published Time: 2023-06-11T13:51:00+03:00</text:p>
      <text:p text:style-name="P4">
Modified Time: 2023-06-11T13:51:00+03:00</text:p>
      <text:p text:style-name="P4">
Description: In the flooded area of Kherson, a oil spot was found during the inspection. - Ukrinform.</text:p>
      <text:p text:style-name="P4">
Images: ['<text:a xlink:type="simple" xlink:href="https://static.ukrinform.com/photos/2023_06/thumb_files/630_360_1686480955-605.jpg" text:style-name="Internet_20_link" text:visited-style-name="Visited_20_Internet_20_Link">
630_360_16864...</text:a>
']</text:p>
      <text:p text:style-name="P4">
Tags: ['Екологія', 'Херсон', 'нафта', 'Затоплення']</text:p>
      <text:p text:style-name="P4">
Type: Article</text:p>
      <!--METADATA-->
      <text:p text:style-name="P4">
<draw:frame draw:style-name="fr1" draw:name="Image75" text:anchor-type="as-char" svg:width="6.9236in" svg:height="3.956343in" draw:z-index="0">
<draw:image xlink:href="../Images/yкринформ/2023-06-11T13-51-00-03-00/630_360_1686480955-605.jpg" xlink:type="simple" xlink:show="embed" xlink:actuate="onLoad" draw:mime-type="image/jpeg"/>
</draw:frame>
The underworn area of Kherson found an oil spot during the inspection.</text:p>
      <text:p text:style-name="P4">
This was reported in <text:a xlink:type="simple" xlink:href="https://t.me/kherson_miskrada/15444" text:style-name="Internet_20_link" text:visited-style-name="Visited_20_Internet_20_Link">
telegram</text:a>
Kherson City Military Administration, Ukrinform reports.</text:p>
      <text:p text:style-name="P4">
It is noted that employees of the department of ecology of the Kherson City Council of joint venture of the SES surveyed the neighborhood of the ship for the presence of leakage <text:a xlink:type="simple" xlink:href="https://www.ukrinform.ua/tag-nafta" text:style-name="Internet_20_link" text:visited-style-name="Visited_20_Internet_20_Link">
fuel and lubricants</text:a>
.</text:p>
      <text:p text:style-name="P4">
"As a result of the departure, an oil spot was recorded on the Ostrovsky Highway of Mango gas station on Ostrivska Street(near Kuibyshev's plant), Beds of BRSM and at the corner of Ostrovskaya and Paton streets, near the building of the Brygantina Hotel. ... A number of necessary measures will be taken to eliminate environmental protection, ”the post reads.</text:p>
      <text:p text:style-name="P4">
<text:span text:style-name="T4">
 Read also: </text:span>
 <text:a xlink:type="simple" xlink:href="https://www.ukrinform.ua/rubric-regions/3719635-na-hersonsini-monitorat-stan-pitnoi-vodi-na-zaporizzi-ta-dnipropetrovsini-riven-radiacii.html" text:style-name="Internet_20_link" text:visited-style-name="Visited_20_Internet_20_Link">
in Kherson region monitor the state of drinking water, in Zaporizhzhit Dnipropetrovsk - the level of radiation</text:a>
As <text:a xlink:type="simple" xlink:href="https://www.ukrinform.ua/rubric-other_news/3720776-pidriv-rosianami-kahovskoi-ges-usi-novini.html" text:style-name="Internet_20_link" text:visited-style-name="Visited_20_Internet_20_Link">
reported</text:a>
On the night of June 6, Russian troops blew up the dam of Kakhovskaya hydroelectric power plants, causing part of the Kherson and Mykolaiv regions, and at the same time - critical peace of the Kakhovka reservoir. The evacuation of people from the flood zone continues.</text:p>
      <text:p text:style-name="P4">
At night, the water level in the Kherson region, which was subjected to a hemisphere as a result of subrivakhovsky hydroelectric power station, decreased by 26 centimeters and is 4 meters 19 centimeters.</text:p>
      <text:p text:style-name="P4">
<text:span text:style-name="T5">
Foto: Kherson MBA / Telegram</text:span>
</text:p>
      <text:p text:style-name="P4">
News Source: <text:a xlink:type="simple" xlink:href="https://www.ukrinform.ua/rubric-regions/3721337-u-zatoplenomu-hersoni-viavili-naftovu-plamu.html" text:style-name="Internet_20_link" text:visited-style-name="Visited_20_Internet_20_Link">
https://www.ukrinform.ua/rubric-regions/3721337-u-zatoplenomu-hersoni-viavili-naftovu-plamu.html</text:a>
</text:p>
      <!--NEWS-->
      <text:h text:style-name="P10" text:outline-level="1">
<text:span text:style-name="T4">
Kravchenko will play in the Final of the CHALLENGER ATP Tournament in Lyon</text:span>
</text:h>
      <text:p text:style-name="P4">
Authors: Ukrinform (Person)</text:p>
      <text:p text:style-name="P4">
Publisher: Укринформ (Organization)</text:p>
      <text:p text:style-name="P4">
Published Time: 2023-06-11T13:51:10+03:00</text:p>
      <text:p text:style-name="P4">
Modified Time: 2023-06-11T13:51:10+03:00</text:p>
      <text:p text:style-name="P4">
Description: Ukrainian Georgy Kravchenko overcame the semi -final stage of selection at the Tournament of Tennisists of Professionals (APR) of the Challenger Series - Open Sopra Steria - in Lyon (France) with a prize fund € 118 thousand - Ukrinform.</text:p>
      <text:p text:style-name="P4">
Images: ['<text:a xlink:type="simple" xlink:href="https://static.ukrinform.com/photos/2023_06/thumb_files/630_360_1686480613-653.jpg" text:style-name="Internet_20_link" text:visited-style-name="Visited_20_Internet_20_Link">
630_360_16864...</text:a>
']</text:p>
      <text:p text:style-name="P4">
Tags: ['Теніс']</text:p>
      <text:p text:style-name="P4">
Type: Article</text:p>
      <!--METADATA-->
      <text:p text:style-name="P4">
<draw:frame draw:style-name="fr1" draw:name="Image76" text:anchor-type="as-char" svg:width="6.9236in" svg:height="3.956343in" draw:z-index="0">
<draw:image xlink:href="../Images/yкринформ/2023-06-11T13-51-10-03-00/630_360_1686480613-653.jpg" xlink:type="simple" xlink:show="embed" xlink:actuate="onLoad" draw:mime-type="image/jpeg"/>
</draw:frame>
Ukrainian Georgy Kravchenko overcame the semi -final stage of selection at the tournament of the Association of Tenisists(ATP)Challenger series - Open Sopra Steria - in Lyon(France)With a prize fund € 118 thousand</text:p>
      <text:p text:style-name="P4">
On the way to the finals of qualification Kravchenko beat the German Mark Topo - 6: 4, 4: 6,6: 2, reports Ukrinform.</text:p>
      <text:p text:style-name="P4">
The tennis played on the court for 2 hours 20 minutes.</text:p>
      <text:p text:style-name="P4">
The place in the main grid of competitions Kravchenko plays with the 4th number of "sowing" by Frenchman Manuel Ginar, who took the mountain over Chilets Gonzalo Lama - 6: 2,3: 6, 6: 3.</text:p>
      <text:p text:style-name="P4">
<text:span text:style-name="T4">
 Read also: </text:span>
 [Sachko and Marchenko start in the qualification of the ATP tournament(https://www.ukrinform.ua/rubric-sports/3721240-sacko-i-marcenko-startuut-u-kvalifikacii-turniru-atp-u-slovaccini.html)The tournament in Lyon will last until June 18.</text:p>
      <text:p text:style-name="P4">
Photo: Tennis portal of Ukraine.</text:p>
      <text:p text:style-name="P4">
News Source: <text:a xlink:type="simple" xlink:href="https://www.ukrinform.ua/rubric-sports/3721336-kravcenko-zigrae-u-finali-kvalifikacii-turniru-atp-serii-challenger-v-lioni.html" text:style-name="Internet_20_link" text:visited-style-name="Visited_20_Internet_20_Link">
https://www.ukrinform.ua/rubric-sports/3721336-kravcenko-zigrae-u-finali-kvalifikacii-turniru-atp-serii-challenger-v-lioni.html</text:a>
</text:p>
      <!--NEWS-->
      <text:h text:style-name="P10" text:outline-level="1">
<text:span text:style-name="T4">
Russians want us to spend on "cheeda" anti -aircraft missiles - Ignati</text:span>
</text:h>
      <text:p text:style-name="P4">
Authors: Ukrinform (Person)</text:p>
      <text:p text:style-name="P4">
Publisher: Укринформ (Organization)</text:p>
      <text:p text:style-name="P4">
Published Time: 2023-06-11T14:00:51+03:00</text:p>
      <text:p text:style-name="P4">
Modified Time: 2023-06-11T14:00:51+03:00</text:p>
      <text:p text:style-name="P4">
Description: Russian invaders launch drones-Kamikadze at night to exhaust Ukrainian air defense and adjust the rocket attack. - Ukrinform.</text:p>
      <text:p text:style-name="P4">
Images: ['<text:a xlink:type="simple" xlink:href="https://static.ukrinform.com/photos/2023_03/thumb_files/630_360_1678116073-288.jpg" text:style-name="Internet_20_link" text:visited-style-name="Visited_20_Internet_20_Link">
630_360_16781...</text:a>
']</text:p>
      <text:p text:style-name="P4">
Tags: ['Повітряні сили ЗСУ', 'ППО', 'Дрон-камікадзе', 'Юрій Ігнат', 'Повітряна атака']</text:p>
      <text:p text:style-name="P4">
Type: Article</text:p>
      <!--METADATA-->
      <text:p text:style-name="P4">
<draw:frame draw:style-name="fr1" draw:name="Image77" text:anchor-type="as-char" svg:width="6.9236in" svg:height="3.956343in" draw:z-index="0">
<draw:image xlink:href="../Images/yкринформ/2023-06-11T14-00-51-03-00/630_360_1678116073-288.jpg" xlink:type="simple" xlink:show="embed" xlink:actuate="onLoad" draw:mime-type="image/jpeg"/>
</draw:frame>
Russian-hearbniki launch drones-Kamikadze at night in order to exhaust the Ukrainian PPP adjustment of rocket attacks.</text:p>
      <text:p text:style-name="P4">
Air Force spokesman Yuri Ignat said this in an interview with the publication "<text:a xlink:type="simple" xlink:href="http://www.pravda.com.ua/articles/2023/06/11/7406309/" text:style-name="Internet_20_link" text:visited-style-name="Visited_20_Internet_20_Link">
Ukrainian Truth</text:a>
", reports Ukrinform.</text:p>
      <text:p text:style-name="P4">
"We cannot get this drone at night by means of air towns with manmobile fire groups. Whatever there are spotlights ... Why are they at night and launch? To exhaust the air defense. To spend anti -aircraft missiles on them. Our complexes are standing, making a rocket launcher already from ships or aircraft, "Ignat said.</text:p>
      <text:p text:style-name="P4">
<text:span text:style-name="T4">
 Read also: </text:span>
 <text:a xlink:type="simple" xlink:href="https://www.ukrinform.ua/rubric-ato/3721306-ignat-pro-navcanna-na-f16-ukrainski-piloti-na-nizkomu-starti.html" text:style-name="Internet_20_link" text:visited-style-name="Visited_20_Internet_20_Link">
<text:span text:style-name="T4">
 Ignati </text:span>
 About training at F -16: Ukrainian Pilots - Nanis Start</text:a>
He stressed that it is more difficult to knock down the rocket, but it is also difficult to detect the drone, it should be used for rational beating. At the same time, the spokesman spokes that Iranian drones are difficult to knock down.</text:p>
      <text:p text:style-name="P4">
<text:span text:style-name="T4">
 Read also: </text:span>
 <text:a xlink:type="simple" xlink:href="https://www.ukrinform.ua/rubric-ato/3721283-rosia-moze-viroblati-raketi-zavdaki-obhodu-sankcij-ignat.html" text:style-name="Internet_20_link" text:visited-style-name="Visited_20_Internet_20_Link">
Russia can produce rockets bypassing sanctions -<text:span text:style-name="T4">
 Ignati </text:span>
</text:a>
As it was reported, at night against June 11 is airfront <text:a xlink:type="simple" xlink:href="https://www.ukrinform.ua/tag-oborona" text:style-name="Internet_20_link" text:visited-style-name="Visited_20_Internet_20_Link">
Defense</text:a>
Ukraine has destroyed six enemy Iranian shock-made "Shahd-136/131".</text:p>
      <text:p text:style-name="P4">
News Source: <text:a xlink:type="simple" xlink:href="https://www.ukrinform.ua/rubric-ato/3721339-rosiani-hocut-abi-mi-vitratili-na-sahedi-zenitni-raketi-ignat.html" text:style-name="Internet_20_link" text:visited-style-name="Visited_20_Internet_20_Link">
https://www.ukrinform.ua/rubric-ato/3721339-rosiani-hocut-abi-mi-vitratili-na-sahedi-zenitni-raketi-ignat.html</text:a>
</text:p>
      <!--NEWS-->
      <text:h text:style-name="P10" text:outline-level="1">
<text:span text:style-name="T4">
Through the terrorist attack of the Russians at the Kakhovskaya hydroelectric power station, six people were killed, 10 more were injured</text:span>
</text:h>
      <text:p text:style-name="P4">
Authors: Ukrinform (Person)</text:p>
      <text:p text:style-name="P4">
Publisher: Укринформ (Organization)</text:p>
      <text:p text:style-name="P4">
Published Time: 2023-06-11T14:04:00+03:00</text:p>
      <text:p text:style-name="P4">
Modified Time: 2023-06-11T14:04:00+03:00</text:p>
      <text:p text:style-name="P4">
Description: As a result of the exploration of the Kakhovskaya hydroelectric power station, six dead and 10 wounded persons were known, including two police officers and three employees of the State Emergency Service. - Ukrinform.</text:p>
      <text:p text:style-name="P4">
Images: ['<text:a xlink:type="simple" xlink:href="https://static.ukrinform.com/photos/2023_06/thumb_files/630_360_1686291428-526.jpg" text:style-name="Internet_20_link" text:visited-style-name="Visited_20_Internet_20_Link">
630_360_16862...</text:a>
']</text:p>
      <text:p text:style-name="P4">
Tags: ['Херсонщина', 'Загибель', 'Зниклі безвісти', 'Каховська ГЕС', 'Підтоплення']</text:p>
      <text:p text:style-name="P4">
Type: Article</text:p>
      <!--METADATA-->
      <text:p text:style-name="P4">
<draw:frame draw:style-name="fr1" draw:name="Image78" text:anchor-type="as-char" svg:width="6.9236in" svg:height="3.956343in" draw:z-index="0">
<draw:image xlink:href="../Images/yкринформ/2023-06-11T14-04-00-03-00/630_360_1686291428-526.jpg" xlink:type="simple" xlink:show="embed" xlink:actuate="onLoad" draw:mime-type="image/jpeg"/>
</draw:frame>
As a result of the rupture of the Kakhovskaya hydroelectric power station, six killed and 10 wounded persons were known, including two police officers and three employees of the civil service of usual situations.</text:p>
      <text:p text:style-name="P4">
This was reported by the Director of the Department of Civil Protection Measures Viktor Vitovtsky on the air of the Teleterna "One News", reports Ukrinform.</text:p>
      <text:p text:style-name="P4">
"Unfortunately, we have 10 wounded, of which 3 of the National Police and 2 employees of the ADSNS, as well as six dead as a result of this disaster," he said.</text:p>
      <text:p text:style-name="P4">
Vitovetsky added that from the SES to elimination of the consequences of the Russian terrorist act, 760 people of workers and more than 170 pieces of equipment were</text:p>
      <text:p text:style-name="P4">
According to him, there are flooding of 46 settlements, more than 3.8 thousand people.</text:p>
      <text:p text:style-name="P4">
At the same time, a representative of the SESA informed that nowadays there is a tendency in Kherson region to decline in water levels.</text:p>
      <text:p text:style-name="P4">
"I can say that from the moment of peak flooding - the morning of the 8th(June -Ed.), now there is a decrease in 1.5 m. We see a trend of nascation, almost 60 cm per day, "Vitovetsky added.</text:p>
      <text:p text:style-name="P4">
<text:span text:style-name="T4">
 Read also: </text:span>
 <text:a xlink:type="simple" xlink:href="https://www.ukrinform.ua/rubric-regions/3721322-vijskova-administracia-zaavlae-pro-kriticnu-situaciu-v-okupovanij-golopristanskij-gromadi.html" text:style-name="Internet_20_link" text:visited-style-name="Visited_20_Internet_20_Link">
military administration declares <text:span text:style-name="T4">
 critical </text:span>
 Situation in the occupied Golopristan community</text:a>
Earlier, Interior Minister Igor Klimenko reported on <text:a xlink:type="simple" xlink:href="http://www.facebook.com/iklymenko.fb/posts/pfbid036GquLpQXSicUGieMb5rPmKXkkqAyeSPFVpEm2m1494EDqy1f5Yq8fUPfQ5qc29vdl" text:style-name="Internet_20_link" text:visited-style-name="Visited_20_Internet_20_Link">
Facebook</text:a>
About five dead. 35 people, according to him, are considered missing, of which seven children.</text:p>
      <text:p text:style-name="P4">
“2718 people were evacuated, of which 190 <text:a xlink:type="simple" xlink:href="https://www.ukrinform.ua/tag-diti" text:style-name="Internet_20_link" text:visited-style-name="Visited_20_Internet_20_Link">
children</text:a>
. 5 people were killed. 35 people are considered missing, including 7 children, ”Klimenko said.</text:p>
      <text:p text:style-name="P4">
31 settlements were flooded in the Nikolaev area. 982 people were evacuated, including 167 children. One person was killed.</text:p>
      <text:p text:style-name="P4">
According to the Minister, in the Dnipropetrovsk region there is no water supply to Uimazh 162 thousand subscribers in 34 settlements. Drinking and technical water is underway.</text:p>
      <text:p text:style-name="P4">
"Together with the local authorities, we are looking for opportunities to return the stable use of citizens," Klimenko said.There is a headquarters to eliminate the effects of hydroelectric power supply.</text:p>
      <text:p text:style-name="P4">
The water in the submerged settlements gradually decreases. However, the weather conditions have gone: it rains almost all over the Kherson region, but it will not stop rescue work.</text:p>
      <text:p text:style-name="P4">
As reported by Ukrinform, on the night of June 6 <text:a xlink:type="simple" xlink:href="https://www.ukrinform.ua/rubric-other_news/3720776-pidriv-rosianami-kahovskoi-ges-usi-novini.html" text:style-name="Internet_20_link" text:visited-style-name="Visited_20_Internet_20_Link">
Russian troops were blown up by the Greblyukakhov hydroelectric power station</text:a>
Having caused the flooding of the part of the Serson and Mykolaiv regions and critical shaking of the Kakhovsky water storage. The evacuation of people from the flood zone continues.</text:p>
      <text:p text:style-name="P4">
News Source: <text:a xlink:type="simple" xlink:href="https://www.ukrinform.ua/rubric-regions/3721344-na-hersonsini-vnaslidok-pidtoplenna-zaginuli-patero-ludej-35-znikli-bezvisti.html" text:style-name="Internet_20_link" text:visited-style-name="Visited_20_Internet_20_Link">
https://www.ukrinform.ua/rubric-regions/3721344-na-hersonsini-vnaslidok-pidtoplenna-zaginuli-patero-ludej-35-znikli-bezvisti.html</text:a>
</text:p>
      <!--NEWS-->
      <text:h text:style-name="P10" text:outline-level="1">
<text:span text:style-name="T4">
Kakhovskaya hydroelectric power plants: Austrian communities transferred boats and pumps to Ukraine</text:span>
</text:h>
      <text:p text:style-name="P4">
Authors: Ukrinform (Person)</text:p>
      <text:p text:style-name="P4">
Publisher: Укринформ (Organization)</text:p>
      <text:p text:style-name="P4">
Published Time: 2023-06-11T14:04:34+03:00</text:p>
      <text:p text:style-name="P4">
Modified Time: 2023-06-11T14:04:34+03:00</text:p>
      <text:p text:style-name="P4">
Description: The Government of Federal Land of Styria in southern Austria joined the help of Ukrainians in overcoming the consequences of the blast of the Kakhovsky dam by Russia, passing boats and pumps for pumping water. - Ukrinform.</text:p>
      <text:p text:style-name="P4">
Images: ['<text:a xlink:type="simple" xlink:href="https://static.ukrinform.com/photos/2023_06/thumb_files/630_360_1686481076-975.jpg" text:style-name="Internet_20_link" text:visited-style-name="Visited_20_Internet_20_Link">
630_360_16864...</text:a>
']</text:p>
      <text:p text:style-name="P4">
Tags: ['Австрія', 'Каховська ГЕС']</text:p>
      <text:p text:style-name="P4">
Type: Article</text:p>
      <!--METADATA-->
      <text:p text:style-name="P4">
<draw:frame draw:style-name="fr1" draw:name="Image79" text:anchor-type="as-char" svg:width="6.9236in" svg:height="3.956343in" draw:z-index="0">
<draw:image xlink:href="../Images/yкринформ/2023-06-11T14-04-34-03-00/630_360_1686481076-975.jpg" xlink:type="simple" xlink:show="embed" xlink:actuate="onLoad" draw:mime-type="image/jpeg"/>
</draw:frame>
The stemfedral land of Styria in the south of Austria joined the help of Ukrainians in the consequences of the blast by Russia of the Kakhovka Dam, passing the tanasos' boats for pumping water.</text:p>
      <text:p text:style-name="P4">
As Ukrinform reports, he reported this in <text:a xlink:type="simple" xlink:href="http://www.facebook.com/permalink.php" text:style-name="Internet_20_link" text:visited-style-name="Visited_20_Internet_20_Link">
Facebook</text:a>
Ambassador of Ukraine to Austria Vasily Khiminets.</text:p>
      <text:p text:style-name="P4">
"The Federal Land Government Styriya promptly responded to my request for assistance for the victims as a result of a Russian crime in Kakhovka. Today, he gratefully received pumps from the members of the land government to repeat water and boats. Help on the way to Ukraine," he said.</text:p>
      <text:p text:style-name="P4">
As the newspaper notes <text:a xlink:type="simple" xlink:href="http://www.kleinezeitung.at/politik/aussenpolitik/ukraine/6297675/Boot-und-Pumpen_Hilfe-fuer-ukrainische-Ueberschwemmungsopfer-kommt" text:style-name="Internet_20_link" text:visited-style-name="Visited_20_Internet_20_Link">
Kleine Zeitung</text:a>
, we are wearing pumping pumps for pumping water, three of which were immediately sent in Ukraine, two more will go a little later. In addition, a shallow boat was transferred from the firefighters.</text:p>
      <text:p text:style-name="P4">
Also Khiminets <text:a xlink:type="simple" xlink:href="https://www.facebook.com/permalink.php" text:style-name="Internet_20_link" text:visited-style-name="Visited_20_Internet_20_Link">
reported</text:a>
that the burgomasters of the Laxenburg communities and Wiener-Noidorf, which in Federal Devlinnya, promptly responded to his appeal to help Ukrainians of disasters as a result of the exploration of the Russians of the Kakhovsk Hydroelectric Power Plant. "Burgomists have transferred to their communities pumps, boats and other supplies for rescue work. The load of assistance will be delivered promptly to the Transcarpathian region for the transfer of the SES of Ukraine," the ambassador said.</text:p>
      <text:p text:style-name="P4">
The Austrian organization [Care] has been reflected to the victims of Russian terror in Kakhovka as a result of Russian terror in Kakhovka.(http://care.at/dammbruch-in-der-ukraine/), which "together with partner organizations helps in places the affected population with vital subjects of first -time."</text:p>
      <text:p text:style-name="P4">
<text:span text:style-name="T4">
 Read also: </text:span>
 <text:a xlink:type="simple" xlink:href="https://www.ukrinform.ua/rubric-regions/3721036-britania-nadast-ukraini-gumanitarnu-dopomogu-u-rozmiri-16-miljoniv.html" text:style-name="Internet_20_link" text:visited-style-name="Visited_20_Internet_20_Link">
Britain will provide Ukraine with humanitarian aid of £ 16 million</text:a>
</text:p>
      <text:p text:style-name="P4">
The European Union immediately directed assistance through the EU Civil Protection Mechanism. Thus, Germany offered 5 thousand water treatment filters and 56 generators, Aavusta - 20 water tanks and 10 pumps for pumping sludge, which will already be compared to Ukraine. Lithuania and Germany also offered equipment for people, including tents, beds and blankets.</text:p>
      <text:p text:style-name="P4">
News Source: <text:a xlink:type="simple" xlink:href="https://www.ukrinform.ua/rubric-regions/3721343-pidriv-kahovskoi-ges-avstrijski-gromadi-peredali-ukraini-covni-ta-nasosi.html" text:style-name="Internet_20_link" text:visited-style-name="Visited_20_Internet_20_Link">
https://www.ukrinform.ua/rubric-regions/3721343-pidriv-kahovskoi-ges-avstrijski-gromadi-peredali-ukraini-covni-ta-nasosi.html</text:a>
</text:p>
      <!--NEWS-->
      <text:h text:style-name="P10" text:outline-level="1">
<text:span text:style-name="T4">
In Kiev, all shelters were checked: 65% were found suitable</text:span>
</text:h>
      <text:p text:style-name="P4">
Authors: Ukrinform (Person)</text:p>
      <text:p text:style-name="P4">
Publisher: Укринформ (Organization)</text:p>
      <text:p text:style-name="P4">
Published Time: 2023-06-11T14:16:54+03:00</text:p>
      <text:p text:style-name="P4">
Modified Time: 2023-06-11T14:16:54+03:00</text:p>
      <text:p text:style-name="P4">
Description: In Kiev, the commission completed an unscheduled inspection of protective structures. 65% of them are recognized as shelters, 21% may be such provided, and another 14% do not meet the specifications. - Ukrinform.</text:p>
      <text:p text:style-name="P4">
Images: ['<text:a xlink:type="simple" xlink:href="https://static.ukrinform.com/photos/2023_06/thumb_files/630_360_1685871364-376.jpg" text:style-name="Internet_20_link" text:visited-style-name="Visited_20_Internet_20_Link">
630_360_16858...</text:a>
']</text:p>
      <text:p text:style-name="P4">
Tags: ['КМДА', 'перевірки', 'Укриття']</text:p>
      <text:p text:style-name="P4">
Type: Article</text:p>
      <!--METADATA-->
      <text:p text:style-name="P4">
<draw:frame draw:style-name="fr1" draw:name="Image82" text:anchor-type="as-char" svg:width="6.9236in" svg:height="3.956343in" draw:z-index="0">
<draw:image xlink:href="../Images/yкринформ/2023-06-11T14-16-54-03-00/630_360_1685871364-376.jpg" xlink:type="simple" xlink:show="embed" xlink:actuate="onLoad" draw:mime-type="image/jpeg"/>
</draw:frame>
In Kiev, the Commission completed an unscheduled inspection of protective structures. 65% of them are recognized as shelted, 21% may be the same subject, and another 14% do not meet the specifications.</text:p>
      <text:p text:style-name="P4">
As Ukrinform reports, it reported in <text:a xlink:type="simple" xlink:href="http://t.me/KyivCityOfficial/7013" text:style-name="Internet_20_link" text:visited-style-name="Visited_20_Internet_20_Link">
telegram</text:a>
Kyiv City State Administration.</text:p>
      <text:p text:style-name="P4">
In general, city and district services, together with representatives of the police and the State Service of Ukraine for Emergency Situations, inspected all 4,655 shelves of the capital.</text:p>
      <text:p text:style-name="P4">
Suitable are 3041 object, ie 65%, another 973(21%)- They can be shelters of guidance of proper arrangement. Do not meet the technical conditions of the premises, will be hidden to be shelter - 641(14%).</text:p>
      <text:p text:style-name="P4">
"We have received from the Ministry of Strategic Industry, the final results of the inspection, which lasted 10 days: 65% are determined by suitable use, with 15% at all without any. and providing first medical assistance, ” - said the deputy chairman <text:a xlink:type="simple" xlink:href="https://www.ukrinform.ua/tag-kmda" text:style-name="Internet_20_link" text:visited-style-name="Visited_20_Internet_20_Link">
KSCA</text:a>
Petro Panteleev.</text:p>
      <text:p text:style-name="P4">
He also stressed that all 65%, or 3041 shelters, the people of Kiev can be useful during air anxiety and any manipulation of TACKRIVED facts about this only disorient people. "Because some government -owned by the numbers, declaring only 15% of suitable shelters," he said</text:p>
      <text:p text:style-name="P4">
Panteleev added that the situation with unusable shelters and shelters that are re -registered, in the context of management areas looks as follows: 851 object(53%)- belong to the sphere of management of district in Kyiv state administrations, 575 objects(35%)- relate to private ownership, 170 objects(11%)- belong to the state sphere of management, 18 objects(1%)- belong to the KSCA management.</text:p>
      <text:p text:style-name="P4">
<text:span text:style-name="T4">
 Read also: </text:span>
 <text:a xlink:type="simple" xlink:href="https://www.ukrinform.ua/rubric-kyiv/3720994-u-kievi-lise-15-ukrittiv-pridatni-do-vikoristanna-bez-suttevih-zauvazen-kamisin.html" text:style-name="Internet_20_link" text:visited-style-name="Visited_20_Internet_20_Link">
in Kiev only 15% of shelves are suitable for use without significant comments - <text:span text:style-name="T4">
 Kamyshin </text:span>
</text:a>
</text:p>
      <text:p text:style-name="P4">
News Source: <text:a xlink:type="simple" xlink:href="https://www.ukrinform.ua/rubric-kyiv/3721346-u-kievi-perevirili-vsi-ukritta-65-viznali-pridatnimi.html" text:style-name="Internet_20_link" text:visited-style-name="Visited_20_Internet_20_Link">
https://www.ukrinform.ua/rubric-kyiv/3721346-u-kievi-perevirili-vsi-ukritta-65-viznali-pridatnimi.html</text:a>
</text:p>
      <!--NEWS-->
      <text:h text:style-name="P10" text:outline-level="1">
<text:span text:style-name="T4">
In Kherson region the flood area has almost doubled</text:span>
</text:h>
      <text:p text:style-name="P4">
Authors: Ukrinform (Person)</text:p>
      <text:p text:style-name="P4">
Publisher: Укринформ (Organization)</text:p>
      <text:p text:style-name="P4">
Published Time: 2023-06-11T14:26:00+03:00</text:p>
      <text:p text:style-name="P4">
Modified Time: 2023-06-11T14:26:00+03:00</text:p>
      <text:p text:style-name="P4">
Description: In the Kherson region, the area of the flooded areas of the Kakhovka hydroelectric power station has almost doubled, to 77.78 km. - Ukrinform.</text:p>
      <text:p text:style-name="P4">
Images: ['<text:a xlink:type="simple" xlink:href="https://static.ukrinform.com/photos/2023_06/thumb_files/630_360_1686056974-886.jpg" text:style-name="Internet_20_link" text:visited-style-name="Visited_20_Internet_20_Link">
630_360_16860...</text:a>
']</text:p>
      <text:p text:style-name="P4">
Tags: ['Херсонщина', 'Вода', 'Каховська ГЕС', 'Затоплення']</text:p>
      <text:p text:style-name="P4">
Type: Article</text:p>
      <!--METADATA-->
      <text:p text:style-name="P4">
<draw:frame draw:style-name="fr1" draw:name="Image85" text:anchor-type="as-char" svg:width="6.9236in" svg:height="3.956343in" draw:z-index="0">
<draw:image xlink:href="../Images/yкринформ/2023-06-11T14-26-00-03-00/630_360_1686056974-886.jpg" xlink:type="simple" xlink:show="embed" xlink:actuate="onLoad" draw:mime-type="image/jpeg"/>
</draw:frame>
The Uherson region of the area of the flooded areas of the Kakhovsky Hydroelectric Power Plant has almost doubled to 77.78 km.</text:p>
      <text:p text:style-name="P4">
This was reported in <text:a xlink:type="simple" xlink:href="https://t.me/khersonskaODA/6718" text:style-name="Internet_20_link" text:visited-style-name="Visited_20_Internet_20_Link">
telegram</text:a>
Kherson, reports Ukrinform.</text:p>
      <text:p text:style-name="P4">
“The area of flooded territories has almost doubled: from 139 to 77.78 kilometers. The flooding level is 4.07 meters. During yesterday <text:a xlink:type="simple" xlink:href="https://www.ukrinform.ua/tag-voda" text:style-name="Internet_20_link" text:visited-style-name="Visited_20_Internet_20_Link">
water</text:a>
She departed from three Silberlavsky district - Mykolaivka, Lviv and Olgivka, ”the post reads.</text:p>
      <text:p text:style-name="P4">
It is noted that the pathways between the villages are gradually drew up, but not everyone is using.</text:p>
      <text:p text:style-name="P4">
In particular, on the bridge from the village. Shilov beam to the village. The Cossack blurred dam and travel.</text:p>
      <text:p text:style-name="P4">
Ova added that in the temporarily occupied territories remain flooded14.</text:p>
      <text:p text:style-name="P4">
<text:span text:style-name="T4">
 Read also: </text:span>
 <text:a xlink:type="simple" xlink:href="https://www.ukrinform.ua/rubric-regions/3721337-u-zatoplenomu-hersoni-viavili-naftovu-plamu.html" text:style-name="Internet_20_link" text:visited-style-name="Visited_20_Internet_20_Link">
in the flooded Kherson found <text:span text:style-name="T4">
 oil </text:span>
 stain</text:a>
As <text:a xlink:type="simple" xlink:href="https://www.ukrinform.ua/rubric-regions/3721234-za-nic-riven-vodi-na-hersonsini-znizivsa-na-26-santimetriv.html" text:style-name="Internet_20_link" text:visited-style-name="Visited_20_Internet_20_Link">
reported</text:a>
, over the last night of the water in Kherson region, which was sublime as a result of Kakhovskaya hydroelectric power plants, it decreased by 26 centimeters.</text:p>
      <text:p text:style-name="P4">
News Source: <text:a xlink:type="simple" xlink:href="https://www.ukrinform.ua/rubric-regions/3721348-na-hersonsini-plosa-pidtoplenna-zmensilasa-majze-vdvici.html" text:style-name="Internet_20_link" text:visited-style-name="Visited_20_Internet_20_Link">
https://www.ukrinform.ua/rubric-regions/3721348-na-hersonsini-plosa-pidtoplenna-zmensilasa-majze-vdvici.html</text:a>
</text:p>
      <!--NEWS-->
      <text:h text:style-name="P10" text:outline-level="1">
<text:span text:style-name="T4">
In Japan there was an earthquake of magnitude 6.2</text:span>
</text:h>
      <text:p text:style-name="P4">
Authors: Ukrinform (Person)</text:p>
      <text:p text:style-name="P4">
Publisher: Укринформ (Organization)</text:p>
      <text:p text:style-name="P4">
Published Time: 2023-06-11T14:29:53+03:00</text:p>
      <text:p text:style-name="P4">
Modified Time: 2023-06-11T14:29:53+03:00</text:p>
      <text:p text:style-name="P4">
Description: On Sunday, June 11, a powerful earthquake occurred near the Northern Japanese Island of Hokkaido - a magnitude 6.2. - Ukrinform.</text:p>
      <text:p text:style-name="P4">
Images: ['<text:a xlink:type="simple" xlink:href="https://static.ukrinform.com/photos/2020_05/thumb_files/630_360_1590641887-201.jpg" text:style-name="Internet_20_link" text:visited-style-name="Visited_20_Internet_20_Link">
630_360_15906...</text:a>
']</text:p>
      <text:p text:style-name="P4">
Tags: ['Японія', 'Землетрус']</text:p>
      <text:p text:style-name="P4">
Type: Article</text:p>
      <!--METADATA-->
      <text:p text:style-name="P4">
<draw:frame draw:style-name="fr1" draw:name="Image86" text:anchor-type="as-char" svg:width="6.9236in" svg:height="3.956343in" draw:z-index="0">
<draw:image xlink:href="../Images/yкринформ/2023-06-11T14-29-53-03-00/630_360_1590641887-201.jpg" xlink:type="simple" xlink:show="embed" xlink:actuate="onLoad" draw:mime-type="image/jpeg"/>
</draw:frame>
On Sunday, June 11, a powerful land - a magnitude of 6.2 - occurred near the Northern Japanese Island of Hokkaido.</text:p>
      <text:p text:style-name="P4">
As Ukrinform reports, it reports <text:a xlink:type="simple" xlink:href="http://english.kyodonews.net/news/2023/06/f701d67ee4f1-breaking-news-m62-quake-hits-hokkaido-in-northern-japan.html" text:style-name="Internet_20_link" text:visited-style-name="Visited_20_Internet_20_Link">
Kyodo News</text:a>
.</text:p>
      <text:p text:style-name="P4">
The Japanese Meteorological Agency did not declare the threat of tsunami.</text:p>
      <text:p text:style-name="P4">
It is noted that underground shocks were recorded about 18.55, local time at a depth of 140 kilometers in the waters near Uracava in the south of Hokkaido.</text:p>
      <text:p text:style-name="P4">
Also the shocks were felt in the northeast <text:a xlink:type="simple" xlink:href="https://www.ukrinform.ua/tag-aponia" text:style-name="Internet_20_link" text:visited-style-name="Visited_20_Internet_20_Link">
Japan</text:a>
.</text:p>
      <text:p text:style-name="P4">
Hokkaido Electric Power Co has stated that no deviations were found at its nuclear power plant.</text:p>
      <text:p text:style-name="P4">
*!(https://www.ukrinform.ua/rubric-world/3721176-u-kitai-do-kinca-roku-zapracue-najbilsa-v-sviti-sistema-rannogo-poperedzenna-pro-zemletrusi.html)As reported by Ukrinform, on June 10, an earthquake of magnitude 5.7 <text:a xlink:type="simple" xlink:href="https://www.ukrinform.ua/rubric-world/3721053-na-fidzi-stavsa-zemletrus-magnitudou-57.html" text:style-name="Internet_20_link" text:visited-style-name="Visited_20_Internet_20_Link">
occurred</text:a>
in the southern Pacific in the Fiji region.</text:p>
      <text:p text:style-name="P4">
<text:span text:style-name="T5">
Foto: AA</text:span>
</text:p>
      <text:p text:style-name="P4">
News Source: <text:a xlink:type="simple" xlink:href="https://www.ukrinform.ua/rubric-world/3721350-v-aponii-stavsa-zemletrus-magnitudou-62.html" text:style-name="Internet_20_link" text:visited-style-name="Visited_20_Internet_20_Link">
https://www.ukrinform.ua/rubric-world/3721350-v-aponii-stavsa-zemletrus-magnitudou-62.html</text:a>
</text:p>
      <!--NEWS-->
      <text:h text:style-name="P10" text:outline-level="1">
<text:span text:style-name="T4">
Polish agrarians stopped blocking the border with Ukraine</text:span>
</text:h>
      <text:p text:style-name="P4">
Authors: Ukrinform (Person)</text:p>
      <text:p text:style-name="P4">
Publisher: Укринформ (Organization)</text:p>
      <text:p text:style-name="P4">
Published Time: 2023-06-11T14:42:00+03:00</text:p>
      <text:p text:style-name="P4">
Modified Time: 2023-06-11T14:42:00+03:00</text:p>
      <text:p text:style-name="P4">
Description: Polish farmers suspended a protest at the border crossing in Dorogsk (Lublin Voivodeship). - Ukrinform.</text:p>
      <text:p text:style-name="P4">
Images: ['<text:a xlink:type="simple" xlink:href="https://static.ukrinform.com/photos/2023_06/thumb_files/630_360_1686483636-657.png" text:style-name="Internet_20_link" text:visited-style-name="Visited_20_Internet_20_Link">
630_360_16864...</text:a>
']</text:p>
      <text:p text:style-name="P4">
Tags: ['Польща', 'Протест', 'Кордон', 'Фермер', 'Аграрії']</text:p>
      <text:p text:style-name="P4">
Type: Article</text:p>
      <!--METADATA-->
      <text:p text:style-name="P4">
<draw:frame draw:style-name="fr1" draw:name="Image87" text:anchor-type="as-char" svg:width="6.9236in" svg:height="3.956343in" draw:z-index="0">
<draw:image xlink:href="../Images/yкринформ/2023-06-11T14-42-00-03-00/630_360_1686483636-657.png" xlink:type="simple" xlink:show="embed" xlink:actuate="onLoad" draw:mime-type="image/png"/>
</draw:frame>
Polish farmers suspended a protest on a border crossing in Dorogosk(Lublin Voivodeship).</text:p>
      <text:p text:style-name="P4">
Про це повідомляє Укрінформ із посиланням на <text:a xlink:type="simple" xlink:href="http://www.rmf24.pl/regiony/lublin/news-rolniczy-protest-w-dorohusku-zawieszony,nId,6833121#crp_state=1" text:style-name="Internet_20_link" text:visited-style-name="Visited_20_Internet_20_Link">
 RMF24</text:a>
.</text:p>
      <text:p text:style-name="P4">
As it is noted, Polish agrarians suspend a protest at the request of the Ministry of Republic of Ministers of the RP Robert Telus, whose meeting should take place.</text:p>
      <text:p text:style-name="P4">
*!(https://www.ukrinform.ua/rubric-world/3710485-u-serbii-strajkuut-fermeri-vimagaut-zbilsiti-subsidii.html)According to the minister, almost all the requirements of farmers are already at the stage of implementation. Fiters in June will receive the first compensation for the loss of funds from reducing the price price for grain and the unregulated influx of Ukrainian grain of the Napolsky Market.</text:p>
      <text:p text:style-name="P4">
Earlier, Ukrainian agrarians announced the willingness to block the entry of Polish cargo to the territory of Ukraine from June 10 in response to the beginning of the regional farmers of protest against transit through the territory of the RP of Ukrainian -agricultural products.</text:p>
      <text:p text:style-name="P4">
*!(https://www.ukrinform.ua/rubric-economy/3720572-cerez-pidriv-kahovskoi-ges-ukrainski-agrarii-vtratili-do-15-miljona-gektariv-zemel.html)As it was reported, the traffic through the checkpoint "Yagodin-Dorogusk" was supplemented in connection with the strike of Polish farmers. The action was to last up to 01: 00 on June 13.</text:p>
      <text:p text:style-name="P4">
In May 2023 <text:a xlink:type="simple" xlink:href="https://www.ukrinform.ua/tag-evrokomisia" text:style-name="Internet_20_link" text:visited-style-name="Visited_20_Internet_20_Link">
European Commission</text:a>
It banned the import of wheat, corn, rapeseed and sunflower from Ukraine, Hungary, Poland, Slovakia and Romania. On June 5, the prohibition was built by September 15, 2023.</text:p>
      <text:p text:style-name="P4">
Poland has suspended transit of Ukrainian agro -agricultural products through its territory, but renewed it from April 21.</text:p>
      <text:p text:style-name="P4">
News Source: <text:a xlink:type="simple" xlink:href="https://www.ukrinform.ua/rubric-economy/3721353-polski-agrarii-pripinili-blokuvanna-kordonu-z-ukrainou.html" text:style-name="Internet_20_link" text:visited-style-name="Visited_20_Internet_20_Link">
https://www.ukrinform.ua/rubric-economy/3721353-polski-agrarii-pripinili-blokuvanna-kordonu-z-ukrainou.html</text:a>
</text:p>
      <!--NEWS-->
      <text:h text:style-name="P10" text:outline-level="1">
<text:span text:style-name="T4">
Dangerous swamp: Klimenko warns against attempts to get on the Kakhovka reservoir</text:span>
</text:h>
      <text:p text:style-name="P4">
Authors: Ukrinform (Person)</text:p>
      <text:p text:style-name="P4">
Publisher: Укринформ (Organization)</text:p>
      <text:p text:style-name="P4">
Published Time: 2023-06-11T14:49:00+03:00</text:p>
      <text:p text:style-name="P4">
Modified Time: 2023-06-11T22:49:00+03:00</text:p>
      <text:p text:style-name="P4">
Description: Citizens are urged not to try to get into the sites of the reservoir, of which water has retreated after the Russians of the Kakhovka hydroelectric power station - there is now a dangerous swamp. - Ukrinform.</text:p>
      <text:p text:style-name="P4">
Images: ['<text:a xlink:type="simple" xlink:href="https://static.ukrinform.com/photos/2023_06/thumb_files/630_360_1686336583-429.jpg" text:style-name="Internet_20_link" text:visited-style-name="Visited_20_Internet_20_Link">
630_360_16863...</text:a>
']</text:p>
      <text:p text:style-name="P4">
Tags: ['Клименко', 'Каховська ГЕС', 'Болото', 'Каховське водосховище']</text:p>
      <text:p text:style-name="P4">
Type: Article</text:p>
      <!--METADATA-->
      <text:p text:style-name="P4">
<draw:frame draw:style-name="fr1" draw:name="Image88" text:anchor-type="as-char" svg:width="6.9236in" svg:height="3.956343in" draw:z-index="0">
<draw:image xlink:href="../Images/yкринформ/2023-06-11T14-49-00-03-00/630_360_1686336583-429.jpg" xlink:type="simple" xlink:show="embed" xlink:actuate="onLoad" draw:mime-type="image/jpeg"/>
</draw:frame>
Citizens are not trying not to get into the sites of the reservoir, from which the afternoons of the Russians of the Kakhovka hydroelectric power station have receded water - there is now a dangerous man.</text:p>
      <text:p text:style-name="P4">
About this in <text:a xlink:type="simple" xlink:href="https://mvs.gov.ua/uk/news/igor-klimenko-pro-6-den-likvidaciyi-katastrofi-na-kaxovskii-ges" text:style-name="Internet_20_link" text:visited-style-name="Visited_20_Internet_20_Link">
video closer</text:a>
The Minister of Internal Affairs of Ukraine, the head of works to eliminate the consequences of the undermining of Kakhovskaya Hesrosian terrorists, Igor Klimenko, said, Ukrinform reports.</text:p>
      <text:p text:style-name="P4">
"I appeal to every citizen who wants to get into these territories, perhaps to be filmed, see how settlements that were heated in the 1950s come out of water. I would like to warn that it is extremely dangerous. The soil that released * <text:span text:style-name="T5">
<text:a xlink:type="simple" xlink:href="https://www.ukrinform.ua/tag-voda" text:style-name="Internet_20_link" text:visited-style-name="Visited_20_Internet_20_Link">
water</text:a>
</text:span>
*, unstable, we are dealing with swamps, where the Earth tightens any living creature very quickly, "the minister stressed.</text:p>
      <text:p text:style-name="P4">
<text:span text:style-name="T5">
Vido: [Interior Ministry Telegram Channel of Ukraine]](https://t.me/mvs_ukraine/26279)</text:span>
</text:p>
      <text:p text:style-name="P4">
Klimenko noted that law enforcement officers exhibit additional observation posts to prevent entering the dangerous territories of people, especially children.</text:p>
      <text:p text:style-name="P4">
In addition, reporting on the sixth day of elimination of the consequences of the Russian terrorist attack, Klimenko said that work is done in Kherson, Mykolaiv, Dnipropetrovsk, Odessa and Zaporizhzhya regions. In the Kherson region, purposeful precipitation, the coastline retains-already 350-400 m.</text:p>
      <text:p text:style-name="P4">
At the moment, the issue of providing the population with drinking and technical water is resolved. Problems with wells, drilling of new artesian -hardlies, as well as transportation of technical and drinking water to citizens' homes are studied. The first stage of the water will be a prize. Water is operating stationary and mobile donations. Within a few weeks, the technical supplements of water in each individual community will be resolved.</text:p>
      <text:p text:style-name="P4">
"Currently, experts are studying the behavior of the Dnieper River and other rivers, which were heated in the 1950s, when the Kakhovka hydroelectric power station was launched," - informed Kklimenko.</text:p>
      <text:p text:style-name="P4">
The headquarters also examines the issues of reclamation, keeping cattle at home.</text:p>
      <text:p text:style-name="P4">
"Large areas of agricultural enterprises have lost or lose water for irrigation areas. Therefore, it is a government priority for today. To make every settlement provided with water," Klimenko said.</text:p>
      <text:p text:style-name="P4">
<text:span text:style-name="T4">
 Read also: </text:span>
 <text:span text:style-name="T4">
 <text:a xlink:type="simple" xlink:href="https://www.ukrinform.ua/rubric-regions/3721373-kahovske-vodoshovise-vze-obmililo-na-70.html" text:style-name="Internet_20_link" text:visited-style-name="Visited_20_Internet_20_Link">
Kakhovka reservoir has already shaken by 70%</text:a>
 </text:span>
</text:p>
      <text:p text:style-name="P4">
The Kakhovka reservoir water area is also contaminated with ammunition, modern times of World War II. In one day, explosive equipment made five controlled blades.</text:p>
      <text:p text:style-name="P4">
News Source: <text:a xlink:type="simple" xlink:href="https://www.ukrinform.ua/rubric-regions/3721509-nebezpecne-boloto-klimenko-zasterigae-vid-sprob-potrapiti-na-kahovske-vodoshovise.html" text:style-name="Internet_20_link" text:visited-style-name="Visited_20_Internet_20_Link">
https://www.ukrinform.ua/rubric-regions/3721509-nebezpecne-boloto-klimenko-zasterigae-vid-sprob-potrapiti-na-kahovske-vodoshovise.html</text:a>
</text:p>
      <!--NEWS-->
      <text:h text:style-name="P10" text:outline-level="1">
<text:span text:style-name="T4">
Ukraine received an opponent in the Finals of the 2023 World Cup with SOCCA</text:span>
</text:h>
      <text:p text:style-name="P4">
Authors: Ukrinform (Person)</text:p>
      <text:p text:style-name="P4">
Publisher: Укринформ (Organization)</text:p>
      <text:p text:style-name="P4">
Published Time: 2023-06-11T14:49:32+03:00</text:p>
      <text:p text:style-name="P4">
Modified Time: 2023-06-11T14:49:32+03:00</text:p>
      <text:p text:style-name="P4">
Description: The players of the national team of Ukraine will play with the Kazakhstan team in the decisive match of the SOCCA World Cup in German Essen. - Ukrinform.</text:p>
      <text:p text:style-name="P4">
Images: ['<text:a xlink:type="simple" xlink:href="https://static.ukrinform.com/photos/2023_06/thumb_files/630_360_1686484143-203.png" text:style-name="Internet_20_link" text:visited-style-name="Visited_20_Internet_20_Link">
630_360_16864...</text:a>
']</text:p>
      <text:p text:style-name="P4">
Tags: ['Футбол']</text:p>
      <text:p text:style-name="P4">
Type: Article</text:p>
      <!--METADATA-->
      <text:p text:style-name="P4">
<draw:frame draw:style-name="fr1" draw:name="Image89" text:anchor-type="as-char" svg:width="6.9236in" svg:height="3.956343in" draw:z-index="0">
<draw:image xlink:href="../Images/yкринформ/2023-06-11T14-49-32-03-00/630_360_1686484143-203.png" xlink:type="simple" xlink:show="embed" xlink:actuate="onLoad" draw:mime-type="image/png"/>
</draw:frame>
Football players will play with the Kazakhstan team in the decisively match of the SOCCA world in German Essen.</text:p>
      <text:p text:style-name="P4">
The Kazakhstans in the semifinals overcome in a series of penalty rivals from Mexico - 7: 6, Ukrinform reports.</text:p>
      <text:p text:style-name="P4">
Today's final Ukraine - Kazakhstan will begin at 21.00 by Kyiv.</text:p>
      <text:p text:style-name="P4">
Croatia and Mexico will come together in the match for 3rd place at 19.00.</text:p>
      <text:p text:style-name="P4">
As it was reported, in the 1/2 finals the Ukrainians won the Croats.</text:p>
      <text:p text:style-name="P4">
<text:span text:style-name="T4">
 Read also: </text:span>
 <text:a xlink:type="simple" xlink:href="https://www.ukrinform.ua/rubric-sports/3721315-futbolisti-zbirnoi-ukraini-vijsli-u-final-cs2023-iz-socca-obigravsi-horvatiu.html" text:style-name="Internet_20_link" text:visited-style-name="Visited_20_Internet_20_Link">
<text:span text:style-name="T4">
 Football </text:span>
 The truths of the national team of Ukraine went to the final of the World Cup 2023 ISSOCCA, having beat Croatia</text:a>
It should be noted that SOCCA is a kind of mini-football, differing in the number of players and the size of the field. The matches are held in 6 by 6 players, two halves for 20 minutes.</text:p>
      <text:p text:style-name="P4">
Photo: Socca World Cup.</text:p>
      <text:p text:style-name="P4">
News Source: <text:a xlink:type="simple" xlink:href="https://www.ukrinform.ua/rubric-sports/3721356-ukraina-otrimala-supernika-u-finali-cs2023-iz-socca.html" text:style-name="Internet_20_link" text:visited-style-name="Visited_20_Internet_20_Link">
https://www.ukrinform.ua/rubric-sports/3721356-ukraina-otrimala-supernika-u-finali-cs2023-iz-socca.html</text:a>
</text:p>
      <!--NEWS-->
      <text:h text:style-name="P10" text:outline-level="1">
<text:span text:style-name="T4">
Turkish Airlines aircraft made an emergency landing in Budapest because of a baby's death</text:span>
</text:h>
      <text:p text:style-name="P4">
Authors: Ukrinform (Person)</text:p>
      <text:p text:style-name="P4">
Publisher: Укринформ (Organization)</text:p>
      <text:p text:style-name="P4">
Published Time: 2023-06-11T14:59:41+03:00</text:p>
      <text:p text:style-name="P4">
Modified Time: 2023-06-11T14:59:41+03:00</text:p>
      <text:p text:style-name="P4">
Description: The Turkish Airlines passenger aircraft made on Sunday, June 11, an emergency position at the Hungarian capital of Budapest. - Ukrinform.</text:p>
      <text:p text:style-name="P4">
Images: ['<text:a xlink:type="simple" xlink:href="https://static.ukrinform.com/photos/2020_08/thumb_files/630_360_1596362813-720.jpg" text:style-name="Internet_20_link" text:visited-style-name="Visited_20_Internet_20_Link">
630_360_15963...</text:a>
']</text:p>
      <text:p text:style-name="P4">
Tags: ['Діти', 'Літак', 'Смерть', 'Turkish Airlines', 'Будапешт']</text:p>
      <text:p text:style-name="P4">
Type: Article</text:p>
      <!--METADATA-->
      <text:p text:style-name="P4">
<draw:frame draw:style-name="fr1" draw:name="Image90" text:anchor-type="as-char" svg:width="6.9236in" svg:height="3.956343in" draw:z-index="0">
<draw:image xlink:href="../Images/yкринформ/2023-06-11T14-59-41-03-00/630_360_1596362813-720.jpg" xlink:type="simple" xlink:show="embed" xlink:actuate="onLoad" draw:mime-type="image/jpeg"/>
</draw:frame>
The Turkish Airlines passenger aircraft made on Sunday, June 11, an emergency position at the Hungarian capital of Budapest.</text:p>
      <text:p text:style-name="P4">
As Ukrinform reports, it reports <text:a xlink:type="simple" xlink:href="http://www.reuters.com/world/middle-east/child-11-dies-after-turkish-airlines-flight-makes-emergency-landing-budapest-2023-06-11/" text:style-name="Internet_20_link" text:visited-style-name="Visited_20_Internet_20_Link">
Reuters</text:a>
.</text:p>
      <text:p text:style-name="P4">
It is noted that the 11-year-old child was faint on board Turkishairlines, who was heading for New York from Istanbul.</text:p>
      <text:p text:style-name="P4">
Budapest Airport Medical Services Failed to Save <text:a xlink:type="simple" xlink:href="https://www.ukrinform.ua/tag-diti" text:style-name="Internet_20_link" text:visited-style-name="Visited_20_Internet_20_Link">
Baby</text:a>
After the aircraft made an emergency.</text:p>
      <text:p text:style-name="P4">
<text:span text:style-name="T4">
 Read also: </text:span>
 [In Greece, the Ryanair passenger plane sat down(https://www.ukrinform.ua/rubric-world/3657151-u-grecii-ekstreno-siv-pasazirskij-litak-ryanair.html)As reported by Ukrinform, the Korean Airlines Asiana Airlines Inc. <text:a xlink:type="simple" xlink:href="https://www.ukrinform.ua/rubric-world/3715264-korejska-aviakompania-perestala-prodavati-misca-bila-avarijnih-dverej-pisla-incidentu.html" text:style-name="Internet_20_link" text:visited-style-name="Visited_20_Internet_20_Link">
stopped ticket sales</text:a>
On some places near the emergency door on aircraft 321-200 after the incident, when the passenger opened the door of the aircraft before planting.</text:p>
      <text:p text:style-name="P4">
News Source: <text:a xlink:type="simple" xlink:href="https://www.ukrinform.ua/rubric-world/3721359-litak-turkish-airlines-zdijsniv-ekstrenu-posadku-u-budapesti-cerez-smert-ditini.html" text:style-name="Internet_20_link" text:visited-style-name="Visited_20_Internet_20_Link">
https://www.ukrinform.ua/rubric-world/3721359-litak-turkish-airlines-zdijsniv-ekstrenu-posadku-u-budapesti-cerez-smert-ditini.html</text:a>
</text:p>
      <!--NEWS-->
      <text:h text:style-name="P10" text:outline-level="1">
<text:span text:style-name="T4">
The courts are considering several lawsuits on the return of the Kiev Lavra to the government of the state - Tkachenko</text:span>
</text:h>
      <text:p text:style-name="P4">
Authors: Ukrinform (Person)</text:p>
      <text:p text:style-name="P4">
Publisher: Укринформ (Organization)</text:p>
      <text:p text:style-name="P4">
Published Time: 2023-06-11T15:01:00+03:00</text:p>
      <text:p text:style-name="P4">
Modified Time: 2023-06-11T15:01:00+03:00</text:p>
      <text:p text:style-name="P4">
Description: The courts are considering several claims to return to the management and use of the National Reserve of the Kyiv-Pechersk Lavra. - Ukrinform.</text:p>
      <text:p text:style-name="P4">
Images: ['<text:a xlink:type="simple" xlink:href="https://static.ukrinform.com/photos/2023_06/thumb_files/630_360_1686484540-236.jpg" text:style-name="Internet_20_link" text:visited-style-name="Visited_20_Internet_20_Link">
630_360_16864...</text:a>
']</text:p>
      <text:p text:style-name="P4">
Tags: ['Церква', 'Суд', 'Ткаченко', 'Київська Лавра', 'Єдині новини']</text:p>
      <text:p text:style-name="P4">
Type: Article</text:p>
      <!--METADATA-->
      <text:p text:style-name="P4">
<draw:frame draw:style-name="fr1" draw:name="Image91" text:anchor-type="as-char" svg:width="6.9236in" svg:height="3.956343in" draw:z-index="0">
<draw:image xlink:href="../Images/yкринформ/2023-06-11T15-01-00-03-00/630_360_1686484540-236.jpg" xlink:type="simple" xlink:show="embed" xlink:actuate="onLoad" draw:mime-type="image/jpeg"/>
</draw:frame>
The courts are considering several lawsuits to return to the management of the country's national reserve "Kyiv-Pechersk Lavra".</text:p>
      <text:p text:style-name="P4">
This was announced by the Minister of Culture and Information Policy Alexander Tkachenkov of the broadcasting of the only news, Ukrinform correspondent reports.</text:p>
      <text:p text:style-name="P4">
"Now several lawsuits are under consideration - as from the UOC monastery(MP)Against us, against the reserve, against the state, and our claims to execute the decisions made by the Government on the return of management <text:a xlink:type="simple" xlink:href="https://www.ukrinform.ua/tag-kiivska-lavra" text:style-name="Internet_20_link" text:visited-style-name="Visited_20_Internet_20_Link">
Lavra</text:a>
to the state, " - said the headmaster.</text:p>
      <text:p text:style-name="P4">
He recalled that last week the McIP was demanding a monastery of the UOC(MP)The 79 of the buildings inspected by the commission are waiting for a response.</text:p>
      <text:p text:style-name="P4">
The Minister also said that the Verkhovna Rada would consider the project of the law of religious organizations whose centers are located in the aggressor country.</text:p>
      <text:p text:style-name="P4">
"This will allow you to move within the law, in a civilized way, in order to return all the buildings located in the territory of the Lower Lavra, to the property and use of the state they belong. We see in the 21st century transformations into the cultural and spiritual historical center of Ukraine, "Tkachenko said.</text:p>
      <text:p text:style-name="P4">
<text:span text:style-name="T4">
 Read also: </text:span>
 [in the Lavra for the first time prayer for Ivan <text:span text:style-name="T4">
 Mazepa </text:span>
] took place(https://www.ukrinform.ua/rubric-society/3721212-u-kievopecerskij-lavri-vperse-pomolilisa-za-upokij-ivana-mazepi.html)According to Ukrinform, the National Reserve "Kyiv-Pechersk Lavra" announced the termination of the lease with the Ukrainian Orthodox Church of the Moscow Patriarchate from March 29, 2023, but for a long time the unknown persons closed the laurel premises from the inside and hindered the commencement of the Commission.</text:p>
      <text:p text:style-name="P4">
The ICIP Commission for the acceptance and transfer of state property of Lavra on June 5 to completed the work and signed with the reserve the act of acceptance and transfer of the State Main, which confirmed the transfer of state property to the reserve.</text:p>
      <text:p text:style-name="P4">
News Source: <text:a xlink:type="simple" xlink:href="https://www.ukrinform.ua/rubric-society/3721361-sudi-rozgladaut-kilka-pozoviv-pro-povernenna-kiivskoi-lavri-v-upravlinna-derzavi-tkacenko.html" text:style-name="Internet_20_link" text:visited-style-name="Visited_20_Internet_20_Link">
https://www.ukrinform.ua/rubric-society/3721361-sudi-rozgladaut-kilka-pozoviv-pro-povernenna-kiivskoi-lavri-v-upravlinna-derzavi-tkacenko.html</text:a>
</text:p>
      <!--NEWS-->
      <text:h text:style-name="P10" text:outline-level="1">
<text:span text:style-name="T4">
On the Odessa coast takes a snake from Kherson region</text:span>
</text:h>
      <text:p text:style-name="P4">
Authors: Ukrinform (Person)</text:p>
      <text:p text:style-name="P4">
Publisher: Укринформ (Organization)</text:p>
      <text:p text:style-name="P4">
Published Time: 2023-06-11T15:10:00+03:00</text:p>
      <text:p text:style-name="P4">
Modified Time: 2023-06-11T15:10:00+03:00</text:p>
      <text:p text:style-name="P4">
Description: On the Odessa Sea coast from the Kherson region, after blasting by Russian troops, the dams of Kakhovka hydroelectric power plants delivers a snake. - Ukrinform.</text:p>
      <text:p text:style-name="P4">
Images: ['<text:a xlink:type="simple" xlink:href="https://static.ukrinform.com/photos/2023_06/thumb_files/630_360_1686485377-257.jpg" text:style-name="Internet_20_link" text:visited-style-name="Visited_20_Internet_20_Link">
630_360_16864...</text:a>
']</text:p>
      <text:p text:style-name="P4">
Tags: ['Херсонщина', 'Одеса', ' Чорне море', 'Змія', 'Каховська ГЕС']</text:p>
      <text:p text:style-name="P4">
Type: Article</text:p>
      <!--METADATA-->
      <text:p text:style-name="P4">
<draw:frame draw:style-name="fr1" draw:name="Image92" text:anchor-type="as-char" svg:width="6.9236in" svg:height="3.956343in" draw:z-index="0">
<draw:image xlink:href="../Images/yкринформ/2023-06-11T15-10-00-03-00/630_360_1686485377-257.jpg" xlink:type="simple" xlink:show="embed" xlink:actuate="onLoad" draw:mime-type="image/jpeg"/>
</draw:frame>
On the Odessa brand coast from the Kherson region, after blasting by Russian troops, the Grave of the Kakhovka hydroelectric power station brings a snake.</text:p>
      <text:p text:style-name="P4">
As Ukrinform reports, this is said in <text:a xlink:type="simple" xlink:href="https://t.me/odesacityofficial/18111" text:style-name="Internet_20_link" text:visited-style-name="Visited_20_Internet_20_Link">
telegram</text:a>
"Odessa.</text:p>
      <text:p text:style-name="P4">
"Currently to the coast of Odessa from Kherson brings different animals, including there are Izyas. Yesterday employees of Odessa <text:a xlink:type="simple" xlink:href="https://www.ukrinform.ua/tag-zoopark" text:style-name="Internet_20_link" text:visited-style-name="Visited_20_Internet_20_Link">
zoo</text:a>
They went to the sea on the call(Natrix tessellata)", -is in the message.</text:p>
      <text:p text:style-name="P4">
<text:span text:style-name="T4">
 Read also: </text:span>
 <text:a xlink:type="simple" xlink:href="https://www.ukrinform.ua/rubric-regions/3720641-pid-odesou-u-mori-znajsli-sobaku-akij-na-dosci-dopliv-z-hersonu.html" text:style-name="Internet_20_link" text:visited-style-name="Visited_20_Internet_20_Link">
Under Odessa in the sea found a dog that was on the board of Zherson</text:a>
It is noted that the steppe viper really lives in Kherson region(Vipera Renardi), and theoretically water can bring it, but in practice it is very unlikely.</text:p>
      <text:p text:style-name="P4">
As reported by Ukrinform, on the night of June 6 <text:a xlink:type="simple" xlink:href="https://www.ukrinform.ua/rubric-other_news/3718791-pidriv-rosianami-kahovskoi-ges-vsi-novini.html" text:style-name="Internet_20_link" text:visited-style-name="Visited_20_Internet_20_Link">
Russian troops were blown up by the Greblyukakhov hydroelectric power station</text:a>
Having caused the flooding of the part of the Serson and Mykolaiv regions and critical shaking of the Kakhovsky water storage.</text:p>
      <text:p text:style-name="P4">
<text:span text:style-name="T4">
 Read also: </text:span>
 <text:a xlink:type="simple" xlink:href="https://www.ukrinform.ua/rubric-regions/3720976-pidriv-grebli-kahovskoi-ges-more-na-odesini-peretvoruetsa-na-smittezvalise.html" text:style-name="Internet_20_link" text:visited-style-name="Visited_20_Internet_20_Link">
<text:span text:style-name="T4">
 Black </text:span>
 <text:span text:style-name="T4">
 </text:span>
 sea ** Due to the exploration(https://www.ukrinform.ua/rubric-regions/3721307-corne-more-vnaslidok-pidrivu-rosianami-kahovskoi-ges-pocalo-oprisnuvatis-ekologi.html)In the Odessa region, border guards record how [the Black Sea is transformed by a mockery and an animal cemetery]</text:a>
 .</text:p>
      <text:p text:style-name="P4">
News Source: <text:a xlink:type="simple" xlink:href="https://www.ukrinform.ua/rubric-regions/3721363-na-odeske-uzberezza-vinosit-zmij-z-hersonsini.html" text:style-name="Internet_20_link" text:visited-style-name="Visited_20_Internet_20_Link">
https://www.ukrinform.ua/rubric-regions/3721363-na-odeske-uzberezza-vinosit-zmij-z-hersonsini.html</text:a>
</text:p>
      <!--NEWS-->
      <text:h text:style-name="P10" text:outline-level="1">
<text:span text:style-name="T4">
The Russians dropped the airbags on the village of Cossack in the Kherson region</text:span>
</text:h>
      <text:p text:style-name="P4">
Authors: Ukrinform (Person)</text:p>
      <text:p text:style-name="P4">
Publisher: Укринформ (Organization)</text:p>
      <text:p text:style-name="P4">
Published Time: 2023-06-11T15:15:00+03:00</text:p>
      <text:p text:style-name="P4">
Modified Time: 2023-06-11T15:15:00+03:00</text:p>
      <text:p text:style-name="P4">
Description: In the village of Kozatkoe in the Kherson region, the invaders dropped two managed aircraft. - Ukrinform.</text:p>
      <text:p text:style-name="P4">
Images: ['<text:a xlink:type="simple" xlink:href="https://static.ukrinform.com/photos/2023_06/thumb_files/630_360_1686485536-221.jpg" text:style-name="Internet_20_link" text:visited-style-name="Visited_20_Internet_20_Link">
630_360_16864...</text:a>
']</text:p>
      <text:p text:style-name="P4">
Tags: ['Херсонщина', 'Обстріл', 'Бомба', 'Війна з Росією']</text:p>
      <text:p text:style-name="P4">
Type: Article</text:p>
      <!--METADATA-->
      <text:p text:style-name="P4">
<draw:frame draw:style-name="fr1" draw:name="Image93" text:anchor-type="as-char" svg:width="6.9236in" svg:height="3.956343in" draw:z-index="0">
<draw:image xlink:href="../Images/yкринформ/2023-06-11T15-15-00-03-00/630_360_1686485536-221.jpg" xlink:type="simple" xlink:show="embed" xlink:actuate="onLoad" draw:mime-type="image/jpeg"/>
</draw:frame>
At the village Kherson region, the invaders dumped two managed aircraft.</text:p>
      <text:p text:style-name="P4">
This was reported by Kherson Ova in <text:a xlink:type="simple" xlink:href="http://t.me/khersonskaODA/6724" text:style-name="Internet_20_link" text:visited-style-name="Visited_20_Internet_20_Link">
telegram</text:a>
, reports Ukrinform.</text:p>
      <text:p text:style-name="P4">
!jush(Images/yкринформ/2023-06-11T15-15-00-03-00/1686485536-891.jpg)</text:p>
      <text:p text:style-name="P4">
</text:p>
      <text:p text:style-name="P4">
</text:p>
      <text:p text:style-name="P4">
“<text:a xlink:type="simple" xlink:href="https://www.ukrinform.ua/tag-rosijska-aviacia" text:style-name="Internet_20_link" text:visited-style-name="Visited_20_Internet_20_Link">
Russian aviation</text:a>
Pull Cossack. Two managed airplanes were dropped to the settlement. One hit the five -storey building, the other is near the kindergarten, ”the passage reads.</text:p>
      <text:p text:style-name="P4">
It is noted that there are no victims among civilians.</text:p>
      <text:p text:style-name="P4">
<text:span text:style-name="T4">
 Read also: </text:span>
 <text:a xlink:type="simple" xlink:href="https://www.ukrinform.ua/rubric-regions/3720257-u-berislavskomu-rajoni-vnaslidok-rosijskogo-obstrilu-zaginula-zinka.html" text:style-name="Internet_20_link" text:visited-style-name="Visited_20_Internet_20_Link">
in the Beryslav district as a result of Russian sheltered woman</text:a>
As it was reported, the Russian military per day, on June 10, made attacks with alert of regions of Ukraine.</text:p>
      <text:p text:style-name="P4">
News Source: <text:a xlink:type="simple" xlink:href="https://www.ukrinform.ua/rubric-ato/3721365-rosiani-skinuli-aviabombi-na-selise-kozacke-u-hersonskij-oblasti.html" text:style-name="Internet_20_link" text:visited-style-name="Visited_20_Internet_20_Link">
https://www.ukrinform.ua/rubric-ato/3721365-rosiani-skinuli-aviabombi-na-selise-kozacke-u-hersonskij-oblasti.html</text:a>
</text:p>
      <!--NEWS-->
      <text:h text:style-name="P10" text:outline-level="1">
<text:span text:style-name="T4">
WARNING!Children are wanted</text:span>
</text:h>
      <text:p text:style-name="P4">
Authors: Ukrinform (Person)</text:p>
      <text:p text:style-name="P4">
Publisher: Укринформ (Organization)</text:p>
      <text:p text:style-name="P4">
Published Time: 2023-06-11T15:16:00+03:00</text:p>
      <text:p text:style-name="P4">
Modified Time: 2023-06-11T15:16:00+03:00</text:p>
      <text:p text:style-name="P4">
Description: If you have information about missing children - call 116,000 - Ukrinform.</text:p>
      <text:p text:style-name="P4">
Images: ['<text:a xlink:type="simple" xlink:href="https://static.ukrinform.com/photos/2022_08/thumb_files/630_360_1659527493-225.jpg" text:style-name="Internet_20_link" text:visited-style-name="Visited_20_Internet_20_Link">
630_360_16595...</text:a>
', '<text:a xlink:type="simple" xlink:href="https://static.ukrinform.com/photos/2022_08/1659527406-459.jpg" text:style-name="Internet_20_link" text:visited-style-name="Visited_20_Internet_20_Link">
1659527406-45...</text:a>
', '<text:a xlink:type="simple" xlink:href="https://static.ukrinform.com/photos/2022_08/1659527405-642.jpg" text:style-name="Internet_20_link" text:visited-style-name="Visited_20_Internet_20_Link">
1659527405-64...</text:a>
', '<text:a xlink:type="simple" xlink:href="https://static.ukrinform.com/photos/2022_11/1668596593-534.jpg" text:style-name="Internet_20_link" text:visited-style-name="Visited_20_Internet_20_Link">
1668596593-53...</text:a>
', '<text:a xlink:type="simple" xlink:href="https://static.ukrinform.com/photos/2022_11/1668596592-112.jpg" text:style-name="Internet_20_link" text:visited-style-name="Visited_20_Internet_20_Link">
1668596592-11...</text:a>
']</text:p>
      <text:p text:style-name="P4">
Tags: None</text:p>
      <text:p text:style-name="P4">
Type: Article</text:p>
      <!--METADATA-->
      <text:p text:style-name="P4">
<draw:frame draw:style-name="fr1" draw:name="Image97" text:anchor-type="as-char" svg:width="6.9236in" svg:height="3.956343in" draw:z-index="0">
<draw:image xlink:href="../Images/yкринформ/2023-06-11T15-16-00-03-00/630_360_1659527493-225.jpg" xlink:type="simple" xlink:show="embed" xlink:actuate="onLoad" draw:mime-type="image/jpeg"/>
</draw:frame>
If you have information about missing children - call 116 000</text:p>
      <text:p text:style-name="P4">
<text:span text:style-name="T4">
 Anastasia Tolstokorova, 4 years </text:span>
</text:p>
      <text:p text:style-name="P4">
<draw:frame draw:style-name="fr1" draw:name="Image98" text:anchor-type="as-char" svg:width="6.9236in" svg:height="6.9236in" draw:z-index="0">
<draw:image xlink:href="../Images/yкринформ/2023-06-11T15-16-00-03-00/1659527406-459.jpg" xlink:type="simple" xlink:show="embed" xlink:actuate="onLoad" draw:mime-type="image/jpeg"/>
</draw:frame>
On March 12, 2022, 4-year-old Anastasia Tolstokorov disappeared after the explosion of the Uchninka in Mariupol. Where it is now is unknown.</text:p>
      <text:p text:style-name="P4">
Signs of the baby: looks 4-5 years, lean, blond hair, blue.</text:p>
      <text:p text:style-name="P4">
<text:span text:style-name="T4">
 rose Kaminskaya, 2 years </text:span>
</text:p>
      <text:p text:style-name="P4">
<draw:frame draw:style-name="fr1" draw:name="Image99" text:anchor-type="as-char" svg:width="6.9236in" svg:height="6.9236in" draw:z-index="0">
<draw:image xlink:href="../Images/yкринформ/2023-06-11T15-16-00-03-00/1659527405-642.jpg" xlink:type="simple" xlink:show="embed" xlink:actuate="onLoad" draw:mime-type="image/jpeg"/>
</draw:frame>
On March 1, 2022, the 2-year Rosa Kaminskaya disappeared with her family of the Ubuchansky district in Kyiv region.</text:p>
      <text:p text:style-name="P4">
The family is likely to be in Poland.</text:p>
      <text:p text:style-name="P4">
<text:span text:style-name="T4">
 Gleb Cherepanov, 11 years </text:span>
</text:p>
      <text:p text:style-name="P4">
<draw:frame draw:style-name="fr1" draw:name="Image100" text:anchor-type="as-char" svg:width="6.9236in" svg:height="6.9236in" draw:z-index="0">
<draw:image xlink:href="../Images/yкринформ/2023-06-11T15-16-00-03-00/1668596593-534.jpg" xlink:type="simple" xlink:show="embed" xlink:actuate="onLoad" draw:mime-type="image/jpeg"/>
</draw:frame>
11-year-old Gleb Cherepanov disappeared in Donetsk region.</text:p>
      <text:p text:style-name="P4">
On March 12, 2022, the boy, along with his grandmother, was sub -shot in Mariupol. Since then, there are no news about them. Where they are with them - it is unknown!</text:p>
      <text:p text:style-name="P4">
<text:span text:style-name="T4">
 Sergey Samoilov, 16 years old </text:span>
</text:p>
      <text:p text:style-name="P4">
<draw:frame draw:style-name="fr1" draw:name="Image101" text:anchor-type="as-char" svg:width="6.9236in" svg:height="6.9236in" draw:z-index="0">
<draw:image xlink:href="../Images/yкринформ/2023-06-11T15-16-00-03-00/1668596592-112.jpg" xlink:type="simple" xlink:show="embed" xlink:actuate="onLoad" draw:mime-type="image/jpeg"/>
</draw:frame>
**** 16-year-old Sergei Samoilov disappeared in Donetsk region.</text:p>
      <text:p text:style-name="P4">
As early as March 2022, the teenager disappeared in Donetsk after the Missariupol. So far, there are no news about him and where he is now - it is unknown!</text:p>
      <text:p text:style-name="P4">
Signs of the baby: looks 16-17 years, medium physique, brown hair.</text:p>
      <text:p text:style-name="P4">
*!</text:p>
      <text:p text:style-name="P4">
<text:span text:style-name="T4">
 For subscribers of all mobile operators calls - free. </text:span>
</text:p>
      <text:p text:style-name="P4">
News Source: <text:a xlink:type="simple" xlink:href="https://www.ukrinform.ua/rubric-society/3542776-uvaga-rozsukuutsa-diti.html" text:style-name="Internet_20_link" text:visited-style-name="Visited_20_Internet_20_Link">
https://www.ukrinform.ua/rubric-society/3542776-uvaga-rozsukuutsa-diti.html</text:a>
</text:p>
      <!--NEWS-->
      <text:h text:style-name="P10" text:outline-level="1">
<text:span text:style-name="T4">
UAE provided $ 4 million for erection of homes for foster families</text:span>
</text:h>
      <text:p text:style-name="P4">
Authors: Ukrinform (Person)</text:p>
      <text:p text:style-name="P4">
Publisher: Укринформ (Organization)</text:p>
      <text:p text:style-name="P4">
Published Time: 2023-06-11T15:28:00+03:00</text:p>
      <text:p text:style-name="P4">
Modified Time: 2023-06-11T15:28:00+03:00</text:p>
      <text:p text:style-name="P4">
Description: The United Arab Emirates have allocated $ 4 million for the construction of modern houses equipped with shelters for large foster families and plan to transfer 2.5 thousand laptops for students of Chernihiv schools. - Ukrinform.</text:p>
      <text:p text:style-name="P4">
Images: ['<text:a xlink:type="simple" xlink:href="https://static.ukrinform.com/photos/2023_06/thumb_files/630_360_1686486340-490.jpg" text:style-name="Internet_20_link" text:visited-style-name="Visited_20_Internet_20_Link">
630_360_16864...</text:a>
']</text:p>
      <text:p text:style-name="P4">
Tags: ['Діти', 'ОАЕ', 'Олена Зеленська']</text:p>
      <text:p text:style-name="P4">
Type: Article</text:p>
      <!--METADATA-->
      <text:p text:style-name="P4">
<draw:frame draw:style-name="fr1" draw:name="Image102" text:anchor-type="as-char" svg:width="6.9236in" svg:height="3.956343in" draw:z-index="0">
<draw:image xlink:href="../Images/yкринформ/2023-06-11T15-28-00-03-00/630_360_1686486340-490.jpg" xlink:type="simple" xlink:show="embed" xlink:actuate="onLoad" draw:mime-type="image/jpeg"/>
</draw:frame>
The united Emirates have allocated $ 4 million for the construction of modern houses equipped with shelters for large foster families and plan to transfer 2.5 thousand notops for students of Chernihiv schools.</text:p>
      <text:p text:style-name="P4">
This was reported by President's wife Olena Zelensk in <text:a xlink:type="simple" xlink:href="http://t.me/FirstLadyOfUkraine/3371" text:style-name="Internet_20_link" text:visited-style-name="Visited_20_Internet_20_Link">
telegram</text:a>
After a joint visit to the climate and the environment of the UAE Mariam Almhayri, one of such buildings, Ukrinform reports.</text:p>
      <text:p text:style-name="P4">
"You'll have a house!" - It is necessary to see the eyes of the pupils of great foster families(so -called DBST)and their named parents at this point. For example, families, where Oksana and Vyacheslav's parents take care of eight-friendly and five children. They had to leave the house in Kryvyi Rosicureres a constant shelling, but already at the end of 2023 the family would come into a new one. Launched these emotions of families together with Mariam Almhayri <text:span text:style-name="T4">
, </text:span>
, ** by the Ministry of Climate and Environment of the UAE, who was on a visit to Ukraine, - Ajesame, thanks to her country, the erection of these homes became possible!", - said Lady.</text:p>
      <text:p text:style-name="P4">
Zelenskaya said that during her visit to <text:a xlink:type="simple" xlink:href="https://www.ukrinform.ua/tag-oae" text:style-name="Internet_20_link" text:visited-style-name="Visited_20_Internet_20_Link">
UAE</text:a>
She informed Almhayry about the drama of large foster families. Thus, according to her, at least 55 such families have been lost as a result of the Russian invasion of a total of 550 children.</text:p>
      <text:p text:style-name="P4">
"At that time, the UAE government allocated $ 4 million for the construction of ergonomic, modern buildings, equipped with shelters, for large foster families within the framework of the" address of childhood "from the Foundation of Elena Zelenskaya," - emphasized the wife of the head.</text:p>
      <text:p text:style-name="P4">
She thanked UAE Muhammad Bin Zaida Al Nagayana and the whole government for the support of Ukrainian families and children.</text:p>
      <text:p text:style-name="P4">
At the same time, the first lady told the UAE ministers about other projects of her Fundament, including the development of a project to equip shelters for the schools for the school and purchase laptops for distance education.</text:p>
      <text:p text:style-name="P4">
So, she said, the Foundation has already provided 38 856 teachers.</text:p>
      <text:p text:style-name="P4">
"She was glad to hear that the UAE would join here - 2500 notes for students would come soon," Zelenska announced.</text:p>
      <text:p text:style-name="P4">
Video: <text:a xlink:type="simple" xlink:href="https://t.me/FirstLadyOfUkraine/3372" text:style-name="Internet_20_link" text:visited-style-name="Visited_20_Internet_20_Link">
Elena Zelenska/Telegram</text:a>
</text:p>
      <text:p text:style-name="P4">
"It is important for us that every child grows up in the family. Thanks to the" address "and providing large families, we not only return the housing to return Russian rockets, but also encourage families to learn more about different family forms of education so that each child has a family" , - the first lady said.</text:p>
      <text:p text:style-name="P4">
"Only with our friends will we overcome what the aggressor has done. And we do it," she said.</text:p>
      <text:p text:style-name="P4">
*!(https://www.ukrinform.ua/rubric-polytics/3721324-v-ofisi-prezidenta-obgovorili-z-delegacieu-oae-problemu-obhodu-rosieu-miznarodnih-sankcij.html)As it was reported, President Volodymyr Zelenskyy <text:a xlink:type="simple" xlink:href="https://www.ukrinform.ua/rubric-polytics/3721244-zelenskij-zustrivsa-z-ministrom-oae-z-pitan-klimatu-j-dovkilla.html" text:style-name="Internet_20_link" text:visited-style-name="Visited_20_Internet_20_Link">
discussed</text:a>
With the Minister for Changes and Environment of the United Arab Emirates, the head of international affairs under the UAE President Mariam Almhayry, the consequences of Russian environmental crimes in Ukraine.</text:p>
      <text:p text:style-name="P4">
News Source: <text:a xlink:type="simple" xlink:href="https://www.ukrinform.ua/rubric-society/3721368-oae-nadali-4-miljoni-na-zvedenna-budinkiv-dla-prijomnih-rodin.html" text:style-name="Internet_20_link" text:visited-style-name="Visited_20_Internet_20_Link">
https://www.ukrinform.ua/rubric-society/3721368-oae-nadali-4-miljoni-na-zvedenna-budinkiv-dla-prijomnih-rodin.html</text:a>
</text:p>
      <!--NEWS-->
      <text:h text:style-name="P10" text:outline-level="1">
<text:span text:style-name="T4">
UNESCO funds the restoration of the church of all the saints built by Mazepa</text:span>
</text:h>
      <text:p text:style-name="P4">
Authors: Ukrinform (Person)</text:p>
      <text:p text:style-name="P4">
Publisher: Укринформ (Organization)</text:p>
      <text:p text:style-name="P4">
Published Time: 2023-06-11T15:35:00+03:00</text:p>
      <text:p text:style-name="P4">
Modified Time: 2023-06-11T15:35:00+03:00</text:p>
      <text:p text:style-name="P4">
Description: On the initiative of the MCIP and with the support of UNESCO, the Church of the Kiev-Pechersk Lavra will be restored. Mazepa Museum in the Onufrievsky Tower will also be created. - Ukrinform.</text:p>
      <text:p text:style-name="P4">
Images: ['<text:a xlink:type="simple" xlink:href="https://static.ukrinform.com/photos/2023_06/thumb_files/630_360_1686486751-140.jpg" text:style-name="Internet_20_link" text:visited-style-name="Visited_20_Internet_20_Link">
630_360_16864...</text:a>
', '<text:a xlink:type="simple" xlink:href="https://static.ukrinform.com/photos/2023_06/1686477627-4159.jpeg" text:style-name="Internet_20_link" text:visited-style-name="Visited_20_Internet_20_Link">
1686477627-41...</text:a>
']</text:p>
      <text:p text:style-name="P4">
Tags: ['Церква', 'ЮНЕСКО', 'Мазепа', 'МКІП ']</text:p>
      <text:p text:style-name="P4">
Type: Article</text:p>
      <!--METADATA-->
      <text:p text:style-name="P4">
<draw:frame draw:style-name="fr1" draw:name="Image103" text:anchor-type="as-char" svg:width="6.9236in" svg:height="3.956343in" draw:z-index="0">
<draw:image xlink:href="../Images/yкринформ/2023-06-11T15-35-00-03-00/630_360_1686486751-140.jpg" xlink:type="simple" xlink:show="embed" xlink:actuate="onLoad" draw:mime-type="image/jpeg"/>
</draw:frame>
The MKIP and with the support of UNESCO will be restored by all the Holy Church in the composition of the Kiev-Pechersk Lavra. The Mazepa Museum of the Vonufrievsky Tower will also be created.</text:p>
      <text:p text:style-name="P4">
The Minister of Culture and Information Policy Oleksandr Tkachenko reported this during the accomplishment of a prayer service for Hetman Ivan Mazepa, held by the Ultrasound Church of the Kiev-Pechersk Lavra.</text:p>
      <text:p text:style-name="P4">
<draw:frame draw:style-name="fr1" draw:name="Image104" text:anchor-type="as-char" svg:width="6.9236in" svg:height="4.615733in" draw:z-index="0">
<draw:image xlink:href="../Images/yкринформ/2023-06-11T15-35-00-03-00/1686477627-4159.jpeg" xlink:type="simple" xlink:show="embed" xlink:actuate="onLoad" draw:mime-type="image/jpeg"/>
</draw:frame>
"Due to help <text:a xlink:type="simple" xlink:href="https://www.ukrinform.ua/tag-unesko" text:style-name="Internet_20_link" text:visited-style-name="Visited_20_Internet_20_Link">
UNESCO</text:a>
Today, we will make the beginning of the creation of the project of restoration works of all the Holy Church, as well as the beginning of works on the creation of the Mazepin Museum. At the time of the war, this is important because we continue to work on preserving our Ukrainian heritage taivanize the memory of the Great Hetman, who also made an extremely great survey in preserving the Ukrainian heritage, " - said the head of the MKIP.</text:p>
      <text:p text:style-name="P4">
According to the Deputy Director General for Scientific Work of the NZ "Kyiv-Pechersk Lavra" Konstantin Kryny, restoration provides internal pelvic work. In particular, they should restore the foundation that suffers the cutting, as well as the moisture overlap, causing paint inside the church, especially in the winter. Kryani also noted that they should restore the unique murals of the late 17th century.</text:p>
      <text:p text:style-name="P4">
"The last restoration took place in the 1970s. More than 10 years ago, this church was accumulated for visitors because of their unsatisfactory condition," the scientist said.</text:p>
      <text:p text:style-name="P4">
Tkachenko informed that the 3D scanning of the structure is now taking place, the project will be created in the future, and then work will begin. Ukrainian and French specialists will be restored to the restoration. According to the minister, the project will be funded by UNESCO.</text:p>
      <text:p text:style-name="P4">
"Ukraine today has several objects that are on the UNESCO Worldwide List, one of which is all the Holy Church. We are very pleased to assist Ukraine in the process of conservation and restoration of this object," the UNESCO representative of the UNESCO Cyara Bardesky office.</text:p>
      <text:p text:style-name="P4">
</text:p>
      <text:p text:style-name="P4">
<text:span text:style-name="T4">
 Read also: </text:span>
 <text:a xlink:type="simple" xlink:href="https://www.ukrinform.ua/rubric-culture/3716647-unesko-vidilae-15-miljona-na-cifrovizaciu-kulturnoi-spadsini-ukraini.html" text:style-name="Internet_20_link" text:visited-style-name="Visited_20_Internet_20_Link">
<text:span text:style-name="T4">
 UNESCO </text:span>
 allocates $ 1.5 million on digitalization of the cultural heritage of Ukraine</text:a>
Also within the event, the MKIP head noted that a museum in honor of the hetman will be organized in the Onufrievsky Tower, built by Mazepa. In particular, it will contain unique artifacts, transferred to the family of the figure and Mazepauzerkvi himself - the Gospel of 1636 and 1707, the engraving of Ivan Migur "Triumph 1697. All these exhibits were presented on Sunday in the church of all.</text:p>
      <text:p text:style-name="P4">
As reported <text:a xlink:type="simple" xlink:href="https://www.ukrinform.ua/rubric-society/3721212-u-kievopecerskij-lavri-vperse-pomolilisa-za-upokij-ivana-mazepi.html" text:style-name="Internet_20_link" text:visited-style-name="Visited_20_Internet_20_Link">
Ukrinform</text:a>
, in all the Holy Church of the Lavra, a prayer service was held for the first time Ivanamazepa, whom the Russian church exposed to anathema.</text:p>
      <text:p text:style-name="P4">
<text:span text:style-name="T5">
Foto: Cyril Chubotin</text:span>
</text:p>
      <text:p text:style-name="P4">
News Source: <text:a xlink:type="simple" xlink:href="https://www.ukrinform.ua/rubric-culture/3721370-unesko-profinansue-restavraciu-cerkvi-vsih-svatih-aku-zbuduvav-mazepa.html" text:style-name="Internet_20_link" text:visited-style-name="Visited_20_Internet_20_Link">
https://www.ukrinform.ua/rubric-culture/3721370-unesko-profinansue-restavraciu-cerkvi-vsih-svatih-aku-zbuduvav-mazepa.html</text:a>
</text:p>
      <!--NEWS-->
      <text:h text:style-name="P10" text:outline-level="1">
<text:span text:style-name="T4">
Kakhovka reservoir has already shaken by 70%</text:span>
</text:h>
      <text:p text:style-name="P4">
Authors: Ukrinform (Person)</text:p>
      <text:p text:style-name="P4">
Publisher: Укринформ (Organization)</text:p>
      <text:p text:style-name="P4">
Published Time: 2023-06-11T15:39:00+03:00</text:p>
      <text:p text:style-name="P4">
Modified Time: 2023-06-11T15:39:00+03:00</text:p>
      <text:p text:style-name="P4">
Description: As of the morning of June 11, the Kakhovka reservoir lost almost 15 cubic meters. km of water, which is 70% of its volume. - Ukrinform.</text:p>
      <text:p text:style-name="P4">
Images: ['<text:a xlink:type="simple" xlink:href="https://static.ukrinform.com/photos/2023_06/thumb_files/630_360_1686382723-593.jpg" text:style-name="Internet_20_link" text:visited-style-name="Visited_20_Internet_20_Link">
630_360_16863...</text:a>
']</text:p>
      <text:p text:style-name="P4">
Tags: ['Теракт', 'Міндовкілля', 'Війна з Росією', 'Каховське водосховище']</text:p>
      <text:p text:style-name="P4">
Type: Article</text:p>
      <!--METADATA-->
      <text:p text:style-name="P4">
<draw:frame draw:style-name="fr1" draw:name="Image110" text:anchor-type="as-char" svg:width="6.9236in" svg:height="3.956343in" draw:z-index="0">
<draw:image xlink:href="../Images/yкринформ/2023-06-11T15-39-00-03-00/630_360_1686382723-593.jpg" xlink:type="simple" xlink:show="embed" xlink:actuate="onLoad" draw:mime-type="image/jpeg"/>
</draw:frame>
The state of the member of June 11, the Kakhovka reservoir lost almost 15 cubic meters. km of water, accounting for 70% of its volume.</text:p>
      <text:p text:style-name="P4">
This was reported by the Ministry of Environmental Protection and Natural Resources of Ukraine <text:a xlink:type="simple" xlink:href="http://t.me/mindovkillia/1110" text:style-name="Internet_20_link" text:visited-style-name="Visited_20_Internet_20_Link">
Telegram</text:a>
, reports Ukrinform.</text:p>
      <text:p text:style-name="P4">
“As of the morning, 70% or 13.95 cubic meters were lost from the Kakhovka hydroelectric power station from the reservoir. km of water, ”the message reads.</text:p>
      <text:p text:style-name="P4">
At the same time, experts record a decrease in water levels in the Dnieper below the destroyed GP of the Kakhovka hydroelectric power station. Thus, at Kherson mark it decreased by almost 1.5 m.</text:p>
      <text:p text:style-name="P4">
<text:span text:style-name="T4">
 Read also: </text:span>
 [Black Sea as a result of the exploration(https://www.ukrinform.ua/rubric-regions/3721307-corne-more-vnaslidok-pidrivu-rosianami-kahovskoi-ges-pocalo-oprisnuvatis-ekologi.html)In the area of Natnodniprovsky Natural Park, the water went down 20 cm, compared to evening indicators.</text:p>
      <text:p text:style-name="P4">
Also, the water area at the Kamyansk Sich National Park is also ground - by more than 7 meters.</text:p>
      <text:p text:style-name="P4">
According to the results of laboratory studies conducted by specialists of the State Ecological Inspectorate and the State Agency, in Dniprovsk water and water, R. Ingulets, the content of petroleum products does not exceed the maximum permissible concentrations.</text:p>
      <text:p text:style-name="P4">
The ministry emphasizes that environmental inspectors continue to fix and to deduct all the damage caused to the environment due to a terrorist attack <text:a xlink:type="simple" xlink:href="https://www.ukrinform.ua/tag-rosia" text:style-name="Internet_20_link" text:visited-style-name="Visited_20_Internet_20_Link">
Russia</text:a>
on Kakhovsk hydroelectric power station.</text:p>
      <text:p text:style-name="P4">
<text:span text:style-name="T4">
 Read also: </text:span>
 <text:a xlink:type="simple" xlink:href="https://www.ukrinform.ua/rubric-regions/3720898-piski-po-dnu-kahovskogo-vodoshovisa.html" text:style-name="Internet_20_link" text:visited-style-name="Visited_20_Internet_20_Link">
<text:span text:style-name="T4">
 on foot </text:span>
 by <text:span text:style-name="T4">
 bottom </text:span>
 Kakhovsky reservoir</text:a>
It was reported that the water level in the Kakhovsky reservoir in the Nikopolistan area at 12:00 on June 11 from 8:00 decreased by 18 cm and is 9.17 m.</text:p>
      <text:p text:style-name="P4">
News Source: <text:a xlink:type="simple" xlink:href="https://www.ukrinform.ua/rubric-regions/3721373-kahovske-vodoshovise-vze-obmililo-na-70.html" text:style-name="Internet_20_link" text:visited-style-name="Visited_20_Internet_20_Link">
https://www.ukrinform.ua/rubric-regions/3721373-kahovske-vodoshovise-vze-obmililo-na-70.html</text:a>
</text:p>
      <!--NEWS-->
      <text:h text:style-name="P10" text:outline-level="1">
<text:span text:style-name="T4">
Hondura opened the embassy in the PRC after breaking relations with Taiwan</text:span>
</text:h>
      <text:p text:style-name="P4">
Authors: Ukrinform (Person)</text:p>
      <text:p text:style-name="P4">
Publisher: Укринформ (Organization)</text:p>
      <text:p text:style-name="P4">
Published Time: 2023-06-11T15:43:08+03:00</text:p>
      <text:p text:style-name="P4">
Modified Time: 2023-06-11T15:43:08+03:00</text:p>
      <text:p text:style-name="P4">
Description: Honduras opened an embassy in China today after a country from Central America has severed diplomatic relations with Taiwan early this year. - Ukrinform.</text:p>
      <text:p text:style-name="P4">
Images: ['<text:a xlink:type="simple" xlink:href="https://static.ukrinform.com/photos/2023_06/thumb_files/630_360_1686487299-872.jpg" text:style-name="Internet_20_link" text:visited-style-name="Visited_20_Internet_20_Link">
630_360_16864...</text:a>
']</text:p>
      <text:p text:style-name="P4">
Tags: ['Гондурас', 'Китай', 'Посольство', 'Тайвань']</text:p>
      <text:p text:style-name="P4">
Type: Article</text:p>
      <!--METADATA-->
      <text:p text:style-name="P4">
<draw:frame draw:style-name="fr1" draw:name="Image111" text:anchor-type="as-char" svg:width="6.9236in" svg:height="3.956343in" draw:z-index="0">
<draw:image xlink:href="../Images/yкринформ/2023-06-11T15-43-08-03-00/630_360_1686487299-872.jpg" xlink:type="simple" xlink:show="embed" xlink:actuate="onLoad" draw:mime-type="image/jpeg"/>
</draw:frame>
Honduras has opened an embassy in China after the country from Central Amelics has broken diplomatic relations with Taiwan early this year.</text:p>
      <text:p text:style-name="P4">
According to Ukrinform, the agency [Reuters] reports it(http://www.reuters.com/world/honduras-opens-embassy-china-after-cutting-ties-taiwan-2023-06-11/)with reference to local media.</text:p>
      <text:p text:style-name="P4">
The Embassy in Beijing was opened by foreign ministers of the two countries.</text:p>
      <text:p text:style-name="P4">
Honduras President Xiomara Castro is currently in <text:a xlink:type="simple" xlink:href="https://www.ukrinform.ua/tag-kitaj" text:style-name="Internet_20_link" text:visited-style-name="Visited_20_Internet_20_Link">
China</text:a>
On a state visit, during which he intends to meet his Chinese colleague, Xi Jinping.</text:p>
      <text:p text:style-name="P4">
This visit means the beginning of a new era in diplomatic relations between two -makers, says Reuters.</text:p>
      <text:p text:style-name="P4">
*!(https://www.ukrinform.ua/rubric-world/3702968-u-paragvai-na-viborah-prezidenta-peremig-protajvanskij-kandidat.html)As it was reported, on June 6 the Chinese People's Republic is officially <text:a xlink:type="simple" xlink:href="https://www.ukrinform.ua/rubric-world/3718759-kitaj-vidkriv-posolstvo-v-gondurasi.html" text:style-name="Internet_20_link" text:visited-style-name="Visited_20_Internet_20_Link">
Opening Diplomatic Representation</text:a>
in the Republic of Honduras, with which she established diplomatic relations on March 26.</text:p>
      <text:p text:style-name="P4">
In March, the Republic of Honduras has severed diplomatic relations with Taiwan the same month <text:a xlink:type="simple" xlink:href="https://www.ukrinform.ua/rubric-world/3687493-kitaj-i-gonduras-vstanovili-diplomaticni-vidnosini.html" text:style-name="Internet_20_link" text:visited-style-name="Visited_20_Internet_20_Link">
established diplomatic relations with the PRC</text:a>
</text:p>
      <text:p text:style-name="P4">
News Source: <text:a xlink:type="simple" xlink:href="https://www.ukrinform.ua/rubric-world/3721376-gonduras-vidkriv-posolstvo-v-knr-pisla-rozrivu-vidnosin-iz-tajvanem.html" text:style-name="Internet_20_link" text:visited-style-name="Visited_20_Internet_20_Link">
https://www.ukrinform.ua/rubric-world/3721376-gonduras-vidkriv-posolstvo-v-knr-pisla-rozrivu-vidnosin-iz-tajvanem.html</text:a>
</text:p>
      <!--NEWS-->
      <text:h text:style-name="P10" text:outline-level="1">
<text:span text:style-name="T4">
The International Union of Skating has continued the removal of Russians and Belarus from competitions</text:span>
</text:h>
      <text:p text:style-name="P4">
Authors: Ukrinform (Person)</text:p>
      <text:p text:style-name="P4">
Publisher: Укринформ (Organization)</text:p>
      <text:p text:style-name="P4">
Published Time: 2023-06-11T15:44:25+03:00</text:p>
      <text:p text:style-name="P4">
Modified Time: 2023-06-11T15:44:25+03:00</text:p>
      <text:p text:style-name="P4">
Description: The International Union of Skating (ISU) left the removal of Russians and Belarus from participating in competitions under its auspices. - Ukrinform.</text:p>
      <text:p text:style-name="P4">
Images: ['<text:a xlink:type="simple" xlink:href="https://static.ukrinform.com/photos/2023_06/thumb_files/630_360_1686487357-357.jpg" text:style-name="Internet_20_link" text:visited-style-name="Visited_20_Internet_20_Link">
630_360_16864...</text:a>
']</text:p>
      <text:p text:style-name="P4">
Tags: ['фігурне катання']</text:p>
      <text:p text:style-name="P4">
Type: Article</text:p>
      <!--METADATA-->
      <text:p text:style-name="P4">
<draw:frame draw:style-name="fr1" draw:name="Image112" text:anchor-type="as-char" svg:width="6.9236in" svg:height="3.956343in" draw:z-index="0">
<draw:image xlink:href="../Images/yкринформ/2023-06-11T15-44-25-03-00/630_360_1686487357-357.jpg" xlink:type="simple" xlink:show="embed" xlink:actuate="onLoad" draw:mime-type="image/jpeg"/>
</draw:frame>
The International Skating Union(ISU)He left in the force of removal of the Russians of the Ibilorus from participation in competitions under his auspices.</text:p>
      <text:p text:style-name="P4">
This was reported on the official <text:a xlink:type="simple" xlink:href="https://www.isu.org/isu-news/news/145-news/14614-isu-statement-ioc-recommendations-of-march-28-2023" text:style-name="Internet_20_link" text:visited-style-name="Visited_20_Internet_20_Link">
site</text:a>
ISU, reports Ukrinform.</text:p>
      <text:p text:style-name="P4">
“The ISU Council met on June 9-11, 2023 and discussed the recommendations of the Olympic Committee of March 28, 2023 for international federations on the participation of athletes with Russian or Belarussian passports. The ISU Council has decided to study the potential ways of implementation of IOC recommendations. The Council will continue to monitor the situation in Ukraine and its impact activity of ISU, as well as the decisions and their implementation within the framework of the framework. Meanwhile, previous decisions remain in force, ”the message said.</text:p>
      <text:p text:style-name="P4">
They also emphasized that they would study the opportunity to return to the competitions of the representatives of the Russian Federation and the RB.</text:p>
      <text:p text:style-name="P4">
It has been reported that the IOC recently published recommendations for international federations on the gradual admission of Russians and Belarus to international unatteral status competitions without national symbols. The Committee plans to take separately on this issue a little later.</text:p>
      <text:p text:style-name="P4">
<text:span text:style-name="T4">
 Read also: </text:span>
 [Sailing Championship of Ukraine for the first(https://www.ukrinform.ua/rubric-sports/3721120-cempionat-ukraini-z-vitrilnogo-sportu-vperse-vidbuvsa-na-lvivsini.html)As reported by Ukrinform, the Cabinet of Ministers has decided that Ukrainian athletes will compete at international tournaments, which will be presented with athletes of Irrigation and Belarus.</text:p>
      <text:p text:style-name="P4">
Photo: Getty Images</text:p>
      <text:p text:style-name="P4">
News Source: <text:a xlink:type="simple" xlink:href="https://www.ukrinform.ua/rubric-sports/3721377-miznarodnij-souz-kovzanariv-prodovziv-vidstoronenna-rosian-i-bilorusiv-vid-zmagan.html" text:style-name="Internet_20_link" text:visited-style-name="Visited_20_Internet_20_Link">
https://www.ukrinform.ua/rubric-sports/3721377-miznarodnij-souz-kovzanariv-prodovziv-vidstoronenna-rosian-i-bilorusiv-vid-zmagan.html</text:a>
</text:p>
      <!--NEWS-->
      <text:h text:style-name="P10" text:outline-level="1">
<text:span text:style-name="T4">
In Lviv, almost 40 settlements have been disconnected due to bad weather</text:span>
</text:h>
      <text:p text:style-name="P4">
Authors: Ukrinform (Person)</text:p>
      <text:p text:style-name="P4">
Publisher: Укринформ (Organization)</text:p>
      <text:p text:style-name="P4">
Published Time: 2023-06-11T15:51:58+03:00</text:p>
      <text:p text:style-name="P4">
Modified Time: 2023-06-11T15:51:58+03:00</text:p>
      <text:p text:style-name="P4">
Description: In the Lviv region, 39 settlements remained due to bad weather without power supply. - Ukrinform.</text:p>
      <text:p text:style-name="P4">
Images: ['<text:a xlink:type="simple" xlink:href="https://static.ukrinform.com/photos/2023_06/thumb_files/630_360_1686487791-564.jpg" text:style-name="Internet_20_link" text:visited-style-name="Visited_20_Internet_20_Link">
630_360_16864...</text:a>
']</text:p>
      <text:p text:style-name="P4">
Tags: ['Електроенергія', 'Львівщина', 'Негода']</text:p>
      <text:p text:style-name="P4">
Type: Article</text:p>
      <!--METADATA-->
      <text:p text:style-name="P4">
<draw:frame draw:style-name="fr1" draw:name="Image113" text:anchor-type="as-char" svg:width="6.9236in" svg:height="3.956343in" draw:z-index="0">
<draw:image xlink:href="../Images/yкринформ/2023-06-11T15-51-58-03-00/630_360_1686487791-564.jpg" xlink:type="simple" xlink:show="embed" xlink:actuate="onLoad" draw:mime-type="image/jpeg"/>
</draw:frame>
In the Ulvee region, due to bad weather without electricity, 39 inhabited donations remained.</text:p>
      <text:p text:style-name="P4">
This was reported by Lviv Ova in <text:a xlink:type="simple" xlink:href="https://t.me/people_of_action/17197" text:style-name="Internet_20_link" text:visited-style-name="Visited_20_Internet_20_Link">
telegram</text:a>
, reports Ukrinform.</text:p>
      <text:p text:style-name="P4">
“In connection with the adverse weather conditions, 39 settlements remain at this hour. Of these, 16 populated dots are completely and 23 partially, ”the post reads.</text:p>
      <text:p text:style-name="P4">
It is noted that in the Drohobych community, through the gusts of wind, eight settlements are partially narrowed and one is completely de -energized.</text:p>
      <text:p text:style-name="P4">
In Zhovkva community, six and fully - three settlements are partially deactivated.</text:p>
      <text:p text:style-name="P4">
Two settlements are completely deactivated in Skole, Radekhiv Tasambir communities.</text:p>
      <text:p text:style-name="P4">
<text:span text:style-name="T4">
 Read also: </text:span>
 <text:a xlink:type="simple" xlink:href="https://www.ukrinform.ua/rubric-regions/3721004-v-ukraini-zavtra-dositime-podekudi-grozi-ta-grad.html" text:style-name="Internet_20_link" text:visited-style-name="Visited_20_Internet_20_Link">
in Ukraine on Sunday it will rain - somewhere <text:span text:style-name="T4">
 thunderstorms </text:span>
 and hail</text:a>
Partial defect in Starosambir, Sambir, Skole, Boryslav, Yavoriv communities.</text:p>
      <text:p text:style-name="P4">
Ova noted that the recovery <text:a xlink:type="simple" xlink:href="https://www.ukrinform.ua/tag-elektroenergia" text:style-name="Internet_20_link" text:visited-style-name="Visited_20_Internet_20_Link">
power supply</text:a>
In Lviv region there are 24 Brigades of PJSC “Lvivoblenergo” consisting of 103 people.</text:p>
      <text:p text:style-name="P4">
It was reported that in the Lviv region, two districts - Drohobych and Striysky - were injured in the drainage and spread of mountain rings.</text:p>
      <text:p text:style-name="P4">
News Source: <text:a xlink:type="simple" xlink:href="https://www.ukrinform.ua/rubric-regions/3721379-na-lvivsini-cerez-negodu-znestrumleno-majze-40-naselenih-punktiv.html" text:style-name="Internet_20_link" text:visited-style-name="Visited_20_Internet_20_Link">
https://www.ukrinform.ua/rubric-regions/3721379-na-lvivsini-cerez-negodu-znestrumleno-majze-40-naselenih-punktiv.html</text:a>
</text:p>
      <!--NEWS-->
      <text:h text:style-name="P10" text:outline-level="1">
<text:span text:style-name="T4">
In the Chernihiv region opened the movement of a repaired bridge</text:span>
</text:h>
      <text:p text:style-name="P4">
Authors: Ukrinform (Person)</text:p>
      <text:p text:style-name="P4">
Publisher: Укринформ (Organization)</text:p>
      <text:p text:style-name="P4">
Published Time: 2023-06-11T15:56:00+03:00</text:p>
      <text:p text:style-name="P4">
Modified Time: 2023-06-11T15:56:00+03:00</text:p>
      <text:p text:style-name="P4">
Description: The movement of both parties to the overhauled bridge on the road of Kiev - Chernihiv - Novi Yarilovichi was opened. - Ukrinform.</text:p>
      <text:p text:style-name="P4">
Images: ['<text:a xlink:type="simple" xlink:href="https://static.ukrinform.com/photos/2017_06/thumb_files/630_360_1498574848-5781.jpg" text:style-name="Internet_20_link" text:visited-style-name="Visited_20_Internet_20_Link">
630_360_14985...</text:a>
']</text:p>
      <text:p text:style-name="P4">
Tags: ['Міст', 'Ремонт', 'Відбудова', 'Відновлення України']</text:p>
      <text:p text:style-name="P4">
Type: Article</text:p>
      <!--METADATA-->
      <text:p text:style-name="P4">
<draw:frame draw:style-name="fr1" draw:name="Image114" text:anchor-type="as-char" svg:width="6.9236in" svg:height="3.956343in" draw:z-index="0">
<draw:image xlink:href="../Images/yкринформ/2023-06-11T15-56-00-03-00/630_360_1498574848-5781.jpg" xlink:type="simple" xlink:show="embed" xlink:actuate="onLoad" draw:mime-type="image/jpeg"/>
</draw:frame>
Opening by both parties of the overhauled bridge on the Kiev -Chernihiv road - Novi Yarilovichi.</text:p>
      <text:p text:style-name="P4">
This was reported by the press service of the Ministry of Community Development, Territories of Tainfrastructure of Ukraine in <text:a xlink:type="simple" xlink:href="https://www.facebook.com/watch/" text:style-name="Internet_20_link" text:visited-style-name="Visited_20_Internet_20_Link">
Facebook</text:a>
, reports Ukrinform.</text:p>
      <text:p text:style-name="P4">
“On June 9, the movement of both parties of the overhauled bridge by the M -01 Kyiv - Chernihiv - Novi Yarilovichi was opened. Now for the passage open the strip -it will unload transport flows around Chernihiv, ” -goes in the message.</text:p>
      <text:p text:style-name="P4">
*!(https://www.ukrinform.ua/rubric-economy/3720672-vidnovlenna-kahovskoi-ges-ta-suputni-roboti-kostuvatimut-orientovno-2-milardi-smigal.html)According to Viceremier-Minister for the Recovery of Ukraine-Minister of Development of Communities, Territories and Infrastructure Alexander Kubrakov, the reconstruction of the bridge was set in a short time. Overhaul began at the end of the last year. Damaged structures were dismantled, new supports were installed, asphalt pavement was laid, and approaches to the bridge were repaired.</text:p>
      <text:p text:style-name="P4">
This bridge has become the fifth restored overpass in <text:a xlink:type="simple" xlink:href="https://www.ukrinform.ua/tag-cernigivsina" text:style-name="Internet_20_link" text:visited-style-name="Visited_20_Internet_20_Link">
Chernihiv region</text:a>
. In general, the Ministry of Unomy of Restoration rebuilt 41 cities last year and five overpasses of Uzhets. Currently, there are 25 more bridges in Kyiv, Zhytomyr, Kharkiv, Kherson and Mykolaiv regions, which are planned to be completed by the end of the year.</text:p>
      <text:p text:style-name="P4">
<text:span text:style-name="T4">
 Read also: </text:span>
 <text:a xlink:type="simple" xlink:href="https://www.ukrinform.ua/rubric-vidbudova/3720491-ukraina-prezentuvala-banku-rozvitku-radi-evropi-persocergovi-plani-vidbudovi.html" text:style-name="Internet_20_link" text:visited-style-name="Visited_20_Internet_20_Link">
Ukraine presented the Council of Europe Development Bank <text:span text:style-name="T4">
 Reconstruction </text:span>
</text:a>
As it was reported, the bridge on the road <text:a xlink:type="simple" xlink:href="https://www.ukrinform.ua/tag-kiiv" text:style-name="Internet_20_link" text:visited-style-name="Visited_20_Internet_20_Link">
Kiev</text:a>
\ - Chernihiv - Novi Yarilovichi was destroyed in early 2022. The post -excavation of the Chernihiv region was restored by the bridge.</text:p>
      <text:p text:style-name="P4">
_ Photo illustrative_</text:p>
      <text:p text:style-name="P4">
News Source: <text:a xlink:type="simple" xlink:href="https://www.ukrinform.ua/rubric-vidbudova/3721381-na-cernigivsini-vidkrili-ruh-vidremontovanim-mostom.html" text:style-name="Internet_20_link" text:visited-style-name="Visited_20_Internet_20_Link">
https://www.ukrinform.ua/rubric-vidbudova/3721381-na-cernigivsini-vidkrili-ruh-vidremontovanim-mostom.html</text:a>
</text:p>
      <!--NEWS-->
      <text:h text:style-name="P10" text:outline-level="1">
<text:span text:style-name="T4">
The European Commission has canceled the ban on imports of 12 groups of goods from Ukraine - Stephanyshyn</text:span>
</text:h>
      <text:p text:style-name="P4">
Authors: Ukrinform (Person)</text:p>
      <text:p text:style-name="P4">
Publisher: Укринформ (Organization)</text:p>
      <text:p text:style-name="P4">
Published Time: 2023-06-11T15:57:00+03:00</text:p>
      <text:p text:style-name="P4">
Modified Time: 2023-06-11T22:57:00+03:00</text:p>
      <text:p text:style-name="P4">
Description: On June 5, the European Commission continued its restrictions on import of six types of Ukrainian agro-products, canceling the prohibition on the import of other 11-12 groups of goods. - Ukrinform.</text:p>
      <text:p text:style-name="P4">
Images: ['<text:a xlink:type="simple" xlink:href="https://static.ukrinform.com/photos/2023_02/thumb_files/630_360_1675362971-164.jpg" text:style-name="Internet_20_link" text:visited-style-name="Visited_20_Internet_20_Link">
630_360_16753...</text:a>
']</text:p>
      <text:p text:style-name="P4">
Tags: ['Економіка', 'Єврокомісія', 'Імпорт', 'Стефанішина', 'Агропродукція']</text:p>
      <text:p text:style-name="P4">
Type: Article</text:p>
      <!--METADATA-->
      <text:p text:style-name="P4">
<draw:frame draw:style-name="fr1" draw:name="Image115" text:anchor-type="as-char" svg:width="6.9236in" svg:height="3.956343in" draw:z-index="0">
<draw:image xlink:href="../Images/yкринформ/2023-06-11T15-57-00-03-00/630_360_1675362971-164.jpg" xlink:type="simple" xlink:show="embed" xlink:actuate="onLoad" draw:mime-type="image/jpeg"/>
</draw:frame>
On June 5, the European Commission continued its restrictions on import of six types of Ukrainian agricultural products, abolishing instead a ban on the import of other 11-12 groups of goods.</text:p>
      <text:p text:style-name="P4">
This was reported by Viceremier-Minister on European Taiuro-Atlantic Integration of Ukraine Olga Stephanyshyn, Ukrinform reports to "<text:a xlink:type="simple" xlink:href="https://suspilne.media/504220-stefanisina-evrokomisia-dosluhalas-do-ukraini-z-privodu-zaboroni-importu-agroprodukcii/" text:style-name="Internet_20_link" text:visited-style-name="Visited_20_Internet_20_Link">
Public</text:a>
".</text:p>
      <text:p text:style-name="P4">
"We believe that the European Commission listened to us on June 5, when the restrictions were continued, they were extended only for six types of products and abolished against other 11 or 12 products," - Vialalastfanishina.</text:p>
      <text:p text:style-name="P4">
<text:span text:style-name="T4">
 Read also: </text:span>
 <text:span text:style-name="T4">
 <text:a xlink:type="simple" xlink:href="https://www.ukrinform.ua/rubric-economy/3721353-polski-agrarii-pripinili-blokuvanna-kordonu-z-ukrainou.html" text:style-name="Internet_20_link" text:visited-style-name="Visited_20_Internet_20_Link">
Polish agrarians stopped blocking the border with the Ukraine</text:a>
</text:span>
</text:p>
      <text:p text:style-name="P4">
She noted that at the Polish-Ukrainian border today has stopped physical bloom and Ukraine will be able to transport products through Poland to other countries.</text:p>
      <text:p text:style-name="P4">
Stephanyshina noted that in the next week a meeting of a coordination platform is expected, which will resolve all issues with the transit and expert of Ukrainian products and with the abolition of these prohibitions and issues of compensation for losses.</text:p>
      <text:p text:style-name="P4">
She stressed that the losses from the import of imports were hundreds of millions of fever.</text:p>
      <text:p text:style-name="P4">
"This is a long period of time, given that the additional restrictions imposed by September, these are hundreds of millions of euros that have lost our companies, the additional income we have lacked, and, accordingly, the consequences that have been unlawful for unlawful prohibitions," Olga said Stephanishin.</text:p>
      <text:p text:style-name="P4">
<text:span text:style-name="T4">
 Read also: </text:span>
 <text:span text:style-name="T4">
 <text:a xlink:type="simple" xlink:href="https://www.ukrinform.ua/rubric-economy/3720101-ukraina-u-lutomu-bula-najbilsim-postacalnikom-agrarnoi-produkcii-do-es.html" text:style-name="Internet_20_link" text:visited-style-name="Visited_20_Internet_20_Link">
Ukraine in February was the largest supplier of agrarian products to the EU</text:a>
</text:span>
</text:p>
      <text:p text:style-name="P4">
On June 5, the European Commission continued its restriction on import of Ukrainian agricultural products until September 15, 2023. _ <text:span text:style-name="T4">
 <text:a xlink:type="simple" xlink:href="https://www.ukrinform.ua/rubric-economy/3718722-teper-oficijno-es-prodovziv-diu-obmezen-na-agroimport-z-ukraini-do-seredini-veresna.html" text:style-name="Internet_20_link" text:visited-style-name="Visited_20_Internet_20_Link">
Restriction will be concerned</text:a>
</text:span>
 _ Imports, corn, rapeseed and sunflower seeds from Ukraine.</text:p>
      <text:p text:style-name="P4">
News Source: <text:a xlink:type="simple" xlink:href="https://www.ukrinform.ua/rubric-economy/3721524-evrokomisia-skasuvala-zaboronu-na-import-12-grup-tovariv-z-ukraini-stefanisina.html" text:style-name="Internet_20_link" text:visited-style-name="Visited_20_Internet_20_Link">
https://www.ukrinform.ua/rubric-economy/3721524-evrokomisia-skasuvala-zaboronu-na-import-12-grup-tovariv-z-ukraini-stefanisina.html</text:a>
</text:p>
      <!--NEWS-->
      <text:h text:style-name="P10" text:outline-level="1">
<text:span text:style-name="T4">
Meaningless and murderous for Ukraine and Europe: Podolyak about negotiations with the current Moscow regime</text:span>
</text:h>
      <text:p text:style-name="P4">
Authors: Ukrinform (Person)</text:p>
      <text:p text:style-name="P4">
Publisher: Укринформ (Organization)</text:p>
      <text:p text:style-name="P4">
Published Time: 2023-06-11T16:08:38+03:00</text:p>
      <text:p text:style-name="P4">
Modified Time: 2023-06-11T16:08:38+03:00</text:p>
      <text:p text:style-name="P4">
Description: The adviser to the head of the Presidential Office Mikhail Podolyak stated that any negotiation with the current Moscow regime is not currently impossible. - Ukrinform.</text:p>
      <text:p text:style-name="P4">
Images: ['<text:a xlink:type="simple" xlink:href="https://static.ukrinform.com/photos/2022_11/thumb_files/630_360_1669378255-230.jpg" text:style-name="Internet_20_link" text:visited-style-name="Visited_20_Internet_20_Link">
630_360_16693...</text:a>
']</text:p>
      <text:p text:style-name="P4">
Tags: ['Переговори', 'Подоляк', 'Війна з Росією']</text:p>
      <text:p text:style-name="P4">
Type: Article</text:p>
      <!--METADATA-->
      <text:p text:style-name="P4">
<draw:frame draw:style-name="fr1" draw:name="Image116" text:anchor-type="as-char" svg:width="6.9236in" svg:height="3.956343in" draw:z-index="0">
<draw:image xlink:href="../Images/yкринформ/2023-06-11T16-08-38-03-00/630_360_1669378255-230.jpg" xlink:type="simple" xlink:show="embed" xlink:actuate="onLoad" draw:mime-type="image/jpeg"/>
</draw:frame>
The Advisor to the Presidential Office of Ukraine Mikhail Podolyak stated that any cordonic process with the current Moscow regime is not currently impossible.</text:p>
      <text:p text:style-name="P4">
He wrote about it in <text:a xlink:type="simple" xlink:href="https://twitter.com/Podolyak_M/status/1667848007499300864" text:style-name="Internet_20_link" text:visited-style-name="Visited_20_Internet_20_Link">
Twitter</text:a>
, reports Ukrinform.</text:p>
      <text:p text:style-name="P4">
"Any negotiation process with the current Moscow regime is impossible. It is pointless, dangerous and murderous-for Ukraine, for Europe, for international right ... There is no" Russian "or Indonesian or Brazilian, or African" for this purpose. foundations, ”Podolyak is convinced.</text:p>
      <text:p text:style-name="P4">
He stressed that "the aggressor should get out of the other territory, finalizing its own army and the reputation of the country to be afraid."</text:p>
      <text:p text:style-name="P4">
As reported by Ukrinform, President of Ukraine Volodymyr Zelenskyy on June 3 <text:a xlink:type="simple" xlink:href="https://www.youtube.com/watch" text:style-name="Internet_20_link" text:visited-style-name="Visited_20_Internet_20_Link">
Wintervia Latin American media</text:a>
stated: if Russia is athanding the epiclomatic direction then "they should go out(From the territory of Ukraine - ed.)Without waiting for us to die many people and we will push them out. "</text:p>
      <text:p text:style-name="P4">
*!(https://www.ukrinform.ua/rubric-polytics/3720605-ponad-20-krain-vibrali-punkti-formuli-miru-aki-gotovi-koordinuvati-abo-buti-spivgolovami-op.html)At the same time, the Head of State stressed that when we squeeze Russian troops of a significant territory, it will no longer make sense to negotiate with Russia. "What to talk about with them? What is the point of talking about? What they did, no one is ready for dialogue with them, "said <text:a xlink:type="simple" xlink:href="https://www.ukrinform.ua/tag-zelenskij" text:style-name="Internet_20_link" text:visited-style-name="Visited_20_Internet_20_Link">
Zelensky</text:a>
 .</text:p>
      <text:p text:style-name="P4">
News Source: <text:a xlink:type="simple" xlink:href="https://www.ukrinform.ua/rubric-polytics/3721387-bezgluzdo-i-vbivco-dla-ukraini-i-evropi-podolak-pro-peregovori-z-ninisnim-moskovskim-rezimom.html" text:style-name="Internet_20_link" text:visited-style-name="Visited_20_Internet_20_Link">
https://www.ukrinform.ua/rubric-polytics/3721387-bezgluzdo-i-vbivco-dla-ukraini-i-evropi-podolak-pro-peregovori-z-ninisnim-moskovskim-rezimom.html</text:a>
</text:p>
      <!--NEWS-->
      <text:h text:style-name="P10" text:outline-level="1">
<text:span text:style-name="T4">
In the Hague, relatives of the dead MH17 flight staged a protest action opposite the Russian Embassy</text:span>
</text:h>
      <text:p text:style-name="P4">
Authors: Ukrinform (Person)</text:p>
      <text:p text:style-name="P4">
Publisher: Укринформ (Organization)</text:p>
      <text:p text:style-name="P4">
Published Time: 2023-06-11T16:20:00+03:00</text:p>
      <text:p text:style-name="P4">
Modified Time: 2023-06-11T16:20:00+03:00</text:p>
      <text:p text:style-name="P4">
Description: In Hague, relatives of the dead plane MH17 staged a protest. - Ukrinform.</text:p>
      <text:p text:style-name="P4">
Images: ['<text:a xlink:type="simple" xlink:href="https://static.ukrinform.com/photos/2023_06/thumb_files/630_360_1686489669-615.jpeg" text:style-name="Internet_20_link" text:visited-style-name="Visited_20_Internet_20_Link">
630_360_16864...</text:a>
']</text:p>
      <text:p text:style-name="P4">
Tags: ['Гаага', 'MH17', 'Протест', 'Акція']</text:p>
      <text:p text:style-name="P4">
Type: Article</text:p>
      <!--METADATA-->
      <text:p text:style-name="P4">
<draw:frame draw:style-name="fr1" draw:name="Image117" text:anchor-type="as-char" svg:width="6.9236in" svg:height="3.956343in" draw:z-index="0">
<draw:image xlink:href="../Images/yкринформ/2023-06-11T16-20-00-03-00/630_360_1686489669-615.jpeg" xlink:type="simple" xlink:show="embed" xlink:actuate="onLoad" draw:mime-type="image/jpeg"/>
</draw:frame>
The MH17 flight has staged a protest.</text:p>
      <text:p text:style-name="P4">
According to the Ukrinform correspondent in the Hague, in front of the Embassy of the Russian Hague, they put 298 white chairs that symbolize the victims of the MMH17 tragedy.</text:p>
      <text:p text:style-name="P4">
Among the dead on board <text:a xlink:type="simple" xlink:href="https://www.ukrinform.ua/tag-litak" text:style-name="Internet_20_link" text:visited-style-name="Visited_20_Internet_20_Link">
aircraft</text:a>
There were 196 citizens of the Netherlands.</text:p>
      <text:p text:style-name="P4">
In addition to the relatives of the dead, simple passers -by joined the action. A moment of silence, all those present honored the memory of the dead.</text:p>
      <text:p text:style-name="P4">
As reported by Ukrinform, joint investigative group(JIT)In the investigation into the MH17 flight, in July 2014, in the sky over Donetsk region, it was “there are significant signs that the President of Russia has made decisions on supplying heavy weapons to DNR fighters.</text:p>
      <text:p text:style-name="P4">
JIT also emphasized that MH17 knocked the Russian beech.</text:p>
      <text:p text:style-name="P4">
During the Press Conference on February 8, 2023, journalists were presented with audio files in which the Russians say that all decisions on the supply of "beech" are made by the suction of Ukraine, that is, Putin, as well as Putin and Igor Plotnitsky's audio.</text:p>
      <text:p text:style-name="P4">
<text:span text:style-name="T4">
 Read also: </text:span>
 [Russia in the UN International Court of Justice rejects evidence that <text:span text:style-name="T4">
 MH17 </text:span>
 knocked it down "(https://www.ukrinform.ua/rubric-polytics/3720138-rosia-v-miznarodnomu-sudi-oon-vidkidae-dokazi-togo-so-mh17-zbiv-ii-buk.html)Joint investigative group(JIT)She reported that, despite the fact that multi -displayed information was revealed before the MH17 flight plane was beaten, the evidence is not specific enough to lead to new court prosecution.</text:p>
      <text:p text:style-name="P4">
The Passenger Boeing-777 "Malaysian Airlines", which operated the flight of MH17 Zamterdam to Kuala Lumpur, suffered a catastrophe in the temporarily occupied units of the region on July 17, 2014. On board the liner were 283 passengers of 15 crew members, all of them were killed.</text:p>
      <text:p text:style-name="P4">
News Source: <text:a xlink:type="simple" xlink:href="https://www.ukrinform.ua/rubric-world/3721389-u-gaazi-rodici-zagiblih-rejsu-mh17-vlastuvali-akciu-protestu-navproti-rosijskogo-posolstva.html" text:style-name="Internet_20_link" text:visited-style-name="Visited_20_Internet_20_Link">
https://www.ukrinform.ua/rubric-world/3721389-u-gaazi-rodici-zagiblih-rejsu-mh17-vlastuvali-akciu-protestu-navproti-rosijskogo-posolstva.html</text:a>
</text:p>
      <!--NEWS-->
      <text:h text:style-name="P10" text:outline-level="1">
<text:span text:style-name="T4">
There was a shooting in Houston's parking lot - six wounded</text:span>
</text:h>
      <text:p text:style-name="P4">
Authors: Ukrinform (Person)</text:p>
      <text:p text:style-name="P4">
Publisher: Укринформ (Organization)</text:p>
      <text:p text:style-name="P4">
Published Time: 2023-06-11T16:26:00+03:00</text:p>
      <text:p text:style-name="P4">
Modified Time: 2023-06-11T16:26:00+03:00</text:p>
      <text:p text:style-name="P4">
Description: Police in Houston, Shhtat Texas (USA), reports that six people were injured after someone opened a shooting on a crowded park near the club in the city in the morning on Sunday. - Ukrinform.</text:p>
      <text:p text:style-name="P4">
Images: ['<text:a xlink:type="simple" xlink:href="https://static.ukrinform.com/photos/2019_08/thumb_files/630_360_1565003595-957.jpg" text:style-name="Internet_20_link" text:visited-style-name="Visited_20_Internet_20_Link">
630_360_15650...</text:a>
']</text:p>
      <text:p text:style-name="P4">
Tags: ['Поранені', 'США', 'Стрілянина']</text:p>
      <text:p text:style-name="P4">
Type: Article</text:p>
      <!--METADATA-->
      <text:p text:style-name="P4">
<draw:frame draw:style-name="fr1" draw:name="Image119" text:anchor-type="as-char" svg:width="6.9236in" svg:height="3.956343in" draw:z-index="0">
<draw:image xlink:href="../Images/yкринформ/2023-06-11T16-26-00-03-00/630_360_1565003595-957.jpg" xlink:type="simple" xlink:show="embed" xlink:actuate="onLoad" draw:mime-type="image/jpeg"/>
</draw:frame>
Uhuseton Police, Texas(USA), reports that six people were injured after someone opened the shooting on a crowded parking lot near Klubuv city in the morning on Sunday.</text:p>
      <text:p text:style-name="P4">
As Ukrinform reports, it reports <text:a xlink:type="simple" xlink:href="https://apnews.com/article/houston-shooting-police-club-parking-lot-7e00d802be71c9e9385b6cb79079f90e" text:style-name="Internet_20_link" text:visited-style-name="Visited_20_Internet_20_Link">
AP</text:a>
.</text:p>
      <text:p text:style-name="P4">
The head of the local police Troy Finner said the officers found six people with firearms <text:a xlink:type="simple" xlink:href="https://www.ukrinform.ua/tag-poraneni" text:style-name="Internet_20_link" text:visited-style-name="Visited_20_Internet_20_Link">
wounded</text:a>
The afternoon at the club, when the events moved to the parking lot.</text:p>
      <text:p text:style-name="P4">
Finner reported that one of the six victims was in a critical state of emergency operated. The other five victims received lightweight.</text:p>
      <text:p text:style-name="P4">
No suspect in this case has been detained.</text:p>
      <text:p text:style-name="P4">
<text:span text:style-name="T4">
 Read also: </text:span>
 <text:a xlink:type="simple" xlink:href="https://www.ukrinform.ua/rubric-world/3715229-u-stati-numeksiko-stalasa-strilanina-pid-cas-motoprobigu-troe-zagiblih.html" text:style-name="Internet_20_link" text:visited-style-name="Visited_20_Internet_20_Link">
in the state of New Mexico occurred <text:span text:style-name="T4">
 shooting </text:span>
 during the mototoprobag-three dead</text:a>
As reported <text:a xlink:type="simple" xlink:href="https://www.ukrinform.ua/rubric-world/3716141-u-gollivudi-stalasa-strilanina-na-plaznij-nabereznij-devatero-poranenih.html" text:style-name="Internet_20_link" text:visited-style-name="Visited_20_Internet_20_Link">
Ukrinform</text:a>
, in Hollywood, Florida(USA), nine people got the injury due to the shooting that occurred on the beach waterfront.</text:p>
      <text:p text:style-name="P4">
News Source: <text:a xlink:type="simple" xlink:href="https://www.ukrinform.ua/rubric-world/3721391-na-avtostoanci-u-hustoni-stalasa-strilanina-sestero-poranenih.html" text:style-name="Internet_20_link" text:visited-style-name="Visited_20_Internet_20_Link">
https://www.ukrinform.ua/rubric-world/3721391-na-avtostoanci-u-hustoni-stalasa-strilanina-sestero-poranenih.html</text:a>
</text:p>
      <!--NEWS-->
      <text:h text:style-name="P10" text:outline-level="1">
<text:span text:style-name="T4">
Minus 60 centimeters per day: in Kherson region - a steady tendency to reduce water levels</text:span>
</text:h>
      <text:p text:style-name="P4">
Authors: Ukrinform (Person)</text:p>
      <text:p text:style-name="P4">
Publisher: Укринформ (Organization)</text:p>
      <text:p text:style-name="P4">
Published Time: 2023-06-11T16:27:01+03:00</text:p>
      <text:p text:style-name="P4">
Modified Time: 2023-06-11T16:27:01+03:00</text:p>
      <text:p text:style-name="P4">
Description: In the Kherson region there is a steady tendency to reduce water levels. - Ukrinform.</text:p>
      <text:p text:style-name="P4">
Images: ['<text:a xlink:type="simple" xlink:href="https://static.ukrinform.com/photos/2023_06/thumb_files/630_360_1686489903-574.jpg" text:style-name="Internet_20_link" text:visited-style-name="Visited_20_Internet_20_Link">
630_360_16864...</text:a>
']</text:p>
      <text:p text:style-name="P4">
Tags: ['Херсонщина', 'Вода', 'Каховське водосховище', 'Підтоплення']</text:p>
      <text:p text:style-name="P4">
Type: Article</text:p>
      <!--METADATA-->
      <text:p text:style-name="P4">
<draw:frame draw:style-name="fr1" draw:name="Image120" text:anchor-type="as-char" svg:width="6.9236in" svg:height="3.956343in" draw:z-index="0">
<draw:image xlink:href="../Images/yкринформ/2023-06-11T16-27-01-03-00/630_360_1686489903-574.jpg" xlink:type="simple" xlink:show="embed" xlink:actuate="onLoad" draw:mime-type="image/jpeg"/>
</draw:frame>
The Uherson region has a steady tendency to reduce water levels.</text:p>
      <text:p text:style-name="P4">
According to Ukrinform, the State Emergency Service reports in <text:a xlink:type="simple" xlink:href="https://t.me/dsns_telegram/17516" text:style-name="Internet_20_link" text:visited-style-name="Visited_20_Internet_20_Link">
telegram</text:a>
.</text:p>
      <text:p text:style-name="P4">
“From the moment of peak flooding - the morning of June 8, there is now a decrease in level <text:a xlink:type="simple" xlink:href="https://www.ukrinform.ua/tag-voda" text:style-name="Internet_20_link" text:visited-style-name="Visited_20_Internet_20_Link">
water</text:a>
For one and a half meters. We look at the tendency to reduce - almost 60 cm per day, ” - said the Department of Organization of Civil Protection of the SES of Ukraine Vitovetsky.</text:p>
      <text:p text:style-name="P4">
Currently, 46 settlements in the Kherson region remain flooded. Cepede 3 800 households. 760 rescuers of the SES and more than 170 various sapery technique were involved in the elimination of the consequences of the enemy underwriting hydroelectric power station.</text:p>
      <text:p text:style-name="P4">
“As of today, given the decrease in water levels, rescuers have worked out applications for assistance to citizens. In total, there were more than a thousand. The locations that were risky were included in the SES specialists or other services involved in the operations, ”Vitovetsky emphasized.</text:p>
      <text:p text:style-name="P4">
<text:span text:style-name="T4">
 Read also: </text:span>
 <text:a xlink:type="simple" xlink:href="https://www.ukrinform.ua/rubric-regions/3721373-kahovske-vodoshovise-vze-obmililo-na-70.html" text:style-name="Internet_20_link" text:visited-style-name="Visited_20_Internet_20_Link">
Kakhovske <text:span text:style-name="T4">
 reservoir </text:span>
 already shallowed by 70%</text:a>
As reported by Ukrinform, the Russian troops of the Russian(https://www.ukrinform.ua/rubric-other_news/3720776-pidriv-rosianami-kahovskoi-ges-usi-novini.html). Rescue work and evacuation of the population from the flood sites are ongoing in the Kherson region. Particularly difficult is the situation -on the temporarily captured territories, where the invaders left people without any help.</text:p>
      <text:p text:style-name="P4">
News Source: <text:a xlink:type="simple" xlink:href="https://www.ukrinform.ua/rubric-regions/3721392-minus-60-santimetriv-za-dobu-na-hersonsini-stijka-tendencia-do-znizenna-rivna-vodi.html" text:style-name="Internet_20_link" text:visited-style-name="Visited_20_Internet_20_Link">
https://www.ukrinform.ua/rubric-regions/3721392-minus-60-santimetriv-za-dobu-na-hersonsini-stijka-tendencia-do-znizenna-rivna-vodi.html</text:a>
</text:p>
      <!--NEWS-->
      <text:h text:style-name="P10" text:outline-level="1">
<text:span text:style-name="T4">
Russia declares that the Armed Forces attacked the marine drones of the Azovsky ship</text:span>
</text:h>
      <text:p text:style-name="P4">
Authors: Ukrinform (Person)</text:p>
      <text:p text:style-name="P4">
Publisher: Укринформ (Organization)</text:p>
      <text:p text:style-name="P4">
Published Time: 2023-06-11T16:30:00+03:00</text:p>
      <text:p text:style-name="P4">
Modified Time: 2023-06-11T16:30:00+03:00</text:p>
      <text:p text:style-name="P4">
Description: The Ministry of Defense of Russia stated that on the night of June 11, the Armed Forces attacked the Russian reconnaissance ship "Azov" with the help of six sea drones. - Ukrinform.</text:p>
      <text:p text:style-name="P4">
Images: ['<text:a xlink:type="simple" xlink:href="https://static.ukrinform.com/photos/2023_06/thumb_files/630_360_1686490224-281.jpeg" text:style-name="Internet_20_link" text:visited-style-name="Visited_20_Internet_20_Link">
630_360_16864...</text:a>
']</text:p>
      <text:p text:style-name="P4">
Tags: ['Безпілотник', ' Чорне море', 'Росія', 'Корабель']</text:p>
      <text:p text:style-name="P4">
Type: Article</text:p>
      <!--METADATA-->
      <text:p text:style-name="P4">
<draw:frame draw:style-name="fr1" draw:name="Image121" text:anchor-type="as-char" svg:width="6.9236in" svg:height="3.956343in" draw:z-index="0">
<draw:image xlink:href="../Images/yкринформ/2023-06-11T16-30-00-03-00/630_360_1686490224-281.jpeg" xlink:type="simple" xlink:show="embed" xlink:actuate="onLoad" draw:mime-type="image/jpeg"/>
</draw:frame>
The Ministry of Defense of Russia stated that on the night against June 11, the Armed Forces of the Armed Forces attacking the Russian reconnaissance ship "Azov" with the help of six marine non -staff.</text:p>
      <text:p text:style-name="P4">
According to Ukrinform, this is reported in <text:a xlink:type="simple" xlink:href="http://t.me/mod_russia/27312" text:style-name="Internet_20_link" text:visited-style-name="Visited_20_Internet_20_Link">
telegram channel</text:a>
Office.</text:p>
      <text:p text:style-name="P4">
According to the Ministry of Defense of the Russian Federation, the ship did not receive damage, all the drones were laid out by fire from standard weapons.</text:p>
      <text:p text:style-name="P4">
<text:span text:style-name="T4">
 Read also: </text:span>
 <text:a xlink:type="simple" xlink:href="https://www.ukrinform.ua/rubric-ato/3720988-na-odesini-osobovij-sklad-katera-vms-znisiv-tri-droni-shahed.html" text:style-name="Internet_20_link" text:visited-style-name="Visited_20_Internet_20_Link">
in Odesa region the personnel of the Navy boat destroyed three droneshahed</text:a>
It is stated that the attack occurred 300 kilometers from Sevastopol, the Ship Ship of the Turkish Purtage and the Blue Stream.</text:p>
      <text:p text:style-name="P4">
In addition, the Russian military agency states that during the attack of the Armored Space of the Black Sea led the reconnaissance American strategic intelligence <text:a xlink:type="simple" xlink:href="https://www.ukrinform.ua/tag-bezpilotnik" text:style-name="Internet_20_link" text:visited-style-name="Visited_20_Internet_20_Link">
drone</text:a>
RQ-4BGLOBAL HAWK.</text:p>
      <text:p text:style-name="P4">
<text:span text:style-name="T4">
 Read also: </text:span>
 <text:a xlink:type="simple" xlink:href="https://www.ukrinform.ua/rubric-ato/3674266-neizpapa-dla-bezpeki-u-cornomu-mori-ukraini-potribni-raketi-velikoi-dalnosti.html" text:style-name="Internet_20_link" text:visited-style-name="Visited_20_Internet_20_Link">
her Zhpapa: for safety in the Black Sea Ukraine requires long -range gangs</text:a>
As it was reported, on May 24, the Ministry of Defense of the Russian Federation stated that the attacks of three marine non -peculiarities were suffered by the Ivan Hurs ship.</text:p>
      <text:p text:style-name="P4">
News Source: <text:a xlink:type="simple" xlink:href="https://www.ukrinform.ua/rubric-ato/3721394-rosia-zaavlae-so-zsu-atakuvali-morskimi-bezpilotnikami-korabel-priazova.html" text:style-name="Internet_20_link" text:visited-style-name="Visited_20_Internet_20_Link">
https://www.ukrinform.ua/rubric-ato/3721394-rosia-zaavlae-so-zsu-atakuvali-morskimi-bezpilotnikami-korabel-priazova.html</text:a>
</text:p>
      <!--NEWS-->
      <text:h text:style-name="P10" text:outline-level="1">
<text:span text:style-name="T4">
Powerful showers caused flooding in Ankara</text:span>
</text:h>
      <text:p text:style-name="P4">
Authors: Ukrinform (Person)</text:p>
      <text:p text:style-name="P4">
Publisher: Укринформ (Organization)</text:p>
      <text:p text:style-name="P4">
Published Time: 2023-06-11T16:30:39+03:00</text:p>
      <text:p text:style-name="P4">
Modified Time: 2023-06-11T16:30:39+03:00</text:p>
      <text:p text:style-name="P4">
Description: Some areas of the Turkish capital have become "lakes" due to heavy rains that took place on Sunday afternoon. - Ukrinform.</text:p>
      <text:p text:style-name="P4">
Images: ['<text:a xlink:type="simple" xlink:href="https://static.ukrinform.com/photos/2023_06/thumb_files/630_360_1686489945-735.jpg" text:style-name="Internet_20_link" text:visited-style-name="Visited_20_Internet_20_Link">
630_360_16864...</text:a>
']</text:p>
      <text:p text:style-name="P4">
Tags: ['Дощ', 'Анкара', 'Затоплення']</text:p>
      <text:p text:style-name="P4">
Type: Article</text:p>
      <!--METADATA-->
      <text:p text:style-name="P4">
<draw:frame draw:style-name="fr1" draw:name="Image122" text:anchor-type="as-char" svg:width="6.9236in" svg:height="3.956343in" draw:z-index="0">
<draw:image xlink:href="../Images/yкринформ/2023-06-11T16-30-39-03-00/630_360_1686489945-735.jpg" xlink:type="simple" xlink:show="embed" xlink:actuate="onLoad" draw:mime-type="image/jpeg"/>
</draw:frame>
The individuals of the Turkish capital turned into "lakes" due to heavy rains that took place on Sunday afternoon.</text:p>
      <text:p text:style-name="P4">
About it reports Ukrinform with reference to <text:a xlink:type="simple" xlink:href="http://www.trthaber.com/haber/turkiye/ankarada-saganak-sele-donustu-ev-ve-is-yerlerini-su-basti-araclar-suya-gomuldu-774052.html" text:style-name="Internet_20_link" text:visited-style-name="Visited_20_Internet_20_Link">
TT Haber</text:a>
.</text:p>
      <text:p text:style-name="P4">
"The buildings and jobs were filled with water, streets and avenues were transformed into lakes, the vehicles were immersed in the water," the Telekanal reports.</text:p>
      <text:p text:style-name="Quotations">

<text:p text:style-name="P4">
BaşKentte öğle Saatlerinde Başanak Cadde Ve VE Sokaklarda Su&gt;
 Baskınlarına Neden Oldu. <text:a xlink:type="simple" xlink:href="https://t.co/08L3Job2mX" text:style-name="Internet_20_link" text:visited-style-name="Visited_20_Internet_20_Link">
pic.twitter.com/08l3job2mx&gt;
</text:a>
&gt;
&gt;
 - TRT News(@trthaber)<text:a xlink:type="simple" xlink:href="https://twitter.com/trthaber/status/1667871227065532416" text:style-name="Internet_20_link" text:visited-style-name="Visited_20_Internet_20_Link">
 June 11, 2023&gt;
 </text:a>
</text:p>

</text:p>
      <text:p text:style-name="P4">
Rescuers continue to assist those citizens who were harvested with large water in their cars.</text:p>
      <text:p text:style-name="Quotations">

<text:p text:style-name="P4">
Araçlar Suya Gömüldü, Vatandaşlar Göle Dönen Caddelerde Zor Anlar Yaşadı ...&gt;
 <text:a xlink:type="simple" xlink:href="https://t.co/HIgKVLcOBf" text:style-name="Internet_20_link" text:visited-style-name="Visited_20_Internet_20_Link">
https://t.co/higkvlcobf</text:a>
<text:a xlink:type="simple" xlink:href="https://t.co/7fIW1aZCAm" text:style-name="Internet_20_link" text:visited-style-name="Visited_20_Internet_20_Link">
&gt;
 pic.twitter.com/7fIW1aZCAm </text:a>
&gt;
&gt;
 - TRT News(@trthaber)<text:a xlink:type="simple" xlink:href="https://twitter.com/trthaber/status/1667883647175729154" text:style-name="Internet_20_link" text:visited-style-name="Visited_20_Internet_20_Link">
 June 11, 2023&gt;
 </text:a>
Meteorologists warned Ankara residents of heavy rainfall, the threat of floods and the subsequent flooding of residential buildings and workplaces.</text:p>

</text:p>
      <text:p text:style-name="P4">
<text:span text:style-name="T4">
 Read also: </text:span>
 <text:a xlink:type="simple" xlink:href="https://www.ukrinform.ua/rubric-world/3720825-pavodki-u-irani-zabrali-sonajmense-sim-zittiv.html" text:style-name="Internet_20_link" text:visited-style-name="Visited_20_Internet_20_Link">
floods in Iran took away at least seven lives</text:a>
At least 15 people were reported, eight more were considered to be disappeared after heavy rains that caused floods and several shifts on Haitiu last weekend.</text:p>
      <text:p text:style-name="P4">
<text:span text:style-name="T5">
Foto: AA</text:span>
</text:p>
      <text:p text:style-name="P4">
News Source: <text:a xlink:type="simple" xlink:href="https://www.ukrinform.ua/rubric-world/3721395-potuzni-zlivi-spricinili-zatoplenna-v-ankari.html" text:style-name="Internet_20_link" text:visited-style-name="Visited_20_Internet_20_Link">
https://www.ukrinform.ua/rubric-world/3721395-potuzni-zlivi-spricinili-zatoplenna-v-ankari.html</text:a>
</text:p>
      <!--NEWS-->
      <text:h text:style-name="P10" text:outline-level="1">
<text:span text:style-name="T4">
On the sea coast of Odessa took two river mines</text:span>
</text:h>
      <text:p text:style-name="P4">
Authors: Ukrinform (Person)</text:p>
      <text:p text:style-name="P4">
Publisher: Укринформ (Organization)</text:p>
      <text:p text:style-name="P4">
Published Time: 2023-06-11T16:43:51+03:00</text:p>
      <text:p text:style-name="P4">
Modified Time: 2023-06-11T16:43:51+03:00</text:p>
      <text:p text:style-name="P4">
Description: In the Odessa region, after the blasting of the Russian troops, the Kakhovska Hydroe Public Hydroelectric Power of the Coast took two anchor river mines. - Ukrinform.</text:p>
      <text:p text:style-name="P4">
Images: ['<text:a xlink:type="simple" xlink:href="https://static.ukrinform.com/photos/2022_07/thumb_files/630_360_1657037494-735.jpg" text:style-name="Internet_20_link" text:visited-style-name="Visited_20_Internet_20_Link">
630_360_16570...</text:a>
']</text:p>
      <text:p text:style-name="P4">
Tags: ['Міна', 'Одещина', 'Теракт', 'Каховська ГЕС', 'Війна з Росією']</text:p>
      <text:p text:style-name="P4">
Type: Article</text:p>
      <!--METADATA-->
      <text:p text:style-name="P4">
<draw:frame draw:style-name="fr1" draw:name="Image124" text:anchor-type="as-char" svg:width="6.9236in" svg:height="3.956343in" draw:z-index="0">
<draw:image xlink:href="../Images/yкринформ/2023-06-11T16-43-51-03-00/630_360_1657037494-735.jpg" xlink:type="simple" xlink:show="embed" xlink:actuate="onLoad" draw:mime-type="image/jpeg"/>
</draw:frame>
In the Odessa region, after the blast by Russian troops, the Dams of the Kakhovka hydroelectric power station on the marine coast, the flow took two anchor river mines.</text:p>
      <text:p text:style-name="P4">
According to Ukrinform, the operational command "South" reported on <text:a xlink:type="simple" xlink:href="http://fb.watch/l5wc0vmxqL/" text:style-name="Internet_20_link" text:visited-style-name="Visited_20_Internet_20_Link">
Facebook</text:a>
.</text:p>
      <text:p text:style-name="P4">
One of the mines was discovered by a resident of the coastal village. The ammunition was in the cuts. The man brought a mine to his own yard, taking it as a gas cylinder.</text:p>
      <text:p text:style-name="P4">
"Fortunately, common sense won and he was ashamed, caused pyrotechnics.(https://www.ukrinform.ua/tag-dsns)competently seized Minui neutralized it, " - said in the command</text:p>
      <text:p text:style-name="P4">
<text:span text:style-name="T4">
 Read also: </text:span>
 <text:a xlink:type="simple" xlink:href="https://www.ukrinform.ua/rubric-regions/3720185-velika-kilkist-min-drejfue-za-tecieu-dnipra-pisla-pidrivu-grebli-kahovskoi-ges-vijskovi.html" text:style-name="Internet_20_link" text:visited-style-name="Visited_20_Internet_20_Link">
a large number of mines drifting along the Dnieper's afternoon of the Driple Dams of Kakhovka Hydroelectric Power Plant - Military</text:a>
Another mine was discovered by the military unit during the observation of the coast. It was found almost 100 kilometers from the previous one. The find was destroyed by the control of the controlled blast.</text:p>
      <text:p text:style-name="P4">
It is emphasized that, according to the tactical and technical characteristics, the anchorric mine contains three kilograms of explosive-TNT.</text:p>
      <text:p text:style-name="P4">
"These cases eloquently testify to the extraordinary danger of the coast of the coast, as well as the inadmissibility of contact with such objects," the OK "South" was agitated.</text:p>
      <text:p text:style-name="P4">
<text:span text:style-name="T4">
 Read also: </text:span>
 <text:a xlink:type="simple" xlink:href="https://www.ukrinform.ua/rubric-regions/3720554-v-odesi-na-uzberezza-vineslo-rosijskij-kater.html" text:style-name="Internet_20_link" text:visited-style-name="Visited_20_Internet_20_Link">
in Odessa on <text:span text:style-name="T4">
 coasts </text:span>
 made a Russian boat</text:a>
As reported by Ukrinform, during the patrol in the Odessa region the border guards record as a result of the exploration(https://www.ukrinform.ua/rubric-regions/3720976-pidriv-grebli-kahovskoi-ges-more-na-odesini-peretvoruetsa-na-smittezvalise.html)and the cemetery of animals. Among the water found in the water - fragmentation, furniture, cars, lubricants, refrigerators.</text:p>
      <text:p text:style-name="P4">
Also, after the dam on the Odessa sea coast from the Kherson region <text:a xlink:type="simple" xlink:href="https://www.ukrinform.ua/rubric-regions/3721363-na-odeske-uzberezza-vinosit-zmij-z-hersonsini.html" text:style-name="Internet_20_link" text:visited-style-name="Visited_20_Internet_20_Link">
makes a snake</text:a>
 .</text:p>
      <text:p text:style-name="P4">
News Source: <text:a xlink:type="simple" xlink:href="https://www.ukrinform.ua/rubric-regions/3721400-na-morske-uzberezza-odesini-vineslo-dvi-rickovi-mini.html" text:style-name="Internet_20_link" text:visited-style-name="Visited_20_Internet_20_Link">
https://www.ukrinform.ua/rubric-regions/3721400-na-morske-uzberezza-odesini-vineslo-dvi-rickovi-mini.html</text:a>
</text:p>
      <!--NEWS-->
      <text:h text:style-name="P10" text:outline-level="1">
<text:span text:style-name="T4">
The situation in flooded oles are critical: the Russians closed the city, there is no light and gas - ova</text:span>
</text:h>
      <text:p text:style-name="P4">
Authors: Ukrinform (Person)</text:p>
      <text:p text:style-name="P4">
Publisher: Укринформ (Organization)</text:p>
      <text:p text:style-name="P4">
Published Time: 2023-06-11T16:54:00+03:00</text:p>
      <text:p text:style-name="P4">
Modified Time: 2023-06-11T16:54:00+03:00</text:p>
      <text:p text:style-name="P4">
Description: Russian invaders closed the city of Oleshko of Kherson region, which flooded through the undermining of the Kakhovka hydroelectric power station. The community has no connection, light and gas supply, evacuation is not actually carried out. - Ukrinform.</text:p>
      <text:p text:style-name="P4">
Images: ['<text:a xlink:type="simple" xlink:href="https://static.ukrinform.com/photos/2023_06/thumb_files/630_360_1686491615-350.jpg" text:style-name="Internet_20_link" text:visited-style-name="Visited_20_Internet_20_Link">
630_360_16864...</text:a>
']</text:p>
      <text:p text:style-name="P4">
Tags: ['Херсонщина', 'Каховська ГЕС', 'Єдині новини', 'Підтоплення', 'Олешки']</text:p>
      <text:p text:style-name="P4">
Type: Article</text:p>
      <!--METADATA-->
      <text:p text:style-name="P4">
<draw:frame draw:style-name="fr1" draw:name="Image125" text:anchor-type="as-char" svg:width="6.9236in" svg:height="3.956343in" draw:z-index="0">
<draw:image xlink:href="../Images/yкринформ/2023-06-11T16-54-00-03-00/630_360_1686491615-350.jpg" xlink:type="simple" xlink:show="embed" xlink:actuate="onLoad" draw:mime-type="image/jpeg"/>
</draw:frame>
The Russian -enchantments closed the city of Oleshki of Kherson region, which flooded through the Podryvkakhov Hydroelectric Power Plant. The community has no connection, light and gas supply, evacuation is not in fact.</text:p>
      <text:p text:style-name="P4">
About it on the air of the nationwide telephone "Unified News" the reporter of Kherson Ova Ova Alexander Proudin, reports Ukrinform.</text:p>
      <text:p text:style-name="P4">
“The situation in the Oleshkov community, as well as on the left bank of the Dnieper, is still -country. The invaders announced some evacuation, but further the words were not baptized - there was no evacuation. Now there is no connection, light, gas in the community. The population is in dire need of drinking <text:a xlink:type="simple" xlink:href="https://www.ukrinform.ua/tag-voda" text:style-name="Internet_20_link" text:visited-style-name="Visited_20_Internet_20_Link">
water</text:a>
And food, ”Proprokudin said.</text:p>
      <text:p text:style-name="P4">
According to him, during the last two days the occupiers have completely closed the city of and so -called quarantine. To the Russian city of Voronezh only citizens who have a Russian passport are evacuated.</text:p>
      <text:p text:style-name="P4">
<text:span text:style-name="T4">
 Read also: </text:span>
 [The military administration declares the critical situation of the Holopristan community to the Voly(https://www.ukrinform.ua/rubric-regions/3721322-vijskova-administracia-zaavlae-pro-kriticnu-situaciu-v-okupovanij-golopristanskij-gromadi.html)According to local doctors, people have already died in the community.</text:p>
      <text:p text:style-name="P4">
"The death of eight people who died as a result of flooding has now been confirmed. This is tested by Oleshkiv doctors," - said the head of the Churchon Ova.</text:p>
      <text:p text:style-name="P4">
He added that on his own, the local authorities were able to evacuate from the left, uncontrolled shore, to the right of more than one hundred people.</text:p>
      <text:p text:style-name="P4">
<text:span text:style-name="T4">
 Read also: </text:span>
 [in the flooded Oleshkiv community, the military is engaged(https://www.ukrinform.ua/rubric-regions/3720946-u-zatoplenij-oleskivskij-gromadi-vijskovi-rf-zajmautsa-maroderstvom-mer.html)As reported by Ukrinform, the Russian troops of the Russian(https://www.ukrinform.ua/rubric-other_news/3720776-pidriv-rosianami-kahovskoi-ges-usi-novini.html). Rescue work and evacuation of the population from the flood sites are ongoing in the Kherson region. Particularly difficult is the situation -on the temporarily captured territories, where the invaders left people without any help.</text:p>
      <text:p text:style-name="P4">
<text:span text:style-name="T5">
Foto: Facebook community of the city of Oleshka</text:span>
</text:p>
      <text:p text:style-name="P4">
News Source: <text:a xlink:type="simple" xlink:href="https://www.ukrinform.ua/rubric-regions/3721402-situacia-v-okupovanih-oleskah-kriticna-rosiani-zakrili-misto-nemae-svitla-i-gazu-ova.html" text:style-name="Internet_20_link" text:visited-style-name="Visited_20_Internet_20_Link">
https://www.ukrinform.ua/rubric-regions/3721402-situacia-v-okupovanih-oleskah-kriticna-rosiani-zakrili-misto-nemae-svitla-i-gazu-ova.html</text:a>
</text:p>
      <!--NEWS-->
      <text:h text:style-name="P10" text:outline-level="1">
<text:span text:style-name="T4">
Roma signed Auar midfielder</text:span>
</text:h>
      <text:p text:style-name="P4">
Authors: Ukrinform (Person)</text:p>
      <text:p text:style-name="P4">
Publisher: Укринформ (Organization)</text:p>
      <text:p text:style-name="P4">
Published Time: 2023-06-11T16:58:06+03:00</text:p>
      <text:p text:style-name="P4">
Modified Time: 2023-06-11T16:58:06+03:00</text:p>
      <text:p text:style-name="P4">
Description: Roma has officially announced the signing of the USSEM midfielder Auar by a free agent. - Ukrinform.</text:p>
      <text:p text:style-name="P4">
Images: ['<text:a xlink:type="simple" xlink:href="https://static.ukrinform.com/photos/2023_06/thumb_files/630_360_1686491729-318.jpg" text:style-name="Internet_20_link" text:visited-style-name="Visited_20_Internet_20_Link">
630_360_16864...</text:a>
']</text:p>
      <text:p text:style-name="P4">
Tags: ['Футбол', 'Рома']</text:p>
      <text:p text:style-name="P4">
Type: Article</text:p>
      <!--METADATA-->
      <text:p text:style-name="P4">
<draw:frame draw:style-name="fr1" draw:name="Image126" text:anchor-type="as-char" svg:width="6.9236in" svg:height="3.956343in" draw:z-index="0">
<draw:image xlink:href="../Images/yкринформ/2023-06-11T16-58-06-03-00/630_360_1686491729-318.jpg" xlink:type="simple" xlink:show="embed" xlink:actuate="onLoad" draw:mime-type="image/jpeg"/>
</draw:frame>
Roma has officially announced the signing of the USSEM midfielder Auar by a free agent.</text:p>
      <text:p text:style-name="P4">
The press service of the Romans reported, Ukrinform reports.</text:p>
      <text:p text:style-name="P4">
The 24-year-old Frenchman left Lyon after the contract has completed.</text:p>
      <text:p text:style-name="P4">
With the Romans, the agreement is calculated for 5 years, the midfielder will perform under the 22nd number.</text:p>
      <text:p text:style-name="P4">
<text:span text:style-name="T4">
 Read also: </text:span>
 <text:a xlink:type="simple" xlink:href="https://www.ukrinform.ua/rubric-sports/3721169-mancester-siti-vigrav-ligu-cempioniv-uefa.html" text:style-name="Internet_20_link" text:visited-style-name="Visited_20_Internet_20_Link">
Manchester City won the UEFA Champions League</text:a>
Auar is a pupil of Lyon. He spent 233 matches as part of the team, scoring 41 voices and 36 assistants.</text:p>
      <text:p text:style-name="P4">
Photo: asroma.com</text:p>
      <text:p text:style-name="P4">
News Source: <text:a xlink:type="simple" xlink:href="https://www.ukrinform.ua/rubric-sports/3721404-roma-pidpisala-pivzahisnika-auara.html" text:style-name="Internet_20_link" text:visited-style-name="Visited_20_Internet_20_Link">
https://www.ukrinform.ua/rubric-sports/3721404-roma-pidpisala-pivzahisnika-auara.html</text:a>
</text:p>
      <!--NEWS-->
      <text:h text:style-name="P10" text:outline-level="1">
<text:span text:style-name="T4">
On the match Germany - Ukraine sold all 35 thousand tickets</text:span>
</text:h>
      <text:p text:style-name="P4">
Authors: Ukrinform (Person)</text:p>
      <text:p text:style-name="P4">
Publisher: Укринформ (Organization)</text:p>
      <text:p text:style-name="P4">
Published Time: 2023-06-11T17:02:00+03:00</text:p>
      <text:p text:style-name="P4">
Modified Time: 2023-06-11T23:02:00+03:00</text:p>
      <text:p text:style-name="P4">
Description: The match will take place on June 12. - Ukrinform.</text:p>
      <text:p text:style-name="P4">
Images: ['<text:a xlink:type="simple" xlink:href="https://static.ukrinform.com/photos/2023_06/thumb_files/630_360_1686512432-673.jpg" text:style-name="Internet_20_link" text:visited-style-name="Visited_20_Internet_20_Link">
630_360_16865...</text:a>
']</text:p>
      <text:p text:style-name="P4">
Tags: ['Футбол', 'Ребров', 'Збірна України']</text:p>
      <text:p text:style-name="P4">
Type: Article</text:p>
      <!--METADATA-->
      <text:p text:style-name="P4">
<draw:frame draw:style-name="fr1" draw:name="Image127" text:anchor-type="as-char" svg:width="6.9236in" svg:height="3.956343in" draw:z-index="0">
<draw:image xlink:href="../Images/yкринформ/2023-06-11T17-02-00-03-00/630_360_1686512432-673.jpg" xlink:type="simple" xlink:show="embed" xlink:actuate="onLoad" draw:mime-type="image/jpeg"/>
</draw:frame>
The match will be reached on June 12.</text:p>
      <text:p text:style-name="P4">
At the control match Germany - Ukraine is expected to be a sell -out: all 35 thousand tickets have been in the match, many Ukrainians will be among the audience, <text:a xlink:type="simple" xlink:href="https://uaf.ua/article/48474" text:style-name="Internet_20_link" text:visited-style-name="Visited_20_Internet_20_Link">
reports</text:a>
UAF press service, Ukrinform reports.</text:p>
      <text:p text:style-name="P4">
Ukraine will play with Germany in Bremen at the Veserstadion stadium tomorrow, June 12. The match starts at 19:00 in Kiev. The broadcast of the match will be conducted Megogo and the public.</text:p>
      <text:p text:style-name="P4">
For the Commissioner of Naynima, the match with Ukraine will become an anniversary, 1000th in history. The profit from the match will go to the German Football Union, which helps people affected by Russian military aggression.</text:p>
      <text:p text:style-name="P4">
<text:span text:style-name="T4">
 Read also: </text:span>
 <text:a xlink:type="simple" xlink:href="https://www.ukrinform.ua/rubric-sports/3721432-rebrov-mi-tut-pokazuemo-so-ukraina-ziva-mi-graemo-u-futbol.html" text:style-name="Internet_20_link" text:visited-style-name="Visited_20_Internet_20_Link">
<text:span text:style-name="T4">
 rib </text:span>
 in: we are here - we show that Ukraine is alive, we play football</text:a>
After the match with Germany, "Blue-yellow" will hold two meetings of the selection of the pre-euro-2024-with Northern Macedonia(June 16)and Malta(June 19th).</text:p>
      <text:p text:style-name="P4">
Фото: uaf.ua</text:p>
      <text:p text:style-name="P4">
News Source: <text:a xlink:type="simple" xlink:href="https://www.ukrinform.ua/rubric-sports/3721523-na-matc-nimeccina-ukraina-prodano-vsi-35-tisac-kvitkiv.html" text:style-name="Internet_20_link" text:visited-style-name="Visited_20_Internet_20_Link">
https://www.ukrinform.ua/rubric-sports/3721523-na-matc-nimeccina-ukraina-prodano-vsi-35-tisac-kvitkiv.html</text:a>
</text:p>
      <!--NEWS-->
      <text:h text:style-name="P10" text:outline-level="1">
<text:span text:style-name="T4">
In defense forces told about the liberation of a graceful</text:span>
</text:h>
      <text:p text:style-name="P4">
Authors: Ukrinform (Person)</text:p>
      <text:p text:style-name="P4">
Publisher: Укринформ (Organization)</text:p>
      <text:p text:style-name="P4">
Published Time: 2023-06-11T17:06:00+03:00</text:p>
      <text:p text:style-name="P4">
Modified Time: 2023-06-11T17:06:00+03:00</text:p>
      <text:p text:style-name="P4">
Description: The Ukrainian army liberated the village of Blessed, located on the border of Donetsk and Zaporizhzhya regions. Six Russian soldiers were captured during the operation. - Ukrinform.</text:p>
      <text:p text:style-name="P4">
Images: ['<text:a xlink:type="simple" xlink:href="https://static.ukrinform.com/photos/2017_07/thumb_files/630_360_1501309518-3516.jpg" text:style-name="Internet_20_link" text:visited-style-name="Visited_20_Internet_20_Link">
630_360_15013...</text:a>
']</text:p>
      <text:p text:style-name="P4">
Tags: ['Донеччина', 'Війна з Росією', 'Єдині новини']</text:p>
      <text:p text:style-name="P4">
Type: Article</text:p>
      <!--METADATA-->
      <text:p text:style-name="P4">
<draw:frame draw:style-name="fr1" draw:name="Image129" text:anchor-type="as-char" svg:width="6.9236in" svg:height="3.956343in" draw:z-index="0">
<draw:image xlink:href="../Images/yкринформ/2023-06-11T17-06-00-03-00/630_360_1501309518-3516.jpg" xlink:type="simple" xlink:show="embed" xlink:actuate="onLoad" draw:mime-type="image/jpeg"/>
</draw:frame>
The Ukrainian army liberated the village of Blessed, located on the border of the Donetsk Tazaposhka regions. In the course of the operation, six Russian -navals were captured.</text:p>
      <text:p text:style-name="P4">
This was reported on the nationwide telephone "Unified News" by the reporter of the Defense Forces of the Tavriysky direction Valery Shershn, Ukrinform reports.</text:p>
      <text:p text:style-name="P4">
“It is with all the responsibility that the author is releasing the village of graceful. The warriors of the 68th Separate Eger Brigade named after Dovbush did this. The operation was successfully conducted in cooperation with the neighboring units of the Tavriya defense forces, ”Shershn said.</text:p>
      <text:p text:style-name="P4">
He stressed that the flag over the fertile was already hung. And it did the fighter of Olympus.</text:p>
      <text:p text:style-name="P4">
Also in the first assault group, which aimed to seize the local <text:a xlink:type="simple" xlink:href="https://www.ukrinform.ua/tag-skola" text:style-name="Internet_20_link" text:visited-style-name="Visited_20_Internet_20_Link">
school</text:a>
, where the enemy arranged a fire point, the deputy commander of the brigade took a personal part, "so to speak, personal for example led people."</text:p>
      <text:p text:style-name="P4">
_ Dudelo: <text:a xlink:type="simple" xlink:href="https://www.facebook.com/watch/" text:style-name="Internet_20_link" text:visited-style-name="Visited_20_Internet_20_Link">
Facebook-page 68 of the Separate Eger Brigade. Oleksa Dovbush</text:a>
_</text:p>
      <text:p text:style-name="P4">
During the operation, six Russian soldiers - two -servicemen and four representatives of the so -called Ministry of Internal Affairs of the DPR were captured.</text:p>
      <text:p text:style-name="P4">
“We see the first results of counter -offensive actions. Local results, buttons have a very motivating effect, ”the Tavriya defense spokesman said.</text:p>
      <text:p text:style-name="P4">
<text:span text:style-name="T4">
 Read also: </text:span>
 <text:a xlink:type="simple" xlink:href="https://www.ukrinform.ua/rubric-ato/3721263-rosiani-peremisuut-najbils-boezdatni-castini-z-hersonskogo-napramku-minoboroni.html" text:style-name="Internet_20_link" text:visited-style-name="Visited_20_Internet_20_Link">
Russians move the most capable parts of the Zherson direction - the Ministry of Defense</text:a>
According to Volodymyr Zelensky, there are certain counter -offensive and defense actions in Ukraine, commanders of all directions are configured.</text:p>
      <text:p text:style-name="P4">
News Source: <text:a xlink:type="simple" xlink:href="https://www.ukrinform.ua/rubric-ato/3721406-u-silah-oboroni-rozpovili-pro-vizvolenna-blagodatnogo.html" text:style-name="Internet_20_link" text:visited-style-name="Visited_20_Internet_20_Link">
https://www.ukrinform.ua/rubric-ato/3721406-u-silah-oboroni-rozpovili-pro-vizvolenna-blagodatnogo.html</text:a>
</text:p>
      <!--NEWS-->
      <text:h text:style-name="P10" text:outline-level="1">
<text:span text:style-name="T4">
In Crimea there was an explosion on the rail - the media</text:span>
</text:h>
      <text:p text:style-name="P4">
Authors: Ukrinform (Person)</text:p>
      <text:p text:style-name="P4">
Publisher: Укринформ (Organization)</text:p>
      <text:p text:style-name="P4">
Published Time: 2023-06-11T17:10:00+03:00</text:p>
      <text:p text:style-name="P4">
Modified Time: 2023-06-11T17:10:00+03:00</text:p>
      <text:p text:style-name="P4">
Description: In the temporarily occupied Crimea there was an explosion on the railway, stopped trains. - Ukrinform.</text:p>
      <text:p text:style-name="P4">
Images: ['<text:a xlink:type="simple" xlink:href="https://static.ukrinform.com/photos/2022_09/thumb_files/630_360_1662409323-352.jpg" text:style-name="Internet_20_link" text:visited-style-name="Visited_20_Internet_20_Link">
630_360_16624...</text:a>
']</text:p>
      <text:p text:style-name="P4">
Tags: ['Окупація Криму', 'Вибух', 'Війна з Росією']</text:p>
      <text:p text:style-name="P4">
Type: Article</text:p>
      <!--METADATA-->
      <text:p text:style-name="P4">
<draw:frame draw:style-name="fr1" draw:name="Image130" text:anchor-type="as-char" svg:width="6.9236in" svg:height="3.956343in" draw:z-index="0">
<draw:image xlink:href="../Images/yкринформ/2023-06-11T17-10-00-03-00/630_360_1662409323-352.jpg" xlink:type="simple" xlink:show="embed" xlink:actuate="onLoad" draw:mime-type="image/jpeg"/>
</draw:frame>
Explosion on the railway occurred in the occupied Crimea, trains stopped.</text:p>
      <text:p text:style-name="P4">
This was reported <text:a xlink:type="simple" xlink:href="https://t.me/bazabazon/18488" text:style-name="Internet_20_link" text:visited-style-name="Visited_20_Internet_20_Link">
Baza telegram channel</text:a>
, reports Ukrinform.</text:p>
      <text:p text:style-name="P4">
“In Crimea - <text:a xlink:type="simple" xlink:href="https://www.ukrinform.ua/tag-vibuh" text:style-name="Internet_20_link" text:visited-style-name="Visited_20_Internet_20_Link">
explosion</text:a>
on railway. According to preliminary data, it happened at about 4pm, when the location was approached by a freight train, ”the post reads.</text:p>
      <text:p text:style-name="P4">
It is noted that the explosion damaged the railway canvas stopped.</text:p>
      <text:p text:style-name="P4">
<text:a xlink:type="simple" xlink:href="https://t.me/currenttime/24546" text:style-name="Internet_20_link" text:visited-style-name="Visited_20_Internet_20_Link">
Telegram-channel "Infanty Time"</text:a>
It specifies that the explosion occurred in the Dzhankoy-Kerch section in the Kirov district of Crimea.</text:p>
      <text:p text:style-name="P4">
<text:span text:style-name="T4">
 Read also: </text:span>
 <text:a xlink:type="simple" xlink:href="https://www.ukrinform.ua/rubric-crimea/3720518-rosiani-planuut-evakuaciu-z-pivnoci-krimu.html" text:style-name="Internet_20_link" text:visited-style-name="Visited_20_Internet_20_Link">
Russians plan to evacuate from the north <text:span text:style-name="T4">
 Crimea </text:span>
</text:a>
As it was reported, on May 18, a temporarily occupied Crimea had a blasting cloth in the Simferopol district.</text:p>
      <text:p text:style-name="P4">
News Source: <text:a xlink:type="simple" xlink:href="https://www.ukrinform.ua/rubric-crimea/3721409-u-krimu-stavsa-vibuh-na-zaliznici-zmi.html" text:style-name="Internet_20_link" text:visited-style-name="Visited_20_Internet_20_Link">
https://www.ukrinform.ua/rubric-crimea/3721409-u-krimu-stavsa-vibuh-na-zaliznici-zmi.html</text:a>
</text:p>
      <!--NEWS-->
      <text:h text:style-name="P10" text:outline-level="1">
<text:span text:style-name="T4">
The male national team of basketball 3x3 went to the semifinals of the selection on the CHE</text:span>
</text:h>
      <text:p text:style-name="P4">
Authors: Ukrinform (Person)</text:p>
      <text:p text:style-name="P4">
Publisher: Укринформ (Organization)</text:p>
      <text:p text:style-name="P4">
Published Time: 2023-06-11T17:12:59+03:00</text:p>
      <text:p text:style-name="P4">
Modified Time: 2023-06-11T17:12:59+03:00</text:p>
      <text:p text:style-name="P4">
Description: The qualifying tournament takes place in the Romanian Constantine. - Ukrinform.</text:p>
      <text:p text:style-name="P4">
Images: ['<text:a xlink:type="simple" xlink:href="https://static.ukrinform.com/photos/2023_06/thumb_files/630_360_1686492695-102.jpg" text:style-name="Internet_20_link" text:visited-style-name="Visited_20_Internet_20_Link">
630_360_16864...</text:a>
']</text:p>
      <text:p text:style-name="P4">
Tags: ['Баскетбол']</text:p>
      <text:p text:style-name="P4">
Type: Article</text:p>
      <!--METADATA-->
      <text:p text:style-name="P4">
<draw:frame draw:style-name="fr1" draw:name="Image131" text:anchor-type="as-char" svg:width="6.9236in" svg:height="3.956343in" draw:z-index="0">
<draw:image xlink:href="../Images/yкринформ/2023-06-11T17-12-59-03-00/630_360_1686492695-102.jpg" xlink:type="simple" xlink:show="embed" xlink:actuate="onLoad" draw:mime-type="image/jpeg"/>
</draw:frame>
The qualifying tournament takes place in the Romanian Constantine.</text:p>
      <text:p text:style-name="P4">
The Men's National Team of Ukraine in Basketball 3x3 has reached the semifinals of the European-2023 Domampionship, which takes place in Romania, <text:a xlink:type="simple" xlink:href="https://fbu.ua/news/cholovcha-zbrna-ukrani-peremogla-spanyu--viyshla-u-pvfnal-vdboru-na-chemponat-vropi-3h3" text:style-name="Internet_20_link" text:visited-style-name="Visited_20_Internet_20_Link">
reports</text:a>
The press service of the Federation of Basketball of Ukraine, reports Ukrinform.</text:p>
      <text:p text:style-name="P4">
Up to 1/4 of the finals, Ukrainians beat Spain. Oleg Bondarenko, who scored 8 points, was the best in the "blue and yellow".</text:p>
      <text:p text:style-name="P4">
Recall that in order to enter the European Championship in the selection tournament it is necessary to attach a place not lower than the third. In the semifinals, Ukrainians will play from the national team. The start of the match is at 18:15 Kyiv time.</text:p>
      <text:p text:style-name="P4">
On the first day of the competition the men's national team beat Germany(16:12)Tiataly(18:10). «Синьо-жовті» посіли перше місце у групі В.</text:p>
      <text:p text:style-name="P4">
<text:span text:style-name="T4">
Читайте також:</text:span>
 <text:a xlink:type="simple" xlink:href="https://www.ukrinform.ua/rubric-sports/3720958-zbirni-ukraini-z-basketbolu-3h3-z-peremog-startuvali-u-vidbori-evro.html" text:style-name="Internet_20_link" text:visited-style-name="Visited_20_Internet_20_Link">
 Збірні України з <text:span text:style-name="T4">
баскетбол</text:span>
 у 3х3 з перемог стартувалиу відборі Євро </text:a>
As reported by Ukrinform, earlier a direct permit on the European Championship-2023 The women's national team of Ukraine, "blue and yellow" took first place in group A, winning all four duels.</text:p>
      <text:p text:style-name="P4">
Photo: fbu.ua</text:p>
      <text:p text:style-name="P4">
News Source: <text:a xlink:type="simple" xlink:href="https://www.ukrinform.ua/rubric-sports/3721411-colovica-zbirna-ukraini-z-basketbolu-3h3-vijsla-u-pivfinal-vidboru-na-ce.html" text:style-name="Internet_20_link" text:visited-style-name="Visited_20_Internet_20_Link">
https://www.ukrinform.ua/rubric-sports/3721411-colovica-zbirna-ukraini-z-basketbolu-3h3-vijsla-u-pivfinal-vidboru-na-ce.html</text:a>
</text:p>
      <!--NEWS-->
      <text:h text:style-name="P10" text:outline-level="1">
<text:span text:style-name="T4">
Evacuation from the Left Bank of Kherson Region: Russians fired a boat with civilians, are wounded</text:span>
</text:h>
      <text:p text:style-name="P4">
Authors: Ukrinform (Person)</text:p>
      <text:p text:style-name="P4">
Publisher: Укринформ (Organization)</text:p>
      <text:p text:style-name="P4">
Published Time: 2023-06-11T17:21:00+03:00</text:p>
      <text:p text:style-name="P4">
Modified Time: 2023-06-11T17:21:00+03:00</text:p>
      <text:p text:style-name="P4">
Description: The Russian army attacked a boat with civilians who evacuated from the Left Bank of the Kherson region, were wounded. - Ukrinform.</text:p>
      <text:p text:style-name="P4">
Images: ['<text:a xlink:type="simple" xlink:href="https://static.ukrinform.com/photos/2018_10/thumb_files/630_360_1538997483-946.jpg" text:style-name="Internet_20_link" text:visited-style-name="Visited_20_Internet_20_Link">
630_360_15389...</text:a>
']</text:p>
      <text:p text:style-name="P4">
Tags: ['Евакуація', 'Херсонщина', 'Обстріл', 'Поранені', 'Війна з Росією']</text:p>
      <text:p text:style-name="P4">
Type: Article</text:p>
      <!--METADATA-->
      <text:p text:style-name="P4">
<draw:frame draw:style-name="fr1" draw:name="Image132" text:anchor-type="as-char" svg:width="6.9236in" svg:height="3.956343in" draw:z-index="0">
<draw:image xlink:href="../Images/yкринформ/2023-06-11T17-21-00-03-00/630_360_1538997483-946.jpg" xlink:type="simple" xlink:show="embed" xlink:actuate="onLoad" draw:mime-type="image/jpeg"/>
</draw:frame>
The Russian army attacked a boat with civilians who evacuated from the Left Bank of the Oblast region.</text:p>
      <text:p text:style-name="P4">
According to Ukrinform, the head of the Presidential Office Andriy Yermak reported this <text:a xlink:type="simple" xlink:href="https://t.me/ermaka2022/2916" text:style-name="Internet_20_link" text:visited-style-name="Visited_20_Internet_20_Link">
Telegram</text:a>
.</text:p>
      <text:p text:style-name="P4">
"They opened fire in a civilian back. Six people were injured," he suggested.</text:p>
      <text:p text:style-name="P4">
According to Ermak, civilians reached Kherson and were hospitalized.</text:p>
      <text:p text:style-name="P4">
<text:span text:style-name="T4">
 Read also: </text:span>
 <text:a xlink:type="simple" xlink:href="https://www.ukrinform.ua/rubric-ato/3720913-rosiani-obstrilali-volonteriv-u-hersoni-e-poraneni.html" text:style-name="Internet_20_link" text:visited-style-name="Visited_20_Internet_20_Link">
invaders <text:span text:style-name="T4">
 fire </text:span>
 Volunteers fir in Kherson, Eporanne</text:a>
As reported by Ukrinform, in <text:a xlink:type="simple" xlink:href="https://www.ukrinform.ua/tag-hersonsina" text:style-name="Internet_20_link" text:visited-style-name="Visited_20_Internet_20_Link">
Kherson region</text:a>
Rescue work is ongoing the population from the flooding places caused by <text:a xlink:type="simple" xlink:href="https://www.ukrinform.ua/rubric-other_news/3720776-pidriv-rosianami-kahovskoi-ges-usi-novini.html" text:style-name="Internet_20_link" text:visited-style-name="Visited_20_Internet_20_Link">
undermining the Damikhov hydroelectric power station</text:a>
, which on the night of June 6 was carried out by Russian troops.</text:p>
      <text:p text:style-name="P4">
News Source: <text:a xlink:type="simple" xlink:href="https://www.ukrinform.ua/rubric-regions/3721418-rosiani-obstrilali-coven-z-civilnimi-aki-evakuuvalisa-z-livoberezza-hersonsini-e-poraneni.html" text:style-name="Internet_20_link" text:visited-style-name="Visited_20_Internet_20_Link">
https://www.ukrinform.ua/rubric-regions/3721418-rosiani-obstrilali-coven-z-civilnimi-aki-evakuuvalisa-z-livoberezza-hersonsini-e-poraneni.html</text:a>
</text:p>
      <!--NEWS-->
      <text:h text:style-name="P10" text:outline-level="1">
<text:span text:style-name="T4">
The Brooklyn Museum presented an exposition about Picasso's attitude towards women</text:span>
</text:h>
      <text:p text:style-name="P4">
Authors: Ukrinform (Person)</text:p>
      <text:p text:style-name="P4">
Publisher: Укринформ (Organization)</text:p>
      <text:p text:style-name="P4">
Published Time: 2023-06-11T17:38:00+03:00</text:p>
      <text:p text:style-name="P4">
Modified Time: 2023-06-11T17:38:00+03:00</text:p>
      <text:p text:style-name="P4">
Description: The Brooklyn Museum and Australian Humorist Anna Gedsby organized an ITYS Pablo-Matic Exhibition in New York, which tells about the work of Spanish artist Pablo Picasso and his attitude towards women. - Ukrinform.</text:p>
      <text:p text:style-name="P4">
Images: ['<text:a xlink:type="simple" xlink:href="https://static.ukrinform.com/photos/2023_06/thumb_files/630_360_1686493262-956.jpg" text:style-name="Internet_20_link" text:visited-style-name="Visited_20_Internet_20_Link">
630_360_16864...</text:a>
']</text:p>
      <text:p text:style-name="P4">
Tags: ['Пікассо', 'Виставка', 'Картина', 'Жінки']</text:p>
      <text:p text:style-name="P4">
Type: Article</text:p>
      <!--METADATA-->
      <text:p text:style-name="P4">
<draw:frame draw:style-name="fr1" draw:name="Image133" text:anchor-type="as-char" svg:width="6.9236in" svg:height="3.946452in" draw:z-index="0">
<draw:image xlink:href="../Images/yкринформ/2023-06-11T17-38-00-03-00/630_360_1686493262-956.jpg" xlink:type="simple" xlink:show="embed" xlink:actuate="onLoad" draw:mime-type="image/jpeg"/>
</draw:frame>
Brooklyn Museum and Australian Humorist Anna Gedsby organized an ITYS Pablo-Matic Exhibition, which tells about the work of Spanish artist Pablo Picasso and his attitude towards women.</text:p>
      <text:p text:style-name="P4">
According to Ukrinform, this is reported on <text:a xlink:type="simple" xlink:href="https://www.brooklynmuseum.org/exhibitions/its_pablo_matic_picasso_according_to_hannah_gadsby" text:style-name="Internet_20_link" text:visited-style-name="Visited_20_Internet_20_Link">
museum site</text:a>
.</text:p>
      <text:p text:style-name="P4">
<text:a xlink:type="simple" xlink:href="https://www.ukrinform.ua/tag-vistavka" text:style-name="Internet_20_link" text:visited-style-name="Visited_20_Internet_20_Link">
 Експозиція </text:a>
ITYS PABLO-MATIC-CEPLY OF NANETTE Special Comedy Anna Gedsby, which came out in 2018.The humorist condemned Picasso for his mizoginia(disrespect for women -ed.), and compared with Trump and Weinstein.</text:p>
      <text:p text:style-name="P4">
The exposition includes drawings and sculptures of Picasso, as well as the works of artists of the 20th and 21st century.</text:p>
      <text:p text:style-name="P4">
</text:p>
      <text:p text:style-name="P4">
<text:a xlink:type="simple" xlink:href="https://static.ukrinform.com/photos/2023_06/1686493467-9782.jpeg" text:style-name="Internet_20_link" text:visited-style-name="Visited_20_Internet_20_Link">
 </text:a>
 <text:a xlink:type="simple" xlink:href="https://static.ukrinform.com/photos/2023_06/1686493467-7916.jpeg" text:style-name="Internet_20_link" text:visited-style-name="Visited_20_Internet_20_Link">
</text:a>
 <text:a xlink:type="simple" xlink:href="https://static.ukrinform.com/photos/2023_06/1686493467-6053.jpeg" text:style-name="Internet_20_link" text:visited-style-name="Visited_20_Internet_20_Link">
</text:a>
 <text:a xlink:type="simple" xlink:href="https://static.ukrinform.com/photos/2023_06/1686493467-6053 (1).jpeg" text:style-name="Internet_20_link" text:visited-style-name="Visited_20_Internet_20_Link">
</text:a>
 <text:a xlink:type="simple" xlink:href="https://static.ukrinform.com/photos/2023_06/1686493467-5304.jpeg" text:style-name="Internet_20_link" text:visited-style-name="Visited_20_Internet_20_Link">
</text:a>
 <text:a xlink:type="simple" xlink:href="https://static.ukrinform.com/photos/2023_06/1686493467-3421.jpeg" text:style-name="Internet_20_link" text:visited-style-name="Visited_20_Internet_20_Link">
</text:a>
 <text:a xlink:type="simple" xlink:href="https://static.ukrinform.com/photos/2023_06/1686493468-8996.jpeg" text:style-name="Internet_20_link" text:visited-style-name="Visited_20_Internet_20_Link">
</text:a>
 <text:a xlink:type="simple" xlink:href="https://static.ukrinform.com/photos/2023_06/1686493468-8076.jpeg" text:style-name="Internet_20_link" text:visited-style-name="Visited_20_Internet_20_Link">
</text:a>
 <text:a xlink:type="simple" xlink:href="https://static.ukrinform.com/photos/2023_06/1686493468-9399.jpeg" text:style-name="Internet_20_link" text:visited-style-name="Visited_20_Internet_20_Link">
</text:a>
You can visit the exhibition by September 24 in Brooklyn.</text:p>
      <text:p text:style-name="P4">
<text:span text:style-name="T4">
 Read also: </text:span>
 [in Kiev the art exhibition "Entrance only for the siege" has been opened(https://www.ukrinform.ua/rubric-culture/3720274-u-kievi-vidkrilasa-hudozna-vistavka-vhid-tilki-dla-bozevilnih.html)</text:p>
      <text:p text:style-name="P4">
News Source: <text:a xlink:type="simple" xlink:href="https://www.ukrinform.ua/rubric-culture/3721421-u-bruklinskomu-muzei-predstavili-ekspoziciu-pro-stavlenna-pikasso-do-zinok.html" text:style-name="Internet_20_link" text:visited-style-name="Visited_20_Internet_20_Link">
https://www.ukrinform.ua/rubric-culture/3721421-u-bruklinskomu-muzei-predstavili-ekspoziciu-pro-stavlenna-pikasso-do-zinok.html</text:a>
</text:p>
      <!--NEWS-->
      <text:h text:style-name="P10" text:outline-level="1">
<text:span text:style-name="T4">
In Berdyansk there were explosions in the port of port - social networking</text:span>
</text:h>
      <text:p text:style-name="P4">
Authors: Ukrinform (Person)</text:p>
      <text:p text:style-name="P4">
Publisher: Укринформ (Organization)</text:p>
      <text:p text:style-name="P4">
Published Time: 2023-06-11T17:42:00+03:00</text:p>
      <text:p text:style-name="P4">
Modified Time: 2023-06-11T17:42:00+03:00</text:p>
      <text:p text:style-name="P4">
Description: In the temporarily occupied town of Berdyansk Zaporizhzhya region, explosions in the area of the seaport. - Ukrinform.</text:p>
      <text:p text:style-name="P4">
Images: ['<text:a xlink:type="simple" xlink:href="https://static.ukrinform.com/photos/2021_12/thumb_files/630_360_1640330796-210.jpeg" text:style-name="Internet_20_link" text:visited-style-name="Visited_20_Internet_20_Link">
630_360_16403...</text:a>
']</text:p>
      <text:p text:style-name="P4">
Tags: ['Бердянськ', 'Вибух', 'Війна з Росією', 'ППО']</text:p>
      <text:p text:style-name="P4">
Type: Article</text:p>
      <!--METADATA-->
      <text:p text:style-name="P4">
<draw:frame draw:style-name="fr1" draw:name="Image144" text:anchor-type="as-char" svg:width="6.9236in" svg:height="3.956343in" draw:z-index="0">
<draw:image xlink:href="../Images/yкринформ/2023-06-11T17-42-00-03-00/630_360_1640330796-210.jpeg" xlink:type="simple" xlink:show="embed" xlink:actuate="onLoad" draw:mime-type="image/jpeg"/>
</draw:frame>
In the Occupied town of Berdyansk, Zaporizhzhya region, explosions of the Sea Port were heard.</text:p>
      <text:p text:style-name="P4">
This was reported <text:a xlink:type="simple" xlink:href="https://t.me/brdVP/10763" text:style-name="Internet_20_link" text:visited-style-name="Visited_20_Internet_20_Link">
Telegram-channel "Berdyansk today"</text:a>
, reports Ukrinform.</text:p>
      <text:p text:style-name="P4">
“<text:a xlink:type="simple" xlink:href="https://www.ukrinform.ua/tag-vibuh" text:style-name="Internet_20_link" text:visited-style-name="Visited_20_Internet_20_Link">
Explosions</text:a>
In Berdyansk in the port of port. The Rashist air defense works, ”the post reads.</text:p>
      <text:p text:style-name="P4">
It is also noted that the occupiers have declared the missile.</text:p>
      <text:p text:style-name="P4">
<text:span text:style-name="T4">
 Read also: </text:span>
 <text:a xlink:type="simple" xlink:href="https://www.ukrinform.ua/rubric-regions/3720215-v-okupovanomu-berdansku-prolunav-vibuh.html" text:style-name="Internet_20_link" text:visited-style-name="Visited_20_Internet_20_Link">
in the occupied <text:span text:style-name="T4">
 Berdyansk </text:span>
 In the explosion</text:a>
As <text:a xlink:type="simple" xlink:href="https://www.ukrinform.ua/rubric-ato/3721289-u-melitopoli-vnoci-stalasa-perestrilka-mer.html" text:style-name="Internet_20_link" text:visited-style-name="Visited_20_Internet_20_Link">
reported</text:a>
, on the night of June 11 in the temporarily granted Russian troops of Melitopol, the shooting was heard, and then the carbings of the invaders were lit.</text:p>
      <text:p text:style-name="P4">
News Source: <text:a xlink:type="simple" xlink:href="https://www.ukrinform.ua/rubric-regions/3721422-u-berdansku-prolunali-vibuhi-v-rajoni-portu-socmerezi.html" text:style-name="Internet_20_link" text:visited-style-name="Visited_20_Internet_20_Link">
https://www.ukrinform.ua/rubric-regions/3721422-u-berdansku-prolunali-vibuhi-v-rajoni-portu-socmerezi.html</text:a>
</text:p>
      <!--NEWS-->
      <text:h text:style-name="P10" text:outline-level="1">
<text:span text:style-name="T4">
A photo exhibition of Ukrinform correspondent opened in France</text:span>
</text:h>
      <text:p text:style-name="P4">
Authors: Ukrinform (Person)</text:p>
      <text:p text:style-name="P4">
Publisher: Укринформ (Organization)</text:p>
      <text:p text:style-name="P4">
Published Time: 2023-06-11T17:53:00+03:00</text:p>
      <text:p text:style-name="P4">
Modified Time: 2023-06-11T17:53:00+03:00</text:p>
      <text:p text:style-name="P4">
Description: In the French city of Marseille on June 10, at the Capitale &amp; Victor Orly Gallery, an exhibition of photographs "In the Ukrainian Soul" of his own correspondent of Ukrinform Miroslav Lipa opened. - Ukrinform.</text:p>
      <text:p text:style-name="P4">
Images: ['<text:a xlink:type="simple" xlink:href="https://static.ukrinform.com/photos/2023_06/thumb_files/630_360_1686494463-3889.jpeg" text:style-name="Internet_20_link" text:visited-style-name="Visited_20_Internet_20_Link">
630_360_16864...</text:a>
']</text:p>
      <text:p text:style-name="P4">
Tags: ['Франція', 'Укрінформ', 'Виставка', 'Росія']</text:p>
      <text:p text:style-name="P4">
Type: Article</text:p>
      <!--METADATA-->
      <text:p text:style-name="P4">
<draw:frame draw:style-name="fr1" draw:name="Image145" text:anchor-type="as-char" svg:width="6.9236in" svg:height="3.956343in" draw:z-index="0">
<draw:image xlink:href="../Images/yкринформ/2023-06-11T17-53-00-03-00/630_360_1686494463-3889.jpeg" xlink:type="simple" xlink:show="embed" xlink:actuate="onLoad" draw:mime-type="image/jpeg"/>
</draw:frame>
On June 10, at the Capitale &amp; Victor Orly Gallery, the Exhibition of Photos in the Ukrainian Soul, Miroslav Lipa, opened at the Capitale &amp; Victor Orly Gallery.</text:p>
      <text:p text:style-name="P4">
According to the author of the exposition, the exhibition presents 17 female photoports. With these works, the photographic book wanted to convey the feelings of Ukrainians during the war. The photographs were created mainly during a full -scale war of the Sign -out before its beginning. One of the works was put up for sale, the proceeds will be transferred to the Ukrainian military.</text:p>
      <text:p text:style-name="P4">
</text:p>
      <text:p text:style-name="P4">
<text:a xlink:type="simple" xlink:href="https://static.ukrinform.com/photos/2023_06/1686494462-7426.jpeg" text:style-name="Internet_20_link" text:visited-style-name="Visited_20_Internet_20_Link">
 </text:a>
 <text:a xlink:type="simple" xlink:href="https://static.ukrinform.com/photos/2023_06/1686494462-5900.jpeg" text:style-name="Internet_20_link" text:visited-style-name="Visited_20_Internet_20_Link">
</text:a>
 <text:a xlink:type="simple" xlink:href="https://static.ukrinform.com/photos/2023_06/1686494462-9479.jpeg" text:style-name="Internet_20_link" text:visited-style-name="Visited_20_Internet_20_Link">
</text:a>
 <text:a xlink:type="simple" xlink:href="https://static.ukrinform.com/photos/2023_06/1686494462-1186.jpeg" text:style-name="Internet_20_link" text:visited-style-name="Visited_20_Internet_20_Link">
</text:a>
 <text:a xlink:type="simple" xlink:href="https://static.ukrinform.com/photos/2023_06/1686494462-8500.jpeg" text:style-name="Internet_20_link" text:visited-style-name="Visited_20_Internet_20_Link">
</text:a>
 <text:a xlink:type="simple" xlink:href="https://static.ukrinform.com/photos/2023_06/1686494462-7947.jpeg" text:style-name="Internet_20_link" text:visited-style-name="Visited_20_Internet_20_Link">
</text:a>
 <text:a xlink:type="simple" xlink:href="https://static.ukrinform.com/photos/2023_06/1686494463-4518.jpeg" text:style-name="Internet_20_link" text:visited-style-name="Visited_20_Internet_20_Link">
</text:a>
 <text:a xlink:type="simple" xlink:href="https://static.ukrinform.com/photos/2023_06/1686494463-3814.jpeg" text:style-name="Internet_20_link" text:visited-style-name="Visited_20_Internet_20_Link">
</text:a>
 <text:a xlink:type="simple" xlink:href="https://static.ukrinform.com/photos/2023_06/1686494463-3889.jpeg" text:style-name="Internet_20_link" text:visited-style-name="Visited_20_Internet_20_Link">
<draw:frame draw:style-name="fr1" draw:name="Image155" text:anchor-type="as-char" svg:width="6.9236in" svg:height="3.956343in" draw:z-index="0">
<draw:image xlink:href="../Images/yкринформ/2023-06-11T17-53-00-03-00/630_360_1686494463-3889.jpeg" xlink:type="simple" xlink:show="embed" xlink:actuate="onLoad" draw:mime-type="image/jpeg"/>
</draw:frame>
</text:a>
 <text:a xlink:type="simple" xlink:href="https://static.ukrinform.com/photos/2023_06/1686494463-2950.jpeg" text:style-name="Internet_20_link" text:visited-style-name="Visited_20_Internet_20_Link">
</text:a>
The exhibition of Miroslav Lipa was presented in France at the invitation of the Capitale &amp; Victor Orly Gallery, with the support of the Kirovograd Ova and with the participation of the Embassy of Ukraine in France.<text:span text:style-name="T4">
 Read also: </text:span>
 <text:a xlink:type="simple" xlink:href="https://www.ukrinform.ua/rubric-culture/3720274-u-kievi-vidkrilasa-hudozna-vistavka-vhid-tilki-dla-bozevilnih.html" text:style-name="Internet_20_link" text:visited-style-name="Visited_20_Internet_20_Link">
in <text:span text:style-name="T4">
 Kiev </text:span>
 <text:span text:style-name="T4">
 </text:span>
 Opened <text:span text:style-name="T4">
 </text:span>
 Artistic <text:span text:style-name="T4">
 </text:span>
 Exhibition <text:span text:style-name="T4">
 "</text:span>
 Login <text:span text:style-name="T4">
 </text:span>
 <text:span text:style-name="T4">
 </text:span>
 <text:span text:style-name="T4">
 </text:span>
 <text:span text:style-name="T4">
 for </text:span>
 <text:span text:style-name="T4">
 Crazy </text:span>
 ”</text:a>
The exhibition was visited by both Marseleans and Ukrainians who live in this city or have recently fallen here as a result of a full -scale war, unleashed <text:a xlink:type="simple" xlink:href="https://www.ukrinform.ua/tag-rosia" text:style-name="Internet_20_link" text:visited-style-name="Visited_20_Internet_20_Link">
by Russia</text:a>
 .</text:p>
      <text:p text:style-name="P4">
News Source: <text:a xlink:type="simple" xlink:href="https://www.ukrinform.ua/rubric-culture/3721425-u-francii-vidkrilasa-fotovistavka-korespondentki-ukrinformu.html" text:style-name="Internet_20_link" text:visited-style-name="Visited_20_Internet_20_Link">
https://www.ukrinform.ua/rubric-culture/3721425-u-francii-vidkrilasa-fotovistavka-korespondentki-ukrinformu.html</text:a>
</text:p>
      <!--NEWS-->
      <text:h text:style-name="P10" text:outline-level="1">
<text:span text:style-name="T4">
Near Melitopol the guerrillas blown up the railway bridge - the Armed Forces Officer</text:span>
</text:h>
      <text:p text:style-name="P4">
Authors: Ukrinform (Person)</text:p>
      <text:p text:style-name="P4">
Publisher: Укринформ (Organization)</text:p>
      <text:p text:style-name="P4">
Published Time: 2023-06-11T18:01:00+03:00</text:p>
      <text:p text:style-name="P4">
Modified Time: 2023-06-11T18:01:00+03:00</text:p>
      <text:p text:style-name="P4">
Description: In the settlement of Yakimivka, on the temporarily occupied part of the Zaporozhye region, the guerrillas blew up the railway bridge, which the invaders were used to supply weapons from the Crimea. - Ukrinform.</text:p>
      <text:p text:style-name="P4">
Images: ['<text:a xlink:type="simple" xlink:href="https://static.ukrinform.com/photos/2022_12/thumb_files/630_360_1669987737-966.jpg" text:style-name="Internet_20_link" text:visited-style-name="Visited_20_Internet_20_Link">
630_360_16699...</text:a>
']</text:p>
      <text:p text:style-name="P4">
Tags: ['Мелітополь', 'Вибух', 'Залізниця']</text:p>
      <text:p text:style-name="P4">
Type: Article</text:p>
      <!--METADATA-->
      <text:p text:style-name="P4">
<draw:frame draw:style-name="fr1" draw:name="Image157" text:anchor-type="as-char" svg:width="6.9236in" svg:height="3.956343in" draw:z-index="0">
<draw:image xlink:href="../Images/yкринформ/2023-06-11T18-01-00-03-00/630_360_1669987737-966.jpg" xlink:type="simple" xlink:show="embed" xlink:actuate="onLoad" draw:mime-type="image/jpeg"/>
</draw:frame>
In the nominated point Yakimivka, on the temporarily occupied part of the Zaporozhye region, partisans blew up a railway bridge, which the invaders used to supply weapons from Crimea.</text:p>
      <text:p text:style-name="P4">
This was reported in <text:a xlink:type="simple" xlink:href="https://t.me/a_shtirlitz/26084" text:style-name="Internet_20_link" text:visited-style-name="Visited_20_Internet_20_Link">
telegram</text:a>
Officer Shtanatoli Stefan, reports Ukrinform.</text:p>
      <text:p text:style-name="P4">
“In the settlement of Yakimovka Tot of Zaporizhzhya region, the guerrillas of Melitopol were carried out <text:a xlink:type="simple" xlink:href="https://www.ukrinform.ua/tag-vibuh" text:style-name="Internet_20_link" text:visited-style-name="Visited_20_Internet_20_Link">
undermining</text:a>
railway bridge, ”the post reads.</text:p>
      <text:p text:style-name="P4">
It is noted that this logistics artery was supplied by the enemy from the temporarily occupied Crimea to the temporarily occupied part of the Zaporozhye region.</text:p>
      <text:p text:style-name="P4">
<text:span text:style-name="T4">
 Read also: </text:span>
 <text:a xlink:type="simple" xlink:href="https://www.ukrinform.ua/rubric-crimea/3721409-u-krimu-stavsa-vibuh-na-zaliznici-zmi.html" text:style-name="Internet_20_link" text:visited-style-name="Visited_20_Internet_20_Link">
in Crimea there is <text:span text:style-name="T4">
 explosion </text:span>
 on the railway - media</text:a>
As <text:a xlink:type="simple" xlink:href="https://www.ukrinform.ua/rubric-regions/3721422-u-berdansku-prolunali-vibuhi-v-rajoni-portu-socmerezi.html" text:style-name="Internet_20_link" text:visited-style-name="Visited_20_Internet_20_Link">
reported</text:a>
, In the temporarily occupied city of Berdyansk, explosions in the area of naval port.</text:p>
      <text:p text:style-name="P4">
News Source: <text:a xlink:type="simple" xlink:href="https://www.ukrinform.ua/rubric-regions/3721427-bila-melitopola-partizani-pidirvali-zaliznicnij-mist-oficer-zsu.html" text:style-name="Internet_20_link" text:visited-style-name="Visited_20_Internet_20_Link">
https://www.ukrinform.ua/rubric-regions/3721427-bila-melitopola-partizani-pidirvali-zaliznicnij-mist-oficer-zsu.html</text:a>
</text:p>
      <!--NEWS-->
      <text:h text:style-name="P10" text:outline-level="1">
<text:span text:style-name="T4">
The underground establishes persons of direct participants in Kakhovskaya Hydroelectric Power</text:span>
</text:h>
      <text:p text:style-name="P4">
Authors: Ukrinform (Person)</text:p>
      <text:p text:style-name="P4">
Publisher: Укринформ (Organization)</text:p>
      <text:p text:style-name="P4">
Published Time: 2023-06-11T18:07:26+03:00</text:p>
      <text:p text:style-name="P4">
Modified Time: 2023-06-11T18:07:26+03:00</text:p>
      <text:p text:style-name="P4">
Description: Ukrainian guerrillas are working to establish a person of the Russian military who were directly involved in the undermining of the Kakhovsky Hydroelectric Power Dam. - Ukrinform.</text:p>
      <text:p text:style-name="P4">
Images: ['<text:a xlink:type="simple" xlink:href="https://static.ukrinform.com/photos/2023_06/thumb_files/630_360_1686481734-110.jpg" text:style-name="Internet_20_link" text:visited-style-name="Visited_20_Internet_20_Link">
630_360_16864...</text:a>
']</text:p>
      <text:p text:style-name="P4">
Tags: ['Теракт', 'Каховська ГЕС', 'Національний спротив', 'Війна з Росією']</text:p>
      <text:p text:style-name="P4">
Type: Article</text:p>
      <!--METADATA-->
      <text:p text:style-name="P4">
<draw:frame draw:style-name="fr1" draw:name="Image158" text:anchor-type="as-char" svg:width="6.9236in" svg:height="3.956343in" draw:z-index="0">
<draw:image xlink:href="../Images/yкринформ/2023-06-11T18-07-26-03-00/630_360_1686481734-110.jpg" xlink:type="simple" xlink:show="embed" xlink:actuate="onLoad" draw:mime-type="image/jpeg"/>
</draw:frame>
Ukrainian partisans are working on the establishment of a person of the Russian military who have been involved in the undermining of the Kakhovsky Hydroelectric Power Dam.</text:p>
      <text:p text:style-name="P4">
The Center for National Resistance has reported this in <text:a xlink:type="simple" xlink:href="https://t.me/sprotyv_official/2318" text:style-name="Internet_20_link" text:visited-style-name="Visited_20_Internet_20_Link">
telegram</text:a>
, reports Ukrinform.</text:p>
      <text:p text:style-name="P4">
"It is already known that the catastrophe was made by the military personnel of the 1st Battalion of the 205th Motorized Rifle Brigade of the Russian Federation. At this time, the guerrillas establish the personalities of those who directly participated in the terrorist attack,"-the testimony reads.</text:p>
      <text:p text:style-name="P4">
The Center of the National Wiers also received an appeal from Ukrainian patriots, whose timely mediated by Russian troops.</text:p>
      <text:p text:style-name="P4">
<text:span text:style-name="T4">
 Read also: </text:span>
 <text:a xlink:type="simple" xlink:href="https://www.ukrinform.ua/rubric-ato/3720650-rosiani-pered-pidrivom-kahovskoi-ges-aktivno-maroderili-na-hersonsini-centr-nacsprotivu.html" text:style-name="Internet_20_link" text:visited-style-name="Visited_20_Internet_20_Link">
Russians Before the Kakhovskaya Hydroelectric Power Plant is actively maradrylin Kherson region - the center <text:span text:style-name="T4">
 Natrodia </text:span>
</text:a>
The CNS emphasized that the underground was ready to support any active actions of the Armed Forces of Ukraine and to take revenge on the collaborators for the crimes that they committed in the territories invaded by the reservoir.</text:p>
      <text:p text:style-name="P4">
On the temporarily captured part of the south of Ukraine, Russian pseudo -administrations, according to the Center, continue to put pressure on locals in order to force citizenship [(https://www.ukrinform.ua/tag-rosia).</text:p>
      <text:p text:style-name="P4">
In particular, in the captured territory of Zaporizhzhya region, people without Russian passport apply enhanced control measures during cross -entrying points.</text:p>
      <text:p text:style-name="P4">
Local education institutions are pressure on parents of students in order to register on the Russian educational platform "Sphere".</text:p>
      <text:p text:style-name="P4">
*!(https://www.ukrinform.ua/rubric-crimea/3721180-zagarbniki-ne-znaut-ak-zabezpeciti-krim-vodou-centr-sprotivu.html)As reported by Ukrinform, in the temporarily captured Russians Yakimovka of Zaporizhzhya region guerrillas undermined the railway bridge, which the invaders used for the supply of weapons from Crimea.</text:p>
      <text:p text:style-name="P4">
News Source: <text:a xlink:type="simple" xlink:href="https://www.ukrinform.ua/rubric-ato/3721428-pidpilla-vstanovlue-osobi-bezposerednih-ucasnikiv-pidrivu-kahovskoi-ges.html" text:style-name="Internet_20_link" text:visited-style-name="Visited_20_Internet_20_Link">
https://www.ukrinform.ua/rubric-ato/3721428-pidpilla-vstanovlue-osobi-bezposerednih-ucasnikiv-pidrivu-kahovskoi-ges.html</text:a>
</text:p>
      <!--NEWS-->
      <text:h text:style-name="P10" text:outline-level="1">
<text:span text:style-name="T4">
Theophimo Lopez announced the completion of his career</text:span>
</text:h>
      <text:p text:style-name="P4">
Authors: Ukrinform (Person)</text:p>
      <text:p text:style-name="P4">
Publisher: Укринформ (Organization)</text:p>
      <text:p text:style-name="P4">
Published Time: 2023-06-11T18:08:14+03:00</text:p>
      <text:p text:style-name="P4">
Modified Time: 2023-06-11T18:08:14+03:00</text:p>
      <text:p text:style-name="P4">
Description: On the eve of Lopez won Taylor. - Ukrinform.</text:p>
      <text:p text:style-name="P4">
Images: ['<text:a xlink:type="simple" xlink:href="https://static.ukrinform.com/photos/2023_06/thumb_files/630_360_1686495945-976.jpg" text:style-name="Internet_20_link" text:visited-style-name="Visited_20_Internet_20_Link">
630_360_16864...</text:a>
']</text:p>
      <text:p text:style-name="P4">
Tags: ['Бокс']</text:p>
      <text:p text:style-name="P4">
Type: Article</text:p>
      <!--METADATA-->
      <text:p text:style-name="P4">
<draw:frame draw:style-name="fr1" draw:name="Image159" text:anchor-type="as-char" svg:width="6.9236in" svg:height="3.956343in" draw:z-index="0">
<draw:image xlink:href="../Images/yкринформ/2023-06-11T18-08-14-03-00/630_360_1686495945-976.jpg" xlink:type="simple" xlink:show="embed" xlink:actuate="onLoad" draw:mime-type="image/jpeg"/>
</draw:frame>
On the eve of Lopez won Taylor.</text:p>
      <text:p text:style-name="P4">
Newly made World Champion by WBO in the first half -middle weight of theophimolopes(19-1, 13 is)In his Instagram <text:a xlink:type="simple" xlink:href="https://www.instagram.com/p/CtWJ6VZu4WY/" text:style-name="Internet_20_link" text:visited-style-name="Visited_20_Internet_20_Link">
declared</text:a>
that goes from boxing after winning British boxer Josh Taylor(19-1, 13 Ko), reports Ukrinform.</text:p>
      <text:p text:style-name="P4">
“What a relief!Went on top. Thank you for boxing for the stunning life that he helped me and everyone I love. Twice the most outstanding, ” - wrotelopes on his Instagram page.</text:p>
      <text:p text:style-name="P4">
It should be noted that according to the results of 12 rounds, all judges preferred Febus: 115-113, 115-113, 117-111. The American won the belt in the first middle -aged for the first time, before it was an absolute lightweight world champion.</text:p>
      <text:p text:style-name="P4">
<text:span text:style-name="T4">
 Read also: </text:span>
 <text:a xlink:type="simple" xlink:href="https://www.ukrinform.ua/rubric-sports/3720175-gvozdik-a-hotiv-bi-poboksuvati-z-dzosua-buatsi.html" text:style-name="Internet_20_link" text:visited-style-name="Visited_20_Internet_20_Link">
Carnation: I would like to fade from Joshua Boatsi</text:a>
As reported by Ukrinform, earlier a direct permit on the European Championship-2023 The women's national team of Ukraine, "blue and yellow" took first place in group A, winning all four duels.</text:p>
      <text:p text:style-name="P4">
Photo: Getty Images</text:p>
      <text:p text:style-name="P4">
News Source: <text:a xlink:type="simple" xlink:href="https://www.ukrinform.ua/rubric-sports/3721429-teofimo-lopes-ogolosiv-pro-zaversenna-kareri.html" text:style-name="Internet_20_link" text:visited-style-name="Visited_20_Internet_20_Link">
https://www.ukrinform.ua/rubric-sports/3721429-teofimo-lopes-ogolosiv-pro-zaversenna-kareri.html</text:a>
</text:p>
      <!--NEWS-->
      <text:h text:style-name="P10" text:outline-level="1">
<text:span text:style-name="T4">
Zelensky spoke with Duda about waiting for a NATO summit in Vilnius</text:span>
</text:h>
      <text:p text:style-name="P4">
Authors: Ukrinform (Person)</text:p>
      <text:p text:style-name="P4">
Publisher: Укринформ (Organization)</text:p>
      <text:p text:style-name="P4">
Published Time: 2023-06-11T18:10:00+03:00</text:p>
      <text:p text:style-name="P4">
Modified Time: 2023-06-11T23:10:00+03:00</text:p>
      <text:p text:style-name="P4">
Description: President of Ukraine Volodymyr Zelensky has a conversation with his Polish colleague Andrzej Duda. - Ukrinform.</text:p>
      <text:p text:style-name="P4">
Images: ['<text:a xlink:type="simple" xlink:href="https://static.ukrinform.com/photos/2022_08/thumb_files/630_360_1661256797-541.jpeg" text:style-name="Internet_20_link" text:visited-style-name="Visited_20_Internet_20_Link">
630_360_16612...</text:a>
']</text:p>
      <text:p text:style-name="P4">
Tags: ['Дуда', 'Польща', 'Україна', 'Агресія РФ', 'Зеленський', 'Війна з Росією']</text:p>
      <text:p text:style-name="P4">
Type: Article</text:p>
      <!--METADATA-->
      <text:p text:style-name="P4">
<draw:frame draw:style-name="fr1" draw:name="Image160" text:anchor-type="as-char" svg:width="6.9236in" svg:height="3.956343in" draw:z-index="0">
<draw:image xlink:href="../Images/yкринформ/2023-06-11T18-10-00-03-00/630_360_1661256797-541.jpeg" xlink:type="simple" xlink:show="embed" xlink:actuate="onLoad" draw:mime-type="image/jpeg"/>
</draw:frame>
President of Ukraine Volodymyr Zelensky had a conversation with his Polish colleague Andrzejududa.</text:p>
      <text:p text:style-name="P4">
The head of the Ukrainian state reported this in his <text:a xlink:type="simple" xlink:href="https://t.me/V_Zelenskiy_official/6557" text:style-name="Internet_20_link" text:visited-style-name="Visited_20_Internet_20_Link">
telegram</text:a>
, reports Ukrinform.</text:p>
      <text:p text:style-name="P4">
"We have completed the late and, as always, a productive conversation with Andrzej Duda. The more expectations of NATO summit in Vilnius. We understand the importance of the Alliance's strong books on security for Ukraine," Zelensky wrote.</text:p>
      <text:p text:style-name="P4">
<text:span text:style-name="T4">
 Read also: </text:span>
 <text:span text:style-name="T4">
 <text:a xlink:type="simple" xlink:href="https://www.ukrinform.ua/rubric-ato/3721508-ukraina-spilno-z-mks-pocala-rozsliduvanna-teraktu-na-kahovskij-ges-zelenskij.html" text:style-name="Internet_20_link" text:visited-style-name="Visited_20_Internet_20_Link">
Ukraine together with the ISS began the investigation of the terrorist attack of the Nakakhovsky hydroelectric power station - Zelensky</text:a>
</text:span>
</text:p>
      <text:p text:style-name="P4">
He also thanked Poland for its powerful defense support and discussed the priority needs for the front.</text:p>
      <text:p text:style-name="P4">
As reported by Ukrinform, the Defense Forces of Ukraine in Donetsk Oblast _ <text:span text:style-name="T4">
 <text:a xlink:type="simple" xlink:href="https://www.ukrinform.ua/rubric-ato/3721286-zsu-zvilnili-blagodatne.html" text:style-name="Internet_20_link" text:visited-style-name="Visited_20_Internet_20_Link">
released from Russian invaders the village of Blagodatna</text:a>
, </text:span>
 _ _ <text:span text:style-name="T4">
 [villages of the way)(https://www.ukrinform.ua/rubric-ato/3721444-zsu-zvilnili-neskucne-u-doneckij-oblasti.html)</text:span>
 _ and _ <text:span text:style-name="T4">
 <text:a xlink:type="simple" xlink:href="https://www.ukrinform.ua/rubric-ato/3721490-ukrainski-vijskovi-zvilnili-se-odin-naselenij-punkt-na-doneccini-makarivku.html" text:style-name="Internet_20_link" text:visited-style-name="Visited_20_Internet_20_Link">
Makarivka</text:a>
</text:span>
 _ .</text:p>
      <text:p text:style-name="P4">
News Source: <text:a xlink:type="simple" xlink:href="https://www.ukrinform.ua/rubric-polytics/3721526-zelenskij-pogovoriv-z-dudou-pro-ocikuvanna-vid-samitu-nato-u-vilnusi.html" text:style-name="Internet_20_link" text:visited-style-name="Visited_20_Internet_20_Link">
https://www.ukrinform.ua/rubric-polytics/3721526-zelenskij-pogovoriv-z-dudou-pro-ocikuvanna-vid-samitu-nato-u-vilnusi.html</text:a>
</text:p>
      <!--NEWS-->
      <text:h text:style-name="P10" text:outline-level="1">
<text:span text:style-name="T4">
SES fighters received nine firefighters from Poland</text:span>
</text:h>
      <text:p text:style-name="P4">
Authors: Ukrinform (Person)</text:p>
      <text:p text:style-name="P4">
Publisher: Укринформ (Organization)</text:p>
      <text:p text:style-name="P4">
Published Time: 2023-06-11T18:20:00+03:00</text:p>
      <text:p text:style-name="P4">
Modified Time: 2023-06-11T18:20:00+03:00</text:p>
      <text:p text:style-name="P4">
Description: Ukrainian rescuers received nine high -power fire motomps from Polish colleagues. - Ukrinform.</text:p>
      <text:p text:style-name="P4">
Images: ['<text:a xlink:type="simple" xlink:href="https://static.ukrinform.com/photos/2023_06/thumb_files/630_360_1686496644-657.jpg" text:style-name="Internet_20_link" text:visited-style-name="Visited_20_Internet_20_Link">
630_360_16864...</text:a>
']</text:p>
      <text:p text:style-name="P4">
Tags: ['ДСНС', 'Гуманітарна допомога', 'Польща']</text:p>
      <text:p text:style-name="P4">
Type: Article</text:p>
      <!--METADATA-->
      <text:p text:style-name="P4">
<draw:frame draw:style-name="fr1" draw:name="Image161" text:anchor-type="as-char" svg:width="6.9236in" svg:height="3.956343in" draw:z-index="0">
<draw:image xlink:href="../Images/yкринформ/2023-06-11T18-20-00-03-00/630_360_1686496644-657.jpg" xlink:type="simple" xlink:show="embed" xlink:actuate="onLoad" draw:mime-type="image/jpeg"/>
</draw:frame>
Nine high -power motor pumps received from Polish colleagues.</text:p>
      <text:p text:style-name="P4">
The State Emergency Service reported this in <text:a xlink:type="simple" xlink:href="https://t.me/dsns_telegram/17525" text:style-name="Internet_20_link" text:visited-style-name="Visited_20_Internet_20_Link">
telegram</text:a>
, reports Ukrinform.</text:p>
      <text:p text:style-name="P4">
As it is noted, seven transmitted motor pumps have a performance of 400 cubic meters per hour, one - 85 liters/min, another - 240 cubic meters. m/h.</text:p>
      <text:p text:style-name="P4">
<text:span text:style-name="T4">
 Read also: </text:span>
 <text:a xlink:type="simple" xlink:href="https://www.ukrinform.ua/rubric-regions/3719639-dla-poratunku-ludej-na-hersonsini-potribni-droni-covni-i-pompi-ova.html" text:style-name="Internet_20_link" text:visited-style-name="Visited_20_Internet_20_Link">
to save people in Kherson region requires drones, boats and <text:span text:style-name="T4">
 pumps </text:span>
 - ova</text:a>
"This will greatly increase the ability of Ukrainian rescuers to respond to the reaction of the floods, floods and spills of rivers. We sincerely thank you and appreciate the assistance," - said <text:a xlink:type="simple" xlink:href="https://www.ukrinform.ua/tag-dsns" text:style-name="Internet_20_link" text:visited-style-name="Visited_20_Internet_20_Link">
SESNS</text:a>
 .</text:p>
      <text:p text:style-name="P4">
As reported by Ukrinform, <text:a xlink:type="simple" xlink:href="https://www.ukrinform.ua/rubric-regions/3720260-filatov-podaruvav-ratuvalnikam-vlasnu-ahtu.html" text:style-name="Internet_20_link" text:visited-style-name="Visited_20_Internet_20_Link">
earlier the SES fighters received a yacht from the mayor of the Dnieper</text:a>
. The vessel will be sent to the victim of the Kakhovskaya Hydroe Highbing.</text:p>
      <text:p text:style-name="P4">
<text:span text:style-name="T5">
Foto: SNNS</text:span>
</text:p>
      <text:p text:style-name="P4">
News Source: <text:a xlink:type="simple" xlink:href="https://www.ukrinform.ua/rubric-society/3721431-bijci-dsns-otrimali-vid-polsi-devat-pozeznih-motopomp.html" text:style-name="Internet_20_link" text:visited-style-name="Visited_20_Internet_20_Link">
https://www.ukrinform.ua/rubric-society/3721431-bijci-dsns-otrimali-vid-polsi-devat-pozeznih-motopomp.html</text:a>
</text:p>
      <!--NEWS-->
      <text:h text:style-name="P10" text:outline-level="1">
<text:span text:style-name="T4">
Rebrov: We are here - show that Ukraine is alive, we play football</text:span>
</text:h>
      <text:p text:style-name="P4">
Authors: Ukrinform (Person)</text:p>
      <text:p text:style-name="P4">
Publisher: Укринформ (Organization)</text:p>
      <text:p text:style-name="P4">
Published Time: 2023-06-11T18:21:44+03:00</text:p>
      <text:p text:style-name="P4">
Modified Time: 2023-06-11T18:21:44+03:00</text:p>
      <text:p text:style-name="P4">
Description: Rebrov gave a press conference before the control game against Germany. - Ukrinform.</text:p>
      <text:p text:style-name="P4">
Images: ['<text:a xlink:type="simple" xlink:href="https://static.ukrinform.com/photos/2023_06/thumb_files/630_360_1686496764-382.jpg" text:style-name="Internet_20_link" text:visited-style-name="Visited_20_Internet_20_Link">
630_360_16864...</text:a>
']</text:p>
      <text:p text:style-name="P4">
Tags: ['Футбол', 'Ребров', 'Збірна України']</text:p>
      <text:p text:style-name="P4">
Type: Article</text:p>
      <!--METADATA-->
      <text:p text:style-name="P4">
<draw:frame draw:style-name="fr1" draw:name="Image166" text:anchor-type="as-char" svg:width="6.9236in" svg:height="3.956343in" draw:z-index="0">
<draw:image xlink:href="../Images/yкринформ/2023-06-11T18-21-44-03-00/630_360_1686496764-382.jpg" xlink:type="simple" xlink:show="embed" xlink:actuate="onLoad" draw:mime-type="image/jpeg"/>
</draw:frame>
Rebrov gave pre -conference before the control game against Germany.</text:p>
      <text:p text:style-name="P4">
Head coach of the national team of Ukraine Sergey Rebrov <text:a xlink:type="simple" xlink:href="https://www.youtube.com/watch" text:style-name="Internet_20_link" text:visited-style-name="Visited_20_Internet_20_Link">
shared</text:a>
Expectations from the friendly system with Germany, reports Ukrinform.</text:p>
      <text:p text:style-name="P4">
“I think it is important to prepare for official matches. There is a question for Ukraine in any game. But now we do not have much time to prepare official matches. Therefore, we consider this game as training.</text:p>
      <text:p text:style-name="P4">
Football is emotions for me, for people. As a result, we do not have so many emotions, everyone watch the news, watch what is happening, as well as we. I told the guys that we should give emotions to Ukrainians, support them, show character. This game is unofficial, but it is important to show our character. It is important for me that we are here - show that Ukraine is alive, we play football, ”the coach said.</text:p>
      <text:p text:style-name="P4">
Under the leadership of Sergiy Rebrov, the national team of Ukraine gathered only on June 8 - the wire of days before the game against Germany.</text:p>
      <text:p text:style-name="P4">
<text:span text:style-name="T4">
 Read also: </text:span>
 <text:a xlink:type="simple" xlink:href="https://www.ukrinform.ua/rubric-sports/3720874-zbirna-ukraini-z-futbolu-provela-persi-trenuvanna-pid-orudou-rebrova.html" text:style-name="Internet_20_link" text:visited-style-name="Visited_20_Internet_20_Link">
Football national team conducted the first training sessions <text:span text:style-name="T4">
 Rebrov </text:span>
 a</text:a>
As reported by Ukrinform, a control meeting with Germany will take place tomorrow, June 12 at 19:00 for Kiev.</text:p>
      <text:p text:style-name="P4">
Photo: uaf.ua</text:p>
      <text:p text:style-name="P4">
News Source: <text:a xlink:type="simple" xlink:href="https://www.ukrinform.ua/rubric-sports/3721432-rebrov-mi-tut-pokazuemo-so-ukraina-ziva-mi-graemo-u-futbol.html" text:style-name="Internet_20_link" text:visited-style-name="Visited_20_Internet_20_Link">
https://www.ukrinform.ua/rubric-sports/3721432-rebrov-mi-tut-pokazuemo-so-ukraina-ziva-mi-graemo-u-futbol.html</text:a>
</text:p>
      <!--NEWS-->
      <text:h text:style-name="P10" text:outline-level="1">
<text:span text:style-name="T4">
Latvia refused to consider the request of the Russian director for granting asylum</text:span>
</text:h>
      <text:p text:style-name="P4">
Authors: Ukrinform (Person)</text:p>
      <text:p text:style-name="P4">
Publisher: Укринформ (Organization)</text:p>
      <text:p text:style-name="P4">
Published Time: 2023-06-11T18:25:33+03:00</text:p>
      <text:p text:style-name="P4">
Modified Time: 2023-06-11T18:25:33+03:00</text:p>
      <text:p text:style-name="P4">
Description: Latvia refused to consider the request for granting asylum, submitted by the director with the Russian Federation Sergey Potitsyn. - Ukrinform.</text:p>
      <text:p text:style-name="P4">
Images: ['<text:a xlink:type="simple" xlink:href="https://static.ukrinform.com/photos/2022_02/thumb_files/630_360_1645814843-702.jpg" text:style-name="Internet_20_link" text:visited-style-name="Visited_20_Internet_20_Link">
630_360_16458...</text:a>
']</text:p>
      <text:p text:style-name="P4">
Tags: ['Латвія', 'Росія', 'Режисер']</text:p>
      <text:p text:style-name="P4">
Type: Article</text:p>
      <!--METADATA-->
      <text:p text:style-name="P4">
<draw:frame draw:style-name="fr1" draw:name="Image167" text:anchor-type="as-char" svg:width="6.9236in" svg:height="3.956343in" draw:z-index="0">
<draw:image xlink:href="../Images/yкринформ/2023-06-11T18-25-33-03-00/630_360_1645814843-702.jpg" xlink:type="simple" xlink:show="embed" xlink:actuate="onLoad" draw:mime-type="image/jpeg"/>
</draw:frame>
Latvia has said to consider a request for asylum, submitted by the director with the RFSSKIPICIN.</text:p>
      <text:p text:style-name="P4">
As Ukrinform reports, it reports <text:a xlink:type="simple" xlink:href="http://rus.delfi.lv/news/daily/latvia/latviya-otkazalas-rassmatrivat-proshenie-rossijskogo-rezhissera-o-predostavlenii-ubezhischa.d" text:style-name="Internet_20_link" text:visited-style-name="Visited_20_Internet_20_Link">
Delfi</text:a>
.</text:p>
      <text:p text:style-name="P4">
Earlier, Dilipitsin stated that he did not support the war of the Russian Federation against Ukraine and express the readiness to integrate into Latvian society.</text:p>
      <text:p text:style-name="P4">
Now France has a shelter for the Russian director.</text:p>
      <text:p text:style-name="P4">
In the public decision of the administrative district court of June 1 it is assumed that a citizen <text:a xlink:type="simple" xlink:href="https://www.ukrinform.ua/tag-rosia" text:style-name="Internet_20_link" text:visited-style-name="Visited_20_Internet_20_Link">
RF</text:a>
He entered the EU Stone through Estonia on August 30, 2022. He had a Russian passport and a Schengen category "C" visa issued by France, the validity of June 2, 2022 to June 1, 2023.</text:p>
      <text:p text:style-name="P4">
The court's verdict does not indicate the name of the person, but the LETA agency found out about the theater director Sergiy Pititsyn from St. Petersburg, which is being placed in Latvian and Russian theaters.</text:p>
      <text:p text:style-name="P4">
On November 15, 2022, Plipitsyn appealed to the State Border Border with a statement of a refugee status or alternative status in Latvia. In April this year, the Latvian Citizenship and Migration Directorate(PMLP)Approval of the transfer of a man's request to France. The decision was made by the regulation of the European Parliament.</text:p>
      <text:p text:style-name="P4">
Disagreeing with the decision of the administration, the Russian appealed to the district administrative court. He claimed in court that he did not have a Russian passport because he was left in the State Border Service. And instead of a passport he was given a certificate of a person who seeks asylum in Latvia.</text:p>
      <text:p text:style-name="P4">
Sergey Pmipitsin disagreed with the PMLP decision also because it has the ability to work in Latvia. He is a director, earlier worked in Latvian theater: in 2009 - in Riga, in 2017 - in Valmierre, in 2019 - Uliepai. And on May 18 this year, the premiere of the play "Rebellion" took place at the Cesizian Theater. In the Cesesky Theater they want to continue cooperation with the director.</text:p>
      <text:p text:style-name="P4">
In addition, Plipicin is currently negotiating with the Joriks research Theater, and Deu September this year envisages a new performance. In addition, there are intervals with representatives of the Riga Russian Theater named after M. Chekhov, as well as the Zlyypay and Valmiere theaters.</text:p>
      <text:p text:style-name="P4">
Dilipicin states that he is where to live in Latvia, he studies Latvian and the Tagotok language to pass the state language.According to the director, he cannot return to the Russian Federation for political reasons because he does not support Moscow's war against Ukraine. That is why the applicant left the Russian Federation on August 29, 2022.</text:p>
      <text:p text:style-name="P4">
Another reason why the director cannot return to the Russian Federation is specific professional activity. According to Prypitsyn, in the Russian Federation he will not be able to realize in his profession, since the authorities will persecute it, he will not have the cost of existence, perhaps he may find repression or imprisonment.</text:p>
      <text:p text:style-name="P4">
Despite the evidence of the applicant, the Latvian court rejected the statement of the Russian theater register to cancel the PMLP decision.</text:p>
      <text:p text:style-name="P4">
The court noted that France, as a member of the EU, is generally able to protect human rights in its territory: France is considered a safe country and can be possible political asylum. It follows from the case file that the PMLP received a response from a competent French body that assumed a responsibility for consideration of the applicant's request for asylum.</text:p>
      <text:p text:style-name="P4">
<text:span text:style-name="T4">
 Read also: </text:span>
 <text:a xlink:type="simple" xlink:href="https://www.ukrinform.ua/rubric-world/3712580-litva-stala-castise-vidmovlati-rosianam-ta-bilorusam-u-posvidci-na-prozivanna.html" text:style-name="Internet_20_link" text:visited-style-name="Visited_20_Internet_20_Link">
<text:span text:style-name="T4">
 Lithuania </text:span>
 <text:span text:style-name="T4">
 FACK </text:span>
 <text:span text:style-name="T4">
 more often </text:span>
 <text:span text:style-name="T4">
 </text:span>
 denial <text:span text:style-name="T4">
<text:span text:style-name="T5">
* to the Russians </text:span>
* and </text:span>
 Belarus <text:span text:style-name="T4">
 U </text:span>
 Certificate <text:span text:style-name="T4">
 on </text:span>
 accommodation <text:span text:style-name="T4">
 accommodation </text:span>
 *</text:a>
As reported by Ukrinform, in Estonia the Department of Police and Border Guards Proposal of the Security Police(Capo)<text:a xlink:type="simple" xlink:href="https://www.ukrinform.ua/rubric-world/3720810-estonia-anuluvala-posvidku-na-postijne-prozivanna-aktivistci-bezsmertnogo-polku.html" text:style-name="Internet_20_link" text:visited-style-name="Visited_20_Internet_20_Link">
canceled the permanent residence permit</text:a>
In the country of the Proprosian activist Zoe Palyar.</text:p>
      <text:p text:style-name="P4">
News Source: <text:a xlink:type="simple" xlink:href="https://www.ukrinform.ua/rubric-world/3721434-latvia-vidmovilasa-rozgladati-prohanna-rosijskogo-rezisera-pro-nadanna-pritulku.html" text:style-name="Internet_20_link" text:visited-style-name="Visited_20_Internet_20_Link">
https://www.ukrinform.ua/rubric-world/3721434-latvia-vidmovilasa-rozgladati-prohanna-rosijskogo-rezisera-pro-nadanna-pritulku.html</text:a>
</text:p>
      <!--NEWS-->
      <text:h text:style-name="P10" text:outline-level="1">
<text:span text:style-name="T4">
More single contributions and own income: As the Pension Fund replenished</text:span>
</text:h>
      <text:p text:style-name="P4">
Authors: Ukrinform (Person)</text:p>
      <text:p text:style-name="P4">
Publisher: Укринформ (Organization)</text:p>
      <text:p text:style-name="P4">
Published Time: 2023-06-11T18:33:00+03:00</text:p>
      <text:p text:style-name="P4">
Modified Time: 2023-06-11T18:33:00+03:00</text:p>
      <text:p text:style-name="P4">
Description: In January-May 2023, the Pension Fund of Ukraine (PFU) received UAH 163 billion in revenues from the ESA, which is UAH 15.4 billion more than planned. - Ukrinform.</text:p>
      <text:p text:style-name="P4">
Images: ['<text:a xlink:type="simple" xlink:href="https://static.ukrinform.com/photos/2018_10/thumb_files/630_360_1539178844-949.jpeg" text:style-name="Internet_20_link" text:visited-style-name="Visited_20_Internet_20_Link">
630_360_15391...</text:a>
']</text:p>
      <text:p text:style-name="P4">
Tags: ['Пенсійний фонд', 'Податки', 'Гроші']</text:p>
      <text:p text:style-name="P4">
Type: Article</text:p>
      <!--METADATA-->
      <text:p text:style-name="P4">
<draw:frame draw:style-name="fr1" draw:name="Image168" text:anchor-type="as-char" svg:width="6.9236in" svg:height="3.956343in" draw:z-index="0">
<draw:image xlink:href="../Images/yкринформ/2023-06-11T18-33-00-03-00/630_360_1539178844-949.jpeg" xlink:type="simple" xlink:show="embed" xlink:actuate="onLoad" draw:mime-type="image/jpeg"/>
</draw:frame>
Scave-May 2023 Pension Fund of Ukraine(PFU)He received 163 billion UAH of ESA, which is UAH 15.4 billion more than planned.</text:p>
      <text:p text:style-name="P4">
About it reports the Pension Fund of Ukraine in <text:a xlink:type="simple" xlink:href="https://www.facebook.com/pfu.gov.ua/posts/pfbid0wuJ9Rk7bWN5H4eEEam778aBJCiU5eWNz74i6RVwZ1PeqwBSzPxJMBbBQ7R9Tazdnl" text:style-name="Internet_20_link" text:visited-style-name="Visited_20_Internet_20_Link">
Facebook</text:a>
, reports Ukrinform.</text:p>
      <text:p text:style-name="P4">
According to the published data, during January-May 2023, the budgetary fund, in fact, received UAH 163.0 billion from payment of a single-social contribution, divided into compulsory state pension. This is UAH 15.4 billion more than planned.</text:p>
      <text:p text:style-name="P4">
In general, PFU's own income(part of social contribution + other payments)The specified period amounted to UAH 175.6 billion, which is UAH 29.2 billion more than the 2022 incident.</text:p>
      <text:p text:style-name="P4">
In addition, UAH 103.3 billion was transferred from the State Budget to financing pension payments over the first five months of the year(+33.2 billion UAH of 2022).</text:p>
      <text:p text:style-name="P4">
<text:span text:style-name="T4">
Читайте також:</text:span>
 <text:a xlink:type="simple" xlink:href="https://www.ukrinform.ua/rubric-society/3719705-subsidii-ucasnikam-bojovih-dij-priznacatime-pensijnij-fond.html" text:style-name="Internet_20_link" text:visited-style-name="Visited_20_Internet_20_Link">
 Субсидії учасникам бойових дій призначатиме Пенсійнийфонд </text:a>
22.3 billion UAH was received for the payment of housing subsidies and benefits to PFU, and 10.9 billion UAH.</text:p>
      <text:p text:style-name="P4">
As it was reported, for social payments in January-May 2023 from the state <text:a xlink:type="simple" xlink:href="https://www.ukrinform.ua/tag-budzet" text:style-name="Internet_20_link" text:visited-style-name="Visited_20_Internet_20_Link">
budget</text:a>
UAH 194.8 billion was allocated, UAH 38.8 billion in May.</text:p>
      <text:p text:style-name="P4">
News Source: <text:a xlink:type="simple" xlink:href="https://www.ukrinform.ua/rubric-economy/3721439-bilse-edinih-vneskiv-i-vlasnih-dohodiv-ak-popovnuvavsa-pensijnij-fond-za-pat-misaciv.html" text:style-name="Internet_20_link" text:visited-style-name="Visited_20_Internet_20_Link">
https://www.ukrinform.ua/rubric-economy/3721439-bilse-edinih-vneskiv-i-vlasnih-dohodiv-ak-popovnuvavsa-pensijnij-fond-za-pat-misaciv.html</text:a>
</text:p>
      <!--NEWS-->
      <text:h text:style-name="P10" text:outline-level="1">
<text:span text:style-name="T4">
Evacuation boat shelling in Kherson region: three dead, ten wounded</text:span>
</text:h>
      <text:p text:style-name="P4">
Authors: Ukrinform (Person)</text:p>
      <text:p text:style-name="P4">
Publisher: Укринформ (Organization)</text:p>
      <text:p text:style-name="P4">
Published Time: 2023-06-11T18:39:00+03:00</text:p>
      <text:p text:style-name="P4">
Modified Time: 2023-06-11T18:39:00+03:00</text:p>
      <text:p text:style-name="P4">
Description: As a result of the attack by the Russians, a boat evacuated by civilians from the temporarily occupied left bank of Kherson region, three people were killed and ten were injured. - Ukrinform.</text:p>
      <text:p text:style-name="P4">
Images: ['<text:a xlink:type="simple" xlink:href="https://static.ukrinform.com/photos/2018_10/thumb_files/630_360_1538997483-946.jpg" text:style-name="Internet_20_link" text:visited-style-name="Visited_20_Internet_20_Link">
630_360_15389...</text:a>
']</text:p>
      <text:p text:style-name="P4">
Tags: ['Евакуація', 'Херсонщина', 'Обстріл', 'Поранені', 'Загибель']</text:p>
      <text:p text:style-name="P4">
Type: Article</text:p>
      <!--METADATA-->
      <text:p text:style-name="P4">
<draw:frame draw:style-name="fr1" draw:name="Image171" text:anchor-type="as-char" svg:width="6.9236in" svg:height="3.956343in" draw:z-index="0">
<draw:image xlink:href="../Images/yкринформ/2023-06-11T18-39-00-03-00/630_360_1538997483-946.jpg" xlink:type="simple" xlink:show="embed" xlink:actuate="onLoad" draw:mime-type="image/jpeg"/>
</draw:frame>
In addition, the Russians of the boat, which evacuated civilians from the temporarily occupied coast of Kherson region, three people were killed, ten were injured.</text:p>
      <text:p text:style-name="P4">
This was reported in <text:a xlink:type="simple" xlink:href="http://t.me/olexandrprokudin/636" text:style-name="Internet_20_link" text:visited-style-name="Visited_20_Internet_20_Link">
telegram</text:a>
Oleksandr Proudin, the head of the Church, Ukrinform reports.</text:p>
      <text:p text:style-name="P4">
"Due to the shelling of the boat, which was evacuated by people from the left shore, the injured people. Three peaceful people were killed, ten more were injured, two of them law enforcement officers," the message reads.</text:p>
      <text:p text:style-name="P4">
Proudin noted that a 74-year-old man, when the enemy opened the fire, covered the woman with his own. The Russians shot him in the back. He died from the injuries, doctors did not have time to help him.</text:p>
      <text:p text:style-name="P4">
<text:span text:style-name="T4">
 Read also: </text:span>
 <text:a xlink:type="simple" xlink:href="https://www.ukrinform.ua/rubric-ato/3720913-rosiani-obstrilali-volonteriv-u-hersoni-e-poraneni.html" text:style-name="Internet_20_link" text:visited-style-name="Visited_20_Internet_20_Link">
invaders <text:span text:style-name="T4">
 fire </text:span>
 Volunteers fir in Kherson, Eporanne</text:a>
As it was reported, at the village of Kozatsk in <text:a xlink:type="simple" xlink:href="https://www.ukrinform.ua/tag-hersonsina" text:style-name="Internet_20_link" text:visited-style-name="Visited_20_Internet_20_Link">
Kherson region</text:a>
The invaders have dropped two managed aircraft.</text:p>
      <text:p text:style-name="P4">
News Source: <text:a xlink:type="simple" xlink:href="https://www.ukrinform.ua/rubric-regions/3721442-obstril-evakuacijnogo-covna-na-hersonsini-troe-zagiblih-desatero-poranenih.html" text:style-name="Internet_20_link" text:visited-style-name="Visited_20_Internet_20_Link">
https://www.ukrinform.ua/rubric-regions/3721442-obstril-evakuacijnogo-covna-na-hersonsini-troe-zagiblih-desatero-poranenih.html</text:a>
</text:p>
      <!--NEWS-->
      <text:h text:style-name="P10" text:outline-level="1">
<text:span text:style-name="T4">
In the Kakhovka reservoir sites, ammunition is found even in the Second World War</text:span>
</text:h>
      <text:p text:style-name="P4">
Authors: Ukrinform (Person)</text:p>
      <text:p text:style-name="P4">
Publisher: Укринформ (Organization)</text:p>
      <text:p text:style-name="P4">
Published Time: 2023-06-11T18:41:00+03:00</text:p>
      <text:p text:style-name="P4">
Modified Time: 2023-06-11T18:41:00+03:00</text:p>
      <text:p text:style-name="P4">
Description: The Kakhovsky Reservoir Waters are contaminated with ammunition, including the Second World War - in one day of explosion equipment carried out five controlled blades. - Ukrinform.</text:p>
      <text:p text:style-name="P4">
Images: ['<text:a xlink:type="simple" xlink:href="https://static.ukrinform.com/photos/2023_06/thumb_files/630_360_1686497605-508.jpg" text:style-name="Internet_20_link" text:visited-style-name="Visited_20_Internet_20_Link">
630_360_16864...</text:a>
']</text:p>
      <text:p text:style-name="P4">
Tags: ['МВС', 'Боєприпаси', 'Війна з Росією', 'Каховське водосховище']</text:p>
      <text:p text:style-name="P4">
Type: Article</text:p>
      <!--METADATA-->
      <text:p text:style-name="P4">
<draw:frame draw:style-name="fr1" draw:name="Image172" text:anchor-type="as-char" svg:width="6.9236in" svg:height="3.956343in" draw:z-index="0">
<draw:image xlink:href="../Images/yкринформ/2023-06-11T18-41-00-03-00/630_360_1686497605-508.jpg" xlink:type="simple" xlink:show="embed" xlink:actuate="onLoad" draw:mime-type="image/jpeg"/>
</draw:frame>
The water area is contaminated with ammunition, including the time of the Second World War - in one day of explosion equipment carried out five controlled blasting.</text:p>
      <text:p text:style-name="P4">
About it reports in <text:a xlink:type="simple" xlink:href="http://t.me/mvs_ukraine/26261" text:style-name="Internet_20_link" text:visited-style-name="Visited_20_Internet_20_Link">
telegram</text:a>
The press service of the Ministry of Internal Affairs, Ukrinform reports.</text:p>
      <text:p text:style-name="P4">
"In the areas of Kakhovka reservoir, ammunition is found, in particular even the Second World War. This became known during the meeting .</text:p>
      <text:p text:style-name="P4">
<text:span text:style-name="T4">
 Read also: </text:span>
 <text:a xlink:type="simple" xlink:href="https://www.ukrinform.ua/rubric-regions/3721400-na-morske-uzberezza-odesini-vineslo-dvi-rickovi-mini.html" text:style-name="Internet_20_link" text:visited-style-name="Visited_20_Internet_20_Link">
on the seashore of Odessa region brought two river <text:span text:style-name="T4">
 mines </text:span>
</text:a>
The Ministry of Internal Affairs noted that explosive objects are a particular danger. On June 10, 5 controlled blades were conducted. Access to the coast for civilians is strictly forbidden.</text:p>
      <text:p text:style-name="P4">
In addition, <text:a xlink:type="simple" xlink:href="https://mvs.gov.ua/uk/news/na-diliankax-kaxovskogo-vodosxovishha-viiavliaiut-bojepripasi-zokrema-navit-casiv-drugoyi-svitovoyi-viini" text:style-name="Internet_20_link" text:visited-style-name="Visited_20_Internet_20_Link">
noted</text:a>
In the Ministry of Internal Affairs, due to constant shelling by Russian troops, water storage facilities are polluted with modern ammunition.</text:p>
      <text:p text:style-name="P4">
<text:span text:style-name="T4">
 Read also: </text:span>
 <text:a xlink:type="simple" xlink:href="https://www.ukrinform.ua/rubric-ato/3721428-pidpilla-vstanovlue-osobi-bezposerednih-ucasnikiv-pidrivu-kahovskoi-ges.html" text:style-name="Internet_20_link" text:visited-style-name="Visited_20_Internet_20_Link">
Underground sets the persons of the direct participants of the blast <text:span text:style-name="T4">
 Kakhovsk </text:span>
 its hydroelectric power station</text:a>
As <text:a xlink:type="simple" xlink:href="https://www.ukrinform.ua/rubric-other_news/3720776-pidriv-rosianami-kahovskoi-ges-usi-novini.html" text:style-name="Internet_20_link" text:visited-style-name="Visited_20_Internet_20_Link">
reported</text:a>
Ukrinform, on the night of June 6, blew up the Kakhovsk hydroelectric power station. As a result of this terrorist attack, the territories of Kherson and Mykolaiv regions occurred. Instead, the level of water in the Kakhovka reservoir decreased to 9.1 m, at a rate of 16.5 m.</text:p>
      <text:p text:style-name="P4">
News Source: <text:a xlink:type="simple" xlink:href="https://www.ukrinform.ua/rubric-regions/3721441-na-dilankah-kahovskogo-vodoshovisa-viavlaut-boepripasi-navit-casiv-drugoi-svitovoi.html" text:style-name="Internet_20_link" text:visited-style-name="Visited_20_Internet_20_Link">
https://www.ukrinform.ua/rubric-regions/3721441-na-dilankah-kahovskogo-vodoshovisa-viavlaut-boepripasi-navit-casiv-drugoi-svitovoi.html</text:a>
</text:p>
      <!--NEWS-->
      <text:h text:style-name="P10" text:outline-level="1">
<text:span text:style-name="T4">
The Armed Forces were released in Nescny in Donetsk region</text:span>
</text:h>
      <text:p text:style-name="P4">
Authors: Ukrinform (Person)</text:p>
      <text:p text:style-name="P4">
Publisher: Укринформ (Organization)</text:p>
      <text:p text:style-name="P4">
Published Time: 2023-06-11T18:47:00+03:00</text:p>
      <text:p text:style-name="P4">
Modified Time: 2023-06-11T18:47:00+03:00</text:p>
      <text:p text:style-name="P4">
Description: The Armed Forces of Ukraine released the village of Neskachny in Donetsk region from the Russian invaders. - Ukrinform.</text:p>
      <text:p text:style-name="P4">
Images: ['<text:a xlink:type="simple" xlink:href="https://static.ukrinform.com/photos/2023_06/thumb_files/630_360_1686291714-846.jpg" text:style-name="Internet_20_link" text:visited-style-name="Visited_20_Internet_20_Link">
630_360_16862...</text:a>
']</text:p>
      <text:p text:style-name="P4">
Tags: None</text:p>
      <text:p text:style-name="P4">
Type: Article</text:p>
      <!--METADATA-->
      <text:p text:style-name="P4">
<draw:frame draw:style-name="fr1" draw:name="Image173" text:anchor-type="as-char" svg:width="6.9236in" svg:height="3.956343in" draw:z-index="0">
<draw:image xlink:href="../Images/yкринформ/2023-06-11T18-47-00-03-00/630_360_1686291714-846.jpg" xlink:type="simple" xlink:show="embed" xlink:actuate="onLoad" draw:mime-type="image/jpeg"/>
</draw:frame>
The armeds of Ukraine released the village of Neskchuny in the Donetsk region from the Russian invaders.</text:p>
      <text:p text:style-name="P4">
According to Ukrinform, the 7th Separate Battalion of the Ukrainian Volunteer Army of the 129th Armed Forces of the Armed Forces of the Armed Forces reports on [Facebook].(https://m.facebook.com/watch/?v=1058542928884905&amp;_rdr).</text:p>
      <text:p text:style-name="P4">
"On June 10, 2023, the 7th Separate Battalion" ARI "of the Ukrainian Volunteer Army of the 129th Armed Forces of the Armed Forces of the Armed Forces under the command of Major Grishkolexander, the second" Macedonka "liberated the village of Neskachny Velikunovosilkivska Volnovakha region of Donetsk region.</text:p>
      <text:p text:style-name="P4">
<text:span text:style-name="T4">
 Read also: </text:span>
 [in defense forces told about liberation <text:span text:style-name="T4">
 fertile </text:span>
(https://www.ukrinform.ua/rubric-ato/3721406-u-silah-oboroni-rozpovili-pro-vizvolenna-blagodatnogo.html)As reported by Ukrinform, Ukrainian soldiers were released from Russian invaders <text:a xlink:type="simple" xlink:href="https://m.facebook.com/watch/" text:style-name="Internet_20_link" text:visited-style-name="Visited_20_Internet_20_Link">
the village of Blessed</text:a>
Udonetsk region. h</text:p>
      <text:p text:style-name="P4">
News Source: <text:a xlink:type="simple" xlink:href="https://www.ukrinform.ua/rubric-ato/3721444-zsu-zvilnili-neskucne-u-doneckij-oblasti.html" text:style-name="Internet_20_link" text:visited-style-name="Visited_20_Internet_20_Link">
https://www.ukrinform.ua/rubric-ato/3721444-zsu-zvilnili-neskucne-u-doneckij-oblasti.html</text:a>
</text:p>
      <!--NEWS-->
      <text:h text:style-name="P10" text:outline-level="1">
<text:span text:style-name="T4">
Another 95 Ukrainian defenders returned from captivity</text:span>
</text:h>
      <text:p text:style-name="P4">
Authors: Ukrinform (Person)</text:p>
      <text:p text:style-name="P4">
Publisher: Укринформ (Organization)</text:p>
      <text:p text:style-name="P4">
Published Time: 2023-06-11T18:48:00+03:00</text:p>
      <text:p text:style-name="P4">
Modified Time: 2023-06-11T18:48:00+03:00</text:p>
      <text:p text:style-name="P4">
Description: Ukraine, as part of the next exchange of prisoners, returned 95 more of its defenders. - Ukrinform.</text:p>
      <text:p text:style-name="P4">
Images: ['<text:a xlink:type="simple" xlink:href="https://static.ukrinform.com/photos/2023_06/thumb_files/630_360_1686498538-295.jpg" text:style-name="Internet_20_link" text:visited-style-name="Visited_20_Internet_20_Link">
630_360_16864...</text:a>
']</text:p>
      <text:p text:style-name="P4">
Tags: ['Нацгвардія', 'Обмін', 'Прикордонники', 'Військові', 'Полонені', 'Єрмак', 'Війна з Росією']</text:p>
      <text:p text:style-name="P4">
Type: Article</text:p>
      <!--METADATA-->
      <text:p text:style-name="P4">
<draw:frame draw:style-name="fr1" draw:name="Image174" text:anchor-type="as-char" svg:width="6.9236in" svg:height="3.956343in" draw:z-index="0">
<draw:image xlink:href="../Images/yкринформ/2023-06-11T18-48-00-03-00/630_360_1686498538-295.jpg" xlink:type="simple" xlink:show="embed" xlink:actuate="onLoad" draw:mime-type="image/jpeg"/>
</draw:frame>
Ukraine has returned 95 more of its defenders to the next exchange of prisoners.</text:p>
      <text:p text:style-name="P4">
This was reported by Presidential Office Andriy Ermak in <text:a xlink:type="simple" xlink:href="https://t.me/ermaka2022/2918" text:style-name="Internet_20_link" text:visited-style-name="Visited_20_Internet_20_Link">
Telegram</text:a>
, reports Ukrinform.</text:p>
      <text:p text:style-name="P4">
"Exchange of prisoners. We return home 95 of our people. The List of the Armed Forces, the National Guard, as well as the border guards," the statement said.</text:p>
      <text:p text:style-name="P4">
Among them are 93 ordinary and sergeants and two officers.</text:p>
      <text:p text:style-name="P4">
"Also managed to return the participants of the special operation who flew on the helicopter in the stroke <text:a xlink:type="simple" xlink:href="https://www.ukrinform.ua/tag-mariupol" text:style-name="Internet_20_link" text:visited-style-name="Visited_20_Internet_20_Link">
Mariupol</text:a>
, at Azovstal. Many of our captives were wounded, "Yermak said.</text:p>
      <text:p text:style-name="P4">
As I specified in <text:a xlink:type="simple" xlink:href="http://t.me/Koord_shtab/1203" text:style-name="Internet_20_link" text:visited-style-name="Visited_20_Internet_20_Link">
teregram</text:a>
The coordination headquarters of inquiries of prisoners of war, this time, the liberation of several military sailors, 11 border guards, 29 National Guards and 51 representative of the Armed Forces, including 15 territorial defense fighters, succeeded from captivity. All are liberated - men.</text:p>
      <text:p text:style-name="P4">
It is noted that the exchange has become possible due to the difficult negotiations that the coordination. In particular, it was possible to return the defenders who were in the Wagner Group and the Chechen Special Forces "Akhmat".</text:p>
      <text:p text:style-name="P4">
From the military, which Ukraine returned this time, 27 defended Donetsk. Among the liberated are the defenders of Kharkiv, Zaporizhia, Kherson, Lugansk and Sumy directions.</text:p>
      <text:p text:style-name="P4">
"Among the liberated Ukrainians, three had the status of" finding a person.</text:p>
      <text:p text:style-name="P4">
In particular, the military musician of the 36th brigade, a naval infantry, returned from captivity.</text:p>
      <text:p text:style-name="P4">
Four liberated - with serious injuries. One has a significant weight loss(30 kilograms), there is a military with a complication of diseases.</text:p>
      <text:p text:style-name="P4">
"All of them will receive the necessary rehabilitation and meet with the relatives, who have been unwilling for many months," the headquarters said.</text:p>
      <text:p text:style-name="P4">
<text:span text:style-name="T4">
 Read also: </text:span>
 [negotiations on the liberation of prisoners are conducted with the subjects(https://www.ukrinform.ua/rubric-ato/3714955-peregovori-pro-vizvolenna-polonenih-vedutsa-z-subektami-u-rf-i-na-tot-ukraini-koordstab.html)As <text:a xlink:type="simple" xlink:href="https://www.ukrinform.ua/rubric-ato/3719799-na-peremovinah-pro-obmin-ukraina-akcentue-na-povernenni-z-polonu-vazkoporanenih-koordstab.html" text:style-name="Internet_20_link" text:visited-style-name="Visited_20_Internet_20_Link">
reported</text:a>
, during the negotiations on the exchange of prisoners of war, the Ukrainian castor, emphasizes every time the return of seriously wounded and seriously ill defenders.</text:p>
      <text:p text:style-name="P4">
News Source: <text:a xlink:type="simple" xlink:href="https://www.ukrinform.ua/rubric-ato/3721443-se-95-ukrainskih-zahisnikiv-povernulisa-z-polonu.html" text:style-name="Internet_20_link" text:visited-style-name="Visited_20_Internet_20_Link">
https://www.ukrinform.ua/rubric-ato/3721443-se-95-ukrainskih-zahisnikiv-povernulisa-z-polonu.html</text:a>
</text:p>
      <!--NEWS-->
      <text:h text:style-name="P10" text:outline-level="1">
<text:span text:style-name="T4">
Ukrainians will not feel critical shortage of products due to Kakhovka hydroelectric power hydroe</text:span>
</text:h>
      <text:p text:style-name="P4">
Authors: Ukrinform (Person)</text:p>
      <text:p text:style-name="P4">
Publisher: Укринформ (Organization)</text:p>
      <text:p text:style-name="P4">
Published Time: 2023-06-11T18:55:00+03:00</text:p>
      <text:p text:style-name="P4">
Modified Time: 2023-06-11T18:55:00+03:00</text:p>
      <text:p text:style-name="P4">
Description: This year, the critical shortage of agricultural products due to the undermining of the Kakhovka hydroelectric power station and flooding of the South Ukrainian consumers will not feel. - Ukrinform.</text:p>
      <text:p text:style-name="P4">
Images: ['<text:a xlink:type="simple" xlink:href="https://static.ukrinform.com/photos/2023_06/thumb_files/630_360_1686071198-382.jpeg" text:style-name="Internet_20_link" text:visited-style-name="Visited_20_Internet_20_Link">
630_360_16860...</text:a>
']</text:p>
      <text:p text:style-name="P4">
Tags: ['Каховська ГЕС', 'Єдині новини', 'Агропродукція']</text:p>
      <text:p text:style-name="P4">
Type: Article</text:p>
      <!--METADATA-->
      <text:p text:style-name="P4">
<draw:frame draw:style-name="fr1" draw:name="Image175" text:anchor-type="as-char" svg:width="6.9236in" svg:height="3.956343in" draw:z-index="0">
<draw:image xlink:href="../Images/yкринформ/2023-06-11T18-55-00-03-00/630_360_1686071198-382.jpeg" xlink:type="simple" xlink:show="embed" xlink:actuate="onLoad" draw:mime-type="image/jpeg"/>
</draw:frame>
Ukrainian consumers will not feel this year's critical deficit of agricultural products due to the undermining of the Kakhovka hydroelectric power station.</text:p>
      <text:p text:style-name="P4">
The Minister of Agrarian Policy and Food of Ukraine Vitaliy Golovnya reports on the national telephone "Unified News" on the air of the Unified News, Ukrinform reports.</text:p>
      <text:p text:style-name="P4">
“We will not feel critical shortage of products this year. Because last year, they have already lost a large part of agricultural land in the region, and our farmers were able to refocus. In particular, other regions have reached out a considerable volume of production, especially vegetables, ”said Chief.</text:p>
      <text:p text:style-name="P4">
At the same time, as a result of the blasting of the Kakhovka hydroelectric power station, Ukraine will lose a certain part of the ultrasound <text:a xlink:type="simple" xlink:href="https://www.ukrinform.ua/tag-zerno" text:style-name="Internet_20_link" text:visited-style-name="Visited_20_Internet_20_Link">
grain</text:a>
. However, these losses will not be significant.</text:p>
      <text:p text:style-name="P4">
“In general, we will lose a certain amount of grain, but the main parts of the lands in the south are located on the Left Bank of the Dnieper. The Right -Bank of the Territory is the so -called gray zone. Farmers and so little were grown there, because there are constantly "arrivals", then hostilities. Therefore, it will definitely not be worse than last year, ”the Deputy Minister said.</text:p>
      <text:p text:style-name="P4">
*!(https://www.ukrinform.ua/rubric-economy/3719420-pidriv-kahovskoi-ges-zbitki-dla-ribnoi-galuzi-ocinuut-u-105-milarda.html)It has been reported that direct and indirect losses of the Ukrainian agricultural sector from Podrivkakhovsky hydroelectric power station <text:a xlink:type="simple" xlink:href="https://www.ukrinform.ua/rubric-economy/3720710-vtrati-agrosektoru-vid-pidrivu-kahovskoi-ges-mozut-zrosti-do-bils-ak-10-milardiv-visockij.html" text:style-name="Internet_20_link" text:visited-style-name="Visited_20_Internet_20_Link">
may grow</text:a>
up to more than $ 10 billion. The United States is due to the full implementation of agricultural activities of the named territories.</text:p>
      <text:p text:style-name="P4">
<text:span text:style-name="T5">
Foto: Planet Labs</text:span>
</text:p>
      <text:p text:style-name="P4">
News Source: <text:a xlink:type="simple" xlink:href="https://www.ukrinform.ua/rubric-economy/3721448-kriticnogo-deficitu-produktiv-cerez-pidriv-kahovskoi-ges-ukrainci-ne-vidcuut-minagropolitiki.html" text:style-name="Internet_20_link" text:visited-style-name="Visited_20_Internet_20_Link">
https://www.ukrinform.ua/rubric-economy/3721448-kriticnogo-deficitu-produktiv-cerez-pidriv-kahovskoi-ges-ukrainci-ne-vidcuut-minagropolitiki.html</text:a>
</text:p>
      <!--NEWS-->
      <text:h text:style-name="P10" text:outline-level="1">
<text:span text:style-name="T4">
In Germany, 580 crimes committed by the eco -activists of the "last generation" were recorded</text:span>
</text:h>
      <text:p text:style-name="P4">
Authors: Ukrinform (Person)</text:p>
      <text:p text:style-name="P4">
Publisher: Укринформ (Organization)</text:p>
      <text:p text:style-name="P4">
Published Time: 2023-06-11T19:02:00+03:00</text:p>
      <text:p text:style-name="P4">
Modified Time: 2023-06-11T19:02:00+03:00</text:p>
      <text:p text:style-name="P4">
Description: German Minister of Internal Affairs Nancy Feser said that climate activists of the "last generation" group responsible for 580 criminal offenses committed since the beginning of last year. - Ukrinform.</text:p>
      <text:p text:style-name="P4">
Images: ['<text:a xlink:type="simple" xlink:href="https://static.ukrinform.com/photos/2023_06/thumb_files/630_360_1686499820-104.jpg" text:style-name="Internet_20_link" text:visited-style-name="Visited_20_Internet_20_Link">
630_360_16864...</text:a>
']</text:p>
      <text:p text:style-name="P4">
Tags: ['Екологія', 'Німеччина', 'Поліція', 'Протест']</text:p>
      <text:p text:style-name="P4">
Type: Article</text:p>
      <!--METADATA-->
      <text:p text:style-name="P4">
<draw:frame draw:style-name="fr1" draw:name="Image176" text:anchor-type="as-char" svg:width="6.9236in" svg:height="3.956343in" draw:z-index="0">
<draw:image xlink:href="../Images/yкринформ/2023-06-11T19-02-00-03-00/630_360_1686499820-104.jpg" xlink:type="simple" xlink:show="embed" xlink:actuate="onLoad" draw:mime-type="image/jpeg"/>
</draw:frame>
Nancy Feser said Nancy Feser that the latter generation's climate activation of the "last generation" responsible for 580 criminal offenses committed since the beginning of last year.</text:p>
      <text:p text:style-name="P4">
As Ukrinform reports, it reports <text:a xlink:type="simple" xlink:href="https://www.telegraphindia.com/world/germany-records-580-offenses-committed-by-climate-activist-group-last-generation/cid/1944189" text:style-name="Internet_20_link" text:visited-style-name="Visited_20_Internet_20_Link">
The Telegraph</text:a>
.</text:p>
      <text:p text:style-name="P4">
Fezer added that since the beginning of 2022 "740 people got into the field of view of the police."</text:p>
      <text:p text:style-name="P4">
It is noted that the group raised the public's awareness of the change in the variation, using conflicting protests in <text:a xlink:type="simple" xlink:href="https://www.ukrinform.ua/tag-nimeccina" text:style-name="Internet_20_link" text:visited-style-name="Visited_20_Internet_20_Link">
Germany</text:a>
, including numerous street actors.</text:p>
      <text:p text:style-name="P4">
Most of the offenses that are charged with the group members relate to activation and property damage.</text:p>
      <text:p text:style-name="P4">
In justifying police intervention, Feser made it clear that activists were not higher and could not "violate the rights of others." Speaking about the methods of protest used by the group, she said: "This does not contribute to climate protection."</text:p>
      <text:p text:style-name="P4">
The participants of the "last generation" group justify their actions by the fact that their rights are destroyed by companies, officials and individuals who take non -adequate measures to protect the environment and increase the likelihood of catastrophic future effects of climate change.</text:p>
      <text:p text:style-name="P4">
<text:span text:style-name="T4">
 Read also: </text:span>
 <text:a xlink:type="simple" xlink:href="https://www.ukrinform.ua/rubric-world/3713611-u-nimeccini-policia-provodit-obsuki-v-ekoaktivistiv.html" text:style-name="Internet_20_link" text:visited-style-name="Visited_20_Internet_20_Link">
in Germany, police searches for eco -activists</text:a>
As reported by Ukrinform, in March 2023, climate activists in the Hague had already taken out for the demonstration and blocked the A12 motorway.</text:p>
      <text:p text:style-name="P4">
Then more than 3,000 protesters participated in the blockade.</text:p>
      <text:p text:style-name="P4">
<text:span text:style-name="T5">
Foto: dw</text:span>
</text:p>
      <text:p text:style-name="P4">
News Source: <text:a xlink:type="simple" xlink:href="https://www.ukrinform.ua/rubric-world/3721455-u-nimeccini-zafiksuvali-580-zlociniv-skoenih-ekoaktivistami-ostannogo-pokolinna.html" text:style-name="Internet_20_link" text:visited-style-name="Visited_20_Internet_20_Link">
https://www.ukrinform.ua/rubric-world/3721455-u-nimeccini-zafiksuvali-580-zlociniv-skoenih-ekoaktivistami-ostannogo-pokolinna.html</text:a>
</text:p>
      <!--NEWS-->
      <text:h text:style-name="P10" text:outline-level="1">
<text:span text:style-name="T4">
Ferrari for the first time since 1965 won "24 hours of Le-Man"</text:span>
</text:h>
      <text:p text:style-name="P4">
Authors: Ukrinform (Person)</text:p>
      <text:p text:style-name="P4">
Publisher: Укринформ (Organization)</text:p>
      <text:p text:style-name="P4">
Published Time: 2023-06-11T19:08:15+03:00</text:p>
      <text:p text:style-name="P4">
Modified Time: 2023-06-11T19:08:15+03:00</text:p>
      <text:p text:style-name="P4">
Description: For the first time in six years the race was won by a new team. - Ukrinform.</text:p>
      <text:p text:style-name="P4">
Images: ['<text:a xlink:type="simple" xlink:href="https://static.ukrinform.com/photos/2023_06/thumb_files/630_360_1686499570-886.jpg" text:style-name="Internet_20_link" text:visited-style-name="Visited_20_Internet_20_Link">
630_360_16864...</text:a>
']</text:p>
      <text:p text:style-name="P4">
Tags: ['Формула-1']</text:p>
      <text:p text:style-name="P4">
Type: Article</text:p>
      <!--METADATA-->
      <text:p text:style-name="P4">
<draw:frame draw:style-name="fr1" draw:name="Image177" text:anchor-type="as-char" svg:width="6.9236in" svg:height="3.956343in" draw:z-index="0">
<draw:image xlink:href="../Images/yкринформ/2023-06-11T19-08-15-03-00/630_360_1686499570-886.jpg" xlink:type="simple" xlink:show="embed" xlink:actuate="onLoad" draw:mime-type="image/jpeg"/>
</draw:frame>
For the first time, a new team won the race.</text:p>
      <text:p text:style-name="P4">
The Ferrari team won the 24 hours of Le-Man's endurance race, which was reached in France, Ukrinform reports.</text:p>
      <text:p text:style-name="P4">
Former Formula-1 racer Antonio Giovinacetsi, Alessandro Pierre Guvidi and James Kalado performed in Ferrari.</text:p>
      <text:p text:style-name="P4">
At the Ferrari finish, the Toota crew was ahead of Brandonozhartley, Sebastian Buemi and Rio Khiracava.</text:p>
      <text:p text:style-name="P4">
For Ferrari "this is the first victory in Le-Man since 1965. The last team of Bralazhmadkaya in the competition in 1973, when she took second place.</text:p>
      <text:p text:style-name="P4">
This year, "24 hours of Le-Man" was held a hundred times in history.</text:p>
      <text:p text:style-name="P4">
<text:span text:style-name="T4">
 Read also: </text:span>
 <text:a xlink:type="simple" xlink:href="https://www.ukrinform.ua/rubric-sports/3718204-formula1-granpri-ispanii2023-ferstappen-zdobuv-peremogu.html" text:style-name="Internet_20_link" text:visited-style-name="Visited_20_Internet_20_Link">
"<text:span text:style-name="T4">
 formula </text:span>
 -1", Grand Prix of Spain-2023: Ferstappenized Victory</text:a>
Start Gonzi Davu “Lakers” forward Lebron James.</text:p>
      <text:p text:style-name="P4">
News Source: <text:a xlink:type="simple" xlink:href="https://www.ukrinform.ua/rubric-sports/3721453-ferrari-vperse-z-1965-roku-vigrala-24-godini-lemanu.html" text:style-name="Internet_20_link" text:visited-style-name="Visited_20_Internet_20_Link">
https://www.ukrinform.ua/rubric-sports/3721453-ferrari-vperse-z-1965-roku-vigrala-24-godini-lemanu.html</text:a>
</text:p>
      <!--NEWS-->
      <text:h text:style-name="P10" text:outline-level="1">
<text:span text:style-name="T4">
In four directions of the front continue heavy battles</text:span>
</text:h>
      <text:p text:style-name="P4">
Authors: Ukrinform (Person)</text:p>
      <text:p text:style-name="P4">
Publisher: Укринформ (Organization)</text:p>
      <text:p text:style-name="P4">
Published Time: 2023-06-11T19:09:28+03:00</text:p>
      <text:p text:style-name="P4">
Modified Time: 2023-06-11T19:09:28+03:00</text:p>
      <text:p text:style-name="P4">
Description: Russian troops concentrate major efforts in Liman, Bakhmut, Avdiiv and Mariinsky directions, and heavy fights continue. - Ukrinform.</text:p>
      <text:p text:style-name="P4">
Images: ['<text:a xlink:type="simple" xlink:href="https://static.ukrinform.com/photos/2023_05/thumb_files/630_360_1684691970-341.jpg" text:style-name="Internet_20_link" text:visited-style-name="Visited_20_Internet_20_Link">
630_360_16846...</text:a>
']</text:p>
      <text:p text:style-name="P4">
Tags: ['Генштаб', 'ЗСУ', 'Війна з Росією', '#stoprussia']</text:p>
      <text:p text:style-name="P4">
Type: Article</text:p>
      <!--METADATA-->
      <text:p text:style-name="P4">
<draw:frame draw:style-name="fr1" draw:name="Image178" text:anchor-type="as-char" svg:width="6.9236in" svg:height="3.956343in" draw:z-index="0">
<draw:image xlink:href="../Images/yкринформ/2023-06-11T19-09-28-03-00/630_360_1684691970-341.jpg" xlink:type="simple" xlink:show="embed" xlink:actuate="onLoad" draw:mime-type="image/jpeg"/>
</draw:frame>
RFZS troops make major efforts in the Lyman, Bakhmut, Avdiivsky Tamarin directions, and heavy battles continue.</text:p>
      <text:p text:style-name="P4">
According to Ukrinform, the General Staff of the Armed Forces of Ukraine reported on <text:a xlink:type="simple" xlink:href="https://www.facebook.com/GeneralStaff.ua/posts/pfbid02DRBsAxmd7QtXJhTLfDfjbn24i8dGovgaMR4vBKSVtPYnjT2wm7AiiZdBdUhHp9EGl" text:style-name="Internet_20_link" text:visited-style-name="Visited_20_Internet_20_Link">
Facebook</text:a>
Having published prompt information as of 18:00 Sunday, June 11.</text:p>
      <text:p text:style-name="P4">
According to the General Staff, there were 19 fights during the day in the front of the front.</text:p>
      <text:p text:style-name="P4">
In total, during the day, the aviation of the Defense Forces of Ukraine made six strokes in the areas of the enemy's personnel. The units of Ukrainian missile troops of Jartylier, for their part, struck two points of management, two artillery units at fire positions and radar station of invaders.</text:p>
      <text:p text:style-name="P4">
The Russians on June 11 struck on Ukraine another massive blow to the use of Iranian shock drones of the Shahd-131/136. In total, the enemy has made 25 aviation strikes and about 30 shelling from the rocket launches of the volley fire on the positions of defense forces and settlements.</text:p>
      <text:p text:style-name="P4">
The General Staff emphasizes that the likelihood of carrying out the enemy of missile and aviation strikes throughout Ukraine remains high.</text:p>
      <text:p text:style-name="P4">
<text:span text:style-name="T4">
 Read also: </text:span>
 <text:a xlink:type="simple" xlink:href="https://www.ukrinform.ua/rubric-ato/3721317-na-tavrijskomu-napramku-za-dobu-znisili-majze-pat-rot-rosian.html" text:style-name="Internet_20_link" text:visited-style-name="Visited_20_Internet_20_Link">
in the Tavriya direction a day destroyed nearly five Rotrosens</text:a>
On <text:span text:style-name="T4">
 Volynskyi </text:span>
 and <text:span text:style-name="T4">
 Polissya directions </text:span>
 The operational situation did not have significantly changed. Signs of formation of offensive groups have not been identified.</text:p>
      <text:p text:style-name="P4">
Belarus continues to support Russia's armed aggression against Ukraine, and the preparation of individual Russian units is ongoing.</text:p>
      <text:p text:style-name="P4">
On <text:span text:style-name="T4">
 Siverskyi </text:span>
 and <text:span text:style-name="T4">
 Slobozhansky directions </text:span>
 The enemy retains military incidence in border areas with Ukraine. Bilopillya of Sumy region of Ilonttaiv, Kharkiv region, during the day, were suffered from the invaders of aviation strikes.</text:p>
      <text:p text:style-name="P4">
With the use of mortars and artillery, the Russians fired at the middle-building, photovizh and Alexandrovka of Sumy region, Ivashka, veterinary, shooter, Ternov, Staritsa, Gatyshche, Vovchansk, Round, Budarki, Buzovo, Chugunovka of Kharkiv region.On the <text:span text:style-name="T4">
 Liman direction </text:span>
 during the day of the Russian Federation, the army was unsuccessful in the area of Bigorivka, from the aviation were beaten by Nevsky Lugansk, Ivanivka and Tornsky Donetsk region.</text:p>
      <text:p text:style-name="P4">
The artillery strikes from the Russian army were suffered by Nevskoye, Novoselivskoye Iblogorovka, Luhansk region, Yampolivka, Torke, Verkhnamyansk and Surbednetsk region.</text:p>
      <text:p text:style-name="P4">
<text:span text:style-name="T4">
 Read also: </text:span>
 [in defense forces told about liberation <text:span text:style-name="T4">
 fertile </text:span>
(https://www.ukrinform.ua/rubric-ato/3721406-u-silah-oboroni-rozpovili-pro-vizvolenna-blagodatnogo.html)In the <text:span text:style-name="T4">
 Bakhmut direction </text:span>
 the invaders struck in the district of Donetsk region. From the enemy artillery shelling of the Vasyukivka, Vasyukivka, Orikhovo-Vasylivka, Ivanovsky, White Mountains, Friendship, Toretsk, Iron and North Donetsk region were affected.</text:p>
      <text:p text:style-name="P4">
In the <text:span text:style-name="T4">
 Avdiivsky direction </text:span>
 the Russians carried out offensive actions in the direction of Avdiivka, but they did not have success, there they caused aviation blows. The artillery shelling enemy made the enemy in the districts of Orlovka, Avdiivka, Severny, Pervomaisky, Karlovka and Nevelsky Donetsk region.</text:p>
      <text:p text:style-name="P4">
In the <text:span text:style-name="T4">
 Marinsky direction </text:span>
 Defense forces reflected all 12 enemy attacks in the area <text:a xlink:type="simple" xlink:href="https://www.ukrinform.ua/tag-marinka" text:style-name="Internet_20_link" text:visited-style-name="Visited_20_Internet_20_Link">
Marinka</text:a>
. At the same time, they were invaded from artillery near Krasnogorivka, sharp, St. George, Marinka, Victory Novomikhailivka, Donetsk region.</text:p>
      <text:p text:style-name="P4">
On the <text:span text:style-name="T4">
 Shakhtar direction </text:span>
 the troops of the Russian Federation inflicted aviation blows in the areas of the golden field, the fertile and non -Neskny Donetsk region, fired at the Vodyane Juugledar of Donetsk region.</text:p>
      <text:p text:style-name="P4">
On <text:span text:style-name="T4">
 Zaporizhzhia </text:span>
 and <text:span text:style-name="T4">
 Kherson directions </text:span>
 The Russian army continues defense. In the districts of Novoberryslav and the Cossack Kherson region, he struck.</text:p>
      <text:p text:style-name="P4">
<text:span text:style-name="T4">
 Read also: </text:span>
 <text:a xlink:type="simple" xlink:href="https://www.ukrinform.ua/rubric-ato/3721204-sili-oboroni-za-minulu-dobu-znisili-980-rosijskih-zagarbnikiv.html" text:style-name="Internet_20_link" text:visited-style-name="Visited_20_Internet_20_Link">
Defense Forces for the past day have destroyed 980 Russian ash</text:a>
From the artillery, the invaders fired, in particular, Uremivka, Novosilka, green paint of Novopol of Donetsk region, Olgiv, Malynivka, Gulyaypole, Railway, Gulyaypil, Belogory, Mali Shcherbaki, Steppe and Kamianskaya Zaporizhia region, as well as Okakov.As reported by Ukrinform, the forces of defense of Ukraine in Donetsk region <text:a xlink:type="simple" xlink:href="https://www.ukrinform.ua/rubric-ato/3721286-zsu-zvilnili-blagodatne.html" text:style-name="Internet_20_link" text:visited-style-name="Visited_20_Internet_20_Link">
liberated the Russian invaders village of Blessed village</text:a>
and <text:a xlink:type="simple" xlink:href="https://www.ukrinform.ua/rubric-ato/3721444-zsu-zvilnili-neskucne-u-doneckij-oblasti.html" text:style-name="Internet_20_link" text:visited-style-name="Visited_20_Internet_20_Link">
the village of Neskuchkchu</text:a>
.</text:p>
      <text:p text:style-name="P4">
<text:span text:style-name="T5">
Foto: Konstantin Liber</text:span>
</text:p>
      <text:p text:style-name="P4">
News Source: <text:a xlink:type="simple" xlink:href="https://www.ukrinform.ua/rubric-ato/3721454-na-cotiroh-napramkah-frontu-trivaut-vazki-boi.html" text:style-name="Internet_20_link" text:visited-style-name="Visited_20_Internet_20_Link">
https://www.ukrinform.ua/rubric-ato/3721454-na-cotiroh-napramkah-frontu-trivaut-vazki-boi.html</text:a>
</text:p>
      <!--NEWS-->
      <text:h text:style-name="P10" text:outline-level="1">
<text:span text:style-name="T4">
In the Bakhmut area per day of the Armed Forces, 92 invaders were destroyed</text:span>
</text:h>
      <text:p text:style-name="P4">
Authors: Ukrinform (Person)</text:p>
      <text:p text:style-name="P4">
Publisher: Укринформ (Organization)</text:p>
      <text:p text:style-name="P4">
Published Time: 2023-06-11T19:24:00+03:00</text:p>
      <text:p text:style-name="P4">
Modified Time: 2023-06-11T19:24:00+03:00</text:p>
      <text:p text:style-name="P4">
Description: In the Bakhmut direction, positional battles continue, during which the Armed Forces of Ukraine managed to destroy 92 invaders in the last day. - Ukrinform.</text:p>
      <text:p text:style-name="P4">
Images: ['<text:a xlink:type="simple" xlink:href="https://static.ukrinform.com/photos/2023_02/thumb_files/630_360_1675335452-443.jpg" text:style-name="Internet_20_link" text:visited-style-name="Visited_20_Internet_20_Link">
630_360_16753...</text:a>
']</text:p>
      <text:p text:style-name="P4">
Tags: ['Бахмут', 'Донеччина', 'Війна з Росією', 'Єдині новини']</text:p>
      <text:p text:style-name="P4">
Type: Article</text:p>
      <!--METADATA-->
      <text:p text:style-name="P4">
<draw:frame draw:style-name="fr1" draw:name="Image179" text:anchor-type="as-char" svg:width="6.9236in" svg:height="3.956343in" draw:z-index="0">
<draw:image xlink:href="../Images/yкринформ/2023-06-11T19-24-00-03-00/630_360_1675335452-443.jpg" xlink:type="simple" xlink:show="embed" xlink:actuate="onLoad" draw:mime-type="image/jpeg"/>
</draw:frame>
The Nabakhmut direction continues positional battles, during which the armed forces of Ukraine managed to destroy 92 invaders in the last day.</text:p>
      <text:p text:style-name="P4">
The spokesman for the Defense Forces of Ukraine of the eastern direction was told by Colonel Sergeycheryvaty on the air of the Teleterna "One News", Ukrinform reports.</text:p>
      <text:p text:style-name="P4">
“Positive battles continue in the Bakhmut direction. <text:a xlink:type="simple" xlink:href="https://www.ukrinform.ua/tag-rosijski-vijskovi" text:style-name="Internet_20_link" text:visited-style-name="Visited_20_Internet_20_Link">
An enemy</text:a>
Using the barrel tareactive artillery, it strikes our positions. 280 times for this mining beat different calibers in our positions. In addition, seven -haired strokes were struck, there were five municipalities that destroyed 92 -owners, 164 were injured and one was captured, ”Cherevaty said.</text:p>
      <text:p text:style-name="P4">
Also in the last day in the specified direction two enemy tanks, BMP, landing machine, destroyed two unmanned apparatus, anti -tank -rock complex and anti -tank gun, one warehouse with ammunition and triautomobile, which were transported by ammunition.</text:p>
      <text:p text:style-name="P4">
With regard to the further promotion of Ukrainian troops in the Bakhmut area, it was abused that it was, but specific figures will be made public after careful screwing.</text:p>
      <text:p text:style-name="P4">
<text:span text:style-name="T4">
 Read also: </text:span>
 <text:a xlink:type="simple" xlink:href="https://www.ukrinform.ua/rubric-ato/3721297-rosiani-posiruut-fejki-pro-vtrati-ukraini-na-zaporizkomu-napramku-geoconfirmed.html" text:style-name="Internet_20_link" text:visited-style-name="Visited_20_Internet_20_Link">
Russians distribute fakes about the loss of Ukraine to Nazaporozhian direction - geoconfirmed</text:a>
“Unlike the enemy, we do not make any premature applications and do not bite. Alfa and omega of our commander of General Sirsky is planning and analysis. Therefore, we will analyze our previous achievements, confirm, calculate and move on. All those released meters that are published are true. Step by step, the Ukrainian land is free, ”the military emphasized.</text:p>
      <text:p text:style-name="P4">
According to the General Staff of the Armed Forces, on June 11, the Army Federation focuses on the main efforts in the Lyman, Bakhmut, Avdiiv and Mariinsky directions, and heavy battles continue.</text:p>
      <text:p text:style-name="P4">
News Source: <text:a xlink:type="simple" xlink:href="https://www.ukrinform.ua/rubric-ato/3721459-u-rajoni-bahmuta-za-dobu-zsu-znisili-92-zagarbnikiv-cerevatij.html" text:style-name="Internet_20_link" text:visited-style-name="Visited_20_Internet_20_Link">
https://www.ukrinform.ua/rubric-ato/3721459-u-rajoni-bahmuta-za-dobu-zsu-znisili-92-zagarbnikiv-cerevatij.html</text:a>
</text:p>
      <!--NEWS-->
      <text:h text:style-name="P10" text:outline-level="1">
<text:span text:style-name="T4">
In Ukraine on Monday - rains, sometimes with thunderstorms</text:span>
</text:h>
      <text:p text:style-name="P4">
Authors: Ukrinform (Person)</text:p>
      <text:p text:style-name="P4">
Publisher: Укринформ (Organization)</text:p>
      <text:p text:style-name="P4">
Published Time: 2023-06-11T19:27:00+03:00</text:p>
      <text:p text:style-name="P4">
Modified Time: 2023-06-11T23:27:00+03:00</text:p>
      <text:p text:style-name="P4">
Description: On Monday, June 12, Ukraine will be cloudy in Ukraine with clear weather, and in most areas it will be rained. - Ukrinform.</text:p>
      <text:p text:style-name="P4">
Images: ['<text:a xlink:type="simple" xlink:href="https://static.ukrinform.com/photos/2020_12/thumb_files/630_360_1609397815-516.jpg" text:style-name="Internet_20_link" text:visited-style-name="Visited_20_Internet_20_Link">
630_360_16093...</text:a>
']</text:p>
      <text:p text:style-name="P4">
Tags: ['Дощ', 'Погода', 'Прогноз', 'Літо']</text:p>
      <text:p text:style-name="P4">
Type: Article</text:p>
      <!--METADATA-->
      <text:p text:style-name="P4">
<draw:frame draw:style-name="fr1" draw:name="Image180" text:anchor-type="as-char" svg:width="6.9236in" svg:height="3.956343in" draw:z-index="0">
<draw:image xlink:href="../Images/yкринформ/2023-06-11T19-27-00-03-00/630_360_1609397815-516.jpg" xlink:type="simple" xlink:show="embed" xlink:actuate="onLoad" draw:mime-type="image/jpeg"/>
</draw:frame>
Infant, June 12, Ukraine will remain cloudy with clear weather, most of the regions will be raining.</text:p>
      <text:p text:style-name="P4">
Ukrinform was reported at the Ukrainian Hydrometeorological Center.</text:p>
      <text:p text:style-name="P4">
“In Zhytomyr, Khmelnitsky and Rivne regions moderate(Significant in places)<text:a xlink:type="simple" xlink:href="https://www.ukrinform.ua/tag-dos" text:style-name="Internet_20_link" text:visited-style-name="Visited_20_Internet_20_Link">
Rain</text:a>
; In the southeast, the East of the Poltava Region of Rain(At night in Kharkiv, Luhansk and Dnipropetrovsk, places of rains), sometimes with thunderstorms; There is light rain in the rest of the territory, ”the message goes.</text:p>
      <text:p text:style-name="P4">
The wind is northeast, 7-12 m/s, in Ukraine there are gusts of 15-20 m/s.</text:p>
      <text:p text:style-name="P4">
Temperature in the western and northern 7-12 °, in the afternoon 12-17 °; At the rest of the night 11-16 °(on the seas of the seas up to 19 °), in the afternoon 17-22 °.</text:p>
      <text:p text:style-name="P4">
In Kyiv and Kyiv region on June 12, light rain. The temperature of the ossaries at night is 9-11 °, in the afternoon 14-16 °; In the area at night 7-12 °, in the afternoon 12-17 °.</text:p>
      <text:p text:style-name="P4">
In the next two days in Ukraine, short -term rains, thunderstorms, only in the afternoon on June 13 in the eastern regions without precipitation. East wind, northeast, 5-10m/s.</text:p>
      <text:p text:style-name="P4">
Temperature at night 9-14 °, in the south to 17 °; In the afternoon 19-24 °, in the south to 26 °, June 13 in the northern regions 16-21 °, in the western regions 13-18 °.</text:p>
      <text:p text:style-name="P4">
In the capital region, June 13-14 is cloudy with clearings, in places of short-lived leaf, thunderstorm. The temperature in Kiev on June 13 at night 9-11 °, in the afternoon 16-18 °; June 14, 12-14 °, in the afternoon 22-24 °. On the area at night 9-14 °; In the afternoon of June 13, 16-21 °, June 14, 19-24 °.</text:p>
      <text:p text:style-name="P4">
<text:span text:style-name="T4">
 Read also: </text:span>
 <text:span text:style-name="T4">
 <text:a xlink:type="simple" xlink:href="https://www.ukrinform.ua/rubric-kyiv/3717054-u-kievi-traven-viavivsa-najsuhisim-za-ves-cas-sposterezen.html" text:style-name="Internet_20_link" text:visited-style-name="Visited_20_Internet_20_Link">
in Kiev May was the driest for the entire time</text:a>
</text:span>
</text:p>
      <text:p text:style-name="P4">
Rainy weather will also prevail in Ukraine during June 15-16. In particular, ascending, Eastern, June 15 and in the southern, places in the central regions, rains, thunderstorms; in the rest of the territory without precipitation.</text:p>
      <text:p text:style-name="P4">
Temperature at night 10-16 °, in the south of the country up to 19 °; in the afternoon 22-28 °.</text:p>
      <text:p text:style-name="P4">
In Kiev and the region on June 15-16 without precipitation. Temperatures in the capital at night 13-15 °, in the afternoon 25-27 °; In the area at night 11-16 °, in the afternoon 22-27 °.</text:p>
      <text:p text:style-name="P4">
News Source: <text:a xlink:type="simple" xlink:href="https://www.ukrinform.ua/rubric-regions/3721332-v-ukraini-u-ponedilok-dosi-podekudi-z-grozami.html" text:style-name="Internet_20_link" text:visited-style-name="Visited_20_Internet_20_Link">
https://www.ukrinform.ua/rubric-regions/3721332-v-ukraini-u-ponedilok-dosi-podekudi-z-grozami.html</text:a>
</text:p>
      <!--NEWS-->
      <text:h text:style-name="P10" text:outline-level="1">
<text:span text:style-name="T4">
Dzhokovich beat Rudy and won "Rolan Harros"</text:span>
</text:h>
      <text:p text:style-name="P4">
Authors: Ukrinform (Person)</text:p>
      <text:p text:style-name="P4">
Publisher: Укринформ (Organization)</text:p>
      <text:p text:style-name="P4">
Published Time: 2023-06-11T19:33:00+03:00</text:p>
      <text:p text:style-name="P4">
Modified Time: 2023-06-11T19:33:00+03:00</text:p>
      <text:p text:style-name="P4">
Description: The 36-year-old Serb set an absolute record among men by the number of trophies of the Grand Slem series tournaments. - Ukrinform.</text:p>
      <text:p text:style-name="P4">
Images: ['<text:a xlink:type="simple" xlink:href="https://static.ukrinform.com/photos/2023_06/thumb_files/630_360_1686501061-196.jpg" text:style-name="Internet_20_link" text:visited-style-name="Visited_20_Internet_20_Link">
630_360_16865...</text:a>
', '<text:a xlink:type="simple" xlink:href="https://static.ukrinform.com/photos/2023_06/1686501169-242.jpg" text:style-name="Internet_20_link" text:visited-style-name="Visited_20_Internet_20_Link">
1686501169-24...</text:a>
']</text:p>
      <text:p text:style-name="P4">
Tags: ['Теніс', 'Новак Джокович']</text:p>
      <text:p text:style-name="P4">
Type: Article</text:p>
      <!--METADATA-->
      <text:p text:style-name="P4">
<draw:frame draw:style-name="fr1" draw:name="Image181" text:anchor-type="as-char" svg:width="6.9236in" svg:height="3.956343in" draw:z-index="0">
<draw:image xlink:href="../Images/yкринформ/2023-06-11T19-33-00-03-00/630_360_1686501061-196.jpg" xlink:type="simple" xlink:show="embed" xlink:actuate="onLoad" draw:mime-type="image/jpeg"/>
</draw:frame>
The 36-year-older set an absolute record among men by the number of tournament trophies Grand Slem.</text:p>
      <text:p text:style-name="P4">
Novak Dzhokovich won his 23 title of champion of the tournament of the series Grand Slem, reports Ukrinform.</text:p>
      <text:p text:style-name="P4">
Serb set an absolute record for the number of titles of the winner of the series tournaments Slem among men, Raphael Nadal had 22 trophies, and Roger Feder - 20.</text:p>
      <text:p text:style-name="P4">
Only Margaret Corti - 24 and Serena Williams - 23 were won more titles.</text:p>
      <text:p text:style-name="P4">
In the finals of the Open French Championship, Novak beat the fourth racket of the world, Norwegian Casper Rud - 7: 6, 6: 3, 7: 5. The match lasted 3 hours 16 minutes.</text:p>
      <text:p text:style-name="P4">
<draw:frame draw:style-name="fr1" draw:name="Image182" text:anchor-type="as-char" svg:width="6.9236in" svg:height="8.6545in" draw:z-index="0">
<draw:image xlink:href="../Images/yкринформ/2023-06-11T19-33-00-03-00/1686501169-242.jpg" xlink:type="simple" xlink:show="embed" xlink:actuate="onLoad" draw:mime-type="image/jpeg"/>
</draw:frame>
For Dzhokovich, this is the third victory for Rolan Harros. Instead, Rud lost the final of the tournament of the Grand Slem series tournament for the third time.</text:p>
      <text:p text:style-name="P4">
<text:span text:style-name="T4">
 Read also: </text:span>
 <text:a xlink:type="simple" xlink:href="https://www.ukrinform.ua/rubric-sports/3721107-svontek-obigrala-muhovu-i-peremogla-na-rolan-garros.html" text:style-name="Internet_20_link" text:visited-style-name="Visited_20_Internet_20_Link">
Shvontek beat Mukhov and won "<text:span text:style-name="T4">
 Rolan </text:span>
 Garros"</text:a>
According to Ukrinform, Polka Iga Schwontek won Rolan Harros among women.</text:p>
      <text:p text:style-name="P4">
Photo: twitter.com/rolandgarros</text:p>
      <text:p text:style-name="P4">
News Source: <text:a xlink:type="simple" xlink:href="https://www.ukrinform.ua/rubric-sports/3721461-dzokovic-obigrav-ruuda-i-vigrav-rolan-garros.html" text:style-name="Internet_20_link" text:visited-style-name="Visited_20_Internet_20_Link">
https://www.ukrinform.ua/rubric-sports/3721461-dzokovic-obigrav-ruuda-i-vigrav-rolan-garros.html</text:a>
</text:p>
      <!--NEWS-->
      <text:h text:style-name="P10" text:outline-level="1">
<text:span text:style-name="T4">
During the evacuation in the Kherson region, despite the shelling, 21 people were saved</text:span>
</text:h>
      <text:p text:style-name="P4">
Authors: Ukrinform (Person)</text:p>
      <text:p text:style-name="P4">
Publisher: Укринформ (Organization)</text:p>
      <text:p text:style-name="P4">
Published Time: 2023-06-11T19:34:00+03:00</text:p>
      <text:p text:style-name="P4">
Modified Time: 2023-06-11T19:34:00+03:00</text:p>
      <text:p text:style-name="P4">
Description: From the temporarily occupied Left Bank of Kherson region, despite the heavy shelling from the Russians, 21 people managed to save. - Ukrinform.</text:p>
      <text:p text:style-name="P4">
Images: ['<text:a xlink:type="simple" xlink:href="https://static.ukrinform.com/photos/2023_06/thumb_files/630_360_1686501131-288.jpg" text:style-name="Internet_20_link" text:visited-style-name="Visited_20_Internet_20_Link">
630_360_16865...</text:a>
']</text:p>
      <text:p text:style-name="P4">
Tags: None</text:p>
      <text:p text:style-name="P4">
Type: Article</text:p>
      <!--METADATA-->
      <text:p text:style-name="P4">
<draw:frame draw:style-name="fr1" draw:name="Image183" text:anchor-type="as-char" svg:width="6.9236in" svg:height="3.956343in" draw:z-index="0">
<draw:image xlink:href="../Images/yкринформ/2023-06-11T19-34-00-03-00/630_360_1686501131-288.jpg" xlink:type="simple" xlink:show="embed" xlink:actuate="onLoad" draw:mime-type="image/jpeg"/>
</draw:frame>
The occupied left -bank of the Kherson region, despite the heavy shelling from the side of Russian, managed to save 21 people.</text:p>
      <text:p text:style-name="P4">
This was reported in <text:a xlink:type="simple" xlink:href="https://www.facebook.com/iklymenko.fb/posts/757371473057827" text:style-name="Internet_20_link" text:visited-style-name="Visited_20_Internet_20_Link">
Facebook</text:a>
Minister of Internal Affairs of Ukraine Igor Klimenko, reports Ukrinform.</text:p>
      <text:p text:style-name="P4">
"<text:a xlink:type="simple" xlink:href="https://www.ukrinform.ua/tag-evakuacia" text:style-name="Internet_20_link" text:visited-style-name="Visited_20_Internet_20_Link">
Evacuation</text:a>
Under the Kherson heavyweight. 21 The person barely got out of the deadly water trap of the nailed Left Bank. Almost everyone is the elderly, low -mobility, " - goes in the message.</text:p>
      <text:p text:style-name="P4">
The minister stressed that it was a great risk, but it was impossible to leave the human release. As a result, the insidious shelling in the back.</text:p>
      <text:p text:style-name="P4">
*!(https://www.ukrinform.ua/rubric-regions/3720969-cerez-pidriv-rosianami-kahovskoi-ges-zniklimi-bezvisti-vvazautsa-27-ludej.html)As reported <text:a xlink:type="simple" xlink:href="https://www.ukrinform.ua/rubric-ato/3721418-rosiani-obstrilali-coven-z-civilnimi-aki-evakuuvalisa-z-livoberezza-hersonsini-e-poraneni.html" text:style-name="Internet_20_link" text:visited-style-name="Visited_20_Internet_20_Link">
Ukrinform</text:a>
, as a result of the attack by the Russians of the boat, which was evacuated by civilians from the temporarily occupied left bank of Kherson region, three people were killed, ten were injured, among them - two police.</text:p>
      <text:p text:style-name="P4">
<text:span text:style-name="T5">
Foto: Igor Klimenko / Facebook</text:span>
</text:p>
      <text:p text:style-name="P4">
News Source: <text:a xlink:type="simple" xlink:href="https://www.ukrinform.ua/rubric-regions/3721462-pid-cas-evakuacii-na-hersonsini-popri-obstril-vratuvali-21-ludinu.html" text:style-name="Internet_20_link" text:visited-style-name="Visited_20_Internet_20_Link">
https://www.ukrinform.ua/rubric-regions/3721462-pid-cas-evakuacii-na-hersonsini-popri-obstril-vratuvali-21-ludinu.html</text:a>
</text:p>
      <!--NEWS-->
      <text:h text:style-name="P10" text:outline-level="1">
<text:span text:style-name="T4">
Victims due to Kakhovskaya Hydroe Hephore will be compensated - Shmigal</text:span>
</text:h>
      <text:p text:style-name="P4">
Authors: Ukrinform (Person)</text:p>
      <text:p text:style-name="P4">
Publisher: Укринформ (Organization)</text:p>
      <text:p text:style-name="P4">
Published Time: 2023-06-11T19:39:00+03:00</text:p>
      <text:p text:style-name="P4">
Modified Time: 2023-06-11T19:39:00+03:00</text:p>
      <text:p text:style-name="P4">
Description: On the instructions of the President of Ukraine Volodymyr Zelensky, a mechanism for compensation for people who suffered from the blast of the Russians of the Kakhovka hydroelectric power station will be developed. - Ukrinform.</text:p>
      <text:p text:style-name="P4">
Images: ['<text:a xlink:type="simple" xlink:href="https://static.ukrinform.com/photos/2023_04/thumb_files/630_360_1682514702-644.jpg" text:style-name="Internet_20_link" text:visited-style-name="Visited_20_Internet_20_Link">
630_360_16825...</text:a>
']</text:p>
      <text:p text:style-name="P4">
Tags: ['Компенсація', 'Каховська ГЕС', 'Шмигаль']</text:p>
      <text:p text:style-name="P4">
Type: Article</text:p>
      <!--METADATA-->
      <text:p text:style-name="P4">
<draw:frame draw:style-name="fr1" draw:name="Image184" text:anchor-type="as-char" svg:width="6.9236in" svg:height="3.956343in" draw:z-index="0">
<draw:image xlink:href="../Images/yкринформ/2023-06-11T19-39-00-03-00/630_360_1682514702-644.jpg" xlink:type="simple" xlink:show="embed" xlink:actuate="onLoad" draw:mime-type="image/jpeg"/>
</draw:frame>
President of Ukraine Volodymyr Zelensky will be made mechanism for people who have suffered from the exclusion of the Russians of the Kakhovka Hydroelectric Power Plant.</text:p>
      <text:p text:style-name="P4">
This was discussed at a selector meeting with the participation of government officials, chiefs of OVA Tagoliv communities to eliminate the consequences of a Russian terrorist attack at the Kakhovka HPP, Ukrinform reports, citing <text:a xlink:type="simple" xlink:href="http://t.me/Denys_Smyhal/5366" text:style-name="Internet_20_link" text:visited-style-name="Visited_20_Internet_20_Link">
telegram-channel</text:a>
Prime Minister of Ukraine Denis Shmigal.</text:p>
      <text:p text:style-name="P4">
According to him, the participants of the meeting discussed urgent issues, in particular, the continuation of evacuation work, the organization of transportation of technical and drinking water of the VGromada, ensuring monitoring of water quality and cleaning it to protect the epidemics. During the meeting, they identified priority tasks.</text:p>
      <text:p text:style-name="P4">
"The first, we have to quickly create a register of victims of communities to understand each other and have the main one to allocate funds and compensation.</text:p>
      <text:p text:style-name="P4">
Secondly, on behalf of President of Ukraine Volodymyr Zelensky, we are fast -working mechanism for compensation for people affected by the Kakhovskaya hydroelectric power plants. We must provide both the help of housing and financial assistance to those who have lost their livelihood, " - wrote <text:a xlink:type="simple" xlink:href="https://www.ukrinform.ua/tag-smigal" text:style-name="Internet_20_link" text:visited-style-name="Visited_20_Internet_20_Link">
Shmigal</text:a>
.</text:p>
      <text:p text:style-name="P4">
Also, in order to provide water supply, they analyze the needs of each community in the waters of the development of fast technical solutions. "In the short -term priority, the Amertian wells, but in the shortest possible time we have to start the construction of new water pipes and pumping stations," the head of government said.</text:p>
      <text:p text:style-name="P4">
The Prime Minister gave appropriate orders to the heads of OVA and profile ministers. "I am waiting for the next week to submit the relevant decisions to the government," Smigal said.</text:p>
      <text:p text:style-name="P4">
He also noted that as of today, more than 2.7 thousand people were evacuated from the flooded territories, 13 evacuation points have been launched, 2 thousand was involved. Rescuers. More than 4.3 thousand buildings have been flooded.</text:p>
      <text:p text:style-name="P4">
The flood area decreases, the prime minister noted, but to the natural level of water is approximately only two weeks.</text:p>
      <text:p text:style-name="P4">
<text:span text:style-name="T4">
 Read also: </text:span>
 [in the areas <text:span text:style-name="T4">
 Kakhovsk </text:span>
 th reservoirs show the copies of even the Second World War]](https://www.ukrinform.ua/rubric-regions/3721441-na-dilankah-kahovskogo-vodoshovisa-viavlaut-boepripasi-navit-casiv-drugoi-svitovoi.html)</text:p>
      <text:p text:style-name="P4">
<text:span text:style-name="T5">
Foto: Denis Schmigal/Telegram</text:span>
</text:p>
      <text:p text:style-name="P4">
News Source: <text:a xlink:type="simple" xlink:href="https://www.ukrinform.ua/rubric-regions/3721463-postrazdali-vnaslidok-pidrivu-kahovskoi-ges-otrimaut-kompensacii-smigal.html" text:style-name="Internet_20_link" text:visited-style-name="Visited_20_Internet_20_Link">
https://www.ukrinform.ua/rubric-regions/3721463-postrazdali-vnaslidok-pidrivu-kahovskoi-ges-otrimaut-kompensacii-smigal.html</text:a>
</text:p>
      <!--NEWS-->
      <text:h text:style-name="P10" text:outline-level="1">
<text:span text:style-name="T4">
The Armed Forces moved the front line by grasping the enemy position in the Avdeevsky direction</text:span>
</text:h>
      <text:p text:style-name="P4">
Authors: Ukrinform (Person)</text:p>
      <text:p text:style-name="P4">
Publisher: Укринформ (Organization)</text:p>
      <text:p text:style-name="P4">
Published Time: 2023-06-11T19:43:00+03:00</text:p>
      <text:p text:style-name="P4">
Modified Time: 2023-06-11T19:43:00+03:00</text:p>
      <text:p text:style-name="P4">
Description: The Armed Forces of Ukraine captured the position of Russian invaders in the Avdiivsky direction, thus moving the front line. - Ukrinform.</text:p>
      <text:p text:style-name="P4">
Images: ['<text:a xlink:type="simple" xlink:href="https://static.ukrinform.com/photos/2021_12/thumb_files/630_360_1640330796-210.jpeg" text:style-name="Internet_20_link" text:visited-style-name="Visited_20_Internet_20_Link">
630_360_16403...</text:a>
']</text:p>
      <text:p text:style-name="P4">
Tags: ['Лінія зіткнення', 'ЗСУ', 'Авдіївка', 'Війна з Росією']</text:p>
      <text:p text:style-name="P4">
Type: Article</text:p>
      <!--METADATA-->
      <text:p text:style-name="P4">
<draw:frame draw:style-name="fr1" draw:name="Image185" text:anchor-type="as-char" svg:width="6.9236in" svg:height="3.956343in" draw:z-index="0">
<draw:image xlink:href="../Images/yкринформ/2023-06-11T19-43-00-03-00/630_360_1640330796-210.jpeg" xlink:type="simple" xlink:show="embed" xlink:actuate="onLoad" draw:mime-type="image/jpeg"/>
</draw:frame>
The armeds of Ukraine seized the position of Russian invaders in the Avdeevsky direction, thus moving the front line.</text:p>
      <text:p text:style-name="P4">
According to Ukrinform, the General Staff of the Armed Forces of Ukraine reported on <text:a xlink:type="simple" xlink:href="https://fb.watch/l5H_soJHVF/" text:style-name="Internet_20_link" text:visited-style-name="Visited_20_Internet_20_Link">
Facebook</text:a>
.</text:p>
      <text:p text:style-name="P4">
"Kherson was released - let's release and <text:a xlink:type="simple" xlink:href="https://www.ukrinform.ua/tag-doneck" text:style-name="Internet_20_link" text:visited-style-name="Visited_20_Internet_20_Link">
Donetsk</text:a>
!The other day, the soldiers of the 59th Separate Infantry Brigade named after Gandziukuka laid the front line, capturing the enemy position in the Avdeevsky direction.</text:p>
      <text:p text:style-name="P4">
<text:span text:style-name="T5">
Viso: 59 <text:a xlink:type="simple" xlink:href="https://www.facebook.com/watch/" text:style-name="Internet_20_link" text:visited-style-name="Visited_20_Internet_20_Link">
Separate infantry brigade named after Jacob Gandziuk</text:a>
</text:span>
</text:p>
      <text:p text:style-name="P4">
As reported by Ukrinform, the forces of Ukraine's defense were released from the Russian invasions <text:a xlink:type="simple" xlink:href="https://www.ukrinform.ua/rubric-ato/3721286-zsu-zvilnili-blagodatne.html" text:style-name="Internet_20_link" text:visited-style-name="Visited_20_Internet_20_Link">
the village of Blessed</text:a>
Donetsk region.</text:p>
      <text:p text:style-name="P4">
*!(https://www.ukrinform.ua/rubric-ato/3721459-u-rajoni-bahmuta-za-dobu-zsu-znisili-92-zagarbnikiv-cerevatij.html)Also became known about the liberation <text:a xlink:type="simple" xlink:href="https://www.ukrinform.ua/rubric-ato/3721444-zsu-zvilnili-neskucne-u-doneckij-oblasti.html" text:style-name="Internet_20_link" text:visited-style-name="Visited_20_Internet_20_Link">
of Neskchuchy village</text:a>
 .</text:p>
      <text:p text:style-name="P4">
News Source: <text:a xlink:type="simple" xlink:href="https://www.ukrinform.ua/rubric-ato/3721465-zsu-posunuli-liniu-frontu-zahopivsi-vorozu-poziciu-na-avdiivskomu-napramku.html" text:style-name="Internet_20_link" text:visited-style-name="Visited_20_Internet_20_Link">
https://www.ukrinform.ua/rubric-ato/3721465-zsu-posunuli-liniu-frontu-zahopivsi-vorozu-poziciu-na-avdiivskomu-napramku.html</text:a>
</text:p>
      <!--NEWS-->
      <text:h text:style-name="P10" text:outline-level="1">
<text:span text:style-name="T4">
In Kherson region problems with drinking water in 19 settlements</text:span>
</text:h>
      <text:p text:style-name="P4">
Authors: Ukrinform (Person)</text:p>
      <text:p text:style-name="P4">
Publisher: Укринформ (Organization)</text:p>
      <text:p text:style-name="P4">
Published Time: 2023-06-11T19:44:19+03:00</text:p>
      <text:p text:style-name="P4">
Modified Time: 2023-06-11T19:44:19+03:00</text:p>
      <text:p text:style-name="P4">
Description: In the territories of Kherson region under the control of the Ukrainian authorities, the situation with the provision of drinking water of 19 settlements - in Novovorontsovskaya, Milovsk and Novooleksandriv communities, as well as in the city of Berislav remains complicated. - Ukrinform.</text:p>
      <text:p text:style-name="P4">
Images: ['<text:a xlink:type="simple" xlink:href="https://static.ukrinform.com/photos/2022_10/thumb_files/630_360_1667206518-866.jpg" text:style-name="Internet_20_link" text:visited-style-name="Visited_20_Internet_20_Link">
630_360_16672...</text:a>
']</text:p>
      <text:p text:style-name="P4">
Tags: ['Херсонщина', 'Вода', 'Каховська ГЕС']</text:p>
      <text:p text:style-name="P4">
Type: Article</text:p>
      <!--METADATA-->
      <text:p text:style-name="P4">
<draw:frame draw:style-name="fr1" draw:name="Image186" text:anchor-type="as-char" svg:width="6.9236in" svg:height="3.948262in" draw:z-index="0">
<draw:image xlink:href="../Images/yкринформ/2023-06-11T19-44-19-03-00/630_360_1667206518-866.jpg" xlink:type="simple" xlink:show="embed" xlink:actuate="onLoad" draw:mime-type="image/jpeg"/>
</draw:frame>
The territories of Kherson region are complicated by the Ukrainian authorities with the provision of drinking water of 19 settlements - Unovorovorontsov, Milovsk and Novoalexandrovsky communities, as well as the Berislav content.</text:p>
      <text:p text:style-name="P4">
About this in <text:a xlink:type="simple" xlink:href="http://t.me/olexandrprokudin/637" text:style-name="Internet_20_link" text:visited-style-name="Visited_20_Internet_20_Link">
video closer</text:a>
Oleksandr Proudin said the chief of the Chiefson Ova, Ukrinform reports.</text:p>
      <text:p text:style-name="P4">
"While the situation with the provision of drinking water of residents of residents of Novorontsov, Milovsk and Novooleksandriv communities and in the city Berislav.</text:p>
      <text:p text:style-name="P4">
Also, according to him, without centralized water supply, there is a zone of service of 30 thousand residents of the neighborhood of the island in Kherson.</text:p>
      <text:p text:style-name="P4">
In the rest of the settlements of water supply, it is established in one way or another. Naras are constantly monitoring the situation and measures are taken to search for the searches to provide stable water supply for the communities in the shortest possible time, where problems with [water] are currently recorded(https://www.ukrinform.ua/tag-voda), the chief of Ova emphasized. In particular, new and old wells are equipped, new water sources are explored.</text:p>
      <text:p text:style-name="P4">
The head of the Ova stressed that the water goes through all the necessary degrees of purification, all sanitary and hygienic standards were met, water is fully safety.</text:p>
      <text:p text:style-name="P4">
"During today's meeting with the Minister of Health, the actions of the authorities and the readiness of hospitals of Kherson region in the event of flaming -infectious diseases have determined the need for pre -administration of medical tadiagnostic equipment, consumables for the diagnosis of intestinal illness. However, I emphasize: ", - the head of the Ova assured.</text:p>
      <text:p text:style-name="P4">
<text:span text:style-name="T4">
 Read also: </text:span>
 <text:a xlink:type="simple" xlink:href="https://www.ukrinform.ua/rubric-society/3721326-u-zoni-pidtoplen-narazi-ne-zafiksuvali-vipadkiv-infekcijnih-hvorob-lasko.html" text:style-name="Internet_20_link" text:visited-style-name="Visited_20_Internet_20_Link">
In the flood zone, cases of infectious tailry are not fixed at this time - <text:span text:style-name="T4">
 Lyashko </text:span>
</text:a>
As reported by Ukrinform, the troops of the Russian Federation at night on June 6 <text:a xlink:type="simple" xlink:href="https://www.ukrinform.ua/rubric-other_news/3720776-pidriv-rosianami-kahovskoi-ges-usi-novini.html" text:style-name="Internet_20_link" text:visited-style-name="Visited_20_Internet_20_Link">
blown up the Greblyukhov hydroelectric power station</text:a>
. Rescue work and evacuation of the population from the flood sites are ongoing in the Kherson region.</text:p>
      <text:p text:style-name="P4">
News Source: <text:a xlink:type="simple" xlink:href="https://www.ukrinform.ua/rubric-regions/3721466-na-hersonsini-problemi-z-pitnou-vodou-v-19-naselenih-punktah.html" text:style-name="Internet_20_link" text:visited-style-name="Visited_20_Internet_20_Link">
https://www.ukrinform.ua/rubric-regions/3721466-na-hersonsini-problemi-z-pitnou-vodou-v-19-naselenih-punktah.html</text:a>
</text:p>
      <!--NEWS-->
      <text:h text:style-name="P10" text:outline-level="1">
<text:span text:style-name="T4">
Potentially dangerous asteroid - NASA approaches the ground</text:span>
</text:h>
      <text:p text:style-name="P4">
Authors: Ukrinform (Person)</text:p>
      <text:p text:style-name="P4">
Publisher: Укринформ (Organization)</text:p>
      <text:p text:style-name="P4">
Published Time: 2023-06-11T19:53:00+03:00</text:p>
      <text:p text:style-name="P4">
Modified Time: 2023-06-11T19:53:00+03:00</text:p>
      <text:p text:style-name="P4">
Description: The US National Aeronautics and Space Research (NASA) reported that asteroid 488453 (1994 XD) will fly near Earth on Monday, June 12. - Ukrinform.</text:p>
      <text:p text:style-name="P4">
Images: ['<text:a xlink:type="simple" xlink:href="https://static.ukrinform.com/photos/2023_06/thumb_files/630_360_1686462768-697.png" text:style-name="Internet_20_link" text:visited-style-name="Visited_20_Internet_20_Link">
630_360_16864...</text:a>
']</text:p>
      <text:p text:style-name="P4">
Tags: ['Астероїд', 'NASA', 'Земля']</text:p>
      <text:p text:style-name="P4">
Type: Article</text:p>
      <!--METADATA-->
      <text:p text:style-name="P4">
<draw:frame draw:style-name="fr1" draw:name="Image187" text:anchor-type="as-char" svg:width="6.9236in" svg:height="3.956343in" draw:z-index="0">
<draw:image xlink:href="../Images/yкринформ/2023-06-11T19-53-00-03-00/630_360_1686462768-697.png" xlink:type="simple" xlink:show="embed" xlink:actuate="onLoad" draw:mime-type="image/png"/>
</draw:frame>
US National Aeronautics and Space Research(NASA)reported that on Monday, June 12, asteroid 488453 will fly on Monday, June 12(1994 XD).</text:p>
      <text:p text:style-name="P4">
Про це повідомляє <text:a xlink:type="simple" xlink:href="http://ssd.jpl.nasa.gov/tools/sbdb_lookup.html#/" text:style-name="Internet_20_link" text:visited-style-name="Visited_20_Internet_20_Link">
 Лабораторія реактивного руху NASA</text:a>
(JPL), reports Ukrinform.</text:p>
      <text:p text:style-name="P4">
According to NASA, the length of the celestial object is about 457 m.</text:p>
      <text:p text:style-name="P4">
The distance from it to Earth will be about 3.2 million km. The speed of movement of the pasteroid is 77 292 km/h.</text:p>
      <text:p text:style-name="P4">
If the asteroid approaches the ground closer than 7.4 million km and its size exceeds 150 m, NASA consider it a "potentially dangerous object".</text:p>
      <text:p text:style-name="P4">
<text:span text:style-name="T4">
 Read also: </text:span>
 [astronomers have found the oldest complex organic molecules(https://www.ukrinform.ua/rubric-technology/3719064-astronomi-viavili-najdavnisi-skladni-organicni-molekuli-u-vsesviti.html)As reported by Ukrinform, near <text:a xlink:type="simple" xlink:href="https://www.ukrinform.ua/tag-zemla" text:style-name="Internet_20_link" text:visited-style-name="Visited_20_Internet_20_Link">
land</text:a>
On June 6, the asteroid 2023 KW2 flew.</text:p>
      <text:p text:style-name="P4">
News Source: <text:a xlink:type="simple" xlink:href="https://www.ukrinform.ua/rubric-technology/3721215-do-zemli-nablizaetsa-potencijno-nebezpecnij-asteroid-nasa.html" text:style-name="Internet_20_link" text:visited-style-name="Visited_20_Internet_20_Link">
https://www.ukrinform.ua/rubric-technology/3721215-do-zemli-nablizaetsa-potencijno-nebezpecnij-asteroid-nasa.html</text:a>
</text:p>
      <!--NEWS-->
      <text:h text:style-name="P10" text:outline-level="1">
<text:span text:style-name="T4">
EU ready to provide Tunisia over € 1 billion assistance to reduce migrant flow</text:span>
</text:h>
      <text:p text:style-name="P4">
Authors: Ukrinform (Person)</text:p>
      <text:p text:style-name="P4">
Publisher: Укринформ (Organization)</text:p>
      <text:p text:style-name="P4">
Published Time: 2023-06-11T19:56:00+03:00</text:p>
      <text:p text:style-name="P4">
Modified Time: 2023-06-11T19:56:00+03:00</text:p>
      <text:p text:style-name="P4">
Description: The EU is ready to provide Tunisia with assistance totaling more than 1 billion euros in exchange for improving border control and measures against human smuggling. - Ukrinform.</text:p>
      <text:p text:style-name="P4">
Images: ['<text:a xlink:type="simple" xlink:href="https://static.ukrinform.com/photos/2019_07/thumb_files/630_360_1564118866-362.jpg" text:style-name="Internet_20_link" text:visited-style-name="Visited_20_Internet_20_Link">
630_360_15641...</text:a>
']</text:p>
      <text:p text:style-name="P4">
Tags: ['Євросоюз', 'Мігранти', 'Туніс', 'Гроші']</text:p>
      <text:p text:style-name="P4">
Type: Article</text:p>
      <!--METADATA-->
      <text:p text:style-name="P4">
<draw:frame draw:style-name="fr1" draw:name="Image188" text:anchor-type="as-char" svg:width="6.9236in" svg:height="3.956343in" draw:z-index="0">
<draw:image xlink:href="../Images/yкринформ/2023-06-11T19-56-00-03-00/630_360_1564118866-362.jpg" xlink:type="simple" xlink:show="embed" xlink:actuate="onLoad" draw:mime-type="image/jpeg"/>
</draw:frame>
EU to provide Tunisia with assistance totaling more than 1 billion euros in exchange of border control and measures against human smuggling.</text:p>
      <text:p text:style-name="P4">
As Ukrinform reports, it reports <text:a xlink:type="simple" xlink:href="https://www.politico.eu/article/eu-ursula-von-der-leyen-considers-more-than-1-billion-of-aid-to-tunisia-in-efforts-to-reduce-migration/" text:style-name="Internet_20_link" text:visited-style-name="Visited_20_Internet_20_Link">
Politico</text:a>
.</text:p>
      <text:p text:style-name="P4">
The President of the European Commission Ursula von der Liaien stated that the EU is ready to provide <text:a xlink:type="simple" xlink:href="https://www.ukrinform.ua/tag-tunis" text:style-name="Internet_20_link" text:visited-style-name="Visited_20_Internet_20_Link">
Tunisia</text:a>
Aid for a total amount of more than 1 billion euro in exchange for improving border control and measures of anti -contrabment of people, "just the necessary agreement is concluded."</text:p>
      <text:p text:style-name="P4">
The European Commission considers the possibility of providing macro-financial assistance up to 900 million euros, and "How an immediate step we could give up to 150 million euros budget support right now," said von der Liaien on Sunday at a joint press conference with Italy Prime Minister Jjorozh and Prime Minister Netherlands Mark Rutte during a visit to Tunisia.</text:p>
      <text:p text:style-name="P4">
After meeting with Tunisia President, Kaisa Sayed in the capital of the country, von Derlyen announced that they will work together on a "pentalist pack", which includes "Increasing Trade and Investment" and "mutually beneficial energy cooperation".</text:p>
      <text:p text:style-name="P4">
According to von der Liaien, the EU is also ready to provide Tunisia with 100 million euros of border, search and rescue work, control measures and other initiatives to solve the problem of migration.</text:p>
      <text:p text:style-name="P4">
On the eve of the meeting, having visited the port city of Sphax, the main point for migrants seeking to reach Italy on boats, saved that his country would not agree to become a border guard for other countries.</text:p>
      <text:p text:style-name="P4">
Italy has long wanted to have more options where it could send a shelter that was denied, but other countries were denied, claiming that the EU could not send people to countries that are not fully respected by human rights.</text:p>
      <text:p text:style-name="P4">
<text:span text:style-name="T4">
 Read also: </text:span>
 [most Ukrainians in Poland work, more(https://www.ukrinform.ua/rubric-society/3716142-bilsist-ukrainciv-u-polsi-pracuut-ponad-polovina-peresilaut-grosi-dodomu.html)</text:p>
      <text:p text:style-name="P4">
As <text:a xlink:type="simple" xlink:href="https://www.ukrinform.ua/rubric-ato/3718755-za-tizden-z-mora-poblizu-livii-uratuvali-900-migrantiv.html" text:style-name="Internet_20_link" text:visited-style-name="Visited_20_Internet_20_Link">
reported</text:a>
, over the last week, 900 -free migrants were intercepted in the sea near the coast of Libya.</text:p>
      <text:p text:style-name="P4">
News Source: <text:a xlink:type="simple" xlink:href="https://www.ukrinform.ua/rubric-world/3721470-es-gotovij-nadati-tunisu-ponad-1-milard-dopomogi-dla-zmensenna-potoku-migrantiv.html" text:style-name="Internet_20_link" text:visited-style-name="Visited_20_Internet_20_Link">
https://www.ukrinform.ua/rubric-world/3721470-es-gotovij-nadati-tunisu-ponad-1-milard-dopomogi-dla-zmensenna-potoku-migrantiv.html</text:a>
</text:p>
      <!--NEWS-->
      <text:h text:style-name="P10" text:outline-level="1">
<text:span text:style-name="T4">
The invaders fired at the Hurricane village of Tsirkuni in Kharkiv region</text:span>
</text:h>
      <text:p text:style-name="P4">
Authors: Ukrinform (Person)</text:p>
      <text:p text:style-name="P4">
Publisher: Укринформ (Organization)</text:p>
      <text:p text:style-name="P4">
Published Time: 2023-06-11T19:57:00+03:00</text:p>
      <text:p text:style-name="P4">
Modified Time: 2023-06-11T19:57:00+03:00</text:p>
      <text:p text:style-name="P4">
Description: Russian invaders fired at the village of Tsirkuns of Kharkiv district. - Ukrinform.</text:p>
      <text:p text:style-name="P4">
Images: ['<text:a xlink:type="simple" xlink:href="https://static.ukrinform.com/photos/2018_10/thumb_files/630_360_1538997483-946.jpg" text:style-name="Internet_20_link" text:visited-style-name="Visited_20_Internet_20_Link">
630_360_15389...</text:a>
']</text:p>
      <text:p text:style-name="P4">
Tags: ['Обстріл', 'Харківщина', 'Війна з Росією']</text:p>
      <text:p text:style-name="P4">
Type: Article</text:p>
      <!--METADATA-->
      <text:p text:style-name="P4">
<draw:frame draw:style-name="fr1" draw:name="Image189" text:anchor-type="as-char" svg:width="6.9236in" svg:height="3.956343in" draw:z-index="0">
<draw:image xlink:href="../Images/yкринформ/2023-06-11T19-57-00-03-00/630_360_1538997483-946.jpg" xlink:type="simple" xlink:show="embed" xlink:actuate="onLoad" draw:mime-type="image/jpeg"/>
</draw:frame>
Russian hosts fired at the village of Tsirkuns of Kharkiv district.</text:p>
      <text:p text:style-name="P4">
This was reported in <text:a xlink:type="simple" xlink:href="https://t.me/synegubov/6408" text:style-name="Internet_20_link" text:visited-style-name="Visited_20_Internet_20_Link">
telegram</text:a>
Oleg Sinegubov, the head of the Kharkiv Regional State Administration, Ukrinform reports.</text:p>
      <text:p text:style-name="P4">
“The occupiers <text:a xlink:type="simple" xlink:href="https://www.ukrinform.ua/tag-obstril" text:style-name="Internet_20_link" text:visited-style-name="Visited_20_Internet_20_Link">
fired</text:a>
Cirkunniarkivskyi district. Previously, cassette ammunition, ”the post reads.</text:p>
      <text:p text:style-name="P4">
According to the head of Kharkiv Ova Oleg Synigubov in <text:a xlink:type="simple" xlink:href="https://t.me/synegubov/6410" text:style-name="Internet_20_link" text:visited-style-name="Visited_20_Internet_20_Link">
Telegram</text:a>
, Russian troops fired the circus from the reactive systems of the Hurricane volley fire. There are no victims, cars and houses were damaged.</text:p>
      <text:p text:style-name="P4">
"There are no victims of hostile shelling of the circus.</text:p>
      <text:p text:style-name="P4">
Currently, law enforcement agencies record the crimes of the invaders.</text:p>
      <text:p text:style-name="P4">
<text:span text:style-name="T4">
 Read also: </text:span>
 <text:a xlink:type="simple" xlink:href="https://www.ukrinform.ua/rubric-regions/3721217-za-dobu-rosiani-dvici-obstrilali-amiakoprovid-u-kupanskomu-rajoni.html" text:style-name="Internet_20_link" text:visited-style-name="Visited_20_Internet_20_Link">
in a day the Russians fired at <text:span text:style-name="T4">
 ammonia </text:span>
 for the Uubyansky district</text:a>
As it was reported, during June 9, Russian invaders fired at the settlements of Kharkiv, Kupyansk, Chuguevsky, Bohodukhiv and Izium districts from all -advanced weapons.</text:p>
      <text:p text:style-name="P4">
News Source: <text:a xlink:type="simple" xlink:href="https://www.ukrinform.ua/rubric-ato/3721396-rosiani-obstriluut-harkivsinu.html" text:style-name="Internet_20_link" text:visited-style-name="Visited_20_Internet_20_Link">
https://www.ukrinform.ua/rubric-ato/3721396-rosiani-obstriluut-harkivsinu.html</text:a>
</text:p>
      <!--NEWS-->
      <text:h text:style-name="P10" text:outline-level="1">
<text:span text:style-name="T4">
Soros gave control of his financial empire to his son</text:span>
</text:h>
      <text:p text:style-name="P4">
Authors: Ukrinform (Person)</text:p>
      <text:p text:style-name="P4">
Publisher: Укринформ (Organization)</text:p>
      <text:p text:style-name="P4">
Published Time: 2023-06-11T19:59:00+03:00</text:p>
      <text:p text:style-name="P4">
Modified Time: 2023-06-11T19:59:00+03:00</text:p>
      <text:p text:style-name="P4">
Description: Financier-billionaire George Soros conveyed control of his huge financial empire to his son Alex Soros. - Ukrinform.</text:p>
      <text:p text:style-name="P4">
Images: ['<text:a xlink:type="simple" xlink:href="https://static.ukrinform.com/photos/2015_11/thumb_files/630_360_1448879454-3929.jpg" text:style-name="Internet_20_link" text:visited-style-name="Visited_20_Internet_20_Link">
630_360_14488...</text:a>
']</text:p>
      <text:p text:style-name="P4">
Tags: ['Сорос', 'США', 'Гроші', 'Спадок']</text:p>
      <text:p text:style-name="P4">
Type: Article</text:p>
      <!--METADATA-->
      <text:p text:style-name="P4">
<draw:frame draw:style-name="fr1" draw:name="Image190" text:anchor-type="as-char" svg:width="6.9236in" svg:height="3.956343in" draw:z-index="0">
<draw:image xlink:href="../Images/yкринформ/2023-06-11T19-59-00-03-00/630_360_1448879454-3929.jpg" xlink:type="simple" xlink:show="embed" xlink:actuate="onLoad" draw:mime-type="image/jpeg"/>
</draw:frame>
Financier-billionaire George Soros conveyed control of his huge financial empire to his son Alex Soros.</text:p>
      <text:p text:style-name="P4">
As Ukrinform reports, it reports <text:a xlink:type="simple" xlink:href="https://www.wsj.com/articles/george-soros-heir-son-alexander-soros-e3c4ca13" text:style-name="Internet_20_link" text:visited-style-name="Visited_20_Internet_20_Link">
wsj</text:a>
.</text:p>
      <text:p text:style-name="P4">
92-year-old Soros stated that he did not want his Open Fund before(OSF)went into the hands of one of his five <text:a xlink:type="simple" xlink:href="https://www.ukrinform.ua/tag-diti" text:style-name="Internet_20_link" text:visited-style-name="Visited_20_Internet_20_Link">
children</text:a>
.</text:p>
      <text:p text:style-name="P4">
But, speaking of his decision to transfer the Fund and the rest of his empire worth $ 255 billion to his son, 37-year-old Alex, Senior Soros said, "The coron has earned."</text:p>
      <text:p text:style-name="P4">
Alex Soros stated that he was a "greater politician" than his father, and that he planned to do so to sacrifice family funds to support the left -wing political candidates of the USSH.</text:p>
      <text:p text:style-name="P4">
"Whatever I did not want to remove money from politics while the other party does it, I will have to do it," he said.</text:p>
      <text:p text:style-name="P4">
<text:span text:style-name="T4">
 Read also: </text:span>
 <text:a xlink:type="simple" xlink:href="https://www.ukrinform.ua/rubric-world/3716883-ilon-mask-znovu-najbagatsa-ludina-svitu.html" text:style-name="Internet_20_link" text:visited-style-name="Visited_20_Internet_20_Link">
Ilon Musk - again the richest person of the world</text:a>
In December, the OSF Council elected Alex Soros, and now he manages political activity as the President of the Soros Committee of Political Acts.</text:p>
      <text:p text:style-name="P4">
According to Ukrinform, in mid -May, the famous Philanthropus George Soros was rumored about his death and reported that he was healthy.</text:p>
      <text:p text:style-name="P4">
News Source: <text:a xlink:type="simple" xlink:href="https://www.ukrinform.ua/rubric-economy/3721472-soros-peredav-kontrol-nad-svoeu-finansovou-imperieu-sinovi.html" text:style-name="Internet_20_link" text:visited-style-name="Visited_20_Internet_20_Link">
https://www.ukrinform.ua/rubric-economy/3721472-soros-peredav-kontrol-nad-svoeu-finansovou-imperieu-sinovi.html</text:a>
</text:p>
      <!--NEWS-->
      <text:h text:style-name="P10" text:outline-level="1">
<text:span text:style-name="T4">
Derevyanchenko: I am not upset because I know I won the duel</text:span>
</text:h>
      <text:p text:style-name="P4">
Authors: Ukrinform (Person)</text:p>
      <text:p text:style-name="P4">
Publisher: Укринформ (Organization)</text:p>
      <text:p text:style-name="P4">
Published Time: 2023-06-11T1:20:42+03:00</text:p>
      <text:p text:style-name="P4">
Modified Time: 2023-06-11T21:20:42+03:00</text:p>
      <text:p text:style-name="P4">
Description: The Ukrainian lost to the Mexican Munge unanimous decision of judges. - Ukrinform.</text:p>
      <text:p text:style-name="P4">
Images: ['<text:a xlink:type="simple" xlink:href="https://static.ukrinform.com/photos/2023_06/thumb_files/630_360_1686507540-129.jpg" text:style-name="Internet_20_link" text:visited-style-name="Visited_20_Internet_20_Link">
630_360_16865...</text:a>
']</text:p>
      <text:p text:style-name="P4">
Tags: ['Бокс']</text:p>
      <text:p text:style-name="P4">
Type: Article</text:p>
      <!--METADATA-->
      <text:p text:style-name="P4">
<draw:frame draw:style-name="fr1" draw:name="Image191" text:anchor-type="as-char" svg:width="6.9236in" svg:height="3.956343in" draw:z-index="0">
<draw:image xlink:href="../Images/yкринформ/2023-06-11T1-20-42-03-00/630_360_1686507540-129.jpg" xlink:type="simple" xlink:show="embed" xlink:actuate="onLoad" draw:mime-type="image/jpeg"/>
</draw:frame>
The Ukrainian mexico of the Munge's Mexican unanimous decision of judges.</text:p>
      <text:p text:style-name="P4">
Ukrainian boxer Sergey Derevyanchenko commented on the defeat in the match WBC Silver in the second middle weight category against Mexican Himungongia, <text:a xlink:type="simple" xlink:href="https://www.youtube.com/watch" text:style-name="Internet_20_link" text:visited-style-name="Visited_20_Internet_20_Link">
reports</text:a>
Fight Hubtv, Ukrinform reports.</text:p>
      <text:p text:style-name="P4">
“I think I won this fight. I controlled the match in every round. The eleventh was very close, and in the 12th he hit me on the corps. Mungia struck in the liver and I could not tolerate. He saw that he was tired. He showed him several times on the body to slow down. But Mungia is a cruel fighter, he slowed down, but then recovered and returned to the duel. I am unreasonable because I know I won the duel. I did a good job in this battle, I worked with my team throughout the camp. I trained, I was ready to this duel. I know I won because I had a good battle, ” - said Derevianchenko after the battle.</text:p>
      <text:p text:style-name="P4">
<text:span text:style-name="T4">
 Read also: </text:span>
 <text:a xlink:type="simple" xlink:href="https://www.ukrinform.ua/rubric-sports/3721429-teofimo-lopes-ogolosiv-pro-zaversenna-kareri.html" text:style-name="Internet_20_link" text:visited-style-name="Visited_20_Internet_20_Link">
Theophimo Lopez announced the completion of his career</text:a>
According to the results of 12 rounds, all three judges won the Mexican boxer-115: 112, 114: 113, 114: 113. Derevyanchenko has suffered the fifth defeat, the last five matches. The undefeated Mungia won 42 victory to the professional ring.</text:p>
      <text:p text:style-name="P4">
Photo: Getty Images</text:p>
      <text:p text:style-name="P4">
News Source: <text:a xlink:type="simple" xlink:href="https://www.ukrinform.ua/rubric-sports/3721497-derevancenko-a-ne-zasmucenij-bo-znau-so-vigrav-poedinok.html" text:style-name="Internet_20_link" text:visited-style-name="Visited_20_Internet_20_Link">
https://www.ukrinform.ua/rubric-sports/3721497-derevancenko-a-ne-zasmucenij-bo-znau-so-vigrav-poedinok.html</text:a>
</text:p>
      <!--NEWS-->
      <text:h text:style-name="P10" text:outline-level="1">
<text:span text:style-name="T4">
Russians were banned from using their own ammunition through self -detotonation - General Staff</text:span>
</text:h>
      <text:p text:style-name="P4">
Authors: Ukrinform (Person)</text:p>
      <text:p text:style-name="P4">
Publisher: Укринформ (Organization)</text:p>
      <text:p text:style-name="P4">
Published Time: 2023-06-11T20:08:00+03:00</text:p>
      <text:p text:style-name="P4">
Modified Time: 2023-06-11T20:08:00+03:00</text:p>
      <text:p text:style-name="P4">
Description: In Russia, large parties of artillery ammunition are forbidden 122- and 152 mm in 2023 production due to their self-detothization. - Ukrinform.</text:p>
      <text:p text:style-name="P4">
Images: ['<text:a xlink:type="simple" xlink:href="https://static.ukrinform.com/photos/2022_05/thumb_files/630_360_1653312790-992.jpg" text:style-name="Internet_20_link" text:visited-style-name="Visited_20_Internet_20_Link">
630_360_16533...</text:a>
']</text:p>
      <text:p text:style-name="P4">
Tags: ['Бахмут', 'Генштаб', 'Зброя', 'Війна з Росією']</text:p>
      <text:p text:style-name="P4">
Type: Article</text:p>
      <!--METADATA-->
      <text:p text:style-name="P4">
<draw:frame draw:style-name="fr1" draw:name="Image192" text:anchor-type="as-char" svg:width="6.9236in" svg:height="3.956343in" draw:z-index="0">
<draw:image xlink:href="../Images/yкринформ/2023-06-11T20-08-00-03-00/630_360_1653312790-992.jpg" xlink:type="simple" xlink:show="embed" xlink:actuate="onLoad" draw:mime-type="image/jpeg"/>
</draw:frame>
Large parties of artillery ammunition are 122- I152-millimeter caliber in 2023 production due to their self-detonation.</text:p>
      <text:p text:style-name="P4">
According to Ukrinform, the General Staff of the Armed Forces of Ukraine reported on <text:a xlink:type="simple" xlink:href="http://www.facebook.com/GeneralStaff.ua/posts/pfbid02DRBsAxmd7QtXJhTLfDfjbn24i8dGovgaMR4vBKSVtPYnjT2wm7AiiZdBdUhHp9EGl" text:style-name="Internet_20_link" text:visited-style-name="Visited_20_Internet_20_Link">
Facebook</text:a>
.</text:p>
      <text:p text:style-name="P4">
"Оборонній промисловості російської федерації даються взнаки міжнароднісанкції. За наявною інформацією, великі партії 122 та 152 мм артилерійськихбоєприпасів 2023 року виробництва, заборонені до використання через їхсамодетонацію. До того ж відзначається погіршення рівня забезпеченняпідрозділів окупантів озброєнням та військовою технікою", - зазначають уГенштабі.</text:p>
      <text:p text:style-name="P4">
Повідомляється також, що підрозділи повітряно-десантних військ Збройних сил РФвтратили значну кількість представників особового складу через невдаліштурмові дії та спроби покращити своє тактичне положення на Бахмутськомунапрямку.</text:p>
      <text:p text:style-name="P4">
<text:span text:style-name="T4">
Читайте також:</text:span>
 <text:a xlink:type="simple" xlink:href="https://www.ukrinform.ua/rubric-ato/3721465-zsu-posunuli-liniu-frontu-zahopivsi-vorozu-poziciu-na-avdiivskomu-napramku.html" text:style-name="Internet_20_link" text:visited-style-name="Visited_20_Internet_20_Link">
 ЗСУ посунули лінію фронту, захопивши ворожу позицію наАвдіївському напрямку </text:a>
As reported by Ukrinform, Russian troops concentrate the main efforts of Nalimansk, Bakhmut, Avdiiv and Mariinsky directions, <text:a xlink:type="simple" xlink:href="https://www.ukrinform.ua/rubric-ato/3721454-na-cotiroh-napramkah-frontu-trivaut-vazki-boi.html" text:style-name="Internet_20_link" text:visited-style-name="Visited_20_Internet_20_Link">
continuing heavy battles</text:a>
.</text:p>
      <text:p text:style-name="P4">
<text:span text:style-name="T5">
Foto: aa</text:span>
</text:p>
      <text:p text:style-name="P4">
News Source: <text:a xlink:type="simple" xlink:href="https://www.ukrinform.ua/rubric-ato/3721475-rosianam-zaboronili-vikoristovuvati-veliki-partii-boepripasiv-cerez-samodetonaciu-genstab.html" text:style-name="Internet_20_link" text:visited-style-name="Visited_20_Internet_20_Link">
https://www.ukrinform.ua/rubric-ato/3721475-rosianam-zaboronili-vikoristovuvati-veliki-partii-boepripasiv-cerez-samodetonaciu-genstab.html</text:a>
</text:p>
      <!--NEWS-->
      <text:h text:style-name="P10" text:outline-level="1">
<text:span text:style-name="T4">
In Nikopol as a result of hostile shelling damaged medical facility</text:span>
</text:h>
      <text:p text:style-name="P4">
Authors: Ukrinform (Person)</text:p>
      <text:p text:style-name="P4">
Publisher: Укринформ (Organization)</text:p>
      <text:p text:style-name="P4">
Published Time: 2023-06-11T20:18:48+03:00</text:p>
      <text:p text:style-name="P4">
Modified Time: 2023-06-11T20:18:48+03:00</text:p>
      <text:p text:style-name="P4">
Description: In Nikopol, a medical facility was damaged as a result of artillery shelling. - Ukrinform.</text:p>
      <text:p text:style-name="P4">
Images: ['<text:a xlink:type="simple" xlink:href="https://static.ukrinform.com/photos/2023_06/thumb_files/630_360_1686503797-639.jpg" text:style-name="Internet_20_link" text:visited-style-name="Visited_20_Internet_20_Link">
630_360_16865...</text:a>
']</text:p>
      <text:p text:style-name="P4">
Tags: ['Нікополь', 'Обстріл', 'Війна з Росією']</text:p>
      <text:p text:style-name="P4">
Type: Article</text:p>
      <!--METADATA-->
      <text:p text:style-name="P4">
<draw:frame draw:style-name="fr1" draw:name="Image193" text:anchor-type="as-char" svg:width="6.9236in" svg:height="3.956343in" draw:z-index="0">
<draw:image xlink:href="../Images/yкринформ/2023-06-11T20-18-48-03-00/630_360_1686503797-639.jpg" xlink:type="simple" xlink:show="embed" xlink:actuate="onLoad" draw:mime-type="image/jpeg"/>
</draw:frame>
Nikopols damaged a medical facility.</text:p>
      <text:p text:style-name="P4">
About it in <text:a xlink:type="simple" xlink:href="http://t.me/mykola_lukashuk/5018" text:style-name="Internet_20_link" text:visited-style-name="Visited_20_Internet_20_Link">
telegram</text:a>
The head of the Dnipropetrovsk Regional Council Mykola Lukashuk reports, Ukrinform reports.</text:p>
      <text:p text:style-name="P4">
"Nikopol has undergone another terrorist act by Russian occupation Yvsk. As a result of artillery <text:a xlink:type="simple" xlink:href="https://www.ukrinform.ua/tag-obstril" text:style-name="Internet_20_link" text:visited-style-name="Visited_20_Internet_20_Link">
shelling</text:a>
The medical institution was damaged, "the post reads.</text:p>
      <text:p text:style-name="P4">
The dormitory, three private dwellings and lines of electric programs were also injured.</text:p>
      <text:p text:style-name="P4">
According to the chairman <text:a xlink:type="simple" xlink:href="https://t.me/dnipropetrovskaODA/5246" text:style-name="Internet_20_link" text:visited-style-name="Visited_20_Internet_20_Link">
Dnepropetrovsk Ova</text:a>
Sergiy Lisak, displaced persons were in the dormitory.</text:p>
      <text:p text:style-name="P4">
Fortunately, there are no casualties and victims among the population.</text:p>
      <text:p text:style-name="P4">
<text:span text:style-name="T4">
 Read also: </text:span>
 <text:a xlink:type="simple" xlink:href="https://www.ukrinform.ua/rubric-regions/3721462-pid-cas-evakuacii-na-hersonsini-popri-obstril-vratuvali-21-ludinu.html" text:style-name="Internet_20_link" text:visited-style-name="Visited_20_Internet_20_Link">
during <text:span text:style-name="T4">
 evacuation </text:span>
 in Kherson region, despite the firing, saved 21 people</text:a>
Russian troops regularly fire Dnipropetrovsk, including Nikopol.</text:p>
      <text:p text:style-name="P4">
News Source: <text:a xlink:type="simple" xlink:href="https://www.ukrinform.ua/rubric-ato/3721478-u-nikopoli-vnaslidok-vorozogo-obstrilu-poskodzenij-medzaklad.html" text:style-name="Internet_20_link" text:visited-style-name="Visited_20_Internet_20_Link">
https://www.ukrinform.ua/rubric-ato/3721478-u-nikopoli-vnaslidok-vorozogo-obstrilu-poskodzenij-medzaklad.html</text:a>
</text:p>
      <!--NEWS-->
      <text:h text:style-name="P10" text:outline-level="1">
<text:span text:style-name="T4">
Evacuation fire: The number of wounded in Kherson region has increased to 23</text:span>
</text:h>
      <text:p text:style-name="P4">
Authors: Ukrinform (Person)</text:p>
      <text:p text:style-name="P4">
Publisher: Укринформ (Organization)</text:p>
      <text:p text:style-name="P4">
Published Time: 2023-06-11T20:20:00+03:00</text:p>
      <text:p text:style-name="P4">
Modified Time: 2023-06-11T20:20:00+03:00</text:p>
      <text:p text:style-name="P4">
Description: During the evacuation from the Left Bank of the Kherson region, at least 23 people were injured by enemy fire, three dead. - Ukrinform.</text:p>
      <text:p text:style-name="P4">
Images: ['<text:a xlink:type="simple" xlink:href="https://static.ukrinform.com/photos/2023_06/thumb_files/630_360_1686503613-570.jpg" text:style-name="Internet_20_link" text:visited-style-name="Visited_20_Internet_20_Link">
630_360_16865...</text:a>
']</text:p>
      <text:p text:style-name="P4">
Tags: ['Евакуація', 'Херсонщина', 'Обстріл', 'Війна з Росією']</text:p>
      <text:p text:style-name="P4">
Type: Article</text:p>
      <!--METADATA-->
      <text:p text:style-name="P4">
<draw:frame draw:style-name="fr1" draw:name="Image194" text:anchor-type="as-char" svg:width="6.9236in" svg:height="3.956343in" draw:z-index="0">
<draw:image xlink:href="../Images/yкринформ/2023-06-11T20-20-00-03-00/630_360_1686503613-570.jpg" xlink:type="simple" xlink:show="embed" xlink:actuate="onLoad" draw:mime-type="image/jpeg"/>
</draw:frame>
At least 23 people were injured in the Left Bank of the Kherson region, three dead.</text:p>
      <text:p text:style-name="P4">
According to Ukrinform, the prosecutor General's office reported in <text:a xlink:type="simple" xlink:href="https://t.me/pgo_gov_ua/13219" text:style-name="Internet_20_link" text:visited-style-name="Visited_20_Internet_20_Link">
telegram</text:a>
.</text:p>
      <text:p text:style-name="P4">
On the violation of the laws and customs of war combined with premeditated murder(Part 2 of Art. 438 of the Criminal Code of Ukraine), law enforcement officers started pre -trial investigation.</text:p>
      <text:p text:style-name="P4">
The investigation found that on June 11, the Russian military once again <text:a xlink:type="simple" xlink:href="https://www.ukrinform.ua/tag-obstril" text:style-name="Internet_20_link" text:visited-style-name="Visited_20_Internet_20_Link">
fired</text:a>
Civilian population during the existence of evaporation measures from the flooded settlements of the temporarily captured -by -bank part of the Kherson region.</text:p>
      <text:p text:style-name="P4">
<text:span text:style-name="T4">
 Read also: </text:span>
 <text:a xlink:type="simple" xlink:href="https://www.ukrinform.ua/rubric-regions/3721344-na-hersonsini-vnaslidok-pidtoplenna-zaginuli-patero-ludej-35-znikli-bezvisti.html" text:style-name="Internet_20_link" text:visited-style-name="Visited_20_Internet_20_Link">
because of the Russian terrorist attack on the Kakhovskaya hydroelectric power station six were killed, 10 more were injured</text:a>
"As a result of <text:a xlink:type="simple" xlink:href="https://www.ukrinform.ua/rubric-ato/3721442-obstril-evakuacijnogo-covna-na-hersonsini-troe-zagiblih-desatero-poranenih.html" text:style-name="Internet_20_link" text:visited-style-name="Visited_20_Internet_20_Link">
three people died</text:a>
. At least 23 people are injured. The data is clarified, " - said in OGP.</text:p>
      <text:p text:style-name="P4">
As reported by Ukrinform, on Sunday, June 11, the Russian army attacked the boat with peaceful inhabitants who were evacuated from the Left Bank of Kherson region.</text:p>
      <text:p text:style-name="P4">
Despite the heavy fire on the part of the Russians <text:a xlink:type="simple" xlink:href="https://www.ukrinform.ua/rubric-regions/3721462-pid-cas-evakuacii-na-hersonsini-popri-obstril-vratuvali-21-ludinu.html" text:style-name="Internet_20_link" text:visited-style-name="Visited_20_Internet_20_Link">
21 people were saved</text:a>
.</text:p>
      <text:p text:style-name="P4">
<text:span text:style-name="T5">
Foto: Igor Klimenko, Facebook</text:span>
</text:p>
      <text:p text:style-name="P4">
News Source: <text:a xlink:type="simple" xlink:href="https://www.ukrinform.ua/rubric-regions/3721479-obstril-pid-cas-evakuacii-kilkist-poranenih-na-hersonsini-zrosla-do-23.html" text:style-name="Internet_20_link" text:visited-style-name="Visited_20_Internet_20_Link">
https://www.ukrinform.ua/rubric-regions/3721479-obstril-pid-cas-evakuacii-kilkist-poranenih-na-hersonsini-zrosla-do-23.html</text:a>
</text:p>
      <!--NEWS-->
      <text:h text:style-name="P10" text:outline-level="1">
<text:span text:style-name="T4">
In Kherson under the rubble of the house found the deceased</text:span>
</text:h>
      <text:p text:style-name="P4">
Authors: Ukrinform (Person)</text:p>
      <text:p text:style-name="P4">
Publisher: Укринформ (Organization)</text:p>
      <text:p text:style-name="P4">
Published Time: 2023-06-11T20:27:00+03:00</text:p>
      <text:p text:style-name="P4">
Modified Time: 2023-06-11T20:27:00+03:00</text:p>
      <text:p text:style-name="P4">
Description: In Kherson, when parsing the blockages of the Russians fired at the house found the body of a dead man. - Ukrinform.</text:p>
      <text:p text:style-name="P4">
Images: ['<text:a xlink:type="simple" xlink:href="https://static.ukrinform.com/photos/2018_10/thumb_files/630_360_1538997483-946.jpg" text:style-name="Internet_20_link" text:visited-style-name="Visited_20_Internet_20_Link">
630_360_15389...</text:a>
']</text:p>
      <text:p text:style-name="P4">
Tags: ['ДСНС', 'Херсон', 'Обстріл', 'Загибель']</text:p>
      <text:p text:style-name="P4">
Type: Article</text:p>
      <!--METADATA-->
      <text:p text:style-name="P4">
<draw:frame draw:style-name="fr1" draw:name="Image195" text:anchor-type="as-char" svg:width="6.9236in" svg:height="3.956343in" draw:z-index="0">
<draw:image xlink:href="../Images/yкринформ/2023-06-11T20-27-00-03-00/630_360_1538997483-946.jpg" xlink:type="simple" xlink:show="embed" xlink:actuate="onLoad" draw:mime-type="image/jpeg"/>
</draw:frame>
In Kherson, the parsing of the gaps of the Russians fired at the house found the body of the deceased.</text:p>
      <text:p text:style-name="P4">
This was reported in <text:a xlink:type="simple" xlink:href="https://t.me/roman_mrochko/1158" text:style-name="Internet_20_link" text:visited-style-name="Visited_20_Internet_20_Link">
telegram</text:a>
Roman Mrochko, the head of the Church, reports.</text:p>
      <text:p text:style-name="P4">
"On behalf of the military administration, the SESA forces of the SES conducted a removal of the house on Vazova, 5 damaged as a result of <text:a xlink:type="simple" xlink:href="https://www.ukrinform.ua/tag-obstril" text:style-name="Internet_20_link" text:visited-style-name="Visited_20_Internet_20_Link">
shelling</text:a>
Russians. Unfortunately, a person was found in place, "the message said.</text:p>
      <text:p text:style-name="P4">
Currently, parsing and search work is completed, the MBA chief said.</text:p>
      <text:p text:style-name="P4">
<text:span text:style-name="T4">
 Read also: </text:span>
 <text:a xlink:type="simple" xlink:href="https://www.ukrinform.ua/rubric-regions/3721462-pid-cas-evakuacii-na-hersonsini-popri-obstril-vratuvali-21-ludinu.html" text:style-name="Internet_20_link" text:visited-style-name="Visited_20_Internet_20_Link">
during evacuation in Kherson region, despite the shelling, saved21 people</text:a>
As reported <text:a xlink:type="simple" xlink:href="https://www.ukrinform.ua/rubric-regions/3721418-rosiani-obstrilali-coven-z-civilnimi-aki-evakuuvalisa-z-livoberezza-hersonsini-e-poraneni.html" text:style-name="Internet_20_link" text:visited-style-name="Visited_20_Internet_20_Link">
Ukrinform</text:a>
, today, on June 11, the Russian boat, which was exported from the flood zone. Three people, 23 people, including two police officers, were injured in the shelling.</text:p>
      <text:p text:style-name="P4">
News Source: <text:a xlink:type="simple" xlink:href="https://www.ukrinform.ua/rubric-regions/3721483-u-hersoni-pid-zavalami-budinku-znajsli-zagiblogo.html" text:style-name="Internet_20_link" text:visited-style-name="Visited_20_Internet_20_Link">
https://www.ukrinform.ua/rubric-regions/3721483-u-hersoni-pid-zavalami-budinku-znajsli-zagiblogo.html</text:a>
</text:p>
      <!--NEWS-->
      <text:h text:style-name="P10" text:outline-level="1">
<text:span text:style-name="T4">
The Ukrainian Basketball Team 3x3 gave way to Germany in a decisive match</text:span>
</text:h>
      <text:p text:style-name="P4">
Authors: Ukrinform (Person)</text:p>
      <text:p text:style-name="P4">
Publisher: Укринформ (Organization)</text:p>
      <text:p text:style-name="P4">
Published Time: 2023-06-11T20:31:33+03:00</text:p>
      <text:p text:style-name="P4">
Modified Time: 2023-06-11T20:31:33+03:00</text:p>
      <text:p text:style-name="P4">
Description: The Ukrainians lost their chance to enter Euro 2023. - Ukrinform.</text:p>
      <text:p text:style-name="P4">
Images: ['<text:a xlink:type="simple" xlink:href="https://static.ukrinform.com/photos/2023_06/thumb_files/630_360_1686504505-769.jpg" text:style-name="Internet_20_link" text:visited-style-name="Visited_20_Internet_20_Link">
630_360_16865...</text:a>
']</text:p>
      <text:p text:style-name="P4">
Tags: ['Баскетбол']</text:p>
      <text:p text:style-name="P4">
Type: Article</text:p>
      <!--METADATA-->
      <text:p text:style-name="P4">
<draw:frame draw:style-name="fr1" draw:name="Image196" text:anchor-type="as-char" svg:width="6.9236in" svg:height="3.956343in" draw:z-index="0">
<draw:image xlink:href="../Images/yкринформ/2023-06-11T20-31-33-03-00/630_360_1686504505-769.jpg" xlink:type="simple" xlink:show="embed" xlink:actuate="onLoad" draw:mime-type="image/jpeg"/>
</draw:frame>
The Ukrainians were worse to enter Euro 2023.</text:p>
      <text:p text:style-name="P4">
The 3x3 Basketball Basketball Team lost in the match for the third location of the European Championship, Ukrinform reports.</text:p>
      <text:p text:style-name="P4">
Ukraine conceded with a score of 11:12 and did not go out.</text:p>
      <text:p text:style-name="P4">
In the previous match, Ukrainians gave way to Croatia - 11:12.</text:p>
      <text:p text:style-name="P4">
Ukraine was introduced by Oleg Bondarenko, Vladimir Konev, Maxim Zakurdaev, Maximnikitin.</text:p>
      <text:p text:style-name="P4">
*!(https://www.ukrinform.ua/rubric-sports/3694223-basketbol-konev-uvijsov-do-top10-istoricnogo-rejtingu-skoreriv-superligi.html)As reported by Ukrinform, Konev is MVP Super Leagues of the 2022/23 season, Zakurdayev - the best defender.</text:p>
      <text:p text:style-name="P4">
Photo: fbu.ua</text:p>
      <text:p text:style-name="P4">
News Source: <text:a xlink:type="simple" xlink:href="https://www.ukrinform.ua/rubric-sports/3721485-zbirna-ukraini-z-basketbolu-3h3-postupilas-nimeccini-u-virisalnomu-matci-za-vihid-na-ce.html" text:style-name="Internet_20_link" text:visited-style-name="Visited_20_Internet_20_Link">
https://www.ukrinform.ua/rubric-sports/3721485-zbirna-ukraini-z-basketbolu-3h3-postupilas-nimeccini-u-virisalnomu-matci-za-vihid-na-ce.html</text:a>
</text:p>
      <!--NEWS-->
      <text:h text:style-name="P10" text:outline-level="1">
<text:span text:style-name="T4">
The water level in the flooded Kherson region is already less than four meters</text:span>
</text:h>
      <text:p text:style-name="P4">
Authors: Ukrinform (Person)</text:p>
      <text:p text:style-name="P4">
Publisher: Укринформ (Organization)</text:p>
      <text:p text:style-name="P4">
Published Time: 2023-06-11T20:33:00+03:00</text:p>
      <text:p text:style-name="P4">
Modified Time: 2023-06-11T20:33:00+03:00</text:p>
      <text:p text:style-name="P4">
Description: The water level in the Kherson region, which is suffering due to flooding as a result of the blast by the Russian aggressor of the Kakhovka hydroelectric power station, decreased to 3.93 m - Ukrinform as of June 11 in the evening.</text:p>
      <text:p text:style-name="P4">
Images: ['<text:a xlink:type="simple" xlink:href="https://static.ukrinform.com/photos/2023_06/thumb_files/630_360_1686037967-675.jpg" text:style-name="Internet_20_link" text:visited-style-name="Visited_20_Internet_20_Link">
630_360_16860...</text:a>
']</text:p>
      <text:p text:style-name="P4">
Tags: ['Херсонщина', 'Вода', 'Єдині новини', 'Затоплення']</text:p>
      <text:p text:style-name="P4">
Type: Article</text:p>
      <!--METADATA-->
      <text:p text:style-name="P4">
<draw:frame draw:style-name="fr1" draw:name="Image197" text:anchor-type="as-char" svg:width="6.9236in" svg:height="3.956343in" draw:z-index="0">
<draw:image xlink:href="../Images/yкринформ/2023-06-11T20-33-00-03-00/630_360_1686037967-675.jpg" xlink:type="simple" xlink:show="embed" xlink:actuate="onLoad" draw:mime-type="image/jpeg"/>
</draw:frame>
The level in the Kherson region, which is suffering due to flooding as a result of the blasting by the Russian Insor of the Kakhovka Hydroelectric Power Plant, as of June 11, decreased to 3.93 m on the evening of June 11.</text:p>
      <text:p text:style-name="P4">
The Chief of Kherson Ovaoleksandr Proudin reported this on the air of the Tele scale "The only news", Ukrinform reports.</text:p>
      <text:p text:style-name="P4">
"The flooded area has halved almost twice, it is 77.71 sq. Km. Medium level <text:a xlink:type="simple" xlink:href="https://www.ukrinform.ua/tag-voda" text:style-name="Internet_20_link" text:visited-style-name="Visited_20_Internet_20_Link">
water</text:a>
It is less than 4 m - 3.93 m at this time, and this figure continues to decrease, " - said Propkudin.</text:p>
      <text:p text:style-name="P4">
He informed that 46 settlements remain flooded, of which 32 are the right bank and 14 - on the Left Bank of Kherson region. Almost 3,800 residential buildings remain under water.</text:p>
      <text:p text:style-name="P4">
The chief of Ova said that in three settlements the water had already come down. Explosives come in the first time, as the flood could be brought there and other explosive objects. After that, law enforcement, environmentalists and then - public utilities. Only then can evacuated local residents come to their homes.</text:p>
      <text:p text:style-name="P4">
<text:span text:style-name="T4">
 Read also: </text:span>
 <text:a xlink:type="simple" xlink:href="https://www.ukrinform.ua/rubric-regions/3721348-na-hersonsini-plosa-pidtoplenna-zmensilasa-majze-vdvici.html" text:style-name="Internet_20_link" text:visited-style-name="Visited_20_Internet_20_Link">
in Kherson region the flood area has almost doubled</text:a>
As reported by Ukrinform, in the morning of June 11, the level of flooding was 4.07 in the city of yesterday, water departed from three villages of Beryslav district - Nikolaevka, Lviv and Olgivka.</text:p>
      <text:p text:style-name="P4">
News Source: <text:a xlink:type="simple" xlink:href="https://www.ukrinform.ua/rubric-regions/3721486-riven-vodi-na-zatoplenij-hersonsini-vze-stanovit-mens-ak-cotiri-metri.html" text:style-name="Internet_20_link" text:visited-style-name="Visited_20_Internet_20_Link">
https://www.ukrinform.ua/rubric-regions/3721486-riven-vodi-na-zatoplenij-hersonsini-vze-stanovit-mens-ak-cotiri-metri.html</text:a>
</text:p>
      <!--NEWS-->
      <text:h text:style-name="P10" text:outline-level="1">
<text:span text:style-name="T4">
In Kharkiv, a man exploded while mowing grass</text:span>
</text:h>
      <text:p text:style-name="P4">
Authors: Ukrinform (Person)</text:p>
      <text:p text:style-name="P4">
Publisher: Укринформ (Organization)</text:p>
      <text:p text:style-name="P4">
Published Time: 2023-06-11T20:44:56+03:00</text:p>
      <text:p text:style-name="P4">
Modified Time: 2023-06-11T20:44:56+03:00</text:p>
      <text:p text:style-name="P4">
Description: In the village of Nova Gusarivka, the Izyum district of Kharkiv region, a 55-year-old man, mowing the grass, exploded on an unknown explosive object. - Ukrinform.</text:p>
      <text:p text:style-name="P4">
Images: ['<text:a xlink:type="simple" xlink:href="https://static.ukrinform.com/photos/2023_06/thumb_files/630_360_1685868348-538.jpg" text:style-name="Internet_20_link" text:visited-style-name="Visited_20_Internet_20_Link">
630_360_16858...</text:a>
']</text:p>
      <text:p text:style-name="P4">
Tags: ['Поранені', 'Вибухівка', 'Харківщина']</text:p>
      <text:p text:style-name="P4">
Type: Article</text:p>
      <!--METADATA-->
      <text:p text:style-name="P4">
<draw:frame draw:style-name="fr1" draw:name="Image198" text:anchor-type="as-char" svg:width="6.9236in" svg:height="3.956343in" draw:z-index="0">
<draw:image xlink:href="../Images/yкринформ/2023-06-11T20-44-56-03-00/630_360_1685868348-538.jpg" xlink:type="simple" xlink:show="embed" xlink:actuate="onLoad" draw:mime-type="image/jpeg"/>
</draw:frame>
In Selynova Gusarivka, Izium district of Kharkiv region, a 55-year-old man, mowing the grass, exploded on an unknown explosive object.</text:p>
      <text:p text:style-name="P4">
About it reports in <text:a xlink:type="simple" xlink:href="https://t.me/DSNS_Kharkiv/3773" text:style-name="Internet_20_link" text:visited-style-name="Visited_20_Internet_20_Link">
telegram</text:a>
The SES of the SES of Ukraine in Kharkiv region, Ukrinform reports.</text:p>
      <text:p text:style-name="P4">
"On June 11, in the village of Nova Gusarivka, the Izyum district, during mowing of grass, an innovative explosive object was blown up in 1968. As a result, he suffered bodily harm," - the presentation reads.</text:p>
      <text:p text:style-name="P4">
The victim was hospitalized at the city's medical institution <text:a xlink:type="simple" xlink:href="https://www.ukrinform.ua/tag-harkiv" text:style-name="Internet_20_link" text:visited-style-name="Visited_20_Internet_20_Link">
Kharkiv</text:a>
.</text:p>
      <text:p text:style-name="P4">
<text:span text:style-name="T4">
 Read also: </text:span>
 [in Nikopol as a result of hostile <text:span text:style-name="T4">
 fire </text:span>
 In damaged Medical(https://www.ukrinform.ua/rubric-ato/3721478-u-nikopoli-vnaslidok-vorozogo-obstrilu-poskodzenij-medzaklad.html)As reported by Ukrinform, today the Russians <text:a xlink:type="simple" xlink:href="https://www.ukrinform.ua/rubric-ato/3721396-rosiani-obstriluut-harkivsinu.html" text:style-name="Internet_20_link" text:visited-style-name="Visited_20_Internet_20_Link">
fired the village of Tsirkuni</text:a>
in Kharkiv region with Hurricane RSSV.</text:p>
      <text:p text:style-name="P4">
News Source: <text:a xlink:type="simple" xlink:href="https://www.ukrinform.ua/rubric-regions/3721488-na-harkivsini-colovik-pidirvavsa-pid-cas-skosuvanna-travi.html" text:style-name="Internet_20_link" text:visited-style-name="Visited_20_Internet_20_Link">
https://www.ukrinform.ua/rubric-regions/3721488-na-harkivsini-colovik-pidirvavsa-pid-cas-skosuvanna-travi.html</text:a>
</text:p>
      <!--NEWS-->
      <text:h text:style-name="P10" text:outline-level="1">
<text:span text:style-name="T4">
Nikopol District received additional fire trucks for water transportation</text:span>
</text:h>
      <text:p text:style-name="P4">
Authors: Ukrinform (Person)</text:p>
      <text:p text:style-name="P4">
Publisher: Укринформ (Organization)</text:p>
      <text:p text:style-name="P4">
Published Time: 2023-06-11T20:46:00+03:00</text:p>
      <text:p text:style-name="P4">
Modified Time: 2023-06-11T23:46:00+03:00</text:p>
      <text:p text:style-name="P4">
Description: Nikopol district of Dnipropetrovsk region received an additional 18 fire trucks for transportation of water into the community. - Ukrinform.</text:p>
      <text:p text:style-name="P4">
Images: ['<text:a xlink:type="simple" xlink:href="https://static.ukrinform.com/photos/2018_04/thumb_files/630_360_1525023227-8399.jpeg" text:style-name="Internet_20_link" text:visited-style-name="Visited_20_Internet_20_Link">
630_360_15250...</text:a>
']</text:p>
      <text:p text:style-name="P4">
Tags: ['Нікополь', 'Вода', 'Пожежна безпека', 'Каховська ГЕС']</text:p>
      <text:p text:style-name="P4">
Type: Article</text:p>
      <!--METADATA-->
      <text:p text:style-name="P4">
<draw:frame draw:style-name="fr1" draw:name="Image199" text:anchor-type="as-char" svg:width="6.9236in" svg:height="3.956343in" draw:z-index="0">
<draw:image xlink:href="../Images/yкринформ/2023-06-11T20-46-00-03-00/630_360_1525023227-8399.jpeg" xlink:type="simple" xlink:show="embed" xlink:actuate="onLoad" draw:mime-type="image/jpeg"/>
</draw:frame>
Nikopol district of Dnipropetrovsk region received an additional 18 firefighters for transportation of water into the community.</text:p>
      <text:p text:style-name="P4">
About it in <text:a xlink:type="simple" xlink:href="https://t.me/Yevtushenko_E/4119" text:style-name="Internet_20_link" text:visited-style-name="Visited_20_Internet_20_Link">
telegram</text:a>
Informs the head of the Nonikopol district Yevgeny Yevtushenko, reports Ukrinform.</text:p>
      <text:p text:style-name="P4">
"On the instructions of the Minister of Internal Affairs Igor Klimenko, whom he appointed the President of Ukraine to eliminate the consequences of the terrorist attack of the Nakakhovsky hydroelectric power station, the Nikopol district additionally received eighteen firefighter.</text:p>
      <text:p text:style-name="P4">
<text:span text:style-name="T4">
 Read also: </text:span>
 <text:span text:style-name="T4">
 <text:a xlink:type="simple" xlink:href="https://www.ukrinform.ua/rubric-ato/3720749-vorog-za-den-trici-obstrilav-nikopolskij-rajon.html" text:style-name="Internet_20_link" text:visited-style-name="Visited_20_Internet_20_Link">
enemy a day fired at the Nikopol District</text:a>
</text:span>
</text:p>
      <text:p text:style-name="P4">
In addition, a large amount of bottled water is transported to the city of Nikopol. Edges continue to increase the number of water spill points.</text:p>
      <text:p text:style-name="P4">
Ukrzaliznytsia continues to transport large volumes of technical water to the territories.</text:p>
      <text:p text:style-name="P4">
<text:span text:style-name="T4">
 Read also: </text:span>
 <text:span text:style-name="T4">
 <text:a xlink:type="simple" xlink:href="https://www.ukrinform.ua/rubric-regions/3720688-u-dvoh-rajonah-dnipropetrovsini-problemi-z-vodopostacannam-cerez-pidriv-kahovskoi-ges.html" text:style-name="Internet_20_link" text:visited-style-name="Visited_20_Internet_20_Link">
in two districts of Dnipropetrovsk region with derivative supply due to Kakhovka hydroelectric power station</text:a>
</text:span>
</text:p>
      <text:p text:style-name="P4">
As reported by Ukrinform, as a result of the exploration of the Russians <text:span text:style-name="T4">
 <text:a xlink:type="simple" xlink:href="https://www.ukrinform.ua/tag-kahovska-ges" text:style-name="Internet_20_link" text:visited-style-name="Visited_20_Internet_20_Link">
Kakhovskaya hydroelectric power station</text:a>
</text:span>
 And reducing water levels of water are problems with water supply in Nikopol and Kryvyi Rih Dnipropetrovsk.</text:p>
      <text:p text:style-name="P4">
News Source: <text:a xlink:type="simple" xlink:href="https://www.ukrinform.ua/rubric-regions/3721529-nikopolskij-rajon-otrimav-dodatkovi-pozezni-masini-dla-pidvezenna-vodi.html" text:style-name="Internet_20_link" text:visited-style-name="Visited_20_Internet_20_Link">
https://www.ukrinform.ua/rubric-regions/3721529-nikopolskij-rajon-otrimav-dodatkovi-pozezni-masini-dla-pidvezenna-vodi.html</text:a>
</text:p>
      <!--NEWS-->
      <text:h text:style-name="P10" text:outline-level="1">
<text:span text:style-name="T4">
The Ukrainian military liberated another settlement in Donetsk - Makarivka</text:span>
</text:h>
      <text:p text:style-name="P4">
Authors: Ukrinform (Person)</text:p>
      <text:p text:style-name="P4">
Publisher: Укринформ (Organization)</text:p>
      <text:p text:style-name="P4">
Published Time: 2023-06-11T20:55:00+03:00</text:p>
      <text:p text:style-name="P4">
Modified Time: 2023-06-11T20:55:00+03:00</text:p>
      <text:p text:style-name="P4">
Description: The forces of Ukraine's defense released the village of Makarivka from the Russian invaders and advanced in several directions, including Bakhmutsky. - Ukrinform.</text:p>
      <text:p text:style-name="P4">
Images: ['<text:a xlink:type="simple" xlink:href="https://static.ukrinform.com/photos/2023_06/thumb_files/630_360_1686291713-528.jpg" text:style-name="Internet_20_link" text:visited-style-name="Visited_20_Internet_20_Link">
630_360_16862...</text:a>
']</text:p>
      <text:p text:style-name="P4">
Tags: ['Донеччина', 'Міноборони', 'ЗСУ', 'Війна з Росією', '#stoprussia']</text:p>
      <text:p text:style-name="P4">
Type: Article</text:p>
      <!--METADATA-->
      <text:p text:style-name="P4">
<draw:frame draw:style-name="fr1" draw:name="Image200" text:anchor-type="as-char" svg:width="6.9236in" svg:height="3.956343in" draw:z-index="0">
<draw:image xlink:href="../Images/yкринформ/2023-06-11T20-55-00-03-00/630_360_1686291713-528.jpg" xlink:type="simple" xlink:show="embed" xlink:actuate="onLoad" draw:mime-type="image/jpeg"/>
</draw:frame>
Ukraine's forces of Ukraine released from the Russian invaders the village of Makarivka and proceeded in several directions, in particular in Bakhmutsky.</text:p>
      <text:p text:style-name="P4">
According to Ukrinform, the Deputy Minister of Defense Anna Malyar reported in <text:a xlink:type="simple" xlink:href="https://t.me/annamaliar/840" text:style-name="Internet_20_link" text:visited-style-name="Visited_20_Internet_20_Link">
telegram</text:a>
Speaking in the directions where the offensive is carried out.</text:p>
      <text:p text:style-name="P4">
"The Blessed and Makarivka settlements are deocal," she said.</text:p>
      <text:p text:style-name="P4">
In the Bakhmut direction, the painter said, our troops continue the assault: "There is a success in the area of the Berch reservoir. They advanced by 250 m".</text:p>
      <text:p text:style-name="P4">
<text:span text:style-name="T4">
 Read also: </text:span>
 [in defense forces told about liberation <text:span text:style-name="T4">
 fertile </text:span>
(https://www.ukrinform.ua/rubric-ato/3721406-u-silah-oboroni-rozpovili-pro-vizvolenna-blagodatnogo.html)In the south, according to the Ministry of Defense, there are two directions at a distance of 300 to 1500 meters.</text:p>
      <text:p text:style-name="P4">
"In the areas where our troops are in defense, no position is lost," the Deputy Minister added.</text:p>
      <text:p text:style-name="P4">
<text:span text:style-name="T4">
 Read also: </text:span>
 [the Armed Forces moved the front line, taking over the enemy position(https://www.ukrinform.ua/rubric-ato/3721465-zsu-posunuli-liniu-frontu-zahopivsi-vorozu-poziciu-na-avdiivskomu-napramku.html)As reported by Ukrinform, the forces of defense of Ukraine in Donetsk region <text:a xlink:type="simple" xlink:href="https://www.ukrinform.ua/rubric-ato/3721286-zsu-zvilnili-blagodatne.html" text:style-name="Internet_20_link" text:visited-style-name="Visited_20_Internet_20_Link">
liberated the Russian invaders village of Blessed village</text:a>
and <text:a xlink:type="simple" xlink:href="https://www.ukrinform.ua/rubric-ato/3721444-zsu-zvilnili-neskucne-u-doneckij-oblasti.html" text:style-name="Internet_20_link" text:visited-style-name="Visited_20_Internet_20_Link">
the village of Neskuchkchu</text:a>
 .</text:p>
      <text:p text:style-name="P4">
News Source: <text:a xlink:type="simple" xlink:href="https://www.ukrinform.ua/rubric-ato/3721490-ukrainski-vijskovi-zvilnili-se-odin-naselenij-punkt-na-doneccini-makarivku.html" text:style-name="Internet_20_link" text:visited-style-name="Visited_20_Internet_20_Link">
https://www.ukrinform.ua/rubric-ato/3721490-ukrainski-vijskovi-zvilnili-se-odin-naselenij-punkt-na-doneccini-makarivku.html</text:a>
</text:p>
      <!--NEWS-->
      <text:h text:style-name="P10" text:outline-level="1">
<text:span text:style-name="T4">
From the Left Bank of Kherson region managed to evacuate 112 people</text:span>
</text:h>
      <text:p text:style-name="P4">
Authors: Ukrinform (Person)</text:p>
      <text:p text:style-name="P4">
Publisher: Укринформ (Organization)</text:p>
      <text:p text:style-name="P4">
Published Time: 2023-06-11T21:02:22+03:00</text:p>
      <text:p text:style-name="P4">
Modified Time: 2023-06-11T21:02:22+03:00</text:p>
      <text:p text:style-name="P4">
Description: From the temporarily occupied Left Bank of Kherson region, 112 people were evacuated, 54 of them and seven children. - Ukrinform.</text:p>
      <text:p text:style-name="P4">
Images: ['<text:a xlink:type="simple" xlink:href="https://static.ukrinform.com/photos/2023_06/thumb_files/630_360_1686506334-241.jpg" text:style-name="Internet_20_link" text:visited-style-name="Visited_20_Internet_20_Link">
630_360_16865...</text:a>
']</text:p>
      <text:p text:style-name="P4">
Tags: ['Евакуація', 'Херсонщина', 'Росія', 'Каховська ГЕС']</text:p>
      <text:p text:style-name="P4">
Type: Article</text:p>
      <!--METADATA-->
      <text:p text:style-name="P4">
<draw:frame draw:style-name="fr1" draw:name="Image201" text:anchor-type="as-char" svg:width="6.9236in" svg:height="3.956343in" draw:z-index="0">
<draw:image xlink:href="../Images/yкринформ/2023-06-11T21-02-22-03-00/630_360_1686506334-241.jpg" xlink:type="simple" xlink:show="embed" xlink:actuate="onLoad" draw:mime-type="image/jpeg"/>
</draw:frame>
The Occupied Left Bank of Kherson region managed to evacuate 112 people, 54 women and seven children.</text:p>
      <text:p text:style-name="P4">
The Chief of Kherson Ovaoleksandr Proudin reported this on the air of the Tele scale "The only news", Ukrinform reports.</text:p>
      <text:p text:style-name="P4">
"I cannot open all the details, but today it has been able to pull out 112 of our people from the Left Bank, of whom 54 women and seven children," said Proprokudin.</text:p>
      <text:p text:style-name="P4">
In particular, he said that on Sunday on the Left Bank, two men were found, which was lit. They have now been hospitalized by reconciliation and provide all the necessary help.</text:p>
      <text:p text:style-name="P4">
<text:span text:style-name="T4">
 Read also: </text:span>
 <text:a xlink:type="simple" xlink:href="https://www.ukrinform.ua/rubric-regions/3721344-na-hersonsini-vnaslidok-pidtoplenna-zaginuli-patero-ludej-35-znikli-bezvisti.html" text:style-name="Internet_20_link" text:visited-style-name="Visited_20_Internet_20_Link">
because of the Russian terrorist attack on the Kakhovskaya hydroelectric power station six were killed, 10 more were injured</text:a>
As reported by Ukrinform, on June 11, the Russians fired three evacuation boats that were taken out of the flooded Left Bank. [Three people were killed, 23(https://www.ukrinform.ua/rubric-regions/3721479-obstril-pid-cas-evakuacii-kilkist-poranenih-na-hersonsini-zrosla-do-23.html), among them -two police officers.</text:p>
      <text:p text:style-name="P4">
In general, <text:a xlink:type="simple" xlink:href="https://www.ukrinform.ua/rubric-regions/3721463-postrazdali-vnaslidok-pidrivu-kahovskoi-ges-otrimaut-kompensacii-smigal.html" text:style-name="Internet_20_link" text:visited-style-name="Visited_20_Internet_20_Link">
according to Prime Minister Denis Shmigal</text:a>
, as of now, more than 2.7 thousand people have been married, 13 evacuation points have been launched, and 2,000 rescuers are involved.</text:p>
      <text:p text:style-name="P4">
<text:span text:style-name="T5">
Foto: Igor Klimenko, Facebook</text:span>
</text:p>
      <text:p text:style-name="P4">
News Source: <text:a xlink:type="simple" xlink:href="https://www.ukrinform.ua/rubric-regions/3721491-z-livoberezza-hersonsini-vdalosa-evakuuvati-112-ludej.html" text:style-name="Internet_20_link" text:visited-style-name="Visited_20_Internet_20_Link">
https://www.ukrinform.ua/rubric-regions/3721491-z-livoberezza-hersonsini-vdalosa-evakuuvati-112-ludej.html</text:a>
</text:p>
      <!--NEWS-->
      <text:h text:style-name="P10" text:outline-level="1">
<text:span text:style-name="T4">
Khohovskaya hydroelectric power station: ArcelorMittal Kryvyi Rih plant will continue to work remotely</text:span>
</text:h>
      <text:p text:style-name="P4">
Authors: Ukrinform (Person)</text:p>
      <text:p text:style-name="P4">
Publisher: Укринформ (Organization)</text:p>
      <text:p text:style-name="P4">
Published Time: 2023-06-11T21:17:00+03:00</text:p>
      <text:p text:style-name="P4">
Modified Time: 2023-06-11T21:17:00+03:00</text:p>
      <text:p text:style-name="P4">
Description: From Monday, ArcelorMittal Kryvyi Rih plant will work in remote mode. - Ukrinform.</text:p>
      <text:p text:style-name="P4">
Images: ['<text:a xlink:type="simple" xlink:href="https://static.ukrinform.com/photos/2019_07/thumb_files/630_360_1563643973-422.jpg" text:style-name="Internet_20_link" text:visited-style-name="Visited_20_Internet_20_Link">
630_360_15636...</text:a>
']</text:p>
      <text:p text:style-name="P4">
Tags: ['Каховська ГЕС', 'АрселорМіттал Кривий Ріг', 'Віддалена робота']</text:p>
      <text:p text:style-name="P4">
Type: Article</text:p>
      <!--METADATA-->
      <text:p text:style-name="P4">
<draw:frame draw:style-name="fr1" draw:name="Image202" text:anchor-type="as-char" svg:width="6.9236in" svg:height="3.956343in" draw:z-index="0">
<draw:image xlink:href="../Images/yкринформ/2023-06-11T21-17-00-03-00/630_360_1563643973-422.jpg" xlink:type="simple" xlink:show="embed" xlink:actuate="onLoad" draw:mime-type="image/jpeg"/>
</draw:frame>
ArcelorMittal Kryvyi Rih will work in the permanent mode.</text:p>
      <text:p text:style-name="P4">
About it <text:a xlink:type="simple" xlink:href="https://t.me/ArcelorMittal_Ua/1677" text:style-name="Internet_20_link" text:visited-style-name="Visited_20_Internet_20_Link">
reports</text:a>
The company press service, Ukrinform reports.</text:p>
      <text:p text:style-name="P4">
"Dear colleagues, due to limited water supply in the factory, tomorrow, June 12, for its employees the same schedule of distant robots is stored as on that week," - the message reads.</text:p>
      <text:p text:style-name="P4">
<text:span text:style-name="T4">
 Read also: </text:span>
 <text:span text:style-name="T4">
 <text:a xlink:type="simple" xlink:href="https://www.ukrinform.ua/rubric-economy/3719192-arselormittal-krivij-rig-prizupiniv-virobnictvo-stali-sob-zmensiti-spozivanna-vodi.html" text:style-name="Internet_20_link" text:visited-style-name="Visited_20_Internet_20_Link">
"ArcelorMitthal Kryvyi Rih" suspended production of Stales to reduce water consumption</text:a>
</text:span>
</text:p>
      <text:p text:style-name="P4">
It is emphasized that the staff of the plant management may use the following options in agreement with the consent of the head: remote work, vacation, leave without salary, simple.</text:p>
      <text:p text:style-name="P4">
The company emphasizes that these are forced measures aimed at saving water resources at the enterprise.</text:p>
      <text:p text:style-name="P4">
<text:span text:style-name="T4">
 Read also: </text:span>
 <text:span text:style-name="T4">
 <text:a xlink:type="simple" xlink:href="https://www.ukrinform.ua/rubric-economy/3718915-pracivnikiv-arselormittal-krivij-rig-perevodat-na-viddalenij-rezim-roboti.html" text:style-name="Internet_20_link" text:visited-style-name="Visited_20_Internet_20_Link">
ArcelorMittal Kryvyi Rih employees translate the work mode</text:a>
</text:span>
</text:p>
      <text:p text:style-name="P4">
As it was reported, due to the blasting and destruction of the Kakhovka hydroelectric power station, the aggressor enterprise <text:span text:style-name="T4">
 <text:a xlink:type="simple" xlink:href="https://www.ukrinform.ua/tag-arselormittal-krivij-rig" text:style-name="Internet_20_link" text:visited-style-name="Visited_20_Internet_20_Link">
"ArcelorMittal Kryvyi Rih"</text:a>
</text:span>
 Restricted water consumption and has already put a number of metallurgical production processes. In particular, the steel is stopped, as well as the production of rolled. The work of coke production, as well as GOK, remains in the work.</text:p>
      <text:p text:style-name="P4">
News Source: <text:a xlink:type="simple" xlink:href="https://www.ukrinform.ua/rubric-economy/3721500-pidriv-kahovskoi-ges-zavodoupravlinna-arselormittal-krivij-rig-prodovzit-pracuvati-viddaleno.html" text:style-name="Internet_20_link" text:visited-style-name="Visited_20_Internet_20_Link">
https://www.ukrinform.ua/rubric-economy/3721500-pidriv-kahovskoi-ges-zavodoupravlinna-arselormittal-krivij-rig-prodovzit-pracuvati-viddaleno.html</text:a>
</text:p>
      <!--NEWS-->
      <text:h text:style-name="P10" text:outline-level="1">
<text:span text:style-name="T4">
Zelensky and Trudeau turned to the world media</text:span>
</text:h>
      <text:p text:style-name="P4">
Authors: Ukrinform (Person)</text:p>
      <text:p text:style-name="P4">
Publisher: Укринформ (Organization)</text:p>
      <text:p text:style-name="P4">
Published Time: 2023-06-11T21:19:00+03:00</text:p>
      <text:p text:style-name="P4">
Modified Time: 2023-06-11T21:19:00+03:00</text:p>
      <text:p text:style-name="P4">
Description: President of Ukraine Volodymyr Zelensky, together with the head of the Government of Canada, Justin Trudeau, appealed to journalists within the Press Gallery Dinner event. - Ukrinform.</text:p>
      <text:p text:style-name="P4">
Images: ['<text:a xlink:type="simple" xlink:href="https://static.ukrinform.com/photos/2023_06/thumb_files/630_360_1686406417-407.jpg" text:style-name="Internet_20_link" text:visited-style-name="Visited_20_Internet_20_Link">
630_360_16864...</text:a>
']</text:p>
      <text:p text:style-name="P4">
Tags: ['Канада', 'Трюдо', 'ЗМІ', 'Зеленський']</text:p>
      <text:p text:style-name="P4">
Type: Article</text:p>
      <!--METADATA-->
      <text:p text:style-name="P4">
<draw:frame draw:style-name="fr1" draw:name="Image203" text:anchor-type="as-char" svg:width="6.9236in" svg:height="3.956343in" draw:z-index="0">
<draw:image xlink:href="../Images/yкринформ/2023-06-11T21-19-00-03-00/630_360_1686406417-407.jpg" xlink:type="simple" xlink:show="embed" xlink:actuate="onLoad" draw:mime-type="image/jpeg"/>
</draw:frame>
President of Ukraine Volodymyr Zelensky, together with the head of the Government of Canada, Justin Trudea, has been converted to journalists within the Press Gallery Dinner event.</text:p>
      <text:p text:style-name="P4">
According to Ukrinform, the President's Office in [Telegram] reports it(https://t.me/OP_UA/9708).</text:p>
      <text:p text:style-name="P4">
This organization includes well -known Canadian and world media, including: Politico, CNN, Wall Street Journal, Reuters, Bloomberg News, CBC News.</text:p>
      <text:p text:style-name="P4">
<text:span text:style-name="T5">
Viso: <text:a xlink:type="simple" xlink:href="https://t.me/OP_UA/9708" text:style-name="Internet_20_link" text:visited-style-name="Visited_20_Internet_20_Link">
op</text:a>
</text:span>
</text:p>
      <text:p text:style-name="P4">
“It happens - and with journalists especially - when life puts a preying choice: to become a hero? It happens that it is much easier to bypass such a selection and stay somewhere in the gray area between good and evil - in the zinosajuneutrality. But anyone who does not bypass him and confronts evil, who who misses things by his name and spreads the truth - can be a hero not only for a day. We live at a time when our freedom depends on all of us, when the world has to know the full truth about every crime against freedom in one world so that freedom is preserved everywhere. Evil now claims not only the country or another country, but on values. Our values with you. To be cut. And I thank you - and all <text:a xlink:type="simple" xlink:href="https://www.ukrinform.ua/tag-kanada" text:style-name="Internet_20_link" text:visited-style-name="Visited_20_Internet_20_Link">
Canada</text:a>
"For you are not kidding with evil," Zelensky said.</text:p>
      <text:p text:style-name="P4">
The head of the Ukrainian state thanked for the support of our struggle for freedom. "Thank you for telling the world about every military crime of Russia. I see you for giving people understanding what is happening!"</text:p>
      <text:p text:style-name="P4">
*!(https://www.ukrinform.ua/rubric-society/3721318-zelenska-zaprosila-trudo-vzati-ucast-u-proekti-z-reabilitacii-veteraniv.html)As reported by Ukrinform, Canada has become a 20th country that has signed a declaration of drinking Ukraine's membership in NATO. The joint declaration, signed by Volodymyrzelensky and Justin Trudeau, contains the strongest formulation of the support of Ukrainians among the G7 countries and for the first time publicly fixing the creation of the Ukraine-NATO Council.</text:p>
      <text:p text:style-name="P4">
<text:span text:style-name="T5">
Foto: op</text:span>
</text:p>
      <text:p text:style-name="P4">
News Source: <text:a xlink:type="simple" xlink:href="https://www.ukrinform.ua/rubric-polytics/3721495-zelenskij-i-trudo-zvernulisa-do-svitovih-zmi.html" text:style-name="Internet_20_link" text:visited-style-name="Visited_20_Internet_20_Link">
https://www.ukrinform.ua/rubric-polytics/3721495-zelenskij-i-trudo-zvernulisa-do-svitovih-zmi.html</text:a>
</text:p>
      <!--NEWS-->
      <text:h text:style-name="P10" text:outline-level="1">
<text:span text:style-name="T4">
Derevyanchenko: I am not upset because I know I won the duel</text:span>
</text:h>
      <text:p text:style-name="P4">
Authors: Ukrinform (Person)</text:p>
      <text:p text:style-name="P4">
Publisher: Укринформ (Organization)</text:p>
      <text:p text:style-name="P4">
Published Time: 2023-06-11T21:20:42+03:00</text:p>
      <text:p text:style-name="P4">
Modified Time: 2023-06-11T21:20:42+03:00</text:p>
      <text:p text:style-name="P4">
Description: The Ukrainian lost to the Mexican Munge unanimous decision of judges. - Ukrinform.</text:p>
      <text:p text:style-name="P4">
Images: ['<text:a xlink:type="simple" xlink:href="https://static.ukrinform.com/photos/2023_06/thumb_files/630_360_1686507540-129.jpg" text:style-name="Internet_20_link" text:visited-style-name="Visited_20_Internet_20_Link">
630_360_16865...</text:a>
']</text:p>
      <text:p text:style-name="P4">
Tags: ['Бокс']</text:p>
      <text:p text:style-name="P4">
Type: Article</text:p>
      <!--METADATA-->
      <text:p text:style-name="P4">
<draw:frame draw:style-name="fr1" draw:name="Image204" text:anchor-type="as-char" svg:width="6.9236in" svg:height="3.956343in" draw:z-index="0">
<draw:image xlink:href="../Images/yкринформ/2023-06-11T21-20-42-03-00/630_360_1686507540-129.jpg" xlink:type="simple" xlink:show="embed" xlink:actuate="onLoad" draw:mime-type="image/jpeg"/>
</draw:frame>
The Ukrainian mexico of the Munge's Mexican unanimous decision of judges.</text:p>
      <text:p text:style-name="P4">
Ukrainian boxer Sergey Derevyanchenko commented on the defeat in the match WBC Silver in the second middle weight category against Mexican Himungongia, <text:a xlink:type="simple" xlink:href="https://www.youtube.com/watch" text:style-name="Internet_20_link" text:visited-style-name="Visited_20_Internet_20_Link">
reports</text:a>
Fight Hubtv, Ukrinform reports.</text:p>
      <text:p text:style-name="P4">
“I think I won this fight. I controlled the match in every round. The eleventh was very close, and in the 12th he hit me on the corps. Mungia struck in the liver and I could not tolerate. He saw that he was tired. He showed him several times on the body to slow down. But Mungia is a cruel fighter, he slowed down, but then recovered and returned to the duel. I am unreasonable because I know I won the duel. I did a good job in this battle, I worked with my team throughout the camp. I trained, I was ready to this duel. I know I won because I had a good battle, ” - said Derevianchenko after the battle.</text:p>
      <text:p text:style-name="P4">
<text:span text:style-name="T4">
 Read also: </text:span>
 <text:a xlink:type="simple" xlink:href="https://www.ukrinform.ua/rubric-sports/3721429-teofimo-lopes-ogolosiv-pro-zaversenna-kareri.html" text:style-name="Internet_20_link" text:visited-style-name="Visited_20_Internet_20_Link">
Theophimo Lopez announced the completion of his career</text:a>
According to the results of 12 rounds, all three judges won the Mexican boxer-115: 112, 114: 113, 114: 113. Derevyanchenko has suffered the fifth defeat, the last five matches. The undefeated Mungia won 42 victory to the professional ring.</text:p>
      <text:p text:style-name="P4">
Photo: Getty Images</text:p>
      <text:p text:style-name="P4">
News Source: <text:a xlink:type="simple" xlink:href="https://www.ukrinform.ua/rubric-sports/3721497-derevancenko-a-ne-zasmucenij-bo-znau-so-vigrav-poedinok.html" text:style-name="Internet_20_link" text:visited-style-name="Visited_20_Internet_20_Link">
https://www.ukrinform.ua/rubric-sports/3721497-derevancenko-a-ne-zasmucenij-bo-znau-so-vigrav-poedinok.html</text:a>
</text:p>
      <!--NEWS-->
      <text:h text:style-name="P10" text:outline-level="1">
<text:span text:style-name="T4">
Every resident of Kryvyi Rih should reduce water consumption by 40% - Vilkul</text:span>
</text:h>
      <text:p text:style-name="P4">
Authors: Ukrinform (Person)</text:p>
      <text:p text:style-name="P4">
Publisher: Укринформ (Organization)</text:p>
      <text:p text:style-name="P4">
Published Time: 2023-06-11T21:23:00+03:00</text:p>
      <text:p text:style-name="P4">
Modified Time: 2023-06-11T21:23:00+03:00</text:p>
      <text:p text:style-name="P4">
Description: Due to Kakhovskaya hydroelectric power station, the residents of Kryvyi Rih need to reduce water consumption by 40%. - Ukrinform.</text:p>
      <text:p text:style-name="P4">
Images: ['<text:a xlink:type="simple" xlink:href="https://static.ukrinform.com/photos/2020_01/thumb_files/630_360_1580371786-838.jpg" text:style-name="Internet_20_link" text:visited-style-name="Visited_20_Internet_20_Link">
630_360_15803...</text:a>
']</text:p>
      <text:p text:style-name="P4">
Tags: ['Кривий Ріг', 'Вілкул', 'Вода', 'Каховська ГЕС']</text:p>
      <text:p text:style-name="P4">
Type: Article</text:p>
      <!--METADATA-->
      <text:p text:style-name="P4">
<draw:frame draw:style-name="fr1" draw:name="Image205" text:anchor-type="as-char" svg:width="6.9236in" svg:height="3.956343in" draw:z-index="0">
<draw:image xlink:href="../Images/yкринформ/2023-06-11T21-23-00-03-00/630_360_1580371786-838.jpg" xlink:type="simple" xlink:show="embed" xlink:actuate="onLoad" draw:mime-type="image/jpeg"/>
</draw:frame>
Due to Kakhovka hydroelectric power station, the residents of Kryvyi Rih need to reduce consumption by 40%.</text:p>
      <text:p text:style-name="P4">
About it in <text:a xlink:type="simple" xlink:href="https://t.me/vilkul/3554" text:style-name="Internet_20_link" text:visited-style-name="Visited_20_Internet_20_Link">
telegram</text:a>
Alexander Vilkul, the head of the Kryvyi Rih, reported, Ukrinform reports.</text:p>
      <text:p text:style-name="P4">
"Industrial enterprises have already minimized consumption, in the villages next to which <text:a xlink:type="simple" xlink:href="https://www.ukrinform.ua/tag-voda" text:style-name="Internet_20_link" text:visited-style-name="Visited_20_Internet_20_Link">
water</text:a>
Prescharivvodvodokanal, water is served four hours a day. But the main consumer is the population of the city. And it is very important for everyone to reduce water consumption by 40%. This is to do, "he said.</text:p>
      <text:p text:style-name="P4">
According to the head of the city military administration, a year ago, the Ukrainian Civa began to prepare for such scenarios. Thanks to large -scale work, water in the Southern and Karachuniv reservoirs was pumped into a domaximal level, which now enabled the citywater to operate in actually in a large mode, and the water in the city is, its quality is controlled.</text:p>
      <text:p text:style-name="P4">
Vilkul assured that a plan that included technical tanorganization measures was immediately put into operation. There is a stock of time - about a month, if without savings, Table one and a half months - if with savings.</text:p>
      <text:p text:style-name="P4">
"Those technical solutions that will have to be implemented for water lifting, no one has done in such a short time. During this time, we need to implement serious projects in order for the city to continue with water," - wrote.</text:p>
      <text:p text:style-name="P4">
Vilkul stated that if the population is not saving, a month later, 70% of the water will be without water. These 70% include - Ternovsky, Pokrovsky, Ingulets, Dovgintsev districts, part of Saksagansky(from mc..evileyna and further)Taspine metallurgical. To the Central City District and partly tentalurgic, Dovgintsev and Saksagan districts-water is supplied by the Razhachuniv Reservoir. There are no risks with water supply in this part of the city.</text:p>
      <text:p text:style-name="P4">
Earlier it was reported that today the level of Kakhovka reservoir in Rynikinikopol is already 9.35 meters at a rate of 16.8 meters. During the day, the water level lowered more than a meter, and from the moment of blasting - more than 7 meters. Swived from the shores for hundreds of meters.</text:p>
      <text:p text:style-name="P4">
<text:span text:style-name="T4">
 Read also: </text:span>
 [undermining Kakhovskaya hydroelectric power station: water supply of Kryvyi ROGUZATIONS ONL(https://www.ukrinform.ua/rubric-regions/3720888-pidriv-kahovskoi-ges-vodopostacanna-krivogo-rogu-zdijsnuetsa-viklucno-na-rezervah.html)</text:p>
      <text:p text:style-name="P4">
On June 8, at 3.20 night, the level fell into the Southern reservoir, the Kakhovka water - an existing system for pumping water from the Kakhovka water storage into the southern, from which water is supplied by 70% of the city, becomes inaccessible.</text:p>
      <text:p text:style-name="P4">
[At night vs. June 6, Russian troops blew up Kakhovskaya hydroelectric power station]](https://www.ukrinform.ua/rubric-other_news/3720776-pidriv-rosianami-kahovskoi-ges-usi-novini.html)Having caused the flooding of part of the Kherson Tamikolaev regions and at the same time - critical grinding of the Kakhovsky farm.</text:p>
      <text:p text:style-name="P4">
News Source: <text:a xlink:type="simple" xlink:href="https://www.ukrinform.ua/rubric-regions/3721499-kozen-zitel-krivogo-rogu-mae-skorotiti-spozivanna-vodi-na-40-vilkul.html" text:style-name="Internet_20_link" text:visited-style-name="Visited_20_Internet_20_Link">
https://www.ukrinform.ua/rubric-regions/3721499-kozen-zitel-krivogo-rogu-mae-skorotiti-spozivanna-vodi-na-40-vilkul.html</text:a>
</text:p>
      <!--NEWS-->
      <text:h text:style-name="P10" text:outline-level="1">
<text:span text:style-name="T4">
In Kherson the water level in the Dnieper decreased to 3.6 meters</text:span>
</text:h>
      <text:p text:style-name="P4">
Authors: Ukrinform (Person)</text:p>
      <text:p text:style-name="P4">
Publisher: Укринформ (Organization)</text:p>
      <text:p text:style-name="P4">
Published Time: 2023-06-11T21:26:00+03:00</text:p>
      <text:p text:style-name="P4">
Modified Time: 2023-06-11T21:26:00+03:00</text:p>
      <text:p text:style-name="P4">
Description: The water level in the Dnieper River in the post of Kherson post decreased to 3.6 meters. - Ukrinform.</text:p>
      <text:p text:style-name="P4">
Images: ['<text:a xlink:type="simple" xlink:href="https://static.ukrinform.com/photos/2023_06/thumb_files/630_360_1686507989-257.jpg" text:style-name="Internet_20_link" text:visited-style-name="Visited_20_Internet_20_Link">
630_360_16865...</text:a>
']</text:p>
      <text:p text:style-name="P4">
Tags: ['Дніпро', 'Херсон', 'Вода', 'Затоплення']</text:p>
      <text:p text:style-name="P4">
Type: Article</text:p>
      <!--METADATA-->
      <text:p text:style-name="P4">
<draw:frame draw:style-name="fr1" draw:name="Image206" text:anchor-type="as-char" svg:width="6.9236in" svg:height="3.956343in" draw:z-index="0">
<draw:image xlink:href="../Images/yкринформ/2023-06-11T21-26-00-03-00/630_360_1686507989-257.jpg" xlink:type="simple" xlink:show="embed" xlink:actuate="onLoad" draw:mime-type="image/jpeg"/>
</draw:frame>
The level in the Dnieper River in the creation of the post "Kherson" decreased to 3.6 meters.</text:p>
      <text:p text:style-name="P4">
According to Ukrinform, the State Emergency Service was reported in <text:a xlink:type="simple" xlink:href="https://t.me/dsns_telegram/17531" text:style-name="Internet_20_link" text:visited-style-name="Visited_20_Internet_20_Link">
telegram</text:a>
.</text:p>
      <text:p text:style-name="P4">
"As of 20:00 on the Dnieper River in the creation of the post" Kherson "there is a facilitated decrease in level <text:a xlink:type="simple" xlink:href="https://www.ukrinform.ua/tag-voda" text:style-name="Internet_20_link" text:visited-style-name="Visited_20_Internet_20_Link">
water</text:a>
pelvic at 3.6 m(reduced by 50 cm from the beginning of the day; reduced to a maximum level of 177 cm)", - the message reads.</text:p>
      <text:p text:style-name="P4">
On the Kakhovka reservoir in the post of Nikopol post, according to the SESS, a decrease in water levels was recorded(since the accident)by 7.67 meters</text:p>
      <text:p text:style-name="P4">
On the Right Bank of the Kherson region, 32 settlements remain flooded(3 801 House, Reduction on 20 Homes), on the temporarily captured bank - 14 settlements.</text:p>
      <text:p text:style-name="P4">
760 employees and 174 pieces of equipment are involved in the work of the SES, including 47 swimming tools(including five consolidated service units).</text:p>
      <text:p text:style-name="P4">
<text:span text:style-name="T4">
Читайте також:</text:span>
 <text:a xlink:type="simple" xlink:href="https://www.ukrinform.ua/rubric-regions/3721486-riven-vodi-na-zatoplenij-hersonsini-vze-stanovit-mens-ak-cotiri-metri.html" text:style-name="Internet_20_link" text:visited-style-name="Visited_20_Internet_20_Link">
 Рівень води на затопленій <text:span text:style-name="T4">
Херсонщині</text:span>
 вже становитьменш як чотири метри </text:a>
Kherson is working on a mobile operational group of the SESA apparatus and the technique of increased performance(Five Bugun Snowblood).</text:p>
      <text:p text:style-name="P4">
Як повідомляв Укрінформ, станом на 07:00 11 червня рівень води у Дніпрі устворі поста "Херсон" був на рівні 3,92 метра. На Каховському водосховищі устворі поста "Нікополь" фіксувалося зниження рівня на 7,35 метра.</text:p>
      <text:p text:style-name="P4">
<text:span text:style-name="T5">
Фото: ДСНС</text:span>
</text:p>
      <text:p text:style-name="P4">
News Source: <text:a xlink:type="simple" xlink:href="https://www.ukrinform.ua/rubric-regions/3721501-u-hersoni-riven-vodi-u-dnipri-znizivsa-do-36-metra.html" text:style-name="Internet_20_link" text:visited-style-name="Visited_20_Internet_20_Link">
https://www.ukrinform.ua/rubric-regions/3721501-u-hersoni-riven-vodi-u-dnipri-znizivsa-do-36-metra.html</text:a>
</text:p>
      <!--NEWS-->
      <text:h text:style-name="P10" text:outline-level="1">
<text:span text:style-name="T4">
Ukraine, together with the ISS, began an investigation into a terrorist attack on Kakhovskaya HPP - Zelensky</text:span>
</text:h>
      <text:p text:style-name="P4">
Authors: Ukrinform (Person)</text:p>
      <text:p text:style-name="P4">
Publisher: Укринформ (Organization)</text:p>
      <text:p text:style-name="P4">
Published Time: 2023-06-11T21:37:00+03:00</text:p>
      <text:p text:style-name="P4">
Modified Time: 2023-06-11T21:37:00+03:00</text:p>
      <text:p text:style-name="P4">
Description: On the first day after the catastrophe at the Kakhovskaya hydroelectric power station, the Prosecutor General sent an appropriate appeal to the prosecutor of the International Criminal Court to investigate this catastrophe. The work that all Ukrainian law enforcement officers and other institutions have been attached to the maximum. - Ukrinform.</text:p>
      <text:p text:style-name="P4">
Images: ['<text:a xlink:type="simple" xlink:href="https://static.ukrinform.com/photos/2023_05/thumb_files/630_360_1685379837-541.png" text:style-name="Internet_20_link" text:visited-style-name="Visited_20_Internet_20_Link">
630_360_16853...</text:a>
']</text:p>
      <text:p text:style-name="P4">
Tags: None</text:p>
      <text:p text:style-name="P4">
Type: Article</text:p>
      <!--METADATA-->
      <text:p text:style-name="P4">
<draw:frame draw:style-name="fr1" draw:name="Image207" text:anchor-type="as-char" svg:width="6.9236in" svg:height="3.956343in" draw:z-index="0">
<draw:image xlink:href="../Images/yкринформ/2023-06-11T21-37-00-03-00/630_360_1685379837-541.png" xlink:type="simple" xlink:show="embed" xlink:actuate="onLoad" draw:mime-type="image/png"/>
</draw:frame>
On the first day after the catastrophe at the Kakhovskaya hydroelectric power station, the Prosecutor General sent a prosecutor of the International Criminal Court to an appropriate appeal regarding the investigation of this catastrophe. The work that all Ukrainian law enforcement officers and other institutions are attached to the maximum.</text:p>
      <text:p text:style-name="P4">
About it in your <text:a xlink:type="simple" xlink:href="https://www.youtube.com/watch" text:style-name="Internet_20_link" text:visited-style-name="Visited_20_Internet_20_Link">
appeal</text:a>
At the end of the 473rd of the war, President Volodymyr Zelenskyy said, reports Ukrinform.</text:p>
      <text:p text:style-name="P4">
_ <text:span text:style-name="T4">
 Dear Ukrainians, Ukrainians!</text:span>
 _</text:p>
      <text:p text:style-name="P4">
Today, 95 more of our people were returned from Russian captivity, 31 of them were Mariupol's defender. Most are ordinary and sergeants, two officers. Arms, National Guard, border guards. I thank our team: Budanov, Yermak, baby, lubin, who is engaged in exchanges, thank you for this result. Well done guys!Every Ukrainian, we have to pull every Ukrainian from Russian.</text:p>
      <text:p text:style-name="P4">
We continue our rescue operation in the south of Ukraine, and about 4 thousand people have been evacuated. Dozens of cities and villages remain flooded, the worst situation, as before, on a temporarily occupied part of Kherson region.</text:p>
      <text:p text:style-name="P4">
Again and again we thank our people: military, police officers, rescuers. I thank separately to volunteers, doctors, local authorities - to anyone who helps to infect people after a catastrophe at the Kakhovskaya Hydroelectric Power Plant, and especially thanks to those who help to get people, in particular, from the occupied territories. It is extremely difficult, dangerous, it is a special heroism. Thank you for every saved life!</text:p>
      <text:p text:style-name="P4">
Russian terrorists continue to fire evacuation routes, punctures, boats on which people are taken out ... Today, three people were killed as a result of one of the same. It was an evacuation from Kardashinka, villages on the Left Bank of Kherson region ... The invaders created this disaster, undermined the Swing, threw people in the flooded cities and villages, and they still set up boats after which people try to take away ... even more innicated than you, the Russian state.</text:p>
      <text:p text:style-name="P4">
Representatives of the International Criminal Court visited the Kherson region these days. The first day after the disaster, the Prosecutor General sent a corresponding appeal to the Office of the International Criminal Court to the Office of the International Criminal Court to investigate this disaster, and the work has already begun.The full and fair responsibility of Russian terrorists and the terrorist state itself is a prerequisite that there will be no more repetition of such evil in the world.</text:p>
      <text:p text:style-name="P4">
Today, our state has taken another sanctional step. Against those who will serve the evil that the Russian state became. Against those who have helped to destroy the diligence in Russia and play one of the key roles in repression by natively occupied our territory and in the territory of Russia itself. 178 of the samists were added to our sanctions lists on the submission of the Security Service of Ukraine. And we will do our best and every one of this list of assistants of the Russian dictatorship is true of everything they had done against people and freedom. For every broken fate and for every criminal decision, which helps to turn into a terrorist state.</text:p>
      <text:p text:style-name="P4">
And one more. Of course, I am grateful to our soldiers for this day. Each of our battle, each of our division. Khortytsya, Tavriya, all who are contagious, all who are in positions, everyone who helps ... I thank you!Thank you for every book, for every battle, for every destroyed occupier!</text:p>
      <text:p text:style-name="P4">
Glory to our heroes!Glory to all who protect the life of Ukraine and Ukrainians!</text:p>
      <text:p text:style-name="P4">
We will win!</text:p>
      <text:p text:style-name="P4">
_<text:span text:style-name="T4">
Glory to Ukraine!</text:span>
 _</text:p>
      <text:p text:style-name="P4">
News Source: <text:a xlink:type="simple" xlink:href="https://www.ukrinform.ua/rubric-ato/3721508-ukraina-spilno-z-mks-pocala-rozsliduvanna-teraktu-na-kahovskij-ges-zelenskij.html" text:style-name="Internet_20_link" text:visited-style-name="Visited_20_Internet_20_Link">
https://www.ukrinform.ua/rubric-ato/3721508-ukraina-spilno-z-mks-pocala-rozsliduvanna-teraktu-na-kahovskij-ges-zelenskij.html</text:a>
</text:p>
      <!--NEWS-->
      <text:h text:style-name="P10" text:outline-level="1">
<text:span text:style-name="T4">
The SBU showed a meeting liberated from captivity of defenders</text:span>
</text:h>
      <text:p text:style-name="P4">
Authors: Ukrinform (Person)</text:p>
      <text:p text:style-name="P4">
Publisher: Укринформ (Organization)</text:p>
      <text:p text:style-name="P4">
Published Time: 2023-06-11T21:46:00+03:00</text:p>
      <text:p text:style-name="P4">
Modified Time: 2023-06-11T21:46:00+03:00</text:p>
      <text:p text:style-name="P4">
Description: The Security Service of Ukraine showed an exclusive video meeting of Ukrainian defenders liberated from Russian captivity as a result of another exchange. - Ukrinform.</text:p>
      <text:p text:style-name="P4">
Images: ['<text:a xlink:type="simple" xlink:href="https://static.ukrinform.com/photos/2023_06/thumb_files/630_360_1686510158-508.jpg" text:style-name="Internet_20_link" text:visited-style-name="Visited_20_Internet_20_Link">
630_360_16865...</text:a>
']</text:p>
      <text:p text:style-name="P4">
Tags: ['СБУ', 'Військові', 'Полонені', 'Війна з Росією']</text:p>
      <text:p text:style-name="P4">
Type: Article</text:p>
      <!--METADATA-->
      <text:p text:style-name="P4">
<draw:frame draw:style-name="fr1" draw:name="Image208" text:anchor-type="as-char" svg:width="6.9236in" svg:height="3.956343in" draw:z-index="0">
<draw:image xlink:href="../Images/yкринформ/2023-06-11T21-46-00-03-00/630_360_1686510158-508.jpg" xlink:type="simple" xlink:show="embed" xlink:actuate="onLoad" draw:mime-type="image/jpeg"/>
</draw:frame>
The Service of Ukraine showed an exclusive video meeting of Ukrainian defenders liberated from Russian captivity as a result of another exchange.</text:p>
      <text:p text:style-name="P4">
As Ukrinform reports, this has reported <text:a xlink:type="simple" xlink:href="https://ssu.gov.ua/novyny/z-polonu-zvilnyly-shche-95-ukraintsiv-ekskliuzyvne-video-sbu" text:style-name="Internet_20_link" text:visited-style-name="Visited_20_Internet_20_Link">
SBU</text:a>
.</text:p>
      <text:p text:style-name="P4">
"95 more Ukrainians were released from captivity. It is the result of the work of the United Center for the Search and the release of prisoners of war, who executed the decision of the Coordination Staff on the management of prisoners of war," the service said.</text:p>
      <text:p text:style-name="P4">
<text:span text:style-name="T5">
Viso: <text:a xlink:type="simple" xlink:href="https://www.youtube.com/watch" text:style-name="Internet_20_link" text:visited-style-name="Visited_20_Internet_20_Link">
SBU</text:a>
</text:span>
</text:p>
      <text:p text:style-name="P4">
<text:span text:style-name="T4">
 Read also: </text:span>
 <text:a xlink:type="simple" xlink:href="https://www.ukrinform.ua/rubric-society/3720761-ukraina-povertatime-civilnih-polonenih-z-rf-dvoma-slahami-kuleba.html" text:style-name="Internet_20_link" text:visited-style-name="Visited_20_Internet_20_Link">
Ukraine will return civilian <text:span text:style-name="T4">
 captive </text:span>
 with them with the Russian diumples - Cooleb</text:a>
As reported <text:a xlink:type="simple" xlink:href="https://www.ukrinform.ua/rubric-ato/3721443-se-95-ukrainskih-zahisnikiv-povernulisa-z-polonu.html" text:style-name="Internet_20_link" text:visited-style-name="Visited_20_Internet_20_Link">
Ukrinform</text:a>
, On June 11, Ukraine returned from the Russian captivity of four military sailors, 11 guards, 29 fighters of the National Guard and 51 servicemen of Ukraine.</text:p>
      <text:p text:style-name="P4">
<text:span text:style-name="T5">
Foto: Andriy Yermak / Telegram</text:span>
</text:p>
      <text:p text:style-name="P4">
News Source: <text:a xlink:type="simple" xlink:href="https://www.ukrinform.ua/rubric-ato/3721506-sbu-pokazala-zustric-zvilnenih-z-polonu-zahisnikiv.html" text:style-name="Internet_20_link" text:visited-style-name="Visited_20_Internet_20_Link">
https://www.ukrinform.ua/rubric-ato/3721506-sbu-pokazala-zustric-zvilnenih-z-polonu-zahisnikiv.html</text:a>
</text:p>
      <!--NEWS-->
      <text:h text:style-name="P10" text:outline-level="1">
<text:span text:style-name="T4">
The SBU showed a meeting liberated from captivity of defenders</text:span>
</text:h>
      <text:p text:style-name="P4">
Authors: Ukrinform (Person)</text:p>
      <text:p text:style-name="P4">
Publisher: Укринформ (Organization)</text:p>
      <text:p text:style-name="P4">
Published Time: 2023-06-11T21:46:00+03:00</text:p>
      <text:p text:style-name="P4">
Modified Time: 2023-06-11T21:46:00+03:00</text:p>
      <text:p text:style-name="P4">
Description: The Security Service of Ukraine showed an exclusive video meeting of Ukrainian defenders liberated from Russian captivity as a result of another exchange. - Ukrinform.</text:p>
      <text:p text:style-name="P4">
Images: ['<text:a xlink:type="simple" xlink:href="https://static.ukrinform.com/photos/2023_06/thumb_files/630_360_1686510158-508.jpg" text:style-name="Internet_20_link" text:visited-style-name="Visited_20_Internet_20_Link">
630_360_16865...</text:a>
']</text:p>
      <text:p text:style-name="P4">
Tags: ['СБУ', 'Військові', 'Полонені', 'Війна з Росією']</text:p>
      <text:p text:style-name="P4">
Type: Article</text:p>
      <!--METADATA-->
      <text:p text:style-name="P4">
<draw:frame draw:style-name="fr1" draw:name="Image209" text:anchor-type="as-char" svg:width="6.9236in" svg:height="3.956343in" draw:z-index="0">
<draw:image xlink:href="../Images/yкринформ/2023-06-11T21-46-00-03-00/630_360_1686510158-508.jpg" xlink:type="simple" xlink:show="embed" xlink:actuate="onLoad" draw:mime-type="image/jpeg"/>
</draw:frame>
The Service of Ukraine showed an exclusive video meeting of Ukrainian defenders liberated from Russian captivity as a result of another exchange.</text:p>
      <text:p text:style-name="P4">
As Ukrinform reports, this has reported <text:a xlink:type="simple" xlink:href="https://ssu.gov.ua/novyny/z-polonu-zvilnyly-shche-95-ukraintsiv-ekskliuzyvne-video-sbu" text:style-name="Internet_20_link" text:visited-style-name="Visited_20_Internet_20_Link">
SBU</text:a>
.</text:p>
      <text:p text:style-name="P4">
"95 more Ukrainians were released from captivity. It is the result of the work of the United Center for the Search and the release of prisoners of war, who executed the decision of the Coordination Staff on the management of prisoners of war," the service said.</text:p>
      <text:p text:style-name="P4">
<text:span text:style-name="T5">
Viso: <text:a xlink:type="simple" xlink:href="https://www.youtube.com/watch" text:style-name="Internet_20_link" text:visited-style-name="Visited_20_Internet_20_Link">
SBU</text:a>
</text:span>
</text:p>
      <text:p text:style-name="P4">
<text:span text:style-name="T4">
 Read also: </text:span>
 <text:a xlink:type="simple" xlink:href="https://www.ukrinform.ua/rubric-society/3720761-ukraina-povertatime-civilnih-polonenih-z-rf-dvoma-slahami-kuleba.html" text:style-name="Internet_20_link" text:visited-style-name="Visited_20_Internet_20_Link">
Ukraine will return civilian <text:span text:style-name="T4">
 captive </text:span>
 with them with the Russian diumples - Cooleb</text:a>
As reported <text:a xlink:type="simple" xlink:href="https://www.ukrinform.ua/rubric-ato/3721443-se-95-ukrainskih-zahisnikiv-povernulisa-z-polonu.html" text:style-name="Internet_20_link" text:visited-style-name="Visited_20_Internet_20_Link">
Ukrinform</text:a>
, On June 11, Ukraine returned from the Russian captivity of four military sailors, 11 guards, 29 fighters of the National Guard and 51 servicemen of Ukraine.</text:p>
      <text:p text:style-name="P4">
<text:span text:style-name="T5">
Foto: Andriy Yermak / Telegram</text:span>
</text:p>
      <text:p text:style-name="P4">
News Source: <text:a xlink:type="simple" xlink:href="https://www.ukrinform.ua/rubric-ato/3721506-sbu-pokazala-zustric-zvilnenih-z-polonu-zahisnikiv.html" text:style-name="Internet_20_link" text:visited-style-name="Visited_20_Internet_20_Link">
https://www.ukrinform.ua/rubric-ato/3721506-sbu-pokazala-zustric-zvilnenih-z-polonu-zahisnikiv.html</text:a>
</text:p>
      <!--NEWS-->
      <text:h text:style-name="P10" text:outline-level="1">
<text:span text:style-name="T4">
The Russians blew up the dam in the Novodarivka area in Zaporozhye - the forces of Tavriya's defense</text:span>
</text:h>
      <text:p text:style-name="P4">
Authors: Ukrinform (Person)</text:p>
      <text:p text:style-name="P4">
Publisher: Укринформ (Organization)</text:p>
      <text:p text:style-name="P4">
Published Time: 2023-06-11T21:56:00+03:00</text:p>
      <text:p text:style-name="P4">
Modified Time: 2023-06-11T21:56:00+03:00</text:p>
      <text:p text:style-name="P4">
Description: In the area of the village of Novodarivka in the Zaporizhzhia region, the Russians blew up a dam, which led to flooding along the banks of the Mokri River Yala. - Ukrinform.</text:p>
      <text:p text:style-name="P4">
Images: ['<text:a xlink:type="simple" xlink:href="https://static.ukrinform.com/photos/2022_12/thumb_files/630_360_1669987737-966.jpg" text:style-name="Internet_20_link" text:visited-style-name="Visited_20_Internet_20_Link">
630_360_16699...</text:a>
']</text:p>
      <text:p text:style-name="P4">
Tags: ['Дамба', 'Запоріжжя', 'Війна з Росією', 'Єдині новини']</text:p>
      <text:p text:style-name="P4">
Type: Article</text:p>
      <!--METADATA-->
      <text:p text:style-name="P4">
<draw:frame draw:style-name="fr1" draw:name="Image210" text:anchor-type="as-char" svg:width="6.9236in" svg:height="3.956343in" draw:z-index="0">
<draw:image xlink:href="../Images/yкринформ/2023-06-11T21-56-00-03-00/630_360_1669987737-966.jpg" xlink:type="simple" xlink:show="embed" xlink:actuate="onLoad" draw:mime-type="image/jpeg"/>
</draw:frame>
In the district of Novodarivka in the Zaporizhzhia region, the Russians blew up a dam, which led to flooding along the banks of the Mokry River Yala.</text:p>
      <text:p text:style-name="P4">
This was reported on the nationwide telephone "Unified News" by the reporter of the Defense Forces of the Tavriysky direction Valery Shershn, Ukrinform reports.</text:p>
      <text:p text:style-name="P4">
“The enemy is nervous and uses any means to prevent the break-in defense here in the Tavriya direction. And after the Kakhovskaya Hins, there is a further <text:a xlink:type="simple" xlink:href="https://www.ukrinform.ua/tag-vibuh" text:style-name="Internet_20_link" text:visited-style-name="Visited_20_Internet_20_Link">
blast</text:a>
Dams of smaller water storage. We have information that there was a dam of Vorogodka near the settlement of Novodarivka, and this led to the flooding of both banks of the Mokri River Yalai, ”Shershn reported.</text:p>
      <text:p text:style-name="P4">
<text:span text:style-name="T4">
 Read also: </text:span>
 <text:a xlink:type="simple" xlink:href="https://www.ukrinform.ua/rubric-regions/3721154-u-merezi-pokazali-kadri-ak-vigladae-kahovske-vodoshovise-pisla-pidrivu-rosianami-ges.html" text:style-name="Internet_20_link" text:visited-style-name="Visited_20_Internet_20_Link">
in the network showed what the Kakhovka reservoir looks like after the Russian hydroelectric power station</text:a>
According to him, the leading actions of the Tavriya defense forces are not affected.</text:p>
      <text:p text:style-name="P4">
As <text:a xlink:type="simple" xlink:href="https://www.ukrinform.ua/rubric-ato/3721286-zsu-zvilnili-blagodatne.html" text:style-name="Internet_20_link" text:visited-style-name="Visited_20_Internet_20_Link">
reported</text:a>
, The Ukrainian army liberated the village of Blessed, located ties of Donetsk and Zaporizhzhya regions. In the course of the operation, the six -Russian soldiers were captured.</text:p>
      <text:p text:style-name="P4">
News Source: <text:a xlink:type="simple" xlink:href="https://www.ukrinform.ua/rubric-ato/3721511-rosiani-pidirvali-dambu-v-rajoni-novodarivki-na-zaporizzi-sili-oboroni-tavrijskogo-napramku.html" text:style-name="Internet_20_link" text:visited-style-name="Visited_20_Internet_20_Link">
https://www.ukrinform.ua/rubric-ato/3721511-rosiani-pidirvali-dambu-v-rajoni-novodarivki-na-zaporizzi-sili-oboroni-tavrijskogo-napramku.html</text:a>
</text:p>
      <!--NEWS-->
      <text:h text:style-name="P10" text:outline-level="1">
<text:span text:style-name="T4">
The Russians blew up the dam in the Novodarivka area in Zaporozhye - the forces of Tavriya's defense</text:span>
</text:h>
      <text:p text:style-name="P4">
Authors: Ukrinform (Person)</text:p>
      <text:p text:style-name="P4">
Publisher: Укринформ (Organization)</text:p>
      <text:p text:style-name="P4">
Published Time: 2023-06-11T21:56:00+03:00</text:p>
      <text:p text:style-name="P4">
Modified Time: 2023-06-11T21:56:00+03:00</text:p>
      <text:p text:style-name="P4">
Description: In the area of the village of Novodarivka in the Zaporizhzhia region, the Russians blew up a dam, which led to flooding along the banks of the Mokri River Yala. - Ukrinform.</text:p>
      <text:p text:style-name="P4">
Images: ['<text:a xlink:type="simple" xlink:href="https://static.ukrinform.com/photos/2022_12/thumb_files/630_360_1669987737-966.jpg" text:style-name="Internet_20_link" text:visited-style-name="Visited_20_Internet_20_Link">
630_360_16699...</text:a>
']</text:p>
      <text:p text:style-name="P4">
Tags: ['Дамба', 'Запоріжжя', 'Війна з Росією', 'Єдині новини']</text:p>
      <text:p text:style-name="P4">
Type: Article</text:p>
      <!--METADATA-->
      <text:p text:style-name="P4">
<draw:frame draw:style-name="fr1" draw:name="Image211" text:anchor-type="as-char" svg:width="6.9236in" svg:height="3.956343in" draw:z-index="0">
<draw:image xlink:href="../Images/yкринформ/2023-06-11T21-56-00-03-00/630_360_1669987737-966.jpg" xlink:type="simple" xlink:show="embed" xlink:actuate="onLoad" draw:mime-type="image/jpeg"/>
</draw:frame>
In the district of Novodarivka in the Zaporizhzhia region, the Russians blew up a dam, which led to flooding along the banks of the Mokry River Yala.</text:p>
      <text:p text:style-name="P4">
This was reported on the nationwide telephone "Unified News" by the reporter of the Defense Forces of the Tavriysky direction Valery Shershn, Ukrinform reports.</text:p>
      <text:p text:style-name="P4">
“The enemy is nervous and uses any means to prevent the break-in defense here in the Tavriya direction. And after the Kakhovskaya Hins, there is a further <text:a xlink:type="simple" xlink:href="https://www.ukrinform.ua/tag-vibuh" text:style-name="Internet_20_link" text:visited-style-name="Visited_20_Internet_20_Link">
blast</text:a>
Dams of smaller water storage. We have information that there was a dam of Vorogodka near the settlement of Novodarivka, and this led to the flooding of both banks of the Mokri River Yalai, ”Shershn reported.</text:p>
      <text:p text:style-name="P4">
<text:span text:style-name="T4">
 Read also: </text:span>
 <text:a xlink:type="simple" xlink:href="https://www.ukrinform.ua/rubric-regions/3721154-u-merezi-pokazali-kadri-ak-vigladae-kahovske-vodoshovise-pisla-pidrivu-rosianami-ges.html" text:style-name="Internet_20_link" text:visited-style-name="Visited_20_Internet_20_Link">
in the network showed what the Kakhovka reservoir looks like after the Russian hydroelectric power station</text:a>
According to him, the leading actions of the Tavriya defense forces are not affected.</text:p>
      <text:p text:style-name="P4">
As <text:a xlink:type="simple" xlink:href="https://www.ukrinform.ua/rubric-ato/3721286-zsu-zvilnili-blagodatne.html" text:style-name="Internet_20_link" text:visited-style-name="Visited_20_Internet_20_Link">
reported</text:a>
, The Ukrainian army liberated the village of Blessed, located ties of Donetsk and Zaporizhzhya regions. In the course of the operation, the six -Russian soldiers were captured.</text:p>
      <text:p text:style-name="P4">
News Source: <text:a xlink:type="simple" xlink:href="https://www.ukrinform.ua/rubric-ato/3721511-rosiani-pidirvali-dambu-v-rajoni-novodarivki-na-zaporizzi-sili-oboroni-tavrijskogo-napramku.html" text:style-name="Internet_20_link" text:visited-style-name="Visited_20_Internet_20_Link">
https://www.ukrinform.ua/rubric-ato/3721511-rosiani-pidirvali-dambu-v-rajoni-novodarivki-na-zaporizzi-sili-oboroni-tavrijskogo-napramku.html</text:a>
</text:p>
      <!--NEWS-->
      <text:h text:style-name="P10" text:outline-level="1">
<text:span text:style-name="T4">
The culprit of the explosion at the Kakhovskaya hydroelectric power plant can only be Russia - Maasicas</text:span>
</text:h>
      <text:p text:style-name="P4">
Authors: Ukrinform (Person)</text:p>
      <text:p text:style-name="P4">
Publisher: Укринформ (Organization)</text:p>
      <text:p text:style-name="P4">
Published Time: 2023-06-11T22:08:00+03:00</text:p>
      <text:p text:style-name="P4">
Modified Time: 2023-06-11T22:08:00+03:00</text:p>
      <text:p text:style-name="P4">
Description: The journalistic protocol obliges leading international media and news agencies, such as Bloomberg and Reuters, who wrote about the undermining of the Kakhovski HPP dam, to give the word and the Russian side. However, the European community has clearly expressed that the culprit of the catastrophe can be only the Russian Federation. - Ukrinform.</text:p>
      <text:p text:style-name="P4">
Images: ['<text:a xlink:type="simple" xlink:href="https://static.ukrinform.com/photos/2021_12/thumb_files/630_360_1639397473-458.jpg" text:style-name="Internet_20_link" text:visited-style-name="Visited_20_Internet_20_Link">
630_360_16393...</text:a>
']</text:p>
      <text:p text:style-name="P4">
Tags: ['Вибух', 'Каховська ГЕС', 'Маасікас', 'Війна з Росією', 'Єдині новини']</text:p>
      <text:p text:style-name="P4">
Type: Article</text:p>
      <!--METADATA-->
      <text:p text:style-name="P4">
<draw:frame draw:style-name="fr1" draw:name="Image212" text:anchor-type="as-char" svg:width="6.9236in" svg:height="3.956343in" draw:z-index="0">
<draw:image xlink:href="../Images/yкринформ/2023-06-11T22-08-00-03-00/630_360_1639397473-458.jpg" xlink:type="simple" xlink:show="embed" xlink:actuate="onLoad" draw:mime-type="image/jpeg"/>
</draw:frame>
The journalistic protocol obliges leading international media and news agencies, such as Bloomberg and Reuters, who wrote about the undermining of the Kakhovski HPP dam, to give the word and the Russian side. However, the European community has clearly expressed that the culprit of the catastrophe can be only the Russian Federation.</text:p>
      <text:p text:style-name="P4">
According to Ukrinform, this is in an interview with the channel <text:a xlink:type="simple" xlink:href="https://youtu.be/yErLHjfPDPw" text:style-name="Internet_20_link" text:visited-style-name="Visited_20_Internet_20_Link">
Freedom</text:a>
The EU Ambassador, the head of the EU Delegation Matti Maasikas, said.</text:p>
      <text:p text:style-name="P4">
“This is a terrible tragedy that followed <text:a xlink:type="simple" xlink:href="https://www.ukrinform.ua/tag-vibuh" text:style-name="Internet_20_link" text:visited-style-name="Visited_20_Internet_20_Link">
explosion</text:a>
But the destruction of the dam in Nova Kakhovka is in fact a good example. Yes, there is a journalistic protocol that is obliged to give the word to the opposite side. But you see how a few policies such as the President of the European Council Charlmicell, the high representative of the EU on Foreign Policy and Security Policy, Josepborrell, said only Russia, ”Maasikas said.</text:p>
      <text:p text:style-name="P4">
He added that international publications, in addition to the comments of the parties, also take into account the experts.</text:p>
      <text:p text:style-name="P4">
“There are also several different experts who say that in all logic, only Russia will be. And this is obvious, since this dam is a nad -Russian occupation. They in any case bear for this responsibility, ”he said.</text:p>
      <text:p text:style-name="P4">
<text:span text:style-name="T4">
 Read also: </text:span>
 <text:a xlink:type="simple" xlink:href="https://www.ukrinform.ua/rubric-polytics/3718944-predstavnictvo-es-uze-spivpracue-z-partnerami-dla-dopomogi-kahovskij-ges-maasikas.html" text:style-name="Internet_20_link" text:visited-style-name="Visited_20_Internet_20_Link">
EU Delegation already cooperates with partners for Kakhovskaya Hydroment Highways - <text:span text:style-name="T4">
 Maasikas </text:span>
</text:a>
In an interview, Maasikas also noted that the Ukrainians had no motivation to blow up the dam.</text:p>
      <text:p text:style-name="P4">
As reported <text:a xlink:type="simple" xlink:href="https://www.ukrinform.ua/rubric-other_news/3720776-pidriv-rosianami-kahovskoi-ges-usi-novini.html" text:style-name="Internet_20_link" text:visited-style-name="Visited_20_Internet_20_Link">
Ukrinform</text:a>
, at night, on June 6, the Russian army blown up the dam of Kakhovka hydroelectric power station.</text:p>
      <text:p text:style-name="P4">
In the Kherson region, the evacuation of the population from dangerous places for which Yerizik flooding as a result of the blasting of the Kakhovka hydroelectric power station began.</text:p>
      <text:p text:style-name="P4">
News Source: <text:a xlink:type="simple" xlink:href="https://www.ukrinform.ua/rubric-polytics/3721505-vinuvaticeu-vibuhu-na-kahovskij-ges-moze-buti-lise-rosia-maasikas.html" text:style-name="Internet_20_link" text:visited-style-name="Visited_20_Internet_20_Link">
https://www.ukrinform.ua/rubric-polytics/3721505-vinuvaticeu-vibuhu-na-kahovskij-ges-moze-buti-lise-rosia-maasikas.html</text:a>
</text:p>
      <!--NEWS-->
      <text:h text:style-name="P10" text:outline-level="1">
<text:span text:style-name="T4">
About four thousand people have already rescued from flooded territories - the President</text:span>
</text:h>
      <text:p text:style-name="P4">
Authors: Ukrinform (Person)</text:p>
      <text:p text:style-name="P4">
Publisher: Укринформ (Organization)</text:p>
      <text:p text:style-name="P4">
Published Time: 2023-06-11T22:14:00+03:00</text:p>
      <text:p text:style-name="P4">
Modified Time: 2023-06-11T22:14:00+03:00</text:p>
      <text:p text:style-name="P4">
Description: Rescue operations in the south of Ukraine are ongoing. About 4,000 people have already evacuated from flooded places. - Ukrinform.</text:p>
      <text:p text:style-name="P4">
Images: ['<text:a xlink:type="simple" xlink:href="https://static.ukrinform.com/photos/2023_06/thumb_files/630_360_1686503613-570.jpg" text:style-name="Internet_20_link" text:visited-style-name="Visited_20_Internet_20_Link">
630_360_16865...</text:a>
']</text:p>
      <text:p text:style-name="P4">
Tags: ['Евакуація', 'Агресія РФ', 'Зеленський', 'Каховська ГЕС', 'Війна з Росією']</text:p>
      <text:p text:style-name="P4">
Type: Article</text:p>
      <!--METADATA-->
      <text:p text:style-name="P4">
<draw:frame draw:style-name="fr1" draw:name="Image213" text:anchor-type="as-char" svg:width="6.9236in" svg:height="3.956343in" draw:z-index="0">
<draw:image xlink:href="../Images/yкринформ/2023-06-11T22-14-00-03-00/630_360_1686503613-570.jpg" xlink:type="simple" xlink:show="embed" xlink:actuate="onLoad" draw:mime-type="image/jpeg"/>
</draw:frame>
Prolonged operation in the south of Ukraine. About 4,000 people have already managed to evaporate from the flooded places.</text:p>
      <text:p text:style-name="P4">
About it during your evening <text:a xlink:type="simple" xlink:href="https://t.me/V_Zelenskiy_official/6555" text:style-name="Internet_20_link" text:visited-style-name="Visited_20_Internet_20_Link">
appeal</text:a>
The President of Ukraine Zelensky reported, Ukrinform reports.</text:p>
      <text:p text:style-name="P4">
"We continue our rescue operation in the south of Ukraine, and about 4 thousand people have been evacuated," Zelensky said.</text:p>
      <text:p text:style-name="P4">
<text:span text:style-name="T4">
 Read also: </text:span>
 <text:span text:style-name="T4">
 <text:a xlink:type="simple" xlink:href="https://www.ukrinform.ua/rubric-regions/3721442-obstril-evakuacijnogo-covna-na-hersonsini-troe-zagiblih-desatero-poranenih.html" text:style-name="Internet_20_link" text:visited-style-name="Visited_20_Internet_20_Link">
Evacuation boat shelling in Kherson region: Tri -Zagrey, ten wounded</text:a>
</text:span>
</text:p>
      <text:p text:style-name="P4">
He stressed that dozens of cities and villages remain flooded. And the worst -rhythration, as before, on the temporarily occupied part of Kherson region, from where all -bearers help to evacuate Ukrainians under fire by the invaders.</text:p>
      <text:p text:style-name="P4">
“Russian terrorists continue to fire <text:span text:style-name="T4">
 <text:a xlink:type="simple" xlink:href="https://www.ukrinform.ua/tag-evakuacia" text:style-name="Internet_20_link" text:visited-style-name="Visited_20_Internet_20_Link">
Evacuation</text:a>
</text:span>
 Routes, evacuation points, boats on which people are taken out. Today, one of these fired three people, my condolences to my relatives and loved ones. Ten more people were harvested, two of them were police officers. It was an evacuation from Kardashinka, the village of the half -bank of Kherson region, ”Zelensky said.</text:p>
      <text:p text:style-name="P4">
<text:span text:style-name="T4">
 Read also: </text:span>
 <text:span text:style-name="T4">
 [during evacuation in Kherson region, despite the fire, 21 people were saved]](https://www.ukrinform.ua/rubric-regions/3721462-pid-cas-evakuacii-na-hersonsini-popri-obstril-vratuvali-21-ludinu.html)</text:span>
</text:p>
      <text:p text:style-name="P4">
As it was reported, from the temporarily occupied Left Bank of Kherson region managed to evacuate 112 people, including 54 women and seven children. On June 11, the Russians destroyed three evacuation boats, which people were taken out of the flooded bid. Three people were killed, 23 were injured, including two police officers.</text:p>
      <text:p text:style-name="P4">
News Source: <text:a xlink:type="simple" xlink:href="https://www.ukrinform.ua/rubric-regions/3721517-z-pidtoplenih-teritorij-vze-vratuvali-blizko-cotiroh-tisac-ludej-prezident.html" text:style-name="Internet_20_link" text:visited-style-name="Visited_20_Internet_20_Link">
https://www.ukrinform.ua/rubric-regions/3721517-z-pidtoplenih-teritorij-vze-vratuvali-blizko-cotiroh-tisac-ludej-prezident.html</text:a>
</text:p>
      <!--NEWS-->
      <text:h text:style-name="P10" text:outline-level="1">
<text:span text:style-name="T4">
During the day the water level in the water area of Nikolaev decreased by another eight centimeters</text:span>
</text:h>
      <text:p text:style-name="P4">
Authors: Ukrinform (Person)</text:p>
      <text:p text:style-name="P4">
Publisher: Укринформ (Organization)</text:p>
      <text:p text:style-name="P4">
Published Time: 2023-06-11T22:23:00+03:00</text:p>
      <text:p text:style-name="P4">
Modified Time: 2023-06-11T22:23:00+03:00</text:p>
      <text:p text:style-name="P4">
Description: From morning till evening on June 11, the water level in the water area of Nikolaev decreased by another eight centimeters and is currently 61 centimeters. - Ukrinform.</text:p>
      <text:p text:style-name="P4">
Images: ['<text:a xlink:type="simple" xlink:href="https://static.ukrinform.com/photos/2023_06/thumb_files/630_360_1686509990-660.jpg" text:style-name="Internet_20_link" text:visited-style-name="Visited_20_Internet_20_Link">
630_360_16865...</text:a>
']</text:p>
      <text:p text:style-name="P4">
Tags: ['Миколаїв', 'Вода', 'Каховська ГЕС', 'Затоплення']</text:p>
      <text:p text:style-name="P4">
Type: Article</text:p>
      <!--METADATA-->
      <text:p text:style-name="P4">
<draw:frame draw:style-name="fr1" draw:name="Image214" text:anchor-type="as-char" svg:width="6.9236in" svg:height="3.956343in" draw:z-index="0">
<draw:image xlink:href="../Images/yкринформ/2023-06-11T22-23-00-03-00/630_360_1686509990-660.jpg" xlink:type="simple" xlink:show="embed" xlink:actuate="onLoad" draw:mime-type="image/jpeg"/>
</draw:frame>
In the morning of June 11, the water level in the water area of Nikolaev decreased by another eight -centimeters and is currently 61 centimeters.</text:p>
      <text:p text:style-name="P4">
This was reported in <text:a xlink:type="simple" xlink:href="https://t.me/senkevichonline/4688" text:style-name="Internet_20_link" text:visited-style-name="Visited_20_Internet_20_Link">
telegram</text:a>
Nikolaev city chairman Alexander Senkevich, reports Ukrinform.</text:p>
      <text:p text:style-name="P4">
"Another day -8 cm. At 21:00 Level <text:span text:style-name="T4">
 <text:a xlink:type="simple" xlink:href="https://www.ukrinform.ua/tag-voda" text:style-name="Internet_20_link" text:visited-style-name="Visited_20_Internet_20_Link">
water</text:a>
</text:span>
 in the water area of Nikolaev +61 cm ", - the message reads.</text:p>
      <text:p text:style-name="P4">
<text:span text:style-name="T4">
 Read also: </text:span>
 <text:span text:style-name="T4">
 <text:a xlink:type="simple" xlink:href="https://www.ukrinform.ua/rubric-regions/3721501-u-hersoni-riven-vodi-u-dnipri-znizivsa-do-36-metra.html" text:style-name="Internet_20_link" text:visited-style-name="Visited_20_Internet_20_Link">
in Kherson water level in the Dnieper decreased to 3.6 meters</text:a>
</text:span>
</text:p>
      <text:p text:style-name="P4">
As reported _ <text:span text:style-name="T4">
 <text:a xlink:type="simple" xlink:href="https://www.ukrinform.ua/rubric-other_news/3720776-pidriv-rosianami-kahovskoi-ges-usi-novini.html" text:style-name="Internet_20_link" text:visited-style-name="Visited_20_Internet_20_Link">
Ukrinform</text:a>
</text:span>
 _, Unich against June 6, the Russian army undermined the dam of Kakhovka Vacavatories of Nikolaev as a result of the blasting of Kakhovka hydroelectric power plant level of water. The city has flooded beaches, shuttles, tarens yacht club on the banks of the Dnieper-Buzi estuary.</text:p>
      <text:p text:style-name="P4">
News Source: <text:a xlink:type="simple" xlink:href="https://www.ukrinform.ua/rubric-regions/3721512-za-den-riven-vodi-v-akvatorii-mikolaeva-znizivsa-se-na-visim-santimetriv.html" text:style-name="Internet_20_link" text:visited-style-name="Visited_20_Internet_20_Link">
https://www.ukrinform.ua/rubric-regions/3721512-za-den-riven-vodi-v-akvatorii-mikolaeva-znizivsa-se-na-visim-santimetriv.html</text:a>
</text:p>
      <!--NEWS-->
      <text:h text:style-name="P10" text:outline-level="1">
<text:span text:style-name="T4">
Ukraine is a silver medalist of the World Cup on Jesky</text:span>
</text:h>
      <text:p text:style-name="P4">
Authors: Ukrinform (Person)</text:p>
      <text:p text:style-name="P4">
Publisher: Укринформ (Organization)</text:p>
      <text:p text:style-name="P4">
Published Time: 2023-06-11T22:27:00+03:00</text:p>
      <text:p text:style-name="P4">
Modified Time: 2023-06-11T22:27:00+03:00</text:p>
      <text:p text:style-name="P4">
Description: In the finals, Ukrainians gave way to Kazakhstan in the Bulite series. - Ukrinform.</text:p>
      <text:p text:style-name="P4">
Images: ['<text:a xlink:type="simple" xlink:href="https://static.ukrinform.com/photos/2023_06/thumb_files/630_360_1686511607-405.jpg" text:style-name="Internet_20_link" text:visited-style-name="Visited_20_Internet_20_Link">
630_360_16865...</text:a>
']</text:p>
      <text:p text:style-name="P4">
Tags: ['Футбол']</text:p>
      <text:p text:style-name="P4">
Type: Article</text:p>
      <!--METADATA-->
      <text:p text:style-name="P4">
<draw:frame draw:style-name="fr1" draw:name="Image215" text:anchor-type="as-char" svg:width="6.9236in" svg:height="3.956343in" draw:z-index="0">
<draw:image xlink:href="../Images/yкринформ/2023-06-11T22-27-00-03-00/630_360_1686511607-405.jpg" xlink:type="simple" xlink:show="embed" xlink:actuate="onLoad" draw:mime-type="image/jpeg"/>
</draw:frame>
In the finals, Kazakhstan conceded in a series of Bulites.</text:p>
      <text:p text:style-name="P4">
Ukraine-Vice-Camel of World-2023 from Sokka, Kazakhstan in the Bulite series 2: 2 in the final match of Ukraine.(1: 2 Behind the shootout), reports Ukrinform.</text:p>
      <text:p text:style-name="P4">
Within five minutes inside the first half, Kazakhstan scored twice-the seat of the 10th minute after serving from the corner ball flew into the goal of Ukraine, and Todin 14 minutes-Kazakhs fed the advantage after counterattack, 2-0 to their use.</text:p>
      <text:p text:style-name="P4">
In the 18th minute, Ukraine reduced the lag-Melnyk was distinguished. At the 37th minute, Ukraine managed to compare the score: Andrey Melnyk issued a double.</text:p>
      <text:p text:style-name="P4">
The main time of the match ended with a score of 2: 2, the winner determined the series. Bulite series: the first blows - both unrealized, the second beats - Ukraine scored, the third strikes - Kazakhstan scored, the fourth strokes - Kazakhstanabiva.</text:p>
      <text:p text:style-name="P4">
For Ukraine, this is the first release to the final of the World Cup from Juce, and Kazakhstanv's consecutively played at this stage(In 2022 defeat from Brazil).</text:p>
      <text:p text:style-name="P4">
<text:span text:style-name="T4">
Читайте також:</text:span>
 <text:a xlink:type="simple" xlink:href="https://www.ukrinform.ua/rubric-sports/3721432-rebrov-mi-tut-pokazuemo-so-ukraina-ziva-mi-graemo-u-futbol.html" text:style-name="Internet_20_link" text:visited-style-name="Visited_20_Internet_20_Link">
 Ребров: Ми тут – показуємо, що Україна жива, ми граємо у<text:span text:style-name="T4">
футбол</text:span>
 </text:a>
For the first time in history, Kazakhstan became a champion of the World in Jesky, "Silver" won Ukrainian, and "bronze" - Mexico.</text:p>
      <text:p text:style-name="P4">
Photo: Soccafederation.com</text:p>
      <text:p text:style-name="P4">
News Source: <text:a xlink:type="simple" xlink:href="https://www.ukrinform.ua/rubric-sports/3721520-ukraina-sribnij-prizer-cempionatu-svitu-z-sokki.html" text:style-name="Internet_20_link" text:visited-style-name="Visited_20_Internet_20_Link">
https://www.ukrinform.ua/rubric-sports/3721520-ukraina-sribnij-prizer-cempionatu-svitu-z-sokki.html</text:a>
</text:p>
      <!--NEWS-->
      <text:h text:style-name="P10" text:outline-level="1">
<text:span text:style-name="T4">
Ukraine's men's national team came to the finals of four golden volleyball Eurolete</text:span>
</text:h>
      <text:p text:style-name="P4">
Authors: Ukrinform (Person)</text:p>
      <text:p text:style-name="P4">
Publisher: Укринформ (Organization)</text:p>
      <text:p text:style-name="P4">
Published Time: 2023-06-11T22:35:00+03:00</text:p>
      <text:p text:style-name="P4">
Modified Time: 2023-06-11T22:35:00+03:00</text:p>
      <text:p text:style-name="P4">
Description: The Ukrainians defeated Croatia in the fourth round. - Ukrinform.</text:p>
      <text:p text:style-name="P4">
Images: ['<text:a xlink:type="simple" xlink:href="https://static.ukrinform.com/photos/2023_06/thumb_files/630_360_1686512048-411.jpg" text:style-name="Internet_20_link" text:visited-style-name="Visited_20_Internet_20_Link">
630_360_16865...</text:a>
']</text:p>
      <text:p text:style-name="P4">
Tags: ['Євроліга', 'Волейбол']</text:p>
      <text:p text:style-name="P4">
Type: Article</text:p>
      <!--METADATA-->
      <text:p text:style-name="P4">
<draw:frame draw:style-name="fr1" draw:name="Image216" text:anchor-type="as-char" svg:width="6.9236in" svg:height="3.956343in" draw:z-index="0">
<draw:image xlink:href="../Images/yкринформ/2023-06-11T22-35-00-03-00/630_360_1686512048-411.jpg" xlink:type="simple" xlink:show="embed" xlink:actuate="onLoad" draw:mime-type="image/jpeg"/>
</draw:frame>
The Ukrainians roaled Croatia in the fourth round.</text:p>
      <text:p text:style-name="P4">
The men's volleyball national team was released into the finals of four Goldenourovroliga ahead of time, this was due to the devastating victory in the fourth round of Croatia - 25:17, 25:21, 25:22, Ukrinform reports.</text:p>
      <text:p text:style-name="P4">
In the previous three rounds of the Golden Volleyball European Light, Ukraine won the tri -permagon in matches against Northern Macedonia, Croatia and Belgium.</text:p>
      <text:p text:style-name="P4">
In the fourth round, the Ukrainians were opposed by the Croatian national team. The first set ended with the victory of the volleyball players of Ukraine, who beat the opponent in 22 minutes with a difference of eight points - 25:17. At the beginning of the second Blue and Yellow Party, they won four points and led Seth to victory 21:25. Urreth Seti Ukraine also went forward at the beginning, but allowed to be compared to 8: 8. Until the end of the decisive party, she was granted without the advantage of one of the teams, but at the end of the third set, Ukrainianabula was more successful - 22:25.</text:p>
      <text:p text:style-name="P4">
Thanks to this victory, Ukraine reached the finals of four goldenurola.</text:p>
      <text:p text:style-name="P4">
*!(https://www.ukrinform.ua/rubric-sports/3717945-colovica-zbirna-ukraini-peremogla-belgiu-u-matci-zolotoi-evroligi-z-volejbolu.html)The men's national team of Ukraine took part in the finale of the four golden European libra. In 2017, Ukrainian volleyball players won the tournament.</text:p>
      <text:p text:style-name="P4">
Photo: cev.eu</text:p>
      <text:p text:style-name="P4">
News Source: <text:a xlink:type="simple" xlink:href="https://www.ukrinform.ua/rubric-sports/3721521-colovica-zbirna-ukraini-dostrokovo-vijsla-u-final-cotiroh-zolotoi-evroligi-z-volejbolu.html" text:style-name="Internet_20_link" text:visited-style-name="Visited_20_Internet_20_Link">
https://www.ukrinform.ua/rubric-sports/3721521-colovica-zbirna-ukraini-dostrokovo-vijsla-u-final-cotiroh-zolotoi-evroligi-z-volejbolu.html</text:a>
</text:p>
      <!--NEWS-->
      <text:h text:style-name="P10" text:outline-level="1">
<text:span text:style-name="T4">
The enemy per day fired at Sumy region border, there is damage</text:span>
</text:h>
      <text:p text:style-name="P4">
Authors: Ukrinform (Person)</text:p>
      <text:p text:style-name="P4">
Publisher: Укринформ (Organization)</text:p>
      <text:p text:style-name="P4">
Published Time: 2023-06-11T22:37:00+03:00</text:p>
      <text:p text:style-name="P4">
Modified Time: 2023-06-11T22:37:00+03:00</text:p>
      <text:p text:style-name="P4">
Description: Russian troops attacked the artillery and mortars during the day by the border communities of Sumy region, in one of the cities of hostile fire, multi -storey residential buildings and power lines were damaged. - Ukrinform.</text:p>
      <text:p text:style-name="P4">
Images: ['<text:a xlink:type="simple" xlink:href="https://static.ukrinform.com/photos/2022_10/thumb_files/630_360_1667124180-530.jpg" text:style-name="Internet_20_link" text:visited-style-name="Visited_20_Internet_20_Link">
630_360_16671...</text:a>
']</text:p>
      <text:p text:style-name="P4">
Tags: ['Обстріл', 'Сумщина', 'Війна з Росією']</text:p>
      <text:p text:style-name="P4">
Type: Article</text:p>
      <!--METADATA-->
      <text:p text:style-name="P4">
<draw:frame draw:style-name="fr1" draw:name="Image217" text:anchor-type="as-char" svg:width="6.9236in" svg:height="3.956343in" draw:z-index="0">
<draw:image xlink:href="../Images/yкринформ/2023-06-11T22-37-00-03-00/630_360_1667124180-530.jpg" xlink:type="simple" xlink:show="embed" xlink:actuate="onLoad" draw:mime-type="image/jpeg"/>
</draw:frame>
Ruskivskaya was attacked five times from artillery and mortars of the borderline of Sumy region during the day, in one of the cities hostile fire was damaged by multi -storey residential buildings and a power line.</text:p>
      <text:p text:style-name="P4">
According to Ukrinform, the Sumy Regional Military Administration reported in <text:a xlink:type="simple" xlink:href="https://t.me/Sumy_news_ODA/16863" text:style-name="Internet_20_link" text:visited-style-name="Visited_20_Internet_20_Link">
telegram</text:a>
.</text:p>
      <text:p text:style-name="P4">
In total, 30 explosions were recorded in the border region per day. Five of them were fired in the Belopilian community.</text:p>
      <text:p text:style-name="P4">
Yes, in Bilopillya as a result of hostile <text:span text:style-name="T4">
 <text:a xlink:type="simple" xlink:href="https://www.ukrinform.ua/tag-obstril" text:style-name="Internet_20_link" text:visited-style-name="Visited_20_Internet_20_Link">
shelling</text:a>
</text:span>
 Four private ownership, two high -rise buildings, power lines and six private garages. For the blows, the invaders used a barrel artillery.</text:p>
      <text:p text:style-name="P4">
The Russian community was fired by the immune -artillery from the Treasury - six and eight explosions were heard respectively.</text:p>
      <text:p text:style-name="P4">
<text:span text:style-name="T4">
 Read also: </text:span>
 <text:span text:style-name="T4">
 <text:a xlink:type="simple" xlink:href="https://www.ukrinform.ua/rubric-ato/3721478-u-nikopoli-vnaslidok-vorozogo-obstrilu-poskodzenij-medzaklad.html" text:style-name="Internet_20_link" text:visited-style-name="Visited_20_Internet_20_Link">
in Nikopol as a result of hostile shelling damaged Mediclas</text:a>
</text:span>
</text:p>
      <text:p text:style-name="P4">
The Novoslobid community was also attacked by Russian troops from the barrel artillery and mortars - nine and two explosions took place.</text:p>
      <text:p text:style-name="P4">
As reported by Ukrinform, on June 10, the Russian army fired at the borderline region 23 times. Under the enemy fire were Belopilsk, Krasnopil, Esman, Seredi-Budsk, Shalyginsk, Znob-Novgorod, Druzhbivska, Putivl and Velikopisarevsky communities.</text:p>
      <text:p text:style-name="P4">
News Source: <text:a xlink:type="simple" xlink:href="https://www.ukrinform.ua/rubric-ato/3721515-vorog-za-den-pat-raziv-obstrilav-prikordonna-sumsini-e-poskodzenna.html" text:style-name="Internet_20_link" text:visited-style-name="Visited_20_Internet_20_Link">
https://www.ukrinform.ua/rubric-ato/3721515-vorog-za-den-pat-raziv-obstrilav-prikordonna-sumsini-e-poskodzenna.html</text:a>
</text:p>
      <!--NEWS-->
      <text:h text:style-name="P10" text:outline-level="1">
<text:span text:style-name="T4">
Dangerous swamp: Klimenko warns against attempts to get on the Kakhovka reservoir</text:span>
</text:h>
      <text:p text:style-name="P4">
Authors: Ukrinform (Person)</text:p>
      <text:p text:style-name="P4">
Publisher: Укринформ (Organization)</text:p>
      <text:p text:style-name="P4">
Published Time: 2023-06-11T22:49:00+03:00</text:p>
      <text:p text:style-name="P4">
Modified Time: 2023-06-11T22:49:00+03:00</text:p>
      <text:p text:style-name="P4">
Description: Citizens are urged not to try to get into the sites of the reservoir, of which water has retreated after the Russians of the Kakhovka hydroelectric power station - there is now a dangerous swamp. - Ukrinform.</text:p>
      <text:p text:style-name="P4">
Images: ['<text:a xlink:type="simple" xlink:href="https://static.ukrinform.com/photos/2023_06/thumb_files/630_360_1686336583-429.jpg" text:style-name="Internet_20_link" text:visited-style-name="Visited_20_Internet_20_Link">
630_360_16863...</text:a>
']</text:p>
      <text:p text:style-name="P4">
Tags: ['Клименко', 'Каховська ГЕС', 'Болото', 'Каховське водосховище']</text:p>
      <text:p text:style-name="P4">
Type: Article</text:p>
      <!--METADATA-->
      <text:p text:style-name="P4">
<draw:frame draw:style-name="fr1" draw:name="Image218" text:anchor-type="as-char" svg:width="6.9236in" svg:height="3.956343in" draw:z-index="0">
<draw:image xlink:href="../Images/yкринформ/2023-06-11T22-49-00-03-00/630_360_1686336583-429.jpg" xlink:type="simple" xlink:show="embed" xlink:actuate="onLoad" draw:mime-type="image/jpeg"/>
</draw:frame>
Citizens are not trying not to get into the sites of the reservoir, from which the afternoons of the Russians of the Kakhovka hydroelectric power station have receded water - there is now a dangerous man.</text:p>
      <text:p text:style-name="P4">
About this in <text:a xlink:type="simple" xlink:href="https://mvs.gov.ua/uk/news/igor-klimenko-pro-6-den-likvidaciyi-katastrofi-na-kaxovskii-ges" text:style-name="Internet_20_link" text:visited-style-name="Visited_20_Internet_20_Link">
video closer</text:a>
The Minister of Internal Affairs of Ukraine, the head of works to eliminate the consequences of the undermining of Kakhovskaya Hesrosian terrorists, Igor Klimenko, said, Ukrinform reports.</text:p>
      <text:p text:style-name="P4">
"I appeal to every citizen who wants to get into these territories, perhaps to be filmed, see how settlements that were heated in the 1950s come out of water. I would like to warn that it is extremely dangerous. The soil that released * <text:span text:style-name="T5">
<text:a xlink:type="simple" xlink:href="https://www.ukrinform.ua/tag-voda" text:style-name="Internet_20_link" text:visited-style-name="Visited_20_Internet_20_Link">
water</text:a>
</text:span>
*, unstable, we are dealing with swamps, where the Earth tightens any living creature very quickly, "the minister stressed.</text:p>
      <text:p text:style-name="P4">
<text:span text:style-name="T5">
Vido: [Interior Ministry Telegram Channel of Ukraine]](https://t.me/mvs_ukraine/26279)</text:span>
</text:p>
      <text:p text:style-name="P4">
Klimenko noted that law enforcement officers exhibit additional observation posts to prevent entering the dangerous territories of people, especially children.</text:p>
      <text:p text:style-name="P4">
In addition, reporting on the sixth day of elimination of the consequences of the Russian terrorist attack, Klimenko said that work is done in Kherson, Mykolaiv, Dnipropetrovsk, Odessa and Zaporizhzhya regions. In the Kherson region, purposeful precipitation, the coastline retains-already 350-400 m.</text:p>
      <text:p text:style-name="P4">
At the moment, the issue of providing the population with drinking and technical water is resolved. Problems with wells, drilling of new artesian -hardlies, as well as transportation of technical and drinking water to citizens' homes are studied. The first stage of the water will be a prize. Water is operating stationary and mobile donations. Within a few weeks, the technical supplements of water in each individual community will be resolved.</text:p>
      <text:p text:style-name="P4">
"Currently, experts are studying the behavior of the Dnieper River and other rivers, which were heated in the 1950s, when the Kakhovka hydroelectric power station was launched," - informed Kklimenko.</text:p>
      <text:p text:style-name="P4">
The headquarters also examines the issues of reclamation, keeping cattle at home.</text:p>
      <text:p text:style-name="P4">
"Large areas of agricultural enterprises have lost or lose water for irrigation areas. Therefore, it is a government priority for today. To make every settlement provided with water," Klimenko said.</text:p>
      <text:p text:style-name="P4">
<text:span text:style-name="T4">
 Read also: </text:span>
 <text:span text:style-name="T4">
 <text:a xlink:type="simple" xlink:href="https://www.ukrinform.ua/rubric-regions/3721373-kahovske-vodoshovise-vze-obmililo-na-70.html" text:style-name="Internet_20_link" text:visited-style-name="Visited_20_Internet_20_Link">
Kakhovka reservoir has already shaken by 70%</text:a>
 </text:span>
</text:p>
      <text:p text:style-name="P4">
The Kakhovka reservoir water area is also contaminated with ammunition, modern times of World War II. In one day, explosive equipment made five controlled blades.</text:p>
      <text:p text:style-name="P4">
News Source: <text:a xlink:type="simple" xlink:href="https://www.ukrinform.ua/rubric-regions/3721509-nebezpecne-boloto-klimenko-zasterigae-vid-sprob-potrapiti-na-kahovske-vodoshovise.html" text:style-name="Internet_20_link" text:visited-style-name="Visited_20_Internet_20_Link">
https://www.ukrinform.ua/rubric-regions/3721509-nebezpecne-boloto-klimenko-zasterigae-vid-sprob-potrapiti-na-kahovske-vodoshovise.html</text:a>
</text:p>
      <!--NEWS-->
      <text:h text:style-name="P10" text:outline-level="1">
<text:span text:style-name="T4">
The European Commission has canceled the ban on imports of 12 groups of goods from Ukraine - Stephanyshyn</text:span>
</text:h>
      <text:p text:style-name="P4">
Authors: Ukrinform (Person)</text:p>
      <text:p text:style-name="P4">
Publisher: Укринформ (Organization)</text:p>
      <text:p text:style-name="P4">
Published Time: 2023-06-11T22:57:00+03:00</text:p>
      <text:p text:style-name="P4">
Modified Time: 2023-06-11T22:57:00+03:00</text:p>
      <text:p text:style-name="P4">
Description: On June 5, the European Commission continued its restrictions on import of six types of Ukrainian agro-products, canceling the prohibition on the import of other 11-12 groups of goods. - Ukrinform.</text:p>
      <text:p text:style-name="P4">
Images: ['<text:a xlink:type="simple" xlink:href="https://static.ukrinform.com/photos/2023_02/thumb_files/630_360_1675362971-164.jpg" text:style-name="Internet_20_link" text:visited-style-name="Visited_20_Internet_20_Link">
630_360_16753...</text:a>
']</text:p>
      <text:p text:style-name="P4">
Tags: ['Економіка', 'Єврокомісія', 'Імпорт', 'Стефанішина', 'Агропродукція']</text:p>
      <text:p text:style-name="P4">
Type: Article</text:p>
      <!--METADATA-->
      <text:p text:style-name="P4">
<draw:frame draw:style-name="fr1" draw:name="Image219" text:anchor-type="as-char" svg:width="6.9236in" svg:height="3.956343in" draw:z-index="0">
<draw:image xlink:href="../Images/yкринформ/2023-06-11T22-57-00-03-00/630_360_1675362971-164.jpg" xlink:type="simple" xlink:show="embed" xlink:actuate="onLoad" draw:mime-type="image/jpeg"/>
</draw:frame>
On June 5, the European Commission continued its restrictions on import of six types of Ukrainian agricultural products, abolishing instead a ban on the import of other 11-12 groups of goods.</text:p>
      <text:p text:style-name="P4">
This was reported by Viceremier-Minister on European Taiuro-Atlantic Integration of Ukraine Olga Stephanyshyn, Ukrinform reports to "<text:a xlink:type="simple" xlink:href="https://suspilne.media/504220-stefanisina-evrokomisia-dosluhalas-do-ukraini-z-privodu-zaboroni-importu-agroprodukcii/" text:style-name="Internet_20_link" text:visited-style-name="Visited_20_Internet_20_Link">
Public</text:a>
".</text:p>
      <text:p text:style-name="P4">
"We believe that the European Commission listened to us on June 5, when the restrictions were continued, they were extended only for six types of products and abolished against other 11 or 12 products," - Vialalastfanishina.</text:p>
      <text:p text:style-name="P4">
<text:span text:style-name="T4">
 Read also: </text:span>
 <text:span text:style-name="T4">
 <text:a xlink:type="simple" xlink:href="https://www.ukrinform.ua/rubric-economy/3721353-polski-agrarii-pripinili-blokuvanna-kordonu-z-ukrainou.html" text:style-name="Internet_20_link" text:visited-style-name="Visited_20_Internet_20_Link">
Polish agrarians stopped blocking the border with the Ukraine</text:a>
</text:span>
</text:p>
      <text:p text:style-name="P4">
She noted that at the Polish-Ukrainian border today has stopped physical bloom and Ukraine will be able to transport products through Poland to other countries.</text:p>
      <text:p text:style-name="P4">
Stephanyshina noted that in the next week a meeting of a coordination platform is expected, which will resolve all issues with the transit and expert of Ukrainian products and with the abolition of these prohibitions and issues of compensation for losses.</text:p>
      <text:p text:style-name="P4">
She stressed that the losses from the import of imports were hundreds of millions of fever.</text:p>
      <text:p text:style-name="P4">
"This is a long period of time, given that the additional restrictions imposed by September, these are hundreds of millions of euros that have lost our companies, the additional income we have lacked, and, accordingly, the consequences that have been unlawful for unlawful prohibitions," Olga said Stephanishin.</text:p>
      <text:p text:style-name="P4">
<text:span text:style-name="T4">
 Read also: </text:span>
 <text:span text:style-name="T4">
 <text:a xlink:type="simple" xlink:href="https://www.ukrinform.ua/rubric-economy/3720101-ukraina-u-lutomu-bula-najbilsim-postacalnikom-agrarnoi-produkcii-do-es.html" text:style-name="Internet_20_link" text:visited-style-name="Visited_20_Internet_20_Link">
Ukraine in February was the largest supplier of agrarian products to the EU</text:a>
</text:span>
</text:p>
      <text:p text:style-name="P4">
On June 5, the European Commission continued its restriction on import of Ukrainian agricultural products until September 15, 2023. _ <text:span text:style-name="T4">
 <text:a xlink:type="simple" xlink:href="https://www.ukrinform.ua/rubric-economy/3718722-teper-oficijno-es-prodovziv-diu-obmezen-na-agroimport-z-ukraini-do-seredini-veresna.html" text:style-name="Internet_20_link" text:visited-style-name="Visited_20_Internet_20_Link">
Restriction will be concerned</text:a>
</text:span>
 _ Imports, corn, rapeseed and sunflower seeds from Ukraine.</text:p>
      <text:p text:style-name="P4">
News Source: <text:a xlink:type="simple" xlink:href="https://www.ukrinform.ua/rubric-economy/3721524-evrokomisia-skasuvala-zaboronu-na-import-12-grup-tovariv-z-ukraini-stefanisina.html" text:style-name="Internet_20_link" text:visited-style-name="Visited_20_Internet_20_Link">
https://www.ukrinform.ua/rubric-economy/3721524-evrokomisia-skasuvala-zaboronu-na-import-12-grup-tovariv-z-ukraini-stefanisina.html</text:a>
</text:p>
      <!--NEWS-->
      <text:h text:style-name="P10" text:outline-level="1">
<text:span text:style-name="T4">
On the match Germany - Ukraine sold all 35 thousand tickets</text:span>
</text:h>
      <text:p text:style-name="P4">
Authors: Ukrinform (Person)</text:p>
      <text:p text:style-name="P4">
Publisher: Укринформ (Organization)</text:p>
      <text:p text:style-name="P4">
Published Time: 2023-06-11T23:02:00+03:00</text:p>
      <text:p text:style-name="P4">
Modified Time: 2023-06-11T23:02:00+03:00</text:p>
      <text:p text:style-name="P4">
Description: The match will take place on June 12. - Ukrinform.</text:p>
      <text:p text:style-name="P4">
Images: ['<text:a xlink:type="simple" xlink:href="https://static.ukrinform.com/photos/2023_06/thumb_files/630_360_1686512432-673.jpg" text:style-name="Internet_20_link" text:visited-style-name="Visited_20_Internet_20_Link">
630_360_16865...</text:a>
']</text:p>
      <text:p text:style-name="P4">
Tags: ['Футбол', 'Ребров', 'Збірна України']</text:p>
      <text:p text:style-name="P4">
Type: Article</text:p>
      <!--METADATA-->
      <text:p text:style-name="P4">
<draw:frame draw:style-name="fr1" draw:name="Image220" text:anchor-type="as-char" svg:width="6.9236in" svg:height="3.956343in" draw:z-index="0">
<draw:image xlink:href="../Images/yкринформ/2023-06-11T23-02-00-03-00/630_360_1686512432-673.jpg" xlink:type="simple" xlink:show="embed" xlink:actuate="onLoad" draw:mime-type="image/jpeg"/>
</draw:frame>
The match will be reached on June 12.</text:p>
      <text:p text:style-name="P4">
At the control match Germany - Ukraine is expected to be a sell -out: all 35 thousand tickets have been in the match, many Ukrainians will be among the audience, <text:a xlink:type="simple" xlink:href="https://uaf.ua/article/48474" text:style-name="Internet_20_link" text:visited-style-name="Visited_20_Internet_20_Link">
reports</text:a>
UAF press service, Ukrinform reports.</text:p>
      <text:p text:style-name="P4">
Ukraine will play with Germany in Bremen at the Veserstadion stadium tomorrow, June 12. The match starts at 19:00 in Kiev. The broadcast of the match will be conducted Megogo and the public.</text:p>
      <text:p text:style-name="P4">
For the Commissioner of Naynima, the match with Ukraine will become an anniversary, 1000th in history. The profit from the match will go to the German Football Union, which helps people affected by Russian military aggression.</text:p>
      <text:p text:style-name="P4">
<text:span text:style-name="T4">
 Read also: </text:span>
 <text:a xlink:type="simple" xlink:href="https://www.ukrinform.ua/rubric-sports/3721432-rebrov-mi-tut-pokazuemo-so-ukraina-ziva-mi-graemo-u-futbol.html" text:style-name="Internet_20_link" text:visited-style-name="Visited_20_Internet_20_Link">
<text:span text:style-name="T4">
 rib </text:span>
 in: we are here - we show that Ukraine is alive, we play football</text:a>
After the match with Germany, "Blue-yellow" will hold two meetings of the selection of the pre-euro-2024-with Northern Macedonia(June 16)and Malta(June 19th).</text:p>
      <text:p text:style-name="P4">
Фото: uaf.ua</text:p>
      <text:p text:style-name="P4">
News Source: <text:a xlink:type="simple" xlink:href="https://www.ukrinform.ua/rubric-sports/3721523-na-matc-nimeccina-ukraina-prodano-vsi-35-tisac-kvitkiv.html" text:style-name="Internet_20_link" text:visited-style-name="Visited_20_Internet_20_Link">
https://www.ukrinform.ua/rubric-sports/3721523-na-matc-nimeccina-ukraina-prodano-vsi-35-tisac-kvitkiv.html</text:a>
</text:p>
      <!--NEWS-->
      <text:h text:style-name="P10" text:outline-level="1">
<text:span text:style-name="T4">
Zelensky spoke with Duda about waiting for a NATO summit in Vilnius</text:span>
</text:h>
      <text:p text:style-name="P4">
Authors: Ukrinform (Person)</text:p>
      <text:p text:style-name="P4">
Publisher: Укринформ (Organization)</text:p>
      <text:p text:style-name="P4">
Published Time: 2023-06-11T23:10:00+03:00</text:p>
      <text:p text:style-name="P4">
Modified Time: 2023-06-11T23:10:00+03:00</text:p>
      <text:p text:style-name="P4">
Description: President of Ukraine Volodymyr Zelensky has a conversation with his Polish colleague Andrzej Duda. - Ukrinform.</text:p>
      <text:p text:style-name="P4">
Images: ['<text:a xlink:type="simple" xlink:href="https://static.ukrinform.com/photos/2022_08/thumb_files/630_360_1661256797-541.jpeg" text:style-name="Internet_20_link" text:visited-style-name="Visited_20_Internet_20_Link">
630_360_16612...</text:a>
']</text:p>
      <text:p text:style-name="P4">
Tags: ['Дуда', 'Польща', 'Україна', 'Агресія РФ', 'Зеленський', 'Війна з Росією']</text:p>
      <text:p text:style-name="P4">
Type: Article</text:p>
      <!--METADATA-->
      <text:p text:style-name="P4">
<draw:frame draw:style-name="fr1" draw:name="Image222" text:anchor-type="as-char" svg:width="6.9236in" svg:height="3.956343in" draw:z-index="0">
<draw:image xlink:href="../Images/yкринформ/2023-06-11T23-10-00-03-00/630_360_1661256797-541.jpeg" xlink:type="simple" xlink:show="embed" xlink:actuate="onLoad" draw:mime-type="image/jpeg"/>
</draw:frame>
President of Ukraine Volodymyr Zelensky had a conversation with his Polish colleague Andrzejududa.</text:p>
      <text:p text:style-name="P4">
The head of the Ukrainian state reported this in his <text:a xlink:type="simple" xlink:href="https://t.me/V_Zelenskiy_official/6557" text:style-name="Internet_20_link" text:visited-style-name="Visited_20_Internet_20_Link">
telegram</text:a>
, reports Ukrinform.</text:p>
      <text:p text:style-name="P4">
"We have completed the late and, as always, a productive conversation with Andrzej Duda. The more expectations of NATO summit in Vilnius. We understand the importance of the Alliance's strong books on security for Ukraine," Zelensky wrote.</text:p>
      <text:p text:style-name="P4">
<text:span text:style-name="T4">
 Read also: </text:span>
 <text:span text:style-name="T4">
 <text:a xlink:type="simple" xlink:href="https://www.ukrinform.ua/rubric-ato/3721508-ukraina-spilno-z-mks-pocala-rozsliduvanna-teraktu-na-kahovskij-ges-zelenskij.html" text:style-name="Internet_20_link" text:visited-style-name="Visited_20_Internet_20_Link">
Ukraine together with the ISS began the investigation of the terrorist attack of the Nakakhovsky hydroelectric power station - Zelensky</text:a>
</text:span>
</text:p>
      <text:p text:style-name="P4">
He also thanked Poland for its powerful defense support and discussed the priority needs for the front.</text:p>
      <text:p text:style-name="P4">
As reported by Ukrinform, the Defense Forces of Ukraine in Donetsk Oblast _ <text:span text:style-name="T4">
 <text:a xlink:type="simple" xlink:href="https://www.ukrinform.ua/rubric-ato/3721286-zsu-zvilnili-blagodatne.html" text:style-name="Internet_20_link" text:visited-style-name="Visited_20_Internet_20_Link">
released from Russian invaders the village of Blagodatna</text:a>
, </text:span>
 _ _ <text:span text:style-name="T4">
 [villages of the way)(https://www.ukrinform.ua/rubric-ato/3721444-zsu-zvilnili-neskucne-u-doneckij-oblasti.html)</text:span>
 _ and _ <text:span text:style-name="T4">
 <text:a xlink:type="simple" xlink:href="https://www.ukrinform.ua/rubric-ato/3721490-ukrainski-vijskovi-zvilnili-se-odin-naselenij-punkt-na-doneccini-makarivku.html" text:style-name="Internet_20_link" text:visited-style-name="Visited_20_Internet_20_Link">
Makarivka</text:a>
</text:span>
 _ .</text:p>
      <text:p text:style-name="P4">
News Source: <text:a xlink:type="simple" xlink:href="https://www.ukrinform.ua/rubric-polytics/3721526-zelenskij-pogovoriv-z-dudou-pro-ocikuvanna-vid-samitu-nato-u-vilnusi.html" text:style-name="Internet_20_link" text:visited-style-name="Visited_20_Internet_20_Link">
https://www.ukrinform.ua/rubric-polytics/3721526-zelenskij-pogovoriv-z-dudou-pro-ocikuvanna-vid-samitu-nato-u-vilnusi.html</text:a>
</text:p>
      <!--NEWS-->
      <text:h text:style-name="P10" text:outline-level="1">
<text:span text:style-name="T4">
In Ukraine on Monday - rains, sometimes with thunderstorms</text:span>
</text:h>
      <text:p text:style-name="P4">
Authors: Ukrinform (Person)</text:p>
      <text:p text:style-name="P4">
Publisher: Укринформ (Organization)</text:p>
      <text:p text:style-name="P4">
Published Time: 2023-06-11T23:27:00+03:00</text:p>
      <text:p text:style-name="P4">
Modified Time: 2023-06-11T23:27:00+03:00</text:p>
      <text:p text:style-name="P4">
Description: On Monday, June 12, Ukraine will be cloudy in Ukraine with clear weather, and in most areas it will be rained. - Ukrinform.</text:p>
      <text:p text:style-name="P4">
Images: ['<text:a xlink:type="simple" xlink:href="https://static.ukrinform.com/photos/2020_12/thumb_files/630_360_1609397815-516.jpg" text:style-name="Internet_20_link" text:visited-style-name="Visited_20_Internet_20_Link">
630_360_16093...</text:a>
']</text:p>
      <text:p text:style-name="P4">
Tags: ['Дощ', 'Погода', 'Прогноз', 'Літо']</text:p>
      <text:p text:style-name="P4">
Type: Article</text:p>
      <!--METADATA-->
      <text:p text:style-name="P4">
<draw:frame draw:style-name="fr1" draw:name="Image223" text:anchor-type="as-char" svg:width="6.9236in" svg:height="3.956343in" draw:z-index="0">
<draw:image xlink:href="../Images/yкринформ/2023-06-11T23-27-00-03-00/630_360_1609397815-516.jpg" xlink:type="simple" xlink:show="embed" xlink:actuate="onLoad" draw:mime-type="image/jpeg"/>
</draw:frame>
Infant, June 12, Ukraine will remain cloudy with clear weather, most of the regions will be raining.</text:p>
      <text:p text:style-name="P4">
Ukrinform was reported at the Ukrainian Hydrometeorological Center.</text:p>
      <text:p text:style-name="P4">
“In Zhytomyr, Khmelnitsky and Rivne regions moderate(Significant in places)<text:a xlink:type="simple" xlink:href="https://www.ukrinform.ua/tag-dos" text:style-name="Internet_20_link" text:visited-style-name="Visited_20_Internet_20_Link">
Rain</text:a>
; In the southeast, the East of the Poltava Region of Rain(At night in Kharkiv, Luhansk and Dnipropetrovsk, places of rains), sometimes with thunderstorms; There is light rain in the rest of the territory, ”the message goes.</text:p>
      <text:p text:style-name="P4">
The wind is northeast, 7-12 m/s, in Ukraine there are gusts of 15-20 m/s.</text:p>
      <text:p text:style-name="P4">
Temperature in the western and northern 7-12 °, in the afternoon 12-17 °; At the rest of the night 11-16 °(on the seas of the seas up to 19 °), in the afternoon 17-22 °.</text:p>
      <text:p text:style-name="P4">
In Kyiv and Kyiv region on June 12, light rain. The temperature of the ossaries at night is 9-11 °, in the afternoon 14-16 °; In the area at night 7-12 °, in the afternoon 12-17 °.</text:p>
      <text:p text:style-name="P4">
In the next two days in Ukraine, short -term rains, thunderstorms, only in the afternoon on June 13 in the eastern regions without precipitation. East wind, northeast, 5-10m/s.</text:p>
      <text:p text:style-name="P4">
Temperature at night 9-14 °, in the south to 17 °; In the afternoon 19-24 °, in the south to 26 °, June 13 in the northern regions 16-21 °, in the western regions 13-18 °.</text:p>
      <text:p text:style-name="P4">
In the capital region, June 13-14 is cloudy with clearings, in places of short-lived leaf, thunderstorm. The temperature in Kiev on June 13 at night 9-11 °, in the afternoon 16-18 °; June 14, 12-14 °, in the afternoon 22-24 °. On the area at night 9-14 °; In the afternoon of June 13, 16-21 °, June 14, 19-24 °.</text:p>
      <text:p text:style-name="P4">
<text:span text:style-name="T4">
 Read also: </text:span>
 <text:span text:style-name="T4">
 <text:a xlink:type="simple" xlink:href="https://www.ukrinform.ua/rubric-kyiv/3717054-u-kievi-traven-viavivsa-najsuhisim-za-ves-cas-sposterezen.html" text:style-name="Internet_20_link" text:visited-style-name="Visited_20_Internet_20_Link">
in Kiev May was the driest for the entire time</text:a>
</text:span>
</text:p>
      <text:p text:style-name="P4">
Rainy weather will also prevail in Ukraine during June 15-16. In particular, ascending, Eastern, June 15 and in the southern, places in the central regions, rains, thunderstorms; in the rest of the territory without precipitation.</text:p>
      <text:p text:style-name="P4">
Temperature at night 10-16 °, in the south of the country up to 19 °; in the afternoon 22-28 °.</text:p>
      <text:p text:style-name="P4">
In Kiev and the region on June 15-16 without precipitation. Temperatures in the capital at night 13-15 °, in the afternoon 25-27 °; In the area at night 11-16 °, in the afternoon 22-27 °.</text:p>
      <text:p text:style-name="P4">
News Source: <text:a xlink:type="simple" xlink:href="https://www.ukrinform.ua/rubric-regions/3721332-v-ukraini-u-ponedilok-dosi-podekudi-z-grozami.html" text:style-name="Internet_20_link" text:visited-style-name="Visited_20_Internet_20_Link">
https://www.ukrinform.ua/rubric-regions/3721332-v-ukraini-u-ponedilok-dosi-podekudi-z-grozami.html</text:a>
</text:p>
      <!--NEWS-->
      <text:h text:style-name="P10" text:outline-level="1">
<text:span text:style-name="T4">
Nikopol District received additional fire trucks for water transportation</text:span>
</text:h>
      <text:p text:style-name="P4">
Authors: Ukrinform (Person)</text:p>
      <text:p text:style-name="P4">
Publisher: Укринформ (Organization)</text:p>
      <text:p text:style-name="P4">
Published Time: 2023-06-11T23:46:00+03:00</text:p>
      <text:p text:style-name="P4">
Modified Time: 2023-06-11T23:46:00+03:00</text:p>
      <text:p text:style-name="P4">
Description: Nikopol district of Dnipropetrovsk region received an additional 18 fire trucks for transportation of water into the community. - Ukrinform.</text:p>
      <text:p text:style-name="P4">
Images: ['<text:a xlink:type="simple" xlink:href="https://static.ukrinform.com/photos/2018_04/thumb_files/630_360_1525023227-8399.jpeg" text:style-name="Internet_20_link" text:visited-style-name="Visited_20_Internet_20_Link">
630_360_15250...</text:a>
']</text:p>
      <text:p text:style-name="P4">
Tags: ['Нікополь', 'Вода', 'Пожежна безпека', 'Каховська ГЕС']</text:p>
      <text:p text:style-name="P4">
Type: Article</text:p>
      <!--METADATA-->
      <text:p text:style-name="P4">
<draw:frame draw:style-name="fr1" draw:name="Image224" text:anchor-type="as-char" svg:width="6.9236in" svg:height="3.956343in" draw:z-index="0">
<draw:image xlink:href="../Images/yкринформ/2023-06-11T23-46-00-03-00/630_360_1525023227-8399.jpeg" xlink:type="simple" xlink:show="embed" xlink:actuate="onLoad" draw:mime-type="image/jpeg"/>
</draw:frame>
Nikopol district of Dnipropetrovsk region received an additional 18 firefighters for transportation of water into the community.</text:p>
      <text:p text:style-name="P4">
About it in <text:a xlink:type="simple" xlink:href="https://t.me/Yevtushenko_E/4119" text:style-name="Internet_20_link" text:visited-style-name="Visited_20_Internet_20_Link">
telegram</text:a>
Informs the head of the Nonikopol district Yevgeny Yevtushenko, reports Ukrinform.</text:p>
      <text:p text:style-name="P4">
"On the instructions of the Minister of Internal Affairs Igor Klimenko, whom he appointed the President of Ukraine to eliminate the consequences of the terrorist attack of the Nakakhovsky hydroelectric power station, the Nikopol district additionally received eighteen firefighter.</text:p>
      <text:p text:style-name="P4">
<text:span text:style-name="T4">
 Read also: </text:span>
 <text:span text:style-name="T4">
 <text:a xlink:type="simple" xlink:href="https://www.ukrinform.ua/rubric-ato/3720749-vorog-za-den-trici-obstrilav-nikopolskij-rajon.html" text:style-name="Internet_20_link" text:visited-style-name="Visited_20_Internet_20_Link">
enemy a day fired at the Nikopol District</text:a>
</text:span>
</text:p>
      <text:p text:style-name="P4">
In addition, a large amount of bottled water is transported to the city of Nikopol. Edges continue to increase the number of water spill points.</text:p>
      <text:p text:style-name="P4">
Ukrzaliznytsia continues to transport large volumes of technical water to the territories.</text:p>
      <text:p text:style-name="P4">
<text:span text:style-name="T4">
 Read also: </text:span>
 <text:span text:style-name="T4">
 <text:a xlink:type="simple" xlink:href="https://www.ukrinform.ua/rubric-regions/3720688-u-dvoh-rajonah-dnipropetrovsini-problemi-z-vodopostacannam-cerez-pidriv-kahovskoi-ges.html" text:style-name="Internet_20_link" text:visited-style-name="Visited_20_Internet_20_Link">
in two districts of Dnipropetrovsk region with derivative supply due to Kakhovka hydroelectric power station</text:a>
</text:span>
</text:p>
      <text:p text:style-name="P4">
As reported by Ukrinform, as a result of the exploration of the Russians <text:span text:style-name="T4">
 <text:a xlink:type="simple" xlink:href="https://www.ukrinform.ua/tag-kahovska-ges" text:style-name="Internet_20_link" text:visited-style-name="Visited_20_Internet_20_Link">
Kakhovskaya hydroelectric power station</text:a>
</text:span>
 And reducing water levels of water are problems with water supply in Nikopol and Kryvyi Rih Dnipropetrovsk.</text:p>
      <text:p text:style-name="P4">
News Source: <text:a xlink:type="simple" xlink:href="https://www.ukrinform.ua/rubric-regions/3721529-nikopolskij-rajon-otrimav-dodatkovi-pozezni-masini-dla-pidvezenna-vodi.html" text:style-name="Internet_20_link" text:visited-style-name="Visited_20_Internet_20_Link">
https://www.ukrinform.ua/rubric-regions/3721529-nikopolskij-rajon-otrimav-dodatkovi-pozezni-masini-dla-pidvezenna-vodi.html</text:a>
</text:p>
      <!--NEWS-->
      <text:h text:style-name="P10" text:outline-level="1">
<text:span text:style-name="T4">
Every resident of Kryvyi Rih should reduce water consumption by 40% - Vilkul</text:span>
</text:h>
      <text:p text:style-name="P4">
Authors: Ukrinform (Person)</text:p>
      <text:p text:style-name="P4">
Publisher: Укринформ (Organization)</text:p>
      <text:p text:style-name="P4">
Published Time: 2023-06-11T2:23:00+03:00</text:p>
      <text:p text:style-name="P4">
Modified Time: 2023-06-11T21:23:00+03:00</text:p>
      <text:p text:style-name="P4">
Description: Due to Kakhovskaya hydroelectric power station, the residents of Kryvyi Rih need to reduce water consumption by 40%. - Ukrinform.</text:p>
      <text:p text:style-name="P4">
Images: ['<text:a xlink:type="simple" xlink:href="https://static.ukrinform.com/photos/2020_01/thumb_files/630_360_1580371786-838.jpg" text:style-name="Internet_20_link" text:visited-style-name="Visited_20_Internet_20_Link">
630_360_15803...</text:a>
']</text:p>
      <text:p text:style-name="P4">
Tags: ['Кривий Ріг', 'Вілкул', 'Вода', 'Каховська ГЕС']</text:p>
      <text:p text:style-name="P4">
Type: Article</text:p>
      <!--METADATA-->
      <text:p text:style-name="P4">
<draw:frame draw:style-name="fr1" draw:name="Image225" text:anchor-type="as-char" svg:width="6.9236in" svg:height="3.956343in" draw:z-index="0">
<draw:image xlink:href="../Images/yкринформ/2023-06-11T2-23-00-03-00/630_360_1580371786-838.jpg" xlink:type="simple" xlink:show="embed" xlink:actuate="onLoad" draw:mime-type="image/jpeg"/>
</draw:frame>
Due to Kakhovka hydroelectric power station, the residents of Kryvyi Rih need to reduce consumption by 40%.</text:p>
      <text:p text:style-name="P4">
About it in <text:a xlink:type="simple" xlink:href="https://t.me/vilkul/3554" text:style-name="Internet_20_link" text:visited-style-name="Visited_20_Internet_20_Link">
telegram</text:a>
Alexander Vilkul, the head of the Kryvyi Rih, reported, Ukrinform reports.</text:p>
      <text:p text:style-name="P4">
"Industrial enterprises have already minimized consumption, in the villages next to which <text:a xlink:type="simple" xlink:href="https://www.ukrinform.ua/tag-voda" text:style-name="Internet_20_link" text:visited-style-name="Visited_20_Internet_20_Link">
water</text:a>
Prescharivvodvodokanal, water is served four hours a day. But the main consumer is the population of the city. And it is very important for everyone to reduce water consumption by 40%. This is to do, "he said.</text:p>
      <text:p text:style-name="P4">
According to the head of the city military administration, a year ago, the Ukrainian Civa began to prepare for such scenarios. Thanks to large -scale work, water in the Southern and Karachuniv reservoirs was pumped into a domaximal level, which now enabled the citywater to operate in actually in a large mode, and the water in the city is, its quality is controlled.</text:p>
      <text:p text:style-name="P4">
Vilkul assured that a plan that included technical tanorganization measures was immediately put into operation. There is a stock of time - about a month, if without savings, Table one and a half months - if with savings.</text:p>
      <text:p text:style-name="P4">
"Those technical solutions that will have to be implemented for water lifting, no one has done in such a short time. During this time, we need to implement serious projects in order for the city to continue with water," - wrote.</text:p>
      <text:p text:style-name="P4">
Vilkul stated that if the population is not saving, a month later, 70% of the water will be without water. These 70% include - Ternovsky, Pokrovsky, Ingulets, Dovgintsev districts, part of Saksagansky(from mc..evileyna and further)Taspine metallurgical. To the Central City District and partly tentalurgic, Dovgintsev and Saksagan districts-water is supplied by the Razhachuniv Reservoir. There are no risks with water supply in this part of the city.</text:p>
      <text:p text:style-name="P4">
Earlier it was reported that today the level of Kakhovka reservoir in Rynikinikopol is already 9.35 meters at a rate of 16.8 meters. During the day, the water level lowered more than a meter, and from the moment of blasting - more than 7 meters. Swived from the shores for hundreds of meters.</text:p>
      <text:p text:style-name="P4">
<text:span text:style-name="T4">
 Read also: </text:span>
 [undermining Kakhovskaya hydroelectric power station: water supply of Kryvyi ROGUZATIONS ONL(https://www.ukrinform.ua/rubric-regions/3720888-pidriv-kahovskoi-ges-vodopostacanna-krivogo-rogu-zdijsnuetsa-viklucno-na-rezervah.html)</text:p>
      <text:p text:style-name="P4">
On June 8, at 3.20 night, the level fell into the Southern reservoir, the Kakhovka water - an existing system for pumping water from the Kakhovka water storage into the southern, from which water is supplied by 70% of the city, becomes inaccessible.</text:p>
      <text:p text:style-name="P4">
[At night vs. June 6, Russian troops blew up Kakhovskaya hydroelectric power station]](https://www.ukrinform.ua/rubric-other_news/3720776-pidriv-rosianami-kahovskoi-ges-usi-novini.html)Having caused the flooding of part of the Kherson Tamikolaev regions and at the same time - critical grinding of the Kakhovsky farm.</text:p>
      <text:p text:style-name="P4">
News Source: <text:a xlink:type="simple" xlink:href="https://www.ukrinform.ua/rubric-regions/3721499-kozen-zitel-krivogo-rogu-mae-skorotiti-spozivanna-vodi-na-40-vilkul.html" text:style-name="Internet_20_link" text:visited-style-name="Visited_20_Internet_20_Link">
https://www.ukrinform.ua/rubric-regions/3721499-kozen-zitel-krivogo-rogu-mae-skorotiti-spozivanna-vodi-na-40-vilkul.html</text:a>
</text:p>
      <!--NEWS-->
      <text:h text:style-name="P10" text:outline-level="1">
<text:span text:style-name="T4">
In Kherson the water level in the Dnieper decreased to 3.6 meters</text:span>
</text:h>
      <text:p text:style-name="P4">
Authors: Ukrinform (Person)</text:p>
      <text:p text:style-name="P4">
Publisher: Укринформ (Organization)</text:p>
      <text:p text:style-name="P4">
Published Time: 2023-06-11T3:26:00+03:00</text:p>
      <text:p text:style-name="P4">
Modified Time: 2023-06-11T21:26:00+03:00</text:p>
      <text:p text:style-name="P4">
Description: The water level in the Dnieper River in the post of Kherson post decreased to 3.6 meters. - Ukrinform.</text:p>
      <text:p text:style-name="P4">
Images: ['<text:a xlink:type="simple" xlink:href="https://static.ukrinform.com/photos/2023_06/thumb_files/630_360_1686507989-257.jpg" text:style-name="Internet_20_link" text:visited-style-name="Visited_20_Internet_20_Link">
630_360_16865...</text:a>
']</text:p>
      <text:p text:style-name="P4">
Tags: ['Дніпро', 'Херсон', 'Вода', 'Затоплення']</text:p>
      <text:p text:style-name="P4">
Type: Article</text:p>
      <!--METADATA-->
      <text:p text:style-name="P4">
<draw:frame draw:style-name="fr1" draw:name="Image226" text:anchor-type="as-char" svg:width="6.9236in" svg:height="3.956343in" draw:z-index="0">
<draw:image xlink:href="../Images/yкринформ/2023-06-11T3-26-00-03-00/630_360_1686507989-257.jpg" xlink:type="simple" xlink:show="embed" xlink:actuate="onLoad" draw:mime-type="image/jpeg"/>
</draw:frame>
The level of the Dnieper River in the creation of the post "Kherson" decreased to 3.6 meters.</text:p>
      <text:p text:style-name="P4">
According to Ukrinform, the State Emergency Service was reported in <text:a xlink:type="simple" xlink:href="https://t.me/dsns_telegram/17531" text:style-name="Internet_20_link" text:visited-style-name="Visited_20_Internet_20_Link">
telegram</text:a>
.</text:p>
      <text:p text:style-name="P4">
"As of 20:00 on the Dnieper River in the creation of the post" Kherson "there is a facilitated decrease in level <text:a xlink:type="simple" xlink:href="https://www.ukrinform.ua/tag-voda" text:style-name="Internet_20_link" text:visited-style-name="Visited_20_Internet_20_Link">
water</text:a>
pelvic at 3.6 m(reduced by 50 cm from the beginning of the day; reduced to a maximum level of 177 cm)", - the message reads.</text:p>
      <text:p text:style-name="P4">
On the Kakhovka reservoir in the post of Nikopol post, according to the SESS, a decrease in water levels was recorded(since the accident)by 7.67 meters</text:p>
      <text:p text:style-name="P4">
On the Right Bank of the Kherson region, 32 settlements remain flooded(3 801 House, Reduction on 20 Homes), on the temporarily captured bank - 14 settlements.</text:p>
      <text:p text:style-name="P4">
760 employees and 174 pieces of equipment are involved in the work of the SES, including 47 swimming tools(including five consolidated service units).</text:p>
      <text:p text:style-name="P4">
<text:span text:style-name="T4">
Читайте також:</text:span>
 <text:a xlink:type="simple" xlink:href="https://www.ukrinform.ua/rubric-regions/3721486-riven-vodi-na-zatoplenij-hersonsini-vze-stanovit-mens-ak-cotiri-metri.html" text:style-name="Internet_20_link" text:visited-style-name="Visited_20_Internet_20_Link">
 Рівень води на затопленій <text:span text:style-name="T4">
Херсонщині</text:span>
 вже становитьменш як чотири метри </text:a>
Kherson is working on a mobile operational group of the SESA apparatus and the technique of increased performance(Five Bugun Snowblood).</text:p>
      <text:p text:style-name="P4">
Як повідомляв Укрінформ, станом на 07:00 11 червня рівень води у Дніпрі устворі поста "Херсон" був на рівні 3,92 метра. На Каховському водосховищі устворі поста "Нікополь" фіксувалося зниження рівня на 7,35 метра.</text:p>
      <text:p text:style-name="P4">
<text:span text:style-name="T5">
Фото: ДСНС</text:span>
</text:p>
      <text:p text:style-name="P4">
News Source: <text:a xlink:type="simple" xlink:href="https://www.ukrinform.ua/rubric-regions/3721501-u-hersoni-riven-vodi-u-dnipri-znizivsa-do-36-metra.html" text:style-name="Internet_20_link" text:visited-style-name="Visited_20_Internet_20_Link">
https://www.ukrinform.ua/rubric-regions/3721501-u-hersoni-riven-vodi-u-dnipri-znizivsa-do-36-metra.html</text:a>
</text:p>
      <!--NEWS-->
      <text:h text:style-name="P10" text:outline-level="1">
<text:span text:style-name="T4">
Eliminated 8 new channels of escape of "bias" abroad</text:span>
</text:h>
      <text:p text:style-name="P4">
Author: ['АРМІЯINFORM']</text:p>
      <text:p text:style-name="P4">
Time: 2023-06-11T42:00:00-04:00</text:p>
      <text:p text:style-name="P4">
Description: Bezpeki service systematically vicriva channel of the illegal transportation for the cordon of Gromyan ... War with Ukraine 2022, war with Ukraine Latest news today, News War with Ukraine 2022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6/sbu1.jpeg" text:style-name="Internet_20_link" text:visited-style-name="Visited_20_Internet_20_Link">
sbu1.jpeg</text:a>
', '<text:a xlink:type="simple" xlink:href="https://armyinform.com.ua/wp-content/uploads/2023/06/sbu5-150x150.jpeg" text:style-name="Internet_20_link" text:visited-style-name="Visited_20_Internet_20_Link">
sbu5-150x150.jpeg</text:a>
', '<text:a xlink:type="simple" xlink:href="https://armyinform.com.ua/wp-content/uploads/2023/06/sbu6-150x150.jpeg" text:style-name="Internet_20_link" text:visited-style-name="Visited_20_Internet_20_Link">
sbu6-150x150.jpeg</text:a>
', '<text:a xlink:type="simple" xlink:href="https://armyinform.com.ua/wp-content/uploads/2023/06/sbu4-150x150.jpeg" text:style-name="Internet_20_link" text:visited-style-name="Visited_20_Internet_20_Link">
sbu4-150x150.jpeg</text:a>
', '<text:a xlink:type="simple" xlink:href="https://armyinform.com.ua/wp-content/uploads/2023/06/sbu2-150x150.jpeg" text:style-name="Internet_20_link" text:visited-style-name="Visited_20_Internet_20_Link">
sbu2-150x150.jpeg</text:a>
', '<text:a xlink:type="simple" xlink:href="https://armyinform.com.ua/wp-content/uploads/2023/06/sbu3-150x150.jpeg" text:style-name="Internet_20_link" text:visited-style-name="Visited_20_Internet_20_Link">
sbu3-150x150.jpeg</text:a>
']</text:p>
      <text:p text:style-name="P4">
Tags: ['STOPRUSSIA', 'АГРЕСІЯ РФ', 'ВТОРГНЕННЯ РФ', 'СБУ', 'УХИЛЯНТИ']</text:p>
      <text:p text:style-name="P4">
Category: News</text:p>
      <!--METADATA-->
      <text:p text:style-name="P4">
<draw:frame draw:style-name="fr1" draw:name="Image227" text:anchor-type="as-char" svg:width="6.9236in" svg:height="4.615733in" draw:z-index="0">
<draw:image xlink:href="../Images/AРМІЯINFORM/2023-06-11T42-00-00-04-00/sbu1.jpeg" xlink:type="simple" xlink:show="embed" xlink:actuate="onLoad" draw:mime-type="image/jpeg"/>
</draw:frame>
The Security Service systematically exposes the channels of illegal crossing of conscripts. During complex events in several areas of Ukraine, 8 new schemes were eliminated and 15 organizers of illegal "traffic" were detained. They promised their clients to take them outside our country to drink counterfeit documents or bypassing checkpoints. The cost of such "services" was evaluated differently. The maximum amount was $ 12 thousand.</text:p>
      <text:p text:style-name="P4">
About it <text:a xlink:type="simple" xlink:href="https://www.facebook.com/SecurSerUkraine/posts/pfbid02sWBQHrWoZaWQMfHT4gYH86KC1edwWV21pq9TndCB7d2XFZuasHKk7r2BjNyBfzY6l" text:style-name="Internet_20_link" text:visited-style-name="Visited_20_Internet_20_Link">
reports</text:a>
Security Service of Ukraine.</text:p>
      <text:p text:style-name="P4">
<text:span text:style-name="T4">
* Yes, in Kiev: </text:span>
</text:p>
      <text:p text:style-name="P4">
The suspicion of the capital's lawyer was informed. For money, he offered fictitious work on the unfit for military service for health reasons, which is due to the registration of the "disability group".</text:p>
      <text:p text:style-name="P4">
Another channel of illegal migration in the capital was blocked by staff of the Security Service of Internal Security. Its functioning is more than 10 people. The attackers suggested potential recruits to leave Ukraine under the guise of volunteers. To do this, the dealers registered the charitable organization, which was used to implement the "scheme".</text:p>
      <text:p text:style-name="P4">
SBU staff detained one of the organizers of the equipment on the received 10 thousand Yeuro for a package of fictitious documents for departure to the EU.</text:p>
      <text:p text:style-name="P4">
<text:a xlink:type="simple" xlink:href="https://armyinform.com.ua/wp-content/uploads/2023/06/sbu5.jpeg" text:style-name="Internet_20_link" text:visited-style-name="Visited_20_Internet_20_Link">
!(Images/AРМІЯINFORM/2023-06-11T42-00-00-04-00/sbu5-150x150.jpeg)</text:a>
</text:p>
      <text:p text:style-name="P4">
<text:a xlink:type="simple" xlink:href="https://armyinform.com.ua/wp-content/uploads/2023/06/sbu6.jpeg" text:style-name="Internet_20_link" text:visited-style-name="Visited_20_Internet_20_Link">
<draw:frame draw:style-name="fr1" draw:name="Image228" text:anchor-type="as-char" svg:width="6.9236in" svg:height="6.9236in" draw:z-index="0">
<draw:image xlink:href="../Images/AРМІЯINFORM/2023-06-11T42-00-00-04-00/sbu6-150x150.jpeg" xlink:type="simple" xlink:show="embed" xlink:actuate="onLoad" draw:mime-type="image/jpeg"/>
</draw:frame>
</text:a>
<text:span text:style-name="T4">
* In Ivano-Frankivsk region: </text:span>
</text:p>
      <text:p text:style-name="P4">
Two locals were detained, one of whom had a Russian passport. They gave the conscript illegally to get to one of the country's country through the remote paths of the Carpathians. For this purpose, the attackers brought the "evasants" a few kilometers to the codon line, and then they were accompanied by peaks on a pre -prepared route in the mountains.</text:p>
      <text:p text:style-name="P4">
<text:span text:style-name="T4">
* in Lviv region: </text:span>
</text:p>
      <text:p text:style-name="P4">
Two more illegal migration channels were eliminated. To the organization of the first is the adverse head of a group of one of the local volunteer formation of the territorial community. According to the investigation, he sold fictitious medical units for military service.</text:p>
      <text:p text:style-name="P4">
<text:a xlink:type="simple" xlink:href="https://armyinform.com.ua/wp-content/uploads/2023/06/sbu4.jpeg" text:style-name="Internet_20_link" text:visited-style-name="Visited_20_Internet_20_Link">
<draw:frame draw:style-name="fr1" draw:name="Image229" text:anchor-type="as-char" svg:width="6.9236in" svg:height="6.9236in" draw:z-index="0">
<draw:image xlink:href="../Images/AРМІЯINFORM/2023-06-11T42-00-00-04-00/sbu4-150x150.jpeg" xlink:type="simple" xlink:show="embed" xlink:actuate="onLoad" draw:mime-type="image/jpeg"/>
</draw:frame>
</text:a>
</text:p>
      <text:p text:style-name="P4">
<text:a xlink:type="simple" xlink:href="https://armyinform.com.ua/wp-content/uploads/2023/06/sbu2.jpeg" text:style-name="Internet_20_link" text:visited-style-name="Visited_20_Internet_20_Link">
<draw:frame draw:style-name="fr1" draw:name="Image230" text:anchor-type="as-char" svg:width="6.9236in" svg:height="6.9236in" draw:z-index="0">
<draw:image xlink:href="../Images/AРМІЯINFORM/2023-06-11T42-00-00-04-00/sbu2-150x150.jpeg" xlink:type="simple" xlink:show="embed" xlink:actuate="onLoad" draw:mime-type="image/jpeg"/>
</draw:frame>
</text:a>
</text:p>
      <text:p text:style-name="P4">
<text:a xlink:type="simple" xlink:href="https://armyinform.com.ua/wp-content/uploads/2023/06/sbu3.jpeg" text:style-name="Internet_20_link" text:visited-style-name="Visited_20_Internet_20_Link">
<draw:frame draw:style-name="fr1" draw:name="Image231" text:anchor-type="as-char" svg:width="6.9236in" svg:height="6.9236in" draw:z-index="0">
<draw:image xlink:href="../Images/AРМІЯINFORM/2023-06-11T42-00-00-04-00/sbu3-150x150.jpeg" xlink:type="simple" xlink:show="embed" xlink:actuate="onLoad" draw:mime-type="image/jpeg"/>
</draw:frame>
</text:a>
<text:span text:style-name="T4">
* In Transcarpathia: </text:span>
</text:p>
      <text:p text:style-name="P4">
The staff of the SBU Main Department of Internal Security blocked another three -diames of the escape of "evasion". The organization of the first is involved 5 residents of the region. Among them are two representatives of the local charity foundation. The intruders were specialized in the production of counterfeit documents for traveling abroad by volunteer.</text:p>
      <text:p text:style-name="P4">
The next two channels of illegal migration organized 6 locals. They helped their customers cross the border through the so -called "green".</text:p>
      <text:p text:style-name="P4">
On all exposed facts, investigations under Art. 332 of the Criminal Code of Ukraine(illegal crossing of persons across the state border of Ukraine).</text:p>
      <text:p text:style-name="P4">
Комплексні заходи проводили співробітники СБУ спільно з Національною поліцієюза процесуального керівництва органів прокуратури.</text:p>
      <text:p text:style-name="P4">
News Source: <text:a xlink:type="simple" xlink:href="https://armyinform.com.ua/2023/06/11/likvidovano-8-novyh-kanaliv-vtechi-uhylyantiv-za-kordon/" text:style-name="Internet_20_link" text:visited-style-name="Visited_20_Internet_20_Link">
https://armyinform.com.ua/2023/06/11/likvidovano-8-novyh-kanaliv-vtechi-uhylyantiv-za-kordon/</text:a>
</text:p>
      <!--NEWS-->
      <text:h text:style-name="P10" text:outline-level="1">
<text:span text:style-name="T4">
Ukrainian defenders dropped grenades directly on the heads of the occupiers</text:span>
</text:h>
      <text:p text:style-name="P4">
Author: ['АРМІЯINFORM']</text:p>
      <text:p text:style-name="P4">
Time: 2023-06-11T44:00:00-04:00</text:p>
      <text:p text:style-name="P4">
Description: The capacity of the defense of Ukraine to go to the ZIS -Washkogennya attacking potential ... War with Ukraine 2022, War with Ukraine Latest News today, News War with Ukraine 2022 Last for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2/12/granata.jpg" text:style-name="Internet_20_link" text:visited-style-name="Visited_20_Internet_20_Link">
granata.jpg</text:a>
']</text:p>
      <text:p text:style-name="P4">
Tags: []</text:p>
      <text:p text:style-name="P4">
Category: News</text:p>
      <!--METADATA-->
      <text:p text:style-name="P4">
<draw:frame draw:style-name="fr1" draw:name="Image232" text:anchor-type="as-char" svg:width="6.9236in" svg:height="4.609323in" draw:z-index="0">
<draw:image xlink:href="../Images/AРМІЯINFORM/2023-06-11T44-00-00-04-00/granata.jpg" xlink:type="simple" xlink:show="embed" xlink:actuate="onLoad" draw:mime-type="image/jpeg"/>
</draw:frame>
Illustrative photo</text:p>
      <text:p text:style-name="P4">
The forces of Ukraine's defense continue measures to neutralize the attack of the Russian-occupying troops.</text:p>
      <text:p text:style-name="P4">
About it <text:a xlink:type="simple" xlink:href="https://dpsu.gov.ua/ua/news/%20video%20-vluchno-bahmutimo-okupantiv/" text:style-name="Internet_20_link" text:visited-style-name="Visited_20_Internet_20_Link">
reports</text:a>
State Border Service of Ukraine.</text:p>
      <text:p text:style-name="P4">
The other day, in the Bakhmut direction, Ukrainian defenders destroyed the enemy infantry.</text:p>
      <text:p text:style-name="P4">
The Armed Forces fighters from the observation post revealed the movement of the invaders to the line of combat recovery. To eliminate the invaders who moved in the forest belt, the task has received the calculation of the next firearm - automatic grenade launcher border guards.</text:p>
      <text:p text:style-name="P4">
Our drones from the drone accurately identified the coordinates of targets and ten -leaf grenades fell directly to the heads of the invaders. Sudden shelling of two -hostants killed, three more were injured.</text:p>
      <text:p text:style-name="P4">
News Source: <text:a xlink:type="simple" xlink:href="https://armyinform.com.ua/2023/06/11/ukrayinski-zahysnyky-skynuly-granaty-pryamo-na-golovy-okupantiv/" text:style-name="Internet_20_link" text:visited-style-name="Visited_20_Internet_20_Link">
https://armyinform.com.ua/2023/06/11/ukrayinski-zahysnyky-skynuly-granaty-pryamo-na-golovy-okupantiv/</text:a>
</text:p>
      <!--NEWS-->
      <text:h text:style-name="P10" text:outline-level="1">
<text:span text:style-name="T4">
Kirill Budanov sometimes directly participates in special operations - Andrey Yusov</text:span>
</text:h>
      <text:p text:style-name="P4">
Author: ['АРМІЯINFORM']</text:p>
      <text:p text:style-name="P4">
Time: 2023-06-11T46:00:00-04:00</text:p>
      <text:p text:style-name="P4">
Description: Head of the head management of the ROZVIKIA OF MAKHOSKAYA Major General Kirilo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20230610-2.jpg" text:style-name="Internet_20_link" text:visited-style-name="Visited_20_Internet_20_Link">
20230610-2.jpg</text:a>
']</text:p>
      <text:p text:style-name="P4">
Tags: ['STOPRUSSIA', 'АГРЕСІЯ РФ', 'ВТОРГНЕННЯ РФ', 'ГУР МІНОБОРОНИ УКРАЇНИ']</text:p>
      <text:p text:style-name="P4">
Category: News</text:p>
      <!--METADATA-->
      <text:p text:style-name="P4">
<draw:frame draw:style-name="fr1" draw:name="Image233" text:anchor-type="as-char" svg:width="6.9236in" svg:height="5.1927in" draw:z-index="0">
<draw:image xlink:href="../Images/AРМІЯINFORM/2023-06-11T46-00-00-04-00/20230610-2.jpg" xlink:type="simple" xlink:show="embed" xlink:actuate="onLoad" draw:mime-type="image/jpeg"/>
</draw:frame>
The head of the Main Directorate of Intelligence of the Ministry of Defense of Ukraine, Major-General Kirill Budanov, sometimes directly participates in special operations of silver military intelligence.</text:p>
      <text:p text:style-name="P4">
About it <text:a xlink:type="simple" xlink:href="https://gur.gov.ua/content/kyrylo-budanov-vlasnym-prykladom-motyvuie-biitsiv-ta-komandyriv-hur-mo-ukrainy.html" text:style-name="Internet_20_link" text:visited-style-name="Visited_20_Internet_20_Link">
reports</text:a>
The main management of IOU intelligence.</text:p>
      <text:p text:style-name="P4">
“The special operation on the release of the village of Russian Lozova in Kharkiv region at the end of the 2012222 - is not the only example and not the only operation, where Kiriloolexievich Budanov participated directly. He shows, and even commanders, the example of motivation, planning and realization of deposits, ” - said the representative of the GUR of the Ministry of Defense of Ukraine.</text:p>
      <text:p text:style-name="P4">
According to Andriy Yusov, Ukraine's military intelligence only benefits from this.</text:p>
      <text:p text:style-name="P4">
"When the commander is directly" on the ground ", he knows and sees that he is giving up, it allows to make more responsible and necessary decisions," - said Andrey Yusov.</text:p>
      <text:p text:style-name="P4">
According to the representative of the GUR of the Ministry of Internal Affairs of Ukraine, the enemy was performed by more than a dozen Major-General Kiril Budanov and did not stop attempting to influence the work of some Ukrainian military intelligence in particular and the entire security and defense sector as a whole.</text:p>
      <text:p text:style-name="P4">
“GUR continues its effective work. All units, all that concerns information work, data collection and many-other directions(both public and non -public)Neither for an hour they have stopped efficiently. The fact that the enemy tries and will try to influence different ways of the sector of security and defense - will be. But GUR will not stop and did not stop for a single hour, ”Andrei Yusov said.</text:p>
      <text:p text:style-name="P4">
News Source: <text:a xlink:type="simple" xlink:href="https://armyinform.com.ua/2023/06/11/kyrylo-budanov-inodi-bezposeredno-bere-uchast-u-speczoperacziyah-andrij-yusov/" text:style-name="Internet_20_link" text:visited-style-name="Visited_20_Internet_20_Link">
https://armyinform.com.ua/2023/06/11/kyrylo-budanov-inodi-bezposeredno-bere-uchast-u-speczoperacziyah-andrij-yusov/</text:a>
</text:p>
      <!--NEWS-->
      <text:h text:style-name="P10" text:outline-level="1">
<text:span text:style-name="T4">
Special Forces of the White Wolf unit showed how the invaders destroy</text:span>
</text:h>
      <text:p text:style-name="P4">
Author: ['АРМІЯINFORM']</text:p>
      <text:p text:style-name="P4">
Time: 2023-06-11T48:00:00-04:00</text:p>
      <text:p text:style-name="P4">
Description: Special recognition SBU PIDRODRODILE “BILIS VODK” Podpoptіshitv PID Land on Skhodi ... War with Ukraine 2022, War with Ukraine Latest news today, News War with Ukraine 2022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2/a8879da467f5ef3186c59aa101cecbce_id76321_1300x820_141_650x410.jpg" text:style-name="Internet_20_link" text:visited-style-name="Visited_20_Internet_20_Link">
a8879da467f5ef3186c59aa101cecbce_id76321_1300x820_141_650x410.jpg</text:a>
']</text:p>
      <text:p text:style-name="P4">
Tags: ['STOPRUSSIA', 'АГРЕСІЯ РФ', 'ВТОРГНЕННЯ РФ', 'СБУ']</text:p>
      <text:p text:style-name="P4">
Category: News</text:p>
      <!--METADATA-->
      <text:p text:style-name="P4">
<draw:frame draw:style-name="fr1" draw:name="Image234" text:anchor-type="as-char" svg:width="6.9236in" svg:height="4.367194in" draw:z-index="0">
<draw:image xlink:href="../Images/AРМІЯINFORM/2023-06-11T48-00-00-04-00/a8879da467f5ef3186c59aa101cecbce_id76321_1300x820_141_650x410.jpg" xlink:type="simple" xlink:show="embed" xlink:actuate="onLoad" draw:mime-type="image/jpeg"/>
</draw:frame>
Illustrative photo</text:p>
      <text:p text:style-name="P4">
The SBU special forces from the White Wolf unit drive the invaders under the ground of the Ukrainian War.</text:p>
      <text:p text:style-name="P4">
About it <text:a xlink:type="simple" xlink:href="https://www.facebook.com/SecurSerUkraine/videos/1439414836875028/" text:style-name="Internet_20_link" text:visited-style-name="Visited_20_Internet_20_Link">
reports</text:a>
Security Service of Ukraine.</text:p>
      <text:p text:style-name="P4">
Our 24/7 warriors work at the hottest points for trenches and strengthening of the Ukrainian land to become graves for the occupiers.</text:p>
      <text:p text:style-name="P4">
<text:span text:style-name="T4">
 Only a week defenders destroyed: </text:span>
</text:p>
      <ul>
        <li>
7 tanks * 15 armor with occupiers * armored vehicles, trucks and engineering equipment</li>
      </ul>
      <text:p text:style-name="P4">
News Source: <text:a xlink:type="simple" xlink:href="https://armyinform.com.ua/2023/06/11/speczpryznachenczi-pidrozdilu-bilyj-vovk-pokazaly-yak-nyshhat-okupantiv/" text:style-name="Internet_20_link" text:visited-style-name="Visited_20_Internet_20_Link">
https://armyinform.com.ua/2023/06/11/speczpryznachenczi-pidrozdilu-bilyj-vovk-pokazaly-yak-nyshhat-okupantiv/</text:a>
</text:p>
      <!--NEWS-->
      <text:h text:style-name="P10" text:outline-level="1">
<text:span text:style-name="T4">
Ukraine, together with the ISS, began an investigation into a terrorist attack on Kakhovskaya HPP - Zelensky</text:span>
</text:h>
      <text:p text:style-name="P4">
Authors: Ukrinform (Person)</text:p>
      <text:p text:style-name="P4">
Publisher: Укринформ (Organization)</text:p>
      <text:p text:style-name="P4">
Published Time: 2023-06-11T4:37:00+03:00</text:p>
      <text:p text:style-name="P4">
Modified Time: 2023-06-11T21:37:00+03:00</text:p>
      <text:p text:style-name="P4">
Description: On the first day after the catastrophe at the Kakhovskaya hydroelectric power station, the Prosecutor General sent an appropriate appeal to the prosecutor of the International Criminal Court to investigate this catastrophe. The work that all Ukrainian law enforcement officers and other institutions have been attached to the maximum. - Ukrinform.</text:p>
      <text:p text:style-name="P4">
Images: ['<text:a xlink:type="simple" xlink:href="https://static.ukrinform.com/photos/2023_05/thumb_files/630_360_1685379837-541.png" text:style-name="Internet_20_link" text:visited-style-name="Visited_20_Internet_20_Link">
630_360_16853...</text:a>
']</text:p>
      <text:p text:style-name="P4">
Tags: None</text:p>
      <text:p text:style-name="P4">
Type: Article</text:p>
      <!--METADATA-->
      <text:p text:style-name="P4">
<draw:frame draw:style-name="fr1" draw:name="Image235" text:anchor-type="as-char" svg:width="6.9236in" svg:height="3.956343in" draw:z-index="0">
<draw:image xlink:href="../Images/yкринформ/2023-06-11T4-37-00-03-00/630_360_1685379837-541.png" xlink:type="simple" xlink:show="embed" xlink:actuate="onLoad" draw:mime-type="image/png"/>
</draw:frame>
In the first gender after the catastrophe at the Kakhovskaya hydroelectric power station, the Prosecutor General sent an appropriate appeal to the International Criminal Court to the Office of the International Criminal Court to investigate this disaster. The work that all Ukrainian law enforcement officers and other institutions are attached to the maximum.</text:p>
      <text:p text:style-name="P4">
About it in your <text:a xlink:type="simple" xlink:href="https://www.youtube.com/watch" text:style-name="Internet_20_link" text:visited-style-name="Visited_20_Internet_20_Link">
appeal</text:a>
At the end of the 473rd of the war, President Volodymyr Zelenskyy said, reports Ukrinform.</text:p>
      <text:p text:style-name="P4">
_ <text:span text:style-name="T4">
 Dear Ukrainians, Ukrainians!</text:span>
 _</text:p>
      <text:p text:style-name="P4">
Today, 95 more of our people were returned from Russian captivity, 31 of them were Mariupol's defender. Most are ordinary and sergeants, two officers. Arms, National Guard, border guards. I thank our team: Budanov, Yermak, baby, lubin, who is engaged in exchanges, thank you for this result. Well done guys!Every Ukrainian, we have to pull every Ukrainian from Russian.</text:p>
      <text:p text:style-name="P4">
We continue our rescue operation in the south of Ukraine, and about 4 thousand people have been evacuated. Dozens of cities and villages remain flooded, the worst situation, as before, on a temporarily occupied part of Kherson region.</text:p>
      <text:p text:style-name="P4">
Again and again we thank our people: military, police officers, rescuers. I thank separately to volunteers, doctors, local authorities - to anyone who helps to infect people after a catastrophe at the Kakhovskaya Hydroelectric Power Plant, and especially thanks to those who help to get people, in particular, from the occupied territories. It is extremely difficult, dangerous, it is a special heroism. Thank you for every saved life!</text:p>
      <text:p text:style-name="P4">
Russian terrorists continue to fire evacuation routes, punctures, boats on which people are taken out ... Today, three people were killed as a result of one of the same. It was an evacuation from Kardashinka, villages on the Left Bank of Kherson region ... The invaders created this disaster, undermined the Swing, threw people in the flooded cities and villages, and they still set up boats after which people try to take away ... even more innicated than you, the Russian state.</text:p>
      <text:p text:style-name="P4">
Representatives of the International Criminal Court visited the Kherson region these days. The first day after the disaster, the Prosecutor General sent a corresponding appeal to the Office of the International Criminal Court to the Office of the International Criminal Court to investigate this disaster, and the work has already begun.The full and fair responsibility of Russian terrorists and the terrorist state itself is a prerequisite that there will be no more repetition of such evil in the world.</text:p>
      <text:p text:style-name="P4">
Today, our state has taken another sanctional step. Against those who will serve the evil that the Russian state became. Against those who have helped to destroy the diligence in Russia and play one of the key roles in repression by natively occupied our territory and in the territory of Russia itself. 178 of the samists were added to our sanctions lists on the submission of the Security Service of Ukraine. And we will do our best and every one of this list of assistants of the Russian dictatorship is true of everything they had done against people and freedom. For every broken fate and for every criminal decision, which helps to turn into a terrorist state.</text:p>
      <text:p text:style-name="P4">
And one more. Of course, I am grateful to our soldiers for this day. Each of our battle, each of our division. Khortytsya, Tavriya, all who are contagious, all who are in positions, everyone who helps ... I thank you!Thank you for every book, for every battle, for every destroyed occupier!</text:p>
      <text:p text:style-name="P4">
Glory to our heroes!Glory to all who protect the life of Ukraine and Ukrainians!</text:p>
      <text:p text:style-name="P4">
We will win!</text:p>
      <text:p text:style-name="P4">
_<text:span text:style-name="T4">
Glory to Ukraine!</text:span>
 _</text:p>
      <text:p text:style-name="P4">
News Source: <text:a xlink:type="simple" xlink:href="https://www.ukrinform.ua/rubric-ato/3721508-ukraina-spilno-z-mks-pocala-rozsliduvanna-teraktu-na-kahovskij-ges-zelenskij.html" text:style-name="Internet_20_link" text:visited-style-name="Visited_20_Internet_20_Link">
https://www.ukrinform.ua/rubric-ato/3721508-ukraina-spilno-z-mks-pocala-rozsliduvanna-teraktu-na-kahovskij-ges-zelenskij.html</text:a>
</text:p>
      <!--NEWS-->
      <text:h text:style-name="P10" text:outline-level="1">
<text:span text:style-name="T4">
The occupier acknowledged that the Russians were picking boats in the local population in Kherson region - the interception of GUR</text:span>
</text:h>
      <text:p text:style-name="P4">
Author: ['АРМІЯINFORM']</text:p>
      <text:p text:style-name="P4">
Time: 2023-06-11T50:00:00-04:00</text:p>
      <text:p text:style-name="P4">
Description: VIISKOVY RF ROZPOVIV about the flooding of the Posli Pili Pіdriva Kakhovo Ges Tu, ... War with Ukraine 2022, War with Ukraine Latest news today, News War with Ukraine 2022 Last today, will there be a war between Ukraine and Russia and when,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3/337531944_232614265847457_8544501692430122370_n.jpg" text:style-name="Internet_20_link" text:visited-style-name="Visited_20_Internet_20_Link">
337531944_232614265847457_8544501692430122370_n.jpg</text:a>
']</text:p>
      <text:p text:style-name="P4">
Tags: ['STOPRUSSIA', 'АГРЕСІЯ РФ', 'ГУР МО УКРАЇНИ', 'ГУР МОУ']</text:p>
      <text:p text:style-name="P4">
Category: News</text:p>
      <!--METADATA-->
      <text:p text:style-name="P4">
<draw:frame draw:style-name="fr1" draw:name="Image236" text:anchor-type="as-char" svg:width="6.9236in" svg:height="3.894525in" draw:z-index="0">
<draw:image xlink:href="../Images/AРМІЯINFORM/2023-06-11T50-00-00-04-00/337531944_232614265847457_8544501692430122370_n.jpg" xlink:type="simple" xlink:show="embed" xlink:actuate="onLoad" draw:mime-type="image/jpeg"/>
</draw:frame>
The military spoke about flooding of positions after the blasting of the Kakhovskaya hydroelectric power station that they were picking up boats from the local population.</text:p>
      <text:p text:style-name="P4">
Another confirmation of the deliberate blasting of the dams on Kakhovskaya Hese will be in <text:a xlink:type="simple" xlink:href="https://t.me/DIUkraine" text:style-name="Internet_20_link" text:visited-style-name="Visited_20_Internet_20_Link">
intercepted</text:a>
The telephone conversation of the rashist who was in the south of Ukraine with his wife at the time of the terrorist attack.</text:p>
      <ul>
        <li>
The occupier tells that he participated in the evacuation of military and weapons. However, no help from the local population was provided: "We only evacuated ourselves." He further tells that the rapid rise of water was a surprise, because they were warned in advance that there would be no great flood: “In general, they said that the water will not rise strongly. So we didn't collect things. Then how much it has pressed, quickly save everything. " * The only thing that the occupier with his wife regret was not possible to save the "Shktki". The fate of people who are in trouble because of their crime is not taken into account.</li>
      </ul>
      <text:p text:style-name="P4">
We guarantee that for every military crime committed against Ukraine, the Right Right Payment!</text:p>
      <text:p text:style-name="P4">
News Source: <text:a xlink:type="simple" xlink:href="https://armyinform.com.ua/2023/06/11/okupant-vyznav-shho-rosiyany-vidbyraly-chovny-v-misczevogo-naselennya-na-hersonshhyni-perehoplennya-gur/" text:style-name="Internet_20_link" text:visited-style-name="Visited_20_Internet_20_Link">
https://armyinform.com.ua/2023/06/11/okupant-vyznav-shho-rosiyany-vidbyraly-chovny-v-misczevogo-naselennya-na-hersonshhyni-perehoplennya-gur/</text:a>
</text:p>
      <!--NEWS-->
      <text:h text:style-name="P10" text:outline-level="1">
<text:span text:style-name="T4">
Ukrainian air defense has destroyed 2 winged missiles and 20 shaped UAVs like</text:span>
</text:h>
      <text:p text:style-name="P4">
Author: ['АРМІЯINFORM']</text:p>
      <text:p text:style-name="P4">
Time: 2023-06-11T52:00:00-04:00</text:p>
      <text:p text:style-name="P4">
Description: About Tse at Facebook, the General Staff of the ZSU. “The last time has passed ... the war with Ukraine 2022, the war with Ukraine is the latest news today, the war with Ukraine 2022 is the last for today, will there be a war between Ukraine and Russia, and when, the war with Ukraine in 2022 will be or not, will there be, will there be The war with Ukraine in the near future says, the war with Ukraine, Ukrainian news today, Ukrainian news in Ukrainian media in Russian</text:p>
      <text:p text:style-name="P4">
Images: ['<text:a xlink:type="simple" xlink:href="https://armyinform.com.ua/wp-content/uploads/2022/10/1-29.jpg" text:style-name="Internet_20_link" text:visited-style-name="Visited_20_Internet_20_Link">
1-29.jpg</text:a>
']</text:p>
      <text:p text:style-name="P4">
Tags: ['STOPRUSSIA', 'ГШ ЗСУ', 'ХРОНІКА ОБОРОНИ']</text:p>
      <text:p text:style-name="P4">
Category: News</text:p>
      <!--METADATA-->
      <text:p text:style-name="P4">
<draw:frame draw:style-name="fr1" draw:name="Image237" text:anchor-type="as-char" svg:width="6.9236in" svg:height="3.894525in" draw:z-index="0">
<draw:image xlink:href="../Images/AРМІЯINFORM/2023-06-11T52-00-00-04-00/1-29.jpg" xlink:type="simple" xlink:show="embed" xlink:actuate="onLoad" draw:mime-type="image/jpeg"/>
</draw:frame>
Illustrative Photo <text:span text:style-name="T4">
 🔥 Situation on Russian invasion </text:span>
</text:p>
      <text:p text:style-name="P4">
About it on Facebook <text:a xlink:type="simple" xlink:href="https://www.facebook.com/GeneralStaff.ua/posts/pfbid0kCEB9ZAxuPsZT9fEtB23vV1EjJojeMyUe7ZgCEfbrCSEQLgzCQWWbmUF4EZyyfjTl" text:style-name="Internet_20_link" text:visited-style-name="Visited_20_Internet_20_Link">
reports</text:a>
The General Staff of the Armed Forces.</text:p>
      <text:p text:style-name="P4">
“During the last day, Russian invaders have struck the next missile and aviation strike in Ukraine, applying 8 missiles, in particular, 4 winged Iskander roctinasic base, and 35 Iranian Iranian UAVs like Shahd prostitutes and critical infrastructure sites.</text:p>
      <text:p text:style-name="P4">
2 winged rockets and 20 Shahd UAVs were destroyed by the forces and means of air defense, ”the message reads.</text:p>
      <text:p text:style-name="P4">
News Source: <text:a xlink:type="simple" xlink:href="https://armyinform.com.ua/2023/06/11/ukrayinska-ppo-znyshhyla-2-krylati-rakety-ta-20-udarnyh-bpla-typu-shahed/" text:style-name="Internet_20_link" text:visited-style-name="Visited_20_Internet_20_Link">
https://armyinform.com.ua/2023/06/11/ukrayinska-ppo-znyshhyla-2-krylati-rakety-ta-20-udarnyh-bpla-typu-shahed/</text:a>
</text:p>
      <!--NEWS-->
      <text:h text:style-name="P10" text:outline-level="1">
<text:span text:style-name="T4">
Among the mobilized Russian Federation increased cases of failure to comply with orders, sabotage, non -statutory relationships and desertion</text:span>
</text:h>
      <text:p text:style-name="P4">
Author: ['АРМІЯINFORM']</text:p>
      <text:p text:style-name="P4">
Time: 2023-06-11T54:00:00-04:00</text:p>
      <text:p text:style-name="P4">
Description: About Tse at Facebook, the General Staff of the ZSU. “Through the Vidsuteniy Legal ... War with Ukraine 2022, the war with Ukraine is the latest news today, the war with Ukraine 2022 The last for today, will there be a war between Ukraine and Russia, and when, the war with Ukraine in 2022 will be or not, will there be The war with Ukraine in the near future says, the war with Ukraine, Ukrainian news today, Ukrainian news in Ukrainian media in Russian</text:p>
      <text:p text:style-name="P4">
Images: ['<text:a xlink:type="simple" xlink:href="https://armyinform.com.ua/wp-content/uploads/2023/06/2785966.jpg" text:style-name="Internet_20_link" text:visited-style-name="Visited_20_Internet_20_Link">
2785966.jpg</text:a>
']</text:p>
      <text:p text:style-name="P4">
Tags: ['STOPRUSSIA', 'ГШ ЗСУ', 'ДУТА', 'ДУТА ВЕЛИЧ РОСАРМІЇ']</text:p>
      <text:p text:style-name="P4">
Category: News</text:p>
      <!--METADATA-->
      <text:p text:style-name="P4">
<draw:frame draw:style-name="fr1" draw:name="Image238" text:anchor-type="as-char" svg:width="6.9236in" svg:height="4.369813in" draw:z-index="0">
<draw:image xlink:href="../Images/AРМІЯINFORM/2023-06-11T54-00-00-04-00/2785966.jpg" xlink:type="simple" xlink:show="embed" xlink:actuate="onLoad" draw:mime-type="image/jpeg"/>
</draw:frame>
Illustrative Photo <text:span text:style-name="T4">
 🔥 Situation on Russian invasion </text:span>
</text:p>
      <text:p text:style-name="P4">
About it on Facebook <text:a xlink:type="simple" xlink:href="https://www.facebook.com/GeneralStaff.ua/posts/pfbid0kCEB9ZAxuPsZT9fEtB23vV1EjJojeMyUe7ZgCEfbrCSEQLgzCQWWbmUF4EZyyfjTl" text:style-name="Internet_20_link" text:visited-style-name="Visited_20_Internet_20_Link">
reports</text:a>
The General Staff of the Armed Forces.</text:p>
      <text:p text:style-name="P4">
“Due to the lack of a legal norm on the final terms of passing the Vyrian service in the Russian army, the absence of significant reaches on the battlefield and the spread of panic on future prospects for Russian mobilized mobilized cases have increased cases of failure to comply with orders, sabotage, non -statutory relationships.</text:p>
      <text:p text:style-name="P4">
To solve these problems, the Chief of the General Staff of the Armed Forces of the Russian Federation, according to which the commanders of connections and military units ordered and sent such persons to assault mouths for further use in so -called meat storms, ”the message reads.</text:p>
      <text:p text:style-name="P4">
News Source: <text:a xlink:type="simple" xlink:href="https://armyinform.com.ua/2023/06/11/sered-mobilizovanyh-rf-pochastishaly-vypadky-nevykonannya-nakaziv-sabotazhu-nestatutnyh-vzayemyn-ta-dezertyrstva-genshtab/" text:style-name="Internet_20_link" text:visited-style-name="Visited_20_Internet_20_Link">
https://armyinform.com.ua/2023/06/11/sered-mobilizovanyh-rf-pochastishaly-vypadky-nevykonannya-nakaziv-sabotazhu-nestatutnyh-vzayemyn-ta-dezertyrstva-genshtab/</text:a>
</text:p>
      <!--NEWS-->
      <text:h text:style-name="P10" text:outline-level="1">
<text:span text:style-name="T4">
Enemy loss per day: more than 900 invaders were eliminated, 19 artisystems and 17 tanks were destroyed</text:span>
</text:h>
      <text:p text:style-name="P4">
Author: ['АРМІЯINFORM']</text:p>
      <text:p text:style-name="P4">
Time: 2023-06-11T56:00:00-04:00</text:p>
      <text:p text:style-name="P4">
Description: Zagalni Boyov, take the enemy on 02.24.22 to 06/11/23 Orintovo to become: ... War with Ukraine 2022, war with Ukraine Latest news today, News War with Ukraine 2022 Last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6/photo1686461457-scaled.jpeg" text:style-name="Internet_20_link" text:visited-style-name="Visited_20_Internet_20_Link">
photo1686461457-scaled.jpeg</text:a>
']</text:p>
      <text:p text:style-name="P4">
Tags: ['STOPRUSSIA', 'АГРЕСІЯ РФ', 'ВТРАТИ ВОРОГА']</text:p>
      <text:p text:style-name="P4">
Category: News</text:p>
      <!--METADATA-->
      <text:p text:style-name="P4">
<draw:frame draw:style-name="fr1" draw:name="Image239" text:anchor-type="as-char" svg:width="6.9236in" svg:height="6.992836in" draw:z-index="0">
<draw:image xlink:href="../Images/AРМІЯINFORM/2023-06-11T56-00-00-04-00/photo1686461457-scaled.jpeg" xlink:type="simple" xlink:show="embed" xlink:actuate="onLoad" draw:mime-type="image/jpeg"/>
</draw:frame>
The total combat loss of the enemy from 24.02.22 to 11.06.23 will be orientated:</text:p>
      <ul>
        <li>
Personnel - about 215640(+980)persons eliminated * tanks - 3926(+17)units, * combat armored vehicles - 7631(+24)units, * artillery systems - 3736(+19)from, * rzfs - 601(+1)units, * aircraft - 362(+0)OD, * aircraft - 314(+0)units, * helicopters - 299(+0)units, * UAV Operative-tactical level-3300(+37), * winged missiles - 1183(+7), * ships /boats - 18(+0)units, * car equipment and tanks - 6461(+33)units, * special equipment - 509(+2).</li>
      </ul>
      <text:p text:style-name="P4">
Дані уточнюються.</text:p>
      <text:p text:style-name="P4">
Джерело: <text:a xlink:type="simple" xlink:href="https://www.facebook.com/GeneralStaff.ua/posts/pfbid038B35A5J2L1R17EEox4TEjzwTJiaxvXcU4BMnyR3Wiiqw9RcgAZfjk5UQeg8Pe1C9l" text:style-name="Internet_20_link" text:visited-style-name="Visited_20_Internet_20_Link">
Генеральний штабЗСУ</text:a>
</text:p>
      <text:p text:style-name="P4">
News Source: <text:a xlink:type="simple" xlink:href="https://armyinform.com.ua/2023/06/11/vtraty-voroga-za-dobu-likvidovano-ponad-900-okupantiv-znyshheno-19-artsystem-ta-17-tankiv/" text:style-name="Internet_20_link" text:visited-style-name="Visited_20_Internet_20_Link">
https://armyinform.com.ua/2023/06/11/vtraty-voroga-za-dobu-likvidovano-ponad-900-okupantiv-znyshheno-19-artsystem-ta-17-tankiv/</text:a>
</text:p>
      <!--NEWS-->
      <text:h text:style-name="P10" text:outline-level="1">
<text:span text:style-name="T4">
Prince Edward has made a visit to the Ukrainian soldiers who are trained in the UK</text:span>
</text:h>
      <text:p text:style-name="P4">
Author: ['АРМІЯINFORM']</text:p>
      <text:p text:style-name="P4">
Time: 2023-06-11T58:00:00-04:00</text:p>
      <text:p text:style-name="P4">
Description: Yogo Korolivska Kuiskiy Prince Pedard, Duke Keloburzky 9 Chervnya 2023 Rock Hasters ... War with Ukraine 2022, War with Ukraine Latest news today, News War with Ukraine 2022 Last today, will there be a war between Ukraine and Russia and when,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6/353062519_603233911989691_2123308159437619011_n.jpg" text:style-name="Internet_20_link" text:visited-style-name="Visited_20_Internet_20_Link">
353062519_603233911989691_2123308159437619011_n.jpg</text:a>
', '<text:a xlink:type="simple" xlink:href="https://armyinform.com.ua/wp-content/uploads/2023/06/351120202_603237998655949_4887496427971310800_n-150x150.jpg" text:style-name="Internet_20_link" text:visited-style-name="Visited_20_Internet_20_Link">
351120202_603237998655949_4887496427971310800_n-150x150.jpg</text:a>
', '<text:a xlink:type="simple" xlink:href="https://armyinform.com.ua/wp-content/uploads/2023/06/351199812_603238131989269_8266522078088419001_n-150x150.jpg" text:style-name="Internet_20_link" text:visited-style-name="Visited_20_Internet_20_Link">
351199812_603238131989269_8266522078088419001_n-150x150.jpg</text:a>
', '<text:a xlink:type="simple" xlink:href="https://armyinform.com.ua/wp-content/uploads/2023/06/351295582_603198418659907_1948466794865515780_n-150x150.jpg" text:style-name="Internet_20_link" text:visited-style-name="Visited_20_Internet_20_Link">
351295582_603198418659907_1948466794865515780_n-150x150.jpg</text:a>
', '<text:a xlink:type="simple" xlink:href="https://armyinform.com.ua/wp-content/uploads/2023/06/351485554_603233855323030_6286551560057384757_n-150x150.jpg" text:style-name="Internet_20_link" text:visited-style-name="Visited_20_Internet_20_Link">
351485554_603233855323030_6286551560057384757_n-150x150.jpg</text:a>
', '<text:a xlink:type="simple" xlink:href="https://armyinform.com.ua/wp-content/uploads/2023/06/352195334_603198365326579_2592812548260475167_n-150x150.jpg" text:style-name="Internet_20_link" text:visited-style-name="Visited_20_Internet_20_Link">
352195334_603198365326579_2592812548260475167_n-150x150.jpg</text:a>
', '<text:a xlink:type="simple" xlink:href="https://armyinform.com.ua/wp-content/uploads/2023/06/352371923_603240948655654_5660131954391519133_n-150x150.jpg" text:style-name="Internet_20_link" text:visited-style-name="Visited_20_Internet_20_Link">
352371923_603240948655654_5660131954391519133_n-150x150.jpg</text:a>
', '<text:a xlink:type="simple" xlink:href="https://armyinform.com.ua/wp-content/uploads/2023/06/352796821_603241271988955_4486843142127094931_n-150x150.jpg" text:style-name="Internet_20_link" text:visited-style-name="Visited_20_Internet_20_Link">
352796821_603241271988955_4486843142127094931_n-150x150.jpg</text:a>
', '<text:a xlink:type="simple" xlink:href="https://armyinform.com.ua/wp-content/uploads/2023/06/352998717_603239415322474_7268267221125369192_n-150x150.jpg" text:style-name="Internet_20_link" text:visited-style-name="Visited_20_Internet_20_Link">
352998717_603239415322474_7268267221125369192_n-150x150.jpg</text:a>
', '<text:a xlink:type="simple" xlink:href="https://armyinform.com.ua/wp-content/uploads/2023/06/353050953_603235451989537_8956945520908533613_n-150x150.jpg" text:style-name="Internet_20_link" text:visited-style-name="Visited_20_Internet_20_Link">
353050953_603235451989537_8956945520908533613_n-150x150.jpg</text:a>
', '<text:a xlink:type="simple" xlink:href="https://armyinform.com.ua/wp-content/uploads/2023/06/353051000_603228868656862_6548517431621875772_n-150x150.jpg" text:style-name="Internet_20_link" text:visited-style-name="Visited_20_Internet_20_Link">
353051000_603228868656862_6548517431621875772_n-150x150.jpg</text:a>
']</text:p>
      <text:p text:style-name="P4">
Tags: ['STOPRUSSIA', 'АГРЕСІЯ РФ', 'НАВЧАННЯ']</text:p>
      <text:p text:style-name="P4">
Category: News</text:p>
      <!--METADATA-->
      <text:p text:style-name="P4">
<draw:frame draw:style-name="fr1" draw:name="Image240" text:anchor-type="as-char" svg:width="6.9236in" svg:height="4.950374in" draw:z-index="0">
<draw:image xlink:href="../Images/AРМІЯINFORM/2023-06-11T58-00-00-04-00/353062519_603233911989691_2123308159437619011_n.jpg" xlink:type="simple" xlink:show="embed" xlink:actuate="onLoad" draw:mime-type="image/jpeg"/>
</draw:frame>
His royal highness of Prince Edward, Duke of Edinburgh, on June 9, 2023, made a visit to the Ukrainian military who undergo training in the framework of the Multinational Educational Operation "Interflex" on the Basic General Force Training of the Armed Forces of Ukraine in the UK.</text:p>
      <text:p text:style-name="P4">
About it on Facebook <text:a xlink:type="simple" xlink:href="https://www.facebook.com/GeneralStaff.ua/posts/pfbid023QBzemacBYcAMyqaVjUtWeL83domiN9vKtziR3qirkNeyCKxZStL4HMq8fx9Qixrl" text:style-name="Internet_20_link" text:visited-style-name="Visited_20_Internet_20_Link">
reports</text:a>
The General Staff of the Armed Forces.</text:p>
      <text:p text:style-name="P4">
In particular, his royal highness of Prince Edward, the Duke of Edinburgh Mihovok, as under the professional leadership of the instructors of the armed forces of the United Kingdom of the United Kingdom and Northern Ireland and the participants of the educational operation, military personnel and the military personnel of the Armed Forces.</text:p>
      <text:p text:style-name="P4">
Also, his royal highness, Prince Edward, Duke of Edinburgh, met with the builder of the 11th brigade of assistance in the Security Forces of Land Forces of the Armed Forces of Greater Britain, Brigade, General Justin Stanhaus, instructors of armed Silas and Ukrainian operations.</text:p>
      <text:p text:style-name="P4">
<text:a xlink:type="simple" xlink:href="https://armyinform.com.ua/wp-content/uploads/2023/06/351120202_603237998655949_4887496427971310800_n.jpg" text:style-name="Internet_20_link" text:visited-style-name="Visited_20_Internet_20_Link">
!(Images/AРМІЯINFORM/2023-06-11T58-00-00-04-00/351120202_603237998655949_4887496427971310800_n-150x150.jpg)</text:a>
</text:p>
      <text:p text:style-name="P4">
<text:a xlink:type="simple" xlink:href="https://armyinform.com.ua/wp-content/uploads/2023/06/351199812_603238131989269_8266522078088419001_n.jpg" text:style-name="Internet_20_link" text:visited-style-name="Visited_20_Internet_20_Link">
<draw:frame draw:style-name="fr1" draw:name="Image241" text:anchor-type="as-char" svg:width="6.9236in" svg:height="6.9236in" draw:z-index="0">
<draw:image xlink:href="../Images/AРМІЯINFORM/2023-06-11T58-00-00-04-00/351199812_603238131989269_8266522078088419001_n-150x150.jpg" xlink:type="simple" xlink:show="embed" xlink:actuate="onLoad" draw:mime-type="image/jpeg"/>
</draw:frame>
</text:a>
</text:p>
      <text:p text:style-name="P4">
<text:a xlink:type="simple" xlink:href="https://armyinform.com.ua/wp-content/uploads/2023/06/351295582_603198418659907_1948466794865515780_n.jpg" text:style-name="Internet_20_link" text:visited-style-name="Visited_20_Internet_20_Link">
<draw:frame draw:style-name="fr1" draw:name="Image242" text:anchor-type="as-char" svg:width="6.9236in" svg:height="6.9236in" draw:z-index="0">
<draw:image xlink:href="../Images/AРМІЯINFORM/2023-06-11T58-00-00-04-00/351295582_603198418659907_1948466794865515780_n-150x150.jpg" xlink:type="simple" xlink:show="embed" xlink:actuate="onLoad" draw:mime-type="image/jpeg"/>
</draw:frame>
</text:a>
</text:p>
      <text:p text:style-name="P4">
<text:a xlink:type="simple" xlink:href="https://armyinform.com.ua/wp-content/uploads/2023/06/351485554_603233855323030_6286551560057384757_n.jpg" text:style-name="Internet_20_link" text:visited-style-name="Visited_20_Internet_20_Link">
<draw:frame draw:style-name="fr1" draw:name="Image243" text:anchor-type="as-char" svg:width="6.9236in" svg:height="6.9236in" draw:z-index="0">
<draw:image xlink:href="../Images/AРМІЯINFORM/2023-06-11T58-00-00-04-00/351485554_603233855323030_6286551560057384757_n-150x150.jpg" xlink:type="simple" xlink:show="embed" xlink:actuate="onLoad" draw:mime-type="image/jpeg"/>
</draw:frame>
</text:a>
</text:p>
      <text:p text:style-name="P4">
<text:a xlink:type="simple" xlink:href="https://armyinform.com.ua/wp-content/uploads/2023/06/352195334_603198365326579_2592812548260475167_n.jpg" text:style-name="Internet_20_link" text:visited-style-name="Visited_20_Internet_20_Link">
<draw:frame draw:style-name="fr1" draw:name="Image244" text:anchor-type="as-char" svg:width="6.9236in" svg:height="6.9236in" draw:z-index="0">
<draw:image xlink:href="../Images/AРМІЯINFORM/2023-06-11T58-00-00-04-00/352195334_603198365326579_2592812548260475167_n-150x150.jpg" xlink:type="simple" xlink:show="embed" xlink:actuate="onLoad" draw:mime-type="image/jpeg"/>
</draw:frame>
</text:a>
</text:p>
      <text:p text:style-name="P4">
<text:a xlink:type="simple" xlink:href="https://armyinform.com.ua/wp-content/uploads/2023/06/352796821_603241271988955_4486843142127094931_n.jpg" text:style-name="Internet_20_link" text:visited-style-name="Visited_20_Internet_20_Link">
<draw:frame draw:style-name="fr1" draw:name="Image245" text:anchor-type="as-char" svg:width="6.9236in" svg:height="6.9236in" draw:z-index="0">
<draw:image xlink:href="../Images/AРМІЯINFORM/2023-06-11T58-00-00-04-00/352796821_603241271988955_4486843142127094931_n-150x150.jpg" xlink:type="simple" xlink:show="embed" xlink:actuate="onLoad" draw:mime-type="image/jpeg"/>
</draw:frame>
</text:a>
</text:p>
      <text:p text:style-name="P4">
<text:a xlink:type="simple" xlink:href="https://armyinform.com.ua/wp-content/uploads/2023/06/352998717_603239415322474_7268267221125369192_n.jpg" text:style-name="Internet_20_link" text:visited-style-name="Visited_20_Internet_20_Link">
<draw:frame draw:style-name="fr1" draw:name="Image246" text:anchor-type="as-char" svg:width="6.9236in" svg:height="6.9236in" draw:z-index="0">
<draw:image xlink:href="../Images/AРМІЯINFORM/2023-06-11T58-00-00-04-00/352998717_603239415322474_7268267221125369192_n-150x150.jpg" xlink:type="simple" xlink:show="embed" xlink:actuate="onLoad" draw:mime-type="image/jpeg"/>
</draw:frame>
</text:a>
</text:p>
      <text:p text:style-name="P4">
<text:a xlink:type="simple" xlink:href="https://armyinform.com.ua/wp-content/uploads/2023/06/353050953_603235451989537_8956945520908533613_n.jpg" text:style-name="Internet_20_link" text:visited-style-name="Visited_20_Internet_20_Link">
<draw:frame draw:style-name="fr1" draw:name="Image247" text:anchor-type="as-char" svg:width="6.9236in" svg:height="6.9236in" draw:z-index="0">
<draw:image xlink:href="../Images/AРМІЯINFORM/2023-06-11T58-00-00-04-00/353050953_603235451989537_8956945520908533613_n-150x150.jpg" xlink:type="simple" xlink:show="embed" xlink:actuate="onLoad" draw:mime-type="image/jpeg"/>
</draw:frame>
</text:a>
</text:p>
      <text:p text:style-name="P4">
<text:a xlink:type="simple" xlink:href="https://armyinform.com.ua/wp-content/uploads/2023/06/353051000_603228868656862_6548517431621875772_n.jpg" text:style-name="Internet_20_link" text:visited-style-name="Visited_20_Internet_20_Link">
<draw:frame draw:style-name="fr1" draw:name="Image248" text:anchor-type="as-char" svg:width="6.9236in" svg:height="6.9236in" draw:z-index="0">
<draw:image xlink:href="../Images/AРМІЯINFORM/2023-06-11T58-00-00-04-00/353051000_603228868656862_6548517431621875772_n-150x150.jpg" xlink:type="simple" xlink:show="embed" xlink:actuate="onLoad" draw:mime-type="image/jpeg"/>
</draw:frame>
</text:a>
Visit, observation of the course of training, as well as communication with instructors and warriors enabled the Duke of Edinburgh to understand their care as they acquire the skills required for the survival and efficiency of covert actions at the forefront to protect Ukraine from Russian aggression.</text:p>
      <text:p text:style-name="P4">
Background: Interflex Operation is a curriculum that is intended for the nobles of the Armed Forces of Ukraine with a small or without a military success.</text:p>
      <text:p text:style-name="P4">
In the implementation of the Multinational Operation Operation "Interflex" in 2023, the participation of the best instructors and instructors of the armed forces of the United Kingdom and Northern Ireland, the Australian Union, the Kingdom of Denmark, Canada, the Lithuanian Republic, the Kingdom of the Netherlands, the Kingdom, the Kingdom, the Kingdom, the Kingdom, the Kingdoms Ukraine is planned to prepare about 20,000 Ukrainian servicemen of the Tavis serviceman of the Armed Forces of Ukraine.</text:p>
      <text:p text:style-name="P4">
The training is conducted on the objects of the UK Ministry of Defense. Each training course lasts for five weeks and is held under the general leadership of the 11th Brigade of Promotion of Security forces of Supreme Troops of the Armed Forces of the Armed Forces.</text:p>
      <text:p text:style-name="P4">
News Source: <text:a xlink:type="simple" xlink:href="https://armyinform.com.ua/2023/06/11/pryncz-eduard-zdijsnyv-vizyt-do-ukrayinskyh-vijskovyh-yaki-prohodyat-pidgotovku-u-velykij-brytaniyi/" text:style-name="Internet_20_link" text:visited-style-name="Visited_20_Internet_20_Link">
https://armyinform.com.ua/2023/06/11/pryncz-eduard-zdijsnyv-vizyt-do-ukrayinskyh-vijskovyh-yaki-prohodyat-pidgotovku-u-velykij-brytaniyi/</text:a>
</text:p>
      <!--NEWS-->
      <text:h text:style-name="P10" text:outline-level="1">
<text:span text:style-name="T4">
The SBU showed a meeting liberated from captivity of defenders</text:span>
</text:h>
      <text:p text:style-name="P4">
Authors: Ukrinform (Person)</text:p>
      <text:p text:style-name="P4">
Publisher: Укринформ (Organization)</text:p>
      <text:p text:style-name="P4">
Published Time: 2023-06-11T5:46:00+03:00</text:p>
      <text:p text:style-name="P4">
Modified Time: 2023-06-11T21:46:00+03:00</text:p>
      <text:p text:style-name="P4">
Description: The Security Service of Ukraine showed an exclusive video meeting of Ukrainian defenders liberated from Russian captivity as a result of another exchange. - Ukrinform.</text:p>
      <text:p text:style-name="P4">
Images: ['<text:a xlink:type="simple" xlink:href="https://static.ukrinform.com/photos/2023_06/thumb_files/630_360_1686510158-508.jpg" text:style-name="Internet_20_link" text:visited-style-name="Visited_20_Internet_20_Link">
630_360_16865...</text:a>
']</text:p>
      <text:p text:style-name="P4">
Tags: ['СБУ', 'Військові', 'Полонені', 'Війна з Росією']</text:p>
      <text:p text:style-name="P4">
Type: Article</text:p>
      <!--METADATA-->
      <text:p text:style-name="P4">
<draw:frame draw:style-name="fr1" draw:name="Image249" text:anchor-type="as-char" svg:width="6.9236in" svg:height="3.956343in" draw:z-index="0">
<draw:image xlink:href="../Images/yкринформ/2023-06-11T5-46-00-03-00/630_360_1686510158-508.jpg" xlink:type="simple" xlink:show="embed" xlink:actuate="onLoad" draw:mime-type="image/jpeg"/>
</draw:frame>
The Service of Ukraine showed an exclusive video meeting of Ukrainian defenders liberated from Russian captivity as a result of another exchange.</text:p>
      <text:p text:style-name="P4">
As Ukrinform reports, this has reported <text:a xlink:type="simple" xlink:href="https://ssu.gov.ua/novyny/z-polonu-zvilnyly-shche-95-ukraintsiv-ekskliuzyvne-video-sbu" text:style-name="Internet_20_link" text:visited-style-name="Visited_20_Internet_20_Link">
SBU</text:a>
.</text:p>
      <text:p text:style-name="P4">
"95 more Ukrainians were released from captivity. It is the result of the work of the United Center for the Search and the release of prisoners of war, who executed the decision of the Coordination Staff on the management of prisoners of war," the service said.</text:p>
      <text:p text:style-name="P4">
<text:span text:style-name="T5">
Viso: <text:a xlink:type="simple" xlink:href="https://www.youtube.com/watch" text:style-name="Internet_20_link" text:visited-style-name="Visited_20_Internet_20_Link">
SBU</text:a>
</text:span>
</text:p>
      <text:p text:style-name="P4">
<text:span text:style-name="T4">
 Read also: </text:span>
 <text:a xlink:type="simple" xlink:href="https://www.ukrinform.ua/rubric-society/3720761-ukraina-povertatime-civilnih-polonenih-z-rf-dvoma-slahami-kuleba.html" text:style-name="Internet_20_link" text:visited-style-name="Visited_20_Internet_20_Link">
Ukraine will return civilian <text:span text:style-name="T4">
 captive </text:span>
 with them with the Russian diumples - Cooleb</text:a>
As reported <text:a xlink:type="simple" xlink:href="https://www.ukrinform.ua/rubric-ato/3721443-se-95-ukrainskih-zahisnikiv-povernulisa-z-polonu.html" text:style-name="Internet_20_link" text:visited-style-name="Visited_20_Internet_20_Link">
Ukrinform</text:a>
, On June 11, Ukraine returned from the Russian captivity of four military sailors, 11 guards, 29 fighters of the National Guard and 51 servicemen of Ukraine.</text:p>
      <text:p text:style-name="P4">
<text:span text:style-name="T5">
Foto: Andriy Yermak / Telegram</text:span>
</text:p>
      <text:p text:style-name="P4">
News Source: <text:a xlink:type="simple" xlink:href="https://www.ukrinform.ua/rubric-ato/3721506-sbu-pokazala-zustric-zvilnenih-z-polonu-zahisnikiv.html" text:style-name="Internet_20_link" text:visited-style-name="Visited_20_Internet_20_Link">
https://www.ukrinform.ua/rubric-ato/3721506-sbu-pokazala-zustric-zvilnenih-z-polonu-zahisnikiv.html</text:a>
</text:p>
      <!--NEWS-->
      <text:h text:style-name="P10" text:outline-level="1">
<text:span text:style-name="T4">
One wounded and two dead as a result of shelling of Zaporizhzhya region - proceedings have been started</text:span>
</text:h>
      <text:p text:style-name="P4">
Author: ['АРМІЯINFORM']</text:p>
      <text:p text:style-name="P4">
Time: 2023-06-11T60:00:00-04:00</text:p>
      <text:p text:style-name="P4">
Description: For the process of the Kerivnitvva, the district prosecutors of the Rozdochato Dosudov ... War with Ukraine 2022, the war with Ukraine is the latest news today, the News War with Ukraine 2022 Last today, will there be a war between Ukraine and Russia and when the war with Ukraine in 2022 will be either or there will be either Ukraine No, will there be a war with Ukraine in the near future, they say, the war with Ukraine, Ukrainian news today, Ukrainian news in Ukrainian media in Russian</text:p>
      <text:p text:style-name="P4">
Images: ['<text:a xlink:type="simple" xlink:href="https://armyinform.com.ua/wp-content/uploads/2023/06/353365317_650860857076751_4458367359089811764_n.jpg" text:style-name="Internet_20_link" text:visited-style-name="Visited_20_Internet_20_Link">
353365317_650860857076751_4458367359089811764_n.jpg</text:a>
']</text:p>
      <text:p text:style-name="P4">
Tags: ['STOPRUSSIA', 'АГРЕСІЯ РФ']</text:p>
      <text:p text:style-name="P4">
Category: News</text:p>
      <!--METADATA-->
      <text:p text:style-name="P4">
<draw:frame draw:style-name="fr1" draw:name="Image250" text:anchor-type="as-char" svg:width="6.9236in" svg:height="5.67553in" draw:z-index="0">
<draw:image xlink:href="../Images/AРМІЯINFORM/2023-06-11T60-00-00-04-00/353365317_650860857076751_4458367359089811764_n.jpg" xlink:type="simple" xlink:show="embed" xlink:actuate="onLoad" draw:mime-type="image/jpeg"/>
</draw:frame>
With the procedural leadership of the Pologov District Prosecutor's Office, a case investigation into criminal proceedings on the facts of violations of laws and customs of war.(Part 1, Part 2 of Art. 438 of the Criminal Code of Ukraine).</text:p>
      <text:p text:style-name="P4">
Про це<text:a xlink:type="simple" xlink:href="https://www.facebook.com/pgo.gov.ua/posts/pfbid02A7CLmSJjCSSvmugdRVsBL343kN2cGaqy61jpDbnZPkam4M6dZeXCTpJArjPFykT2l" text:style-name="Internet_20_link" text:visited-style-name="Visited_20_Internet_20_Link">
повідомляє</text:a>
Office of the Prosecutor General of Ukraine.</text:p>
      <text:p text:style-name="P4">
According to the investigation, on June 10, 2023, during the next shelling of the city of Orykhiv, an enemy projectile hit a private home. The marriage, who was the most courtyard, was killed.</text:p>
      <text:p text:style-name="P4">
Due to the enemy attack on the village of Transfiguration, a 77-year-old local man was wounded.</text:p>
      <text:p text:style-name="P4">
The materials of criminal proceedings will be subsequently transferred to the SBU's examination in Zaporizhzhya region.</text:p>
      <text:p text:style-name="P4">
News Source: <text:a xlink:type="simple" xlink:href="https://armyinform.com.ua/2023/06/11/odyn-poranenyj-ta-dvoye-zagyblyh-vnaslidok-obstrilu-zaporizkoyi-oblasti-rozpochato-provadzhennya/" text:style-name="Internet_20_link" text:visited-style-name="Visited_20_Internet_20_Link">
https://armyinform.com.ua/2023/06/11/odyn-poranenyj-ta-dvoye-zagyblyh-vnaslidok-obstrilu-zaporizkoyi-oblasti-rozpochato-provadzhennya/</text:a>
</text:p>
      <!--NEWS-->
      <text:h text:style-name="P10" text:outline-level="1">
<text:span text:style-name="T4">
At night, Ukrainian defenders destroyed at least six enemy drones - Yuri Ignat</text:span>
</text:h>
      <text:p text:style-name="P4">
Author: ['Дмитро Горбунов']</text:p>
      <text:p text:style-name="P4">
Time: 2023-06-11T62:00:00-04:00</text:p>
      <text:p text:style-name="P4">
Description: About the attacks of the payroll of the one bypanwannya Fakhivtsi Zakhid Ozrobnnya in Efiri ... The war with Ukraine 2022, the war with Ukraine is the latest news today, the News War with Ukraine 2022 are the last ones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3/ignat.jpg" text:style-name="Internet_20_link" text:visited-style-name="Visited_20_Internet_20_Link">
ignat.jpg</text:a>
']</text:p>
      <text:p text:style-name="P4">
Tags: ['STOPRUSSIA', 'АГРЕСІЯ РФ', 'ВІЙНА', 'ВТОРГНЕННЯ РФ', 'ППО']</text:p>
      <text:p text:style-name="P4">
Category: News</text:p>
      <!--METADATA-->
      <text:p text:style-name="P4">
<draw:frame draw:style-name="fr1" draw:name="Image251" text:anchor-type="as-char" svg:width="6.9236in" svg:height="4.869599in" draw:z-index="0">
<draw:image xlink:href="../Images/AРМІЯINFORM/2023-06-11T62-00-00-04-00/ignat.jpg" xlink:type="simple" xlink:show="embed" xlink:actuate="onLoad" draw:mime-type="image/jpeg"/>
</draw:frame>
About the attacks of the occupiers from the air and mastering the Western weapons of the Telelorphone Western weapons <text:a xlink:type="simple" xlink:href="https://www.youtube.com/watch" text:style-name="Internet_20_link" text:visited-style-name="Visited_20_Internet_20_Link">
"Unin"</text:a>
Colonel Yuri Ignat told the Air Force spokesman.</text:p>
      <ul>
        <li>
Tonight, the enemy again struck with the help of UAVs of the Shahredz Northern and Southern Directions. Mostly they were aimed at the Sumy Kharkiv region. According to preliminary information, at least six UAVs were killed. However, we will still clarify these data, - the officer said.</li>
      </ul>
      <text:p text:style-name="P4">
He added that with the receipt of new weapons samples, many army now undergo appropriate training both abroad and in Ukraine.</text:p>
      <ul>
        <li>
Today, Kharkiv National University of Air Force named after Ivanokozedub, whose training units are dispersed throughout the country, awaits the defects who will subsequently replenish the ranks The forces of the Armed Forces.</li>
      </ul>
      <text:p text:style-name="P4">
News Source: <text:a xlink:type="simple" xlink:href="https://armyinform.com.ua/2023/06/11/vnochi-ukrayinski-zahysnyky-znyshhyly-shhonajmenshe-shist-vorozhyh-droniv-yurij-ignat/" text:style-name="Internet_20_link" text:visited-style-name="Visited_20_Internet_20_Link">
https://armyinform.com.ua/2023/06/11/vnochi-ukrayinski-zahysnyky-znyshhyly-shhonajmenshe-shist-vorozhyh-droniv-yurij-ignat/</text:a>
</text:p>
      <!--NEWS-->
      <text:h text:style-name="P10" text:outline-level="1">
<text:span text:style-name="T4">
Water level in the ZPEC Collist stable-the headquarters of elimination of the consequences</text:span>
</text:h>
      <text:p text:style-name="P4">
Author: ['АРМІЯINFORM']</text:p>
      <text:p text:style-name="P4">
Time: 2023-06-11T64:00:00-04:00</text:p>
      <text:p text:style-name="P4">
Description: Rail of the Kakhovskoye Water School in the district of Nikopol, to become 9.35 m, ... the war with Ukraine 2022, the war with Ukraine is the latest news today, the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6/cb44b7f9-e8ce-4ea0-8a92-ca31f0e14463.jpg" text:style-name="Internet_20_link" text:visited-style-name="Visited_20_Internet_20_Link">
cb44b7f9-e8ce-4ea0-8a92-ca31f0e14463.jpg</text:a>
']</text:p>
      <text:p text:style-name="P4">
Tags: ['КАХОВСЬКА ГЕС', 'КАХОВСЬКА ГЕС/ШТАБ INFO']</text:p>
      <text:p text:style-name="P4">
Category: News</text:p>
      <!--METADATA-->
      <text:p text:style-name="P4">
<draw:frame draw:style-name="fr1" draw:name="Image252" text:anchor-type="as-char" svg:width="6.9236in" svg:height="4.286862in" draw:z-index="0">
<draw:image xlink:href="../Images/AРМІЯINFORM/2023-06-11T64-00-00-04-00/cb44b7f9-e8ce-4ea0-8a92-ca31f0e14463.jpg" xlink:type="simple" xlink:show="embed" xlink:actuate="onLoad" draw:mime-type="image/jpeg"/>
</draw:frame>
The level of the Kakhovka reservoir in the Nikopol area is 9.35 m, and in the Zaporizhzhya NPP protection-16.67 m, and this is enough to ensure the needs of the station.</text:p>
      <text:p text:style-name="P4">
NPPs have not been operating since September 2022, and therefore there is no active burning of water from the cooler pond since then.</text:p>
      <text:p text:style-name="P4">
Source: <text:a xlink:type="simple" xlink:href="https://t.me/shtab_kakhovska_hes/464" text:style-name="Internet_20_link" text:visited-style-name="Visited_20_Internet_20_Link">
headquarters of the consequences of the Kakhovskaya hydroelectric power station by Russian terrorists</text:a>
</text:p>
      <text:p text:style-name="P4">
News Source: <text:a xlink:type="simple" xlink:href="https://armyinform.com.ua/2023/06/11/riven-vody-u-stavku-oholodzhuvachi-zaes-stabilnyj-shtab-likvidacziyi-naslidkiv-pidryvu-kahovskoyi-ges/" text:style-name="Internet_20_link" text:visited-style-name="Visited_20_Internet_20_Link">
https://armyinform.com.ua/2023/06/11/riven-vody-u-stavku-oholodzhuvachi-zaes-stabilnyj-shtab-likvidacziyi-naslidkiv-pidryvu-kahovskoyi-ges/</text:a>
</text:p>
      <!--NEWS-->
      <text:h text:style-name="P10" text:outline-level="1">
<text:span text:style-name="T4">
The main task of Viktor installations is to fight the UAV - Sergey Naev</text:span>
</text:h>
      <text:p text:style-name="P4">
Author: ['АРМІЯINFORM']</text:p>
      <text:p text:style-name="P4">
Time: 2023-06-11T66:00:00-04:00</text:p>
      <text:p text:style-name="P4">
Description: Zeniti complexes "Viktor" Prosti in the service of the maneuver. I am easily whims on ... War with Ukraine 2022, war with Ukraine latest news today, News War with Ukraine 2022 Last for today, will there be a war between Ukraine and Russia and when, the war with Ukraine in 2022 will be or not, will it be, will there be The war with Ukraine in the near future says, the war with Ukraine, Ukrainian news today, Ukrainian news in Ukrainian media in Russian</text:p>
      <text:p text:style-name="P4">
Images: ['<text:a xlink:type="simple" xlink:href="https://armyinform.com.ua/wp-content/uploads/2023/06/347248256_650515700437819_5282914203982361815_n.jpg" text:style-name="Internet_20_link" text:visited-style-name="Visited_20_Internet_20_Link">
347248256_650515700437819_5282914203982361815_n.jpg</text:a>
', '<text:a xlink:type="simple" xlink:href="https://armyinform.com.ua/wp-content/uploads/2023/06/347241795_650515773771145_8161588064988534608_n-150x150.jpg" text:style-name="Internet_20_link" text:visited-style-name="Visited_20_Internet_20_Link">
347241795_650515773771145_8161588064988534608_n-150x150.jpg</text:a>
', '<text:a xlink:type="simple" xlink:href="https://armyinform.com.ua/wp-content/uploads/2023/06/347249091_650515697104486_5818669225410103132_n-150x150.jpg" text:style-name="Internet_20_link" text:visited-style-name="Visited_20_Internet_20_Link">
347249091_650515697104486_5818669225410103132_n-150x150.jpg</text:a>
', '<text:a xlink:type="simple" xlink:href="https://armyinform.com.ua/wp-content/uploads/2023/06/347250416_650515750437814_4819835198684772166_n-150x150.jpg" text:style-name="Internet_20_link" text:visited-style-name="Visited_20_Internet_20_Link">
347250416_650515750437814_4819835198684772166_n-150x150.jpg</text:a>
', '<text:a xlink:type="simple" xlink:href="https://armyinform.com.ua/wp-content/uploads/2023/06/347410136_650515693771153_5238358772411622703_n-150x150.jpg" text:style-name="Internet_20_link" text:visited-style-name="Visited_20_Internet_20_Link">
347410136_650515693771153_5238358772411622703_n-150x150.jpg</text:a>
', '<text:a xlink:type="simple" xlink:href="https://armyinform.com.ua/wp-content/uploads/2023/06/347558073_650515770437812_5730093902109119448_n-150x150.jpg" text:style-name="Internet_20_link" text:visited-style-name="Visited_20_Internet_20_Link">
347558073_650515770437812_5730093902109119448_n-150x150.jpg</text:a>
', '<text:a xlink:type="simple" xlink:href="https://armyinform.com.ua/wp-content/uploads/2023/06/347600155_650515717104484_1488368951023827062_n-150x150.jpg" text:style-name="Internet_20_link" text:visited-style-name="Visited_20_Internet_20_Link">
347600155_650515717104484_1488368951023827062_n-150x150.jpg</text:a>
', '<text:a xlink:type="simple" xlink:href="https://armyinform.com.ua/wp-content/uploads/2023/06/347602946_650515720437817_5714313685284868911_n-150x150.jpg" text:style-name="Internet_20_link" text:visited-style-name="Visited_20_Internet_20_Link">
347602946_650515720437817_5714313685284868911_n-150x150.jpg</text:a>
']</text:p>
      <text:p text:style-name="P4">
Tags: ['STOPRUSSIA', 'АГРЕСІЯ РФ', 'СЕРГІЙ НАЄВ']</text:p>
      <text:p text:style-name="P4">
Category: News</text:p>
      <!--METADATA-->
      <text:p text:style-name="P4">
<draw:frame draw:style-name="fr1" draw:name="Image253" text:anchor-type="as-char" svg:width="6.9236in" svg:height="4.615733in" draw:z-index="0">
<draw:image xlink:href="../Images/AРМІЯINFORM/2023-06-11T66-00-00-04-00/347248256_650515700437819_5282914203982361815_n.jpg" xlink:type="simple" xlink:show="embed" xlink:actuate="onLoad" draw:mime-type="image/jpeg"/>
</draw:frame>
Viktor anti -aircraft complexes are easy to maintain and maneuverable. They are easily hidden in a firing position, and the pace of firing about 600 shots of the rockwill allows you to reliably hit the air targets at great distances. The union with the thermal imaging sight and the collimator target is a very powerful weapon against the Shahaneda.</text:p>
      <text:p text:style-name="P4">
This was announced during the tactical-special classes at one of the landfills of the northern operating zone, the commander of the Joint Forces of the Armed Forces of Ukraine said Lieutenant General Sergey Naev.</text:p>
      <ul>
        <li>
The main task of Viktor installations is to fight striking unmanned pilots, as well as to counteract aircraft and helicopters on small high percentages. Front-armed equipment, field fortifications of the enemy and its infantry are also quite achievable targets for a paired 14.5 mm of anti-aircraft machine gun installed on the Toyota Land Cruiser 70 chassis,-emphasized Lenanthentantgiy Nayev.</li>
      </ul>
      <text:p text:style-name="P4">
<text:a xlink:type="simple" xlink:href="https://armyinform.com.ua/wp-content/uploads/2023/06/347241795_650515773771145_8161588064988534608_n.jpg" text:style-name="Internet_20_link" text:visited-style-name="Visited_20_Internet_20_Link">
!(Images/AРМІЯINFORM/2023-06-11T66-00-00-04-00/347241795_650515773771145_8161588064988534608_n-150x150.jpg)</text:a>
</text:p>
      <text:p text:style-name="P4">
<text:a xlink:type="simple" xlink:href="https://armyinform.com.ua/wp-content/uploads/2023/06/347249091_650515697104486_5818669225410103132_n.jpg" text:style-name="Internet_20_link" text:visited-style-name="Visited_20_Internet_20_Link">
<draw:frame draw:style-name="fr1" draw:name="Image254" text:anchor-type="as-char" svg:width="6.9236in" svg:height="6.9236in" draw:z-index="0">
<draw:image xlink:href="../Images/AРМІЯINFORM/2023-06-11T66-00-00-04-00/347249091_650515697104486_5818669225410103132_n-150x150.jpg" xlink:type="simple" xlink:show="embed" xlink:actuate="onLoad" draw:mime-type="image/jpeg"/>
</draw:frame>
</text:a>
</text:p>
      <text:p text:style-name="P4">
<text:a xlink:type="simple" xlink:href="https://armyinform.com.ua/wp-content/uploads/2023/06/347250416_650515750437814_4819835198684772166_n.jpg" text:style-name="Internet_20_link" text:visited-style-name="Visited_20_Internet_20_Link">
<draw:frame draw:style-name="fr1" draw:name="Image255" text:anchor-type="as-char" svg:width="6.9236in" svg:height="6.9236in" draw:z-index="0">
<draw:image xlink:href="../Images/AРМІЯINFORM/2023-06-11T66-00-00-04-00/347250416_650515750437814_4819835198684772166_n-150x150.jpg" xlink:type="simple" xlink:show="embed" xlink:actuate="onLoad" draw:mime-type="image/jpeg"/>
</draw:frame>
</text:a>
</text:p>
      <text:p text:style-name="P4">
<text:a xlink:type="simple" xlink:href="https://armyinform.com.ua/wp-content/uploads/2023/06/347410136_650515693771153_5238358772411622703_n.jpg" text:style-name="Internet_20_link" text:visited-style-name="Visited_20_Internet_20_Link">
<draw:frame draw:style-name="fr1" draw:name="Image256" text:anchor-type="as-char" svg:width="6.9236in" svg:height="6.9236in" draw:z-index="0">
<draw:image xlink:href="../Images/AРМІЯINFORM/2023-06-11T66-00-00-04-00/347410136_650515693771153_5238358772411622703_n-150x150.jpg" xlink:type="simple" xlink:show="embed" xlink:actuate="onLoad" draw:mime-type="image/jpeg"/>
</draw:frame>
</text:a>
</text:p>
      <text:p text:style-name="P4">
<text:a xlink:type="simple" xlink:href="https://armyinform.com.ua/wp-content/uploads/2023/06/347558073_650515770437812_5730093902109119448_n.jpg" text:style-name="Internet_20_link" text:visited-style-name="Visited_20_Internet_20_Link">
<draw:frame draw:style-name="fr1" draw:name="Image257" text:anchor-type="as-char" svg:width="6.9236in" svg:height="6.9236in" draw:z-index="0">
<draw:image xlink:href="../Images/AРМІЯINFORM/2023-06-11T66-00-00-04-00/347558073_650515770437812_5730093902109119448_n-150x150.jpg" xlink:type="simple" xlink:show="embed" xlink:actuate="onLoad" draw:mime-type="image/jpeg"/>
</draw:frame>
</text:a>
</text:p>
      <text:p text:style-name="P4">
<text:a xlink:type="simple" xlink:href="https://armyinform.com.ua/wp-content/uploads/2023/06/347600155_650515717104484_1488368951023827062_n.jpg" text:style-name="Internet_20_link" text:visited-style-name="Visited_20_Internet_20_Link">
<draw:frame draw:style-name="fr1" draw:name="Image258" text:anchor-type="as-char" svg:width="6.9236in" svg:height="6.9236in" draw:z-index="0">
<draw:image xlink:href="../Images/AРМІЯINFORM/2023-06-11T66-00-00-04-00/347600155_650515717104484_1488368951023827062_n-150x150.jpg" xlink:type="simple" xlink:show="embed" xlink:actuate="onLoad" draw:mime-type="image/jpeg"/>
</draw:frame>
</text:a>
</text:p>
      <text:p text:style-name="P4">
According to the commander this year, the equipment of mobile groups has begun with new anti -aircraft installations of Czech production. The first samples of "Viktor" are already carrying a combat duty in the north and demonstrate the removal results for the beat of drones-Kamikadze.</text:p>
      <ul>
        <li>
This is a Czech machine gun. It is delivered to us as part of providing material technical assistance. Czech weapons and weapons have unconditional quality of manufacture, and therefore the best functionality, compared to treacherous counterparts, and this is another reason to thank Ukraine to the partners of Ukraine in the face of our struggle against the occupiers,-emphasized Lieutenant General Sergey Nayev.</li>
      </ul>
      <text:p text:style-name="P4">
The anti -aircraft complex is "made for people". It is easier to aim and lead with a modern sighting complex.</text:p>
      <text:p text:style-name="P4">
-Subsequently, in order to increase the ability of mobile fire groups in general, it is planned to strengthen them with radar intelligence,-said Lieutenant General Sergey Naev.</text:p>
      <text:p text:style-name="P4">
The commander personally protested a new installation in action and communicated with landscapes.</text:p>
      <ul>
        <li>
Installation is quite ergonomic and easily driven during fire. Therefore, now the process of comprehensive preparation of expects and services of services of these installations is taking place. Commanders have a large fighting and carefully prepare a staff, which will soon redeem for combat -fighting for the protection of Ukrainian airspace. I am sure that the large-scale goals will be knocked down by these units,-said Lieutenant General Sergey Naev.</li>
      </ul>
      <text:p text:style-name="P4">
Source:(https://www.facebook.com/story.php?story_fbid=pfbid0kdTNaNWuMaJrcgiWzXoh9s6rhgM17Wq8LntcA4UkrZa9j8nrGG3MAyWrdFr49VYLl&amp;id=100064381853653)</text:p>
      <text:p text:style-name="P4">
News Source: <text:a xlink:type="simple" xlink:href="https://armyinform.com.ua/2023/06/11/golovnym-zavdannyam-ustanovok-viktor-ye-borotba-z-udarnymy-bpla-sergij-nayev/" text:style-name="Internet_20_link" text:visited-style-name="Visited_20_Internet_20_Link">
https://armyinform.com.ua/2023/06/11/golovnym-zavdannyam-ustanovok-viktor-ye-borotba-z-udarnymy-bpla-sergij-nayev/</text:a>
</text:p>
      <!--NEWS-->
      <text:h text:style-name="P10" text:outline-level="1">
<text:span text:style-name="T4">
50 graduates of the DSST training center received diplomas in the specialty</text:span>
</text:h>
      <text:p text:style-name="P4">
Author: ['АРМІЯINFORM']</text:p>
      <text:p text:style-name="P4">
Time: 2023-06-11T68:00:00-04:00</text:p>
      <text:p text:style-name="P4">
Description: About the sovereign, the sovereign is special service to transport: “Wroke Gothbuts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p>
      <text:p text:style-name="P4">
Tags: ['STOPRUSSIA', 'АГРЕСІЯ РФ', 'ДССТ МО УКРАЇНИ']</text:p>
      <text:p text:style-name="P4">
Category: News</text:p>
      <!--METADATA-->
      <text:p text:style-name="P4">
About it <text:a xlink:type="simple" xlink:href="https://www.facebook.com/watch/" text:style-name="Internet_20_link" text:visited-style-name="Visited_20_Internet_20_Link">
reports</text:a>
State Special Transport Service:</text:p>
      <text:p text:style-name="P4">
“They are ready to use knowledge in practice - to exchange Ukrainian lands from dangerous enemy" surprises ".</text:p>
      <text:p text:style-name="P4">
Fifty graduates of the State Special Service Center of the State Special Transport Center, including the sapper Radoma Volovetska, passed the exam for the specialized diplomas in the specialty of "Saper-Development".</text:p>
      <text:p text:style-name="P4">
Their work is essential and relevant today. Hundreds of hectares of Ukrainian lands need purification for the safe lives of Ukrainians. "</text:p>
      <text:p text:style-name="P4">
News Source: <text:a xlink:type="simple" xlink:href="https://armyinform.com.ua/2023/06/11/50-vypusknykiv-navchalnogo-czentru-dsst-otrymaly-dyplomy-za-fahom-saper-rozminuvannya/" text:style-name="Internet_20_link" text:visited-style-name="Visited_20_Internet_20_Link">
https://armyinform.com.ua/2023/06/11/50-vypusknykiv-navchalnogo-czentru-dsst-otrymaly-dyplomy-za-fahom-saper-rozminuvannya/</text:a>
</text:p>
      <!--NEWS-->
      <text:h text:style-name="P10" text:outline-level="1">
<text:span text:style-name="T4">
The Russians blew up the dam in the Novodarivka area in Zaporozhye - the forces of Tavriya's defense</text:span>
</text:h>
      <text:p text:style-name="P4">
Authors: Ukrinform (Person)</text:p>
      <text:p text:style-name="P4">
Publisher: Укринформ (Organization)</text:p>
      <text:p text:style-name="P4">
Published Time: 2023-06-11T6:56:00+03:00</text:p>
      <text:p text:style-name="P4">
Modified Time: 2023-06-11T21:56:00+03:00</text:p>
      <text:p text:style-name="P4">
Description: In the area of the village of Novodarivka in the Zaporizhzhia region, the Russians blew up a dam, which led to flooding along the banks of the Mokri River Yala. - Ukrinform.</text:p>
      <text:p text:style-name="P4">
Images: ['<text:a xlink:type="simple" xlink:href="https://static.ukrinform.com/photos/2022_12/thumb_files/630_360_1669987737-966.jpg" text:style-name="Internet_20_link" text:visited-style-name="Visited_20_Internet_20_Link">
630_360_16699...</text:a>
']</text:p>
      <text:p text:style-name="P4">
Tags: ['Дамба', 'Запоріжжя', 'Війна з Росією', 'Єдині новини']</text:p>
      <text:p text:style-name="P4">
Type: Article</text:p>
      <!--METADATA-->
      <text:p text:style-name="P4">
<draw:frame draw:style-name="fr1" draw:name="Image259" text:anchor-type="as-char" svg:width="6.9236in" svg:height="3.956343in" draw:z-index="0">
<draw:image xlink:href="../Images/yкринформ/2023-06-11T6-56-00-03-00/630_360_1669987737-966.jpg" xlink:type="simple" xlink:show="embed" xlink:actuate="onLoad" draw:mime-type="image/jpeg"/>
</draw:frame>
In the district of Novodarivka in the Zaporizhzhia region, the Russians blew up a dam, which led to flooding along the banks of the Mokry River Yala.</text:p>
      <text:p text:style-name="P4">
This was reported on the nationwide telephone "Unified News" by the reporter of the Defense Forces of the Tavriysky direction Valery Shershn, Ukrinform reports.</text:p>
      <text:p text:style-name="P4">
“The enemy is nervous and uses any means to prevent the break-in defense here in the Tavriya direction. And after the Kakhovskaya Hins, there is a further <text:a xlink:type="simple" xlink:href="https://www.ukrinform.ua/tag-vibuh" text:style-name="Internet_20_link" text:visited-style-name="Visited_20_Internet_20_Link">
blast</text:a>
Dams of smaller water storage. We have information that there was a dam of Vorogodka near the settlement of Novodarivka, and this led to the flooding of both banks of the Mokri River Yalai, ”Shershn reported.</text:p>
      <text:p text:style-name="P4">
<text:span text:style-name="T4">
 Read also: </text:span>
 <text:a xlink:type="simple" xlink:href="https://www.ukrinform.ua/rubric-regions/3721154-u-merezi-pokazali-kadri-ak-vigladae-kahovske-vodoshovise-pisla-pidrivu-rosianami-ges.html" text:style-name="Internet_20_link" text:visited-style-name="Visited_20_Internet_20_Link">
in the network showed what the Kakhovka reservoir looks like after the Russian hydroelectric power station</text:a>
According to him, the leading actions of the Tavriya defense forces are not affected.</text:p>
      <text:p text:style-name="P4">
As <text:a xlink:type="simple" xlink:href="https://www.ukrinform.ua/rubric-ato/3721286-zsu-zvilnili-blagodatne.html" text:style-name="Internet_20_link" text:visited-style-name="Visited_20_Internet_20_Link">
reported</text:a>
, The Ukrainian army liberated the village of Blessed, located ties of Donetsk and Zaporizhzhya regions. In the course of the operation, the six -Russian soldiers were captured.</text:p>
      <text:p text:style-name="P4">
News Source: <text:a xlink:type="simple" xlink:href="https://www.ukrinform.ua/rubric-ato/3721511-rosiani-pidirvali-dambu-v-rajoni-novodarivki-na-zaporizzi-sili-oboroni-tavrijskogo-napramku.html" text:style-name="Internet_20_link" text:visited-style-name="Visited_20_Internet_20_Link">
https://www.ukrinform.ua/rubric-ato/3721511-rosiani-pidirvali-dambu-v-rajoni-novodarivki-na-zaporizzi-sili-oboroni-tavrijskogo-napramku.html</text:a>
</text:p>
      <!--NEWS-->
      <text:h text:style-name="P10" text:outline-level="1">
<text:span text:style-name="T4">
Our instructors are ready for 100% - Head of the Training Center of Forces of TRO</text:span>
</text:h>
      <text:p text:style-name="P4">
Author: ['АРМІЯINFORM']</text:p>
      <text:p text:style-name="P4">
Time: 2023-06-11T70:00:00-04:00</text:p>
      <text:p text:style-name="P4">
Description: About the work at the Podnodomalenni Military Media Center. “Kerivnik for the Forever Center ... War with Ukraine 2022, War with Ukraine Latest News Today, News War with Ukraine 2022 The last for today, will there be a war between Ukraine and Russia and when, the war with Ukraine in 2022 will be or not, will there be whether there will be, whether it will be, will there be The war with Ukraine in the near future says, the war with Ukraine, Ukrainian news today, Ukrainian news in Ukrainian media in Russian</text:p>
      <text:p text:style-name="P4">
Images: ['<text:a xlink:type="simple" xlink:href="https://armyinform.com.ua/wp-content/uploads/2023/06/photo1686458108.jpeg" text:style-name="Internet_20_link" text:visited-style-name="Visited_20_Internet_20_Link">
photo1686458108.jpeg</text:a>
']</text:p>
      <text:p text:style-name="P4">
Tags: ['STOPRUSSIA', 'АГРЕСІЯ РФ', 'СИЛИ ТРО ЗСУ']</text:p>
      <text:p text:style-name="P4">
Category: News</text:p>
      <!--METADATA-->
      <text:p text:style-name="P4">
<draw:frame draw:style-name="fr1" draw:name="Image260" text:anchor-type="as-char" svg:width="6.9236in" svg:height="4.32725in" draw:z-index="0">
<draw:image xlink:href="../Images/AРМІЯINFORM/2023-06-11T70-00-00-04-00/photo1686458108.jpeg" xlink:type="simple" xlink:show="embed" xlink:actuate="onLoad" draw:mime-type="image/jpeg"/>
</draw:frame>
About this <text:a xlink:type="simple" xlink:href="https://t.me/militarymediacenter/2194" text:style-name="Internet_20_link" text:visited-style-name="Visited_20_Internet_20_Link">
it is referred</text:a>
In the message of the MMILITARY MEDIA CENTER.</text:p>
      <text:p text:style-name="P4">
«Colonel Edwardpisotsky Colonel of the Training Center of the TRI Armed Forces Command:</text:p>
      <text:p text:style-name="P4">
The Training Center of the Armed Forces of the Armed Forces, though recently created, but we will quickly adapts and develop. Everyone who passes through our training center will gain new knowledge, skills and will continue to be implemented during the preparation of their units that stand on the line of contact.</text:p>
      <text:p text:style-name="P4">
The first direction of training of our center is the training of the commanders of the departments. We will sober so that each of them understands their level of responsibility. The sergeant is one of the key battles. It is they who control the battlefield. So, we are studying according to NATO armies.</text:p>
      <text:p text:style-name="P4">
The second direction is the training of platoon officers. Good experts - instructors who fought in different units. They studied both in Ukraine and abroad.</text:p>
      <text:p text:style-name="P4">
The third direction is a mouthpiece of the mouth - the commanders of the mouth and the management of Batalions. Also, all by NATO standards, the program is adapted to the real-Ukrainian war. Previously, the lieutenant has been taught four to five, now it takes eight weeks.</text:p>
      <text:p text:style-name="P4">
Our instructors are ready for all 100 percent and treat their responsibilities responsibly, because each of them has combat experience.</text:p>
      <text:p text:style-name="P4">
The war is not delayed. We must be determined and confident in our actions to convey this confidence together with the knowledge of our graduates. Victory will build us!”.</text:p>
      <text:p text:style-name="P4">
News Source: <text:a xlink:type="simple" xlink:href="https://armyinform.com.ua/2023/06/11/nashi-instruktory-gotovi-na-100-kerivnyk-navchalnogo-czentru-syl-tro/" text:style-name="Internet_20_link" text:visited-style-name="Visited_20_Internet_20_Link">
https://armyinform.com.ua/2023/06/11/nashi-instruktory-gotovi-na-100-kerivnyk-navchalnogo-czentru-syl-tro/</text:a>
</text:p>
      <!--NEWS-->
      <text:h text:style-name="P10" text:outline-level="1">
<text:span text:style-name="T4">
Switzerland will continue to help in the search work of missing persons</text:span>
</text:h>
      <text:p text:style-name="P4">
Author: ['АРМІЯINFORM']</text:p>
      <text:p text:style-name="P4">
Time: 2023-06-11T71:00:00-04:00</text:p>
      <text:p text:style-name="P4">
Description: At the request of the URIA Swiss Relationer Zi Tsniklikh, Oleg Kotenko Proviv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img_6856-e1686407471988.jpeg" text:style-name="Internet_20_link" text:visited-style-name="Visited_20_Internet_20_Link">
img_6856-e1686407471988.jpeg</text:a>
']</text:p>
      <text:p text:style-name="P4">
Tags: ['STOPRUSSIA', 'АГРЕСІЯ РФ', 'ВТОРГНЕННЯ РФ', 'ДОПОМОГА ПАРТНЕРІВ', 'МІНРЕІНТЕГРАЦІЇ', 'СВІТ ПІДТРИМУЄ УКРАЇНУ']</text:p>
      <text:p text:style-name="P4">
Category: News</text:p>
      <!--METADATA-->
      <text:p text:style-name="P4">
<draw:frame draw:style-name="fr1" draw:name="Image261" text:anchor-type="as-char" svg:width="6.9236in" svg:height="4.752763in" draw:z-index="0">
<draw:image xlink:href="../Images/AРМІЯINFORM/2023-06-11T71-00-00-04-00/img_6856-e1686407471988.jpeg" xlink:type="simple" xlink:show="embed" xlink:actuate="onLoad" draw:mime-type="image/jpeg"/>
</draw:frame>
At the invitation of the Switzerland government, Oleg Kotenko, a working meeting with a representative of the Federal Department of Foreign Affairs of Switzerland, Ambassador Simon Haissbuler, was a working meeting with the missing person.</text:p>
      <text:p text:style-name="P4">
About it <text:a xlink:type="simple" xlink:href="https://minre.gov.ua/2023/06/10/shvejczariya-i-nadali-dopomagatyme-v-poshukovij-roboti-znyklyh-bezvisty-osib/" text:style-name="Internet_20_link" text:visited-style-name="Visited_20_Internet_20_Link">
reports</text:a>
Ministry of Reintegration.</text:p>
      <text:p text:style-name="P4">
Together, they attended the School of Criminal Sciences of Lausanne University, and they have been identified with innovative technologies that are used in the search for the thalecticization of missing persons.</text:p>
      <text:p text:style-name="P4">
University experts have shared the experience of accelerating the detection of DNA expertise and the development of modern drones for the establishment of masses.</text:p>
      <text:p text:style-name="P4">
The meeting also discussed the future areas of bilateral cooperation with the Jazas and Switzerland.</text:p>
      <text:p text:style-name="P4">
"Interaction with international partners is a step forward in search. We appreciate it very much!” - Oleg Kotenko said during the meeting.</text:p>
      <text:p text:style-name="P4">
News Source: <text:a xlink:type="simple" xlink:href="https://armyinform.com.ua/2023/06/11/shvejczariya-i-nadali-dopomagatyme-v-poshukovij-roboti-znyklyh-bezvisty-osib/" text:style-name="Internet_20_link" text:visited-style-name="Visited_20_Internet_20_Link">
https://armyinform.com.ua/2023/06/11/shvejczariya-i-nadali-dopomagatyme-v-poshukovij-roboti-znyklyh-bezvisty-osib/</text:a>
</text:p>
      <!--NEWS-->
      <text:h text:style-name="P10" text:outline-level="1">
<text:span text:style-name="T4">
Foreign instructors teach Ukrainian children the basics of military skill</text:span>
</text:h>
      <text:p text:style-name="P4">
Author: ['Валентина Вілюра']</text:p>
      <text:p text:style-name="P4">
Time: 2023-06-11T72:00:00-04:00</text:p>
      <text:p text:style-name="P4">
Description: National Georgian Legalion, INTITUTTTUTITUTITUTITUTITUTITUTION OF VIKHOVANNE NAPN Ukrainian SPILE ... War with Ukraine 2022, War with Ukraine Latest News Today, News War with Ukraine 2022 Last for today, will there be a war between Ukraine and Russia and when the war with Ukraine in 2022 will b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6/img_7067-scaled.jpg" text:style-name="Internet_20_link" text:visited-style-name="Visited_20_Internet_20_Link">
img_7067-scaled.jpg</text:a>
', '<text:a xlink:type="simple" xlink:href="https://armyinform.com.ua/wp-content/uploads/2023/06/img_7006-scaled.jpg" text:style-name="Internet_20_link" text:visited-style-name="Visited_20_Internet_20_Link">
img_7006-scaled.jpg</text:a>
', '<text:a xlink:type="simple" xlink:href="https://armyinform.com.ua/wp-content/uploads/2023/06/img_6962-scaled.jpg" text:style-name="Internet_20_link" text:visited-style-name="Visited_20_Internet_20_Link">
img_6962-scaled.jpg</text:a>
', '<text:a xlink:type="simple" xlink:href="https://armyinform.com.ua/wp-content/uploads/2023/06/img_7032-scaled.jpg" text:style-name="Internet_20_link" text:visited-style-name="Visited_20_Internet_20_Link">
img_7032-scaled.jpg</text:a>
', '<text:a xlink:type="simple" xlink:href="https://armyinform.com.ua/wp-content/uploads/2023/06/img_7055-scaled.jpg" text:style-name="Internet_20_link" text:visited-style-name="Visited_20_Internet_20_Link">
img_7055-scaled.jpg</text:a>
', '<text:a xlink:type="simple" xlink:href="https://armyinform.com.ua/wp-content/uploads/2023/06/img_7046-scaled.jpg" text:style-name="Internet_20_link" text:visited-style-name="Visited_20_Internet_20_Link">
img_7046-scaled.jpg</text:a>
']</text:p>
      <text:p text:style-name="P4">
Tags: ['STOPRUSSIA', 'АГРЕСІЯ РФ', 'ВТОРГНЕННЯ РФ']</text:p>
      <text:p text:style-name="P4">
Category: News</text:p>
      <!--METADATA-->
      <text:p text:style-name="P4">
<draw:frame draw:style-name="fr1" draw:name="Image262" text:anchor-type="as-char" svg:width="6.9236in" svg:height="4.614606in" draw:z-index="0">
<draw:image xlink:href="../Images/AРМІЯINFORM/2023-06-11T72-00-00-04-00/img_7067-scaled.jpg" xlink:type="simple" xlink:show="embed" xlink:actuate="onLoad" draw:mime-type="image/jpeg"/>
</draw:frame>
National Georgian Legion, Institute of Problems of Education of the National Academy of Pedagogical Sciences(NGO "Federation of Women for Peace throughout the world", a school of equal opportunities), a number of public organizations of military-patriotic direction: “Association of war vetoers, ATO participants(Sistereer), members of families of dead(the dead)Talica with war "organized for children aged 10 to 14 years of practical training on the project" we learn to protect, protect and win, broke responsibility for ourselves and those who near the program "Train as a military" program.</text:p>
      <text:p text:style-name="P4">
The event was attended by Hero of Ukraine Lieutenant General Igor Gordiychuk, Commander of the Georgian Legion Mamuka Malashvili, Director of the KSCA Youth Sports Department Yulia Khan, Head of NGO "Association of War Veterans, ATO Participants(Sistereer), members of families of dead(the dead)and war invalids ”Oleksandrushinsky, Chairman of the Committee of Military-Patriotic Education of KODA, representative“ All-Ukrainian Movement for the Future ”Natalia Brunko, head of the sports department of the national Georgian Legion Kaha Basil, from the parental public-Valery Zaika.</text:p>
      <text:p text:style-name="P4">
<draw:frame draw:style-name="fr1" draw:name="Image263" text:anchor-type="as-char" svg:width="6.9236in" svg:height="4.615733in" draw:z-index="0">
<draw:image xlink:href="../Images/AРМІЯINFORM/2023-06-11T72-00-00-04-00/img_7006-scaled.jpg" xlink:type="simple" xlink:show="embed" xlink:actuate="onLoad" draw:mime-type="image/jpeg"/>
</draw:frame>
Each of the invited guests personally turned to the children and noted their patriotism and a great thirst for knowledge.</text:p>
      <text:p text:style-name="P4">
According to the commander of the national Georgian Legion, it is vital to understand that Ukraine needs to be protected from invaders today and to transmit the protection of our borders to future generations. The Legion from the avere -made invasion has taught more than 20,000 civilian citizens how to defend themselves in military aggression.</text:p>
      <text:p text:style-name="P4">
<draw:frame draw:style-name="fr1" draw:name="Image264" text:anchor-type="as-char" svg:width="6.9236in" svg:height="4.614606in" draw:z-index="0">
<draw:image xlink:href="../Images/AРМІЯINFORM/2023-06-11T72-00-00-04-00/img_6962-scaled.jpg" xlink:type="simple" xlink:show="embed" xlink:actuate="onLoad" draw:mime-type="image/jpeg"/>
</draw:frame>
- Today, our instructors and those who studied in the Georgian Legion will demonstrate demonstration performances for children. This is a kind of preparing pre -superstition so that children understand what, how and when to do. These are the basics, medicine, hand -to -hand combat, etc., - said the commander, master's degree, translator.</text:p>
      <text:p text:style-name="P4">
Also, one of the organizers of the event and the presenter, the cavalier of the Order of Princess Olga Zinstitu, the problems of education of NAPNA Tatiana Tarasova stressed that the name is projected in two main words - to protect and defend ourselves, because in modern speeches we must be responsible for both ourselves and for ourselves and for our neighboring. helping yourself and others, approaching the expected victory.</text:p>
      <text:p text:style-name="P4">
<draw:frame draw:style-name="fr1" draw:name="Image265" text:anchor-type="as-char" svg:width="6.9236in" svg:height="4.614606in" draw:z-index="0">
<draw:image xlink:href="../Images/AРМІЯINFORM/2023-06-11T72-00-00-04-00/img_7032-scaled.jpg" xlink:type="simple" xlink:show="embed" xlink:actuate="onLoad" draw:mime-type="image/jpeg"/>
</draw:frame>
The head of the Ivan Bohun Military Lyceum, Hero of Ukraine Lieutenant, Igor Gordiychuk, noted the need for the young generation of such events.</text:p>
      <ul>
        <li>
Such exercises are useful and very important for our warriors on the front. This goal is motivated even more, ”Lieutenant General Igor Gordiychuk.</li>
      </ul>
      <text:p text:style-name="P4">
<draw:frame draw:style-name="fr1" draw:name="Image266" text:anchor-type="as-char" svg:width="6.9236in" svg:height="4.614606in" draw:z-index="0">
<draw:image xlink:href="../Images/AРМІЯINFORM/2023-06-11T72-00-00-04-00/img_7055-scaled.jpg" xlink:type="simple" xlink:show="embed" xlink:actuate="onLoad" draw:mime-type="image/jpeg"/>
</draw:frame>
The emotional support of the event and the competition of modern patriotic song is a perpetrator of the Military Orchestra of the National University of Defense of Ukraine Lumbyl Zamkin.</text:p>
      <text:p text:style-name="P4">
After the solemn part of the event, the attendees demonstrated the shows of the members of the legion. The children were then divided into several groups by age -encyagonia. Young people were able to learn new ones and take over the knowledge of the audited instructors. In particular, there were several locations: NATO's initial specialtactic training, tactical medicine, engineering and melee.</text:p>
      <text:p text:style-name="P4">
<draw:frame draw:style-name="fr1" draw:name="Image267" text:anchor-type="as-char" svg:width="6.9236in" svg:height="4.614606in" draw:z-index="0">
<draw:image xlink:href="../Images/AРМІЯINFORM/2023-06-11T72-00-00-04-00/img_7046-scaled.jpg" xlink:type="simple" xlink:show="embed" xlink:actuate="onLoad" draw:mime-type="image/jpeg"/>
</draw:frame>
According to one of the instructors, such interest of young Ukrainians is not possible not to please. Children treat everything consciously and try to take out a close location as much as possible for themselves.</text:p>
      <text:p text:style-name="P4">
One of the teenagers Andrew says that military topics are interested in him with the abilities of his childhood.</text:p>
      <ul>
        <li>
I came here at my own request. I am interested in weapons of different armies of the world with military themes since the age of 11. In the future, I would like to project the latest Ukrainian weapons. I have the desire to learn something new and take advantage of those who protect our native Ukraine, - said schoolboy Andrew.</li>
      </ul>
      <text:p text:style-name="P4">
Upon completion of the event, the guests were presented to each participant with diplomas, and the regulation of groups and instructors - certificates from the national Georgian legalon.</text:p>
      <text:p text:style-name="P4">
News Source: <text:a xlink:type="simple" xlink:href="https://armyinform.com.ua/2023/06/11/inozemni-instruktory-navchayut-ukrayinskyh-ditej-osnov-vijskovoyi-majsternosti/" text:style-name="Internet_20_link" text:visited-style-name="Visited_20_Internet_20_Link">
https://armyinform.com.ua/2023/06/11/inozemni-instruktory-navchayut-ukrayinskyh-ditej-osnov-vijskovoyi-majsternosti/</text:a>
</text:p>
      <!--NEWS-->
      <text:h text:style-name="P10" text:outline-level="1">
<text:span text:style-name="T4">
Canada has introduced additional sanctions to protect Ukrainian culture from Russian destruction</text:span>
</text:h>
      <text:p text:style-name="P4">
Author: ['АРМІЯINFORM']</text:p>
      <text:p text:style-name="P4">
Time: 2023-06-11T73:00:00-04:00</text:p>
      <text:p text:style-name="P4">
Description: Canada Knowja Dodatki Sanctsiya 24 Tu 17 organized in Ukrainian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6/69c3728-canada.jpg" text:style-name="Internet_20_link" text:visited-style-name="Visited_20_Internet_20_Link">
69c3728-canada.jpg</text:a>
']</text:p>
      <text:p text:style-name="P4">
Tags: ['STOPRUSSIA', 'ВТОРГНЕННЯ РФ']</text:p>
      <text:p text:style-name="P4">
Category: News</text:p>
      <!--METADATA-->
      <text:p text:style-name="P4">
<draw:frame draw:style-name="fr1" draw:name="Image268" text:anchor-type="as-char" svg:width="6.9236in" svg:height="4.585631in" draw:z-index="0">
<draw:image xlink:href="../Images/AРМІЯINFORM/2023-06-11T73-00-00-04-00/69c3728-canada.jpg" xlink:type="simple" xlink:show="embed" xlink:actuate="onLoad" draw:mime-type="image/jpeg"/>
</draw:frame>
Illustrative photo</text:p>
      <text:p text:style-name="P4">
Canada imposes additional sanctions against 24 physical and 17 organizations in Ukraine within the framework of the Regulations on Special <text:span text:style-name="T5">
Economic Measures(Ukraine)</text:span>
. Price measures are a direct answer to Russia's attempts to destroy cultural objects, institutions and identity of Ukraine.</text:p>
      <text:p text:style-name="P4">
About it <text:a xlink:type="simple" xlink:href="https://www.canada.ca/en/global-affairs/news/2023/06/minister-joly-announces-additional-sanctions-to-protect-ukrainian-culture-from-destruction-by-russia.html" text:style-name="Internet_20_link" text:visited-style-name="Visited_20_Internet_20_Link">
reports</text:a>
The Canadian Government site.</text:p>
      <text:p text:style-name="P4">
In addition to significant damage and complete destruction of a number of Ukrainian cultural objects, thousands of Ukrainian cultural artifacts were found missing or, as reported, stolen by Russian troops in temporary -occupied territories after a full -scale invasion of Russia in Ukraine in 2022 year. In its efforts, the identity of Ukraine, Russia, is reported that illegally exported Ukraine and caused harm to cultural heritage objects.</text:p>
      <text:p text:style-name="P4">
“With today's announcement, Canada imposes sanctions against persons associated with Russian cultural objects by Russia to resist Kreml's attempts to“ Russify ”Ukrainian culture. There are Ukrainians who work in museums and other cultural centers in the list of persons who have been submitted to the sub -centers. It also includes the newly created structures of the occupied territories of Ukraine, such as the so -called ministries of education, as well as natural and legal persons related to private military companies that have arisen in Ukraine and fight on the side of Russia, ”the message goes.</text:p>
      <text:p text:style-name="P4">
In addition, since Russia is trying to force its culture and the education of temporarily occupied territories of Ukraine, these sanctions will lead to further expenditure on the so -called power in the regions of Ukraine illegally occupied by Russian Russian military in order to protect Ukrainian culture and identity.</text:p>
      <text:p text:style-name="P4">
With these sanctions, Canada confirms its unwavering devotion to the support of the people against the aggressive war of Russia, continuing to increase the pressure on Russia, who cooperate with the Russian administration in Ukraine as they stop these unjustified attacks.</text:p>
      <text:p text:style-name="P4">
News Source: <text:a xlink:type="simple" xlink:href="https://armyinform.com.ua/2023/06/11/kanada-zaprovadyla-dodatkovi-sankcziyi-dlya-zahystu-ukrayinskoyi-kultury-vid-znyshhennya-rosiyeyu/" text:style-name="Internet_20_link" text:visited-style-name="Visited_20_Internet_20_Link">
https://armyinform.com.ua/2023/06/11/kanada-zaprovadyla-dodatkovi-sankcziyi-dlya-zahystu-ukrayinskoyi-kultury-vid-znyshhennya-rosiyeyu/</text:a>
</text:p>
      <!--NEWS-->
      <text:h text:style-name="P10" text:outline-level="1">
<text:span text:style-name="T4">
In the Black Sea on combat duty are six enemy ships</text:span>
</text:h>
      <text:p text:style-name="P4">
Author: ['АРМІЯINFORM']</text:p>
      <text:p text:style-name="P4">
Time: 2023-06-11T74:00:00-04:00</text:p>
      <text:p text:style-name="P4">
Description: The village at 10:00 06/11/2023 In the Chorny Morce on the Boyal Cherguvannii, there are 06 heaps ... The war with Ukraine 2022, the war with Ukraine is the latest news today, the News War with Ukraine 2022 is the last today, will there be a war between Ukraine and Russia and when , The war with Ukraine in 2022 will be or not, will there be a war with Ukraine in the near future, the war with Ukraine, Ukrainian news today, Ukrainian news in Ukrainian media in Russian</text:p>
      <text:p text:style-name="P4">
Images: ['<text:a xlink:type="simple" xlink:href="https://armyinform.com.ua/wp-content/uploads/2022/09/raketa-kalibr-pusk-chorne-more.jpg" text:style-name="Internet_20_link" text:visited-style-name="Visited_20_Internet_20_Link">
raketa-kalibr-pusk-chorne-more.jpg</text:a>
']</text:p>
      <text:p text:style-name="P4">
Tags: ['STOPRUSSIA', 'АГРЕСІЯ РФ']</text:p>
      <text:p text:style-name="P4">
Category: News</text:p>
      <!--METADATA-->
      <text:p text:style-name="P4">
<draw:frame draw:style-name="fr1" draw:name="Image269" text:anchor-type="as-char" svg:width="6.9236in" svg:height="4.615733in" draw:z-index="0">
<draw:image xlink:href="../Images/AРМІЯINFORM/2023-06-11T74-00-00-04-00/raketa-kalibr-pusk-chorne-more.jpg" xlink:type="simple" xlink:show="embed" xlink:actuate="onLoad" draw:mime-type="image/jpeg"/>
</draw:frame>
Illustrative photo</text:p>
      <text:p text:style-name="P4">
As of 10:00 on 11.06.2023, the Black Sea is on combat duty 06 enemy ships; in the Azov Sea - 1 enemy ship; In the Mediterranean, there are up to 7 enemy ships on combat duty.</text:p>
      <text:p text:style-name="P4">
About it <text:a xlink:type="simple" xlink:href="https://www.facebook.com/navy.mil.gov.ua/posts/pfbid02F12tgArz2a8KszRBAedEPMi7BrjS5LZbxGbXnVJZNUPC7B6ohqEVG1fuU7MVua4rl" text:style-name="Internet_20_link" text:visited-style-name="Visited_20_Internet_20_Link">
reports</text:a>
Navy of the Armed Forces of Ukraine.</text:p>
      <text:p text:style-name="P4">
During the day, in the interests of the Russian Federation, the passage of the Kerch-Yenicral Strait was made:</text:p>
      <text:p text:style-name="P4">
31 vessels to the Azov Sea, 10 of them continued with the Bosphorus Strait;</text:p>
      <text:p text:style-name="P4">
There are 24 vessels to the Black Sea, 11 of them continued the movement in the direction of the Bosphorus.</text:p>
      <text:p text:style-name="P4">
The Russian Federation continues to violate the International Convention on the Protection of Human Life at the Sea of 1974.(SOLAS)by turning off automatic identification systems(AIS), on civil vessels in the Azov Sea.</text:p>
      <text:p text:style-name="P4">
News Source: <text:a xlink:type="simple" xlink:href="https://armyinform.com.ua/2023/06/11/u-chornomu-mori-na-bojovomu-cherguvanni-znahodytsya-shist-vorozhyh-korabliv/" text:style-name="Internet_20_link" text:visited-style-name="Visited_20_Internet_20_Link">
https://armyinform.com.ua/2023/06/11/u-chornomu-mori-na-bojovomu-cherguvanni-znahodytsya-shist-vorozhyh-korabliv/</text:a>
</text:p>
      <!--NEWS-->
      <text:h text:style-name="P10" text:outline-level="1">
<text:span text:style-name="T4">
The enemy struck 92 and made 45 shellings from the RSLS</text:span>
</text:h>
      <text:p text:style-name="P4">
Author: ['АРМІЯINFORM']</text:p>
      <text:p text:style-name="P4">
Time: 2023-06-11T75:00:00-04:00</text:p>
      <text:p text:style-name="P4">
Description: About Tse at Facebook, the General Staff of the ZSU. “Vorog Zavdav 92 AvIACIINI ... War with Ukraine 2022, War with Ukraine Latest News Today, News War with Ukraine 2022 Last for today, whether the war between Ukraine and Russia will be, and when, the war with Ukraine will be or not, it will be or not, it will be, whether the war with Ukraine in the near future says, the war with Ukraine, Ukrainian news today, Ukrainian news in Ukrainian media in Russian</text:p>
      <text:p text:style-name="P4">
Images: ['<text:a xlink:type="simple" xlink:href="https://armyinform.com.ua/wp-content/uploads/2022/10/2022-10-18-raketnyj-obstril-zhytomyra.jpg" text:style-name="Internet_20_link" text:visited-style-name="Visited_20_Internet_20_Link">
2022-10-18-raketnyj-obstril-zhytomyra.jpg</text:a>
']</text:p>
      <text:p text:style-name="P4">
Tags: ['STOPRUSSIA', 'АГРЕСІЯ РФ', 'ГШ ЗСУ']</text:p>
      <text:p text:style-name="P4">
Category: News</text:p>
      <!--METADATA-->
      <text:p text:style-name="P4">
<draw:frame draw:style-name="fr1" draw:name="Image270" text:anchor-type="as-char" svg:width="6.9236in" svg:height="3.893007in" draw:z-index="0">
<draw:image xlink:href="../Images/AРМІЯINFORM/2023-06-11T75-00-00-04-00/2022-10-18-raketnyj-obstril-zhytomyra.jpg" xlink:type="simple" xlink:show="embed" xlink:actuate="onLoad" draw:mime-type="image/jpeg"/>
</draw:frame>
Illustrative Photo <text:span text:style-name="T4">
 🔥 Situation on Russian Completion </text:span>
</text:p>
      <text:p text:style-name="P4">
About it on Facebook <text:a xlink:type="simple" xlink:href="https://www.facebook.com/GeneralStaff.ua/posts/pfbid0kCEB9ZAxuPsZT9fEtB23vV1EjJojeMyUe7ZgCEfbrCSEQLgzCQWWbmUF4EZyyfjTl" text:style-name="Internet_20_link" text:visited-style-name="Visited_20_Internet_20_Link">
reports</text:a>
The General Staff of the Armed Forces.</text:p>
      <text:p text:style-name="P4">
“The enemy has struck 92 aircraft strikes and made 45 shellings from jet system fire fire on the positions of our troops and settlements. Unfortunately, the Ezagyls and the injured among the civilians, private buildings were destroyed and damaged, ”the message reads.</text:p>
      <text:p text:style-name="P4">
The likelihood of rocket and aviation strikes throughout Ukraine is very high.</text:p>
      <text:p text:style-name="P4">
In addition, the enemy continues to focus the main efforts on the attempts to fully occupy the Luhansk and Donetsk regions, and heavy fights are ongoing. 35 combat clashes took place on the specified section of the front.</text:p>
      <text:p text:style-name="P4">
News Source: <text:a xlink:type="simple" xlink:href="https://armyinform.com.ua/2023/06/11/protyvnyk-zavdav-92-aviaczijnyh-udariv-ta-zdijsnyv-45-obstriliv-z-rszv/" text:style-name="Internet_20_link" text:visited-style-name="Visited_20_Internet_20_Link">
https://armyinform.com.ua/2023/06/11/protyvnyk-zavdav-92-aviaczijnyh-udariv-ta-zdijsnyv-45-obstriliv-z-rszv/</text:a>
</text:p>
      <!--NEWS-->
      <text:h text:style-name="P10" text:outline-level="1">
<text:span text:style-name="T4">
The enemy attacked drones of the border city in Sumy region - prosecutors document the consequences</text:span>
</text:h>
      <text:p text:style-name="P4">
Author: ['АРМІЯINFORM']</text:p>
      <text:p text:style-name="P4">
Time: 2023-06-11T76:00:00-04:00</text:p>
      <text:p text:style-name="P4">
Description: For the proprietary Kerivnitvva of the summary of the prosecutor's office of Rozdochatovo ... The war with Ukraine 2022, the war with Ukraine is the latest news today, the news war with Ukraine 2022 last today, will there be a war between Ukraine and Russia and when the war with Ukraine will be either in 2022 or there will be or there No, will there be a war with Ukraine in the near future, they say, the war with Ukraine, Ukrainian news today, Ukrainian news in Ukrainian media in Russian</text:p>
      <text:p text:style-name="P4">
Images: ['<text:a xlink:type="simple" xlink:href="https://armyinform.com.ua/wp-content/uploads/2022/10/obstrily-sumshhyna.jpg" text:style-name="Internet_20_link" text:visited-style-name="Visited_20_Internet_20_Link">
obstrily-sumshhyna.jpg</text:a>
']</text:p>
      <text:p text:style-name="P4">
Tags: ['STOPRUSSIA', 'АГРЕСІЯ РФ']</text:p>
      <text:p text:style-name="P4">
Category: News</text:p>
      <!--METADATA-->
      <text:p text:style-name="P4">
<draw:frame draw:style-name="fr1" draw:name="Image271" text:anchor-type="as-char" svg:width="6.9236in" svg:height="4.50034in" draw:z-index="0">
<draw:image xlink:href="../Images/AРМІЯINFORM/2023-06-11T76-00-00-04-00/obstrily-sumshhyna.jpg" xlink:type="simple" xlink:show="embed" xlink:actuate="onLoad" draw:mime-type="image/jpeg"/>
</draw:frame>
Illustrative photo</text:p>
      <text:p text:style-name="P4">
With the procedural leadership of the Sumy Regional Prosecutor's Office, pre -trial investigation was initiated after violation of the laws and customs of war(Part 1 of Art. 438 of the Criminal Code of Ukraine).</text:p>
      <text:p text:style-name="P4">
Про це<text:a xlink:type="simple" xlink:href="https://www.facebook.com/pgo.gov.ua/posts/pfbid09RE7ZicUgoANfxSsuuypocESGXrdnzANySqgtB5KzYnxDJcjHHnEdVV3u8RJYqYJl" text:style-name="Internet_20_link" text:visited-style-name="Visited_20_Internet_20_Link">
повідомляє</text:a>
Office of the Prosecutor General of Ukraine.</text:p>
      <text:p text:style-name="P4">
According to the investigation, on June 11, 2023, at about 00:50, the invaders attacked, three UAV central part of Bilopillya, Sumy region.</text:p>
      <text:p text:style-name="P4">
As a result of the attack of the enemy, three buildings were destroyed by fire, the wreckage of a multi -storey building was fragments, and windows were knocked out in many rooms.</text:p>
      <text:p text:style-name="P4">
Prosecutors in cooperation with other law enforcement officers document the consequences. The pre -trial investigation is carried out by investigators of the SBU SBU Department of the SUMS region.</text:p>
      <text:p text:style-name="P4">
News Source: <text:a xlink:type="simple" xlink:href="https://armyinform.com.ua/2023/06/11/vorog-atakuvav-bezpilotnykamy-prykordonne-misto-na-sumshhyni-prokurory-dokumentuyut-naslidky/" text:style-name="Internet_20_link" text:visited-style-name="Visited_20_Internet_20_Link">
https://armyinform.com.ua/2023/06/11/vorog-atakuvav-bezpilotnykamy-prykordonne-misto-na-sumshhyni-prokurory-dokumentuyut-naslidky/</text:a>
</text:p>
      <!--NEWS-->
      <text:h text:style-name="P10" text:outline-level="1">
<text:span text:style-name="T4">
Aviation of Defense Forces over the past day has made 16 beats in the enemy's concentration areas</text:span>
</text:h>
      <text:p text:style-name="P4">
Author: ['АРМІЯINFORM']</text:p>
      <text:p text:style-name="P4">
Time: 2023-06-11T77:00:00-04:00</text:p>
      <text:p text:style-name="P4">
Description: About Tse at Facebook, the General Staff of the ZSU. “Avіaatsіya defense forces for Past ... War with Ukraine 2022, War with Ukraine Latest News Today, News War with Ukraine 2022 The last for today, will there be a war between Ukraine and Russia, and when, the war with Ukraine in 2022 will be or not, Will there be a war with Ukraine in the near future, they say, the war with Ukraine, Ukrainian news today, Ukrainian news in Ukrainian media in Russian</text:p>
      <text:p text:style-name="P4">
Images: ['<text:a xlink:type="simple" xlink:href="https://armyinform.com.ua/wp-content/uploads/2023/03/war-1.jpg" text:style-name="Internet_20_link" text:visited-style-name="Visited_20_Internet_20_Link">
war-1.jpg</text:a>
']</text:p>
      <text:p text:style-name="P4">
Tags: ['STOPRUSSIA', 'АГРЕСІЯ РФ', 'ГШ ЗСУ', 'ХРОНІКА ОБОРОНИ']</text:p>
      <text:p text:style-name="P4">
Category: News</text:p>
      <!--METADATA-->
      <text:p text:style-name="P4">
<draw:frame draw:style-name="fr1" draw:name="Image272" text:anchor-type="as-char" svg:width="6.9236in" svg:height="4.501139in" draw:z-index="0">
<draw:image xlink:href="../Images/AРМІЯINFORM/2023-06-11T77-00-00-04-00/war-1.jpg" xlink:type="simple" xlink:show="embed" xlink:actuate="onLoad" draw:mime-type="image/jpeg"/>
</draw:frame>
Illustrative Photo <text:span text:style-name="T4">
 🔥 Situation on Russian invasion </text:span>
</text:p>
      <text:p text:style-name="P4">
About it on Facebook <text:a xlink:type="simple" xlink:href="https://www.facebook.com/GeneralStaff.ua/posts/pfbid0kCEB9ZAxuPsZT9fEtB23vV1EjJojeMyUe7ZgCEfbrCSEQLgzCQWWbmUF4EZyyfjTl" text:style-name="Internet_20_link" text:visited-style-name="Visited_20_Internet_20_Link">
reports</text:a>
The General Staff of the Armed Forces.</text:p>
      <text:p text:style-name="P4">
“Aviation of defense forces over the past day has made 16 beats in the areas of concentration of the personal staff and 2-on the anti-aircraft missile complexes of the enemy. Also, our organizations destroyed 4 enemy reconnaissance UAVs of different types. The unit and artillery units and artillery were struck by 2 management points, 5 districts of concentration of live force, weapons and military equipment, 1 arteler's unit at a firing position and 4 more important objects of the processor, ”the message reads.</text:p>
      <text:p text:style-name="P4">
News Source: <text:a xlink:type="simple" xlink:href="https://armyinform.com.ua/2023/06/11/aviacziya-syl-oborony-za-mynulu-dobu-zavdala-16-udariv-po-rajonah-zoseredzhennya-protyvnyka-2/" text:style-name="Internet_20_link" text:visited-style-name="Visited_20_Internet_20_Link">
https://armyinform.com.ua/2023/06/11/aviacziya-syl-oborony-za-mynulu-dobu-zavdala-16-udariv-po-rajonah-zoseredzhennya-protyvnyka-2/</text:a>
</text:p>
      <!--NEWS-->
      <text:h text:style-name="P10" text:outline-level="1">
<text:span text:style-name="T4">
The Ukrainian military seized and disposed of 1,176 explosive items for a week</text:span>
</text:h>
      <text:p text:style-name="P4">
Author: ['АРМІЯINFORM']</text:p>
      <text:p text:style-name="P4">
Time: 2023-06-11T78:00:00-04:00</text:p>
      <text:p text:style-name="P4">
Description: About Tse at Facebook, the perishable intercessor of the defenseor of the defense of Ukraine, Lieutenant General ... War with Ukraine 2022, war with Ukraine Latest news today, News War with Ukraine 2022 Last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6/352404955_1390437831738369_849396692648122051_n.jpg" text:style-name="Internet_20_link" text:visited-style-name="Visited_20_Internet_20_Link">
352404955_1390437831738369_849396692648122051_n.jpg</text:a>
']</text:p>
      <text:p text:style-name="P4">
Tags: ['STOPRUSSIA', 'АГРЕСІЯ РФ']</text:p>
      <text:p text:style-name="P4">
Category: News</text:p>
      <!--METADATA-->
      <text:p text:style-name="P4">
<draw:frame draw:style-name="fr1" draw:name="Image273" text:anchor-type="as-char" svg:width="6.9236in" svg:height="4.609964in" draw:z-index="0">
<draw:image xlink:href="../Images/AРМІЯINFORM/2023-06-11T78-00-00-04-00/352404955_1390437831738369_849396692648122051_n.jpg" xlink:type="simple" xlink:show="embed" xlink:actuate="onLoad" draw:mime-type="image/jpeg"/>
</draw:frame>
About it on Facebook <text:a xlink:type="simple" xlink:href="https://www.facebook.com/General.Pavlyuk/posts/pfbid0NvbCzDgn3LcrnDvBmx9At3jzUV8wJhaH4MnUx9APSHzpW38SgoxDJNNfHdZtJuX1l" text:style-name="Internet_20_link" text:visited-style-name="Visited_20_Internet_20_Link">
reported</text:a>
First Deputy Minister of Defense of Ukraine Lieutenant General Alexander Pavlyuk:</text:p>
      <text:p text:style-name="P4">
«Sapper units of the State Security Service of the Ministry of Defense and Command of Supporting the Armed Forces continue to work on cleaning the liberated territories of Ukraine from explosive objects.</text:p>
      <text:p text:style-name="P4">
From June 3 to June 9, nearly half a hundred demining groups of the Armed Forces of the Armed Forces and DSST were examined by 1524 hectares of terrain and agricultural land, 27.2 km of highways, 13 kmmlas and 25 km of transmission lines.</text:p>
      <text:p text:style-name="P4">
🔹 1176 GNP was seized and disposed of.</text:p>
      <text:p text:style-name="P4">
In total, since the beginning of the year, miners of the Armed Forces of the Armed Forces of the Armed Forces of the Armed Forces of the Armed Forces of the Armed Forces of the Armed Forces of the Armed Forces of the Armed Forces of the Armed Forces of the Armed Forces of the Armed Forces of the Armed Forces of Ukraine were communicated and destroyed by 93737 explosive objects.</text:p>
      <text:p text:style-name="P4">
Work continues, in particular, in the Kherson region, even in spite of a significant complication as a result of the exploration of the Russians of the Dams of the Kakhovka Hydroelectric Power Plant. Military department of units of the structures of the Ministry of Defense and the Armed Forces not only continue to fulfill the assigned tasks for demining, but also involved in the evacuation of civilian regulation and elimination of the consequences of this man -made catastrophe. "</text:p>
      <text:p text:style-name="P4">
News Source: <text:a xlink:type="simple" xlink:href="https://armyinform.com.ua/2023/06/11/ukrayinski-vijskovi-za-tyzhden-vyluchyly-ta-zneshkodyly-1176-vybuhonebezpechnyh-predmetiv/" text:style-name="Internet_20_link" text:visited-style-name="Visited_20_Internet_20_Link">
https://armyinform.com.ua/2023/06/11/ukrayinski-vijskovi-za-tyzhden-vyluchyly-ta-zneshkodyly-1176-vybuhonebezpechnyh-predmetiv/</text:a>
</text:p>
      <!--NEWS-->
      <text:h text:style-name="P10" text:outline-level="1">
<text:span text:style-name="T4">
In Ukraine a moment of silence</text:span>
</text:h>
      <text:p text:style-name="P4">
Author: ['АРМІЯINFORM']</text:p>
      <text:p text:style-name="P4">
Time: 2023-06-11T79:00:00-04:00</text:p>
      <text:p text:style-name="P4">
Description: Zgіdnu by decree of the president of Ukraine Volodimir Zelensky No. 143/2022, Khvilina Movchannya ... War with Ukraine 2022, war with Ukraine Latest news today, News War with Ukraine 2022 The last ones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2/10/candle.gif" text:style-name="Internet_20_link" text:visited-style-name="Visited_20_Internet_20_Link">
candle.gif</text:a>
']</text:p>
      <text:p text:style-name="P4">
Tags: ['STOPRUSSIA', 'АГРЕСІЯ РФ', 'ВТОРГНЕННЯ РФ', 'УКАЗ ПРЕЗИДЕНТА УКРАЇНИ', 'ХВИЛИНА МОВЧАННЯ']</text:p>
      <text:p text:style-name="P4">
Category: News</text:p>
      <!--METADATA-->
      <text:p text:style-name="P4">
<draw:frame draw:style-name="fr1" draw:name="Image274" text:anchor-type="as-char" svg:width="6.9236in" svg:height="3.895992in" draw:z-index="0">
<draw:image xlink:href="../Images/AРМІЯINFORM/2023-06-11T79-00-00-04-00/candle.gif" xlink:type="simple" xlink:show="embed" xlink:actuate="onLoad" draw:mime-type="image/gif"/>
</draw:frame>
According to <text:a xlink:type="simple" xlink:href="https://www.president.gov.ua/documents/1432022-41729" text:style-name="Internet_20_link" text:visited-style-name="Visited_20_Internet_20_Link">
with the decree of the President of Ukraine</text:a>
Volodymyrazellensky No. 143/2022, a minute of silence is spent daily at 9:00, it is beyond the media.</text:p>
      <text:p text:style-name="P4">
“For the purpose of honoring light memory, civic courage and dedication, strength of spirit, stability and heroic feat of warriors who died in the performance of flew tasks for the protection of state sovereignty and territorial compatibility To initiate a day at 9 o'clock 00 minutes of a nationwide minute of silence to the songs, who were killed as a result of armed aggression of the Russian Federation in the contrary of Ukraine, which to declare in all media, regardless of ownership, ”the document reads.</text:p>
      <text:p text:style-name="P4">
News Source: <text:a xlink:type="simple" xlink:href="https://armyinform.com.ua/2023/06/11/v-ukrayini-hvylyna-movchannya/" text:style-name="Internet_20_link" text:visited-style-name="Visited_20_Internet_20_Link">
https://armyinform.com.ua/2023/06/11/v-ukrayini-hvylyna-movchannya/</text:a>
</text:p>
      <!--NEWS-->
      <text:h text:style-name="P10" text:outline-level="1">
<text:span text:style-name="T4">
In Beryslav region, the occupiers hit the kindergarten - Natalia Humeniuk</text:span>
</text:h>
      <text:p text:style-name="P4">
Author: ['Дмитро Горбунов']</text:p>
      <text:p text:style-name="P4">
Time: 2023-06-11T80:00:00-04:00</text:p>
      <text:p text:style-name="P4">
Description: About the chief in the Efirphon “єini News”, the chief of the Obdnah was gone ... the war with Ukraine 2022, the war with Ukraine is the latest news today, the news with Ukraine 2022 is the last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4/photo_2022-11-16_13-45-44.jpg" text:style-name="Internet_20_link" text:visited-style-name="Visited_20_Internet_20_Link">
photo_2022-11-16_13-45-44.jpg</text:a>
']</text:p>
      <text:p text:style-name="P4">
Tags: ['STOPRUSSIA', 'АГРЕСІЯ РФ', 'ВІЙНА', 'НАТАЛІЯ ГУМЕНЮК']</text:p>
      <text:p text:style-name="P4">
Category: News</text:p>
      <!--METADATA-->
      <text:p text:style-name="P4">
<draw:frame draw:style-name="fr1" draw:name="Image275" text:anchor-type="as-char" svg:width="6.9236in" svg:height="4.61393in" draw:z-index="0">
<draw:image xlink:href="../Images/AРМІЯINFORM/2023-06-11T80-00-00-04-00/photo_2022-11-16_13-45-44.jpg" xlink:type="simple" xlink:show="embed" xlink:actuate="onLoad" draw:mime-type="image/jpeg"/>
</draw:frame>
About it on the air of the telemorathon <text:a xlink:type="simple" xlink:href="https://www.youtube.com/watch" text:style-name="Internet_20_link" text:visited-style-name="Visited_20_Internet_20_Link">
"uninodin"</text:a>
Natalia Humeniuk reported the Chief Coordinating Press Center of Defense forces of South of Ukraine.</text:p>
      <ul>
        <li>
The enemy again struck aviation strikes in Beryslav region. The invaders hit the garden. Five buildings are damaged in one settlement and two more. Thus, in the face of evacuation, the enemy continues to fire, - said Natalia Humeniuk.</li>
      </ul>
      <text:p text:style-name="P4">
She added that the Army have repeatedly warned Ukrainians about the possibilities of Russians after falling water. Most listened to this advice, but unfortunately, not everyone.</text:p>
      <text:p text:style-name="P4">
Natalia Humeniuk also commented on the current situation in the Black Sea.</text:p>
      <ul>
        <li>
In the Black Sea there is a fairly significant fuss. The Russians try to produce so that their ships are not in base points, but are inverted. In their view, they will be less vulnerable, ”the first rank explanala.</li>
      </ul>
      <text:p text:style-name="P4">
Finally, Natalia Humeniuk emphasized that after the recession of water it is not necessary to return to her premises quickly, and to coordinate the actions with a local power that has all the information.</text:p>
      <text:p text:style-name="P4">
News Source: <text:a xlink:type="simple" xlink:href="https://armyinform.com.ua/2023/06/11/na-beryslavshhyni-okupanty-vluchyly-v-dytyachyj-sadok-nataliya-gumenyuk/" text:style-name="Internet_20_link" text:visited-style-name="Visited_20_Internet_20_Link">
https://armyinform.com.ua/2023/06/11/na-beryslavshhyni-okupanty-vluchyly-v-dytyachyj-sadok-nataliya-gumenyuk/</text:a>
</text:p>
      <!--NEWS-->
      <text:h text:style-name="P10" text:outline-level="1">
<text:span text:style-name="T4">
The President of Ukraine has accepted the Minister of Climate Change and Environment</text:span>
</text:h>
      <text:p text:style-name="P4">
Author: ['АРМІЯINFORM']</text:p>
      <text:p text:style-name="P4">
Time: 2023-06-11T81:00:00-04:00</text:p>
      <text:p text:style-name="P4">
Description: President of Ukraine Volodymyr Zelensky, having given the Ministra Zwan Zmіni Klimatu ... War with Ukraine 2022, War with Ukraine Latest News today, News War with Ukraine 2022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6/f7512e9192b5a4200b92c6861335e59b_1686408031_extra_large.jpeg" text:style-name="Internet_20_link" text:visited-style-name="Visited_20_Internet_20_Link">
f7512e9192b5a4200b92c6861335e59b_1686408031_extra_large.jpeg</text:a>
']</text:p>
      <text:p text:style-name="P4">
Tags: ['STOPRUSSIA', 'АГРЕСІЯ РФ', 'ВОЛОДИМИР ЗЕЛЕНСЬКИЙ']</text:p>
      <text:p text:style-name="P4">
Category: News</text:p>
      <!--METADATA-->
      <text:p text:style-name="P4">
<draw:frame draw:style-name="fr1" draw:name="Image276" text:anchor-type="as-char" svg:width="6.9236in" svg:height="4.604691in" draw:z-index="0">
<draw:image xlink:href="../Images/AРМІЯINFORM/2023-06-11T81-00-00-04-00/f7512e9192b5a4200b92c6861335e59b_1686408031_extra_large.jpeg" xlink:type="simple" xlink:show="embed" xlink:actuate="onLoad" draw:mime-type="image/jpeg"/>
</draw:frame>
President of Ukraine Volodymyr Zelensky has accepted the Minister for Changing Climate Environment of the United Arab Emirates, Head of the International Affairs Office under the UAE President Mariam Almhair.</text:p>
      <text:p text:style-name="P4">
About it <text:a xlink:type="simple" xlink:href="https://www.president.gov.ua/news/prezident-ukrayini-prijnyav-ministra-z-pitan-zmini-klimatu-j-83529" text:style-name="Internet_20_link" text:visited-style-name="Visited_20_Internet_20_Link">
reports</text:a>
Office of the President of Ukraine.</text:p>
      <text:p text:style-name="P4">
Welcoming the UAE government representative in Kyiv, the head of the Ukrainian state noted the visit of the visit of the Emirate official and thanked the united Arab emirates for the support of the Ukrainian people and provided humanitarian assistance.</text:p>
      <text:p text:style-name="P4">
“We appreciate this visit and view it as evidence of Ukraine's support for such an influential state as the UAE. We are grateful for the assistance received from the Emirates and we consider that your state will continue this noble mission, ”said Volodymyr Zelensky.</text:p>
      <text:p text:style-name="P4">
The President attracted the Minister's attention to the consequences of Russia's environmental rates during a full -scale invasion of Ukraine and emphasized the under -condemnation of the aggressor for the crime of ecocid and to compensate for the damages.</text:p>
      <text:p text:style-name="P4">
Particular attention was paid to the implementation of the Ukrainian Taplan Peace Formula of Ukraine. The head of state especially emphasized the capabilities of the Emiracy Investment Funds and Business Circles to participate in the implementation of the programs.</text:p>
      <text:p text:style-name="P4">
News Source: <text:a xlink:type="simple" xlink:href="https://armyinform.com.ua/2023/06/11/prezydent-ukrayiny-pryjnyav-ministra-z-pytan-zminy-klimatu-j-navkolyshnogo-seredovyshha-oae/" text:style-name="Internet_20_link" text:visited-style-name="Visited_20_Internet_20_Link">
https://armyinform.com.ua/2023/06/11/prezydent-ukrayiny-pryjnyav-ministra-z-pytan-zminy-klimatu-j-navkolyshnogo-seredovyshha-oae/</text:a>
</text:p>
      <!--NEWS-->
      <text:h text:style-name="P10" text:outline-level="1">
<text:span text:style-name="T4">
Water is gradually retreating from Kherson region - the headquarters to eliminate the consequences</text:span>
</text:h>
      <text:p text:style-name="P4">
Author: ['АРМІЯINFORM']</text:p>
      <text:p text:style-name="P4">
Time: 2023-06-11T82:00:00-04:00</text:p>
      <text:p text:style-name="P4">
Description: About the ceremony of the headquarters of the Lіkvіdatsії Naslidkiv Pіdriva Kakhovo Ges Rosiyki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44ebe325-1f19-4248-be51-6b0e5346d4ef.jpg" text:style-name="Internet_20_link" text:visited-style-name="Visited_20_Internet_20_Link">
44ebe325-1f19-4248-be51-6b0e5346d4ef.jpg</text:a>
']</text:p>
      <text:p text:style-name="P4">
Tags: ['STOPRUSSIA', 'АГРЕСІЯ РФ', 'КАХОВСЬКА ГЕС', 'КАХОВСЬКА ГЕС/ШТАБ INFO']</text:p>
      <text:p text:style-name="P4">
Category: News</text:p>
      <!--METADATA-->
      <text:p text:style-name="P4">
<draw:frame draw:style-name="fr1" draw:name="Image277" text:anchor-type="as-char" svg:width="6.9236in" svg:height="4.116297in" draw:z-index="0">
<draw:image xlink:href="../Images/AРМІЯINFORM/2023-06-11T82-00-00-04-00/44ebe325-1f19-4248-be51-6b0e5346d4ef.jpg" xlink:type="simple" xlink:show="embed" xlink:actuate="onLoad" draw:mime-type="image/jpeg"/>
</draw:frame>
Illustrative photo</text:p>
      <text:p text:style-name="P4">
About it <text:a xlink:type="simple" xlink:href="https://t.me/shtab_kakhovska_hes/506" text:style-name="Internet_20_link" text:visited-style-name="Visited_20_Internet_20_Link">
reports</text:a>
The headquarters of the elimination of the Kakhovskaya hydroelectric power station by Russian terrorists:</text:p>
      <text:p text:style-name="P4">
“The area of flooded territories has almost doubled: from 139 to 77.78 kilometers. The flood level is 4.07 meters.</text:p>
      <text:p text:style-name="P4">
During yesterday, the water departed from three villages of Beryslav district - Nikolaevka, Lviv and Olgivka.</text:p>
      <text:p text:style-name="P4">
On the right bank, there are 32 settlements in which 3821 residential buildings have gone under water. In the temporarily occupied territories ,14 settlements were flooded.</text:p>
      <text:p text:style-name="P4">
The paths between the villages are gradually drained, but not everyone can still be used. ”</text:p>
      <text:p text:style-name="P4">
News Source: <text:a xlink:type="simple" xlink:href="https://armyinform.com.ua/2023/06/11/voda-postupovo-vidstupaye-z-hersonshhyny/" text:style-name="Internet_20_link" text:visited-style-name="Visited_20_Internet_20_Link">
https://armyinform.com.ua/2023/06/11/voda-postupovo-vidstupaye-z-hersonshhyny/</text:a>
</text:p>
      <!--NEWS-->
      <text:h text:style-name="P10" text:outline-level="1">
<text:span text:style-name="T4">
SES units neutralized 399 079 explosive items</text:span>
</text:h>
      <text:p text:style-name="P4">
Author: ['АРМІЯINFORM']</text:p>
      <text:p text:style-name="P4">
Time: 2023-06-11T83:00:00-04:00</text:p>
      <text:p text:style-name="P4">
Description: About the operational INFORMACHICH Roboti PIROTRICHICH PIDRODILIV DSNS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352832008_653686003465959_2544581631508758021_n.jpg" text:style-name="Internet_20_link" text:visited-style-name="Visited_20_Internet_20_Link">
352832008_653686003465959_2544581631508758021_n.jpg</text:a>
']</text:p>
      <text:p text:style-name="P4">
Tags: ['STOPRUSSIA', 'АГРЕСІЯ РФ']</text:p>
      <text:p text:style-name="P4">
Category: News</text:p>
      <!--METADATA-->
      <text:p text:style-name="P4">
<draw:frame draw:style-name="fr1" draw:name="Image278" text:anchor-type="as-char" svg:width="6.9236in" svg:height="7.77781in" draw:z-index="0">
<draw:image xlink:href="../Images/AРМІЯINFORM/2023-06-11T83-00-00-04-00/352832008_653686003465959_2544581631508758021_n.jpg" xlink:type="simple" xlink:show="embed" xlink:actuate="onLoad" draw:mime-type="image/jpeg"/>
</draw:frame>
About this <text:a xlink:type="simple" xlink:href="https://www.facebook.com/MNS.GOV.UA/posts/pfbid0rqCCyCFdFKLSj2SpNPWPBT1cHroeMv17A1pMoDnxzejJFsHbe5sSHnFy3tWjwDrnl" text:style-name="Internet_20_link" text:visited-style-name="Visited_20_Internet_20_Link">
it is referred</text:a>
in prompt information on the work of pyrotechnic units of the SES of Ukraine.</text:p>
      <text:p text:style-name="P4">
News Source: <text:a xlink:type="simple" xlink:href="https://armyinform.com.ua/2023/06/11/pidrozdily-dsns-zneshkodyly-399-079-vybuhonebezpechnyh-predmetiv/" text:style-name="Internet_20_link" text:visited-style-name="Visited_20_Internet_20_Link">
https://armyinform.com.ua/2023/06/11/pidrozdily-dsns-zneshkodyly-399-079-vybuhonebezpechnyh-predmetiv/</text:a>
</text:p>
      <!--NEWS-->
      <text:h text:style-name="P10" text:outline-level="1">
<text:span text:style-name="T4">
Alexei Reznikov thanked Canada for a new tranche of 500 million Canadian dollars</text:span>
</text:h>
      <text:p text:style-name="P4">
Author: ['АРМІЯINFORM']</text:p>
      <text:p text:style-name="P4">
Time: 2023-06-11T84:00:00-04:00</text:p>
      <text:p text:style-name="P4">
Description: About Tsinistra of the defense of Ukraine Oleksiy Reznikov, having written with Twitter: “I am a hotv Bi ... War with Ukraine 2022, War with Ukraine Latest news today, News War with Ukraine 2022 Last today, will there be a war between Ukraine and Russia and when,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6/fywrna0xsaazc0c.jpg" text:style-name="Internet_20_link" text:visited-style-name="Visited_20_Internet_20_Link">
fywrna0xsaazc0c.jpg</text:a>
']</text:p>
      <text:p text:style-name="P4">
Tags: ['STOPRUSSIA', 'АГРЕСІЯ РФ', 'АНІТА АНАНД', 'ОЛЕКСІЙ РЕЗНІКОВ']</text:p>
      <text:p text:style-name="P4">
Category: News</text:p>
      <!--METADATA-->
      <text:p text:style-name="P4">
<draw:frame draw:style-name="fr1" draw:name="Image279" text:anchor-type="as-char" svg:width="6.9236in" svg:height="4.615733in" draw:z-index="0">
<draw:image xlink:href="../Images/AРМІЯINFORM/2023-06-11T84-00-00-04-00/fywrna0xsaazc0c.jpg" xlink:type="simple" xlink:show="embed" xlink:actuate="onLoad" draw:mime-type="image/jpeg"/>
</draw:frame>
About it the Minister of Defense of Ukraine Alexei Reznikov <text:a xlink:type="simple" xlink:href="https://twitter.com/oleksiireznikov/status/1667899349014048775" text:style-name="Internet_20_link" text:visited-style-name="Visited_20_Internet_20_Link">
wrote</text:a>
Utwitter:</text:p>
      <text:p text:style-name="P4">
“I would like to thank my Canadian colleague Aniti Anand, the Canadian government of the Canadian people for a new tranche of 500 million Canadian dollar dollar dollar donors, as well as for all the support provided since 2014.</text:p>
      <text:p text:style-name="P4">
Our partnership is strong, we will win together. "</text:p>
      <text:p text:style-name="P4">
News Source: <text:a xlink:type="simple" xlink:href="https://armyinform.com.ua/2023/06/11/oleksij-reznikov-podyakuvav-kanadi-za-novyj-transh-u-rozmiri-500-miljoniv-kanadskyh-dolariv/" text:style-name="Internet_20_link" text:visited-style-name="Visited_20_Internet_20_Link">
https://armyinform.com.ua/2023/06/11/oleksij-reznikov-podyakuvav-kanadi-za-novyj-transh-u-rozmiri-500-miljoniv-kanadskyh-dolariv/</text:a>
</text:p>
      <!--NEWS-->
      <text:h text:style-name="P10" text:outline-level="1">
<text:span text:style-name="T4">
The consequences of Russian shelling as of 09:00 June 11</text:span>
</text:h>
      <text:p text:style-name="P4">
Author: ['АРМІЯINFORM']</text:p>
      <text:p text:style-name="P4">
Time: 2023-06-11T85:00:00-04:00</text:p>
      <text:p text:style-name="P4">
Description: About the Nadlits of the Rosiyskiye Stan at 09:00 11 Chervnya Military Media ... War with Ukraine 2022, War with Ukraine Latest news today, News War with Ukraine 2022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6/photo1686471853.jpeg" text:style-name="Internet_20_link" text:visited-style-name="Visited_20_Internet_20_Link">
photo1686471853.jpeg</text:a>
']</text:p>
      <text:p text:style-name="P4">
Tags: ['STOPRUSSIA', 'АГРЕСІЯ РФ']</text:p>
      <text:p text:style-name="P4">
Category: News</text:p>
      <!--METADATA-->
      <text:p text:style-name="P4">
<draw:frame draw:style-name="fr1" draw:name="Image280" text:anchor-type="as-char" svg:width="6.9236in" svg:height="4.627227in" draw:z-index="0">
<draw:image xlink:href="../Images/AРМІЯINFORM/2023-06-11T85-00-00-04-00/photo1686471853.jpeg" xlink:type="simple" xlink:show="embed" xlink:actuate="onLoad" draw:mime-type="image/jpeg"/>
</draw:frame>
On the consequences of Russian shelling as of 09:00 on June 11 <text:a xlink:type="simple" xlink:href="https://t.me/militarymediacenter/2195" text:style-name="Internet_20_link" text:visited-style-name="Visited_20_Internet_20_Link">
reports</text:a>
Military Media Center:</text:p>
      <text:p text:style-name="P4">
“According to the situational center of the Ministry of Defense of Ukraine information, during the last day, Russian troops fired the territory of 9 regions of Ukraine.</text:p>
      <text:p text:style-name="P4">
From different types of weapons(Rifle weapons, grenade launchers, mortars, artillery, SAU, RSZV, UAV, tactical aviation)123 settlements and 77 objects of infrastructure were attacked.</text:p>
      <text:p text:style-name="P4">
There are killed and injured among civilians, the number of victims is. ”</text:p>
      <text:p text:style-name="P4">
News Source: <text:a xlink:type="simple" xlink:href="https://armyinform.com.ua/2023/06/11/naslidky-rosijskyh-obstriliv-stanom-na-0900-11-chervnya/" text:style-name="Internet_20_link" text:visited-style-name="Visited_20_Internet_20_Link">
https://armyinform.com.ua/2023/06/11/naslidky-rosijskyh-obstriliv-stanom-na-0900-11-chervnya/</text:a>
</text:p>
      <!--NEWS-->
      <text:h text:style-name="P10" text:outline-level="1">
<text:span text:style-name="T4">
95 Ukrainians returned from captivity</text:span>
</text:h>
      <text:p text:style-name="P4">
Author: ['АРМІЯINFORM']</text:p>
      <text:p text:style-name="P4">
Time: 2023-06-11T86:00:00-04:00</text:p>
      <text:p text:style-name="P4">
Description: About the Verkhomlya, the Verkhovna is glad of Ukraine to be in the minds of the rights of the people's rights ... The war with Ukraine 2022, the war with Ukraine is the latest news today, the news war with Ukraine 2022 Last for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p>
      <text:p text:style-name="P4">
Tags: ['STOPRUSSIA', 'АГРЕСІЯ РФ']</text:p>
      <text:p text:style-name="P4">
Category: News</text:p>
      <!--METADATA-->
      <text:p text:style-name="P4">
About it <text:a xlink:type="simple" xlink:href="https://www.facebook.com/verkhovna.rada.ukraine/posts/pfbid02wLrrhZhUBv2KAE8bBT1oQ2maugnXuL4UsvCo3eHTmzFJbiYiZcWAUJpeFfe14uzSl" text:style-name="Internet_20_link" text:visited-style-name="Visited_20_Internet_20_Link">
reports</text:a>
The Verkhovna Rada of Ukraine with reference to the Ombudsman Dmitrylubin:</text:p>
      <text:p text:style-name="P4">
“95 of our people are at home!</text:p>
      <text:p text:style-name="P4">
These are warriors of the Armed Forces of Ukraine, the National Guard of Ukraine and the State Border Guard Service. They defended Ukraine in the hottest points - Umariupol, on the island of Snake, Chernobyl and under Bakhmut. Among them are the defenders of Azovstal.</text:p>
      <text:p text:style-name="P4">
They are currently waiting for rehabilitation - both physical and psychological. We also help to release from captivity restoring all the lost documents of the Tabankov cards. Their civil rights are required to be renewed.</text:p>
      <text:p text:style-name="P4">
Each of the returned is a hero. Let's not forget to thank and honor those who are protected!</text:p>
      <text:p text:style-name="P4">
Ahead - more. We work together with the Coordination Headquarters on the issue of prisoners of war to return everyone home. Every carpatration - make us closer to it.</text:p>
      <text:p text:style-name="P4">
In total, we were able to return 2 525 Ukrainians from the Russian captivity from Russian captivity. "</text:p>
      <text:p text:style-name="P4">
News Source: <text:a xlink:type="simple" xlink:href="https://armyinform.com.ua/2023/06/11/z-polonu-povernulys-shhe-95-ukrayincziv/" text:style-name="Internet_20_link" text:visited-style-name="Visited_20_Internet_20_Link">
https://armyinform.com.ua/2023/06/11/z-polonu-povernulys-shhe-95-ukrayincziv/</text:a>
</text:p>
      <!--NEWS-->
      <text:h text:style-name="P10" text:outline-level="1">
<text:span text:style-name="T4">
Situation in the Nikolaev area: military people help people in flooded settlements</text:span>
</text:h>
      <text:p text:style-name="P4">
Author: ['Дмитро Завтонов']</text:p>
      <text:p text:style-name="P4">
Time: 2023-06-11T87:00:00-04:00</text:p>
      <text:p text:style-name="P4">
Description: Pershii Namivni Namivka Pіdriva Rosіyans of Kakhovko Gowbli Vіdchuli on sobs Kilka ... War with Ukraine 2022, War with Ukraine Latest News today, News War with Ukraine 2022 Last for today, will there be a war between Ukraine and Russia and when, a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0_golovna-4.jpg" text:style-name="Internet_20_link" text:visited-style-name="Visited_20_Internet_20_Link">
0_golovna-4.jpg</text:a>
', '<text:a xlink:type="simple" xlink:href="https://armyinform.com.ua/wp-content/uploads/2023/06/1-3-2-150x150.jpg" text:style-name="Internet_20_link" text:visited-style-name="Visited_20_Internet_20_Link">
1-3-2-150x150.jpg</text:a>
', '<text:a xlink:type="simple" xlink:href="https://armyinform.com.ua/wp-content/uploads/2023/06/2-3-1-150x150.jpg" text:style-name="Internet_20_link" text:visited-style-name="Visited_20_Internet_20_Link">
2-3-1-150x150.jpg</text:a>
', '<text:a xlink:type="simple" xlink:href="https://armyinform.com.ua/wp-content/uploads/2023/06/3-26-150x150.jpg" text:style-name="Internet_20_link" text:visited-style-name="Visited_20_Internet_20_Link">
3-26-150x150.jpg</text:a>
', '<text:a xlink:type="simple" xlink:href="https://armyinform.com.ua/wp-content/uploads/2023/06/4-24-150x150.jpg" text:style-name="Internet_20_link" text:visited-style-name="Visited_20_Internet_20_Link">
4-24-150x150.jpg</text:a>
', '<text:a xlink:type="simple" xlink:href="https://armyinform.com.ua/wp-content/uploads/2023/06/5-25-150x150.jpg" text:style-name="Internet_20_link" text:visited-style-name="Visited_20_Internet_20_Link">
5-25-150x150.jpg</text:a>
', '<text:a xlink:type="simple" xlink:href="https://armyinform.com.ua/wp-content/uploads/2023/06/6-25-150x150.jpg" text:style-name="Internet_20_link" text:visited-style-name="Visited_20_Internet_20_Link">
6-25-150x150.jpg</text:a>
', '<text:a xlink:type="simple" xlink:href="https://armyinform.com.ua/wp-content/uploads/2023/06/7-23-150x150.jpg" text:style-name="Internet_20_link" text:visited-style-name="Visited_20_Internet_20_Link">
7-23-150x150.jpg</text:a>
', '<text:a xlink:type="simple" xlink:href="https://armyinform.com.ua/wp-content/uploads/2023/06/8-1-2-150x150.jpg" text:style-name="Internet_20_link" text:visited-style-name="Visited_20_Internet_20_Link">
8-1-2-150x150.jpg</text:a>
', '<text:a xlink:type="simple" xlink:href="https://armyinform.com.ua/wp-content/uploads/2023/06/9-17-150x150.jpg" text:style-name="Internet_20_link" text:visited-style-name="Visited_20_Internet_20_Link">
9-17-150x150.jpg</text:a>
', '<text:a xlink:type="simple" xlink:href="https://armyinform.com.ua/wp-content/uploads/2023/06/10-16-150x150.jpg" text:style-name="Internet_20_link" text:visited-style-name="Visited_20_Internet_20_Link">
10-16-150x150.jpg</text:a>
']</text:p>
      <text:p text:style-name="P4">
Tags: ['STOPRUSSIA', 'АГРЕСІЯ РФ', 'ВІЙНА', 'ВТОРГНЕННЯ РФ', 'ГРЕБЛЯ КАХОВСЬКОЇ ГЕС', 'КАХОВСЬКА ГЕС', 'КАХОВСЬКА ГЕС/ШТАБ INFO']</text:p>
      <text:p text:style-name="P4">
Category: News</text:p>
      <!--METADATA-->
      <text:p text:style-name="P4">
<draw:frame draw:style-name="fr1" draw:name="Image281" text:anchor-type="as-char" svg:width="6.9236in" svg:height="4.633042in" draw:z-index="0">
<draw:image xlink:href="../Images/AРМІЯINFORM/2023-06-11T87-00-00-04-00/0_golovna-4.jpg" xlink:type="simple" xlink:show="embed" xlink:actuate="onLoad" draw:mime-type="image/jpeg"/>
</draw:frame>
The first devastating consequences of the exploration of the Russians of the Kakhovsky Dam were felt on a disaster of the regions of Ukraine. Among them are Mykolaiv region. High water, including the villages of Novovasilovka Taafanasiyivka, Snigurov district, located on the bank of the Ingulets River, also came to some of its inhabited points.</text:p>
      <text:p text:style-name="P4">
But no inhabitant was left alone, and the help in the half -heated village of village almost immediately. The evacuation was carried out by the SES, the Armed Forces of Ukraine, local departments and volunteers.</text:p>
      <text:p text:style-name="P4">
The settlements are located on the bank of the Ingulets River, and for the usual conditions -made water landscapes were only in joy. Now, according to local men, more than one hundred homes have been flooded. People try to save at least something of their property and farms, but they do not lose hopes-most importantly they are alive.</text:p>
      <text:p text:style-name="P4">
<text:a xlink:type="simple" xlink:href="https://armyinform.com.ua/wp-content/uploads/2023/06/1-3-2.jpg" text:style-name="Internet_20_link" text:visited-style-name="Visited_20_Internet_20_Link">
!(Images/AРМІЯINFORM/2023-06-11T87-00-00-04-00/1-3-2-150x150.jpg)</text:a>
</text:p>
      <text:p text:style-name="P4">
<text:a xlink:type="simple" xlink:href="https://armyinform.com.ua/wp-content/uploads/2023/06/2-3-1.jpg" text:style-name="Internet_20_link" text:visited-style-name="Visited_20_Internet_20_Link">
<draw:frame draw:style-name="fr1" draw:name="Image282" text:anchor-type="as-char" svg:width="6.9236in" svg:height="6.9236in" draw:z-index="0">
<draw:image xlink:href="../Images/AРМІЯINFORM/2023-06-11T87-00-00-04-00/2-3-1-150x150.jpg" xlink:type="simple" xlink:show="embed" xlink:actuate="onLoad" draw:mime-type="image/jpeg"/>
</draw:frame>
</text:a>
</text:p>
      <text:p text:style-name="P4">
<text:a xlink:type="simple" xlink:href="https://armyinform.com.ua/wp-content/uploads/2023/06/3-26.jpg" text:style-name="Internet_20_link" text:visited-style-name="Visited_20_Internet_20_Link">
<draw:frame draw:style-name="fr1" draw:name="Image283" text:anchor-type="as-char" svg:width="6.9236in" svg:height="6.9236in" draw:z-index="0">
<draw:image xlink:href="../Images/AРМІЯINFORM/2023-06-11T87-00-00-04-00/3-26-150x150.jpg" xlink:type="simple" xlink:show="embed" xlink:actuate="onLoad" draw:mime-type="image/jpeg"/>
</draw:frame>
</text:a>
The crossing, which is about to move, is also waiting for volunteers who responded and came to the rescue almost instantly. There are many inhabitants here. This is the David Selodlia, as if he is native, because he often happens here.</text:p>
      <ul>
        <li>
We came to Afanasiyivka every two weeks after being de -occupation, before that, something was flooded. People in tears, in a panic, with broken hearts, do not know what to do further, because their homes, their cities, where they lived, flooded. Now they brought drinking water, hygiene products, in order to distribute to the needy people, - the volunteer David spoke.</li>
      </ul>
      <text:p text:style-name="P4">
<text:a xlink:type="simple" xlink:href="https://armyinform.com.ua/wp-content/uploads/2023/06/4-24.jpg" text:style-name="Internet_20_link" text:visited-style-name="Visited_20_Internet_20_Link">
!(Images/AРМІЯINFORM/2023-06-11T87-00-00-04-00/4-24-150x150.jpg)</text:a>
</text:p>
      <text:p text:style-name="P4">
<text:a xlink:type="simple" xlink:href="https://armyinform.com.ua/wp-content/uploads/2023/06/5-25.jpg" text:style-name="Internet_20_link" text:visited-style-name="Visited_20_Internet_20_Link">
<draw:frame draw:style-name="fr1" draw:name="Image284" text:anchor-type="as-char" svg:width="6.9236in" svg:height="6.9236in" draw:z-index="0">
<draw:image xlink:href="../Images/AРМІЯINFORM/2023-06-11T87-00-00-04-00/5-25-150x150.jpg" xlink:type="simple" xlink:show="embed" xlink:actuate="onLoad" draw:mime-type="image/jpeg"/>
</draw:frame>
</text:a>
</text:p>
      <text:p text:style-name="P4">
<text:a xlink:type="simple" xlink:href="https://armyinform.com.ua/wp-content/uploads/2023/06/6-25.jpg" text:style-name="Internet_20_link" text:visited-style-name="Visited_20_Internet_20_Link">
<draw:frame draw:style-name="fr1" draw:name="Image285" text:anchor-type="as-char" svg:width="6.9236in" svg:height="6.9236in" draw:z-index="0">
<draw:image xlink:href="../Images/AРМІЯINFORM/2023-06-11T87-00-00-04-00/6-25-150x150.jpg" xlink:type="simple" xlink:show="embed" xlink:actuate="onLoad" draw:mime-type="image/jpeg"/>
</draw:frame>
</text:a>
Nowadays, the urgent need for these settlements is water, because they will not be able to evacuate. Volunteers bring with them, of course, and food, medicine clothing.</text:p>
      <text:p text:style-name="P4">
<text:a xlink:type="simple" xlink:href="https://armyinform.com.ua/wp-content/uploads/2023/06/7-23.jpg" text:style-name="Internet_20_link" text:visited-style-name="Visited_20_Internet_20_Link">
<draw:frame draw:style-name="fr1" draw:name="Image286" text:anchor-type="as-char" svg:width="6.9236in" svg:height="6.9236in" draw:z-index="0">
<draw:image xlink:href="../Images/AРМІЯINFORM/2023-06-11T87-00-00-04-00/7-23-150x150.jpg" xlink:type="simple" xlink:show="embed" xlink:actuate="onLoad" draw:mime-type="image/jpeg"/>
</draw:frame>
</text:a>
</text:p>
      <text:p text:style-name="P4">
<text:a xlink:type="simple" xlink:href="https://armyinform.com.ua/wp-content/uploads/2023/06/8-1-2.jpg" text:style-name="Internet_20_link" text:visited-style-name="Visited_20_Internet_20_Link">
<draw:frame draw:style-name="fr1" draw:name="Image287" text:anchor-type="as-char" svg:width="6.9236in" svg:height="6.9236in" draw:z-index="0">
<draw:image xlink:href="../Images/AРМІЯINFORM/2023-06-11T87-00-00-04-00/8-1-2-150x150.jpg" xlink:type="simple" xlink:show="embed" xlink:actuate="onLoad" draw:mime-type="image/jpeg"/>
</draw:frame>
</text:a>
</text:p>
      <text:p text:style-name="P4">
<text:a xlink:type="simple" xlink:href="https://armyinform.com.ua/wp-content/uploads/2023/06/9-17.jpg" text:style-name="Internet_20_link" text:visited-style-name="Visited_20_Internet_20_Link">
<draw:frame draw:style-name="fr1" draw:name="Image288" text:anchor-type="as-char" svg:width="6.9236in" svg:height="6.9236in" draw:z-index="0">
<draw:image xlink:href="../Images/AРМІЯINFORM/2023-06-11T87-00-00-04-00/9-17-150x150.jpg" xlink:type="simple" xlink:show="embed" xlink:actuate="onLoad" draw:mime-type="image/jpeg"/>
</draw:frame>
</text:a>
</text:p>
      <text:p text:style-name="P4">
<text:a xlink:type="simple" xlink:href="https://armyinform.com.ua/wp-content/uploads/2023/06/10-16.jpg" text:style-name="Internet_20_link" text:visited-style-name="Visited_20_Internet_20_Link">
<draw:frame draw:style-name="fr1" draw:name="Image289" text:anchor-type="as-char" svg:width="6.9236in" svg:height="6.9236in" draw:z-index="0">
<draw:image xlink:href="../Images/AРМІЯINFORM/2023-06-11T87-00-00-04-00/10-16-150x150.jpg" xlink:type="simple" xlink:show="embed" xlink:actuate="onLoad" draw:mime-type="image/jpeg"/>
</draw:frame>
</text:a>
Under normal conditions, it would not be difficult to get to the village, especially having a Plivzasib, but now is too strong current, and without the help of the military - in no way. The military was completed, the military began to assist in evacuations.</text:p>
      <text:p text:style-name="P4">
People in Ukraine are indomitable, and watching how they united in this difficult -minute, you realize that neither the Great War nor the Great Water will take us.</text:p>
      <text:p text:style-name="P4">
News Source: <text:a xlink:type="simple" xlink:href="https://armyinform.com.ua/2023/06/11/sytuacziya-na-mykolayivshhyni-vijskovi-dopomagayut-lyudyam-u-pidtoplenyh-naselenyh-punktah/" text:style-name="Internet_20_link" text:visited-style-name="Visited_20_Internet_20_Link">
https://armyinform.com.ua/2023/06/11/sytuacziya-na-mykolayivshhyni-vijskovi-dopomagayut-lyudyam-u-pidtoplenyh-naselenyh-punktah/</text:a>
</text:p>
      <!--NEWS-->
      <text:h text:style-name="P10" text:outline-level="1">
<text:span text:style-name="T4">
New Artillery Ammunition of the Russian Federation is forbidden to use because of their self -detonation</text:span>
</text:h>
      <text:p text:style-name="P4">
Author: ['АРМІЯINFORM']</text:p>
      <text:p text:style-name="P4">
Time: 2023-06-11T88:00:00-04:00</text:p>
      <text:p text:style-name="P4">
Description: About the prison at the Vechirnyom Zvedenni General Staff of the ZSU. “Deflated by industriousness ... The war with Ukraine 2022, the war with Ukraine is the latest news today, the war with Ukraine 2022 is the last for today, whether the war between Ukraine and Russia will be, and when, the war with Ukraine in 2022 will be or not, will there be war With Ukraine, in the near future, they say, the war with Ukraine, Ukrainian news today, Ukrainian news in Ukrainian media in Russian</text:p>
      <text:p text:style-name="P4">
Images: ['<text:a xlink:type="simple" xlink:href="https://armyinform.com.ua/wp-content/uploads/2022/10/rashysty-tyagnut-boyeprypasy.jpg" text:style-name="Internet_20_link" text:visited-style-name="Visited_20_Internet_20_Link">
rashysty-tyagnut-boyeprypasy.jpg</text:a>
']</text:p>
      <text:p text:style-name="P4">
Tags: ['STOPRUSSIA', 'АГРЕСІЯ РФ', 'ВІЙНА', 'ВТОРГНЕННЯ РФ', 'ДУТА ВЕЛИЧ РОСАРМІЇ']</text:p>
      <text:p text:style-name="P4">
Category: News</text:p>
      <!--METADATA-->
      <text:p text:style-name="P4">
<draw:frame draw:style-name="fr1" draw:name="Image290" text:anchor-type="as-char" svg:width="6.9236in" svg:height="3.932388in" draw:z-index="0">
<draw:image xlink:href="../Images/AРМІЯINFORM/2023-06-11T88-00-00-04-00/rashysty-tyagnut-boyeprypasy.jpg" xlink:type="simple" xlink:show="embed" xlink:actuate="onLoad" draw:mime-type="image/jpeg"/>
</draw:frame>
Illustrative Photo <text:span text:style-name="T4">
 🔥 Situation on Russian invasion </text:span>
</text:p>
      <text:p text:style-name="P4">
About this <text:a xlink:type="simple" xlink:href="https://www.facebook.com/GeneralStaff.ua/posts/pfbid02DRBsAxmd7QtXJhTLfDfjbn24i8dGovgaMR4vBKSVtPYnjT2wm7AiiZdBdUhHp9EGl" text:style-name="Internet_20_link" text:visited-style-name="Visited_20_Internet_20_Link">
it is referred</text:a>
In the evening erection of the General Staff of the Armed Forces.</text:p>
      <text:p text:style-name="P4">
“The defense industry of the Russian Federation is experiencing international sanctions. Information, large parties of 122- and 152 mm artillery ammunition 20123 are prohibited for use through their self-detothization. Back, there is a deterioration of the level of provision of units of occupation and military equipment, ”the message reads.</text:p>
      <text:p text:style-name="P4">
It is noted that in Zaporizhzhya and Kherson directions the enemy continues defensive actions. He struck aviation blows in the areas of Novoberislav of Takzatsky Kherson region.</text:p>
      <text:p text:style-name="P4">
News Source: <text:a xlink:type="simple" xlink:href="https://armyinform.com.ua/2023/06/11/novi-artylerijski-boyeprypasy-rf-zaboroneni-do-vykorystannya-cherez-yih-samodetonacziyu/" text:style-name="Internet_20_link" text:visited-style-name="Visited_20_Internet_20_Link">
https://armyinform.com.ua/2023/06/11/novi-artylerijski-boyeprypasy-rf-zaboroneni-do-vykorystannya-cherez-yih-samodetonacziyu/</text:a>
</text:p>
      <!--NEWS-->
      <text:h text:style-name="P10" text:outline-level="1">
<text:span text:style-name="T4">
Ukrainian soldiers liberated the village of Blessed - Valery Shershn</text:span>
</text:h>
      <text:p text:style-name="P4">
Author: ['Дмитро Горбунов']</text:p>
      <text:p text:style-name="P4">
Time: 2023-06-11T89:00:00-04:00</text:p>
      <text:p text:style-name="P4">
Description: About the teenager Zvilnnnya of the Blessed in the Efіrі Telemarafon “єini News” Rospovyv ... War with Ukraine 2022, war with Ukraine Latest news today, News War with Ukraine 2022 Last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6/photo_2023-06-06_11-11-13.jpg" text:style-name="Internet_20_link" text:visited-style-name="Visited_20_Internet_20_Link">
photo_2023-06-06_11-11-13.jpg</text:a>
']</text:p>
      <text:p text:style-name="P4">
Tags: ['STOPRUSSIA', 'ВАЛЕРІЙ ШЕРШЕНЬ', 'ВІЙНА', 'ВТОРГНЕННЯ РФ']</text:p>
      <text:p text:style-name="P4">
Category: News</text:p>
      <!--METADATA-->
      <text:p text:style-name="P4">
<draw:frame draw:style-name="fr1" draw:name="Image291" text:anchor-type="as-char" svg:width="6.9236in" svg:height="4.858059in" draw:z-index="0">
<draw:image xlink:href="../Images/AРМІЯINFORM/2023-06-11T89-00-00-04-00/photo_2023-06-06_11-11-13.jpg" xlink:type="simple" xlink:show="embed" xlink:actuate="onLoad" draw:mime-type="image/jpeg"/>
</draw:frame>
Valery Shershn</text:p>
      <text:p text:style-name="P4">
About the details of the liberation of the village Blessed on the air of a telecommunication <text:a xlink:type="simple" xlink:href="https://www.youtube.com/watch" text:style-name="Internet_20_link" text:visited-style-name="Visited_20_Internet_20_Link">
"Unin"</text:a>
Valery Shershn, a contorted Press Center of Tavriysk Defense Forces, told Valery Shershn.</text:p>
      <ul>
        <li>
With all responsibility the author is to announce the release of the settlement, which is on the border of Donetsk and Zaporizhzhya regions. Warriors of the Separate Eger Brigade named after Oleksa Dovbush were made. The operation was successfully conducted in cooperation with other units of the Tavriysky Defense Forces. By the way, the first assault group was managed by the deputy commander of the brigade. He was a subordinates - and on this fact he wants to focus. The invaders resisted the last. Our warriors showed some ingenuity, a hole in the wall and hit the room with a grenade launcher, ”the Armed Forces officer stood.</li>
      </ul>
      <text:p text:style-name="P4">
He stressed that the surviving invaders, who at the end of the battle, were offered to surrender.</text:p>
      <ul>
        <li>
Only six occupiers made up weapons, among which representatives of the so -called "DNR" or "LNR" and two other - servicemen of the Russian Federation. The state flag of Ukraine over the fertile hung a warrior on the pseudo "Olympus". After raising the Swacons of Administrative Building, local residents who were occupied by the Ukrainian army. There was boundless joy, tears of happiness. Our warriors said that such moments were pushed by the movements, liberating all the Ukrainian land, - summed up Valery Shershn.</li>
      </ul>
      <text:p text:style-name="P4">
News Source: <text:a xlink:type="simple" xlink:href="https://armyinform.com.ua/2023/06/11/ukrayinski-voyiny-zvilnyly-selyshhe-blagodatne-valerij-shershen/" text:style-name="Internet_20_link" text:visited-style-name="Visited_20_Internet_20_Link">
https://armyinform.com.ua/2023/06/11/ukrayinski-voyiny-zvilnyly-selyshhe-blagodatne-valerij-shershen/</text:a>
</text:p>
      <!--NEWS-->
      <text:h text:style-name="P10" text:outline-level="1">
<text:span text:style-name="T4">
The culprit of the explosion at the Kakhovskaya hydroelectric power plant can only be Russia - Maasicas</text:span>
</text:h>
      <text:p text:style-name="P4">
Authors: Ukrinform (Person)</text:p>
      <text:p text:style-name="P4">
Publisher: Укринформ (Organization)</text:p>
      <text:p text:style-name="P4">
Published Time: 2023-06-11T8:08:00+03:00</text:p>
      <text:p text:style-name="P4">
Modified Time: 2023-06-11T22:08:00+03:00</text:p>
      <text:p text:style-name="P4">
Description: The journalistic protocol obliges leading international media and news agencies, such as Bloomberg and Reuters, who wrote about the undermining of the Kakhovski HPP dam, to give the word and the Russian side. However, the European community has clearly expressed that the culprit of the catastrophe can be only the Russian Federation. - Ukrinform.</text:p>
      <text:p text:style-name="P4">
Images: ['<text:a xlink:type="simple" xlink:href="https://static.ukrinform.com/photos/2021_12/thumb_files/630_360_1639397473-458.jpg" text:style-name="Internet_20_link" text:visited-style-name="Visited_20_Internet_20_Link">
630_360_16393...</text:a>
']</text:p>
      <text:p text:style-name="P4">
Tags: ['Вибух', 'Каховська ГЕС', 'Маасікас', 'Війна з Росією', 'Єдині новини']</text:p>
      <text:p text:style-name="P4">
Type: Article</text:p>
      <!--METADATA-->
      <text:p text:style-name="P4">
<draw:frame draw:style-name="fr1" draw:name="Image292" text:anchor-type="as-char" svg:width="6.9236in" svg:height="3.956343in" draw:z-index="0">
<draw:image xlink:href="../Images/yкринформ/2023-06-11T8-08-00-03-00/630_360_1639397473-458.jpg" xlink:type="simple" xlink:show="embed" xlink:actuate="onLoad" draw:mime-type="image/jpeg"/>
</draw:frame>
The journalistic protocol obliges leading international media and news agencies, such as Bloomberg and Reuters, who wrote about the undermining of the Kakhovski HPP dam, to give the word and the Russian side. However, the European community has clearly expressed that the culprit of the catastrophe can be only the Russian Federation.</text:p>
      <text:p text:style-name="P4">
According to Ukrinform, this is in an interview with the channel <text:a xlink:type="simple" xlink:href="https://youtu.be/yErLHjfPDPw" text:style-name="Internet_20_link" text:visited-style-name="Visited_20_Internet_20_Link">
Freedom</text:a>
The EU Ambassador, the head of the EU Delegation Matti Maasikas, said.</text:p>
      <text:p text:style-name="P4">
“This is a terrible tragedy that followed <text:a xlink:type="simple" xlink:href="https://www.ukrinform.ua/tag-vibuh" text:style-name="Internet_20_link" text:visited-style-name="Visited_20_Internet_20_Link">
explosion</text:a>
But the destruction of the dam in Nova Kakhovka is in fact a good example. Yes, there is a journalistic protocol that is obliged to give the word to the opposite side. But you see how a few policies such as the President of the European Council Charlmicell, the high representative of the EU on Foreign Policy and Security Policy, Josepborrell, said only Russia, ”Maasikas said.</text:p>
      <text:p text:style-name="P4">
He added that international publications, in addition to the comments of the parties, also take into account the experts.</text:p>
      <text:p text:style-name="P4">
“There are also several different experts who say that in all logic, only Russia will be. And this is obvious, since this dam is a nad -Russian occupation. They in any case bear for this responsibility, ”he said.</text:p>
      <text:p text:style-name="P4">
<text:span text:style-name="T4">
 Read also: </text:span>
 <text:a xlink:type="simple" xlink:href="https://www.ukrinform.ua/rubric-polytics/3718944-predstavnictvo-es-uze-spivpracue-z-partnerami-dla-dopomogi-kahovskij-ges-maasikas.html" text:style-name="Internet_20_link" text:visited-style-name="Visited_20_Internet_20_Link">
EU Delegation already cooperates with partners for Kakhovskaya Hydroment Highways - <text:span text:style-name="T4">
 Maasikas </text:span>
</text:a>
In an interview, Maasikas also noted that the Ukrainians had no motivation to blow up the dam.</text:p>
      <text:p text:style-name="P4">
As reported <text:a xlink:type="simple" xlink:href="https://www.ukrinform.ua/rubric-other_news/3720776-pidriv-rosianami-kahovskoi-ges-usi-novini.html" text:style-name="Internet_20_link" text:visited-style-name="Visited_20_Internet_20_Link">
Ukrinform</text:a>
, at night, on June 6, the Russian army blown up the dam of Kakhovka hydroelectric power station.</text:p>
      <text:p text:style-name="P4">
In the Kherson region, the evacuation of the population from dangerous places for which Yerizik flooding as a result of the blasting of the Kakhovka hydroelectric power station began.</text:p>
      <text:p text:style-name="P4">
News Source: <text:a xlink:type="simple" xlink:href="https://www.ukrinform.ua/rubric-polytics/3721505-vinuvaticeu-vibuhu-na-kahovskij-ges-moze-buti-lise-rosia-maasikas.html" text:style-name="Internet_20_link" text:visited-style-name="Visited_20_Internet_20_Link">
https://www.ukrinform.ua/rubric-polytics/3721505-vinuvaticeu-vibuhu-na-kahovskij-ges-moze-buti-lise-rosia-maasikas.html</text:a>
</text:p>
      <!--NEWS-->
      <text:h text:style-name="P10" text:outline-level="1">
<text:span text:style-name="T4">
In the Bakhmut direction, the occupiers lost many paratroopers</text:span>
</text:h>
      <text:p text:style-name="P4">
Author: ['АРМІЯINFORM']</text:p>
      <text:p text:style-name="P4">
Time: 2023-06-11T90:00:00-04:00</text:p>
      <text:p text:style-name="P4">
Description: About the General Headquarters of the ZSU. “Rosіyska federalics, Rosv’s liable for it ... The war with Ukraine 2022, the war with Ukraine is the latest news today, the war with Ukraine 2022 is the last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2/10/znyshheni-okupanty.jpg" text:style-name="Internet_20_link" text:visited-style-name="Visited_20_Internet_20_Link">
znyshheni-okupanty.jpg</text:a>
']</text:p>
      <text:p text:style-name="P4">
Tags: ['STOPRUSSIA', 'АГРЕСІЯ РФ', 'ВІЙНА', 'ВТОРГНЕННЯ РФ', 'ГШ ЗСУ']</text:p>
      <text:p text:style-name="P4">
Category: News</text:p>
      <!--METADATA-->
      <text:p text:style-name="P4">
<draw:frame draw:style-name="fr1" draw:name="Image293" text:anchor-type="as-char" svg:width="6.9236in" svg:height="4.669584in" draw:z-index="0">
<draw:image xlink:href="../Images/AРМІЯINFORM/2023-06-11T90-00-00-04-00/znyshheni-okupanty.jpg" xlink:type="simple" xlink:show="embed" xlink:actuate="onLoad" draw:mime-type="image/jpeg"/>
</draw:frame>
Illustrative Photo <text:span text:style-name="T4">
 🔥 Situation on Russian invasion </text:span>
</text:p>
      <text:p text:style-name="P4">
About it <text:a xlink:type="simple" xlink:href="https://www.facebook.com/GeneralStaff.ua/posts/pfbid02DRBsAxmd7QtXJhTLfDfjbn24i8dGovgaMR4vBKSVtPYnjT2wm7AiiZdBdUhHp9EGl" text:style-name="Internet_20_link" text:visited-style-name="Visited_20_Internet_20_Link">
reports</text:a>
The General Staff of the Armed Forces.</text:p>
      <text:p text:style-name="P4">
“The Russian Federation, in its solved war, continues to experience significant losses in the power. In particular, due to unsuccessful assault actions and attempts to improve the tactical position in the Bakhmut direction, many personnel stored units of airborne troops, ”the message reads.</text:p>
      <text:p text:style-name="P4">
It is noted that recently, among the mobilized personnel of the enemy, there is a depressed mood due to misunderstanding of the tasks of the so -called special military operation. Also, the moral status of the occupiers is influenced by the uncertainty of the timing of involvement in the fighting in the armed forces.</text:p>
      <text:p text:style-name="P4">
News Source: <text:a xlink:type="simple" xlink:href="https://armyinform.com.ua/2023/06/11/na-bahmutskomu-napryamku-okupanty-vtratyly-bagato-vijskovosluzhbovcziv-povitryano-desantnyh-vijsk/" text:style-name="Internet_20_link" text:visited-style-name="Visited_20_Internet_20_Link">
https://armyinform.com.ua/2023/06/11/na-bahmutskomu-napryamku-okupanty-vtratyly-bagato-vijskovosluzhbovcziv-povitryano-desantnyh-vijsk/</text:a>
</text:p>
      <!--NEWS-->
      <text:h text:style-name="P10" text:outline-level="1">
<text:span text:style-name="T4">
Aviation of Defense Forces has struck 6 strokes by enemy concentration areas</text:span>
</text:h>
      <text:p text:style-name="P4">
Author: ['АРМІЯINFORM']</text:p>
      <text:p text:style-name="P4">
Time: 2023-06-11T91:00:00-04:00</text:p>
      <text:p text:style-name="P4">
Description: About the General Headquarters of the ZSU. “The Avіiaziya defense forces for Dob took 6 hit ... the war with Ukraine 2022, the war with Ukraine is the latest news today, the war with Ukraine 2022 is the last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2/06/foto-aviacziya.jpg" text:style-name="Internet_20_link" text:visited-style-name="Visited_20_Internet_20_Link">
foto-aviacziya.jpg</text:a>
']</text:p>
      <text:p text:style-name="P4">
Tags: ['STOPRUSSIA', 'ВІЙНА', 'ВТОРГНЕННЯ РФ', 'ГШ ЗСУ']</text:p>
      <text:p text:style-name="P4">
Category: News</text:p>
      <!--METADATA-->
      <text:p text:style-name="P4">
<draw:frame draw:style-name="fr1" draw:name="Image294" text:anchor-type="as-char" svg:width="6.9236in" svg:height="5.385022in" draw:z-index="0">
<draw:image xlink:href="../Images/AРМІЯINFORM/2023-06-11T91-00-00-04-00/foto-aviacziya.jpg" xlink:type="simple" xlink:show="embed" xlink:actuate="onLoad" draw:mime-type="image/jpeg"/>
</draw:frame>
Illustrative Photo <text:span text:style-name="T4">
 🔥 Situation on Russian invasion </text:span>
</text:p>
      <text:p text:style-name="P4">
About it <text:a xlink:type="simple" xlink:href="https://www.facebook.com/GeneralStaff.ua/posts/pfbid02DRBsAxmd7QtXJhTLfDfjbn24i8dGovgaMR4vBKSVtPYnjT2wm7AiiZdBdUhHp9EGl" text:style-name="Internet_20_link" text:visited-style-name="Visited_20_Internet_20_Link">
reports</text:a>
The General Staff of the Armed Forces.</text:p>
      <text:p text:style-name="P4">
"Aviation of defense forces per day made 6 beats in the areas of concentration of the personal staff of the enemy," - the message reads.</text:p>
      <text:p text:style-name="P4">
It is noted that the departments of missile troops and artillery during the day were struck by 2 management points, 2 artillery units at the firing positions of the enemy's taradiocation station.</text:p>
      <text:p text:style-name="P4">
News Source: <text:a xlink:type="simple" xlink:href="https://armyinform.com.ua/2023/06/11/aviacziya-syl-oborony-zavdala-6-udariv-po-rajonah-zoseredzhennya-protyvnyka-2/" text:style-name="Internet_20_link" text:visited-style-name="Visited_20_Internet_20_Link">
https://armyinform.com.ua/2023/06/11/aviacziya-syl-oborony-zavdala-6-udariv-po-rajonah-zoseredzhennya-protyvnyka-2/</text:a>
</text:p>
      <!--NEWS-->
      <text:h text:style-name="P10" text:outline-level="1">
<text:span text:style-name="T4">
Volodymyr Zelenskyy, together with Justin Trudeau, addressed Canadian journalists</text:span>
</text:h>
      <text:p text:style-name="P4">
Author: ['АРМІЯINFORM']</text:p>
      <text:p text:style-name="P4">
Time: 2023-06-11T92:00:00-04:00</text:p>
      <text:p text:style-name="P4">
Description: About the President of Ukraine, the OFIS OFIS: “So Buva - I s ... War with Ukraine 2022, War with Ukraine Latest News today, News War with Ukraine 2022 Last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p>
      <text:p text:style-name="P4">
Tags: ['STOPRUSSIA', 'АГРЕСІЯ РФ', 'ВОЛОДИМИР ЗЕЛЕНСЬКИЙ']</text:p>
      <text:p text:style-name="P4">
Category: News</text:p>
      <!--METADATA-->
      <text:p text:style-name="P4">
About this <text:a xlink:type="simple" xlink:href="https://www.facebook.com/watch/" text:style-name="Internet_20_link" text:visited-style-name="Visited_20_Internet_20_Link">
it is referred</text:a>
Presidential Office Celebration:</text:p>
      <text:p text:style-name="P4">
"It happens - and with journalists especially - when life puts a preying choice: to become a hero? It happens that it is much easier to bypass such a choice and stay somewhere in the gray area between good and evil - in the zinosajuneutrality. But anyone who does not pass it and resists evil, who is inheritance of things by their names and spreads the truth - can become a hero not only for a day. We live at a time when our freedom depends on all of us, when the world has to know the full truth about every crime against freedom in one world so that freedom is preserved everywhere. Evil now claims not only the country or another country, but on values. Our values with you. To be cut. And I thank you - and all Canada - for not joking with evil. I am for the support of our struggle for freedom!”</text:p>
      <text:p text:style-name="P4">
Volodymyr Zelensky, together with Justin Trudeau, addressed the Canadian journalists within the Press Gallery Dinner, which is held in Ottawa by the Gallery of the Channel Parliamentary Press. This organization includes well -known Canadian media, including: Politico, CNN, Wall Street Journal, Reuters, Bloomberg News, CBC News.</text:p>
      <text:p text:style-name="P4">
News Source: <text:a xlink:type="simple" xlink:href="https://armyinform.com.ua/2023/06/11/volodymyr-zelenskyj-spilno-z-dzhastinom-tryudo-zvernuvsya-do-kanadskyh-zhurnalistiv/" text:style-name="Internet_20_link" text:visited-style-name="Visited_20_Internet_20_Link">
https://armyinform.com.ua/2023/06/11/volodymyr-zelenskyj-spilno-z-dzhastinom-tryudo-zvernuvsya-do-kanadskyh-zhurnalistiv/</text:a>
</text:p>
      <!--NEWS-->
      <text:h text:style-name="P10" text:outline-level="1">
<text:span text:style-name="T4">
In Marinka area our defenders reflected 12 enemy attacks</text:span>
</text:h>
      <text:p text:style-name="P4">
Author: ['АРМІЯINFORM']</text:p>
      <text:p text:style-name="P4">
Time: 2023-06-11T93:00:00-04:00</text:p>
      <text:p text:style-name="P4">
Description: About the prison at the Vechirnyom Zvedenni General Staff of the ZSU. “The enemy is ZoServzhu ... the war with Ukraine 2022, the war with Ukraine is the latest news today, the war with Ukraine 2022 is the last for today, will there be a war between Ukraine and Russia and when, the war with Ukraine in 2022 will be or not, will there be war With Ukraine, in the near future, they say, the war with Ukraine, Ukrainian news today, Ukrainian news in Ukrainian media in Russian</text:p>
      <text:p text:style-name="P4">
Images: ['<text:a xlink:type="simple" xlink:href="https://armyinform.com.ua/wp-content/uploads/2023/04/ataky-voroga.jpg" text:style-name="Internet_20_link" text:visited-style-name="Visited_20_Internet_20_Link">
ataky-voroga.jpg</text:a>
']</text:p>
      <text:p text:style-name="P4">
Tags: ['STOPRUSSIA', 'АГРЕСІЯ РФ', 'ВІЙНА', 'ВТОРГНЕННЯ РФ', 'ГШ ЗСУ']</text:p>
      <text:p text:style-name="P4">
Category: News</text:p>
      <!--METADATA-->
      <text:p text:style-name="P4">
<draw:frame draw:style-name="fr1" draw:name="Image295" text:anchor-type="as-char" svg:width="6.9236in" svg:height="4.608521in" draw:z-index="0">
<draw:image xlink:href="../Images/AРМІЯINFORM/2023-06-11T93-00-00-04-00/ataky-voroga.jpg" xlink:type="simple" xlink:show="embed" xlink:actuate="onLoad" draw:mime-type="image/jpeg"/>
</draw:frame>
Illustrative Photo <text:span text:style-name="T4">
 🔥 Situation on Russian invasion </text:span>
</text:p>
      <text:p text:style-name="P4">
About this <text:a xlink:type="simple" xlink:href="https://www.facebook.com/GeneralStaff.ua/posts/pfbid02DRBsAxmd7QtXJhTLfDfjbn24i8dGovgaMR4vBKSVtPYnjT2wm7AiiZdBdUhHp9EGl" text:style-name="Internet_20_link" text:visited-style-name="Visited_20_Internet_20_Link">
it is referred</text:a>
In the evening erection of the General Staff of the Armed Forces.</text:p>
      <text:p text:style-name="P4">
“The enemy concentrates major efforts on Liman, Bakhmut, Avdiiv and Mary's directions, and heavy battles are ongoing. There were 19 fighting collisions during the report, ”the message reads.</text:p>
      <text:p text:style-name="P4">
It is noted that in the Lyman direction during the day the enemy of the ovbezhid offensive actions in the area of Bigorivka. He has caused the Air Force of Neskoye Luhansk, as well as Ivanivka and Tornsky Donetsk region. The artillery shelling was suffered by Nevskoye, Novoselivske, Bigoriv Kalugansk region and Yampolivka, Torke, Verkhnamyanskoye and Spearnedonetsk region.</text:p>
      <text:p text:style-name="P4">
In the Bakhmut direction, the enemy struck air strikes in the area of the Toretskadonetsk region. From enemy artillery shelling the districts of Rozdolivka, Vasyukivka, Orikhovo-Vasylivka, Ivanivske, Biolavo, Friendship, Toretsk, Iron, North in Donetsk were injured.</text:p>
      <text:p text:style-name="P4">
In the Avdeevsky direction, the enemy carried out offensive actions in the direction of Avdiivka, had no success, there he struck aviation. Filling firing areas of the settlements Orlovka, Avdiivka, Severne, Pervomaisk, Karlovka and Nevelskoye Donetsk region.</text:p>
      <text:p text:style-name="P4">
In the Mariinsky direction, our defenders repelled all 12 enemy attacks in the Marinka's city. At the same time, the enemy made artillery shelling of Narrasnogorivka, sharp, St. George, Marinka, Viceda and Novomikhailivkidonetsk region</text:p>
      <text:p text:style-name="P4">
News Source: <text:a xlink:type="simple" xlink:href="https://armyinform.com.ua/2023/06/11/v-rajoni-maryinky-nashi-zahysnyky-vidbyly-12-vorozhyh-atak/" text:style-name="Internet_20_link" text:visited-style-name="Visited_20_Internet_20_Link">
https://armyinform.com.ua/2023/06/11/v-rajoni-maryinky-nashi-zahysnyky-vidbyly-12-vorozhyh-atak/</text:a>
</text:p>
      <!--NEWS-->
      <text:h text:style-name="P10" text:outline-level="1">
<text:span text:style-name="T4">
It is very important that representatives of international justice in their own eyes see the consequences of a Russian terrorist attack on the Kakhovskaya hydroelectric power station - President</text:span>
</text:h>
      <text:p text:style-name="P4">
Author: ['АРМІЯINFORM']</text:p>
      <text:p text:style-name="P4">
Time: 2023-06-11T94:00:00-04:00</text:p>
      <text:p text:style-name="P4">
Description: About the President of Ukraine, having said to his athletic Nakrikinz 473th day of Viyn. ... War with Ukraine 2022, War with Ukraine latest news today, News War with Ukraine 2022 The last for today, will there be a war between Ukraine and Russia and when, the war with Ukraine in 2022 will be or not, will there be a war with Ukraine in In the near future they say, the war with Ukraine, Ukrainian news today, Ukrainian news in Ukrainian media in Russian</text:p>
      <text:p text:style-name="P4">
Images: ['<text:a xlink:type="simple" xlink:href="https://armyinform.com.ua/wp-content/uploads/2023/06/b35e6c87ec1851a6006a8ec006e5d41d_1686508900_extra_large.png" text:style-name="Internet_20_link" text:visited-style-name="Visited_20_Internet_20_Link">
b35e6c87ec1851a6006a8ec006e5d41d_1686508900_extra_large.png</text:a>
']</text:p>
      <text:p text:style-name="P4">
Tags: ['STOPRUSSIA', 'ВІЙНА', 'ВОЛОДИМИР ЗЕЛЕНСЬКИЙ', 'ВТОРГНЕННЯ РФ']</text:p>
      <text:p text:style-name="P4">
Category: News</text:p>
      <!--METADATA-->
      <text:p text:style-name="P4">
<draw:frame draw:style-name="fr1" draw:name="Image296" text:anchor-type="as-char" svg:width="6.9236in" svg:height="3.859907in" draw:z-index="0">
<draw:image xlink:href="../Images/AРМІЯINFORM/2023-06-11T94-00-00-04-00/b35e6c87ec1851a6006a8ec006e5d41d_1686508900_extra_large.png" xlink:type="simple" xlink:show="embed" xlink:actuate="onLoad" draw:mime-type="image/png"/>
</draw:frame>
About it the President of Ukraine <text:a xlink:type="simple" xlink:href="https://www.president.gov.ua/news/duzhe-vazhlivo-sho-predstavniki-mizhnarodnogo-pravosuddya-na-83553" text:style-name="Internet_20_link" text:visited-style-name="Visited_20_Internet_20_Link">
said</text:a>
In its conclusion at the end of the 473rd day of the war.</text:p>
      <text:p text:style-name="P4">
“Today, 95 more of our people have been returned from Russian captivity, 31 of them were Mariupol's defender. Most are ordinary and sergeants, two officers. Arms, National Guard, border guards. I thank our team: Budanov, Yermak, baby, lubin, who is engaged in exchanges, thank you for this result. Well done guys!Every Ukrainian, we have to pull every Ukrainian from Russian.</text:p>
      <text:p text:style-name="P4">
We continue our rescue operation in the south of Ukraine, and about 4 thousand people have been evacuated. Dozens of cities and villages remain flooded, the worst situation, as before, on a temporarily occupied part of Kherson region.</text:p>
      <text:p text:style-name="P4">
Again and again we thank our people: military, police officers, rescuers. I thank separately to volunteers, doctors, local authorities - to all who help to reflect people after a catastrophe at the Kakhovka hydroelectric power station, and especially thanks to those who help to get people, in particular, from the occupied territories. It is extremely difficult, dangerous, it is a special heroism. Thank you for every saved life!</text:p>
      <text:p text:style-name="P4">
Russian terrorists continue to fire evacuation routes, punctures, boats on which people are taken out ... Today, three people were killed as a result of one of the same. It was an evacuation from Kardashinka, villages on the Left Bank of Kherson region ... The invaders created this disaster, undermined the Swing, threw people in the flooded cities and villages, and they still set up boats after which people try to take away ... even more innicated than you, the Russian state.</text:p>
      <text:p text:style-name="P4">
Representatives of the International Criminal Court visited the Kherson region these days. The first day after the disaster, the Prosecutor General sent a corresponding appeal to the Office of the International Criminal Court to the Office of the International Criminal Court to investigate this disaster, and the work has already begun.The full and fair responsibility of Russian terrorists and the terrorist state itself is a prerequisite that there will be no more repetition of such evil in the world.</text:p>
      <text:p text:style-name="P4">
Today, our state has taken another sanctional step. Against those who will serve the evil that the Russian state became. Against those who have helped to destroy the diligence in Russia and play one of the key roles in repression by natively occupied our territory and in the territory of Russia itself. 178 of the samists were added to our sanctions lists on the submission of the Security Service of Ukraine. And we will do our best and every one of this list of assistants of the Russian dictatorship is true of everything they had done against people and freedom. For every broken fate and for every criminal decision, which helps to turn into a terrorist state.</text:p>
      <text:p text:style-name="P4">
And one more. Of course, I am grateful to our soldiers for this day. Each of our battle, each of our division. Khortytsya, Tavriya - all who are contagious, all who are in positions, everyone who helps ... I thank you!Thank you for every book, for every battle, for every destroyed occupier!</text:p>
      <text:p text:style-name="P4">
Glory to our heroes!Glory to all who protect the life of Ukraine and Ukrainians!</text:p>
      <text:p text:style-name="P4">
We will win!</text:p>
      <text:p text:style-name="P4">
Glory to Ukraine!", - the address reads.</text:p>
      <text:p text:style-name="P4">
News Source: <text:a xlink:type="simple" xlink:href="https://armyinform.com.ua/2023/06/11/duzhe-vazhlyvo-shhoby-predstavnyky-mizhnarodnogo-pravosuddya-na-vlasni-ochi-pobachyly-naslidky-rosijskogo-teraktu-na-kahovskij-ges-prezydent/" text:style-name="Internet_20_link" text:visited-style-name="Visited_20_Internet_20_Link">
https://armyinform.com.ua/2023/06/11/duzhe-vazhlyvo-shhoby-predstavnyky-mizhnarodnogo-pravosuddya-na-vlasni-ochi-pobachyly-naslidky-rosijskogo-teraktu-na-kahovskij-ges-prezydent/</text:a>
</text:p>
      <!--NEWS-->
      <text:h text:style-name="P10" text:outline-level="1">
<text:span text:style-name="T4">
Blessed and Makarivka - Anna Malyar</text:span>
</text:h>
      <text:p text:style-name="P4">
Author: ['АРМІЯINFORM']</text:p>
      <text:p text:style-name="P4">
Time: 2023-06-11T95:00:00-04:00</text:p>
      <text:p text:style-name="P4">
Description: About Tse, the defender of Ministra defense of Ukraine, Ganna Malel Maular Maldomil with Telegram: “Salog ... War with Ukraine 2022, War with Ukraine Latest news today, News War with Ukraine 2022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4/artylerysty.jpg" text:style-name="Internet_20_link" text:visited-style-name="Visited_20_Internet_20_Link">
artylerysty.jpg</text:a>
']</text:p>
      <text:p text:style-name="P4">
Tags: ['STOPRUSSIA', 'АГРЕСІЯ РФ', 'ГАННА МАЛЯР']</text:p>
      <text:p text:style-name="P4">
Category: News</text:p>
      <!--METADATA-->
      <text:p text:style-name="P4">
<draw:frame draw:style-name="fr1" draw:name="Image297" text:anchor-type="as-char" svg:width="6.9236in" svg:height="4.615733in" draw:z-index="0">
<draw:image xlink:href="../Images/AРМІЯINFORM/2023-06-11T95-00-00-04-00/artylerysty.jpg" xlink:type="simple" xlink:show="embed" xlink:actuate="onLoad" draw:mime-type="image/jpeg"/>
</draw:frame>
Illustrative photo</text:p>
      <text:p text:style-name="P4">
About this Deputy Minister of Defense of Ukraine Anna Malyar <text:a xlink:type="simple" xlink:href="https://t.me/annamaliar/840" text:style-name="Internet_20_link" text:visited-style-name="Visited_20_Internet_20_Link">
reported</text:a>
In Telegram:</text:p>
      <text:p text:style-name="P4">
“As of now.</text:p>
      <text:p text:style-name="P4">
In the directions on which the offensive is conducted:</text:p>
      <text:p text:style-name="P4">
In the Bakhmut direction, our troops continue the assault. There is success in the Berch reservoir. Moved forward by 250 m.</text:p>
      <text:p text:style-name="P4">
In the south there is a promotion in two directions from 300 to 1500 meters.</text:p>
      <text:p text:style-name="P4">
Blessed and Makarivka settlements are deocal.</text:p>
      <text:p text:style-name="P4">
In the directions where our troops are in defense:</text:p>
      <text:p text:style-name="P4">
No position is lost. "</text:p>
      <text:p text:style-name="P4">
News Source: <text:a xlink:type="simple" xlink:href="https://armyinform.com.ua/2023/06/11/deokupovano-naseleni-punkty-blagodatne-i-makarivka-ganna-malyar/" text:style-name="Internet_20_link" text:visited-style-name="Visited_20_Internet_20_Link">
https://armyinform.com.ua/2023/06/11/deokupovano-naseleni-punkty-blagodatne-i-makarivka-ganna-malyar/</text:a>
</text:p>
      <!--NEWS-->
      <text:h text:style-name="P10" text:outline-level="1">
<text:span text:style-name="T4">
32 settlements on the right bank of the Dnieper remain flooded</text:span>
</text:h>
      <text:p text:style-name="P4">
Author: ['АРМІЯINFORM']</text:p>
      <text:p text:style-name="P4">
Time: 2023-06-11T96:00:00-04:00</text:p>
      <text:p text:style-name="P4">
Description: The village at 20:00 on the river. Dnipro at the site of the post “Kherson”, to lead the postup of the Zniznnya ... The war with Ukraine 2022, the war with Ukraine is the latest news today, the News War with Ukraine 2022 is the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6/351165940_654052293429330_4609318391939389769_n.jpg" text:style-name="Internet_20_link" text:visited-style-name="Visited_20_Internet_20_Link">
351165940_654052293429330_4609318391939389769_n.jpg</text:a>
']</text:p>
      <text:p text:style-name="P4">
Tags: ['STOPRUSSIA', 'АГРЕСІЯ РФ', 'КАХОВСЬКА ГЕС', 'КАХОВСЬКА ГЕС/ШТАБ INFO']</text:p>
      <text:p text:style-name="P4">
Category: News</text:p>
      <!--METADATA-->
      <text:p text:style-name="P4">
<draw:frame draw:style-name="fr1" draw:name="Image298" text:anchor-type="as-char" svg:width="6.9236in" svg:height="4.617987in" draw:z-index="0">
<draw:image xlink:href="../Images/AРМІЯINFORM/2023-06-11T96-00-00-04-00/351165940_654052293429330_4609318391939389769_n.jpg" xlink:type="simple" xlink:show="embed" xlink:actuate="onLoad" draw:mime-type="image/jpeg"/>
</draw:frame>
As of 20:00 on the Dnieper River in the post of Kherson post there is a gradual cost of water and is at 3.6 m level(reduced by 50 cm from the beginning; reduced from maximum level 177 cm). На Каховському водосховищі устворі поста «Нікополь» відмічається зниження рівня води (since the accident)by 7.67 m.</text:p>
      <text:p text:style-name="P4">
About it <text:a xlink:type="simple" xlink:href="https://www.facebook.com/MNS.GOV.UA/posts/pfbid0e3z4STE8Zd4BfcgTrJU3bmWfS1UqHBsNdgUyMDpvyDQJDPFcCW6ZwqbB5kWY3XcGl" text:style-name="Internet_20_link" text:visited-style-name="Visited_20_Internet_20_Link">
reports</text:a>
SES of Ukraine.</text:p>
      <text:p text:style-name="P4">
The flooded remaining 32 settlements(3 801 House, Reduction on 20 buildings)On the right bank of the Dnieper River and 14 settlements(are in a temporarily occupied territory).</text:p>
      <text:p text:style-name="P4">
Всього до ліквідації наслідків залучено близько 2 тис. осіб та понад 260 од.техніки (Of these, 839 people from the local authorities of tabulad organizations are 388 and 81 -day. Tech., from catastrophe medicine 13 and 5 units. ti.).</text:p>
      <text:p text:style-name="P4">
Від ДСНС залучено 760 осіб та 174 од. техніки, з них 47 плавзасобів (incl. 5 of the detachments of SES). У м. Херсон знаходиться мобільна оперативна групаапарату ДСНС та техніка підвищеної прохідності (5 units Bohun snowmobiles).</text:p>
      <text:p text:style-name="P4">
Безпосередню координацію робіт, залучення сил та засобів, проведенняевакуаційних заходів здійснює Штаб з ліквідації наслідків надзвичайноїситуації.</text:p>
      <text:p text:style-name="P4">
Підрозділами ДСНС проводилися роботи з евакуації населення, оповіщення задопомогою гучномовців, облаштування перешкод. Врятовано 702 особи (incl. 30 children and 40 low -mobility persons). Надано психологічну допомогу 371 особі. Зпочатку робіт по лінії 101 та 112 надійшло 1034 звернення громадян, з яких всівиконані.</text:p>
      <text:p text:style-name="P4">
News Source: <text:a xlink:type="simple" xlink:href="https://armyinform.com.ua/2023/06/11/hersonska-oblast-operatyvna-sytuacziya-shhodo-likvidacziyi-naslidkiv-pidryvu-kahovskoyi-ges/" text:style-name="Internet_20_link" text:visited-style-name="Visited_20_Internet_20_Link">
https://armyinform.com.ua/2023/06/11/hersonska-oblast-operatyvna-sytuacziya-shhodo-likvidacziyi-naslidkiv-pidryvu-kahovskoyi-ges/</text:a>
</text:p>
      <!--NEWS-->
      <text:h text:style-name="P10" text:outline-level="1">
<text:span text:style-name="T4">
The Russians are leading war on the old Soviet manual - Sergey Cherevaty</text:span>
</text:h>
      <text:p text:style-name="P4">
Author: ['Дмитро Горбунов']</text:p>
      <text:p text:style-name="P4">
Time: 2023-06-11T97:00:00-04:00</text:p>
      <text:p text:style-name="P4">
Description: About the operational situation on the similarity of the Country in the Ephiri Telemarafon “єini ... war with Ukraine 2022, the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cherevatyj-2.jpg" text:style-name="Internet_20_link" text:visited-style-name="Visited_20_Internet_20_Link">
cherevatyj-2.jpg</text:a>
']</text:p>
      <text:p text:style-name="P4">
Tags: ['STOPRUSSIA', 'АГРЕСІЯ РФ', 'ВІЙНА', 'ВТОРГНЕННЯ РФ', 'ЧЕРЕВАТИЙ']</text:p>
      <text:p text:style-name="P4">
Category: News</text:p>
      <!--METADATA-->
      <text:p text:style-name="P4">
<draw:frame draw:style-name="fr1" draw:name="Image299" text:anchor-type="as-char" svg:width="6.9236in" svg:height="4.61393in" draw:z-index="0">
<draw:image xlink:href="../Images/AРМІЯINFORM/2023-06-11T97-00-00-04-00/cherevatyj-2.jpg" xlink:type="simple" xlink:show="embed" xlink:actuate="onLoad" draw:mime-type="image/jpeg"/>
</draw:frame>
About the operational situation in the east of our country on the air of a telecommunication <text:a xlink:type="simple" xlink:href="https://www.youtube.com/watch" text:style-name="Internet_20_link" text:visited-style-name="Visited_20_Internet_20_Link">
"Unin"</text:a>
The spokesman of the Eastern Urell of the Armed Forces of the Armed Forces Colonel Sergei Cherevaty told.</text:p>
      <ul>
        <li>
Positive battles continue in the Bakhmut direction. The enemy, using the interactive and reactive artillery, strikes our positions. 280 times this day he beat us with various calibers. The invaders also inflicted 7 Aviar. There were 5 combat clashes, during which we destroyed 92 invaders. 164 of the Russian were injured and one was captured. In addition, there are: two enemy tanks, an infantry fighting machine, a combat vehicle of the landing, an armored car, two drones, a PTRK, an anti -tank gun, one field composition of the swab and three cars that brought the ammunition, - said the officer.</li>
      </ul>
      <text:p text:style-name="P4">
The officer added that Ukrainian soldiers use rotary measures that the enemy is being carried out and, under proper tactical conditions, contracted.</text:p>
      <text:p text:style-name="P4">
-Light, sometimes from a few hundred meters to one and a half or two kilometers, we release our land. We find the weaknesses of the enemy and use our studies to achieve tactical advantages and to make the enemy maximum losses, - said Sergey Cherevaty.</text:p>
      <text:p text:style-name="P4">
According to him, unfortunately, the enemy has more artillery systems of camps. However, they are leading the war on the old Soviet manual.</text:p>
      <ul>
        <li>
For example, if they need to destroy an object, they get the techniques to go out how many shells are needed. We act more than more. Yes, first we conduct a powerful intelligence, and also a consciousness of UAV. Only then we beat so that the first shot is destroyed, - said Sergei Cherevaty.</li>
      </ul>
      <text:p text:style-name="P4">
News Source: <text:a xlink:type="simple" xlink:href="https://armyinform.com.ua/2023/06/11/rosiyany-vedut-vijnu-za-starym-radyanskym-posibnykom-sergij-cherevatyj/" text:style-name="Internet_20_link" text:visited-style-name="Visited_20_Internet_20_Link">
https://armyinform.com.ua/2023/06/11/rosiyany-vedut-vijnu-za-starym-radyanskym-posibnykom-sergij-cherevatyj/</text:a>
</text:p>
      <!--NEWS-->
      <text:h text:style-name="P10" text:outline-level="1">
<text:span text:style-name="T4">
Near Bakhmut in a lane of "Cold" enemy stopped active assault actions</text:span>
</text:h>
      <text:p text:style-name="P4">
Author: ['АРМІЯINFORM']</text:p>
      <text:p text:style-name="P4">
Time: 2023-06-11T98:00:00-04:00</text:p>
      <text:p text:style-name="P4">
Description: About the Group of Group VIISK ZS Ukrainian: “At Bakhmutsya Light ... War with Ukraine 2022, War with Ukraine Latest news today, News War with Ukraine 2022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6/353057643_602652418633420_4276893653195684588_n.jpg" text:style-name="Internet_20_link" text:visited-style-name="Visited_20_Internet_20_Link">
353057643_602652418633420_4276893653195684588_n.jpg</text:a>
', '<text:a xlink:type="simple" xlink:href="https://armyinform.com.ua/wp-content/uploads/2023/06/353436414_602653158633346_6046857256860666058_n-150x150.jpg" text:style-name="Internet_20_link" text:visited-style-name="Visited_20_Internet_20_Link">
353436414_602653158633346_6046857256860666058_n-150x150.jpg</text:a>
', '<text:a xlink:type="simple" xlink:href="https://armyinform.com.ua/wp-content/uploads/2023/06/353438443_602652881966707_9116057721639130812_n-150x150.jpg" text:style-name="Internet_20_link" text:visited-style-name="Visited_20_Internet_20_Link">
353438443_602652881966707_9116057721639130812_n-150x150.jpg</text:a>
', '<text:a xlink:type="simple" xlink:href="https://armyinform.com.ua/wp-content/uploads/2023/06/353446753_602653318633330_7756765587049741794_n-150x150.jpg" text:style-name="Internet_20_link" text:visited-style-name="Visited_20_Internet_20_Link">
353446753_602653318633330_7756765587049741794_n-150x150.jpg</text:a>
', '<text:a xlink:type="simple" xlink:href="https://armyinform.com.ua/wp-content/uploads/2023/06/353452296_602653111966684_2260365290586013550_n-150x150.jpg" text:style-name="Internet_20_link" text:visited-style-name="Visited_20_Internet_20_Link">
353452296_602653111966684_2260365290586013550_n-150x150.jpg</text:a>
', '<text:a xlink:type="simple" xlink:href="https://armyinform.com.ua/wp-content/uploads/2023/06/353625694_602653191966676_3223960888160562319_n-150x150.jpg" text:style-name="Internet_20_link" text:visited-style-name="Visited_20_Internet_20_Link">
353625694_602653191966676_3223960888160562319_n-150x150.jpg</text:a>
', '<text:a xlink:type="simple" xlink:href="https://armyinform.com.ua/wp-content/uploads/2023/06/353656978_602652838633378_6288616262507022265_n-150x150.jpg" text:style-name="Internet_20_link" text:visited-style-name="Visited_20_Internet_20_Link">
353656978_602652838633378_6288616262507022265_n-150x150.jpg</text:a>
', '<text:a xlink:type="simple" xlink:href="https://armyinform.com.ua/wp-content/uploads/2023/06/353666362_602653278633334_8741344450586511619_n-150x150.jpg" text:style-name="Internet_20_link" text:visited-style-name="Visited_20_Internet_20_Link">
353666362_602653278633334_8741344450586511619_n-150x150.jpg</text:a>
', '<text:a xlink:type="simple" xlink:href="https://armyinform.com.ua/wp-content/uploads/2023/06/353675135_602652771966718_1000026888796001075_n-150x150.jpg" text:style-name="Internet_20_link" text:visited-style-name="Visited_20_Internet_20_Link">
353675135_602652771966718_1000026888796001075_n-150x150.jpg</text:a>
']</text:p>
      <text:p text:style-name="P4">
Tags: ['STOPRUSSIA', 'АГРЕСІЯ РФ']</text:p>
      <text:p text:style-name="P4">
Category: News</text:p>
      <!--METADATA-->
      <text:p text:style-name="P4">
<draw:frame draw:style-name="fr1" draw:name="Image300" text:anchor-type="as-char" svg:width="6.9236in" svg:height="4.608521in" draw:z-index="0">
<draw:image xlink:href="../Images/AРМІЯINFORM/2023-06-11T98-00-00-04-00/353057643_602652418633420_4276893653195684588_n.jpg" xlink:type="simple" xlink:show="embed" xlink:actuate="onLoad" draw:mime-type="image/jpeg"/>
</draw:frame>
About this <text:a xlink:type="simple" xlink:href="https://www.facebook.com/UALandForces/posts/pfbid0MySU77Bh48cPxwkiG79pWH8m6PJLWFbVpJst73jeXZXBYUdwUZw4DHHph7MQfda4l" text:style-name="Internet_20_link" text:visited-style-name="Visited_20_Internet_20_Link">
it is referred</text:a>
In the report of the Land Forces of the Armed Forces of Ukraine:</text:p>
      <text:p text:style-name="P4">
“In the Bakhmut direction, in the Kholodnoyarka liability lane, he has enemy active assault actions.</text:p>
      <text:p text:style-name="P4">
However, he tries to impress the forces of defense with artillery fire.</text:p>
      <text:p text:style-name="P4">
That is why the replacement of infantry in positions occurs as deeply as possible.</text:p>
      <text:p text:style-name="P4">
The movement of troops is preceded by careful planning and preparation.</text:p>
      <text:p text:style-name="P4">
As the fighters change in positions - in the photo report of the OMBR "Cold Yar":</text:p>
      <text:p text:style-name="P4">
<text:a xlink:type="simple" xlink:href="https://armyinform.com.ua/wp-content/uploads/2023/06/353436414_602653158633346_6046857256860666058_n.jpg" text:style-name="Internet_20_link" text:visited-style-name="Visited_20_Internet_20_Link">
!(Images/AРМІЯINFORM/2023-06-11T98-00-00-04-00/353436414_602653158633346_6046857256860666058_n-150x150.jpg)</text:a>
</text:p>
      <text:p text:style-name="P4">
<text:a xlink:type="simple" xlink:href="https://armyinform.com.ua/wp-content/uploads/2023/06/353438443_602652881966707_9116057721639130812_n.jpg" text:style-name="Internet_20_link" text:visited-style-name="Visited_20_Internet_20_Link">
<draw:frame draw:style-name="fr1" draw:name="Image301" text:anchor-type="as-char" svg:width="6.9236in" svg:height="6.9236in" draw:z-index="0">
<draw:image xlink:href="../Images/AРМІЯINFORM/2023-06-11T98-00-00-04-00/353438443_602652881966707_9116057721639130812_n-150x150.jpg" xlink:type="simple" xlink:show="embed" xlink:actuate="onLoad" draw:mime-type="image/jpeg"/>
</draw:frame>
</text:a>
</text:p>
      <text:p text:style-name="P4">
<text:a xlink:type="simple" xlink:href="https://armyinform.com.ua/wp-content/uploads/2023/06/353446753_602653318633330_7756765587049741794_n.jpg" text:style-name="Internet_20_link" text:visited-style-name="Visited_20_Internet_20_Link">
<draw:frame draw:style-name="fr1" draw:name="Image302" text:anchor-type="as-char" svg:width="6.9236in" svg:height="6.9236in" draw:z-index="0">
<draw:image xlink:href="../Images/AРМІЯINFORM/2023-06-11T98-00-00-04-00/353446753_602653318633330_7756765587049741794_n-150x150.jpg" xlink:type="simple" xlink:show="embed" xlink:actuate="onLoad" draw:mime-type="image/jpeg"/>
</draw:frame>
</text:a>
</text:p>
      <text:p text:style-name="P4">
<text:a xlink:type="simple" xlink:href="https://armyinform.com.ua/wp-content/uploads/2023/06/353452296_602653111966684_2260365290586013550_n.jpg" text:style-name="Internet_20_link" text:visited-style-name="Visited_20_Internet_20_Link">
<draw:frame draw:style-name="fr1" draw:name="Image303" text:anchor-type="as-char" svg:width="6.9236in" svg:height="6.9236in" draw:z-index="0">
<draw:image xlink:href="../Images/AРМІЯINFORM/2023-06-11T98-00-00-04-00/353452296_602653111966684_2260365290586013550_n-150x150.jpg" xlink:type="simple" xlink:show="embed" xlink:actuate="onLoad" draw:mime-type="image/jpeg"/>
</draw:frame>
</text:a>
</text:p>
      <text:p text:style-name="P4">
<text:a xlink:type="simple" xlink:href="https://armyinform.com.ua/wp-content/uploads/2023/06/353625694_602653191966676_3223960888160562319_n.jpg" text:style-name="Internet_20_link" text:visited-style-name="Visited_20_Internet_20_Link">
<draw:frame draw:style-name="fr1" draw:name="Image304" text:anchor-type="as-char" svg:width="6.9236in" svg:height="6.9236in" draw:z-index="0">
<draw:image xlink:href="../Images/AРМІЯINFORM/2023-06-11T98-00-00-04-00/353625694_602653191966676_3223960888160562319_n-150x150.jpg" xlink:type="simple" xlink:show="embed" xlink:actuate="onLoad" draw:mime-type="image/jpeg"/>
</draw:frame>
</text:a>
</text:p>
      <text:p text:style-name="P4">
<text:a xlink:type="simple" xlink:href="https://armyinform.com.ua/wp-content/uploads/2023/06/353656978_602652838633378_6288616262507022265_n.jpg" text:style-name="Internet_20_link" text:visited-style-name="Visited_20_Internet_20_Link">
<draw:frame draw:style-name="fr1" draw:name="Image305" text:anchor-type="as-char" svg:width="6.9236in" svg:height="6.9236in" draw:z-index="0">
<draw:image xlink:href="../Images/AРМІЯINFORM/2023-06-11T98-00-00-04-00/353656978_602652838633378_6288616262507022265_n-150x150.jpg" xlink:type="simple" xlink:show="embed" xlink:actuate="onLoad" draw:mime-type="image/jpeg"/>
</draw:frame>
</text:a>
</text:p>
      <text:p text:style-name="P4">
<text:a xlink:type="simple" xlink:href="https://armyinform.com.ua/wp-content/uploads/2023/06/353666362_602653278633334_8741344450586511619_n.jpg" text:style-name="Internet_20_link" text:visited-style-name="Visited_20_Internet_20_Link">
<draw:frame draw:style-name="fr1" draw:name="Image306" text:anchor-type="as-char" svg:width="6.9236in" svg:height="6.9236in" draw:z-index="0">
<draw:image xlink:href="../Images/AРМІЯINFORM/2023-06-11T98-00-00-04-00/353666362_602653278633334_8741344450586511619_n-150x150.jpg" xlink:type="simple" xlink:show="embed" xlink:actuate="onLoad" draw:mime-type="image/jpeg"/>
</draw:frame>
</text:a>
</text:p>
      <text:p text:style-name="P4">
<text:a xlink:type="simple" xlink:href="https://armyinform.com.ua/wp-content/uploads/2023/06/353675135_602652771966718_1000026888796001075_n.jpg" text:style-name="Internet_20_link" text:visited-style-name="Visited_20_Internet_20_Link">
<draw:frame draw:style-name="fr1" draw:name="Image307" text:anchor-type="as-char" svg:width="6.9236in" svg:height="6.9236in" draw:z-index="0">
<draw:image xlink:href="../Images/AРМІЯINFORM/2023-06-11T98-00-00-04-00/353675135_602652771966718_1000026888796001075_n-150x150.jpg" xlink:type="simple" xlink:show="embed" xlink:actuate="onLoad" draw:mime-type="image/jpeg"/>
</draw:frame>
</text:a>
</text:p>
      <text:p text:style-name="P4">
News Source: <text:a xlink:type="simple" xlink:href="https://armyinform.com.ua/2023/06/11/bilya-bahmutu-u-smuzi-vidpovidalnosti-holodnoyarcziv-vorog-prypynyv-aktyvni-shturmovi-diyi/" text:style-name="Internet_20_link" text:visited-style-name="Visited_20_Internet_20_Link">
https://armyinform.com.ua/2023/06/11/bilya-bahmutu-u-smuzi-vidpovidalnosti-holodnoyarcziv-vorog-prypynyv-aktyvni-shturmovi-diyi/</text:a>
</text:p>
      <!--NEWS-->
      <text:h text:style-name="P10" text:outline-level="1">
<text:span text:style-name="T4">
Short. War. Day 473. Videoodigest</text:span>
</text:h>
      <text:p text:style-name="P4">
Author: ['АРМІЯINFORM']</text:p>
      <text:p text:style-name="P4">
Time: 2023-06-11T99:00:00-04:00</text:p>
      <text:p text:style-name="P4">
Description: War with Ukraine 2022, War with Ukraine latest news today, News War with Ukraine 2022 The last for today, will there be a war between Ukraine and Russia and when, the war with Ukraine in 2022 will be or not, will there be a war with Ukraine in the near future that that They say that the war with Ukraine, Ukraine news today, Ukrainian news in Ukrainian media in Russian</text:p>
      <text:p text:style-name="P4">
Images: []</text:p>
      <text:p text:style-name="P4">
Tags: ['STOPRUSSIA', 'АГРЕСІЯ РФ']</text:p>
      <text:p text:style-name="P4">
Category: News</text:p>
      <!--METADATA-->
      <text:p text:style-name="P4">
News Source: <text:a xlink:type="simple" xlink:href="https://armyinform.com.ua/2023/06/11/korotko-vijna-den-473-videodajdzhest/" text:style-name="Internet_20_link" text:visited-style-name="Visited_20_Internet_20_Link">
https://armyinform.com.ua/2023/06/11/korotko-vijna-den-473-videodajdzhest/</text:a>
</text:p>
      <!--NEWS-->
      <text:h text:style-name="P10" text:outline-level="1">
<text:span text:style-name="T4">
About four thousand people have already rescued from flooded territories - the President</text:span>
</text:h>
      <text:p text:style-name="P4">
Authors: Ukrinform (Person)</text:p>
      <text:p text:style-name="P4">
Publisher: Укринформ (Organization)</text:p>
      <text:p text:style-name="P4">
Published Time: 2023-06-11T9:14:00+03:00</text:p>
      <text:p text:style-name="P4">
Modified Time: 2023-06-11T22:14:00+03:00</text:p>
      <text:p text:style-name="P4">
Description: Rescue operations in the south of Ukraine are ongoing. About 4,000 people have already evacuated from flooded places. - Ukrinform.</text:p>
      <text:p text:style-name="P4">
Images: ['<text:a xlink:type="simple" xlink:href="https://static.ukrinform.com/photos/2023_06/thumb_files/630_360_1686503613-570.jpg" text:style-name="Internet_20_link" text:visited-style-name="Visited_20_Internet_20_Link">
630_360_16865...</text:a>
']</text:p>
      <text:p text:style-name="P4">
Tags: ['Евакуація', 'Агресія РФ', 'Зеленський', 'Каховська ГЕС', 'Війна з Росією']</text:p>
      <text:p text:style-name="P4">
Type: Article</text:p>
      <!--METADATA-->
      <text:p text:style-name="P4">
<draw:frame draw:style-name="fr1" draw:name="Image308" text:anchor-type="as-char" svg:width="6.9236in" svg:height="3.956343in" draw:z-index="0">
<draw:image xlink:href="../Images/yкринформ/2023-06-11T9-14-00-03-00/630_360_1686503613-570.jpg" xlink:type="simple" xlink:show="embed" xlink:actuate="onLoad" draw:mime-type="image/jpeg"/>
</draw:frame>
Prolonged operation in the south of Ukraine. About 4,000 people have already managed to evaporate from the flooded places.</text:p>
      <text:p text:style-name="P4">
About it during your evening <text:a xlink:type="simple" xlink:href="https://t.me/V_Zelenskiy_official/6555" text:style-name="Internet_20_link" text:visited-style-name="Visited_20_Internet_20_Link">
appeal</text:a>
The President of Ukraine Zelensky reported, Ukrinform reports.</text:p>
      <text:p text:style-name="P4">
"We continue our rescue operation in the south of Ukraine, and about 4 thousand people have been evacuated," Zelensky said.</text:p>
      <text:p text:style-name="P4">
<text:span text:style-name="T4">
 Read also: </text:span>
 <text:span text:style-name="T4">
 <text:a xlink:type="simple" xlink:href="https://www.ukrinform.ua/rubric-regions/3721442-obstril-evakuacijnogo-covna-na-hersonsini-troe-zagiblih-desatero-poranenih.html" text:style-name="Internet_20_link" text:visited-style-name="Visited_20_Internet_20_Link">
Evacuation boat shelling in Kherson region: Tri -Zagrey, ten wounded</text:a>
</text:span>
</text:p>
      <text:p text:style-name="P4">
He stressed that dozens of cities and villages remain flooded. And the worst -rhythration, as before, on the temporarily occupied part of Kherson region, from where all -bearers help to evacuate Ukrainians under fire by the invaders.</text:p>
      <text:p text:style-name="P4">
“Russian terrorists continue to fire <text:span text:style-name="T4">
 <text:a xlink:type="simple" xlink:href="https://www.ukrinform.ua/tag-evakuacia" text:style-name="Internet_20_link" text:visited-style-name="Visited_20_Internet_20_Link">
Evacuation</text:a>
</text:span>
 Routes, evacuation points, boats on which people are taken out. Today, one of these fired three people, my condolences to my relatives and loved ones. Ten more people were harvested, two of them were police officers. It was an evacuation from Kardashinka, the village of the half -bank of Kherson region, ”Zelensky said.</text:p>
      <text:p text:style-name="P4">
<text:span text:style-name="T4">
 Read also: </text:span>
 <text:span text:style-name="T4">
 [during evacuation in Kherson region, despite the fire, 21 people were saved]](https://www.ukrinform.ua/rubric-regions/3721462-pid-cas-evakuacii-na-hersonsini-popri-obstril-vratuvali-21-ludinu.html)</text:span>
</text:p>
      <text:p text:style-name="P4">
As it was reported, from the temporarily occupied Left Bank of Kherson region managed to evacuate 112 people, including 54 women and seven children. On June 11, the Russians destroyed three evacuation boats, which people were taken out of the flooded bid. Three people were killed, 23 were injured, including two police officers.</text:p>
      <text:p text:style-name="P4">
News Source: <text:a xlink:type="simple" xlink:href="https://www.ukrinform.ua/rubric-regions/3721517-z-pidtoplenih-teritorij-vze-vratuvali-blizko-cotiroh-tisac-ludej-prezident.html" text:style-name="Internet_20_link" text:visited-style-name="Visited_20_Internet_20_Link">
https://www.ukrinform.ua/rubric-regions/3721517-z-pidtoplenih-teritorij-vze-vratuvali-blizko-cotiroh-tisac-ludej-prezident.html</text:a>
</text:p>
      <!--NEWS-->
      <text:h text:style-name="P10" text:outline-level="1">
<text:span text:style-name="T4">
During the NATO summit in Vilnius, 33 thousand flags of Ukraine will be hung</text:span>
</text:h>
      <text:p text:style-name="P4">
Authors: Ukrinform (Person)</text:p>
      <text:p text:style-name="P4">
Publisher: Укринформ (Organization)</text:p>
      <text:p text:style-name="P4">
Published Time: 2023-06-12T-1:35:00+03:00</text:p>
      <text:p text:style-name="P4">
Modified Time: 2023-06-12T00:35:00+03:00</text:p>
      <text:p text:style-name="P4">
Description: Vilnius municipality has joined the initiative to support Ukraine's accession to NATO and from the seventh to 11 July in the Lithuanian capital, at least 33,000 Ukrainian flags will be hung in the Lithuanian capital. - Ukrinform.</text:p>
      <text:p text:style-name="P4">
Images: ['<text:a xlink:type="simple" xlink:href="https://static.ukrinform.com/photos/2018_07/thumb_files/630_360_1530864400-8224.jpg" text:style-name="Internet_20_link" text:visited-style-name="Visited_20_Internet_20_Link">
630_360_15308...</text:a>
']</text:p>
      <text:p text:style-name="P4">
Tags: ['Литва', 'НАТО', 'Саміт НАТО', 'Україна']</text:p>
      <text:p text:style-name="P4">
Type: Article</text:p>
      <!--METADATA-->
      <text:p text:style-name="P4">
<draw:frame draw:style-name="fr1" draw:name="Image309" text:anchor-type="as-char" svg:width="6.9236in" svg:height="3.956343in" draw:z-index="0">
<draw:image xlink:href="../Images/yкринформ/2023-06-12T-1-35-00-03-00/630_360_1530864400-8224.jpg" xlink:type="simple" xlink:show="embed" xlink:actuate="onLoad" draw:mime-type="image/jpeg"/>
</draw:frame>
Vilnius municipality joined the initiative of support of Ukraine's accession to Donat and from the seventh to 11 July in the capital of Lithuania will hang at least 33 thousand Ukrainian flags.</text:p>
      <text:p text:style-name="P4">
About it reports Ukrinform with a reference to <text:a xlink:type="simple" xlink:href="https://www.lrt.lt/ru/novosti/17/2010339/v-vil-niuse-na-vremia-sammita-nato-vyvesiat-33-000-ukrainskikh-flagov" text:style-name="Internet_20_link" text:visited-style-name="Visited_20_Internet_20_Link">
LRT</text:a>
.</text:p>
      <text:p text:style-name="P4">
“From the beginning of the war we have been actively supporting Ukraine. We want the support to be visible during the NATO summit. We understand the scale and importance of this meeting in the context of world political events, we understand the opportunity to pay even more attention of the world to the situation in Ukraine and at its desire by the Alliance, ”said Vilnius Valdas Bankunskas.</text:p>
      <text:p text:style-name="P4">
<text:span text:style-name="T4">
 Read also: </text:span>
 <text:span text:style-name="T4">
 <text:a xlink:type="simple" xlink:href="https://www.ukrinform.ua/rubric-polytics/3721526-zelenskij-pogovoriv-z-dudou-pro-ocikuvanna-vid-samitu-nato-u-vilnusi.html" text:style-name="Internet_20_link" text:visited-style-name="Visited_20_Internet_20_Link">
Zelensky spoke to Duda about expectations from Sumitunato in Vilnius</text:a>
</text:span>
</text:p>
      <text:p text:style-name="P4">
According to the municipality, the selected number of flags is symbolic, since Ukraine could become 33rd member <text:span text:style-name="T4">
 <text:a xlink:type="simple" xlink:href="https://www.ukrinform.ua/tag-nato" text:style-name="Internet_20_link" text:visited-style-name="Visited_20_Internet_20_Link">
NATO</text:a>
</text:span>
. The mayor urged residents and administrators of apartment buildings and also to take part in the action. According to him, no investment is required - the organizers of the initiative take care of.</text:p>
      <text:p text:style-name="P4">
<text:span text:style-name="T4">
 Read also: </text:span>
 <text:span text:style-name="T4">
 <text:a xlink:type="simple" xlink:href="https://www.ukrinform.ua/rubric-polytics/3721093-kanada-stala-20u-krainou-aka-pidpisala-deklaraciu-na-pidtrimku-clenstva-ukraini-v-nato-op.html" text:style-name="Internet_20_link" text:visited-style-name="Visited_20_Internet_20_Link">
Canada has become 20 countries that signed a declaration of drinking Ukraine's membership in NATO - OP</text:a>
</text:span>
</text:p>
      <text:p text:style-name="P4">
It was reported that on July 11-12 in Vilnius _ <text:span text:style-name="T4">
 <text:a xlink:type="simple" xlink:href="https://www.ukrinform.ua/rubric-polytics/3719764-nato-mae-nadati-ukraini-garantii-bezpeki-sob-istoria-z-vijnou-ne-povtorilasa-stoltenberg.html" text:style-name="Internet_20_link" text:visited-style-name="Visited_20_Internet_20_Link">
NATO Summit will take place.</text:a>
</text:span>
 _</text:p>
      <text:p text:style-name="P4">
At all levels, the Ukrainian side emphasized that the assurances that "Ukrainian member of the Alliance", which were heard during the NATO Bucharest Summit in 2008, were not enough.</text:p>
      <text:p text:style-name="P4">
Instead, Ukraine raises NATO allies on the issue of guaranteeing security and a clear prospects for movement to full membership in the Alliance.</text:p>
      <text:p text:style-name="P4">
News Source: <text:a xlink:type="simple" xlink:href="https://www.ukrinform.ua/rubric-world/3721531-pid-cas-samitu-nato-u-vilnusi-vivisat-33-tisaci-praporiv-ukraini.html" text:style-name="Internet_20_link" text:visited-style-name="Visited_20_Internet_20_Link">
https://www.ukrinform.ua/rubric-world/3721531-pid-cas-samitu-nato-u-vilnusi-vivisat-33-tisaci-praporiv-ukraini.html</text:a>
</text:p>
      <!--NEWS-->
      <text:h text:style-name="P10" text:outline-level="1">
<text:span text:style-name="T4">
States recognized the existence of a Chinese spy base in the cube - media</text:span>
</text:h>
      <text:p text:style-name="P4">
Authors: Ukrinform (Person)</text:p>
      <text:p text:style-name="P4">
Publisher: Укринформ (Organization)</text:p>
      <text:p text:style-name="P4">
Published Time: 2023-06-12T-2:11:00+03:00</text:p>
      <text:p text:style-name="P4">
Modified Time: 2023-06-12T00:11:00+03:00</text:p>
      <text:p text:style-name="P4">
Description: The United States recognized the existence of a Chinese spy base in Cuba. Since 2019, she has been part of Beijing's global effort to improve her intelligence. - Ukrinform.</text:p>
      <text:p text:style-name="P4">
Images: ['<text:a xlink:type="simple" xlink:href="https://static.ukrinform.com/photos/2018_07/thumb_files/630_360_1531691538-4839.jpg" text:style-name="Internet_20_link" text:visited-style-name="Visited_20_Internet_20_Link">
630_360_15316...</text:a>
']</text:p>
      <text:p text:style-name="P4">
Tags: ['Китай', 'Куба', 'Шпигунський скандал', 'США']</text:p>
      <text:p text:style-name="P4">
Type: Article</text:p>
      <!--METADATA-->
      <text:p text:style-name="P4">
<draw:frame draw:style-name="fr1" draw:name="Image310" text:anchor-type="as-char" svg:width="6.9236in" svg:height="3.956343in" draw:z-index="0">
<draw:image xlink:href="../Images/yкринформ/2023-06-12T-2-11-00-03-00/630_360_1531691538-4839.jpg" xlink:type="simple" xlink:show="embed" xlink:actuate="onLoad" draw:mime-type="image/jpeg"/>
</draw:frame>
Supported states have recognized the existence of a Chinese spy base in Cuba. Since 2019, it has been part of Beijing's global efforts on improving the opportunities for collecting intelligence.</text:p>
      <text:p text:style-name="P4">
About it reports Ukrinform with reference to <text:a xlink:type="simple" xlink:href="https://apnews.com/article/china-cuba-spy-base-us-intelligence-0f655b577ae4141bdbeabc35d628b18f" text:style-name="Internet_20_link" text:visited-style-name="Visited_20_Internet_20_Link">
AR</text:a>
.</text:p>
      <text:p text:style-name="P4">
Baiden's anonymous official reported that the US Intelligence Company has been aware of China's espionage measures for some time for some time <text:a xlink:type="simple" xlink:href="https://www.ukrinform.ua/tag-kuba" text:style-name="Internet_20_link" text:visited-style-name="Visited_20_Internet_20_Link">
Cuba</text:a>
** And about the larger efforts of intelligence around the world.</text:p>
      <text:p text:style-name="P4">
"Baiden's administration has intensified efforts to prevent China's attempts to expand spy operations, and believes that it has made some progress with diplomacy and other undefined actions," the report said.</text:p>
      <text:p text:style-name="P4">
<text:span text:style-name="T5">
!(https://www.ukrinform.ua/rubric-world/3721181-proekt-vidnovlenna-budivli-posolstva-ssa-u-gavani-kostuvatime-28-miljoniv.html)</text:span>
*</text:p>
      <text:p text:style-name="P4">
It is noted that the existence of the Chinese spy base was confirmed by the aftermath of the newspaper <text:a xlink:type="simple" xlink:href="https://www.wsj.com/articles/cuba-to-host-secret-chinese-spy-base-focusing-on-u-s-b2fed0e0" text:style-name="Internet_20_link" text:visited-style-name="Visited_20_Internet_20_Link">
The Wall Street Journal reported</text:a>
that the PRC and Cuba have reached a fundamental agreement of the e -listening station on the island. Within the course of interruptions, China plans to pay billions of dollars in cash.</text:p>
      <text:p text:style-name="P4">
The White House is known to call this report unreliable.</text:p>
      <text:p text:style-name="P4">
<text:span text:style-name="T4">
 Read also: </text:span>
 <text:span text:style-name="T4">
 <text:a xlink:type="simple" xlink:href="https://www.ukrinform.ua/rubric-technology/3721262-microsoft-perevodit-najkrasih-ekspertiv-zi-stucnogo-intelektu-z-kitau-do-kanadi-ft.html" text:style-name="Internet_20_link" text:visited-style-name="Visited_20_Internet_20_Link">
Microsoft translates the best experts from an artificial office from China to Canada - FT</text:a>
</text:span>
</text:p>
      <text:p text:style-name="P4">
In turn, the reconnaissance community has determined that China's spying is a "prolonged" issue and "not a new event".</text:p>
      <text:p text:style-name="P4">
Chinese officials have studied places covering the Atlantic Ocean, Latin America, the Middle East, Central Asia, Africa and the Indo-Pacific region. The efforts in particular contained an overview of existing Cuba sites, and in 2019, China modernized its naval spy operation.</text:p>
      <text:p text:style-name="P4">
News Source: <text:a xlink:type="simple" xlink:href="https://www.ukrinform.ua/rubric-world/3721530-stati-viznali-isnuvanna-kitajskoi-spigunskoi-bazi-na-kubi-zmi.html" text:style-name="Internet_20_link" text:visited-style-name="Visited_20_Internet_20_Link">
https://www.ukrinform.ua/rubric-world/3721530-stati-viznali-isnuvanna-kitajskoi-spigunskoi-bazi-na-kubi-zmi.html</text:a>
</text:p>
      <!--NEWS-->
      <text:h text:style-name="P10" text:outline-level="1">
<text:span text:style-name="T4">
States recognized the existence of a Chinese spy base in the cube - media</text:span>
</text:h>
      <text:p text:style-name="P4">
Authors: Ukrinform (Person)</text:p>
      <text:p text:style-name="P4">
Publisher: Укринформ (Organization)</text:p>
      <text:p text:style-name="P4">
Published Time: 2023-06-12T00:11:00+03:00</text:p>
      <text:p text:style-name="P4">
Modified Time: 2023-06-12T00:11:00+03:00</text:p>
      <text:p text:style-name="P4">
Description: The United States recognized the existence of a Chinese spy base in Cuba. Since 2019, she has been part of Beijing's global effort to improve her intelligence. - Ukrinform.</text:p>
      <text:p text:style-name="P4">
Images: ['<text:a xlink:type="simple" xlink:href="https://static.ukrinform.com/photos/2018_07/thumb_files/630_360_1531691538-4839.jpg" text:style-name="Internet_20_link" text:visited-style-name="Visited_20_Internet_20_Link">
630_360_15316...</text:a>
']</text:p>
      <text:p text:style-name="P4">
Tags: ['Китай', 'Куба', 'Шпигунський скандал', 'США']</text:p>
      <text:p text:style-name="P4">
Type: Article</text:p>
      <!--METADATA-->
      <text:p text:style-name="P4">
<draw:frame draw:style-name="fr1" draw:name="Image311" text:anchor-type="as-char" svg:width="6.9236in" svg:height="3.956343in" draw:z-index="0">
<draw:image xlink:href="../Images/yкринформ/2023-06-12T00-11-00-03-00/630_360_1531691538-4839.jpg" xlink:type="simple" xlink:show="embed" xlink:actuate="onLoad" draw:mime-type="image/jpeg"/>
</draw:frame>
Supported states have recognized the existence of a Chinese spy base in Cuba. Since 2019, it has been part of Beijing's global efforts on improving the opportunities for collecting intelligence.</text:p>
      <text:p text:style-name="P4">
About it reports Ukrinform with reference to <text:a xlink:type="simple" xlink:href="https://apnews.com/article/china-cuba-spy-base-us-intelligence-0f655b577ae4141bdbeabc35d628b18f" text:style-name="Internet_20_link" text:visited-style-name="Visited_20_Internet_20_Link">
AR</text:a>
.</text:p>
      <text:p text:style-name="P4">
Baiden's anonymous official reported that the US Intelligence Company has been aware of China's espionage measures for some time for some time <text:a xlink:type="simple" xlink:href="https://www.ukrinform.ua/tag-kuba" text:style-name="Internet_20_link" text:visited-style-name="Visited_20_Internet_20_Link">
Cuba</text:a>
** And about the larger efforts of intelligence around the world.</text:p>
      <text:p text:style-name="P4">
"Baiden's administration has intensified efforts to prevent China's attempts to expand spy operations, and believes that it has made some progress with diplomacy and other undefined actions," the report said.</text:p>
      <text:p text:style-name="P4">
<text:span text:style-name="T5">
!(https://www.ukrinform.ua/rubric-world/3721181-proekt-vidnovlenna-budivli-posolstva-ssa-u-gavani-kostuvatime-28-miljoniv.html)</text:span>
*</text:p>
      <text:p text:style-name="P4">
It is noted that the existence of the Chinese spy base was confirmed by the aftermath of the newspaper <text:a xlink:type="simple" xlink:href="https://www.wsj.com/articles/cuba-to-host-secret-chinese-spy-base-focusing-on-u-s-b2fed0e0" text:style-name="Internet_20_link" text:visited-style-name="Visited_20_Internet_20_Link">
The Wall Street Journal reported</text:a>
that the PRC and Cuba have reached a fundamental agreement of the e -listening station on the island. Within the course of interruptions, China plans to pay billions of dollars in cash.</text:p>
      <text:p text:style-name="P4">
The White House is known to call this report unreliable.</text:p>
      <text:p text:style-name="P4">
<text:span text:style-name="T4">
 Read also: </text:span>
 <text:span text:style-name="T4">
 <text:a xlink:type="simple" xlink:href="https://www.ukrinform.ua/rubric-technology/3721262-microsoft-perevodit-najkrasih-ekspertiv-zi-stucnogo-intelektu-z-kitau-do-kanadi-ft.html" text:style-name="Internet_20_link" text:visited-style-name="Visited_20_Internet_20_Link">
Microsoft translates the best experts from an artificial office from China to Canada - FT</text:a>
</text:span>
</text:p>
      <text:p text:style-name="P4">
In turn, the reconnaissance community has determined that China's spying is a "prolonged" issue and "not a new event".</text:p>
      <text:p text:style-name="P4">
Chinese officials have studied places covering the Atlantic Ocean, Latin America, the Middle East, Central Asia, Africa and the Indo-Pacific region. The efforts in particular contained an overview of existing Cuba sites, and in 2019, China modernized its naval spy operation.</text:p>
      <text:p text:style-name="P4">
News Source: <text:a xlink:type="simple" xlink:href="https://www.ukrinform.ua/rubric-world/3721530-stati-viznali-isnuvanna-kitajskoi-spigunskoi-bazi-na-kubi-zmi.html" text:style-name="Internet_20_link" text:visited-style-name="Visited_20_Internet_20_Link">
https://www.ukrinform.ua/rubric-world/3721530-stati-viznali-isnuvanna-kitajskoi-spigunskoi-bazi-na-kubi-zmi.html</text:a>
</text:p>
      <!--NEWS-->
      <text:h text:style-name="P10" text:outline-level="1">
<text:span text:style-name="T4">
During the NATO summit in Vilnius, 33 thousand flags of Ukraine will be hung</text:span>
</text:h>
      <text:p text:style-name="P4">
Authors: Ukrinform (Person)</text:p>
      <text:p text:style-name="P4">
Publisher: Укринформ (Organization)</text:p>
      <text:p text:style-name="P4">
Published Time: 2023-06-12T00:35:00+03:00</text:p>
      <text:p text:style-name="P4">
Modified Time: 2023-06-12T00:35:00+03:00</text:p>
      <text:p text:style-name="P4">
Description: Vilnius municipality has joined the initiative to support Ukraine's accession to NATO and from the seventh to 11 July in the Lithuanian capital, at least 33,000 Ukrainian flags will be hung in the Lithuanian capital. - Ukrinform.</text:p>
      <text:p text:style-name="P4">
Images: ['<text:a xlink:type="simple" xlink:href="https://static.ukrinform.com/photos/2018_07/thumb_files/630_360_1530864400-8224.jpg" text:style-name="Internet_20_link" text:visited-style-name="Visited_20_Internet_20_Link">
630_360_15308...</text:a>
']</text:p>
      <text:p text:style-name="P4">
Tags: ['Литва', 'НАТО', 'Саміт НАТО', 'Україна']</text:p>
      <text:p text:style-name="P4">
Type: Article</text:p>
      <!--METADATA-->
      <text:p text:style-name="P4">
<draw:frame draw:style-name="fr1" draw:name="Image312" text:anchor-type="as-char" svg:width="6.9236in" svg:height="3.956343in" draw:z-index="0">
<draw:image xlink:href="../Images/yкринформ/2023-06-12T00-35-00-03-00/630_360_1530864400-8224.jpg" xlink:type="simple" xlink:show="embed" xlink:actuate="onLoad" draw:mime-type="image/jpeg"/>
</draw:frame>
Vilnius municipality joined the initiative of support of Ukraine's accession to Donat and from the seventh to 11 July in the capital of Lithuania will hang at least 33 thousand Ukrainian flags.</text:p>
      <text:p text:style-name="P4">
About it reports Ukrinform with a reference to <text:a xlink:type="simple" xlink:href="https://www.lrt.lt/ru/novosti/17/2010339/v-vil-niuse-na-vremia-sammita-nato-vyvesiat-33-000-ukrainskikh-flagov" text:style-name="Internet_20_link" text:visited-style-name="Visited_20_Internet_20_Link">
LRT</text:a>
.</text:p>
      <text:p text:style-name="P4">
“From the beginning of the war we have been actively supporting Ukraine. We want the support to be visible during the NATO summit. We understand the scale and importance of this meeting in the context of world political events, we understand the opportunity to pay even more attention of the world to the situation in Ukraine and at its desire by the Alliance, ”said Vilnius Valdas Bankunskas.</text:p>
      <text:p text:style-name="P4">
<text:span text:style-name="T4">
 Read also: </text:span>
 <text:span text:style-name="T4">
 <text:a xlink:type="simple" xlink:href="https://www.ukrinform.ua/rubric-polytics/3721526-zelenskij-pogovoriv-z-dudou-pro-ocikuvanna-vid-samitu-nato-u-vilnusi.html" text:style-name="Internet_20_link" text:visited-style-name="Visited_20_Internet_20_Link">
Zelensky spoke to Duda about expectations from Sumitunato in Vilnius</text:a>
</text:span>
</text:p>
      <text:p text:style-name="P4">
According to the municipality, the selected number of flags is symbolic, since Ukraine could become 33rd member <text:span text:style-name="T4">
 <text:a xlink:type="simple" xlink:href="https://www.ukrinform.ua/tag-nato" text:style-name="Internet_20_link" text:visited-style-name="Visited_20_Internet_20_Link">
NATO</text:a>
</text:span>
. The mayor urged residents and administrators of apartment buildings and also to take part in the action. According to him, no investment is required - the organizers of the initiative take care of.</text:p>
      <text:p text:style-name="P4">
<text:span text:style-name="T4">
 Read also: </text:span>
 <text:span text:style-name="T4">
 <text:a xlink:type="simple" xlink:href="https://www.ukrinform.ua/rubric-polytics/3721093-kanada-stala-20u-krainou-aka-pidpisala-deklaraciu-na-pidtrimku-clenstva-ukraini-v-nato-op.html" text:style-name="Internet_20_link" text:visited-style-name="Visited_20_Internet_20_Link">
Canada has become 20 countries that signed a declaration of drinking Ukraine's membership in NATO - OP</text:a>
</text:span>
</text:p>
      <text:p text:style-name="P4">
It was reported that on July 11-12 in Vilnius _ <text:span text:style-name="T4">
 <text:a xlink:type="simple" xlink:href="https://www.ukrinform.ua/rubric-polytics/3719764-nato-mae-nadati-ukraini-garantii-bezpeki-sob-istoria-z-vijnou-ne-povtorilasa-stoltenberg.html" text:style-name="Internet_20_link" text:visited-style-name="Visited_20_Internet_20_Link">
NATO Summit will take place.</text:a>
</text:span>
 _</text:p>
      <text:p text:style-name="P4">
At all levels, the Ukrainian side emphasized that the assurances that "Ukrainian member of the Alliance", which were heard during the NATO Bucharest Summit in 2008, were not enough.</text:p>
      <text:p text:style-name="P4">
Instead, Ukraine raises NATO allies on the issue of guaranteeing security and a clear prospects for movement to full membership in the Alliance.</text:p>
      <text:p text:style-name="P4">
News Source: <text:a xlink:type="simple" xlink:href="https://www.ukrinform.ua/rubric-world/3721531-pid-cas-samitu-nato-u-vilnusi-vivisat-33-tisaci-praporiv-ukraini.html" text:style-name="Internet_20_link" text:visited-style-name="Visited_20_Internet_20_Link">
https://www.ukrinform.ua/rubric-world/3721531-pid-cas-samitu-nato-u-vilnusi-vivisat-33-tisaci-praporiv-ukraini.html</text:a>
</text:p>
      <!--NEWS-->
      <text:h text:style-name="P10" text:outline-level="1">
<text:span text:style-name="T4">
奥斯特罗斯基王子旅的旅来了</text:span>
</text:h>
      <text:p text:style-name="P4">
Author: ['АРМІЯINFORM']</text:p>
      <text:p text:style-name="P4">
Time: 2023-06-12T99:00:00-04:00</text:p>
      <text:p text:style-name="P4">
Description: 关于Khovdomlya指挥“ Pivnich”：“成为Suvori坦克...与乌克兰2022年的战争，与乌克兰的最新新闻，今天与乌克兰的新闻，乌克兰2022年最后一次与乌克兰进行战争，将在乌克兰和俄罗斯之间以及俄罗斯和俄罗斯之间以及何时进行战争他们说，与乌克兰的一场战争将在2022年与乌克兰进行战争，他们说，在不久的将来，与乌克兰的战争，今天的乌克兰新闻，乌克兰的新闻，乌克兰媒体在俄罗斯的乌克兰新闻</text:p>
      <text:p text:style-name="P4">
Images: ['<text:a xlink:type="simple" xlink:href="https://armyinform.com.ua/wp-content/uploads/2023/06/353041703_633043042188057_3541996518867763579_n.jpg" text:style-name="Internet_20_link" text:visited-style-name="Visited_20_Internet_20_Link">
353041703_633043042188057_3541996518867763579_n.jpg</text:a>
']</text:p>
      <text:p text:style-name="P4">
Tags: ['STOPRUSSIA', 'АГРЕСІЯ РФ']</text:p>
      <text:p text:style-name="P4">
Category: News</text:p>
      <!--METADATA-->
      <text:p text:style-name="P4">
<draw:frame draw:style-name="fr1" draw:name="Image313" text:anchor-type="as-char" svg:width="6.9236in" svg:height="4.803212in" draw:z-index="0">
<draw:image xlink:href="../Images/AРМІЯINFORM/2023-06-12T99-00-00-04-00/353041703_633043042188057_3541996518867763579_n.jpg" xlink:type="simple" xlink:show="embed" xlink:actuate="onLoad" draw:mime-type="image/jpeg"/>
</draw:frame>
关于它<text:a xlink:type="simple" xlink:href="https://www.facebook.com/kommander.nord/posts/pfbid04PCVwnT8Dug3Yy4AH5J7ee36s8Pr8cu9ZcfDhE2PiXACUeaZNfigfjAgDhKb5jvUl" text:style-name="Internet_20_link" text:visited-style-name="Visited_20_Internet_20_Link">
报告</text:a>
操作命令“北”：</text:p>
      <text:p text:style-name="P4">
“即使是苛刻的油轮“融化”……</text:p>
      <text:p text:style-name="P4">
…当文化空降来到他们身边。 因为这些艺术家知道如何演奏 - 虚构的音乐会以及战士灵魂的弦乐。</text:p>
      <text:p text:style-name="P4">
最近在坦克营30个单独的机械化团队。 Princelyakostyantina ostrozky一次举行了两次“文化伞兵”的演讲。在“ Iron Guys”之前，著名的吉他手 - 乌克兰Oleksandr Yakimchuk，首先讲“ Iron Guys”。(莱斯)但是美国本·斯图尔特(Ben Stuart)和我同意 - 受欢迎的乐队“独木舟中的一人”和标志性乐队Miroslav Dzhnovichkuvaldin的独奏者。</text:p>
      <text:p text:style-name="P4">
战士和艺术家同意：“在胜利之前在一起!”。</text:p>
      <text:p text:style-name="P4">
News Source: <text:a xlink:type="simple" xlink:href="https://armyinform.com.ua/2023/06/12/do-voyiniv-brygady-imeni-knyazya-ostrozkogo-zavitav-kulturnyj-desant/" text:style-name="Internet_20_link" text:visited-style-name="Visited_20_Internet_20_Link">
https://armyinform.com.ua/2023/06/12/do-voyiniv-brygady-imeni-knyazya-ostrozkogo-zavitav-kulturnyj-desant/</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